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Bakhmut direction Russian army shelled Vasukivka, Minkivka, Orikhovo-Vasylivka, Markove, H...</text:span>
</text:h>
      <text:p text:style-name="P4">
Authors: liveuamap (Language: en)</text:p>
      <text:p text:style-name="P4">
Time: 2023-05-06T-101:27:00</text:p>
      <text:p text:style-name="P4">
Location: Novhorods'ke, Donetsk Oblast (Latitude:48.33514 Longtitude:37.84189)</text:p>
      <text:p text:style-name="P4">
Videos: []</text:p>
      <text:p text:style-name="P4">
Images: []</text:p>
      <text:p text:style-name="P4">
Tags: ["Russia"]</text:p>
      <text:p text:style-name="P4">
ID: 22560813</text:p>
      <!--METADATA-->
      <text:p text:style-name="P4">
At Bakhmut direction Russian army shelled Vasukivka, Minkivka, Orikhovo-Vasylivka, Markove, Hryhorivka, Bakhmut, Ivanivske, Chasiv Yar,Kostyantynivka, Kramatorsk, Slovyansk, Oleksandro-Shultyne, Pivdenne, Toretsk,Pivnichne and New York of Donetsk region, - General Staff of Armed Forces ofUkraine says in the morning report</text:p>
      <text:p text:style-name="P4">
News Collection Link: <text:a xlink:type="simple" xlink:href="https://liveuamap.com/en/2023/6-may-at-bakhmut-direction-russian-army-shelled-vasukivka" text:style-name="Internet_20_link" text:visited-style-name="Visited_20_Internet_20_Link">
https://liveuamap.com/en/2023/6-may-at-bakhmut-direction-russian-army-shelled-vasukivka</text:a>
</text:p>
      <text:p text:style-name="P4">
Source: <text:a xlink:type="simple" xlink:href="https://t.me/lumsrc/4701" text:style-name="Internet_20_link" text:visited-style-name="Visited_20_Internet_20_Link">
https://t.me/lumsrc/4701</text:a>
</text:p>
      <!--NEWS-->
      <text:h text:style-name="P10" text:outline-level="1">
<text:span text:style-name="T4">
At Avdiyivka direction Russian army shelled Orlivka, Lastochkyne, Avdiyivka, Tonenke, Karlivk...</text:span>
</text:h>
      <text:p text:style-name="P4">
Authors: liveuamap (Language: en)</text:p>
      <text:p text:style-name="P4">
Time: 2023-05-06T-104:27:00</text:p>
      <text:p text:style-name="P4">
Location: Donetsk (Latitude:48.09528 Longtitude:37.59144)</text:p>
      <text:p text:style-name="P4">
Videos: []</text:p>
      <text:p text:style-name="P4">
Images: []</text:p>
      <text:p text:style-name="P4">
Tags: ["Russia"]</text:p>
      <text:p text:style-name="P4">
ID: 22560807</text:p>
      <!--METADATA-->
      <text:p text:style-name="P4">
At Avdiyivka direction Russian army shelled Orlivka, Lastochkyne, Avdiyivka,Tonenke, Karlivka, Netaylove and Pervomayske of Donetsk region, - GeneralStaff of Armed Forces of Ukraine says in the morning report</text:p>
      <text:p text:style-name="P4">
News Collection Link: <text:a xlink:type="simple" xlink:href="https://liveuamap.com/en/2023/6-may-at-avdiyivka-direction-russian-army-shelled-orlivka" text:style-name="Internet_20_link" text:visited-style-name="Visited_20_Internet_20_Link">
https://liveuamap.com/en/2023/6-may-at-avdiyivka-direction-russian-army-shelled-orlivka</text:a>
</text:p>
      <text:p text:style-name="P4">
Source: <text:a xlink:type="simple" xlink:href="https://t.me/lumsrc/4702" text:style-name="Internet_20_link" text:visited-style-name="Visited_20_Internet_20_Link">
https://t.me/lumsrc/4702</text:a>
</text:p>
      <!--NEWS-->
      <text:h text:style-name="P10" text:outline-level="1">
<text:span text:style-name="T4">
At Maryinka direction Russian army shelled Kurakhove, Heorhiyivka, Pobyeda, Yelyzavetivka, Ka...</text:span>
</text:h>
      <text:p text:style-name="P4">
Authors: liveuamap (Language: en)</text:p>
      <text:p text:style-name="P4">
Time: 2023-05-06T-106:27:00</text:p>
      <text:p text:style-name="P4">
Location: Donetsk (Latitude:47.87515 Longtitude:37.34094)</text:p>
      <text:p text:style-name="P4">
Videos: []</text:p>
      <text:p text:style-name="P4">
Images: []</text:p>
      <text:p text:style-name="P4">
Tags: ["Russia"]</text:p>
      <text:p text:style-name="P4">
ID: 22560793</text:p>
      <!--METADATA-->
      <text:p text:style-name="P4">
At Maryinka direction Russian army shelled Kurakhove, Heorhiyivka, Pobyeda,Yelyzavetivka, Katerynivka and Novomykhaylivka of Donetsk region, - GeneralStaff of Armed Forces of Ukraine says in the morning report</text:p>
      <text:p text:style-name="P4">
News Collection Link: <text:a xlink:type="simple" xlink:href="https://liveuamap.com/en/2023/6-may-at-maryinka-direction-russian-army-shelled-kurakhove" text:style-name="Internet_20_link" text:visited-style-name="Visited_20_Internet_20_Link">
https://liveuamap.com/en/2023/6-may-at-maryinka-direction-russian-army-shelled-kurakhove</text:a>
</text:p>
      <text:p text:style-name="P4">
Source: <text:a xlink:type="simple" xlink:href="https://t.me/lumsrc/4703" text:style-name="Internet_20_link" text:visited-style-name="Visited_20_Internet_20_Link">
https://t.me/lumsrc/4703</text:a>
</text:p>
      <!--NEWS-->
      <text:h text:style-name="P10" text:outline-level="1">
<text:span text:style-name="T4">
At Shakhtarske direction Russian army shelled Shakhtarske, Prechystivka and Vuhledar of Donet...</text:span>
</text:h>
      <text:p text:style-name="P4">
Authors: liveuamap (Language: en)</text:p>
      <text:p text:style-name="P4">
Time: 2023-05-06T-108:27:00</text:p>
      <text:p text:style-name="P4">
Location: Zaporizhzhia (Latitude:47.7785 Longtitude:37.07748)</text:p>
      <text:p text:style-name="P4">
Videos: []</text:p>
      <text:p text:style-name="P4">
Images: []</text:p>
      <text:p text:style-name="P4">
Tags: ["Russia"]</text:p>
      <text:p text:style-name="P4">
ID: 22560788</text:p>
      <!--METADATA-->
      <text:p text:style-name="P4">
At Shakhtarske direction Russian army shelled Shakhtarske, Prechystivka andVuhledar of Donetsk region, - General Staff of Armed Forces of Ukraine says inthe morning report</text:p>
      <text:p text:style-name="P4">
News Collection Link: <text:a xlink:type="simple" xlink:href="https://liveuamap.com/en/2023/6-may-at-shakhtarske-direction-russian-army-shelled-shakhtarske" text:style-name="Internet_20_link" text:visited-style-name="Visited_20_Internet_20_Link">
https://liveuamap.com/en/2023/6-may-at-shakhtarske-direction-russian-army-shelled-shakhtarske</text:a>
</text:p>
      <text:p text:style-name="P4">
Source: <text:a xlink:type="simple" xlink:href="https://t.me/lumsrc/4704" text:style-name="Internet_20_link" text:visited-style-name="Visited_20_Internet_20_Link">
https://t.me/lumsrc/4704</text:a>
</text:p>
      <!--NEWS-->
      <text:h text:style-name="P10" text:outline-level="1">
<text:span text:style-name="T4">
At Zaporizhzhia and Kherson directions Russian army shelled Burlatske, Vremivka, Novosilka, Z...</text:span>
</text:h>
      <text:p text:style-name="P4">
Authors: liveuamap (Language: en)</text:p>
      <text:p text:style-name="P4">
Time: 2023-05-06T-110:27:00</text:p>
      <text:p text:style-name="P4">
Location: Kherson (Latitude:46.62315 Longtitude:32.59429)</text:p>
      <text:p text:style-name="P4">
Videos: []</text:p>
      <text:p text:style-name="P4">
Images: []</text:p>
      <text:p text:style-name="P4">
Tags: ["Russia"]</text:p>
      <text:p text:style-name="P4">
ID: 22560783</text:p>
      <!--METADATA-->
      <text:p text:style-name="P4">
At Zaporizhzhia and Kherson directions Russian army shelled Burlatske,Vremivka, Novosilka, Zelene Pole, Novopil of Donetsk region; Olhivske,Malynivka, Huliaipole, Zaliznychne, Huliaipilske, Bilohirya, Mala Tokmachka,Mali Scherbaky, Kamyanske and Stepnohirsk of Zaporizhzhia region; Nikopol ofDnipropetrovsk region; Zolota Balka, Dudchany, Vesele, Dniprovske, Kizomys ofKherson region and Kherson city, - General Staff of Armed Forces of Ukrainesays in the morning report</text:p>
      <text:p text:style-name="P4">
News Collection Link: <text:a xlink:type="simple" xlink:href="https://liveuamap.com/en/2023/6-may-at-zaporizhzhia-and-kherson-directions-russian-army" text:style-name="Internet_20_link" text:visited-style-name="Visited_20_Internet_20_Link">
https://liveuamap.com/en/2023/6-may-at-zaporizhzhia-and-kherson-directions-russian-army</text:a>
</text:p>
      <text:p text:style-name="P4">
Source: <text:a xlink:type="simple" xlink:href="https://t.me/lumsrc/4705" text:style-name="Internet_20_link" text:visited-style-name="Visited_20_Internet_20_Link">
https://t.me/lumsrc/4705</text:a>
</text:p>
      <!--NEWS-->
      <text:h text:style-name="P10" text:outline-level="1">
<text:span text:style-name="T4">
Russian forces conducting offensive actions at Bakhmut, Avdiivka and Maryinka directions. Ukr...</text:span>
</text:h>
      <text:p text:style-name="P4">
Authors: liveuamap (Language: en)</text:p>
      <text:p text:style-name="P4">
Time: 2023-05-06T-113:27:00</text:p>
      <text:p text:style-name="P4">
Location: Marinka, Donetsk Oblast (Latitude:47.94291 Longtitude:37.49376)</text:p>
      <text:p text:style-name="P4">
Videos: []</text:p>
      <text:p text:style-name="P4">
Images: []</text:p>
      <text:p text:style-name="P4">
Tags: ["Russia"]</text:p>
      <text:p text:style-name="P4">
ID: 22560762</text:p>
      <!--METADATA-->
      <text:p text:style-name="P4">
Russian forces conducting offensive actions at Bakhmut, Avdiivka and Maryinkadirections. Ukrainian military repelled about 50 Russian attacks. Russianforces attempting to advance near Bakhmut, Hryhorivka, Ivanivske and New York,Avdiyivka, Maryinka, - General Staff of Armed Forces of Ukraine says in themorning report</text:p>
      <text:p text:style-name="P4">
News Collection Link: <text:a xlink:type="simple" xlink:href="https://liveuamap.com/en/2023/6-may-russian-forces-conducting-offensive-actions-at-bakhmut" text:style-name="Internet_20_link" text:visited-style-name="Visited_20_Internet_20_Link">
https://liveuamap.com/en/2023/6-may-russian-forces-conducting-offensive-actions-at-bakhmut</text:a>
</text:p>
      <text:p text:style-name="P4">
Source: <text:a xlink:type="simple" xlink:href="https://t.me/lumsrc/4706" text:style-name="Internet_20_link" text:visited-style-name="Visited_20_Internet_20_Link">
https://t.me/lumsrc/4706</text:a>
</text:p>
      <!--NEWS-->
      <text:h text:style-name="P10" text:outline-level="1">
<text:span text:style-name="T4">
Kyiv(21:24). Red Alert: aerial threat. Sirens sounding. Take cover now!</text:span>
</text:h>
      <text:p text:style-name="P4">
Authors: liveuamap (Language: en)</text:p>
      <text:p text:style-name="P4">
Time: 2023-05-06T-43:25:00</text:p>
      <text:p text:style-name="P4">
Location: Kyiv (Latitude:50.44343 Longtitude:30.53022)</text:p>
      <text:p text:style-name="P4">
Videos: []</text:p>
      <text:p text:style-name="P4">
Images: []</text:p>
      <text:p text:style-name="P4">
Tags: ["Europe", "Central and Eastern Europe"]</text:p>
      <text:p text:style-name="P4">
ID: 22560964</text:p>
      <!--METADATA-->
      <text:p text:style-name="P4">
Kyiv(21:24). Red Alert: aerial threat. Sirens sounding. Take cover now!</text:p>
      <text:p text:style-name="P4">
News Collection Link: <text:a xlink:type="simple" xlink:href="https://liveuamap.com/en/2023/06-may-kyiv2124-red-alert-aerial-threat-sireng" text:style-name="Internet_20_link" text:visited-style-name="Visited_20_Internet_20_Link">
https://liveuamap.com/en/2023/06-may-kyiv2124-red-alert-aerial-threat-sireng</text:a>
</text:p>
      <text:p text:style-name="P4">
Source: <text:a xlink:type="simple" xlink:href="https://t.me/KyivCityOfficial/6621" text:style-name="Internet_20_link" text:visited-style-name="Visited_20_Internet_20_Link">
https://t.me/KyivCityOfficial/6621</text:a>
</text:p>
      <!--NEWS-->
      <text:h text:style-name="P10" text:outline-level="1">
<text:span text:style-name="T4">
At Sivershchyna and Slobozhanschyna directions Russian army shelled Stara Huta, Baranivka, To...</text:span>
</text:h>
      <text:p text:style-name="P4">
Authors: liveuamap (Language: en)</text:p>
      <text:p text:style-name="P4">
Time: 2023-05-06T-94:27:00</text:p>
      <text:p text:style-name="P4">
Location: Chernihiv (Latitude:52.30465 Longtitude:33.11236)</text:p>
      <text:p text:style-name="P4">
Videos: []</text:p>
      <text:p text:style-name="P4">
Images: []</text:p>
      <text:p text:style-name="P4">
Tags: ["Russia"]</text:p>
      <text:p text:style-name="P4">
ID: 22560817</text:p>
      <!--METADATA-->
      <text:p text:style-name="P4">
At Sivershchyna and Slobozhanschyna directions Russian army shelled StaraHuta, Baranivka, Tovstodubove, Bachivsk, Khodyne, Volfyne of Sumy region, alsoChervona Zorya, Udy, Veterynarne, Hraniv, Kozacha Lopan, Hoptivka, Hlyboke,Lukyantsi, Neskuchne, Starytsya of Kharkiv region. Russian aviation conductedairstrikes at Ivanivka, Leonivka, Buchky of Chernihiv region and Znob-Trubchevskiy of Sumy region, - General Staff of Armed Forces of Ukraine saysin the morning report</text:p>
      <text:p text:style-name="P4">
News Collection Link: <text:a xlink:type="simple" xlink:href="https://liveuamap.com/en/2023/6-may-at-sivershchyna-and-slobozhanschyna-directions-russian" text:style-name="Internet_20_link" text:visited-style-name="Visited_20_Internet_20_Link">
https://liveuamap.com/en/2023/6-may-at-sivershchyna-and-slobozhanschyna-directions-russian</text:a>
</text:p>
      <text:p text:style-name="P4">
Source: <text:a xlink:type="simple" xlink:href="https://t.me/lumsrc/4698" text:style-name="Internet_20_link" text:visited-style-name="Visited_20_Internet_20_Link">
https://t.me/lumsrc/4698</text:a>
</text:p>
      <!--NEWS-->
      <text:h text:style-name="P10" text:outline-level="1">
<text:span text:style-name="T4">
At Kupiansk direction Russian army shelled Bolohivka, Krasne Pershe, Fyholivka, Novomlynsk, D...</text:span>
</text:h>
      <text:p text:style-name="P4">
Authors: liveuamap (Language: en)</text:p>
      <text:p text:style-name="P4">
Time: 2023-05-06T-97:27:00</text:p>
      <text:p text:style-name="P4">
Location: Svatove (Latitude:49.46757 Longtitude:37.91159)</text:p>
      <text:p text:style-name="P4">
Videos: []</text:p>
      <text:p text:style-name="P4">
Images: []</text:p>
      <text:p text:style-name="P4">
Tags: ["Russia"]</text:p>
      <text:p text:style-name="P4">
ID: 22560815</text:p>
      <!--METADATA-->
      <text:p text:style-name="P4">
At Kupiansk direction Russian army shelled Bolohivka, Krasne Pershe,Fyholivka, Novomlynsk, Dvorichna, Lyman Pershyy, Pischane and Stelmakhivka ofKharkiv region, - General Staff of Armed Forces of Ukraine says in the morningreport</text:p>
      <text:p text:style-name="P4">
News Collection Link: <text:a xlink:type="simple" xlink:href="https://liveuamap.com/en/2023/6-may-at-kupiansk-direction-russian-army-shelled-bolohivka" text:style-name="Internet_20_link" text:visited-style-name="Visited_20_Internet_20_Link">
https://liveuamap.com/en/2023/6-may-at-kupiansk-direction-russian-army-shelled-bolohivka</text:a>
</text:p>
      <text:p text:style-name="P4">
Source: <text:a xlink:type="simple" xlink:href="https://t.me/lumsrc/4699" text:style-name="Internet_20_link" text:visited-style-name="Visited_20_Internet_20_Link">
https://t.me/lumsrc/4699</text:a>
</text:p>
      <!--NEWS-->
      <text:h text:style-name="P10" text:outline-level="1">
<text:span text:style-name="T4">
At Lyman direction Russian army shelled Makiyivka of Luhansk region and Nevske, Yampolivka, B...</text:span>
</text:h>
      <text:p text:style-name="P4">
Authors: liveuamap (Language: en)</text:p>
      <text:p text:style-name="P4">
Time: 2023-05-06T-99:27:00</text:p>
      <text:p text:style-name="P4">
Location: Bakhmut (Latitude:48.80596 Longtitude:38.24598)</text:p>
      <text:p text:style-name="P4">
Videos: []</text:p>
      <text:p text:style-name="P4">
Images: []</text:p>
      <text:p text:style-name="P4">
Tags: ["Russia"]</text:p>
      <text:p text:style-name="P4">
ID: 22560814</text:p>
      <!--METADATA-->
      <text:p text:style-name="P4">
At Lyman direction Russian army shelled Makiyivka of Luhansk region andNevske, Yampolivka, Bilohorivka, Verkhnokamyanske and Spirne of Donetskregion, - General Staff of Armed Forces of Ukraine says in the morning report</text:p>
      <text:p text:style-name="P4">
News Collection Link: <text:a xlink:type="simple" xlink:href="https://liveuamap.com/en/2023/6-may-at-lyman-direction-russian-army-shelled-makiyivka-of" text:style-name="Internet_20_link" text:visited-style-name="Visited_20_Internet_20_Link">
https://liveuamap.com/en/2023/6-may-at-lyman-direction-russian-army-shelled-makiyivka-of</text:a>
</text:p>
      <text:p text:style-name="P4">
Source: <text:a xlink:type="simple" xlink:href="https://t.me/lumsrc/4700" text:style-name="Internet_20_link" text:visited-style-name="Visited_20_Internet_20_Link">
https://t.me/lumsrc/4700</text:a>
</text:p>
      <!--NEWS-->
      <text:h text:style-name="P10" text:outline-level="1">
<text:span text:style-name="T4">
Kyiv, Kyiv Oblast(00:12). Red Alert: aerial threat. Sirens sounding. Take cover now!</text:span>
</text:h>
      <text:p text:style-name="P4">
Authors: liveuamap (Language: en)</text:p>
      <text:p text:style-name="P4">
Time: 2023-05-06T18:13:00</text:p>
      <text:p text:style-name="P4">
Location: Kyiv (Latitude:50.44365 Longtitude:30.53049)</text:p>
      <text:p text:style-name="P4">
Videos: []</text:p>
      <text:p text:style-name="P4">
Images: []</text:p>
      <text:p text:style-name="P4">
Tags: ["Europe", "Central and Eastern Europe"]</text:p>
      <text:p text:style-name="P4">
ID: 22560994</text:p>
      <!--METADATA-->
      <text:p text:style-name="P4">
Kyiv, Kyiv Oblast(00:12). Red Alert: aerial threat. Sirens sounding. Takecover now!</text:p>
      <text:p text:style-name="P4">
News Collection Link: <text:a xlink:type="simple" xlink:href="https://liveuamap.com/en/2023/06-may-kyiv-kyiv-oblast0012-red-alert-aerial-g" text:style-name="Internet_20_link" text:visited-style-name="Visited_20_Internet_20_Link">
https://liveuamap.com/en/2023/06-may-kyiv-kyiv-oblast0012-red-alert-aerial-g</text:a>
</text:p>
      <text:p text:style-name="P4">
Source: <text:a xlink:type="simple" xlink:href="https://t.me/air_alert_ua/44616" text:style-name="Internet_20_link" text:visited-style-name="Visited_20_Internet_20_Link">
https://t.me/air_alert_ua/44616</text:a>
</text:p>
      <!--NEWS-->
      <text:h text:style-name="P10" text:outline-level="1">
<text:span text:style-name="T4">
Kharkiv, Kharkivska Oblast(00:57). Red Alert: aerial threat. Sirens sounding. Take cover now!</text:span>
</text:h>
      <text:p text:style-name="P4">
Authors: liveuamap (Language: en)</text:p>
      <text:p text:style-name="P4">
Time: 2023-05-06T18:58:00</text:p>
      <text:p text:style-name="P4">
Location: Kharkiv (Latitude:49.9812 Longtitude:36.25199)</text:p>
      <text:p text:style-name="P4">
Videos: []</text:p>
      <text:p text:style-name="P4">
Images: []</text:p>
      <text:p text:style-name="P4">
Tags: ["Europe", "Central and Eastern Europe"]</text:p>
      <text:p text:style-name="P4">
ID: 22560995</text:p>
      <!--METADATA-->
      <text:p text:style-name="P4">
Kharkiv, Kharkivska Oblast(00:57). Red Alert: aerial threat. Sirens sounding.Take cover now!</text:p>
      <text:p text:style-name="P4">
News Collection Link: <text:a xlink:type="simple" xlink:href="https://liveuamap.com/en/2023/06-may-kharkiv-kharkivska-oblast0057-red-alerg" text:style-name="Internet_20_link" text:visited-style-name="Visited_20_Internet_20_Link">
https://liveuamap.com/en/2023/06-may-kharkiv-kharkivska-oblast0057-red-alerg</text:a>
</text:p>
      <text:p text:style-name="P4">
Source: <text:a xlink:type="simple" xlink:href="https://t.me/suspilnekharkiv/24576" text:style-name="Internet_20_link" text:visited-style-name="Visited_20_Internet_20_Link">
https://t.me/suspilnekharkiv/24576</text:a>
</text:p>
      <!--NEWS-->
      <text:h text:style-name="P10" text:outline-level="1">
<text:span text:style-name="T4">
Zaporizka Oblast(01:18). Red Alert: aerial threat. Sirens sounding. Take cover now!</text:span>
</text:h>
      <text:p text:style-name="P4">
Authors: liveuamap (Language: en)</text:p>
      <text:p text:style-name="P4">
Time: 2023-05-06T19:19:00</text:p>
      <text:p text:style-name="P4">
Location: Zaporizka Oblast (Latitude:47.612041 Longtitude:35.764741)</text:p>
      <text:p text:style-name="P4">
Videos: []</text:p>
      <text:p text:style-name="P4">
Images: []</text:p>
      <text:p text:style-name="P4">
Tags: ["Europe", "Central and Eastern Europe"]</text:p>
      <text:p text:style-name="P4">
ID: 22560997</text:p>
      <!--METADATA-->
      <text:p text:style-name="P4">
Zaporizka Oblast(01:18). Red Alert: aerial threat. Sirens sounding. Take covernow!</text:p>
      <text:p text:style-name="P4">
News Collection Link: <text:a xlink:type="simple" xlink:href="https://liveuamap.com/en/2023/06-may-zaporizka-oblast0118-red-alert-aerial-g" text:style-name="Internet_20_link" text:visited-style-name="Visited_20_Internet_20_Link">
https://liveuamap.com/en/2023/06-may-zaporizka-oblast0118-red-alert-aerial-g</text:a>
</text:p>
      <text:p text:style-name="P4">
Source: <text:a xlink:type="simple" xlink:href="https://t.me/air_alert_ua/44627" text:style-name="Internet_20_link" text:visited-style-name="Visited_20_Internet_20_Link">
https://t.me/air_alert_ua/44627</text:a>
</text:p>
      <!--NEWS-->
      <text:h text:style-name="P10" text:outline-level="1">
<text:span text:style-name="T4">
Zaporizka Oblast(03:06). Red Alert: aerial threat. Sirens sounding. Take cover now!</text:span>
</text:h>
      <text:p text:style-name="P4">
Authors: liveuamap (Language: en)</text:p>
      <text:p text:style-name="P4">
Time: 2023-05-06T21:06:00</text:p>
      <text:p text:style-name="P4">
Location: Zaporizka Oblast (Latitude:47.612501 Longtitude:35.765801)</text:p>
      <text:p text:style-name="P4">
Videos: []</text:p>
      <text:p text:style-name="P4">
Images: []</text:p>
      <text:p text:style-name="P4">
Tags: ["Europe", "Central and Eastern Europe"]</text:p>
      <text:p text:style-name="P4">
ID: 22560998</text:p>
      <!--METADATA-->
      <text:p text:style-name="P4">
Zaporizka Oblast(03:06). Red Alert: aerial threat. Sirens sounding. Take covernow!</text:p>
      <text:p text:style-name="P4">
News Collection Link: <text:a xlink:type="simple" xlink:href="https://liveuamap.com/en/2023/07-may-zaporizka-oblast0306-red-alert-aerial-g" text:style-name="Internet_20_link" text:visited-style-name="Visited_20_Internet_20_Link">
https://liveuamap.com/en/2023/07-may-zaporizka-oblast0306-red-alert-aerial-g</text:a>
</text:p>
      <text:p text:style-name="P4">
Source: <text:a xlink:type="simple" xlink:href="https://t.me/air_alert_ua/44632" text:style-name="Internet_20_link" text:visited-style-name="Visited_20_Internet_20_Link">
https://t.me/air_alert_ua/44632</text:a>
</text:p>
      <!--NEWS-->
      <text:h text:style-name="P10" text:outline-level="1">
<text:span text:style-name="T4">
Donetsk Oblast(03:07). Red Alert: aerial threat. Sirens sounding. Take cover now!</text:span>
</text:h>
      <text:p text:style-name="P4">
Authors: liveuamap (Language: en)</text:p>
      <text:p text:style-name="P4">
Time: 2023-05-06T21:16:00</text:p>
      <text:p text:style-name="P4">
Location: Donetsk Oblast (Latitude:48.72856 Longtitude:37.57925)</text:p>
      <text:p text:style-name="P4">
Videos: []</text:p>
      <text:p text:style-name="P4">
Images: []</text:p>
      <text:p text:style-name="P4">
Tags: ["Europe", "Central and Eastern Europe"]</text:p>
      <text:p text:style-name="P4">
ID: 22560999</text:p>
      <!--METADATA-->
      <text:p text:style-name="P4">
Donetsk Oblast(03:07). Red Alert: aerial threat. Sirens sounding. Take covernow!</text:p>
      <text:p text:style-name="P4">
News Collection Link: <text:a xlink:type="simple" xlink:href="https://liveuamap.com/en/2023/07-may-donetsk-oblast0307-red-alert-aerial-thg" text:style-name="Internet_20_link" text:visited-style-name="Visited_20_Internet_20_Link">
https://liveuamap.com/en/2023/07-may-donetsk-oblast0307-red-alert-aerial-thg</text:a>
</text:p>
      <text:p text:style-name="P4">
Source: <text:a xlink:type="simple" xlink:href="https://t.me/air_alert_ua/44633" text:style-name="Internet_20_link" text:visited-style-name="Visited_20_Internet_20_Link">
https://t.me/air_alert_ua/44633</text:a>
</text:p>
      <!--NEWS-->
      <text:h text:style-name="P10" text:outline-level="1">
<text:span text:style-name="T4">
Multiple explosions reported near Sevastopol at Kazachya bay and Cape Fiolent</text:span>
</text:h>
      <text:p text:style-name="P4">
Authors: liveuamap (Language: en)</text:p>
      <text:p text:style-name="P4">
Time: 2023-05-06T21:20:09</text:p>
      <text:p text:style-name="P4">
Location: Sevastopol (Latitude:44.57651 Longtitude:33.39088)</text:p>
      <text:p text:style-name="P4">
Videos: []</text:p>
      <text:p text:style-name="P4">
Images: []</text:p>
      <text:p text:style-name="P4">
Tags: ["Europe", "Central and Eastern Europe"]</text:p>
      <text:p text:style-name="P4">
ID: 22561000</text:p>
      <!--METADATA-->
      <text:p text:style-name="P4">
Multiple explosions reported near Sevastopol at Kazachya bay and Cape Fiolent</text:p>
      <text:p text:style-name="P4">
News Collection Link: <text:a xlink:type="simple" xlink:href="https://liveuamap.com/en/2023/7-may-multiple-explosions-reported-near-sevastopol-at-kazachya" text:style-name="Internet_20_link" text:visited-style-name="Visited_20_Internet_20_Link">
https://liveuamap.com/en/2023/7-may-multiple-explosions-reported-near-sevastopol-at-kazachya</text:a>
</text:p>
      <text:p text:style-name="P4">
Source: <text:a xlink:type="simple" xlink:href="https://t.me/chp_sevastopol/14989" text:style-name="Internet_20_link" text:visited-style-name="Visited_20_Internet_20_Link">
https://t.me/chp_sevastopol/14989</text:a>
</text:p>
      <!--NEWS-->
      <text:h text:style-name="P10" text:outline-level="1">
<text:span text:style-name="T4">
Drone was reportedly shot down over Cape Fiolent</text:span>
</text:h>
      <text:p text:style-name="P4">
Authors: liveuamap (Language: en)</text:p>
      <text:p text:style-name="P4">
Time: 2023-05-06T21:28:25</text:p>
      <text:p text:style-name="P4">
Location: Sevastopol, (Latitude:44.51961 Longtitude:33.4941)</text:p>
      <text:p text:style-name="P4">
Videos: []</text:p>
      <text:p text:style-name="P4">
Images: ["<text:a xlink:type="simple" xlink:href="https://liveuamap.com/pics/2023/05/07/22561001_0.jpg" text:style-name="Internet_20_link" text:visited-style-name="Visited_20_Internet_20_Link">
22561001_0.jpg</text:a>
", "<text:a xlink:type="simple" xlink:href="https://liveuamap.com/pics/2023/05/07/22561001_1.jpg" text:style-name="Internet_20_link" text:visited-style-name="Visited_20_Internet_20_Link">
22561001_1.jpg</text:a>
", "<text:a xlink:type="simple" xlink:href="https://liveuamap.com/pics/2023/05/07/22561001_2.jpg" text:style-name="Internet_20_link" text:visited-style-name="Visited_20_Internet_20_Link">
22561001_2.jpg</text:a>
", "<text:a xlink:type="simple" xlink:href="https://liveuamap.com/pics/2023/05/07/22561001_3.jpg" text:style-name="Internet_20_link" text:visited-style-name="Visited_20_Internet_20_Link">
22561001_3.jpg</text:a>
", "<text:a xlink:type="simple" xlink:href="https://liveuamap.com/pics/2023/05/07/22561001_4.jpg" text:style-name="Internet_20_link" text:visited-style-name="Visited_20_Internet_20_Link">
22561001_4.jpg</text:a>
"]</text:p>
      <text:p text:style-name="P4">
Tags: []</text:p>
      <text:p text:style-name="P4">
ID: 22561001</text:p>
      <!--METADATA-->
      <text:p text:style-name="P4">
Drone was reportedly shot down over Cape Fiolent</text:p>
      <text:p text:style-name="P4">
<draw:frame draw:style-name="fr1" draw:name="Image2" text:anchor-type="as-char" svg:width="6.9236in" svg:height="9.231467in" draw:z-index="0">
<draw:image xlink:href="../Images/liveuamap/2023-05-06T21-28-25/22561001_0.jpg" xlink:type="simple" xlink:show="embed" xlink:actuate="onLoad" draw:mime-type="image/jpeg"/>
</draw:frame>
<draw:frame draw:style-name="fr1" draw:name="Image3" text:anchor-type="as-char" svg:width="6.9236in" svg:height="6.863018in" draw:z-index="0">
<draw:image xlink:href="../Images/liveuamap/2023-05-06T21-28-25/22561001_1.jpg" xlink:type="simple" xlink:show="embed" xlink:actuate="onLoad" draw:mime-type="image/jpeg"/>
</draw:frame>
<draw:frame draw:style-name="fr1" draw:name="Image4" text:anchor-type="as-char" svg:width="6.9236in" svg:height="9.231467in" draw:z-index="0">
<draw:image xlink:href="../Images/liveuamap/2023-05-06T21-28-25/22561001_2.jpg" xlink:type="simple" xlink:show="embed" xlink:actuate="onLoad" draw:mime-type="image/jpeg"/>
</draw:frame>
<draw:frame draw:style-name="fr1" draw:name="Image5" text:anchor-type="as-char" svg:width="6.9236in" svg:height="9.231467in" draw:z-index="0">
<draw:image xlink:href="../Images/liveuamap/2023-05-06T21-28-25/22561001_3.jpg" xlink:type="simple" xlink:show="embed" xlink:actuate="onLoad" draw:mime-type="image/jpeg"/>
</draw:frame>
<draw:frame draw:style-name="fr1" draw:name="Image6" text:anchor-type="as-char" svg:width="6.9236in" svg:height="9.231467in" draw:z-index="0">
<draw:image xlink:href="../Images/liveuamap/2023-05-06T21-28-25/22561001_4.jpg" xlink:type="simple" xlink:show="embed" xlink:actuate="onLoad" draw:mime-type="image/jpeg"/>
</draw:frame>
</text:p>
      <text:p text:style-name="P4">
News Collection Link: <text:a xlink:type="simple" xlink:href="https://liveuamap.com/en/2023/7-may-drone-was-reportedly-shot-down-over-cape-fiolent-" text:style-name="Internet_20_link" text:visited-style-name="Visited_20_Internet_20_Link">
https://liveuamap.com/en/2023/7-may-drone-was-reportedly-shot-down-over-cape-fiolent-</text:a>
</text:p>
      <text:p text:style-name="P4">
Source: <text:a xlink:type="simple" xlink:href="https://t.me/bazabazon/17455" text:style-name="Internet_20_link" text:visited-style-name="Visited_20_Internet_20_Link">
https://t.me/bazabazon/17455</text:a>
</text:p>
      <!--NEWS-->
      <text:h text:style-name="P10" text:outline-level="1">
<text:span text:style-name="T4">
Zaporizka Oblast(03:51). Red Alert: aerial threat. Sirens sounding. Take cover now!</text:span>
</text:h>
      <text:p text:style-name="P4">
Authors: liveuamap (Language: en)</text:p>
      <text:p text:style-name="P4">
Time: 2023-05-06T21:56:00</text:p>
      <text:p text:style-name="P4">
Location: Zaporizka Oblast (Latitude:47.611161 Longtitude:35.765961)</text:p>
      <text:p text:style-name="P4">
Videos: []</text:p>
      <text:p text:style-name="P4">
Images: []</text:p>
      <text:p text:style-name="P4">
Tags: ["Europe", "Central and Eastern Europe"]</text:p>
      <text:p text:style-name="P4">
ID: 22561002</text:p>
      <!--METADATA-->
      <text:p text:style-name="P4">
Zaporizka Oblast(03:51). Red Alert: aerial threat. Sirens sounding. Take covernow!</text:p>
      <text:p text:style-name="P4">
News Collection Link: <text:a xlink:type="simple" xlink:href="https://liveuamap.com/en/2023/07-may-zaporizka-oblast0351-red-alert-aerial-g" text:style-name="Internet_20_link" text:visited-style-name="Visited_20_Internet_20_Link">
https://liveuamap.com/en/2023/07-may-zaporizka-oblast0351-red-alert-aerial-g</text:a>
</text:p>
      <text:p text:style-name="P4">
Source: <text:a xlink:type="simple" xlink:href="https://t.me/air_alert_ua/44636" text:style-name="Internet_20_link" text:visited-style-name="Visited_20_Internet_20_Link">
https://t.me/air_alert_ua/44636</text:a>
</text:p>
      <!--NEWS-->
      <text:h text:style-name="P10" text:outline-level="1">
<text:span text:style-name="T4">
Командувач Повітряних Сил підтвердив, що Україна вперше збила російську ракету «Кинджал»</text:span>
</text:h>
      <text:p text:style-name="P4">
Author: ['АРМІЯINFORM']</text:p>
      <text:p text:style-name="P4">
Time: 2023-05-06T66:00:00-04:00</text:p>
      <text:p text:style-name="P4">
Description: Командувач Повітряних сил Микола Олещук підтвердив, що під час нічної атаки 4 тра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00_0_1653133488-4923-e1683355947810.webp" text:style-name="Internet_20_link" text:visited-style-name="Visited_20_Internet_20_Link">
1200_0_1653133488-4923-e1683355947810.webp</text:a>
']</text:p>
      <text:p text:style-name="P4">
Tags: ['МИКОЛА ОЛЕЩУК', 'ПАТРІОТ', 'ПОВІТРЯНІ СИЛИ ЗБРОЙНИХ СИЛ УКРАЇНИ', 'РОСІЙСЬКИЙ КИНДЖАЛ']</text:p>
      <text:p text:style-name="P4">
Category: News</text:p>
      <!--METADATA-->
      <text:p text:style-name="P4">
<draw:frame draw:style-name="fr1" draw:name="Image7" text:anchor-type="as-char" svg:width="6.9236in" svg:height="5.140248in" draw:z-index="0">
<draw:image xlink:href="../ConvertedIMGs/AРМІЯINFORM/2023-05-06T66-00-00-04-00/1200_0_1653133488-4923-e1683355947810.png" xlink:type="simple" xlink:show="embed" xlink:actuate="onLoad" draw:mime-type="image/png"/>
</draw:frame>
</text:p>
      <text:p text:style-name="P4">
Командувач Повітряних сил Микола Олещук<text:a xlink:type="simple" xlink:href="https://t.me/MykolaOleshchuk/43" text:style-name="Internet_20_link" text:visited-style-name="Visited_20_Internet_20_Link">
підтвердив,</text:a>
 що під час нічної атаки 4травня Україна вперше збила російську гіперзвукову аеробалістичну ракету«Кинджал». Зробили це за допомогою американської системи Patriot.</text:p>
      <text:p text:style-name="P4">
«Вітаю український народ з історичною подією! Так, ми збили „не имеющийаналогов“ Кинджал! Patriot — сила.</text:p>
      <text:p text:style-name="P4">
Сталось це під час нічної атаки 4 травня у небі Київщини. Ракету Х-47 випустивМіГ-31К з території росії», — написав він у Телеграм.</text:p>
      <text:p text:style-name="P4">
Також Командувач Повітряних Сил попросив не поспішати оприлюднювати важливуінформацію без офіційного підтвердження.</text:p>
      <text:p text:style-name="P4">
«І ще одне, не потрібно бігти, як кажуть в Україні: поперед батька в пекло,завчасно оприлюднювати інформацію, якою може скористатися ворог! Миобов’язково повідомлятимемо що, де, чим, і коли збили! На все свій час. Количутно гучні вибухи в повітрі, моя донька щоразу заспокоює сусідів словами:спокійно, працює наша ППО! Поговоріть і ви із своїми сусідами, допомагайтеодин одному у важкі хвилини, вірте в наші Повітряні Сили, вірте в ППО», —написав Микола Олещук.</text:p>
      <text:p text:style-name="P4">
Source: <text:a xlink:type="simple" xlink:href="https://armyinform.com.ua/2023/05/06/komanduvach-povitryanyh-syl-pidtverdyv-shho-ukrayina-vpershe-zbyla-rosijsku-raketu-kyndzhal/" text:style-name="Internet_20_link" text:visited-style-name="Visited_20_Internet_20_Link">
https://armyinform.com.ua/2023/05/06/komanduvach-povitryanyh-syl-pidtverdyv-shho-ukrayina-vpershe-zbyla-rosijsku-raketu-kyndzhal/</text:a>
</text:p>
      <!--NEWS-->
      <text:h text:style-name="P10" text:outline-level="1">
<text:span text:style-name="T4">
Цієї ночі Сили оборони збили всі «шахеди» — Юрій Ігнат</text:span>
</text:h>
      <text:p text:style-name="P4">
Author: ['Ольга Мосьондз']</text:p>
      <text:p text:style-name="P4">
Time: 2023-05-06T67:00:00-04:00</text:p>
      <text:p text:style-name="P4">
Description: Про це речник Командування Повітряних Сил ЗС України Юрій Ігнат повідом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gnat.jpg" text:style-name="Internet_20_link" text:visited-style-name="Visited_20_Internet_20_Link">
ignat.jpg</text:a>
']</text:p>
      <text:p text:style-name="P4">
Tags: ['ПОВІТРЯНІ СИЛИ ЗБРОЙНИХ СИЛ УКРАЇНИ', 'ППО', 'ШАХЕДИ', 'ЮРІЙ ІГНАТ']</text:p>
      <text:p text:style-name="P4">
Category: News</text:p>
      <!--METADATA-->
      <text:p text:style-name="P4">
<draw:frame draw:style-name="fr1" draw:name="Image8" text:anchor-type="as-char" svg:width="6.9236in" svg:height="4.869599in" draw:z-index="0">
<draw:image xlink:href="../Images/AРМІЯINFORM/2023-05-06T67-00-00-04-00/ignat.jpg" xlink:type="simple" xlink:show="embed" xlink:actuate="onLoad" draw:mime-type="image/jpeg"/>
</draw:frame>
</text:p>
      <text:p text:style-name="P4">
Про це речник Командування Повітряних Сил ЗС України Юрій Ігнат повідомив вефірі <text:a xlink:type="simple" xlink:href="https://www.youtube.com/watch" text:style-name="Internet_20_link" text:visited-style-name="Visited_20_Internet_20_Link">
телевізійного марафону</text:a>
«Єдині новини»</text:p>
      <text:p text:style-name="P4">
— Сьогодні вночі було зафіксовано вісім «шахедів». Вони летіли з районуАзовського моря. Усі вісім було збито над територією Донецької таДніпропетровської областей. Повітряне командування «Схід» відпрацювало добре.Тому, тут маємо стовідсоткову реалізацію збитих «шахедів», — зазначив ЮрійІгнат.</text:p>
      <text:p text:style-name="P4">
Він також повідомив, що цієї ночі росіяни також обстрілювали українськутериторію системами С-300.</text:p>
      <text:p text:style-name="P4">
— Були ще застосування С-300. На жаль, це ті ракети, які летять за балістичноютраєкторією. І проти них треба застосовувати таке озброєння, яке у нас ужепочинає з'являтися. Але проти С-300 кращий прийом — це знищити їх там, наземлі, звідки їх запускають. У принципі їх можна дістати. Не так далеко вонизнаходяться, — сказав Юрій Ігнат.</text:p>
      <text:p text:style-name="P4">
Source: <text:a xlink:type="simple" xlink:href="https://armyinform.com.ua/2023/05/06/cziyeyi-nochi-syly-oborony-zbyly-vsi-shahedy-yurij-ignat/" text:style-name="Internet_20_link" text:visited-style-name="Visited_20_Internet_20_Link">
https://armyinform.com.ua/2023/05/06/cziyeyi-nochi-syly-oborony-zbyly-vsi-shahedy-yurij-ignat/</text:a>
</text:p>
      <!--NEWS-->
      <text:h text:style-name="P10" text:outline-level="1">
<text:span text:style-name="T4">
Вітання Президента українським воїнам-піхотинцям</text:span>
</text:h>
      <text:p text:style-name="P4">
Author: ['АРМІЯINFORM']</text:p>
      <text:p text:style-name="P4">
Time: 2023-05-06T68:00:00-04:00</text:p>
      <text:p text:style-name="P4">
Description: «Шановні воїни-піхотинці!    Вітаю вас із професійним святом — Днем піхоти.    Україн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f56f141e9a058bb70e21de5c10859b6_1680550707_extra_large.png" text:style-name="Internet_20_link" text:visited-style-name="Visited_20_Internet_20_Link">
2f56f141e9a058bb70e21de5c10859b6_1680550707_extra_large.png</text:a>
']</text:p>
      <text:p text:style-name="P4">
Tags: ['ВОЛОДИМИР ЗЕЛЕНСЬКИЙ', 'ДО ДНЯ ПІХОТИ']</text:p>
      <text:p text:style-name="P4">
Category: News</text:p>
      <!--METADATA-->
      <text:p text:style-name="P4">
<draw:frame draw:style-name="fr1" draw:name="Image9" text:anchor-type="as-char" svg:width="6.9236in" svg:height="3.871446in" draw:z-index="0">
<draw:image xlink:href="../Images/AРМІЯINFORM/2023-05-06T68-00-00-04-00/2f56f141e9a058bb70e21de5c10859b6_1680550707_extra_large.png" xlink:type="simple" xlink:show="embed" xlink:actuate="onLoad" draw:mime-type="image/png"/>
</draw:frame>
</text:p>
      <text:p text:style-name="P4">
<text:span text:style-name="T5">
<text:span text:style-name="T4">
«Шановні воїни-піхотинці!</text:span>
</text:span>
</text:p>
      <text:p text:style-name="P4">
Вітаю вас із професійним святом — Днем піхоти.</text:p>
      <text:p text:style-name="P4">
Українські піхотинці — це мужні, рішучі та сміливі воїни, які понад уселюблять рідну землю та гідно її боронять.</text:p>
      <text:p text:style-name="P4">
Загартовані важкими кровопролитними боями, ви злагоджено й потужно знищуєтеросійських загарбників, під лютим вогнем і обстрілами міцно тримаєте зайнятірубежі, відбиваєте численні атаки ворога та впевнено просуваєтесь уперед, крокза кроком наближаючи нашу Перемогу.</text:p>
      <text:p text:style-name="P4">
Сьогодні українська піхота продовжує активно нарощувати свої бойовіспроможності за рахунок формування нових підрозділів, надходження на озброєннясучасних зразків озброєння і військової техніки іноземного та вітчизняноговиробництва, підвищення навченості особового складу, посилення рівняуправління і взаємодії на полі бою. Так тримати, піхотинці!</text:p>
      <text:p text:style-name="P4">
Вшановуючи славетних воїнів-піхотинців, низько вклоняємося світлій пам’ятіполеглих та згадуємо всіх, хто загинув у боротьбі за свободу й незалежністьУкраїни.</text:p>
      <text:p text:style-name="P4">
Від імені українського народу дякую піхотинцям за звитягу та самовідданевиконання військового обов’язку, мужність, стійкість і самопожертву, які видемонструєте у боях з російським агресором.</text:p>
      <text:p text:style-name="P4">
Упевнений, що високий професіоналізм і майстерність української піхоти йнадалі слугуватимуть взірцем виконання завдань за призначенням.</text:p>
      <text:p text:style-name="P4">
Бажаю вам незламності духу у відстоюванні незалежності і територіальноїцілісності України та нових перемог у боях з російськими окупантами.</text:p>
      <text:p text:style-name="P4">
Слава українській піхоті!</text:p>
      <text:p text:style-name="P4">
Слава Україні!».</text:p>
      <text:p text:style-name="P4">
Джерело:<text:a xlink:type="simple" xlink:href="https://www.president.gov.ua/news/vitannya-prezidenta-ukrayinskim-voyinam-pihotincyam-82729" text:style-name="Internet_20_link" text:visited-style-name="Visited_20_Internet_20_Link">
 Офіційне Інтернет-представництво ПрезидентаУкраїни</text:a>
</text:p>
      <text:p text:style-name="P4">
Source: <text:a xlink:type="simple" xlink:href="https://armyinform.com.ua/2023/05/06/vitannya-prezydenta-ukrayinskym-voyinam-pihotynczyam-2/" text:style-name="Internet_20_link" text:visited-style-name="Visited_20_Internet_20_Link">
https://armyinform.com.ua/2023/05/06/vitannya-prezydenta-ukrayinskym-voyinam-pihotynczyam-2/</text:a>
</text:p>
      <!--NEWS-->
      <text:h text:style-name="P10" text:outline-level="1">
<text:span text:style-name="T4">
Нам потрібна сучасна авіаплатформа, яка посилить нашу ППО — Олексій Резніков</text:span>
</text:h>
      <text:p text:style-name="P4">
Author: ['АРМІЯINFORM']</text:p>
      <text:p text:style-name="P4">
Time: 2023-05-06T69:00:00-04:00</text:p>
      <text:p text:style-name="P4">
Description: Під час інтерв’ю у спецпроєкті Дмитра Комарова «Рік. За кадром. Міністр» йшлося,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03.jpg" text:style-name="Internet_20_link" text:visited-style-name="Visited_20_Internet_20_Link">
reznikov-03.jpg</text:a>
']</text:p>
      <text:p text:style-name="P4">
Tags: ['STOPRUSSIA', 'АГРЕСІЯ РФ', 'ВТОРГНЕННЯ РФ', 'МІНІСТР ОБОРОНИ УКРАЇНИ', 'ОЛЕКСІЙ РЕЗНІКОВ', 'ОФІЦІЙНО']</text:p>
      <text:p text:style-name="P4">
Category: News</text:p>
      <!--METADATA-->
      <text:p text:style-name="P4">
<draw:frame draw:style-name="fr1" draw:name="Image10" text:anchor-type="as-char" svg:width="6.9236in" svg:height="4.615733in" draw:z-index="0">
<draw:image xlink:href="../Images/AРМІЯINFORM/2023-05-06T69-00-00-04-00/reznikov-03.jpg" xlink:type="simple" xlink:show="embed" xlink:actuate="onLoad" draw:mime-type="image/jpeg"/>
</draw:frame>
Міністр оборони України Олексій Резніков</text:p>
      <text:p text:style-name="P4">
Під час інтерв’ю у спецпроєкті Дмитра Комарова «Рік. За кадром. Міністр»йшлося, що російська пропаганда використовувала меседж, що українська авіаціязнищена взагалі чи залишилося лише кілька старих літаків.</text:p>
      <text:p text:style-name="P4">
— Елементом сучасної війни є інформаційна війна. Для росіян був важливий оцейнаратив, щоб розповідати, що українці скоро падуть, бо в них вже й авіації незалишилося. Це знову таки виявилося неправдою. Наша тактична авіація,армійська авіація і літаки, і гвинтокрили творили дива. В нас фантастичніпілоти. Ми вже маємо відібраних англомовних пілотів, які готуються виїжджатина навчання, які скоро розпочнуться, — зазначив під час інтерв’ю ОлексійРезніков.</text:p>
      <text:p text:style-name="P4">
Також Міністр оборони зауважив, що нам потрібна сучасна авіаплатформа, якапосилить нашу ППО, адже літаками також можна збивати дрони чи крилаті ракети.Цим самим, захищаючи небо над Україною.</text:p>
      <text:p text:style-name="P4">
Source: <text:a xlink:type="simple" xlink:href="https://armyinform.com.ua/2023/05/06/nam-potribna-suchasna-aviaplatforma-yaka-posylyt-nashu-ppo-oleksij-reznikov/" text:style-name="Internet_20_link" text:visited-style-name="Visited_20_Internet_20_Link">
https://armyinform.com.ua/2023/05/06/nam-potribna-suchasna-aviaplatforma-yaka-posylyt-nashu-ppo-oleksij-reznikov/</text:a>
</text:p>
      <!--NEWS-->
      <text:h text:style-name="P10" text:outline-level="1">
<text:span text:style-name="T4">
У той день, коли ми були на перемовинах у білорусі, ми вже тоді нарахували вбитими десь 3000 росіян — Міністр оборони України</text:span>
</text:h>
      <text:p text:style-name="P4">
Author: ['АРМІЯINFORM']</text:p>
      <text:p text:style-name="P4">
Time: 2023-05-06T70:00:00-04:00</text:p>
      <text:p text:style-name="P4">
Description: Під час інтерв’ю з Дмитром Комаровим Міністр оборони України Олексій Резніков розп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10-1.jpg" text:style-name="Internet_20_link" text:visited-style-name="Visited_20_Internet_20_Link">
reznikov-10-1.jpg</text:a>
']</text:p>
      <text:p text:style-name="P4">
Tags: ['МІНІСТР ОБОРОНИ УКРАЇНИ', 'ОЛЕКСІЙ РЕЗНІКОВ', 'ОФІЦІЙНО']</text:p>
      <text:p text:style-name="P4">
Category: News</text:p>
      <!--METADATA-->
      <text:p text:style-name="P4">
<draw:frame draw:style-name="fr1" draw:name="Image11" text:anchor-type="as-char" svg:width="6.9236in" svg:height="4.615733in" draw:z-index="0">
<draw:image xlink:href="../Images/AРМІЯINFORM/2023-05-06T70-00-00-04-00/reznikov-10-1.jpg" xlink:type="simple" xlink:show="embed" xlink:actuate="onLoad" draw:mime-type="image/jpeg"/>
</draw:frame>
Фото Назара Волошина</text:p>
      <text:p text:style-name="P4">
Під час інтерв’ю з Дмитром Комаровим Міністр оборони України Олексій Резніковрозповів, що військове керівництво росії приховувало реальні втрати своєїармії на початку вторгнення на територію України.</text:p>
      <text:p text:style-name="P4">
— Мене вразила цинічність росіян. У той день, коли ми були на перемовинах убілорусі, ми вже тоді нарахували вбитими десь 3000 росіян. Це і Гостомель, йінші міста. Наша сторона запропонувала їхній делегації забрати тіла вбитихросійських солдатів, — розповів Олексій Резніков. — Голова російськоїделегації повертається до заступника міністра оборони росії, а той каже, щовони не підтверджують цю інформацію. За їхніми словами, в них загинуло кількадесятків осіб.</text:p>
      <text:p text:style-name="P4">
Вони цинічно приховували втрати від свого керівництва. Боялися донести цюінформацію до вищого керівництва росії.</text:p>
      <text:p text:style-name="P4">
— Оця фраза, що вони своїх не кидають, не відповідає жодній дійсності, —підсумував Міністр оборони України.</text:p>
      <text:p text:style-name="P4">
Source: <text:a xlink:type="simple" xlink:href="https://armyinform.com.ua/2023/05/06/u-toj-den-koly-my-buly-na-peremovynah-u-bilorusi-my-vzhe-todi-narahuvaly-vbytymy-des-3000-rosiyan-ministr-oborony-ukrayiny/" text:style-name="Internet_20_link" text:visited-style-name="Visited_20_Internet_20_Link">
https://armyinform.com.ua/2023/05/06/u-toj-den-koly-my-buly-na-peremovynah-u-bilorusi-my-vzhe-todi-narahuvaly-vbytymy-des-3000-rosiyan-ministr-oborony-ukrayiny/</text:a>
</text:p>
      <!--NEWS-->
      <text:h text:style-name="P10" text:outline-level="1">
<text:span text:style-name="T4">
Дуже важливо розвивати український сектор БПЛА, який буде незалежним — Олексій Резніков</text:span>
</text:h>
      <text:p text:style-name="P4">
Author: ['АРМІЯINFORM']</text:p>
      <text:p text:style-name="P4">
Time: 2023-05-06T71:00:00-04:00</text:p>
      <text:p text:style-name="P4">
Description: Про це розповів під час інтерв’ю з Дмитром Комаровим Міністр оборони України Олек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bpla1.jpg" text:style-name="Internet_20_link" text:visited-style-name="Visited_20_Internet_20_Link">
bpla1.jpg</text:a>
']</text:p>
      <text:p text:style-name="P4">
Tags: ['МІНІСТР ОБОРОНИ УКРАЇНИ', 'ОЛЕКСІЙ РЕЗНІКОВ', 'ОФІЦІЙНО']</text:p>
      <text:p text:style-name="P4">
Category: News</text:p>
      <!--METADATA-->
      <text:p text:style-name="P4">
<draw:frame draw:style-name="fr1" draw:name="Image12" text:anchor-type="as-char" svg:width="6.9236in" svg:height="3.711969in" draw:z-index="0">
<draw:image xlink:href="../Images/AРМІЯINFORM/2023-05-06T71-00-00-04-00/bpla1.jpg" xlink:type="simple" xlink:show="embed" xlink:actuate="onLoad" draw:mime-type="image/jpeg"/>
</draw:frame>
</text:p>
      <text:p text:style-name="P4">
Про це розповів під час інтерв’ю з Дмитром Комаровим Міністр оборони УкраїниОлексій Резніков. Він відмітив, що ситуативна обізнаність на полі бою, якунадають БПЛА, є дуже важливою.</text:p>
      <text:p text:style-name="P4">
— Ми використовували систему «Очі». Це такий народжений проєкт з моментуоборони Київщини, визволення Харківщини. Наразі в нас тисячі операторів різнихтипів дронів від малих до великих. Постійно ведемо онлайн спостереження.Картинку бачать усі підрозділи, командування. Завдяки цим очам ми малидомінацію в повітрі, а наші хлопці рухалися вперед, — розповів ОлексійРезніков.</text:p>
      <text:p text:style-name="P4">
Він наголосив, що своєю чергою росіяни боялися доповісти про втрату території.Вони це могли тримати в таємниці по кілька діб. Тому коли їхні командири, яківідповідають за логістику, думали, що вони перебувають у тилу за 50-60кілометрів від лінії фронту, а їх українські військові брали в оточення і далів полон. Вони були шоковані, що тут вже може бути українська армія. Правильнета грамотне планування із застосуванням усіх сил і засобів, ситуативнаобізнаність дає перевагу.</text:p>
      <text:p text:style-name="P4">
— Дуже важливо розвивати український БПЛА сектор. Необхідно бути незалежнимвід Китаю, від інших держав. Потрібно мати свій, незалежний сектор БПЛА. Цедасть ситуативну обізнаність та перевагу, — відмітив Міністр оборони України.</text:p>
      <text:p text:style-name="P4">
Source: <text:a xlink:type="simple" xlink:href="https://armyinform.com.ua/2023/05/06/duzhe-vazhlyvo-rozvyvaty-ukrayinskyj-sektor-bpla-yakyj-bude-nezalezhnym-oleksij-reznikov/" text:style-name="Internet_20_link" text:visited-style-name="Visited_20_Internet_20_Link">
https://armyinform.com.ua/2023/05/06/duzhe-vazhlyvo-rozvyvaty-ukrayinskyj-sektor-bpla-yakyj-bude-nezalezhnym-oleksij-reznikov/</text:a>
</text:p>
      <!--NEWS-->
      <text:h text:style-name="P10" text:outline-level="1">
<text:span text:style-name="T4">
«Воїни-піхотинці — основа українського війська, один з оберегів нашої Незалежності!» — Олексій Резніков</text:span>
</text:h>
      <text:p text:style-name="P4">
Author: ['АРМІЯINFORM']</text:p>
      <text:p text:style-name="P4">
Time: 2023-05-06T72:00:00-04:00</text:p>
      <text:p text:style-name="P4">
Description: Міністр оборони України Олексій Резніков привітав українських піхотинців з професій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e1dac5905aa3b1737c0746321d2c6d8b8de5ed.jpg" text:style-name="Internet_20_link" text:visited-style-name="Visited_20_Internet_20_Link">
16e1dac5905aa3b1737c0746321d2c6d8b8de5ed.jpg</text:a>
']</text:p>
      <text:p text:style-name="P4">
Tags: []</text:p>
      <text:p text:style-name="P4">
Category: News</text:p>
      <!--METADATA-->
      <text:p text:style-name="P4">
<draw:frame draw:style-name="fr1" draw:name="Image13" text:anchor-type="as-char" svg:width="6.9236in" svg:height="6.9236in" draw:z-index="0">
<draw:image xlink:href="../Images/AРМІЯINFORM/2023-05-06T72-00-00-04-00/16e1dac5905aa3b1737c0746321d2c6d8b8de5ed.jpg" xlink:type="simple" xlink:show="embed" xlink:actuate="onLoad" draw:mime-type="image/jpeg"/>
</draw:frame>
</text:p>
      <text:p text:style-name="P4">
Міністр оборони України Олексій Резніков<text:a xlink:type="simple" xlink:href="https://www.mil.gov.ua/news/2023/05/06/vitannya-ministra-oboroni-ukraini-voinam-pihotinczyam/" text:style-name="Internet_20_link" text:visited-style-name="Visited_20_Internet_20_Link">
привітав</text:a>
 українських піхотинців з професійним святом:</text:p>
      <text:p text:style-name="P4">
«Воїни-піхотинці — основа українського війська, один з оберегів нашоїНезалежності!</text:p>
      <text:p text:style-name="P4">
Своєю кров’ю та титанічними зусиллями вони стримують російського агресора,ведуть запеклі бої з ворогом, вгризаються в кожен сантиметр української земліі борються до Перемоги. Зараз саме на механізовані, мотопіхотні, гірсько-штурмові з’єднання і підрозділи Сухопутних військ Збройних Сил України випадаєнайбільший тягар випробувань. Вони перші палко зустрічають ворога, коли тойм’ясними валами пре на наші укріплення.</text:p>
      <text:p text:style-name="P4">
Професійне свято української піхоти, яке нині наші воїни відзначають в окопахна передовій, у тренуваннях чи в бою — чергова нагода повторити: ми пишаємосянашими захисниками і захисницями, які служать у піхоті і щодня наближаютьперемогу!</text:p>
      <text:p text:style-name="P4">
Віддаємо шану всім воїнам-піхотинцям, хто віддав життя заради нашоїнезалежності та майбутнього! Вічна пам’ять та вічна слава!</text:p>
      <text:p text:style-name="P4">
Слава українській піхоті!  Слава Україні!».</text:p>
      <text:p text:style-name="P4">
Також Олексій Резніков <text:a xlink:type="simple" xlink:href="https://twitter.com/oleksiireznikov" text:style-name="Internet_20_link" text:visited-style-name="Visited_20_Internet_20_Link">
привітав</text:a>
українських піхотинців у Твіттер.</text:p>
      <text:p text:style-name="P4">
Source: <text:a xlink:type="simple" xlink:href="https://armyinform.com.ua/2023/05/06/u-czej-den-pihoty-ya-vitayu-nashyh-muzhnih-voyiniv-oleksij-reznikov/" text:style-name="Internet_20_link" text:visited-style-name="Visited_20_Internet_20_Link">
https://armyinform.com.ua/2023/05/06/u-czej-den-pihoty-ya-vitayu-nashyh-muzhnih-voyiniv-oleksij-reznikov/</text:a>
</text:p>
      <!--NEWS-->
      <text:h text:style-name="P10" text:outline-level="1">
<text:span text:style-name="T4">
«Піхота — це основа війська» — Валерій Залужний</text:span>
</text:h>
      <text:p text:style-name="P4">
Author: ['АРМІЯINFORM']</text:p>
      <text:p text:style-name="P4">
Time: 2023-05-06T73:00:00-04:00</text:p>
      <text:p text:style-name="P4">
Description: «Піхота – це основа війська.    Стрілецькі, механізовані, мотопіхотні, гірсько-штурм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АЛЕРІЙ ЗАЛУЖНИЙ', 'ДО ДНЯ ПІХОТИ']</text:p>
      <text:p text:style-name="P4">
Category: News</text:p>
      <!--METADATA-->
      <text:p text:style-name="P4">
«Піхота – це основа війська.</text:p>
      <text:p text:style-name="P4">
Стрілецькі, механізовані, мотопіхотні, гірсько-штурмові підрозділи щоденно, уважких боях, гідно дають відсіч російським загарбникам.</text:p>
      <text:p text:style-name="P4">
Дорогі бойові побратими та посестри!</text:p>
      <text:p text:style-name="P4">
Ви - приклад стійкості, відваги, братерства та незламності духу. Визустрічаєте противника в окопах та на спостережних пунктах. Ви вгризаєтеся вземлю на передніх рубежах. Ви зупиняєте наступи ворожої техніки. Ви не маєтестраху, бо дивитеся в очі ворогу. Під дощем і снігом, артобстрілами таавіаударами - ви бороните Україну.</text:p>
      <text:p text:style-name="P4">
Дякую кожному!</text:p>
      <text:p text:style-name="P4">
Честь і повага Вам!»</text:p>
      <text:p text:style-name="P4">
<text:a xlink:type="simple" xlink:href="https://www.facebook.com/CinCAFU" text:style-name="Internet_20_link" text:visited-style-name="Visited_20_Internet_20_Link">
<text:span text:style-name="T4">
Головнокомандувач ЗСУкраїни</text:span>
</text:a>
 генерал ВалерійЗалужний</text:p>
      <text:p text:style-name="P4">
Source: <text:a xlink:type="simple" xlink:href="https://armyinform.com.ua/2023/05/06/pihota-cze-osnova-vijska-valerij-zaluzhnyj/" text:style-name="Internet_20_link" text:visited-style-name="Visited_20_Internet_20_Link">
https://armyinform.com.ua/2023/05/06/pihota-cze-osnova-vijska-valerij-zaluzhnyj/</text:a>
</text:p>
      <!--NEWS-->
      <text:h text:style-name="P10" text:outline-level="1">
<text:span text:style-name="T4">
У Чорному морі немає російських носіїв «Калібрів»</text:span>
</text:h>
      <text:p text:style-name="P4">
Author: ['АРМІЯINFORM']</text:p>
      <text:p text:style-name="P4">
Time: 2023-05-06T74:00:00-04:00</text:p>
      <text:p text:style-name="P4">
Description: Станом на 6 травня у Чорному морі росія тримає шість бойових кораблів, серед них нем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00_0_1650545003-4288.webp" text:style-name="Internet_20_link" text:visited-style-name="Visited_20_Internet_20_Link">
1200_0_1650545003-4288.webp</text:a>
']</text:p>
      <text:p text:style-name="P4">
Tags: ['КАЛІБРИ', 'ОК «ПІВДЕНЬ»', 'РАКЕТОНОСІЇ', 'ЧОРНЕ МОРЕ']</text:p>
      <text:p text:style-name="P4">
Category: News</text:p>
      <!--METADATA-->
      <text:p text:style-name="P4">
<draw:frame draw:style-name="fr1" draw:name="Image14" text:anchor-type="as-char" svg:width="6.9236in" svg:height="4.615733in" draw:z-index="0">
<draw:image xlink:href="../ConvertedIMGs/AРМІЯINFORM/2023-05-06T74-00-00-04-00/1200_0_1650545003-4288.png" xlink:type="simple" xlink:show="embed" xlink:actuate="onLoad" draw:mime-type="image/png"/>
</draw:frame>
</text:p>
      <text:p text:style-name="P4">
Станом на 6 травня у Чорному морі росія тримає шість бойових кораблів, середних немає носіїв крилатих ракет «Калібр».</text:p>
      <text:p text:style-name="P4">
Про це у <text:a xlink:type="simple" xlink:href="https://www.facebook.com/OperationalCommandSouth/posts/pfbid0g4Gq7UbUeykhZRqz24yBgCouGUWBNekSqWs37rMbC5Cq6Rk9jMzvhKMJjs1rtGqkl" text:style-name="Internet_20_link" text:visited-style-name="Visited_20_Internet_20_Link">
Фейсбуці</text:a>
повідомляєОперативне командування «Південь».</text:p>
      <text:p text:style-name="P4">
«У Чорному морі перебуває 6 кораблів, всі ракетоносії заведено в пунктибазування. Але ракетна небезпека може виникнути раптово, у тому числі і знеба, і через активність», — ідеться в повідомленні.</text:p>
      <text:p text:style-name="P4">
Зазначається, що удари ворожої авіації та дронів цілком імовірні як вдень, такі вночі.</text:p>
      <text:p text:style-name="P4">
«Також залишається мінно-вибухова загроза як на суходолі, зокрема звільненихтериторій, так і вздовж Чорноморського узбережжя, у прибережних водах», —зауважили в ОК «Південь».</text:p>
      <text:p text:style-name="P4">
Source: <text:a xlink:type="simple" xlink:href="https://armyinform.com.ua/2023/05/06/u-chornomu-mori-nemaye-rosijskyh-nosiyiv-kalibriv/" text:style-name="Internet_20_link" text:visited-style-name="Visited_20_Internet_20_Link">
https://armyinform.com.ua/2023/05/06/u-chornomu-mori-nemaye-rosijskyh-nosiyiv-kalibriv/</text:a>
</text:p>
      <!--NEWS-->
      <text:h text:style-name="P10" text:outline-level="1">
<text:span text:style-name="T4">
«Атакувати, боронити, штурмувати, утримувати позиції, перемагати в бою — це незмінні і почесні завдання піхоти»  — Сергій Наєв</text:span>
</text:h>
      <text:p text:style-name="P4">
Author: ['АРМІЯINFORM']</text:p>
      <text:p text:style-name="P4">
Time: 2023-05-06T75:00:00-04:00</text:p>
      <text:p text:style-name="P4">
Description: «Атакувати, боронити, штурмувати та утримувати позиції, перемагати в бою — це віч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ДО ДНЯ ПІХОТИ', 'СЕРГІЙ НАЄВ']</text:p>
      <text:p text:style-name="P4">
Category: News</text:p>
      <!--METADATA-->
      <text:p text:style-name="P4">
«Атакувати, боронити, штурмувати та утримувати позиції, перемагати в бою — цевічні, незмінні і почесні завдання піхоти. Так було з давніх-давен, так є ісьогодні.</text:p>
      <text:p text:style-name="P4">
Тільки піхота підсилена артилерією, авіацією, танками та броньованою технікоюможе знищувати живу силу ворога і досягати бажаної мети.</text:p>
      <text:p text:style-name="P4">
Сила піхоти залежить від сили її вогню.</text:p>
      <text:p text:style-name="P4">
Піхота — це маркер, відмітка, де наша територія, а де ворожа. За її спиною —життя та вільна Україна, попереду — ворог, якого треба знищити.</text:p>
      <text:p text:style-name="P4">
У нас одна на всіх Україна й одна на всіх війна. Ми обов’язково переможемо. Інаша перемога також буде одна на всіх.</text:p>
      <text:p text:style-name="P4">
Слава Україні!</text:p>
      <text:p text:style-name="P4">
Разом переможемо!» — <text:span text:style-name="T5">
<text:a xlink:type="simple" xlink:href="https://www.facebook.com/serhiynaiev/posts/pfbid0L6eRwxmL6mKHdespWNyaHgYZ4VWsAfwLY5YULRRgMZ5vDvGLYLkUCpZEydm7uZrrl" text:style-name="Internet_20_link" text:visited-style-name="Visited_20_Internet_20_Link">
Командувач Об’єднаних сил Збройних Сил СергійНаєв.</text:a>
</text:span>
</text:p>
      <text:p text:style-name="P4">
Source: <text:a xlink:type="simple" xlink:href="https://armyinform.com.ua/2023/05/06/atakuvaty-boronyty-shturmuvaty-ta-utrymuvaty-pozycziyi-peremagaty-v-boyu-cze-vichni-nezminni-i-pochesni-zavdannya-pihoty/" text:style-name="Internet_20_link" text:visited-style-name="Visited_20_Internet_20_Link">
https://armyinform.com.ua/2023/05/06/atakuvaty-boronyty-shturmuvaty-ta-utrymuvaty-pozycziyi-peremagaty-v-boyu-cze-vichni-nezminni-i-pochesni-zavdannya-pihoty/</text:a>
</text:p>
      <!--NEWS-->
      <text:h text:style-name="P10" text:outline-level="1">
<text:span text:style-name="T4">
Юрій Ігнат: Збиття «Кинджала» — це фактично ляпас росії</text:span>
</text:h>
      <text:p text:style-name="P4">
Author: ['Ольга Мосьондз']</text:p>
      <text:p text:style-name="P4">
Time: 2023-05-06T76:00:00-04:00</text:p>
      <text:p text:style-name="P4">
Description: Сьогодні Командувач Повітряних Сил Збройних Сил України Микола Олещук офіцій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gnat-rakety-2.jpg" text:style-name="Internet_20_link" text:visited-style-name="Visited_20_Internet_20_Link">
ignat-rakety-2.jpg</text:a>
']</text:p>
      <text:p text:style-name="P4">
Tags: ['ЗБИТТЯ КИНДЖАЛА', 'ЗРК PATRIOT', 'КИНДЖАТ', 'ПОВІТРЯНІ СИЛИ ЗБРОЙНИХ СИЛ УКРАЇНИ', 'ЮРІЙ ІГНАТ']</text:p>
      <text:p text:style-name="P4">
Category: News</text:p>
      <!--METADATA-->
      <text:p text:style-name="P4">
<draw:frame draw:style-name="fr1" draw:name="Image15" text:anchor-type="as-char" svg:width="6.9236in" svg:height="4.615733in" draw:z-index="0">
<draw:image xlink:href="../Images/AРМІЯINFORM/2023-05-06T76-00-00-04-00/ignat-rakety-2.jpg" xlink:type="simple" xlink:show="embed" xlink:actuate="onLoad" draw:mime-type="image/jpeg"/>
</draw:frame>
Юрій Ігнат про російські ракети. Колаж АрміяInform</text:p>
      <text:p text:style-name="P4">
Сьогодні Командувач Повітряних Сил Збройних Сил України Микола Олещук офіційнопідтвердив, що українська ППО вперше в історії збила російську аеробалістичнуракету «Кинджал». Сталося це під час нічної атаки 4 травня в небі Київщини.Ракету Х-47 випустив МіГ-31К з території росії.</text:p>
      <text:p text:style-name="P4">
Речник Повітряних Сил Юрій Ігнат у ефірі телемарафону «Єдині новини»<text:a xlink:type="simple" xlink:href="https://www.youtube.com/watch" text:style-name="Internet_20_link" text:visited-style-name="Visited_20_Internet_20_Link">
розповів</text:a>
 про особливості ракетита відкрив деталі збиття російської ракети.</text:p>
      <text:p text:style-name="P4">
— 4 травня близько другої години ночі ворожий МІГ-31К піднявся з аеродрому«Саваслейка» і звідти, власне, здійснив пуск. Повітряне командування «Центр»,яке опікується саме Київщиною, супроводжувало цю ціль. І ціль, власне, буловідпрацьовано саме дивізіоном ЗРК Patriot, який здатний збивати балістичніракети, — поінформував Юрій Ігнат.</text:p>
      <text:p text:style-name="P4">
Він додав, що про це сьогодні<text:a xlink:type="simple" xlink:href="https://armyinform.com.ua/2023/05/06/komanduvach-povitryanyh-syl-pidtverdyv-shho-ukrayina-vpershe-zbyla-rosijsku-raketu-kyndzhal/" text:style-name="Internet_20_link" text:visited-style-name="Visited_20_Internet_20_Link">
повідомив</text:a>
 у своємуТелеграм-каналі Командувач Повітряних Сил генерал-лейтенант Микола Олещук.</text:p>
      <text:p text:style-name="P4">
Також речник Повітряних Сил зазначив, що Україна потребує якнайбільше системPatriot, бо загроза застосування росією таких ракет є по всій територіїУкраїни, особливо на східному напрямку. Але рішення про їх передачу ухвалюютьміжнародні партнери.</text:p>
      <text:p text:style-name="P4">
— Саме східний напрямок є одним із найважливіших, бо там відбуваються атаки,але також і столиця України є ціллю номер один для ворога. Найбільше інайчастіше атакують саме Київ, де розташовані всі органи нашого управління,влада і багато інфраструктурних об’єктів, — сказав Юрій Ігнат.</text:p>
      <text:p text:style-name="P4">
Водночас він нагадав, що Україна також очікує системи SAMP/T та інших, якінайближчим часом з’являться на бойовому чергуванні.</text:p>
      <text:p text:style-name="P4">
— Очікуємо SAMP/T, також очікуємо інших дивізіонів Patriot і будемо посилюватипротиповітряну оборону. Найнеобхідніше зараз те, що може захистити наше небоне лише від балістичних ракет, а й від авіації противника. Ми знаємо, щозагроза серйозна існує і щодо застосування росією авіабомб. Тому ми мусимопосилюватися і в цьому напрямку, щоб відганяти російську авіацію подалі, —сказав Юрій Ігнат.</text:p>
      <text:p text:style-name="P4">
Він ще раз зазначив, що збиття «Кинджала» — це гарна новина.</text:p>
      <text:p text:style-name="P4">
— Безумовно, там, за парєбріком, горить, але вже горить напевне не першийдень, тому що це такий фактично ляпас росії, — сказав Юрій Ігнат.</text:p>
      <text:p text:style-name="P4">
Він прокоментував наративи росіян, про те, що американське озброєння нічого незможе вдіяти проти російської зброї, мовляв, «русскоє оружие лучшеє в мірє»,однак наразі маємо підтвердження того, що американська зброя ефективно працюєпроти зброї росіян. Та додав, що гіперзвукова ракета виявилась не такою вже й«гіпер».</text:p>
      <text:p text:style-name="P4">
— Наші Повітряні Сили вдячні нашим партнерам, які нам надають таке озброєння.Ніхто не вірив, що Patriot можуть бути в Україні так швидко. Можливо, намхотілося ще раніше, але як змогли партнери, так і надали. Ми хочемо, щобпартнери бачили цю зброю в роботі. Ми вже показали декілька відео, показаливсьому світу, що усе працює успішно, — сказав Юрій Ігнат.</text:p>
      <text:p text:style-name="P4">
Source: <text:a xlink:type="simple" xlink:href="https://armyinform.com.ua/2023/05/06/yurij-ignat-zbyttya-kyndzhala-cze-faktychno-lyapas-rosiyi/" text:style-name="Internet_20_link" text:visited-style-name="Visited_20_Internet_20_Link">
https://armyinform.com.ua/2023/05/06/yurij-ignat-zbyttya-kyndzhala-cze-faktychno-lyapas-rosiyi/</text:a>
</text:p>
      <!--NEWS-->
      <text:h text:style-name="P10" text:outline-level="1">
<text:span text:style-name="T4">
Командувач Сухопутних військ ЗСУ привітав піхотинців із професійним святом</text:span>
</text:h>
      <text:p text:style-name="P4">
Author: ['АРМІЯINFORM']</text:p>
      <text:p text:style-name="P4">
Time: 2023-05-06T77:00:00-04:00</text:p>
      <text:p text:style-name="P4">
Description: Своє привітання Командувач Сухопутних військ ЗС України генерал-полковник Олександ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oto-3-syrskyj.jpeg" text:style-name="Internet_20_link" text:visited-style-name="Visited_20_Internet_20_Link">
foto-3-syrskyj.jpeg</text:a>
']</text:p>
      <text:p text:style-name="P4">
Tags: ['STOPRUSSIA', 'АГРЕСІЯ РФ', 'ГЕНЕРАЛ-ПОЛКОВНИК ОЛЕКСАНДР СИРСЬКИЙ', 'ДЕНЬ ПІХОТИ']</text:p>
      <text:p text:style-name="P4">
Category: News</text:p>
      <!--METADATA-->
      <text:p text:style-name="P4">
<draw:frame draw:style-name="fr1" draw:name="Image16" text:anchor-type="as-char" svg:width="6.9236in" svg:height="5.375754in" draw:z-index="0">
<draw:image xlink:href="../Images/AРМІЯINFORM/2023-05-06T77-00-00-04-00/foto-3-syrskyj.jpeg" xlink:type="simple" xlink:show="embed" xlink:actuate="onLoad" draw:mime-type="image/jpeg"/>
</draw:frame>
</text:p>
      <text:p text:style-name="P4">
Своє привітання Командувач Сухопутних військ ЗС України генерал-полковникОлександр Сирський <text:a xlink:type="simple" xlink:href="https://t.me/osirskiy/61" text:style-name="Internet_20_link" text:visited-style-name="Visited_20_Internet_20_Link">
розмістив</text:a>
 у Telegram:</text:p>
      <text:p text:style-name="P4">
«Дорогі воїни, піхотинці!</text:p>
      <text:p text:style-name="P4">
Сьогодні ми відзначаємо наше професійне свято!</text:p>
      <text:p text:style-name="P4">
Це свято сталевих і мужніх чоловіків. Піхота — це про витримку, мужність,відвагу та героїзм. А ще про характер — він є основою стійкості.</text:p>
      <text:p text:style-name="P4">
Як писав Карл Клаузевіц, під поняттям «сила характеру» йдеться про твердевідстоювання переконань. Байдуже, чи є останні висновками чужої або власноїсистеми поглядів, чи виникають з принципів, норм, миттєвих вражень і будь-якихінших проявів розуму.</text:p>
      <text:p text:style-name="P4">
Піхотинці — завжди там, де складно!</text:p>
      <text:p text:style-name="P4">
За останні роки війни ви продемонстрували, що навіть у найскладніших ситуаціяхможливо переламати хід подій на власну користь. І навіть там, де ворогпереважає чисельно, можливо відвоювати українську землю.</text:p>
      <text:p text:style-name="P4">
Вдалі контрнаступальні операції стали можливі завдяки чіткій дисципліні тапрофесіоналізму піхоти.</text:p>
      <text:p text:style-name="P4">
Сьогодні свято не тільки Сухопутних військ, а й захисників територіальноїоборони, десантно-штурмових військ, морської піхоти та усіх, хто пліч-о-пліч вокопах тримає лінію фронту, де точаться важкі бої.</text:p>
      <text:p text:style-name="P4">
Вічна шана полеглим героям, які віддали своє життя у боротьбі з підлимагресором. Слава всім, хто продовжує битися та безстрашно знищує ворогів.</text:p>
      <text:p text:style-name="P4">
Впевнений, що в найближчий час українська піхота підійматиме українськийпрапор над деокупованим Донецьком, Луганськом та в Криму.</text:p>
      <text:p text:style-name="P4">
З Днем піхоти, дорогі наші захисники та захисниці України!</text:p>
      <text:p text:style-name="P4">
Слава Україні!».</text:p>
      <text:p text:style-name="P4">
Source: <text:a xlink:type="simple" xlink:href="https://armyinform.com.ua/2023/05/06/komanduvach-suhoputnyh-vijsk-zsu-pryvitav-pihotyncziv-iz-profesijnym-svyatom/" text:style-name="Internet_20_link" text:visited-style-name="Visited_20_Internet_20_Link">
https://armyinform.com.ua/2023/05/06/komanduvach-suhoputnyh-vijsk-zsu-pryvitav-pihotyncziv-iz-profesijnym-svyatom/</text:a>
</text:p>
      <!--NEWS-->
      <text:h text:style-name="P10" text:outline-level="1">
<text:span text:style-name="T4">
Першочергово потрібно посилити національний ВПК  — Олексій Резніков</text:span>
</text:h>
      <text:p text:style-name="P4">
Author: ['АРМІЯINFORM']</text:p>
      <text:p text:style-name="P4">
Time: 2023-05-06T78:00:00-04:00</text:p>
      <text:p text:style-name="P4">
Description: Міністр оборони України Олексій Резніков, відповідаючи на запитання під час інтерв’ю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0982599_759271135785535_1815886209850072442_n.jpg" text:style-name="Internet_20_link" text:visited-style-name="Visited_20_Internet_20_Link">
340982599_759271135785535_1815886209850072442_n.jpg</text:a>
']</text:p>
      <text:p text:style-name="P4">
Tags: ['МІНІСТР ОБОРОНИ УКРАЇНИ', 'ОЛЕКСІЙ РЕЗНІКОВ', 'ОФІЦІЙНО']</text:p>
      <text:p text:style-name="P4">
Category: News</text:p>
      <!--METADATA-->
      <text:p text:style-name="P4">
<draw:frame draw:style-name="fr1" draw:name="Image17" text:anchor-type="as-char" svg:width="6.9236in" svg:height="4.615733in" draw:z-index="0">
<draw:image xlink:href="../Images/AРМІЯINFORM/2023-05-06T78-00-00-04-00/340982599_759271135785535_1815886209850072442_n.jpg" xlink:type="simple" xlink:show="embed" xlink:actuate="onLoad" draw:mime-type="image/jpeg"/>
</draw:frame>
</text:p>
      <text:p text:style-name="P4">
Міністр оборони України Олексій Резніков, відповідаючи на запитання під часінтерв’ю у спецпроєкті Дмитра Комарова «Рік. За кадром. Міністр» щодонеобхідних змін в Україні після перемоги над країною-агресором, сказав, щонасамперед треба посилити національний ВПК.</text:p>
      <text:p text:style-name="P4">
— Якщо дивитися на майбутнє, то нам однозначно необхідно нарощувати незалежнийнаціональний військово-промисловий комплекс. Крім того, важливо готуватинаселення з дитинства вміти чинити спротив, — зазначив в інтерв’ю ОлексійРезніков. — Вважаю, що нам не потрібна строкова служба, а має бути якийсьінший підхід, можливо аналог швейцарського резервістського варіанту.</text:p>
      <text:p text:style-name="P4">
Також він додав, що після перемоги України обов’язково має відбутисяНюрнберг-2, де судитимуть російських вбивць.</text:p>
      <text:p text:style-name="P4">
— Обов’язково має бути міжнародний суд, де злочинці-росіяни, їхнє військово-політичне керівництво має бути на лаві підсудних та отримати свої вироки. Цедуже важливо для історії, для нащадків і для них, зокрема, щоб вони розуміли,що відповідальність обов’язково настане, — наголосив Міністр оборони України.— Єдине, що місце цього трибуналу необхідно обрати. Для мене, здається,символічно мали би бути Харків або Маріуполь. Отам вони повинні сидіти, і тамдуші людей, яких вони повбивали, мають з неба побачити цей суд.</text:p>
      <text:p text:style-name="P4">
Source: <text:a xlink:type="simple" xlink:href="https://armyinform.com.ua/2023/05/06/pershochergovo-potribno-posylyty-naczionalnyj-vpk-oleksij-reznikov/" text:style-name="Internet_20_link" text:visited-style-name="Visited_20_Internet_20_Link">
https://armyinform.com.ua/2023/05/06/pershochergovo-potribno-posylyty-naczionalnyj-vpk-oleksij-reznikov/</text:a>
</text:p>
      <!--NEWS-->
      <text:h text:style-name="P10" text:outline-level="1">
<text:span text:style-name="T4">
Головнокомандувач ЗСУ провів телефонну розмову із головою Об’єднаного комітету начальників штабів США</text:span>
</text:h>
      <text:p text:style-name="P4">
Author: ['АРМІЯINFORM']</text:p>
      <text:p text:style-name="P4">
Time: 2023-05-06T79:00:00-04:00</text:p>
      <text:p text:style-name="P4">
Description: Про це Головнокомандувач ЗС України генерал Валерій Залужний повідомив у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420612_1005897150571446_8017289562036678695_n.jpg" text:style-name="Internet_20_link" text:visited-style-name="Visited_20_Internet_20_Link">
345420612_1005897150571446_8017289562036678695_n.jpg</text:a>
']</text:p>
      <text:p text:style-name="P4">
Tags: ['STOPRUSSIA', 'АГРЕСІЯ РФ', 'ВАЛЕРІЙ ЗАЛУЖНИЙ']</text:p>
      <text:p text:style-name="P4">
Category: News</text:p>
      <!--METADATA-->
      <text:p text:style-name="P4">
<draw:frame draw:style-name="fr1" draw:name="Image18" text:anchor-type="as-char" svg:width="6.9236in" svg:height="6.9236in" draw:z-index="0">
<draw:image xlink:href="../Images/AРМІЯINFORM/2023-05-06T79-00-00-04-00/345420612_1005897150571446_8017289562036678695_n.jpg" xlink:type="simple" xlink:show="embed" xlink:actuate="onLoad" draw:mime-type="image/jpeg"/>
</draw:frame>
</text:p>
      <text:p text:style-name="P4">
Про це Головнокомандувач ЗС України генерал Валерій Залужний<text:a xlink:type="simple" xlink:href="https://www.facebook.com/CinCAFU/posts/pfbid0x3o3qVvHTeMg8h4hed65Vk6gjfycQAw4nVRYfZcbS8MPFKAYgkZJdK1kmNZxUABWl" text:style-name="Internet_20_link" text:visited-style-name="Visited_20_Internet_20_Link">
повідомив</text:a>
у Facebook:</text:p>
      <text:p text:style-name="P4">
«Підтримую сталий діалог з головою Об’єднаного комітету начальників штабів СШАгенералом Марком Міллі.</text:p>
      <text:p text:style-name="P4">
Під час телефонної розмови поінформував про обстановку на фронті та підготовкудо майбутніх кроків нашої армії задля деокупації української території.</text:p>
      <text:p text:style-name="P4">
Подякував американським партнерам за черговий пакет військової допомогиУкраїні, про який напередодні оголосили у Пентагоні.</text:p>
      <text:p text:style-name="P4">
Домовилися з генералом Міллі продовжувати активно взаємодіяти. Наша мета —Перемога України!».</text:p>
      <text:p text:style-name="P4">
Source: <text:a xlink:type="simple" xlink:href="https://armyinform.com.ua/2023/05/06/golovnokomanduvach-zsu-proviv-telefonnu-rozmovu-iz-golovoyu-obyednanogo-komitetu-nachalnykiv-shtabiv-ssha/" text:style-name="Internet_20_link" text:visited-style-name="Visited_20_Internet_20_Link">
https://armyinform.com.ua/2023/05/06/golovnokomanduvach-zsu-proviv-telefonnu-rozmovu-iz-golovoyu-obyednanogo-komitetu-nachalnykiv-shtabiv-ssha/</text:a>
</text:p>
      <!--NEWS-->
      <text:h text:style-name="P10" text:outline-level="1">
<text:span text:style-name="T4">
У Координаційному штабі представили благодійну ініціативу «Маленькі серця міцніші за сталь»</text:span>
</text:h>
      <text:p text:style-name="P4">
Author: ['Євген Проворний']</text:p>
      <text:p text:style-name="P4">
Time: 2023-05-06T80:00:00-04:00</text:p>
      <text:p text:style-name="P4">
Description: У Координаційному штабі з питань поводження з військовополоненими відбувся брифінг,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25.jpg" text:style-name="Internet_20_link" text:visited-style-name="Visited_20_Internet_20_Link">
golovna-25.jpg</text:a>
', '<text:a xlink:type="simple" xlink:href="https://armyinform.com.ua/wp-content/uploads/2023/05/podolyanchuk.jpg" text:style-name="Internet_20_link" text:visited-style-name="Visited_20_Internet_20_Link">
podolyanchuk.jpg</text:a>
', '<text:a xlink:type="simple" xlink:href="https://armyinform.com.ua/wp-content/uploads/2023/05/1-28-150x150.jpg" text:style-name="Internet_20_link" text:visited-style-name="Visited_20_Internet_20_Link">
1-28-150x150.jpg</text:a>
', '<text:a xlink:type="simple" xlink:href="https://armyinform.com.ua/wp-content/uploads/2023/05/2-28-150x150.jpg" text:style-name="Internet_20_link" text:visited-style-name="Visited_20_Internet_20_Link">
2-28-150x150.jpg</text:a>
', '<text:a xlink:type="simple" xlink:href="https://armyinform.com.ua/wp-content/uploads/2023/05/3-28-150x150.jpg" text:style-name="Internet_20_link" text:visited-style-name="Visited_20_Internet_20_Link">
3-28-150x150.jpg</text:a>
', '<text:a xlink:type="simple" xlink:href="https://armyinform.com.ua/wp-content/uploads/2023/05/4-27-150x150.jpg" text:style-name="Internet_20_link" text:visited-style-name="Visited_20_Internet_20_Link">
4-27-150x150.jpg</text:a>
', '<text:a xlink:type="simple" xlink:href="https://armyinform.com.ua/wp-content/uploads/2023/05/5-17-150x150.jpg" text:style-name="Internet_20_link" text:visited-style-name="Visited_20_Internet_20_Link">
5-17-150x150.jpg</text:a>
', '<text:a xlink:type="simple" xlink:href="https://armyinform.com.ua/wp-content/uploads/2023/05/czymbalyuk.jpg" text:style-name="Internet_20_link" text:visited-style-name="Visited_20_Internet_20_Link">
czymbalyuk.jpg</text:a>
', '<text:a xlink:type="simple" xlink:href="https://armyinform.com.ua/wp-content/uploads/2023/05/ohrimenko.jpg" text:style-name="Internet_20_link" text:visited-style-name="Visited_20_Internet_20_Link">
ohrimenko.jpg</text:a>
', '<text:a xlink:type="simple" xlink:href="https://armyinform.com.ua/wp-content/uploads/2023/05/dyakun-rudyuk.jpg" text:style-name="Internet_20_link" text:visited-style-name="Visited_20_Internet_20_Link">
dyakun-rudyuk.jpg</text:a>
', '<text:a xlink:type="simple" xlink:href="https://armyinform.com.ua/wp-content/uploads/2023/05/payevska.jpg" text:style-name="Internet_20_link" text:visited-style-name="Visited_20_Internet_20_Link">
payevska.jpg</text:a>
', '<text:a xlink:type="simple" xlink:href="https://armyinform.com.ua/wp-content/uploads/2023/05/kravczova.jpg" text:style-name="Internet_20_link" text:visited-style-name="Visited_20_Internet_20_Link">
kravczova.jpg</text:a>
']</text:p>
      <text:p text:style-name="P4">
Tags: ['STOPRUSSIA', 'АГРЕСІЯ РФ', 'КООРДИНАЦІЙНИЙ ШТАБ З ПИТАНЬ ПОВОДЖЕННЯ З ВІЙСЬКОВОПОЛОНЕНИМИ']</text:p>
      <text:p text:style-name="P4">
Category: News</text:p>
      <!--METADATA-->
      <text:p text:style-name="P4">
<draw:frame draw:style-name="fr1" draw:name="Image19" text:anchor-type="as-char" svg:width="6.9236in" svg:height="4.615733in" draw:z-index="0">
<draw:image xlink:href="../Images/AРМІЯINFORM/2023-05-06T80-00-00-04-00/golovna-25.jpg" xlink:type="simple" xlink:show="embed" xlink:actuate="onLoad" draw:mime-type="image/jpeg"/>
</draw:frame>
</text:p>
      <text:p text:style-name="P4">
<text:span text:style-name="T5">
У Координаційному штабі з питань поводження з військовополоненими відбувсябрифінг, під час якого представникам ЗМІ розповіли про благодійну ініціативу«Маленькі серця міцніші за сталь».</text:span>
</text:p>
      <text:p text:style-name="P4">
<text:span text:style-name="T5">
Яку роль зіграв підбитий російський танк у благодійному проєкті? Хтодолучився до нього? Та хто допомагає сьогодні діткам, чиї мами перебувають уросійському полоні? Про це читайте в нашому матеріалі.</text:span>
</text:p>
      <text:h text:style-name="P12" text:outline-level="3">
<text:span text:style-name="T4">
<text:span text:style-name="T4">
До приймалень Координаційного штабу з питань поводження звійськовополоненими щодня звертаються приблизно 500 осіб</text:span>
</text:span>
</text:h>
      <text:p text:style-name="P4">
— У нас є один досить відомий підрозділ ГУР МОУ, він виконує досить складнізавдання. Цей підрозділ підбив російський танк Т-80БВМ. Начальник Головногоуправління розвідки МО України Кирило Буданов передав його нам дляблагодійного проєкту, з транспортуванням допоміг Головнокомандувач ЗСУ ВалерійЗалужний. Спільно з нашими американськими партнерами ми розпиляли на маленькішматочки дуло згаданого танка. Шматочки продали по всьому світу і заробилиблизько півтора мільйона гривень. Зароблені кошти вирішили поділити на дванапрямки: мілітарний (частина коштів пішла на допомогу Силам оборони. — Ред.)і гуманітарний, — розповіла голова «Благодійного фонду Діани Подолянчук» ДіанаПодолянчук.</text:p>
      <text:p text:style-name="P4">
<draw:frame draw:style-name="fr1" draw:name="Image20" text:anchor-type="as-char" svg:width="6.9236in" svg:height="5.833133in" draw:z-index="0">
<draw:image xlink:href="../Images/AРМІЯINFORM/2023-05-06T80-00-00-04-00/podolyanchuk.jpg" xlink:type="simple" xlink:show="embed" xlink:actuate="onLoad" draw:mime-type="image/jpeg"/>
</draw:frame>
</text:p>
      <text:p text:style-name="P4">
За її словами, проєкт DESTROY THE TANK реалізовується спільно зі СполученимиШтатами Америки за підтримки Збройних Сил України — Головнокомандувача ЗСУгенерала Валерія Залужного та Начальника ГУР МОУ генерал-майора КирилаБуданова.</text:p>
      <text:p text:style-name="P4">
— Ми вирішили розвивати гуманітарний напрямок — а саме допомагатиКоординаційному штабу з питань поводження з військовополоненими, — додалаДіана Подолянчук.</text:p>
      <text:p text:style-name="P4">
<text:a xlink:type="simple" xlink:href="https://armyinform.com.ua/wp-content/uploads/2023/05/1-28.jpg" text:style-name="Internet_20_link" text:visited-style-name="Visited_20_Internet_20_Link">
<draw:frame draw:style-name="fr1" draw:name="Image21" text:anchor-type="as-char" svg:width="6.9236in" svg:height="6.9236in" draw:z-index="0">
<draw:image xlink:href="../Images/AРМІЯINFORM/2023-05-06T80-00-00-04-00/1-28-150x150.jpg" xlink:type="simple" xlink:show="embed" xlink:actuate="onLoad" draw:mime-type="image/jpeg"/>
</draw:frame>
</text:a>
</text:p>
      <text:p text:style-name="P4">
<text:a xlink:type="simple" xlink:href="https://armyinform.com.ua/wp-content/uploads/2023/05/2-28.jpg" text:style-name="Internet_20_link" text:visited-style-name="Visited_20_Internet_20_Link">
<draw:frame draw:style-name="fr1" draw:name="Image22" text:anchor-type="as-char" svg:width="6.9236in" svg:height="6.9236in" draw:z-index="0">
<draw:image xlink:href="../Images/AРМІЯINFORM/2023-05-06T80-00-00-04-00/2-28-150x150.jpg" xlink:type="simple" xlink:show="embed" xlink:actuate="onLoad" draw:mime-type="image/jpeg"/>
</draw:frame>
</text:a>
</text:p>
      <text:p text:style-name="P4">
<text:a xlink:type="simple" xlink:href="https://armyinform.com.ua/wp-content/uploads/2023/05/3-28.jpg" text:style-name="Internet_20_link" text:visited-style-name="Visited_20_Internet_20_Link">
<draw:frame draw:style-name="fr1" draw:name="Image23" text:anchor-type="as-char" svg:width="6.9236in" svg:height="6.9236in" draw:z-index="0">
<draw:image xlink:href="../Images/AРМІЯINFORM/2023-05-06T80-00-00-04-00/3-28-150x150.jpg" xlink:type="simple" xlink:show="embed" xlink:actuate="onLoad" draw:mime-type="image/jpeg"/>
</draw:frame>
</text:a>
</text:p>
      <text:p text:style-name="P4">
Фото: Євген Проворний, АрміяInform</text:p>
      <text:p text:style-name="P4">
<text:a xlink:type="simple" xlink:href="https://armyinform.com.ua/wp-content/uploads/2023/05/4-27.jpg" text:style-name="Internet_20_link" text:visited-style-name="Visited_20_Internet_20_Link">
<draw:frame draw:style-name="fr1" draw:name="Image24" text:anchor-type="as-char" svg:width="6.9236in" svg:height="6.9236in" draw:z-index="0">
<draw:image xlink:href="../Images/AРМІЯINFORM/2023-05-06T80-00-00-04-00/4-27-150x150.jpg" xlink:type="simple" xlink:show="embed" xlink:actuate="onLoad" draw:mime-type="image/jpeg"/>
</draw:frame>
</text:a>
</text:p>
      <text:p text:style-name="P4">
<text:a xlink:type="simple" xlink:href="https://armyinform.com.ua/wp-content/uploads/2023/05/5-17.jpg" text:style-name="Internet_20_link" text:visited-style-name="Visited_20_Internet_20_Link">
<draw:frame draw:style-name="fr1" draw:name="Image25" text:anchor-type="as-char" svg:width="6.9236in" svg:height="6.9236in" draw:z-index="0">
<draw:image xlink:href="../Images/AРМІЯINFORM/2023-05-06T80-00-00-04-00/5-17-150x150.jpg" xlink:type="simple" xlink:show="embed" xlink:actuate="onLoad" draw:mime-type="image/jpeg"/>
</draw:frame>
</text:a>
</text:p>
      <text:p text:style-name="P4">
— Окрім роботи, яку проводить Координаційний штаб для поверненнявійськовослужбовців і цивільних, у нас також є приймальня, яка працюєбезпосередньо з родинами. До приймалень щодня звертаються приблизно 500 осіб.Це 500 родин. І у кожної сім’ї є своя історія. Часто ми знаємо ці історіїнапам`ять і знаємо, наскільки важливо працювати з родинами і підтримуватибатьків, сестер, братів, діток наших військовослужбовців і цивільних, якінезаконно утримуються росією. Хочеться, щоб наші діти почувалися захищеними,щоб хоч трішки ці дні зробити для них яскравішими, — зауважила представницяКоординаційного штабу Вікторія Цимбалюк.</text:p>
      <text:p text:style-name="P4">
Вона уточнила, що на частину коштів з продажу сувенірів, зроблених з підбитогоросійського танка, було придбано планшети для діток тих жінок, які перебуваютьу російському полоні або були звільнені з початку 2023 року.</text:p>
      <text:p text:style-name="P4">
<draw:frame draw:style-name="fr1" draw:name="Image26" text:anchor-type="as-char" svg:width="6.9236in" svg:height="5.37156in" draw:z-index="0">
<draw:image xlink:href="../Images/AРМІЯINFORM/2023-05-06T80-00-00-04-00/czymbalyuk.jpg" xlink:type="simple" xlink:show="embed" xlink:actuate="onLoad" draw:mime-type="image/jpeg"/>
</draw:frame>
</text:p>
      <text:h text:style-name="P12" text:outline-level="3">
<text:span text:style-name="T4">
<text:span text:style-name="T4">
Найчастіше замовляють такі сувеніри зі Сполучених Штатів Америки, Канади,Японії та країн Європи</text:span>
</text:span>
</text:h>
      <text:p text:style-name="P4">
— Жінки-полонені — це особливо чутлива тема. Вони мають бути репатрійовані,тобто повернуті без жодних умов. Водночас важливо підтримати маленькихукраїнців, які чекали та продовжують чекати своїх матусь з полону. Тому цейблагодійний захід для наших маленьких козачок та козаків, — зазначивпредставник Координаційного штабу Богдан Охріменко.</text:p>
      <text:p text:style-name="P4">
<draw:frame draw:style-name="fr1" draw:name="Image27" text:anchor-type="as-char" svg:width="6.9236in" svg:height="5.429256in" draw:z-index="0">
<draw:image xlink:href="../Images/AРМІЯINFORM/2023-05-06T80-00-00-04-00/ohrimenko.jpg" xlink:type="simple" xlink:show="embed" xlink:actuate="onLoad" draw:mime-type="image/jpeg"/>
</draw:frame>
</text:p>
      <text:p text:style-name="P4">
— Долучитись до цього проєкту і замовити сувенір (частинку ствола російськоготанка. — Ред.) можна на сайті нашого фонду в розділі DESTROY THE TANK.Найчастіше замовляють такі сувеніри зі Сполучених Штатів Америки, Канади,Японії та країн Європи. Люди сприймають це більше як жест на підтримку нашоїкраїни. Для них важливо долучитись до цієї підтримки в такий спосіб. Один ізнапрямків нашої роботи — співпраця з Координаційним штабом з питань поводженняз військовополоненими, — додала представниця благодійного фонду Gate ToUkraine Марина Дякун-Рудюк.</text:p>
      <text:p text:style-name="P4">
<draw:frame draw:style-name="fr1" draw:name="Image28" text:anchor-type="as-char" svg:width="6.9236in" svg:height="5.660043in" draw:z-index="0">
<draw:image xlink:href="../Images/AРМІЯINFORM/2023-05-06T80-00-00-04-00/dyakun-rudyuk.jpg" xlink:type="simple" xlink:show="embed" xlink:actuate="onLoad" draw:mime-type="image/jpeg"/>
</draw:frame>
</text:p>
      <text:p text:style-name="P4">
— Хочу подякувати всім, хто долучився до допомоги родинам полонених, усім, хтодопомагає з обмінами. Ми всі чекаємо, коли повернуться наші рідні, брати,друзі. Мені дуже боляче про це говорити і я стараюсь зробити все, що можу, абивсе це прискорити і допомогти дітям, — наголосила директор благодійноїорганізації «Українська фундація «Мрія» Юлія Паєвська, яка пережила полон.</text:p>
      <text:p text:style-name="P4">
<draw:frame draw:style-name="fr1" draw:name="Image29" text:anchor-type="as-char" svg:width="6.9236in" svg:height="5.411947in" draw:z-index="0">
<draw:image xlink:href="../Images/AРМІЯINFORM/2023-05-06T80-00-00-04-00/payevska.jpg" xlink:type="simple" xlink:show="embed" xlink:actuate="onLoad" draw:mime-type="image/jpeg"/>
</draw:frame>
</text:p>
      <text:p text:style-name="P4">
— Жінки, які перебувають у полоні, це найвразливіша категорія в цій війні. Бовони багато місяців, деякі навіть понад рік, живуть, не знаючи нічого просвоїх рідних, не знаючи нічого про своїх дітей. росія нехтує всіма положеннямиЖеневської конвенції, тому не надає інформації про людей, які в неї у полоні,не надає їм можливості спілкуватись з родинами, − розповіла представниця ГО«Рада дружин та матерів захисників України «ЖІНКИ зі СТАЛІ» Наталя Кравцова.</text:p>
      <text:p text:style-name="P4">
<draw:frame draw:style-name="fr1" draw:name="Image30" text:anchor-type="as-char" svg:width="6.9236in" svg:height="5.927898in" draw:z-index="0">
<draw:image xlink:href="../Images/AРМІЯINFORM/2023-05-06T80-00-00-04-00/kravczova.jpg" xlink:type="simple" xlink:show="embed" xlink:actuate="onLoad" draw:mime-type="image/jpeg"/>
</draw:frame>
</text:p>
      <text:p text:style-name="P4">
За словами організаторів благодійної ініціативи, DESTROY THE TANK — цеспільний проєкт благодійного фонду Gate To Ukraine та «Благодійного фондуДіани Подолянчук».</text:p>
      <text:p text:style-name="P4">
Source: <text:a xlink:type="simple" xlink:href="https://armyinform.com.ua/2023/05/06/u-koordynaczijnomu-shtabi-predstavyly-blagodijnu-inicziatyvu-malenki-serczya-micznishi-za-stal/" text:style-name="Internet_20_link" text:visited-style-name="Visited_20_Internet_20_Link">
https://armyinform.com.ua/2023/05/06/u-koordynaczijnomu-shtabi-predstavyly-blagodijnu-inicziatyvu-malenki-serczya-micznishi-za-stal/</text:a>
</text:p>
      <!--NEWS-->
      <text:h text:style-name="P10" text:outline-level="1">
<text:span text:style-name="T4">
З ворожого полону звільнили ще 45 захисників і захисниць «Азовсталі»</text:span>
</text:h>
      <text:p text:style-name="P4">
Author: ['АРМІЯINFORM']</text:p>
      <text:p text:style-name="P4">
Time: 2023-05-06T81:00:00-04:00</text:p>
      <text:p text:style-name="P4">
Description: Відбувся черговий обмін полоненими. Серед оборонців, які повернулися додому, 42 чолові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452227_1668263723597266_5750559912096392603_n.jpg" text:style-name="Internet_20_link" text:visited-style-name="Visited_20_Internet_20_Link">
345452227_1668263723597266_5750559912096392603_n.jpg</text:a>
', '<text:a xlink:type="simple" xlink:href="https://armyinform.com.ua/wp-content/uploads/2023/05/344737989_1005197027529437_4950673762597581785_n-150x150.jpg" text:style-name="Internet_20_link" text:visited-style-name="Visited_20_Internet_20_Link">
344737989_1005197027529437_4950673762597581785_n-150x150.jpg</text:a>
', '<text:a xlink:type="simple" xlink:href="https://armyinform.com.ua/wp-content/uploads/2023/05/344824722_821793276190849_5260441470892167694_n-150x150.jpg" text:style-name="Internet_20_link" text:visited-style-name="Visited_20_Internet_20_Link">
344824722_821793276190849_5260441470892167694_n-150x150.jpg</text:a>
', '<text:a xlink:type="simple" xlink:href="https://armyinform.com.ua/wp-content/uploads/2023/05/345447491_543723707707195_2156128192797922302_n-150x150.jpg" text:style-name="Internet_20_link" text:visited-style-name="Visited_20_Internet_20_Link">
345447491_543723707707195_2156128192797922302_n-150x150.jpg</text:a>
', '<text:a xlink:type="simple" xlink:href="https://armyinform.com.ua/wp-content/uploads/2023/05/345593420_223674820278136_1546737531487213610_n-150x150.jpg" text:style-name="Internet_20_link" text:visited-style-name="Visited_20_Internet_20_Link">
345593420_223674820278136_1546737531487213610_n-150x150.jpg</text:a>
']</text:p>
      <text:p text:style-name="P4">
Tags: ['STOPRUSSIA', 'АГРЕСІЯ РФ', 'АЗОВСТАЛЬ', 'ОБМІН ВІЙСЬКОВОПОЛОНЕНИМИ']</text:p>
      <text:p text:style-name="P4">
Category: News</text:p>
      <!--METADATA-->
      <text:p text:style-name="P4">
<draw:frame draw:style-name="fr1" draw:name="Image31" text:anchor-type="as-char" svg:width="6.9236in" svg:height="5.1927in" draw:z-index="0">
<draw:image xlink:href="../Images/AРМІЯINFORM/2023-05-06T81-00-00-04-00/345452227_1668263723597266_5750559912096392603_n.jpg" xlink:type="simple" xlink:show="embed" xlink:actuate="onLoad" draw:mime-type="image/jpeg"/>
</draw:frame>
</text:p>
      <text:p text:style-name="P4">
Відбувся черговий обмін полоненими. Серед оборонців, які повернулися додому,42 чоловіки й 3 жінки.</text:p>
      <text:p text:style-name="P4">
Про це<text:a xlink:type="simple" xlink:href="https://www.facebook.com/MReintegration/posts/pfbid02w42Cs4mLvL41eppkFiQbKeQ7J8DugxmhaGRSxX9MoVE6oCQGE8uLxf7PPCdWCxicl" text:style-name="Internet_20_link" text:visited-style-name="Visited_20_Internet_20_Link">
повідомляє</text:a>
Міністерство з питань реінтеграції тимчасово окупованих територій України.</text:p>
      <text:p text:style-name="P4">
Всі вони — нацгвардійці з підрозділу «Азов», створеного 9 років тому.</text:p>
      <text:p text:style-name="P4">
Обмін полоненими відбувся спільними зусиллями Офісу Президента, ГУР МОУ, СБУ,МВС, Мінреінтеграції й інших відомств.</text:p>
      <text:p text:style-name="P4">
Національне інформаційне бюро (НІБ) при Мінреінтеграції традиційно забезпечилозвільнених із полону рюкзаками з речами першої необхідності.</text:p>
      <text:p text:style-name="P4">
НІБ також надає визволеним з полону особам допомогу у відновленні документів,банківських рахунків, сім-карт. І допомагає швидше зібрати документи дляотримання від держави одноразової грошової допомоги у розмірі 100 тисячгривень.</text:p>
      <text:p text:style-name="P4">
Мінреінтеграції також надаватиме звільненим з полону жінкам супровід щодоотримання держвиплат і психологічної реабілітації.</text:p>
      <text:p text:style-name="P4">
<text:a xlink:type="simple" xlink:href="https://armyinform.com.ua/wp-content/uploads/2023/05/344737989_1005197027529437_4950673762597581785_n.jpg" text:style-name="Internet_20_link" text:visited-style-name="Visited_20_Internet_20_Link">
<draw:frame draw:style-name="fr1" draw:name="Image32" text:anchor-type="as-char" svg:width="6.9236in" svg:height="6.9236in" draw:z-index="0">
<draw:image xlink:href="../Images/AРМІЯINFORM/2023-05-06T81-00-00-04-00/344737989_1005197027529437_4950673762597581785_n-150x150.jpg" xlink:type="simple" xlink:show="embed" xlink:actuate="onLoad" draw:mime-type="image/jpeg"/>
</draw:frame>
</text:a>
</text:p>
      <text:p text:style-name="P4">
<text:a xlink:type="simple" xlink:href="https://armyinform.com.ua/wp-content/uploads/2023/05/344824722_821793276190849_5260441470892167694_n.jpg" text:style-name="Internet_20_link" text:visited-style-name="Visited_20_Internet_20_Link">
<draw:frame draw:style-name="fr1" draw:name="Image33" text:anchor-type="as-char" svg:width="6.9236in" svg:height="6.9236in" draw:z-index="0">
<draw:image xlink:href="../Images/AРМІЯINFORM/2023-05-06T81-00-00-04-00/344824722_821793276190849_5260441470892167694_n-150x150.jpg" xlink:type="simple" xlink:show="embed" xlink:actuate="onLoad" draw:mime-type="image/jpeg"/>
</draw:frame>
</text:a>
</text:p>
      <text:p text:style-name="P4">
<text:a xlink:type="simple" xlink:href="https://armyinform.com.ua/wp-content/uploads/2023/05/345447491_543723707707195_2156128192797922302_n.jpg" text:style-name="Internet_20_link" text:visited-style-name="Visited_20_Internet_20_Link">
<draw:frame draw:style-name="fr1" draw:name="Image34" text:anchor-type="as-char" svg:width="6.9236in" svg:height="6.9236in" draw:z-index="0">
<draw:image xlink:href="../Images/AРМІЯINFORM/2023-05-06T81-00-00-04-00/345447491_543723707707195_2156128192797922302_n-150x150.jpg" xlink:type="simple" xlink:show="embed" xlink:actuate="onLoad" draw:mime-type="image/jpeg"/>
</draw:frame>
</text:a>
</text:p>
      <text:p text:style-name="P4">
<text:a xlink:type="simple" xlink:href="https://armyinform.com.ua/wp-content/uploads/2023/05/345593420_223674820278136_1546737531487213610_n.jpg" text:style-name="Internet_20_link" text:visited-style-name="Visited_20_Internet_20_Link">
<draw:frame draw:style-name="fr1" draw:name="Image35" text:anchor-type="as-char" svg:width="6.9236in" svg:height="6.9236in" draw:z-index="0">
<draw:image xlink:href="../Images/AРМІЯINFORM/2023-05-06T81-00-00-04-00/345593420_223674820278136_1546737531487213610_n-150x150.jpg" xlink:type="simple" xlink:show="embed" xlink:actuate="onLoad" draw:mime-type="image/jpeg"/>
</draw:frame>
</text:a>
</text:p>
      <text:p text:style-name="P4">
Source: <text:a xlink:type="simple" xlink:href="https://armyinform.com.ua/2023/05/06/z-vorozhogo-polonu-zvilnyly-shhe-45-zahysnykiv-i-zahysnycz-azovstali/" text:style-name="Internet_20_link" text:visited-style-name="Visited_20_Internet_20_Link">
https://armyinform.com.ua/2023/05/06/z-vorozhogo-polonu-zvilnyly-shhe-45-zahysnykiv-i-zahysnycz-azovstali/</text:a>
</text:p>
      <!--NEWS-->
      <text:h text:style-name="P10" text:outline-level="1">
<text:span text:style-name="T4">
Україна обов’язково буде в НАТО — Міністр оборони України</text:span>
</text:h>
      <text:p text:style-name="P4">
Author: ['АРМІЯINFORM']</text:p>
      <text:p text:style-name="P4">
Time: 2023-05-06T82:00:00-04:00</text:p>
      <text:p text:style-name="P4">
Description: Під час інтерв’ю у спецпроєкті Дмитра Комарова «Рік. За кадром. Міністр» Олексій Резніко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04-1.jpg" text:style-name="Internet_20_link" text:visited-style-name="Visited_20_Internet_20_Link">
reznikov-04-1.jpg</text:a>
']</text:p>
      <text:p text:style-name="P4">
Tags: ['МІНІСТР ОБОРОНИ УКРАЇНИ', 'НАТО', 'ОЛЕКСІЙ РЕЗНІКОВ', 'ОФІЦІЙНО']</text:p>
      <text:p text:style-name="P4">
Category: News</text:p>
      <!--METADATA-->
      <text:p text:style-name="P4">
<draw:frame draw:style-name="fr1" draw:name="Image36" text:anchor-type="as-char" svg:width="6.9236in" svg:height="4.615733in" draw:z-index="0">
<draw:image xlink:href="../Images/AРМІЯINFORM/2023-05-06T82-00-00-04-00/reznikov-04-1.jpg" xlink:type="simple" xlink:show="embed" xlink:actuate="onLoad" draw:mime-type="image/jpeg"/>
</draw:frame>
Міністр оборони України Олексій Резніков</text:p>
      <text:p text:style-name="P4">
Під час інтерв’ю у спецпроєкті Дмитра Комарова «Рік. За кадром. Міністр»Олексій Резніков наголосив, що Україна обов’язково буде в НАТО. І насампередце станеться не через наше прагнення, а за ініціативи самого Альянсу.</text:p>
      <text:p text:style-name="P4">
— Ми сьогодні маємо усі види сучасного озброєння. І ми знаємо, як ним нищитиворога, а інші країни Європи вміють його використовувати лише на полігонах.Стратегія НАТО, яка була затверджена на останньому саміті в Мадриді,передбачає, що на найближчі десять років стратегічною загрозою НАТО є росія, —відмітив Олексій Резніков. — Якщо для НАТО стратегічна загроза росія, то вкого на сьогодні є досвід вміння бити росіян, крім українців. Ні в кого. Тожякий ще треба мати аргумент, аби Україна увійшла в Альянс.</text:p>
      <text:p text:style-name="P4">
Source: <text:a xlink:type="simple" xlink:href="https://armyinform.com.ua/2023/05/06/ukrayina-obovyazkovo-bude-v-nato-ministr-obrony-ukrayiny/" text:style-name="Internet_20_link" text:visited-style-name="Visited_20_Internet_20_Link">
https://armyinform.com.ua/2023/05/06/ukrayina-obovyazkovo-bude-v-nato-ministr-obrony-ukrayiny/</text:a>
</text:p>
      <!--NEWS-->
      <text:h text:style-name="P10" text:outline-level="1">
<text:span text:style-name="T4">
Вітання з Днем піхоти від українських артистів</text:span>
</text:h>
      <text:p text:style-name="P4">
Author: ['АРМІЯINFORM']</text:p>
      <text:p text:style-name="P4">
Time: 2023-05-06T83:00:00-04:00</text:p>
      <text:p text:style-name="P4">
Description: «Саме піхота підніме Український прапор у звільненому Криму, Донецьку та Луганськ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ДЕНЬ ПІХОТИ', 'ПРИВІТАННЯ АРТИСТІВ']</text:p>
      <text:p text:style-name="P4">
Category: News</text:p>
      <!--METADATA-->
      <text:p text:style-name="P4">
«Саме піхота підніме Український прапор у звільненому Криму, Донецьку таЛуганську!».</text:p>
      <text:p text:style-name="P4">
Дмитро Комаров, Тарас Тополя, Андрій Танчинець, Фагот, Тіна Кароль, ІванЛеньо, Святослав Вакарчук, Ольга Сумська, Даша Астаф’єва, Світлана Тарабарова,Оксана Білозір та співачка «М’ята» привітили українських захисників-піхотинцівіз професійним Днем. Відео<text:a xlink:type="simple" xlink:href="https://www.facebook.com/UALandForces/posts/pfbid0asQ9V8JNzuKcRNLrC2VUe5X4AaFUpWTpkTJv7nBjK2bvEPaMuvnu8PCJDR4fXNmDl" text:style-name="Internet_20_link" text:visited-style-name="Visited_20_Internet_20_Link">
оприлюднило</text:a>
Командування Сухопутніх військ ЗС України.</text:p>
      <text:p text:style-name="P4">
Source: <text:a xlink:type="simple" xlink:href="https://armyinform.com.ua/2023/05/06/vitannya-z-dnem-pihoty-vid-ukrayinskyh-artystiv/" text:style-name="Internet_20_link" text:visited-style-name="Visited_20_Internet_20_Link">
https://armyinform.com.ua/2023/05/06/vitannya-z-dnem-pihoty-vid-ukrayinskyh-artystiv/</text:a>
</text:p>
      <!--NEWS-->
      <text:h text:style-name="P10" text:outline-level="1">
<text:span text:style-name="T4">
Ганна Маляр провела зустріч зі Спеціальним представником Генсека НАТО з питань жінок, миру та безпеки</text:span>
</text:h>
      <text:p text:style-name="P4">
Author: ['АРМІЯINFORM']</text:p>
      <text:p text:style-name="P4">
Time: 2023-05-06T84:00:00-04:00</text:p>
      <text:p text:style-name="P4">
Description: Про це заступник Міністра оборони України Ганна Маляр повідомила у Facebook:    «М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419254_944450536707376_5222034483081925893_n.jpg" text:style-name="Internet_20_link" text:visited-style-name="Visited_20_Internet_20_Link">
345419254_944450536707376_5222034483081925893_n.jpg</text:a>
']</text:p>
      <text:p text:style-name="P4">
Tags: ['STOPRUSSIA', 'АГРЕСІЯ РФ', 'ГАННА МАЛЯР']</text:p>
      <text:p text:style-name="P4">
Category: News</text:p>
      <!--METADATA-->
      <text:p text:style-name="P4">
<draw:frame draw:style-name="fr1" draw:name="Image37" text:anchor-type="as-char" svg:width="6.9236in" svg:height="6.998606in" draw:z-index="0">
<draw:image xlink:href="../Images/AРМІЯINFORM/2023-05-06T84-00-00-04-00/345419254_944450536707376_5222034483081925893_n.jpg" xlink:type="simple" xlink:show="embed" xlink:actuate="onLoad" draw:mime-type="image/jpeg"/>
</draw:frame>
</text:p>
      <text:p text:style-name="P4">
Про це заступник Міністра оборони України Ганна Маляр<text:a xlink:type="simple" xlink:href="https://www.facebook.com/ganna.maliar/posts/pfbid0ob1DWi97NGRX7zAQo5pqg54YHNvWscBo35ySky5HpNSQCMAiCCVgXjTL2v3MiVEYl" text:style-name="Internet_20_link" text:visited-style-name="Visited_20_Internet_20_Link">
повідомила</text:a>
у Facebook:</text:p>
      <text:p text:style-name="P4">
«Мала приємну та важливу зустріч зі Спеціальним представником Генеральногосекретаря НАТО з питань жінок, миру та безпеки Ірен Феллін.</text:p>
      <text:p text:style-name="P4">
Протокол зустрічі зобов’язує написати сухою офіційною мовою. Стандартнимифразами на кшталт — «сторони обговорили важливі питання», «зустріч пройшла удружній атмосфері» тощо.</text:p>
      <text:p text:style-name="P4">
Зараз почну підбирати слова, щоб передати реальну атмосферу зустрічі і непорушити протокол.</text:p>
      <text:p text:style-name="P4">
Зустріч була емоційною та відвертою. Ірен Феллін дуже добре обізнана упитаннях нашої війни і щиро вболіває за долю України та українців.</text:p>
      <text:p text:style-name="P4">
Ірен чула мою промову на міжнародному заході у Португалії щодо проблем жінок ічоловіків у ЗСУ, які виникли внаслідок повномасштабної війни, і тепер хотілапоговорити про це детальніше.</text:p>
      <text:p text:style-name="P4">
Так, є речі, які можна обговорювати лише у такому форматі особистої зустрічі.</text:p>
      <text:p text:style-name="P4">
Вдячна Ірен Феллін за небайдужість та активну позицію».</text:p>
      <text:p text:style-name="P4">
Source: <text:a xlink:type="simple" xlink:href="https://armyinform.com.ua/2023/05/06/ganna-malyar-provela-zustrich-zi-speczialnym-predstavnykom-genseka-nato-z-pytan-zhinok-myru-ta-bezpeky/" text:style-name="Internet_20_link" text:visited-style-name="Visited_20_Internet_20_Link">
https://armyinform.com.ua/2023/05/06/ganna-malyar-provela-zustrich-zi-speczialnym-predstavnykom-genseka-nato-z-pytan-zhinok-myru-ta-bezpeky/</text:a>
</text:p>
      <!--NEWS-->
      <text:h text:style-name="P10" text:outline-level="1">
<text:span text:style-name="T4">
Виступ Володимира Зеленського під час урочистостей з нагоди Дня піхоти</text:span>
</text:h>
      <text:p text:style-name="P4">
Author: ['АРМІЯINFORM']</text:p>
      <text:p text:style-name="P4">
Time: 2023-05-06T85:00:00-04:00</text:p>
      <text:p text:style-name="P4">
Description: «Сьогодні Україна відзначає хоробрість та силу воїнів-піхотинців — те, що дає держа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 'ДЕНЬ ПІХОТИ']</text:p>
      <text:p text:style-name="P4">
Category: News</text:p>
      <!--METADATA-->
      <text:p text:style-name="P4">
«Сьогодні Україна відзначає хоробрість та силу воїнів-піхотинців — те, що даєдержаві найвагоміший результат, незламність нашої оборони.</text:p>
      <text:p text:style-name="P4">
Держава стоїть, бо ви воюєте гідно — разом із усіма українськими силамиоборони та безпеки! Дякую вам за це!</text:p>
      <text:p text:style-name="P4">
Щоразу, коли Україна говорить зі світом, бойові здобутки, які нашій державідають наші воїни, є надзвичайно переконливим аргументом.</text:p>
      <text:p text:style-name="P4">
Світові непросто позбуватись багатолітніх ілюзій про Росію — держава-злобагато зробила, щоб світ вважав, нібито це зло нездоланне.</text:p>
      <text:p text:style-name="P4">
Але українці, українські воїни, українські воїни-піхотинці демонструють, якдолається зло.</text:p>
      <text:p text:style-name="P4">
Стійкість та сміливість кожного нашого солдата знищують ілюзії світу —змінюють історію. Кожен і кожна, хто здобуває Україні успіх у боях, підштовхуєсвіт бути разом із нашою силою — бути по один бік історії з Україною», —<text:a xlink:type="simple" xlink:href="https://www.facebook.com/watch/" text:style-name="Internet_20_link" text:visited-style-name="Visited_20_Internet_20_Link">
зазначив</text:a>
 у своєму виступіглава держави.</text:p>
      <text:p text:style-name="P4">
Source: <text:a xlink:type="simple" xlink:href="https://armyinform.com.ua/2023/05/06/vystup-volodymyra-zelenskogo-pid-chas-urochystostej-z-nagody-dnya-pihoty/" text:style-name="Internet_20_link" text:visited-style-name="Visited_20_Internet_20_Link">
https://armyinform.com.ua/2023/05/06/vystup-volodymyra-zelenskogo-pid-chas-urochystostej-z-nagody-dnya-pihoty/</text:a>
</text:p>
      <!--NEWS-->
      <text:h text:style-name="P10" text:outline-level="1">
<text:span text:style-name="T4">
Авіація Сил оборони за добу завдала 5 ударів по районах зосередження особового складу та техніки росіян</text:span>
</text:h>
      <text:p text:style-name="P4">
Author: ['АРМІЯINFORM']</text:p>
      <text:p text:style-name="P4">
Time: 2023-05-06T86: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ЗСУ', 'АГРЕСІЯ РФ', 'ВТОРГНЕННЯ РФ', 'ГШ ЗСУ']</text:p>
      <text:p text:style-name="P4">
Category: News</text:p>
      <!--METADATA-->
      <text:p text:style-name="P4">
<draw:frame draw:style-name="fr1" draw:name="Image38" text:anchor-type="as-char" svg:width="6.9236in" svg:height="3.894525in" draw:z-index="0">
<draw:image xlink:href="../Images/AРМІЯINFORM/2023-05-06T86-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hRzhey1h6MSPRfcf5xgzjA5hqrTCsZtc2osw788NiHnJMKAQLtsRSZkPQWnriP42l" text:style-name="Internet_20_link" text:visited-style-name="Visited_20_Internet_20_Link">
повідомляє</text:a>
Генеральний штаб ЗС України.</text:p>
      <text:p text:style-name="P4">
«Авіація Сил оборони за добу завдала 5 ударів по районах зосередженняособового складу та військової техніки противника, а також удару по ворожомузенітно-ракетному комплексу.</text:p>
      <text:p text:style-name="P4">
Протягом цієї доби нашими захисниками було знищено 4 ударних БПЛАShahed-136/131 та 2 розвідувальних дрони.</text:p>
      <text:p text:style-name="P4">
Підрозділи ракетних військ і артилерії протягом доби уразили пункт управління,3 райони зосередження озброєння та військової техніки противника, а такожартилерійський підрозділ на вогневій позиції.</text:p>
      <text:p text:style-name="P4">
Підтримуйте Збройні Сили! Переможемо разом! Слава Україні!», — йдеться вповідомленні.</text:p>
      <text:p text:style-name="P4">
Source: <text:a xlink:type="simple" xlink:href="https://armyinform.com.ua/2023/05/06/aviacziya-syl-oborony-za-dobu-zavdala-5-udariv-po-rajonah-zoseredzhennya-osobovogo-skladu-ta-tehniky-rosiyan/" text:style-name="Internet_20_link" text:visited-style-name="Visited_20_Internet_20_Link">
https://armyinform.com.ua/2023/05/06/aviacziya-syl-oborony-za-dobu-zavdala-5-udariv-po-rajonah-zoseredzhennya-osobovogo-skladu-ta-tehniky-rosiyan/</text:a>
</text:p>
      <!--NEWS-->
      <text:h text:style-name="P10" text:outline-level="1">
<text:span text:style-name="T4">
Цієї доби росіяни завдали 6 ракетних та 25 авіаційних ударів по Україні</text:span>
</text:h>
      <text:p text:style-name="P4">
Author: ['АРМІЯINFORM']</text:p>
      <text:p text:style-name="P4">
Time: 2023-05-06T87:00:00-04:00</text:p>
      <text:p text:style-name="P4">
Description: Про це повідомляє Генеральний штаб ЗС України.    «Триває чотириста тридцять сьо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STOPRUSSIA', 'АВІАУДАРИ РФ', 'АГРЕСІЯ РФ', 'ВТОРГНЕННЯ РФ', 'ГШ ЗСУ', 'РАКЕТНІ УДАРИ РФ']</text:p>
      <text:p text:style-name="P4">
Category: News</text:p>
      <!--METADATA-->
      <text:p text:style-name="P4">
<draw:frame draw:style-name="fr1" draw:name="Image39" text:anchor-type="as-char" svg:width="6.9236in" svg:height="3.893007in" draw:z-index="0">
<draw:image xlink:href="../Images/AРМІЯINFORM/2023-05-06T87-00-00-04-00/2022-10-31-raketnyj-udar-po-harkivshhyni.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hRzhey1h6MSPRfcf5xgzjA5hqrTCsZtc2osw788NiHnJMKAQLtsRSZkPQWnriP42l" text:style-name="Internet_20_link" text:visited-style-name="Visited_20_Internet_20_Link">
повідомляє</text:a>
Генеральний штаб ЗС України.</text:p>
      <text:p text:style-name="P4">
«Триває чотириста тридцять сьома доба широкомасштабної збройної агресіїросійської федерації проти нашої держави.</text:p>
      <text:p text:style-name="P4">
Протягом цієї доби противник завдав 6 ракетних ударів, зокрема по містах ЧасівЯр, Костянтинівка та Херсон. Крім того, російська федерація завдала 25авіаційних ударів та здійснила більш як 20 обстрілів з реактивних системзалпового вогню. Зруйновано та пошкоджено приватні житлові будинки та іншацивільна інфраструктура.</text:p>
      <text:p text:style-name="P4">
Ймовірність завдання ракетних та авіаційних ударів по всій території Українизалишається високою», — йдеться в повідомленні.</text:p>
      <text:p text:style-name="P4">
Source: <text:a xlink:type="simple" xlink:href="https://armyinform.com.ua/2023/05/06/cziyeyi-doby-rosiyany-zavdaly-6-raketnyh-ta-25-aviaczijnyh-udariv-po-ukrayini/" text:style-name="Internet_20_link" text:visited-style-name="Visited_20_Internet_20_Link">
https://armyinform.com.ua/2023/05/06/cziyeyi-doby-rosiyany-zavdaly-6-raketnyh-ta-25-aviaczijnyh-udariv-po-ukrayini/</text:a>
</text:p>
      <!--NEWS-->
      <text:h text:style-name="P10" text:outline-level="1">
<text:span text:style-name="T4">
Протягом доби Сили оборони відбили понад 30 атак росіян, важкі бої тривають за міста Бахмут та Мар’їнку</text:span>
</text:h>
      <text:p text:style-name="P4">
Author: ['АРМІЯINFORM']</text:p>
      <text:p text:style-name="P4">
Time: 2023-05-06T88:00:00-04:00</text:p>
      <text:p text:style-name="P4">
Description: Про це повідомляє Генеральний штаб ЗС України.    «росіяни продовжують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561938_169733466036684_5362462622211363921_n.jpg" text:style-name="Internet_20_link" text:visited-style-name="Visited_20_Internet_20_Link">
345561938_169733466036684_5362462622211363921_n.jpg</text:a>
']</text:p>
      <text:p text:style-name="P4">
Tags: []</text:p>
      <text:p text:style-name="P4">
Category: News</text:p>
      <!--METADATA-->
      <text:p text:style-name="P4">
<draw:frame draw:style-name="fr1" draw:name="Image40" text:anchor-type="as-char" svg:width="6.9236in" svg:height="4.622945in" draw:z-index="0">
<draw:image xlink:href="../Images/AРМІЯINFORM/2023-05-06T88-00-00-04-00/345561938_169733466036684_5362462622211363921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hRzhey1h6MSPRfcf5xgzjA5hqrTCsZtc2osw788NiHnJMKAQLtsRSZkPQWnriP42l" text:style-name="Internet_20_link" text:visited-style-name="Visited_20_Internet_20_Link">
повідомляє</text:a>
Генеральний штаб ЗС України.</text:p>
      <text:p text:style-name="P4">
«росіяни продовжують зосереджувати основні зусилля на веденні наступальних дійна Бахмутському та Мар’їнському напрямках. Ведуться важкі бої за міста Бахмутта Мар’їнка. Загалом, протягом доби ворог здійснив понад 30 атак.</text:p>
      <text:p text:style-name="P4">
<text:span text:style-name="T4">
На Волинському та Поліському напрямках</text:span>
 ознак формування наступальнихугруповань не виявлено. На полігонах республіки білорусь триває підготовкапідрозділів територіальної оборони противника.</text:p>
      <text:p text:style-name="P4">
<text:span text:style-name="T4">
На Сіверському та Слобожанському напрямках</text:span>
 противник зберігає військовуприсутність у прикордонних з Україною районах. Протягом доби ворог завдававіаудари по районах населених пунктів Заріччя, Леонівка та Красний ХутірЧернігівської області. Здійснив мінометні та артилерійські обстріли населенихпунктів Залізний Міст, Леонівка, Чернігівської області; Рівне, Бояро-Лежачі,Волфине Сумської області, а також Леміщене, Гранів, Козача Лопань, Стрілеча,Лук’янці, Нескучне, Стариця, Вовчанські Хутори, Охримівка, Чорне та Хатнє наХарківщині.</text:p>
      <text:p text:style-name="P4">
<text:span text:style-name="T4">
На Куп’янському напрямку</text:span>
 противник вів безуспішні наступальні діїнеподалік населеного пункту Синьківка. Артилерійських та мінометних обстрілівзазнали Красне Перше, Дворічна, Западне, Синьківка, Піщане, Вишневе таСтельмахівка Харківської області.</text:p>
      <text:p text:style-name="P4">
<text:span text:style-name="T4">
На Лиманському напрямку</text:span>
 противник здійснює пошук слабких місць у нашійобороні. Вів наступальні дії у напрямку Білогорівки та Спірного, успіху немав. Артилерійських обстрілів зазнали Макіївка і Невське Луганської області таБілогорівка і Спірне Донецької області.</text:p>
      <text:p text:style-name="P4">
<text:span text:style-name="T4">
На Бахмутському</text:span>
 <text:span text:style-name="T4">
напрямку</text:span>
 ворог продовжує наступальні дії. Тривають боїу місті Бахмут. Протягом доби противник вів безуспішні наступальні дії унапрямках Богданівки, Іванівського, Предтечиного та Нью-Йорка. Від ворожихобстрілів постраждали Веселе, Оріхово-Василівка, Маркове, Григорівка, Бахмут,Іванівське, Часів Яр, Костянтинівка, Олександро-Шультине, Південне, Торецьк,Північне та Нью-Йорк Донецької області.</text:p>
      <text:p text:style-name="P4">
На Авдіївському напрямку противник протягом доби наступальних дій не проводив.Здійснив обстріли населених пунктів Бердичі, Авдіївка, Сєверне, Карлівка,Нетайлове та Первомайське Донецької області.</text:p>
      <text:p text:style-name="P4">
<text:span text:style-name="T4">
На Мар’їнському напрямку</text:span>
 підрозділи сил оборони відбили численні атакипротивника в районі міста Мар’їнка. В той же час, ворожих обстрілів зазналинаселені пункти Георгіївка та Побєда Донецької області.</text:p>
      <text:p text:style-name="P4">
<text:span text:style-name="T4">
На Шахтарському напрямку</text:span>
 , протягом доби, ворог наступальних дій непроводив. Обстріляв Водяне, Вугледар, Пречистівку та Золоту Ниву Донецькоїобласті.</text:p>
      <text:p text:style-name="P4">
<text:span text:style-name="T4">
На Запорізькому та Херсонському напрямках</text:span>
 противник продовжує обороннідії. Здійснив обстріли населених пунктів, що неподалік з лінією бойовогозіткнення. Зокрема це — Бурлацьке, Вільне Поле, Новопіль Донецької області;Ольгівське, Малинівка, Гуляйполе, Чарівне, Білогір’я, Мала Токмачка,Новоданилівка, Малі Щербаки, Кам’янське Запорізької області; Золота Балка,Антонівка Херсонської області та місто Херсон», — йдеться в повідомленні.</text:p>
      <text:p text:style-name="P4">
Source: <text:a xlink:type="simple" xlink:href="https://armyinform.com.ua/2023/05/06/protyagom-doby-syly-oborony-vidbyly-ponad-30-atak-rosiyan-vazhki-boyi-tryvayut-za-mista-bahmut-ta-maryinku/" text:style-name="Internet_20_link" text:visited-style-name="Visited_20_Internet_20_Link">
https://armyinform.com.ua/2023/05/06/protyagom-doby-syly-oborony-vidbyly-ponad-30-atak-rosiyan-vazhki-boyi-tryvayut-za-mista-bahmut-ta-maryinku/</text:a>
</text:p>
      <!--NEWS-->
      <text:h text:style-name="P10" text:outline-level="1">
<text:span text:style-name="T4">
В Енергодарі росіяни викрадають машини та грабують склади енергетичних підприємств</text:span>
</text:h>
      <text:p text:style-name="P4">
Author: ['АРМІЯINFORM']</text:p>
      <text:p text:style-name="P4">
Time: 2023-05-06T89:00:00-04:00</text:p>
      <text:p text:style-name="P4">
Description: Про це повідомляє Генеральний штаб ЗС України.    «російські окупанти не припиня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7rs220805b511-2048x1400-1.jpg" text:style-name="Internet_20_link" text:visited-style-name="Visited_20_Internet_20_Link">
47rs220805b511-2048x1400-1.jpg</text:a>
']</text:p>
      <text:p text:style-name="P4">
Tags: ['STOPRUSSIA', 'АГРЕСІЯ РФ', 'ВТОРГНЕННЯ РФ', 'ЕНЕРГОДАР', 'МАРОДЕРИ', 'РОСІЯНИ-ЗЛОДІЇ']</text:p>
      <text:p text:style-name="P4">
Category: News</text:p>
      <!--METADATA-->
      <text:p text:style-name="P4">
<draw:frame draw:style-name="fr1" draw:name="Image41" text:anchor-type="as-char" svg:width="6.9236in" svg:height="4.731127in" draw:z-index="0">
<draw:image xlink:href="../Images/AРМІЯINFORM/2023-05-06T89-00-00-04-00/47rs220805b511-2048x1400-1.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2hRzhey1h6MSPRfcf5xgzjA5hqrTCsZtc2osw788NiHnJMKAQLtsRSZkPQWnriP42l" text:style-name="Internet_20_link" text:visited-style-name="Visited_20_Internet_20_Link">
повідомляє</text:a>
Генеральний штаб ЗС України.</text:p>
      <text:p text:style-name="P4">
«російські окупанти не припиняють грабувати громадян України та підприємствана тимчасово захоплених територіях. У Енергодарі, станом на 5 травня, натериторії підприємства „Електропівденмонтаж-10“ не лишилось жодного легковогоавтомобіля. Розграбовано склад, а також вивезено станкове обладнання», —йдеться в повідомленні.</text:p>
      <text:p text:style-name="P4">
Source: <text:a xlink:type="simple" xlink:href="https://armyinform.com.ua/2023/05/06/v-energodari-rosiyany-vykradayut-mashyny-ta-grabuyut-sklady-energetychnyh-pidpryyemstv/" text:style-name="Internet_20_link" text:visited-style-name="Visited_20_Internet_20_Link">
https://armyinform.com.ua/2023/05/06/v-energodari-rosiyany-vykradayut-mashyny-ta-grabuyut-sklady-energetychnyh-pidpryyemstv/</text:a>
</text:p>
      <!--NEWS-->
      <text:h text:style-name="P10" text:outline-level="1">
<text:span text:style-name="T4">
Знищено ще 5 ворожих БпЛА</text:span>
</text:h>
      <text:p text:style-name="P4">
Author: ['АРМІЯINFORM']</text:p>
      <text:p text:style-name="P4">
Time: 2023-05-06T90:00:00-04:00</text:p>
      <text:p text:style-name="P4">
Description: Про це повідомляє Командування Повітряних Сил ЗСУ:    «Ворог активізував роботу Бп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599081_197301336454519_7125297270954891757_n.jpg" text:style-name="Internet_20_link" text:visited-style-name="Visited_20_Internet_20_Link">
345599081_197301336454519_7125297270954891757_n.jpg</text:a>
']</text:p>
      <text:p text:style-name="P4">
Tags: ['STOPRUSSIA', 'АГРЕСІЯ РФ', 'БПЛА']</text:p>
      <text:p text:style-name="P4">
Category: News</text:p>
      <!--METADATA-->
      <text:p text:style-name="P4">
<draw:frame draw:style-name="fr1" draw:name="Image42" text:anchor-type="as-char" svg:width="6.9236in" svg:height="6.9236in" draw:z-index="0">
<draw:image xlink:href="../Images/AРМІЯINFORM/2023-05-06T90-00-00-04-00/345599081_197301336454519_7125297270954891757_n.jpg" xlink:type="simple" xlink:show="embed" xlink:actuate="onLoad" draw:mime-type="image/jpeg"/>
</draw:frame>
</text:p>
      <text:p text:style-name="P4">
Про це<text:a xlink:type="simple" xlink:href="https://www.facebook.com/kpszsu/posts/pfbid0cwCizDc3aa7x2DvwuQ1F9CkNtXdbnz6PGeTztps2XH6dHmWnnrNX7gyWtPCiyQq5l" text:style-name="Internet_20_link" text:visited-style-name="Visited_20_Internet_20_Link">
повідомляє</text:a>
Командування Повітряних Сил ЗСУ:</text:p>
      <text:p text:style-name="P4">
«Ворог активізував роботу БпЛА різних типів по всій лінії фронту.</text:p>
      <text:p text:style-name="P4">
Протягом дня 6-го травня силами та засобами протиповітряної оборони ПовітрянихСил ЗС України знищено п’ять ворожих безпілотників: чотири — оперативно-тактичного рівня та один ударний БпЛА типу «Ланцет».</text:p>
      <text:p text:style-name="P4">
Source: <text:a xlink:type="simple" xlink:href="https://armyinform.com.ua/2023/05/06/znyshheno-shhe-5-vorozhyh-bpla/" text:style-name="Internet_20_link" text:visited-style-name="Visited_20_Internet_20_Link">
https://armyinform.com.ua/2023/05/06/znyshheno-shhe-5-vorozhyh-bpla/</text:a>
</text:p>
      <!--NEWS-->
      <text:h text:style-name="P10" text:outline-level="1">
<text:span text:style-name="T4">
Ми маємо повернути й повернемо всіх наших людей із російської неволі — Президент України</text:span>
</text:h>
      <text:p text:style-name="P4">
Author: ['АРМІЯINFORM']</text:p>
      <text:p text:style-name="P4">
Time: 2023-05-06T91:00:00-04:00</text:p>
      <text:p text:style-name="P4">
Description: https://www.youtube.com/watch?v=o8VFbJJn0xI    Про це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text:p>
      <text:p text:style-name="P4">
Category: News</text:p>
      <!--METADATA-->
      <text:p text:style-name="P4">
Про це Президент України Володимир Зеленський<text:a xlink:type="simple" xlink:href="https://www.president.gov.ua/news/mi-mayemo-povernuti-j-povernemo-vsih-nashih-lyudej-iz-rosijs-82745" text:style-name="Internet_20_link" text:visited-style-name="Visited_20_Internet_20_Link">
сказав</text:a>
 під час свого відеозвернення:</text:p>
      <text:p text:style-name="P4">
«Бажаю здоров’я, шановні українці!</text:p>
      <text:p text:style-name="P4">
Сьогодні важливий день для наших воїнів, сьогодні — день української піхоти.</text:p>
      <text:p text:style-name="P4">
Це професійне свято захисників і захисниць, яке завжди заслуговує наспеціальну увагу.</text:p>
      <text:p text:style-name="P4">
Найчисленніша складова Сухопутних військ, ті, чия стійкість найважливіша дляоборони. Ті, чия результативність особливо важлива.</text:p>
      <text:p text:style-name="P4">
Мав честь привітати сьогодні наших піхотинців, передати державні нагородибійцям і почесні відзнаки нашим бригадам за мужність і відвагу. 10-та окремагірсько-штурмова бригада, 14-та окрема механізована, 56-та окрема мотопіхотна…Дякую вам, воїни, за вашу результативність! Дякую кожному й кожній, хто маєчесть служити в українській піхоті!</text:p>
      <text:p text:style-name="P4">
Сьогодні ж передав орден «Золота Зірка» рідним нашого Героя — капітана ВалеріяГлєбова. Він загинув у бою. Він був командиром мотопіхотної роти мотопіхотногобатальйону 93-ї окремої механізованої бригади «Холодний Яр».</text:p>
      <text:p text:style-name="P4">
Цей шеврон, шеврон Героя України, мені передала його донька Вікторія. Я будуберегти його. Це велика честь для мене.</text:p>
      <text:p text:style-name="P4">
Сьогодні ж нашій команді вдалося повернути з російського полону ще 45 нашихвоїнів. 42 захисники України й три захисниці. Вони всі захищали «Азовсталь».Нацгвардійці. 35 рядових і сержантів, десять — офіцери.</text:p>
      <text:p text:style-name="P4">
Ми маємо повернути й повернемо всіх наших людей із російської неволі! Я дякуюнашій команді, яка займається обмінами. Буданов, Єрмак, Усов, малюк, Лубінець.Дякую, хлопці!</text:p>
      <text:p text:style-name="P4">
Сьогодні ж зустрівся з представниками штату Юта — одного з найсильніших штатівАмерики. Ми обговорили нашу взаємодію, і це гарний приклад того, як конкретнийштат може допомагати захищати свободу й людей. Гуманітарна підтримка, допомогавідновленню, політична взаємодія. Ми маємо достатньо можливостей, щобпрацювати разом заради спільних інтересів українців та американців.</text:p>
      <text:p text:style-name="P4">
І ще одне. Сьогодні голова уряду України та перша леді України представляютьнашу державу у Сполученому Королівстві, де відбулася коронація Короля ЧарльзаІІІ і Королеви Камілли.</text:p>
      <text:p text:style-name="P4">
Від імені всього українського народу я вітаю Їх Величностей — справжніх друзівУкраїни — із цією історичною подією, яка починає нову епоху британськоїмонархії. Бажаю Королю Чарльзу ІІІ довгих років успішного правління, а народуСполученого Королівства — процвітання та спільних із нами перемог.</text:p>
      <text:p text:style-name="P4">
Для мене було честю зустрітися особисто з Його Величністю в Лондоні, япам’ятаю нашу розмову, я пам’ятаю щиру емоцію до України й українців. І дякуюза підтримку! Дякую всім британцям!</text:p>
      <text:p text:style-name="P4">
Дякую кожному й кожній, хто допомагає захищати життя та свободу!</text:p>
      <text:p text:style-name="P4">
Слава всім нашим воїнам, які зараз у бою! Слава нашому прекрасному народу!</text:p>
      <text:p text:style-name="P4">
Слава Україні!».</text:p>
      <text:p text:style-name="P4">
Source: <text:a xlink:type="simple" xlink:href="https://armyinform.com.ua/2023/05/06/my-mayemo-povernuty-j-povernemo-vsih-nashyh-lyudej-iz-rosijskoyi-nevoli-prezydent-ukrayiny/" text:style-name="Internet_20_link" text:visited-style-name="Visited_20_Internet_20_Link">
https://armyinform.com.ua/2023/05/06/my-mayemo-povernuty-j-povernemo-vsih-nashyh-lyudej-iz-rosijskoyi-nevoli-prezydent-ukrayiny/</text:a>
</text:p>
      <!--NEWS-->
      <text:h text:style-name="P10" text:outline-level="1">
<text:span text:style-name="T4">
7 очікувань Міністра оборони України від Вільнюського саміту НАТО</text:span>
</text:h>
      <text:p text:style-name="P4">
Author: ['АРМІЯINFORM']</text:p>
      <text:p text:style-name="P4">
Time: 2023-05-06T92:00:00-04:00</text:p>
      <text:p text:style-name="P4">
Description: Про 7 очікувань Міністра оборони України Олексія Резнікова від Вільнюського саміту Н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1683382388.jpeg" text:style-name="Internet_20_link" text:visited-style-name="Visited_20_Internet_20_Link">
photo1683382388.jpeg</text:a>
']</text:p>
      <text:p text:style-name="P4">
Tags: ['STOPRUSSIA', 'АГРЕСІЯ РФ', 'ВІЛЬНЮСЬКИЙ САМІТ', 'ОЛЕКСІЙ РЕЗНІКОВ']</text:p>
      <text:p text:style-name="P4">
Category: News</text:p>
      <!--METADATA-->
      <text:p text:style-name="P4">
<draw:frame draw:style-name="fr1" draw:name="Image43" text:anchor-type="as-char" svg:width="6.9236in" svg:height="7.919757in" draw:z-index="0">
<draw:image xlink:href="../Images/AРМІЯINFORM/2023-05-06T92-00-00-04-00/photo1683382388.jpeg" xlink:type="simple" xlink:show="embed" xlink:actuate="onLoad" draw:mime-type="image/jpeg"/>
</draw:frame>
</text:p>
      <text:p text:style-name="P4">
Про 7 очікувань Міністра оборони України Олексія Резнікова від Вільнюськогосаміту НАТО <text:a xlink:type="simple" xlink:href="https://t.me/militarymediacenter/1874" text:style-name="Internet_20_link" text:visited-style-name="Visited_20_Internet_20_Link">
повідомляє</text:a>
 Military MediaCenter:</text:p>
      <text:p text:style-name="P4">
1️⃣ пропозиції Україні до кінця 2023 року чіткого алгоритму членства;</text:p>
      <text:p text:style-name="P4">
2️⃣ прихильність НАТО до членства України;</text:p>
      <text:p text:style-name="P4">
3️⃣ гарантування безпеки України до вступу в Альянс;</text:p>
      <text:p text:style-name="P4">
4️⃣ готовність НАТО підтримати українську формулу миру;</text:p>
      <text:p text:style-name="P4">
5️⃣ забезпечення оборонних потреб України, включно з ППО, танками і бойовимилітаками;</text:p>
      <text:p text:style-name="P4">
6️⃣ створення механізму кризових консультацій з Україною в рамках статті 4Статуту НАТО;</text:p>
      <text:p text:style-name="P4">
7️⃣ переформатування Комісії НАТО-Україна в Раду НАТО-Україна з переходуУкраїни на стандарти НАТО в оборонних системах, медичній допомозі тарозмінуванні.</text:p>
      <text:p text:style-name="P4">
Source: <text:a xlink:type="simple" xlink:href="https://armyinform.com.ua/2023/05/06/7-ochikuvan-ministra-oborony-ukrayiny-vid-vilnyuskogo-samitu-nato/" text:style-name="Internet_20_link" text:visited-style-name="Visited_20_Internet_20_Link">
https://armyinform.com.ua/2023/05/06/7-ochikuvan-ministra-oborony-ukrayiny-vid-vilnyuskogo-samitu-nato/</text:a>
</text:p>
      <!--NEWS-->
      <text:h text:style-name="P10" text:outline-level="1">
<text:span text:style-name="T4">
Почесною відзнакою «За мужність та відвагу» Президент України відзначив три бригади ЗСУ</text:span>
</text:h>
      <text:p text:style-name="P4">
Author: ['АРМІЯINFORM']</text:p>
      <text:p text:style-name="P4">
Time: 2023-05-06T93:00:00-04:00</text:p>
      <text:p text:style-name="P4">
Description: Про це йдеться в Указі Президента України № 265/2023 «Про відзначення почесною відзнак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yro-image-1536x1022-1.jpg" text:style-name="Internet_20_link" text:visited-style-name="Visited_20_Internet_20_Link">
zyro-image-1536x1022-1.jpg</text:a>
']</text:p>
      <text:p text:style-name="P4">
Tags: ['STOPRUSSIA', 'АГРЕСІЯ РФ', 'ВІДЗНАКА «ЗА\xa0МУЖНІСТЬ ТА\xa0ВІДВАГУ»']</text:p>
      <text:p text:style-name="P4">
Category: News</text:p>
      <!--METADATA-->
      <text:p text:style-name="P4">
<draw:frame draw:style-name="fr1" draw:name="Image44" text:anchor-type="as-char" svg:width="6.9236in" svg:height="4.604194in" draw:z-index="0">
<draw:image xlink:href="../Images/AРМІЯINFORM/2023-05-06T93-00-00-04-00/zyro-image-1536x1022-1.jpg" xlink:type="simple" xlink:show="embed" xlink:actuate="onLoad" draw:mime-type="image/jpeg"/>
</draw:frame>
 Ілюстративне фото</text:p>
      <text:p text:style-name="P4">
Про це <text:a xlink:type="simple" xlink:href="https://www.president.gov.ua/documents/2652023-46693" text:style-name="Internet_20_link" text:visited-style-name="Visited_20_Internet_20_Link">
йдеться</text:a>
 в УказіПрезидента України № 265/2023 «Про відзначення почесною відзнакою «За мужністьта відвагу»:</text:p>
      <text:p text:style-name="P4">
«З метою гідного вшанування мужності та героїзму, виявлених під час захистудержавного суверенітету, незалежності, територіальної цілісності України,постановляю:</text:p>
      <text:p text:style-name="P4">
1. Відзначити почесною відзнакою «За мужність та відвагу» такі військовічастини Сухопутних військ Збройних Сил України:</text:p>
      <text:p text:style-name="P4">
10 окрема гірсько-штурмова бригада «Едельвейс»;</text:p>
      <text:p text:style-name="P4">
14 окрема механізована бригада імені князя Романа Великого;</text:p>
      <text:p text:style-name="P4">
56 окрема мотопіхотна Маріупольська бригада.</text:p>
      <text:p text:style-name="P4">
Президент України В.ЗЕЛЕНСЬКИЙ</text:p>
      <text:p text:style-name="P4">
5 травня 2023 року»</text:p>
      <text:p text:style-name="P4">
Source: <text:a xlink:type="simple" xlink:href="https://armyinform.com.ua/2023/05/06/pochesnoyu-vidznakoyu-za-muzhnist-ta-vidvagu-prezydent-ukrayiny-vidznachyv-try-brygady-zsu/" text:style-name="Internet_20_link" text:visited-style-name="Visited_20_Internet_20_Link">
https://armyinform.com.ua/2023/05/06/pochesnoyu-vidznakoyu-za-muzhnist-ta-vidvagu-prezydent-ukrayiny-vidznachyv-try-brygady-zsu/</text:a>
</text:p>
      <!--NEWS-->
      <text:h text:style-name="P10" text:outline-level="1">
<text:span text:style-name="T4">
російські командири відкрито називають своїх підлеглих гарматним м’ясом</text:span>
</text:h>
      <text:p text:style-name="P4">
Author: ['АРМІЯINFORM']</text:p>
      <text:p text:style-name="P4">
Time: 2023-05-06T94:00:00-04:00</text:p>
      <text:p text:style-name="P4">
Description: Про це повідомляє Генеральний штаб ЗС України.    «Дедалі частіше надходи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prymusova-mobilizacziya-tot.jpg" text:style-name="Internet_20_link" text:visited-style-name="Visited_20_Internet_20_Link">
prymusova-mobilizacziya-tot.jpg</text:a>
']</text:p>
      <text:p text:style-name="P4">
Tags: ['STOPRUSSIA', 'АГРЕСІЯ РФ', 'ВІЙСЬКОВІ РФ', 'ВТОРГНЕННЯ РФ', 'ГШ ЗСУ']</text:p>
      <text:p text:style-name="P4">
Category: News</text:p>
      <!--METADATA-->
      <text:p text:style-name="P4">
<draw:frame draw:style-name="fr1" draw:name="Image45" text:anchor-type="as-char" svg:width="6.9236in" svg:height="4.032997in" draw:z-index="0">
<draw:image xlink:href="../Images/AРМІЯINFORM/2023-05-06T94-00-00-04-00/prymusova-mobilizacziya-tot.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hRzhey1h6MSPRfcf5xgzjA5hqrTCsZtc2osw788NiHnJMKAQLtsRSZkPQWnriP42l" text:style-name="Internet_20_link" text:visited-style-name="Visited_20_Internet_20_Link">
повідомляє</text:a>
Генеральний штаб ЗС України.</text:p>
      <text:p text:style-name="P4">
«Дедалі частіше надходить інформація про низький рівень морально-психологічного стану особового складу противника.</text:p>
      <text:p text:style-name="P4">
Так, в одному з підрозділів російських окупаційних військ, що перебуває уселищі Муліно Нижньогородської області, командири відкрито називають підлеглихгарматним м’ясом.</text:p>
      <text:p text:style-name="P4">
Крім того, військовослужбовці скаржаться на незадовільне медичне забезпечення,а також забезпеченість засобами індивідуального захисту та екіпіруванням.</text:p>
      <text:p text:style-name="P4">
Близько 50% відсотків особового складу не мають можливості оформити платіжнікартки, мають побоювання, що в разі їхньої загибелі їхні кошти не дістанутьсясім’ям», — ідеться в повідомленні.</text:p>
      <text:p text:style-name="P4">
Source: <text:a xlink:type="simple" xlink:href="https://armyinform.com.ua/2023/05/06/rosijski-komandyry-vidkryto-nazyvayut-svoyih-pidleglyh-garmatnym-myasom/" text:style-name="Internet_20_link" text:visited-style-name="Visited_20_Internet_20_Link">
https://armyinform.com.ua/2023/05/06/rosijski-komandyry-vidkryto-nazyvayut-svoyih-pidleglyh-garmatnym-myasom/</text:a>
</text:p>
      <!--NEWS-->
      <text:h text:style-name="P10" text:outline-level="1">
<text:span text:style-name="T4">
СБУ зірвала втечу двох поплічників рф, які допомагали ворогу на Херсонщині</text:span>
</text:h>
      <text:p text:style-name="P4">
Author: ['АРМІЯINFORM']</text:p>
      <text:p text:style-name="P4">
Time: 2023-05-06T95:00:00-04:00</text:p>
      <text:p text:style-name="P4">
Description: Служба безпеки затримала ще двох прихильників рф у результаті масштабних контрдиверсі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КОЛАБОРАНТИ', 'СБУ']</text:p>
      <text:p text:style-name="P4">
Category: News</text:p>
      <!--METADATA-->
      <text:p text:style-name="P4">
<draw:frame draw:style-name="fr1" draw:name="Image46" text:anchor-type="as-char" svg:width="6.9236in" svg:height="3.555362in" draw:z-index="0">
<draw:image xlink:href="../Images/AРМІЯINFORM/2023-05-06T95-00-00-04-00/232191481_149444590648295_3523033550936501027_n.jpg" xlink:type="simple" xlink:show="embed" xlink:actuate="onLoad" draw:mime-type="image/jpeg"/>
</draw:frame>
Ілюстративне фото</text:p>
      <text:p text:style-name="P4">
Служба безпеки<text:a xlink:type="simple" xlink:href="https://www.facebook.com/SecurSerUkraine/posts/pfbid0rcPtrxc4VButjTzTxuyQJRLw8bmRBnw9AcPhD8p6wZpUhvPmERb3zM1NqEkLmQm9l" text:style-name="Internet_20_link" text:visited-style-name="Visited_20_Internet_20_Link">
затримала</text:a>
ще двох прихильників рф у результаті масштабних контрдиверсійних заходів назвільненій частині Херсонщини.</text:p>
      <text:p text:style-name="P4">
Зловмисниками виявились місцеві жителі: батько і син, які підтримализагарбників під час тимчасової окупації регіону.</text:p>
      <text:p text:style-name="P4">
Після звільнення правобережної Херсонщини молодший чоловік продовживпідтримувати контакт з російськими військовими, які втекли на лівий берегДніпра.</text:p>
      <text:p text:style-name="P4">
За даними слідства, він «зливав» окупантам місця базування та переміщення Силоборони на території Білозерського району.</text:p>
      <text:p text:style-name="P4">
Найбільше ворога цікавили локації бойових позицій ствольної артилерії ЗСУ.</text:p>
      <text:p text:style-name="P4">
Також фігурант інформував загарбників про наслідки російських повітряних атакна місцеві об’єкти критичної інфраструктури, соціальні установи та житловібудинки.</text:p>
      <text:p text:style-name="P4">
Розвіддані окупанти використовували для коригування повторних ракетно-артилерійських ударів по населених пунктах Білозерка, Кізомис і Велетенське, утому числі із застосуванням керованих авіабомб.</text:p>
      <text:p text:style-name="P4">
Для комунікації зрадник використовував анонімні месенджери, а передачурозвідінформації здійснював у вигляді текстових і аудіоповідомлень, а такожелектронних координат.</text:p>
      <text:p text:style-name="P4">
При цьому, батько ворожого коригувальника під час тимчасової окупації Херсонадобровільно погодився на призначення до створеного загарбниками «міністерствасільського господарства та рибальства Херсонської області».</text:p>
      <text:p text:style-name="P4">
Перебуваючи на керівній «посаді», він виконував вказівки гауляйтера Сальдощодо поширення кремлівського режиму на території регіону.</text:p>
      <text:p text:style-name="P4">
Встановлено, що колаборант регулярно брав участь у нарадах під головуваннямокупаційного «міністра» і закликав людей підтримати загарбників.</text:p>
      <text:p text:style-name="P4">
Крім того, він змушував місцевих аграріїв працювати на користь країни-агресора. У разі відмови – погрожував репресіями з боку каральних органів рф.</text:p>
      <text:p text:style-name="P4">
Розуміючи невідворотність покарання за вчинені злочини, обидва фігурантипланували втечу на тимчасово захоплену частину Херсонщини.</text:p>
      <text:p text:style-name="P4">
Для цього вели переговори з окупантами щодо проведення «евакуації».</text:p>
      <text:p text:style-name="P4">
Однак, співробітники Служби безпеки своєчасно викрили зловмисників і затрималиїх.</text:p>
      <text:p text:style-name="P4">
На підставі зібраних доказів слідчі СБУ повідомили ворожому коригувальнику пропідозру за ч. 2 ст. 111 (державна зрада, вчинена в умовах воєнного стану), айого батьку – за ч. 5 ст. 111-1 (колабораційна діяльність) Кримінальногокодексу України.</text:p>
      <text:p text:style-name="P4">
Наразі обидва зловмисники перебувають під вартою. Триває розслідування длявстановлення всіх обставин злочину і притягнення винних до відповідальності.</text:p>
      <text:p text:style-name="P4">
Контрдиверсійні заходи проводили співробітники СБУ в Херсонській області запроцесуального керівництва обласної прокуратури.</text:p>
      <text:p text:style-name="P4">
Source: <text:a xlink:type="simple" xlink:href="https://armyinform.com.ua/2023/05/06/sbu-zirvala-vtechu-dvoh-poplichnykiv-rf-yaki-dopomagaly-vorogu-na-hersonshhyni/" text:style-name="Internet_20_link" text:visited-style-name="Visited_20_Internet_20_Link">
https://armyinform.com.ua/2023/05/06/sbu-zirvala-vtechu-dvoh-poplichnykiv-rf-yaki-dopomagaly-vorogu-na-hersonshhyni/</text:a>
</text:p>
      <!--NEWS-->
      <text:h text:style-name="P10" text:outline-level="1">
<text:span text:style-name="T4">
Українські морпіхи підтримують навички з вогневої підготовки</text:span>
</text:h>
      <text:p text:style-name="P4">
Author: ['АРМІЯINFORM']</text:p>
      <text:p text:style-name="P4">
Time: 2023-05-06T96:00:00-04:00</text:p>
      <text:p text:style-name="P4">
Description: Про це йдеться у повідомленні ВМС ЗС України:    «Українські морські піхотин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4547283_788178359286444_6056673073977343410_n.jpg" text:style-name="Internet_20_link" text:visited-style-name="Visited_20_Internet_20_Link">
344547283_788178359286444_6056673073977343410_n.jpg</text:a>
', '<text:a xlink:type="simple" xlink:href="https://armyinform.com.ua/wp-content/uploads/2023/05/344000609_2317306275123458_3974039771555639074_n-150x150.jpg" text:style-name="Internet_20_link" text:visited-style-name="Visited_20_Internet_20_Link">
344000609_2317306275123458_3974039771555639074_n-150x150.jpg</text:a>
', '<text:a xlink:type="simple" xlink:href="https://armyinform.com.ua/wp-content/uploads/2023/05/344393261_249865827548559_1263438314601649190_n-150x150.jpg" text:style-name="Internet_20_link" text:visited-style-name="Visited_20_Internet_20_Link">
344393261_249865827548559_1263438314601649190_n-150x150.jpg</text:a>
', '<text:a xlink:type="simple" xlink:href="https://armyinform.com.ua/wp-content/uploads/2023/05/344698781_770859191351421_1765689977540530875_n-150x150.jpg" text:style-name="Internet_20_link" text:visited-style-name="Visited_20_Internet_20_Link">
344698781_770859191351421_1765689977540530875_n-150x150.jpg</text:a>
', '<text:a xlink:type="simple" xlink:href="https://armyinform.com.ua/wp-content/uploads/2023/05/345071461_768604664803084_30857586329907468_n-150x150.jpg" text:style-name="Internet_20_link" text:visited-style-name="Visited_20_Internet_20_Link">
345071461_768604664803084_30857586329907468_n-150x150.jpg</text:a>
', '<text:a xlink:type="simple" xlink:href="https://armyinform.com.ua/wp-content/uploads/2023/05/345447711_606546211405951_4108454640402040050_n-150x150.jpg" text:style-name="Internet_20_link" text:visited-style-name="Visited_20_Internet_20_Link">
345447711_606546211405951_4108454640402040050_n-150x150.jpg</text:a>
', '<text:a xlink:type="simple" xlink:href="https://armyinform.com.ua/wp-content/uploads/2023/05/345450980_232259032744126_1260553145642037009_n-150x150.jpg" text:style-name="Internet_20_link" text:visited-style-name="Visited_20_Internet_20_Link">
345450980_232259032744126_1260553145642037009_n-150x150.jpg</text:a>
', '<text:a xlink:type="simple" xlink:href="https://armyinform.com.ua/wp-content/uploads/2023/05/345450980_3211315939159023_9052386862747969743_n-150x150.jpg" text:style-name="Internet_20_link" text:visited-style-name="Visited_20_Internet_20_Link">
345450980_3211315939159023_9052386862747969743_n-150x150.jpg</text:a>
', '<text:a xlink:type="simple" xlink:href="https://armyinform.com.ua/wp-content/uploads/2023/05/345451575_758855142436287_903879792692173176_n-150x150.jpg" text:style-name="Internet_20_link" text:visited-style-name="Visited_20_Internet_20_Link">
345451575_758855142436287_903879792692173176_n-150x150.jpg</text:a>
', '<text:a xlink:type="simple" xlink:href="https://armyinform.com.ua/wp-content/uploads/2023/05/345456353_981856383250999_7663699566592861940_n-150x150.jpg" text:style-name="Internet_20_link" text:visited-style-name="Visited_20_Internet_20_Link">
345456353_981856383250999_7663699566592861940_n-150x150.jpg</text:a>
', '<text:a xlink:type="simple" xlink:href="https://armyinform.com.ua/wp-content/uploads/2023/05/345458104_895941781490846_1433059254335478437_n-150x150.jpg" text:style-name="Internet_20_link" text:visited-style-name="Visited_20_Internet_20_Link">
345458104_895941781490846_1433059254335478437_n-150x150.jpg</text:a>
', '<text:a xlink:type="simple" xlink:href="https://armyinform.com.ua/wp-content/uploads/2023/05/345461068_983524266160113_3132960177275386790_n-150x150.jpg" text:style-name="Internet_20_link" text:visited-style-name="Visited_20_Internet_20_Link">
345461068_983524266160113_3132960177275386790_n-150x150.jpg</text:a>
', '<text:a xlink:type="simple" xlink:href="https://armyinform.com.ua/wp-content/uploads/2023/05/345469663_771832520950558_2270270761723913755_n-150x150.jpg" text:style-name="Internet_20_link" text:visited-style-name="Visited_20_Internet_20_Link">
345469663_771832520950558_2270270761723913755_n-150x150.jpg</text:a>
', '<text:a xlink:type="simple" xlink:href="https://armyinform.com.ua/wp-content/uploads/2023/05/345573354_162155996814741_1906949450506445878_n-150x150.jpg" text:style-name="Internet_20_link" text:visited-style-name="Visited_20_Internet_20_Link">
345573354_162155996814741_1906949450506445878_n-150x150.jpg</text:a>
', '<text:a xlink:type="simple" xlink:href="https://armyinform.com.ua/wp-content/uploads/2023/05/345653926_249927864372149_3207295380449602624_n-150x150.jpg" text:style-name="Internet_20_link" text:visited-style-name="Visited_20_Internet_20_Link">
345653926_249927864372149_3207295380449602624_n-150x150.jpg</text:a>
']</text:p>
      <text:p text:style-name="P4">
Tags: ['STOPRUSSIA', 'АГРЕСІЯ РФ']</text:p>
      <text:p text:style-name="P4">
Category: News</text:p>
      <!--METADATA-->
      <text:p text:style-name="P4">
<draw:frame draw:style-name="fr1" draw:name="Image47" text:anchor-type="as-char" svg:width="6.9236in" svg:height="4.615733in" draw:z-index="0">
<draw:image xlink:href="../Images/AРМІЯINFORM/2023-05-06T96-00-00-04-00/344547283_788178359286444_6056673073977343410_n.jpg" xlink:type="simple" xlink:show="embed" xlink:actuate="onLoad" draw:mime-type="image/jpeg"/>
</draw:frame>
</text:p>
      <text:p text:style-name="P4">
Про це<text:a xlink:type="simple" xlink:href="https://www.facebook.com/navy.mil.gov.ua/posts/pfbid0zNfo32f3qPSsxHv2isJdRE6JQCekTz3DBdaK1YCLTGWJJqz2r1uuUDqmmcTyvwJWl" text:style-name="Internet_20_link" text:visited-style-name="Visited_20_Internet_20_Link">
йдеться</text:a>
у повідомленні ВМС ЗС України:</text:p>
      <text:p text:style-name="P4">
«Українські морські піхотинці продовжують вдосконалювати свої знання тапідтримувати навички на належному рівні, щоб й надалі ефективно протистоятиагресії російських фашистських військ.</text:p>
      <text:p text:style-name="P4">
Не дивлячись на щільний графік повсякденних завдань, морпіхи приділяють великуувагу відпрацюванню різних вправ з вогневої підготовки, адже коженвійськовослужбовець має не тільки досконально знати власну зброю, а й успішноїї використовувати, знищуючи російських окупантів».</text:p>
      <text:p text:style-name="P4">
<text:a xlink:type="simple" xlink:href="https://armyinform.com.ua/wp-content/uploads/2023/05/344000609_2317306275123458_3974039771555639074_n.jpg" text:style-name="Internet_20_link" text:visited-style-name="Visited_20_Internet_20_Link">
<draw:frame draw:style-name="fr1" draw:name="Image48" text:anchor-type="as-char" svg:width="6.9236in" svg:height="6.9236in" draw:z-index="0">
<draw:image xlink:href="../Images/AРМІЯINFORM/2023-05-06T96-00-00-04-00/344000609_2317306275123458_3974039771555639074_n-150x150.jpg" xlink:type="simple" xlink:show="embed" xlink:actuate="onLoad" draw:mime-type="image/jpeg"/>
</draw:frame>
</text:a>
</text:p>
      <text:p text:style-name="P4">
<text:a xlink:type="simple" xlink:href="https://armyinform.com.ua/wp-content/uploads/2023/05/344393261_249865827548559_1263438314601649190_n.jpg" text:style-name="Internet_20_link" text:visited-style-name="Visited_20_Internet_20_Link">
<draw:frame draw:style-name="fr1" draw:name="Image49" text:anchor-type="as-char" svg:width="6.9236in" svg:height="6.9236in" draw:z-index="0">
<draw:image xlink:href="../Images/AРМІЯINFORM/2023-05-06T96-00-00-04-00/344393261_249865827548559_1263438314601649190_n-150x150.jpg" xlink:type="simple" xlink:show="embed" xlink:actuate="onLoad" draw:mime-type="image/jpeg"/>
</draw:frame>
</text:a>
</text:p>
      <text:p text:style-name="P4">
<text:a xlink:type="simple" xlink:href="https://armyinform.com.ua/wp-content/uploads/2023/05/344698781_770859191351421_1765689977540530875_n.jpg" text:style-name="Internet_20_link" text:visited-style-name="Visited_20_Internet_20_Link">
<draw:frame draw:style-name="fr1" draw:name="Image50" text:anchor-type="as-char" svg:width="6.9236in" svg:height="6.9236in" draw:z-index="0">
<draw:image xlink:href="../Images/AРМІЯINFORM/2023-05-06T96-00-00-04-00/344698781_770859191351421_1765689977540530875_n-150x150.jpg" xlink:type="simple" xlink:show="embed" xlink:actuate="onLoad" draw:mime-type="image/jpeg"/>
</draw:frame>
</text:a>
</text:p>
      <text:p text:style-name="P4">
<text:a xlink:type="simple" xlink:href="https://armyinform.com.ua/wp-content/uploads/2023/05/345071461_768604664803084_30857586329907468_n.jpg" text:style-name="Internet_20_link" text:visited-style-name="Visited_20_Internet_20_Link">
<draw:frame draw:style-name="fr1" draw:name="Image51" text:anchor-type="as-char" svg:width="6.9236in" svg:height="6.9236in" draw:z-index="0">
<draw:image xlink:href="../Images/AРМІЯINFORM/2023-05-06T96-00-00-04-00/345071461_768604664803084_30857586329907468_n-150x150.jpg" xlink:type="simple" xlink:show="embed" xlink:actuate="onLoad" draw:mime-type="image/jpeg"/>
</draw:frame>
</text:a>
</text:p>
      <text:p text:style-name="P4">
<text:a xlink:type="simple" xlink:href="https://armyinform.com.ua/wp-content/uploads/2023/05/345447711_606546211405951_4108454640402040050_n.jpg" text:style-name="Internet_20_link" text:visited-style-name="Visited_20_Internet_20_Link">
<draw:frame draw:style-name="fr1" draw:name="Image52" text:anchor-type="as-char" svg:width="6.9236in" svg:height="6.9236in" draw:z-index="0">
<draw:image xlink:href="../Images/AРМІЯINFORM/2023-05-06T96-00-00-04-00/345447711_606546211405951_4108454640402040050_n-150x150.jpg" xlink:type="simple" xlink:show="embed" xlink:actuate="onLoad" draw:mime-type="image/jpeg"/>
</draw:frame>
</text:a>
</text:p>
      <text:p text:style-name="P4">
<text:a xlink:type="simple" xlink:href="https://armyinform.com.ua/wp-content/uploads/2023/05/345450980_232259032744126_1260553145642037009_n.jpg" text:style-name="Internet_20_link" text:visited-style-name="Visited_20_Internet_20_Link">
<draw:frame draw:style-name="fr1" draw:name="Image53" text:anchor-type="as-char" svg:width="6.9236in" svg:height="6.9236in" draw:z-index="0">
<draw:image xlink:href="../Images/AРМІЯINFORM/2023-05-06T96-00-00-04-00/345450980_232259032744126_1260553145642037009_n-150x150.jpg" xlink:type="simple" xlink:show="embed" xlink:actuate="onLoad" draw:mime-type="image/jpeg"/>
</draw:frame>
</text:a>
</text:p>
      <text:p text:style-name="P4">
<text:a xlink:type="simple" xlink:href="https://armyinform.com.ua/wp-content/uploads/2023/05/345450980_3211315939159023_9052386862747969743_n.jpg" text:style-name="Internet_20_link" text:visited-style-name="Visited_20_Internet_20_Link">
<draw:frame draw:style-name="fr1" draw:name="Image54" text:anchor-type="as-char" svg:width="6.9236in" svg:height="6.9236in" draw:z-index="0">
<draw:image xlink:href="../Images/AРМІЯINFORM/2023-05-06T96-00-00-04-00/345450980_3211315939159023_9052386862747969743_n-150x150.jpg" xlink:type="simple" xlink:show="embed" xlink:actuate="onLoad" draw:mime-type="image/jpeg"/>
</draw:frame>
</text:a>
</text:p>
      <text:p text:style-name="P4">
<text:a xlink:type="simple" xlink:href="https://armyinform.com.ua/wp-content/uploads/2023/05/345451575_758855142436287_903879792692173176_n.jpg" text:style-name="Internet_20_link" text:visited-style-name="Visited_20_Internet_20_Link">
<draw:frame draw:style-name="fr1" draw:name="Image55" text:anchor-type="as-char" svg:width="6.9236in" svg:height="6.9236in" draw:z-index="0">
<draw:image xlink:href="../Images/AРМІЯINFORM/2023-05-06T96-00-00-04-00/345451575_758855142436287_903879792692173176_n-150x150.jpg" xlink:type="simple" xlink:show="embed" xlink:actuate="onLoad" draw:mime-type="image/jpeg"/>
</draw:frame>
</text:a>
</text:p>
      <text:p text:style-name="P4">
<text:a xlink:type="simple" xlink:href="https://armyinform.com.ua/wp-content/uploads/2023/05/345456353_981856383250999_7663699566592861940_n.jpg" text:style-name="Internet_20_link" text:visited-style-name="Visited_20_Internet_20_Link">
<draw:frame draw:style-name="fr1" draw:name="Image56" text:anchor-type="as-char" svg:width="6.9236in" svg:height="6.9236in" draw:z-index="0">
<draw:image xlink:href="../Images/AРМІЯINFORM/2023-05-06T96-00-00-04-00/345456353_981856383250999_7663699566592861940_n-150x150.jpg" xlink:type="simple" xlink:show="embed" xlink:actuate="onLoad" draw:mime-type="image/jpeg"/>
</draw:frame>
</text:a>
</text:p>
      <text:p text:style-name="P4">
<text:a xlink:type="simple" xlink:href="https://armyinform.com.ua/wp-content/uploads/2023/05/345458104_895941781490846_1433059254335478437_n.jpg" text:style-name="Internet_20_link" text:visited-style-name="Visited_20_Internet_20_Link">
<draw:frame draw:style-name="fr1" draw:name="Image57" text:anchor-type="as-char" svg:width="6.9236in" svg:height="6.9236in" draw:z-index="0">
<draw:image xlink:href="../Images/AРМІЯINFORM/2023-05-06T96-00-00-04-00/345458104_895941781490846_1433059254335478437_n-150x150.jpg" xlink:type="simple" xlink:show="embed" xlink:actuate="onLoad" draw:mime-type="image/jpeg"/>
</draw:frame>
</text:a>
</text:p>
      <text:p text:style-name="P4">
<text:a xlink:type="simple" xlink:href="https://armyinform.com.ua/wp-content/uploads/2023/05/345461068_983524266160113_3132960177275386790_n.jpg" text:style-name="Internet_20_link" text:visited-style-name="Visited_20_Internet_20_Link">
<draw:frame draw:style-name="fr1" draw:name="Image58" text:anchor-type="as-char" svg:width="6.9236in" svg:height="6.9236in" draw:z-index="0">
<draw:image xlink:href="../Images/AРМІЯINFORM/2023-05-06T96-00-00-04-00/345461068_983524266160113_3132960177275386790_n-150x150.jpg" xlink:type="simple" xlink:show="embed" xlink:actuate="onLoad" draw:mime-type="image/jpeg"/>
</draw:frame>
</text:a>
</text:p>
      <text:p text:style-name="P4">
<text:a xlink:type="simple" xlink:href="https://armyinform.com.ua/wp-content/uploads/2023/05/345469663_771832520950558_2270270761723913755_n.jpg" text:style-name="Internet_20_link" text:visited-style-name="Visited_20_Internet_20_Link">
<draw:frame draw:style-name="fr1" draw:name="Image59" text:anchor-type="as-char" svg:width="6.9236in" svg:height="6.9236in" draw:z-index="0">
<draw:image xlink:href="../Images/AРМІЯINFORM/2023-05-06T96-00-00-04-00/345469663_771832520950558_2270270761723913755_n-150x150.jpg" xlink:type="simple" xlink:show="embed" xlink:actuate="onLoad" draw:mime-type="image/jpeg"/>
</draw:frame>
</text:a>
</text:p>
      <text:p text:style-name="P4">
<text:a xlink:type="simple" xlink:href="https://armyinform.com.ua/wp-content/uploads/2023/05/345573354_162155996814741_1906949450506445878_n.jpg" text:style-name="Internet_20_link" text:visited-style-name="Visited_20_Internet_20_Link">
<draw:frame draw:style-name="fr1" draw:name="Image60" text:anchor-type="as-char" svg:width="6.9236in" svg:height="6.9236in" draw:z-index="0">
<draw:image xlink:href="../Images/AРМІЯINFORM/2023-05-06T96-00-00-04-00/345573354_162155996814741_1906949450506445878_n-150x150.jpg" xlink:type="simple" xlink:show="embed" xlink:actuate="onLoad" draw:mime-type="image/jpeg"/>
</draw:frame>
</text:a>
</text:p>
      <text:p text:style-name="P4">
<text:a xlink:type="simple" xlink:href="https://armyinform.com.ua/wp-content/uploads/2023/05/345653926_249927864372149_3207295380449602624_n.jpg" text:style-name="Internet_20_link" text:visited-style-name="Visited_20_Internet_20_Link">
<draw:frame draw:style-name="fr1" draw:name="Image61" text:anchor-type="as-char" svg:width="6.9236in" svg:height="6.9236in" draw:z-index="0">
<draw:image xlink:href="../Images/AРМІЯINFORM/2023-05-06T96-00-00-04-00/345653926_249927864372149_3207295380449602624_n-150x150.jpg" xlink:type="simple" xlink:show="embed" xlink:actuate="onLoad" draw:mime-type="image/jpeg"/>
</draw:frame>
</text:a>
</text:p>
      <text:p text:style-name="P4">
Source: <text:a xlink:type="simple" xlink:href="https://armyinform.com.ua/2023/05/06/ukrayinski-morpihy-pidtrymuyut-navychky-z-vognevoyi-pidgotovky/" text:style-name="Internet_20_link" text:visited-style-name="Visited_20_Internet_20_Link">
https://armyinform.com.ua/2023/05/06/ukrayinski-morpihy-pidtrymuyut-navychky-z-vognevoyi-pidgotovky/</text:a>
</text:p>
      <!--NEWS-->
      <text:h text:style-name="P10" text:outline-level="1">
<text:span text:style-name="T4">
російські військові за час збройної агресії вбили в Україні 480 дітей</text:span>
</text:h>
      <text:p text:style-name="P4">
Author: ['АРМІЯINFORM']</text:p>
      <text:p text:style-name="P4">
Time: 2023-05-06T97:00:00-04:00</text:p>
      <text:p text:style-name="P4">
Description: Станом на ранок 6 травня 2023 року більше ніж 1444 дитини постраждали в Україні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7_big.jpg" text:style-name="Internet_20_link" text:visited-style-name="Visited_20_Internet_20_Link">
47_big.jpg</text:a>
']</text:p>
      <text:p text:style-name="P4">
Tags: ['STOPRUSSIA', 'АГРЕСІЯ РФ', 'ВІЙНА', 'ВТОРГНЕННЯ РФ', 'ДІТИ ВІЙНИ', 'ЮВЕНАЛЬНІ ПРОКУРОРИ']</text:p>
      <text:p text:style-name="P4">
Category: News</text:p>
      <!--METADATA-->
      <text:p text:style-name="P4">
<draw:frame draw:style-name="fr1" draw:name="Image62" text:anchor-type="as-char" svg:width="6.9236in" svg:height="5.18693in" draw:z-index="0">
<draw:image xlink:href="../Images/AРМІЯINFORM/2023-05-06T97-00-00-04-00/47_big.jpg" xlink:type="simple" xlink:show="embed" xlink:actuate="onLoad" draw:mime-type="image/jpeg"/>
</draw:frame>
Ілюстративне фото</text:p>
      <text:p text:style-name="P4">
Станом на ранок 6 травня 2023 року більше ніж 1444 дитини постраждали вУкраїні внаслідок широкомасштабної збройної агресії рф. За <text:a xlink:type="simple" xlink:href="https://www.gp.gov.ua/ua/posts/yuvenalni-prokurori-480-ditei-zaginulo-v-ukrayini-vnaslidok-zbroinoyi-agresiyi-rf" text:style-name="Internet_20_link" text:visited-style-name="Visited_20_Internet_20_Link">
офіційноюінформацією</text:a>
 ювенальних прокурорів 480дітей загинули та понад 964 дістали поранення різного ступеня тяжкості.</text:p>
      <text:p text:style-name="P4">
Ці цифри не остаточні. Триває робота з їх встановлення в місцях веденнябойових дій, на тимчасово окупованих та звільнених територіях.</text:p>
      <text:p text:style-name="P4">
Найбільше постраждало дітей у таких областях:</text:p>
      <ul>
        <li>
Донецькій області — 455,  * Харківській — 275,  * Київській — 128,  * Херсонській — 96,  * Запорізькій — 89,  * Миколаївській — 89,  * Чернігівській — 70,  * Дніпропетровській — 67,  * Луганській — 66.</li>
      </ul>
      <text:p text:style-name="P4">
5 травня в лікувальному закладі померла 16-річна дівчинка, яка зазнала тяжкихпоранень через обстріл військами рф 29 квітня м. Краматорськ Донецькоїобласті.</text:p>
      <text:p text:style-name="P4">
Стало відомо про загибель 14-річної дівчинки 3 липня 2022 року в с.ТетянівкаДонецької області внаслідок обстрілів села ворогом.</text:p>
      <text:p text:style-name="P4">
5 травня внаслідок авіаудару по м. Глухів Сумської області поранено 12-річнудівчинку.</text:p>
      <text:p text:style-name="P4">
Source: <text:a xlink:type="simple" xlink:href="https://armyinform.com.ua/2023/05/06/rosijski-vijskovi-za-chas-zbrojnoyi-agresiyi-vbyly-v-ukrayini-480-ditej/" text:style-name="Internet_20_link" text:visited-style-name="Visited_20_Internet_20_Link">
https://armyinform.com.ua/2023/05/06/rosijski-vijskovi-za-chas-zbrojnoyi-agresiyi-vbyly-v-ukrayini-480-ditej/</text:a>
</text:p>
      <!--NEWS-->
      <text:h text:style-name="P10" text:outline-level="1">
<text:span text:style-name="T4">
Квітень у Бахмуті очима воїнів-піхотинців. Тримаємо стрій!</text:span>
</text:h>
      <text:p text:style-name="P4">
Author: ['АРМІЯINFORM']</text:p>
      <text:p text:style-name="P4">
Time: 2023-05-06T98:00:00-04:00</text:p>
      <text:p text:style-name="P4">
Description: Квітень у Бахмуті очима воїнів-піхотинців. Тримаємо ст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233524_555920483117359_1604682296362987471_n.jpg" text:style-name="Internet_20_link" text:visited-style-name="Visited_20_Internet_20_Link">
345233524_555920483117359_1604682296362987471_n.jpg</text:a>
']</text:p>
      <text:p text:style-name="P4">
Tags: ['БАХМУТ', 'ВІДЕО', 'ДЕНЬ ПІХОТИ']</text:p>
      <text:p text:style-name="P4">
Category: News</text:p>
      <!--METADATA-->
      <text:p text:style-name="P4">
<draw:frame draw:style-name="fr1" draw:name="Image63" text:anchor-type="as-char" svg:width="6.9236in" svg:height="4.615733in" draw:z-index="0">
<draw:image xlink:href="../Images/AРМІЯINFORM/2023-05-06T98-00-00-04-00/345233524_555920483117359_1604682296362987471_n.jpg" xlink:type="simple" xlink:show="embed" xlink:actuate="onLoad" draw:mime-type="image/jpeg"/>
</draw:frame>
</text:p>
      <text:p text:style-name="P4">
Квітень у Бахмуті очима воїнів-піхотинців. Тримаємо стрій!</text:p>
      <text:p text:style-name="P4">
Source: <text:a xlink:type="simple" xlink:href="https://armyinform.com.ua/2023/05/06/kviten-v-bahmuti-ochyma-voyiniv-pihotyncziv-trymayemo-strij/" text:style-name="Internet_20_link" text:visited-style-name="Visited_20_Internet_20_Link">
https://armyinform.com.ua/2023/05/06/kviten-v-bahmuti-ochyma-voyiniv-pihotyncziv-trymayemo-strij/</text:a>
</text:p>
      <!--NEWS-->
      <text:h text:style-name="P10" text:outline-level="1">
<text:span text:style-name="T4">
Коротко. Війна. День 437. Відеодайджест</text:span>
</text:h>
      <text:p text:style-name="P4">
Author: ['АРМІЯINFORM']</text:p>
      <text:p text:style-name="P4">
Time: 2023-05-06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Source: <text:a xlink:type="simple" xlink:href="https://armyinform.com.ua/2023/05/06/korotko-vijna-den-437-videodajdzhest/" text:style-name="Internet_20_link" text:visited-style-name="Visited_20_Internet_20_Link">
https://armyinform.com.ua/2023/05/06/korotko-vijna-den-437-videodajdzhest/</text:a>
</text:p>
      <!--NEWS-->
      <text:h text:style-name="P10" text:outline-level="1">
<text:span text:style-name="T4">
пригожин і кадиров хочуть звинуватити армію рф в невдачах у Бахмуті – ISW</text:span>
</text:h>
      <text:p text:style-name="P4">
Authors: Ukrinform (Person)</text:p>
      <text:p text:style-name="P4">
Publisher: Укринформ (Organization)</text:p>
      <text:p text:style-name="P4">
Published Time: 2023-05-07T-154:02:00+03:00</text:p>
      <text:p text:style-name="P4">
Modified Time: 2023-05-07T10:02:00+03:00</text:p>
      <text:p text:style-name="P4">
Description: Засновник пвк «вагнер» євген пригожин і лідер Чечні рамзан кадиров мають намір створити умови для того, щоб звинуватити міністерство оборони рф у невдачах у районі Бахмута. — Укрінформ.</text:p>
      <text:p text:style-name="P4">
Images: ["<text:a xlink:type="simple" xlink:href="https://static.ukrinform.com/photos/2022_11/thumb_files/630_360_1668570305-546.jpg" text:style-name="Internet_20_link" text:visited-style-name="Visited_20_Internet_20_Link">
630_360_16685...</text:a>
"]</text:p>
      <text:p text:style-name="P4">
Tags: ['Бахмут', 'Кадиров', 'ПВК "Вагнера"', 'Пригожин', 'Війна з росією']</text:p>
      <text:p text:style-name="P4">
Type: Article</text:p>
      <!--METADATA-->
      <text:p text:style-name="P4">
<draw:frame draw:style-name="fr1" draw:name="Image64" text:anchor-type="as-char" svg:width="6.9236in" svg:height="3.956343in" draw:z-index="0">
<draw:image xlink:href="../Images/yкринформ/2023-05-07T-154-02-00-03-00/630_360_1668570305-546.jpg" xlink:type="simple" xlink:show="embed" xlink:actuate="onLoad" draw:mime-type="image/jpeg"/>
</draw:frame>
Засновник пвк «вагнер» євген пригожин і лідер Чечні рамзан кадиров мають намірстворити умови для того, щоб звинуватити міністерство оборони рф у невдачах урайоні Бахмута.</text:p>
      <text:p text:style-name="P4">
Про це йдеться у  <text:a xlink:type="simple" xlink:href="https://www.understandingwar.org/backgrounder/russian-offensive-campaign-assessment-may-6-2023" text:style-name="Internet_20_link" text:visited-style-name="Visited_20_Internet_20_Link">
 </text:a>
 Інституту вивчення війни (ISW),передає Укрінформ.</text:p>
      <text:p text:style-name="P4">
Аналітики нагадали, що пригожин і кадиров 6 травня заявили про намір замінити«вагнерівців» у Бахмуті бойовиками «Ахмата».</text:p>
      <text:p text:style-name="P4">
«пригожин і кадиров, імовірно, мають на меті представити міноборони росії тарегулярні російські війська як неефективні та встановити умови, щобзвинуватити міноборони у невдачах росії в районі Бахмута», – вважають експертиІнституту.</text:p>
      <text:p text:style-name="P4">
В ISW зазначають, що у рішенні пригожина передати відповідальність за Бахмутбойовикам кадирова навмисно не згадуються вдв росії, які вже діють напівнічному та південному флангах  пвк «вагнер» навколо Бахмута.</text:p>
      <text:p text:style-name="P4">
Водночас це рішення відображає недовіру <text:a xlink:type="simple" xlink:href="https://www.ukrinform.ua/tag-prigozin" text:style-name="Internet_20_link" text:visited-style-name="Visited_20_Internet_20_Link">
 </text:a>
 до російського військового командування та позиціонує його якнезалежного від російського військового відомства. Крім того, таким чиномпригожин намагається «зберегти обличчя» у разі, якщо «вагнер» не зможезахопити Бахмут, і уникнути повторення ситуації із Соледаром, де міноборони рфвзяло відповідальність за захоплення міста на себе, вважають експерти.</text:p>
      <text:p text:style-name="P4">
<text:span text:style-name="T4">
Читайте також:</text:span>
 <text:a xlink:type="simple" xlink:href="https://www.ukrinform.ua/rubric-ato/3705773-zaavi-prigozina-e-proavom-vnutrisnoi-vijni-aka-rozpocalasa-v-rosii-podolak.html" text:style-name="Internet_20_link" text:visited-style-name="Visited_20_Internet_20_Link">
 <text:span text:style-name="T4">
пригож</text:span>
 </text:a>
</text:p>
      <text:p text:style-name="P4">
На їхню думку, кадиров,  своєю чергою, міг би отримати позитивний репутаційнийефект від участі у такій гучній операції, спираючись на "особиступопулярність" пригожина.</text:p>
      <text:p text:style-name="P4">
В ISW зауважують, що подібна ротація "вагнерівців" на "ахматівців" можестворити умови для обвинувачення міноборони росії у неспроможності належнимчином підтримувати їхні зусилля.</text:p>
      <text:p text:style-name="P4">
При цьому аналітики зауважили, що припущення кадирова про те, що його військазможуть швидко просунутися вглиб Бахмута і захопити місто, є «типовими длянього хвастощами» та не відображає тактичну ситуацію в регіоні.</text:p>
      <text:p text:style-name="P4">
Як повідомлялося, днями очільник приватної військової компанії "вагнер" євгенпригожин заявив, ніби з 10 травня виведе з Бахмута Донецької області своїхнайманців. Причиною він назвав відмову міністерства оборони росії надати їмдостатню кількість боєприпасів.</text:p>
      <text:p text:style-name="P4">
Source: <text:a xlink:type="simple" xlink:href="https://www.ukrinform.ua/rubric-ato/3705854-prigozin-i-kadirov-hocut-zvinuvatiti-armiu-rf-v-nevdacah-u-bahmuti-isw.html" text:style-name="Internet_20_link" text:visited-style-name="Visited_20_Internet_20_Link">
https://www.ukrinform.ua/rubric-ato/3705854-prigozin-i-kadirov-hocut-zvinuvatiti-armiu-rf-v-nevdacah-u-bahmuti-isw.html</text:a>
</text:p>
      <!--NEWS-->
      <text:h text:style-name="P10" text:outline-level="1">
<text:span text:style-name="T4">
У Туреччині за три місяці зафіксували понад 33 тисячі землетрусів</text:span>
</text:h>
      <text:p text:style-name="P4">
Authors: Ukrinform (Person)</text:p>
      <text:p text:style-name="P4">
Publisher: Укринформ (Organization)</text:p>
      <text:p text:style-name="P4">
Published Time: 2023-05-07T-167:40:00+03:00</text:p>
      <text:p text:style-name="P4">
Modified Time: 2023-05-07T08:40:00+03:00</text:p>
      <text:p text:style-name="P4">
Description: У Туреччині та регіоні після руйнівних землетрусів, які сталися 6 лютого, зафіксовано понад 33 тисячі підземних поштовхів. — Укрінформ.</text:p>
      <text:p text:style-name="P4">
Images: ["<text:a xlink:type="simple" xlink:href="https://static.ukrinform.com/photos/2023_02/thumb_files/630_360_1675857416-430.jpg" text:style-name="Internet_20_link" text:visited-style-name="Visited_20_Internet_20_Link">
630_360_16758...</text:a>
", "<text:a xlink:type="simple" xlink:href="https://static.ukrinform.com/photos/2023_05/1683438131-598.jpeg" text:style-name="Internet_20_link" text:visited-style-name="Visited_20_Internet_20_Link">
1683438131-59...</text:a>
"]</text:p>
      <text:p text:style-name="P4">
Tags: ['Землетрус', 'Туреччина']</text:p>
      <text:p text:style-name="P4">
Type: Article</text:p>
      <!--METADATA-->
      <text:p text:style-name="P4">
<draw:frame draw:style-name="fr1" draw:name="Image65" text:anchor-type="as-char" svg:width="6.9236in" svg:height="3.949857in" draw:z-index="0">
<draw:image xlink:href="../Images/yкринформ/2023-05-07T-167-40-00-03-00/630_360_1675857416-430.jpg" xlink:type="simple" xlink:show="embed" xlink:actuate="onLoad" draw:mime-type="image/jpeg"/>
</draw:frame>
 УТуреччині та регіоні після руйнівних землетрусів, які сталися 6 лютого,зафіксовано понад 33 тисячі підземних поштовхів.</text:p>
      <text:p text:style-name="P4">
Про це повідомляє Директорат із ліквідації наслідків стихійних лих інадзвичайних ситуацій (AFAD) у <text:a xlink:type="simple" xlink:href="https://twitter.com/depremdairesi/status/1654894547841826818" text:style-name="Internet_20_link" text:visited-style-name="Visited_20_Internet_20_Link">
</text:a>
, передає кореспондент Укрінформу.</text:p>
      <text:p text:style-name="P4">
“Після землетрусів 6 лютого у провінції Кахраманмараш, районі Пазарджик(магнітудою 7,7) і районі Ельбістан (магнітудою 7,6) 33 077 <text:a xlink:type="simple" xlink:href="https://www.ukrinform.ua/tag-zemletrus" text:style-name="Internet_20_link" text:visited-style-name="Visited_20_Internet_20_Link">
</text:a>
 сталося у період до 6 травня», -йдеться у повідомленні.</text:p>
      <text:p text:style-name="P4">
Згідно з даними оприлюдненої карти, йдеться про землетруси як у самійТуреччині, так і в регіоні.</text:p>
      <text:p text:style-name="P4">
<draw:frame draw:style-name="fr1" draw:name="Image66" text:anchor-type="as-char" svg:width="6.9236in" svg:height="7.263369in" draw:z-index="0">
<draw:image xlink:href="../Images/yкринформ/2023-05-07T-167-40-00-03-00/1683438131-598.jpeg" xlink:type="simple" xlink:show="embed" xlink:actuate="onLoad" draw:mime-type="image/jpeg"/>
</draw:frame>
</text:p>
      <text:p text:style-name="P4">
За останніми даними, внаслідок землетрусів 6 лютого у Туреччині загинуло 50783 особи.</text:p>
      <text:p text:style-name="P4">
<text:span text:style-name="T4">
Читайте також:</text:span>
 <text:a xlink:type="simple" xlink:href="https://www.ukrinform.ua/rubric-world/3705467-v-aponii-stavsa-potuznij-zemletrus-e-zagiblij-ponad-20-poranenih.html" text:style-name="Internet_20_link" text:visited-style-name="Visited_20_Internet_20_Link">
 <text:span text:style-name="T4">
землетр</text:span>
 </text:a>
</text:p>
      <text:p text:style-name="P4">
Як повідомлялося, внаслідок землетрусів на південному сході Туреччини 6 лютогопонад 164 тисячі будівель були зруйновані, серйозно постраждали та підлягаютьзнесенню.</text:p>
      <text:p text:style-name="P4">
Source: <text:a xlink:type="simple" xlink:href="https://www.ukrinform.ua/rubric-world/3705831-u-tureccini-za-tri-misaci-zafiksuvali-ponad-33-tisaci-zemletrusiv.html" text:style-name="Internet_20_link" text:visited-style-name="Visited_20_Internet_20_Link">
https://www.ukrinform.ua/rubric-world/3705831-u-tureccini-za-tri-misaci-zafiksuvali-ponad-33-tisaci-zemletrusiv.html</text:a>
</text:p>
      <!--NEWS-->
      <text:h text:style-name="P10" text:outline-level="1">
<text:span text:style-name="T4">
Після вибуху в Одесі спалахнула пожежа</text:span>
</text:h>
      <text:p text:style-name="P4">
Authors: Ukrinform (Person)</text:p>
      <text:p text:style-name="P4">
Publisher: Укринформ (Organization)</text:p>
      <text:p text:style-name="P4">
Published Time: 2023-05-07T-18:52:00+03:00</text:p>
      <text:p text:style-name="P4">
Modified Time: 2023-05-07T23:52:00+03:00</text:p>
      <text:p text:style-name="P4">
Description: Після вибуху, який стався в Одесі під час повітряної тривоги, спалахнула пожежа.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деса', 'Пожежа', 'Вибух', 'Повітряна тривога']</text:p>
      <text:p text:style-name="P4">
Type: Article</text:p>
      <!--METADATA-->
      <text:p text:style-name="P4">
<draw:frame draw:style-name="fr1" draw:name="Image67" text:anchor-type="as-char" svg:width="6.9236in" svg:height="3.948443in" draw:z-index="0">
<draw:image xlink:href="../Images/yкринформ/2023-05-07T-18-52-00-03-00/630_360_1538997483-946.jpg" xlink:type="simple" xlink:show="embed" xlink:actuate="onLoad" draw:mime-type="image/jpeg"/>
</draw:frame>
 Післявибуху, який стався в Одесі під час повітряної тривоги, спалахнула пожежа.</text:p>
      <text:p text:style-name="P4">
Про це повідомляє <text:a xlink:type="simple" xlink:href="http://t.me/s/suspilnenews" text:style-name="Internet_20_link" text:visited-style-name="Visited_20_Internet_20_Link">
 </text:a>
 , передає Укрінформ.</text:p>
      <text:p text:style-name="P4">
"Після вибуху в Одесі зайнялася <text:a xlink:type="simple" xlink:href="https://www.ukrinform.ua/tag-pozeza" text:style-name="Internet_20_link" text:visited-style-name="Visited_20_Internet_20_Link">
 </text:a>
 ", -йдеться в повідомленні.</text:p>
      <text:p text:style-name="P4">
<text:span text:style-name="T4">
Читайте також:</text:span>
 <text:a xlink:type="simple" xlink:href="https://www.ukrinform.ua/rubric-ato/3706072-u-kievi-ta-nizci-oblastej-povitrana-trivoga.html" text:style-name="Internet_20_link" text:visited-style-name="Visited_20_Internet_20_Link">
 <text:span text:style-name="T4">
тривога</text:span>
 </text:a>
</text:p>
      <text:p text:style-name="P4">
Як повідомлялося, під час повітряної тривоги, оголошеної в низці областей, вОдесі було чути вибух.</text:p>
      <text:p text:style-name="P4">
Source: <text:a xlink:type="simple" xlink:href="https://www.ukrinform.ua/rubric-ato/3706073-pisla-vibuhu-v-odesi-spalahnula-pozeza.html" text:style-name="Internet_20_link" text:visited-style-name="Visited_20_Internet_20_Link">
https://www.ukrinform.ua/rubric-ato/3706073-pisla-vibuhu-v-odesi-spalahnula-pozeza.html</text:a>
</text:p>
      <!--NEWS-->
      <text:h text:style-name="P10" text:outline-level="1">
<text:span text:style-name="T4">
У Києві та низці областей - повітряна тривога</text:span>
</text:h>
      <text:p text:style-name="P4">
Authors: Ukrinform (Person)</text:p>
      <text:p text:style-name="P4">
Publisher: Укринформ (Organization)</text:p>
      <text:p text:style-name="P4">
Published Time: 2023-05-07T-20:35:00+03:00</text:p>
      <text:p text:style-name="P4">
Modified Time: 2023-05-07T23:35:00+03:00</text:p>
      <text:p text:style-name="P4">
Description: У столиці та низці областей України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Київ', 'Війна з росією', 'Повітряна тривога']</text:p>
      <text:p text:style-name="P4">
Type: Article</text:p>
      <!--METADATA-->
      <text:p text:style-name="P4">
<draw:frame draw:style-name="fr1" draw:name="Image68" text:anchor-type="as-char" svg:width="6.9236in" svg:height="3.956343in" draw:z-index="0">
<draw:image xlink:href="../Images/yкринформ/2023-05-07T-20-35-00-03-00/630_360_1645871571-868.jpg" xlink:type="simple" xlink:show="embed" xlink:actuate="onLoad" draw:mime-type="image/jpeg"/>
</draw:frame>
 У столиціта низці областей України оголошено повітряну тривогу.</text:p>
      <text:p text:style-name="P4">
Про це повідомляє Укрінформ із <text:a xlink:type="simple" xlink:href="https://alerts.in.ua/" text:style-name="Internet_20_link" text:visited-style-name="Visited_20_Internet_20_Link">
 </text:a>
 на мапу повітрянихтривог.</text:p>
      <text:p text:style-name="P4">
Як повідомлялося, під час повітряної тривоги, оголошеної в низці областей, вОдесі було чути вибух.</text:p>
      <text:p text:style-name="P4">
<text:span text:style-name="T4">
Читайте також:</text:span>
 <text:a xlink:type="simple" xlink:href="https://www.ukrinform.ua/rubric-ato/3705786-povitrana-trivoga-na-kiivsini-sumsini-ta-poltavsini-zsu-poluut-na-bezpilotniki.html" text:style-name="Internet_20_link" text:visited-style-name="Visited_20_Internet_20_Link">
 <text:span text:style-name="T4">
тривог</text:span>
 </text:a>
</text:p>
      <text:p text:style-name="P4">
Нагадаємо, керівник Об’єднаного координаційного пресцентру Сил оборони півдняУкраїни Наталія Гуменюк повідомила, що в Чорному морі продовжують чергуваннячотири російські ракетоносії з 32 “Калібрами” - це може свідчити про те, щоворог не відмовився від ідеї ракетного удару по Україні.</text:p>
      <text:p text:style-name="P4">
Source: <text:a xlink:type="simple" xlink:href="https://www.ukrinform.ua/rubric-ato/3706072-u-kievi-ta-nizci-oblastej-povitrana-trivoga.html" text:style-name="Internet_20_link" text:visited-style-name="Visited_20_Internet_20_Link">
https://www.ukrinform.ua/rubric-ato/3706072-u-kievi-ta-nizci-oblastej-povitrana-trivoga.html</text:a>
</text:p>
      <!--NEWS-->
      <text:h text:style-name="P10" text:outline-level="1">
<text:span text:style-name="T4">
At Sivershchyna and Slobozhanschyna directions Russian army shelled  Khrinivka, Karpovychi, T...</text:span>
</text:h>
      <text:p text:style-name="P4">
Authors: liveuamap (Language: en)</text:p>
      <text:p text:style-name="P4">
Time: 2023-05-07T-21:23:00</text:p>
      <text:p text:style-name="P4">
Location: Chernihiv (Latitude:52.28585 Longtitude:33.02902)</text:p>
      <text:p text:style-name="P4">
Videos: []</text:p>
      <text:p text:style-name="P4">
Images: []</text:p>
      <text:p text:style-name="P4">
Tags: ["Russia"]</text:p>
      <text:p text:style-name="P4">
ID: 22561087</text:p>
      <!--METADATA-->
      <text:p text:style-name="P4">
At Sivershchyna and Slobozhanschyna directions Russian army shelled Khrinivka,Karpovychi, Tymonovychi, Zaliznyy Mist and Leonivka of Chernihiv region;Ukrayinske, Rivne, Sopych, Boyaro-Lezhachi and Volfyne of Sumy region, alsoLemischyne, Hraniv, Kozacha Lopan, Strilecha, Lukyantsi, Neskuchne, Starytsya,Vovchanski Khutory, Okhrymivka, Chorne and Khatnye of Kharkiv region. Russianaviation conducted airstrikes at Zarichchya, Leonivka and Krasnyy Khutir ofChernihiv region, - General Staff of Armed Forces of Ukraine says in themorning report</text:p>
      <text:p text:style-name="P4">
News Collection Link: <text:a xlink:type="simple" xlink:href="https://liveuamap.com/en/2023/7-may-at-sivershchyna-and-slobozhanschyna-directions-russian" text:style-name="Internet_20_link" text:visited-style-name="Visited_20_Internet_20_Link">
https://liveuamap.com/en/2023/7-may-at-sivershchyna-and-slobozhanschyna-directions-russian</text:a>
</text:p>
      <text:p text:style-name="P4">
Source: <text:a xlink:type="simple" xlink:href="https://t.me/lumsrc/4708" text:style-name="Internet_20_link" text:visited-style-name="Visited_20_Internet_20_Link">
https://t.me/lumsrc/4708</text:a>
</text:p>
      <!--NEWS-->
      <text:h text:style-name="P10" text:outline-level="1">
<text:span text:style-name="T4">
В Одесі прогримів вибух - ЗМІ</text:span>
</text:h>
      <text:p text:style-name="P4">
Authors: Ukrinform (Person)</text:p>
      <text:p text:style-name="P4">
Publisher: Укринформ (Organization)</text:p>
      <text:p text:style-name="P4">
Published Time: 2023-05-07T-22:29:00+03:00</text:p>
      <text:p text:style-name="P4">
Modified Time: 2023-05-07T23:29:00+03:00</text:p>
      <text:p text:style-name="P4">
Description: Під час повітряної тривоги, оголошеної в низці областей, в Одесі було чути вибух. — Укрінформ.</text:p>
      <text:p text:style-name="P4">
Images: ["<text:a xlink:type="simple" xlink:href="https://static.ukrinform.com/photos/2018_10/thumb_files/630_360_1538997471-852.jpg" text:style-name="Internet_20_link" text:visited-style-name="Visited_20_Internet_20_Link">
630_360_15389...</text:a>
"]</text:p>
      <text:p text:style-name="P4">
Tags: ['Одеса', 'Вибух', 'Війна з росією']</text:p>
      <text:p text:style-name="P4">
Type: Article</text:p>
      <!--METADATA-->
      <text:p text:style-name="P4">
<draw:frame draw:style-name="fr1" draw:name="Image69" text:anchor-type="as-char" svg:width="6.9236in" svg:height="3.956343in" draw:z-index="0">
<draw:image xlink:href="../Images/yкринформ/2023-05-07T-22-29-00-03-00/630_360_1538997471-852.jpg" xlink:type="simple" xlink:show="embed" xlink:actuate="onLoad" draw:mime-type="image/jpeg"/>
</draw:frame>
 Під часповітряної тривоги, оголошеної в низці областей, в Одесі було чути вибух.</text:p>
      <text:p text:style-name="P4">
Про це повідомляє <text:a xlink:type="simple" xlink:href="https://t.me/s/suspilnenews" text:style-name="Internet_20_link" text:visited-style-name="Visited_20_Internet_20_Link">
 </text:a>
 , передає Укрінформ.</text:p>
      <text:p text:style-name="P4">
"В Одесі пролунав <text:a xlink:type="simple" xlink:href="https://www.ukrinform.ua/tag-vibuh" text:style-name="Internet_20_link" text:visited-style-name="Visited_20_Internet_20_Link">
 </text:a>
 ", - ідеться вдописі.</text:p>
      <text:p text:style-name="P4">
Увечері 7 травня в низці областей України оголошено повітряну тривогу.</text:p>
      <text:p text:style-name="P4">
Source: <text:a xlink:type="simple" xlink:href="https://www.ukrinform.ua/rubric-ato/3706071-v-odesi-progrimiv-vibuh-zmi.html" text:style-name="Internet_20_link" text:visited-style-name="Visited_20_Internet_20_Link">
https://www.ukrinform.ua/rubric-ato/3706071-v-odesi-progrimiv-vibuh-zmi.html</text:a>
</text:p>
      <!--NEWS-->
      <text:h text:style-name="P10" text:outline-level="1">
<text:span text:style-name="T4">
Ворог ще чотири рази обстріляв прикордоння Чернігівщини та Сумщини</text:span>
</text:h>
      <text:p text:style-name="P4">
Authors: Ukrinform (Person)</text:p>
      <text:p text:style-name="P4">
Publisher: Укринформ (Organization)</text:p>
      <text:p text:style-name="P4">
Published Time: 2023-05-07T-24:10:00+03:00</text:p>
      <text:p text:style-name="P4">
Modified Time: 2023-05-07T23:10:00+03:00</text:p>
      <text:p text:style-name="P4">
Description: російські війська у неділю, 7 травня, ще чотири рази обстріляли прикордоння Чернігівської та Сумської областей. — Укрінформ.</text:p>
      <text:p text:style-name="P4">
Images: ["<text:a xlink:type="simple" xlink:href="https://static.ukrinform.com/photos/2022_06/thumb_files/630_360_1656480323-642.jpg" text:style-name="Internet_20_link" text:visited-style-name="Visited_20_Internet_20_Link">
630_360_16564...</text:a>
"]</text:p>
      <text:p text:style-name="P4">
Tags: ['Обстріл', 'Сумщина', 'Чернігівщина', 'Війна з росією']</text:p>
      <text:p text:style-name="P4">
Type: Article</text:p>
      <!--METADATA-->
      <text:p text:style-name="P4">
<draw:frame draw:style-name="fr1" draw:name="Image70" text:anchor-type="as-char" svg:width="6.9236in" svg:height="3.956343in" draw:z-index="0">
<draw:image xlink:href="../Images/yкринформ/2023-05-07T-24-10-00-03-00/630_360_1656480323-642.jpg" xlink:type="simple" xlink:show="embed" xlink:actuate="onLoad" draw:mime-type="image/jpeg"/>
</draw:frame>
 російськівійська у неділю, 7 травня, ще чотири рази обстріляли прикордонняЧернігівської та Сумської областей.</text:p>
      <text:p text:style-name="P4">
Як передає Укрінформ, про це Оперативне командування “Північ” повідомляє у <text:a xlink:type="simple" xlink:href="https://t.me/ok_pivnich1/2422" text:style-name="Internet_20_link" text:visited-style-name="Visited_20_Internet_20_Link">
</text:a>
 .</text:p>
      <text:p text:style-name="P4">
“Станом на 22:00 7 травня російські війська ще 4 рази обстріляли прикордонняЧернігівської та Сумської областей”, - ідеться в повідомленні.</text:p>
      <text:p text:style-name="P4">
<text:span text:style-name="T4">
Читайте також:</text:span>
 <text:a xlink:type="simple" xlink:href="https://www.ukrinform.ua/rubric-ato/3706054-vazlivo-abi-svit-znav-pro-kozen-fakt-rosijskogo-teroru-zelenskij.html" text:style-name="Internet_20_link" text:visited-style-name="Visited_20_Internet_20_Link">
 </text:a>
</text:p>
      <text:p text:style-name="P4">
росіяни з 15:40 до 16:00 обстріляли село Уланове, випустивши п`ять снарядів,ймовірно, зі ствольної артилерії.</text:p>
      <text:p text:style-name="P4">
Про втрати серед місцевого населення чи пошкодження цивільної інфраструктуриінформація не надходила.</text:p>
      <text:p text:style-name="P4">
Також з 15:45 до 15:55 зафіксовано три влучання в районі села Заріччя,ймовірно, зі ствольної артилерії. Про втрати серед місцевого населення чипошкодження цивільної інфраструктури інформація не надходила.</text:p>
      <text:p text:style-name="P4">
<text:span text:style-name="T4">
Читайте також:</text:span>
 <text:a xlink:type="simple" xlink:href="https://www.ukrinform.ua/rubric-ato/3706023-vorog-obstrilav-nikopol-z-vazkoi-artilerii-e-poranenij.html" text:style-name="Internet_20_link" text:visited-style-name="Visited_20_Internet_20_Link">
 <text:span text:style-name="T4">
обстріл</text:span>
 </text:a>
</text:p>
      <text:p text:style-name="P4">
Також росіяни обстріляли Тимоновичі, ймовірно, зі ствольної артилерії,зафіксовано чотири влучання.</text:p>
      <text:p text:style-name="P4">
Інформація про втрати серед місцевого населення чи пошкодження цивільноїінфраструктури інформація внаслідок обстрілів трьох населених пунктів ненадходила.</text:p>
      <text:p text:style-name="P4">
Стару Гуту агресор обстрілював, ймовірно зі ствольної артилерії. Зафіксовано20 влучань. Внаслідок обстрілу пошкоджено 6 приватних будинків та будівлямагазину. За попередньою інформацією, постраждалих серед місцевого населеннянемає.</text:p>
      <text:p text:style-name="P4">
Як повідомляв Укрінформ, 7 травня російські війська шість разів обстрілялиприкордоння Чернігівської та Сумської областей.</text:p>
      <text:p text:style-name="P4">
Фото ілюстративне</text:p>
      <text:p text:style-name="P4">
Source: <text:a xlink:type="simple" xlink:href="https://www.ukrinform.ua/rubric-ato/3706063-vorog-se-cotiri-razi-obstrilav-prikordonna-cernigivsini-ta-sumsini.html" text:style-name="Internet_20_link" text:visited-style-name="Visited_20_Internet_20_Link">
https://www.ukrinform.ua/rubric-ato/3706063-vorog-se-cotiri-razi-obstrilav-prikordonna-cernigivsini-ta-sumsini.html</text:a>
</text:p>
      <!--NEWS-->
      <text:h text:style-name="P10" text:outline-level="1">
<text:span text:style-name="T4">
At Kupiansk direction Russian army shelled Krasne Pershe, Mytrofanivka, Novomlynsk, Dvorichna...</text:span>
</text:h>
      <text:p text:style-name="P4">
Authors: liveuamap (Language: en)</text:p>
      <text:p text:style-name="P4">
Time: 2023-05-07T-24:23:00</text:p>
      <text:p text:style-name="P4">
Location: Dvorichna (Latitude:49.8402 Longtitude:37.68105)</text:p>
      <text:p text:style-name="P4">
Videos: []</text:p>
      <text:p text:style-name="P4">
Images: []</text:p>
      <text:p text:style-name="P4">
Tags: ["Russia"]</text:p>
      <text:p text:style-name="P4">
ID: 22561080</text:p>
      <!--METADATA-->
      <text:p text:style-name="P4">
At Kupiansk direction Russian army shelled Krasne Pershe, Mytrofanivka,Novomlynsk, Dvorichna, Zapadne, Synkivka, Pischane, Vyshneve and Stelmakhivkaof Kharkiv region, - General Staff of Armed Forces of Ukraine says in themorning report</text:p>
      <text:p text:style-name="P4">
News Collection Link: <text:a xlink:type="simple" xlink:href="https://liveuamap.com/en/2023/7-may-at-kupiansk-direction-russian-army-shelled-krasne-pershe" text:style-name="Internet_20_link" text:visited-style-name="Visited_20_Internet_20_Link">
https://liveuamap.com/en/2023/7-may-at-kupiansk-direction-russian-army-shelled-krasne-pershe</text:a>
</text:p>
      <text:p text:style-name="P4">
Source: <text:a xlink:type="simple" xlink:href="https://t.me/lumsrc/4709" text:style-name="Internet_20_link" text:visited-style-name="Visited_20_Internet_20_Link">
https://t.me/lumsrc/4709</text:a>
</text:p>
      <!--NEWS-->
      <text:h text:style-name="P10" text:outline-level="1">
<text:span text:style-name="T4">
Влітку на Маріуполь чекає проблема з питною водою - Андрющенко</text:span>
</text:h>
      <text:p text:style-name="P4">
Authors: Ukrinform (Person)</text:p>
      <text:p text:style-name="P4">
Publisher: Укринформ (Organization)</text:p>
      <text:p text:style-name="P4">
Published Time: 2023-05-07T-27:48:00+03:00</text:p>
      <text:p text:style-name="P4">
Modified Time: 2023-05-07T22:48:00+03:00</text:p>
      <text:p text:style-name="P4">
Description: На Маріуполь чекає нова проблема з питною водою: росіяни прагнуть поєднати два водосховища, це спричинить екологічну катастрофу на Азові.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Вода', 'Війна з росією']</text:p>
      <text:p text:style-name="P4">
Type: Article</text:p>
      <!--METADATA-->
      <text:p text:style-name="P4">
<draw:frame draw:style-name="fr1" draw:name="Image71" text:anchor-type="as-char" svg:width="6.9236in" svg:height="3.956343in" draw:z-index="0">
<draw:image xlink:href="../Images/yкринформ/2023-05-07T-27-48-00-03-00/630_360_1680546247-363.jpg" xlink:type="simple" xlink:show="embed" xlink:actuate="onLoad" draw:mime-type="image/jpeg"/>
</draw:frame>
 НаМаріуполь чекає нова проблема з питною водою: росіяни прагнуть поєднати дваводосховища, це спричинить екологічну катастрофу на Азові.</text:p>
      <text:p text:style-name="P4">
Про це у <text:a xlink:type="simple" xlink:href="https://t.me/andriyshTime/9452" text:style-name="Internet_20_link" text:visited-style-name="Visited_20_Internet_20_Link">
 </text:a>
 повідомив радник міського головиМаріуполя Петро Андрющенко, передає Укрінформ.</text:p>
      <text:p text:style-name="P4">
"Маріуполь чекає нова проблема з питною водою… Річ у тім, що вода надходить зрезервного водосховища в Старому Криму, яке наповнюється в першу чергу черезпотік Кальчика - того самого, який росіяни перекрили всередині міста тафактично перетворили на болото, замість річки. Тому з водою - біда страшенна.Літом в спеку рівня води не вистачить для водозабезпечення Маріуполя навіть намінімумі, а перекритий Кальчик не дасть відновитись водосховищу", - пояснивАндрющенко.</text:p>
      <text:p text:style-name="P4">
<text:span text:style-name="T4">
Читайте також:</text:span>
 <text:a xlink:type="simple" xlink:href="https://www.ukrinform.ua/rubric-regions/3705546-rosiani-peretvorili-na-smittezvalise-ruini-dramteatru-v-mariupoli-radnik-mera.html" text:style-name="Internet_20_link" text:visited-style-name="Visited_20_Internet_20_Link">
 <text:span text:style-name="T4">
Маріупол</text:span>
 </text:a>
</text:p>
      <text:p text:style-name="P4">
За його словами, окупанти «знайшли» документи проєкту міської ради щодо новоговодоводу та вирішили його реалізувати.</text:p>
      <text:p text:style-name="P4">
"…Реалізувати - бездумно. В проєкті йшлося про водоочисний завод та побудовуфактично водозабору з двох водосховищ – Старого Криму та Павлопольского. Невдаючись в деталі, росіяни вирішили поєднати зараз ці два водосховища", -зазначив Андрющенко.</text:p>
      <text:p text:style-name="P4">
Він наголосив, що може це й вирішило б проблему - але є нюанс.</text:p>
      <text:p text:style-name="P4">
"Павлопольське водосховище має поповнюватись через Кальміус за умовипрацюючого каналу Сіверського Донця, який не працює (чому власне немає води вДонецьку). У підсумку, якщо зроблять, то просто вб’ють одночасно дваводосховища та всю флору/фауну навкруги. Остаточно", - додав радник мера.</text:p>
      <text:p text:style-name="P4">
<text:span text:style-name="T4">
Читайте також:</text:span>
 <text:a xlink:type="simple" xlink:href="https://www.ukrinform.ua/rubric-vidbudova/3705315-mer-mariupola-predstaviv-plan-vidrodzenna-mista.html" text:style-name="Internet_20_link" text:visited-style-name="Visited_20_Internet_20_Link">
 <text:span text:style-name="T4">
Маріупол</text:span>
 </text:a>
</text:p>
      <text:p text:style-name="P4">
Що далі вигадають росіяни, аби вбити екологію Азова, – можна лише гадати,додав Андрющенко.</text:p>
      <text:p text:style-name="P4">
Як повідомлялося, у Маріуполі Донецької області <text:a xlink:type="simple" xlink:href="https://www.ukrinform.ua/rubric-ato/3702388-mariupol-zrujnovanij-na-ponad-90-zelenskij.html" text:style-name="Internet_20_link" text:visited-style-name="Visited_20_Internet_20_Link">
</text:a>
 , місто зруйноване росіянами на понад 90%.</text:p>
      <text:p text:style-name="P4">
Source: <text:a xlink:type="simple" xlink:href="https://www.ukrinform.ua/rubric-regions/3705888-vlitku-na-mariupol-cekae-problema-z-pitnou-vodou-andrusenko.html" text:style-name="Internet_20_link" text:visited-style-name="Visited_20_Internet_20_Link">
https://www.ukrinform.ua/rubric-regions/3705888-vlitku-na-mariupol-cekae-problema-z-pitnou-vodou-andrusenko.html</text:a>
</text:p>
      <!--NEWS-->
      <text:h text:style-name="P10" text:outline-level="1">
<text:span text:style-name="T4">
рф не відмовилася від ідеї ракетного удару, у морі чотири носії з 32 «Калібрами» - Гуменюк</text:span>
</text:h>
      <text:p text:style-name="P4">
Authors: Ukrinform (Person)</text:p>
      <text:p text:style-name="P4">
Publisher: Укринформ (Organization)</text:p>
      <text:p text:style-name="P4">
Published Time: 2023-05-07T-29:26:00+03:00</text:p>
      <text:p text:style-name="P4">
Modified Time: 2023-05-07T22:26:00+03:00</text:p>
      <text:p text:style-name="P4">
Description: У Чорному морі продовжують чергування чотири російські ракетоносії з 32 “Калібрами” - це може свідчити про те, що ворог не відмовився від ідеї ракетного удару по Україні. — Укрінформ.</text:p>
      <text:p text:style-name="P4">
Images: ["<text:a xlink:type="simple" xlink:href="https://static.ukrinform.com/photos/2023_05/thumb_files/630_360_1683203408-838.jpg" text:style-name="Internet_20_link" text:visited-style-name="Visited_20_Internet_20_Link">
630_360_16832...</text:a>
"]</text:p>
      <text:p text:style-name="P4">
Tags: ['Обстріл', 'Ракета', 'Війна з росією', 'Єдині новини', 'Наталія Гуменюк']</text:p>
      <text:p text:style-name="P4">
Type: Article</text:p>
      <!--METADATA-->
      <text:p text:style-name="P4">
<draw:frame draw:style-name="fr1" draw:name="Image72" text:anchor-type="as-char" svg:width="6.9236in" svg:height="3.956343in" draw:z-index="0">
<draw:image xlink:href="../Images/yкринформ/2023-05-07T-29-26-00-03-00/630_360_1683203408-838.jpg" xlink:type="simple" xlink:show="embed" xlink:actuate="onLoad" draw:mime-type="image/jpeg"/>
</draw:frame>
 У Чорномуморі продовжують чергування чотири російські ракетоносії з 32 “Калібрами” - цеможе свідчити про те, що ворог не відмовився від ідеї ракетного удару поУкраїні.</text:p>
      <text:p text:style-name="P4">
Про це заявила в <text:a xlink:type="simple" xlink:href="http://www.youtube.com/watch" text:style-name="Internet_20_link" text:visited-style-name="Visited_20_Internet_20_Link">
 </text:a>
 телемарафону“Єдині новини” керівник Об’єднаного координаційного пресцентру Сил оборонипівдня України Наталія Гуменюк, повідомляє кореспондент Укрінформу.</text:p>
      <text:p text:style-name="P4">
“У Чорному морі перебувають 16 кораблів. Серед них продовжують чергуваннячотири ракетоносії. Загальний залп може досягати 32 “Калібрів”. Це говоритьпро те, що ворог не відмовився від ідеї ракетного удару”, - сказала Гуменюк.</text:p>
      <text:p text:style-name="P4">
Вона зазначила, що попередня атака характеризувалася активністю стратегічноїавіації з використанням не дуже точних ракет Х-22. Вона була спрямована навиявлення та виснаження протиповітряної оборони, а пізніше ворог можезастосувати високоточну зброю, до якої належать і <text:a xlink:type="simple" xlink:href="https://www.ukrinform.ua/tag-raketa" text:style-name="Internet_20_link" text:visited-style-name="Visited_20_Internet_20_Link">
</text:a>
 “Калібр”.</text:p>
      <text:p text:style-name="P4">
<text:span text:style-name="T4">
Читайте також:</text:span>
 <text:a xlink:type="simple" xlink:href="https://www.ukrinform.ua/rubric-ato/3705932-zagarbniki-rozsiruut-taktiku-viprobovuuci-ukrainsku-ppo-gumenuk.html" text:style-name="Internet_20_link" text:visited-style-name="Visited_20_Internet_20_Link">
 <text:span text:style-name="T4">
Гуменюк</text:span>
 </text:a>
</text:p>
      <text:p text:style-name="P4">
“Тому розслаблятися нам зараз не можна. Ми всі усвідомлюємо, що напередоднітаких суттєвих подій, які всі очікують, треба бути дуже пильними, неігнорувати сигнали повітряної тривоги, зважати на те, що ворог може повестисянадзвичайно підступно”, - підкреслила Гуменюк.</text:p>
      <text:p text:style-name="P4">
Водночас вона додала, що росіяни неодноразово випробовували інакшу тактику,коли в значущі дати тримали всіх у напруженні, але не завдавали ударів. Апізніше, коли люди не очікували, масовано обстрілювали територію України.</text:p>
      <text:p text:style-name="P4">
<text:span text:style-name="T4">
Читайте також:</text:span>
 <text:a xlink:type="simple" xlink:href="https://www.ukrinform.ua/rubric-ato/3704734-gumenuk-pripuskae-so-rf-posilit-ataki-na-mirne-naselenna.html" text:style-name="Internet_20_link" text:visited-style-name="Visited_20_Internet_20_Link">
 <text:span text:style-name="T4">
Гуменюк</text:span>
 </text:a>
</text:p>
      <text:p text:style-name="P4">
“Треба бути свідомими і розуміти, що напруження будуть тримати. Відстежуємообстановку. Робимо висновки. Дослухаємось до сигналів повітряних тривог”, -підсумувала Гуменюк.</text:p>
      <text:p text:style-name="P4">
Як повідомляв Укрінформ, російські війська вночі 7 травня <text:a xlink:type="simple" xlink:href="https://www.ukrinform.ua/rubric-ato/3705833-rosiani-vnoci-vipustili-po-mikolaivsini-pat-raket-h22.html" text:style-name="Internet_20_link" text:visited-style-name="Visited_20_Internet_20_Link">
</text:a>
 Миколаївської області п’ятьма ракетами Х-22 злітаків стратегічної авіації Ту-22М3.</text:p>
      <text:p text:style-name="P4">
Source: <text:a xlink:type="simple" xlink:href="https://www.ukrinform.ua/rubric-ato/3706065-vorog-ne-vidmovivsa-vid-idei-raketnogo-udaru-u-mori-cotiri-nosii-z-32-kalibrami-gumenuk.html" text:style-name="Internet_20_link" text:visited-style-name="Visited_20_Internet_20_Link">
https://www.ukrinform.ua/rubric-ato/3706065-vorog-ne-vidmovivsa-vid-idei-raketnogo-udaru-u-mori-cotiri-nosii-z-32-kalibrami-gumenuk.html</text:a>
</text:p>
      <!--NEWS-->
      <text:h text:style-name="P10" text:outline-level="1">
<text:span text:style-name="T4">
Синхроністка Марина Алексіїва: Розуміємо, що від нас чекають перемог</text:span>
</text:h>
      <text:p text:style-name="P4">
Authors: Ukrinform (Person)</text:p>
      <text:p text:style-name="P4">
Publisher: Укринформ (Organization)</text:p>
      <text:p text:style-name="P4">
Published Time: 2023-05-07T-31:14:15+03:00</text:p>
      <text:p text:style-name="P4">
Modified Time: 2023-05-07T22:14:15+03:00</text:p>
      <text:p text:style-name="P4">
Description: Українська синхроністка Марина Алексіїва поділилася враженнями від перемоги на етапі Кубка світу з артистичного плавання. — Укрінформ.</text:p>
      <text:p text:style-name="P4">
Images: ["<text:a xlink:type="simple" xlink:href="https://static.ukrinform.com/photos/2023_05/thumb_files/630_360_1683486742-614.jpg" text:style-name="Internet_20_link" text:visited-style-name="Visited_20_Internet_20_Link">
630_360_16834...</text:a>
"]</text:p>
      <text:p text:style-name="P4">
Tags: ['синхронне плавання']</text:p>
      <text:p text:style-name="P4">
Type: Article</text:p>
      <!--METADATA-->
      <text:p text:style-name="P4">
<draw:frame draw:style-name="fr1" draw:name="Image73" text:anchor-type="as-char" svg:width="6.9236in" svg:height="3.956343in" draw:z-index="0">
<draw:image xlink:href="../Images/yкринформ/2023-05-07T-31-14-15-03-00/630_360_1683486742-614.jpg" xlink:type="simple" xlink:show="embed" xlink:actuate="onLoad" draw:mime-type="image/jpeg"/>
</draw:frame>
Українська синхроністка Марина Алексіїва поділилася враженнями від перемоги наетапі Кубка світу з артистичного плавання.</text:p>
      <text:p text:style-name="P4">
Вона розповіла про це ексклюзивно в коментарі Укрінформу.</text:p>
      <text:p text:style-name="P4">
«Ми прагнемо максимально якісно представити Україну. Кожна з дівчат розуміє,що від нас чекають перемог, за нас вболівають друзі, сімʼї, військові. Нашіперемоги додають сил всій Україні у нашій спільній боротьбі проти агресора», -сказала вона.</text:p>
      <text:p text:style-name="P4">
Синхроністка також зауважила, що нові правила змінили підходи до артистичногоплавання.</text:p>
      <text:p text:style-name="P4">
«Ми змагаємося на другому турнірі за новими правилами. Насправді тенденціїзмінилися, бо зараз головним фактором для перемоги є наша складність. Миотримуємо окремі бали за кожен елемент. Зараз дуже багато штрафів, адже якщоти записав елемент в свою програму, але під час виступу не зробив його, то тиотримуєш нуль. Через це ти можеш втратити багато балів», - пояснила Алексіїва.</text:p>
      <text:p text:style-name="P4">
<text:span text:style-name="T4">
Читайте також:</text:span>
 <text:a xlink:type="simple" xlink:href="https://www.ukrinform.ua/rubric-sports/3706058-zbirna-ukraini-z-artisticnogo-plavanna-stala-persou-v-akrobaticnij-programi-na-etapi-ks.html" text:style-name="Internet_20_link" text:visited-style-name="Visited_20_Internet_20_Link">
 </text:a>
</text:p>
      <text:p text:style-name="P4">
Як повідомлялося, збірна України з артистичного плавання здобула 3 медалі наетапі Кубка світу: 2 золотих(дует сестер Алексіївих і акробатична група) і 1срібна(Марта Фєдіна в індивідуальній програмі). Змагання проходять уфранцузькому Монпельє.</text:p>
      <text:p text:style-name="P4">
Фото: пресслужба федерації</text:p>
      <text:p text:style-name="P4">
Source: <text:a xlink:type="simple" xlink:href="https://www.ukrinform.ua/rubric-sports/3706062-sinhronistka-marina-aleksiiva-rozumiemo-so-vid-nas-cekaut-peremog.html" text:style-name="Internet_20_link" text:visited-style-name="Visited_20_Internet_20_Link">
https://www.ukrinform.ua/rubric-sports/3706062-sinhronistka-marina-aleksiiva-rozumiemo-so-vid-nas-cekaut-peremog.html</text:a>
</text:p>
      <!--NEWS-->
      <text:h text:style-name="P10" text:outline-level="1">
<text:span text:style-name="T4">
Китай готується запустити в космос вантажний корабель «Тяньчжоу-6»</text:span>
</text:h>
      <text:p text:style-name="P4">
Authors: Ukrinform (Person)</text:p>
      <text:p text:style-name="P4">
Publisher: Укринформ (Organization)</text:p>
      <text:p text:style-name="P4">
Published Time: 2023-05-07T-33:05:00+03:00</text:p>
      <text:p text:style-name="P4">
Modified Time: 2023-05-07T22:05:00+03:00</text:p>
      <text:p text:style-name="P4">
Description: На космодромі Веньчан на півдні Китаю встановили вантажний корабель «Тяньчжоу-6» та ракету-носій «Чанчжен-7 Y7», яка має вивести його на орбіту. — Укрінформ.</text:p>
      <text:p text:style-name="P4">
Images: ["<text:a xlink:type="simple" xlink:href="https://static.ukrinform.com/photos/2023_05/thumb_files/630_360_1683485055-370.jpg" text:style-name="Internet_20_link" text:visited-style-name="Visited_20_Internet_20_Link">
630_360_16834...</text:a>
"]</text:p>
      <text:p text:style-name="P4">
Tags: ['Китай', 'Космос', 'Ракета']</text:p>
      <text:p text:style-name="P4">
Type: Article</text:p>
      <!--METADATA-->
      <text:p text:style-name="P4">
<draw:frame draw:style-name="fr1" draw:name="Image74" text:anchor-type="as-char" svg:width="6.9236in" svg:height="3.956343in" draw:z-index="0">
<draw:image xlink:href="../Images/yкринформ/2023-05-07T-33-05-00-03-00/630_360_1683485055-370.jpg" xlink:type="simple" xlink:show="embed" xlink:actuate="onLoad" draw:mime-type="image/jpeg"/>
</draw:frame>
 Накосмодромі Веньчан на півдні Китаю встановили вантажний корабель «Тяньчжоу-6»та ракету-носій «Чанчжен-7 Y7», яка має вивести його на орбіту.</text:p>
      <text:p text:style-name="P4">
Про це повідомляє <text:a xlink:type="simple" xlink:href="https://english.news.cn/20230507/21bf6c40e90d49f0adab26816e3c8f62/c.html" text:style-name="Internet_20_link" text:visited-style-name="Visited_20_Internet_20_Link">
</text:a>
 ,передає Укрінформ.</text:p>
      <text:p text:style-name="P4">
«Комбінація вантажного космічного корабля «Тяньчжоу-6» та ракети-носія«Чанчжен-7 Y7» (Long March-7 Y7 або «Великий похід-7 Y7») була перевезена настартову зону космодрому Веньчан у провінції Хайнань у вертикальномуположенні», - зазначається в повідомленні.</text:p>
      <text:p text:style-name="P4">
Як поінформували в Канцелярії програми пілотованої космонавтики <text:a xlink:type="simple" xlink:href="https://www.ukrinform.ua/tag-kitaj" text:style-name="Internet_20_link" text:visited-style-name="Visited_20_Internet_20_Link">
</text:a>
 (CMSА), запуск «Тяньчжоу-6» будездійснено «найближчими днями у належний час».</text:p>
      <text:p text:style-name="P4">
<text:span text:style-name="T4">
Читайте також:</text:span>
 <text:a xlink:type="simple" xlink:href="https://www.ukrinform.ua/rubric-technology/3674768-kitaj-uspisno-zapustiv-suputnik-distancijnogo-zonduvanna-zemli.html" text:style-name="Internet_20_link" text:visited-style-name="Visited_20_Internet_20_Link">
 <text:span text:style-name="T4">
запустив</text:span>
 <text:span text:style-name="T4">
супутник</text:span>
</text:a>
</text:p>
      <text:p text:style-name="P4">
У CMSА додали, що об'єкти та обладнання на стартовому майданчику перебувають удоброму стані, а передстартові функціональні перевірки та спільні тестивідбудуться відповідно до плану.</text:p>
      <text:p text:style-name="P4">
Нагадаємо, у листопаді минулого року <text:a xlink:type="simple" xlink:href="https://www.ukrinform.ua/rubric-technology/3612773-kitaj-zapustiv-vantaznij-kosmicnij-korabel-tanczou5.html" text:style-name="Internet_20_link" text:visited-style-name="Visited_20_Internet_20_Link">
 </text:a>
для доставки вантажів на космічну станцію «Тяньгун».</text:p>
      <text:p text:style-name="P4">
<text:span text:style-name="T5">
Фото: Xinhua</text:span>
</text:p>
      <text:p text:style-name="P4">
Source: <text:a xlink:type="simple" xlink:href="https://www.ukrinform.ua/rubric-technology/3706061-kitaj-gotuetsa-zapustiti-v-kosmos-vantaznij-korabel-tanczou6.html" text:style-name="Internet_20_link" text:visited-style-name="Visited_20_Internet_20_Link">
https://www.ukrinform.ua/rubric-technology/3706061-kitaj-gotuetsa-zapustiti-v-kosmos-vantaznij-korabel-tanczou6.html</text:a>
</text:p>
      <!--NEWS-->
      <text:h text:style-name="P10" text:outline-level="1">
<text:span text:style-name="T4">
У Мелітополі та Бердянську закрились супермаркети – власник втік</text:span>
</text:h>
      <text:p text:style-name="P4">
Authors: Ukrinform (Person)</text:p>
      <text:p text:style-name="P4">
Publisher: Укринформ (Organization)</text:p>
      <text:p text:style-name="P4">
Published Time: 2023-05-07T-36:43:00+03:00</text:p>
      <text:p text:style-name="P4">
Modified Time: 2023-05-07T21:43:00+03:00</text:p>
      <text:p text:style-name="P4">
Description: У тимчасово захоплених Мелітополі та Бердянську Запорізької області закрилися продуктові магазини «Мєра». — Укрінформ.</text:p>
      <text:p text:style-name="P4">
Images: ["<text:a xlink:type="simple" xlink:href="https://static.ukrinform.com/photos/2019_03/thumb_files/630_360_1552330404-524.jpg" text:style-name="Internet_20_link" text:visited-style-name="Visited_20_Internet_20_Link">
630_360_15523...</text:a>
", "<text:a xlink:type="simple" xlink:href="https://static.ukrinform.com/photos/2023_05/1683472058-354.jpg" text:style-name="Internet_20_link" text:visited-style-name="Visited_20_Internet_20_Link">
1683472058-35...</text:a>
"]</text:p>
      <text:p text:style-name="P4">
Tags: ['Мелітополь', 'Федоров', 'Війна з росією']</text:p>
      <text:p text:style-name="P4">
Type: Article</text:p>
      <!--METADATA-->
      <text:p text:style-name="P4">
<draw:frame draw:style-name="fr1" draw:name="Image75" text:anchor-type="as-char" svg:width="6.9236in" svg:height="3.956343in" draw:z-index="0">
<draw:image xlink:href="../Images/yкринформ/2023-05-07T-36-43-00-03-00/630_360_1552330404-524.jpg" xlink:type="simple" xlink:show="embed" xlink:actuate="onLoad" draw:mime-type="image/jpeg"/>
</draw:frame>
 Утимчасово захоплених Мелітополі та Бердянську Запорізької області закрилисяпродуктові магазини «Мєра».</text:p>
      <text:p text:style-name="P4">
Про це в <text:a xlink:type="simple" xlink:href="https://t.me/ivan_fedorov_melitopol/1897" text:style-name="Internet_20_link" text:visited-style-name="Visited_20_Internet_20_Link">
 </text:a>
 повідомляє міськийголова Мелітополя Іван Федоров, передає Укрінформ.</text:p>
      <text:p text:style-name="P4">
"У Мелітополі та Бердянську раптово закрилися ворожі продуктові магазини«Мєра». Мешканці повідомляють, що донецький власник втік з Мелітополя", -написав він.</text:p>
      <text:p text:style-name="P4">
Він додав, що напередодні закриття у супермаркетах оголосили знижки набільшість товарів. Це пояснили «першим днем народження» магазинів.</text:p>
      <text:p text:style-name="P4">
<draw:frame draw:style-name="fr1" draw:name="Image76" text:anchor-type="as-char" svg:width="6.9236in" svg:height="6.9236in" draw:z-index="0">
<draw:image xlink:href="../Images/yкринформ/2023-05-07T-36-43-00-03-00/1683472058-354.jpg" xlink:type="simple" xlink:show="embed" xlink:actuate="onLoad" draw:mime-type="image/jpeg"/>
</draw:frame>
</text:p>
      <text:p text:style-name="P4">
<text:span text:style-name="T5">
Фото: Іван Федоров, Телеграм</text:span>
</text:p>
      <text:p text:style-name="P4">
Федоров нагадав, що магазини відкрили у захоплених приміщеннях українськоїмережі супермаркетів, вибір товару був надмалий, часом неякісний, а цінинадвисокі.</text:p>
      <text:p text:style-name="P4">
<text:span text:style-name="T4">
Читайте також:</text:span>
 <text:a xlink:type="simple" xlink:href="https://www.ukrinform.ua/rubric-regions/3705917-zagarbniki-evakuuut-naselenna-tot-sob-prikrivatisa-nim-gumenuk.html" text:style-name="Internet_20_link" text:visited-style-name="Visited_20_Internet_20_Link">
 </text:a>
</text:p>
      <text:p text:style-name="P4">
Проте він не виключає, що магазини могли закрити через зміну власника. Федоровнатякнув, що замість донецьких власників будуть російські.</text:p>
      <text:p text:style-name="P4">
Раніше повідомлялось, що ворог спровокував паніку оголошенням про евакуаціюцивільного населення з тимчасово окупованих територій Запорізької області. ВЕнергодарі та Токмаці на заправках немає пального, а з лікарень "виписують"хворих.</text:p>
      <text:p text:style-name="P4">
Фото: https://ria-m.tv/</text:p>
      <text:p text:style-name="P4">
Source: <text:a xlink:type="simple" xlink:href="https://www.ukrinform.ua/rubric-regions/3706003-u-melitopoli-ta-berdansku-zakrilis-supermarketi-vlasnik-vtik.html" text:style-name="Internet_20_link" text:visited-style-name="Visited_20_Internet_20_Link">
https://www.ukrinform.ua/rubric-regions/3706003-u-melitopoli-ta-berdansku-zakrilis-supermarketi-vlasnik-vtik.html</text:a>
</text:p>
      <!--NEWS-->
      <text:h text:style-name="P10" text:outline-level="1">
<text:span text:style-name="T4">
Українець Кочергін у складі «Ракува» став чемпіоном Польщі</text:span>
</text:h>
      <text:p text:style-name="P4">
Authors: Ukrinform (Person)</text:p>
      <text:p text:style-name="P4">
Publisher: Укринформ (Organization)</text:p>
      <text:p text:style-name="P4">
Published Time: 2023-05-07T-38:32:55+03:00</text:p>
      <text:p text:style-name="P4">
Modified Time: 2023-05-07T21:32:55+03:00</text:p>
      <text:p text:style-name="P4">
Description: «Ракув», у складі якого грає український футболіст Владислав Кочергін, достроково гарантував собі чемпіонство у польській лізі. — Укрінформ.</text:p>
      <text:p text:style-name="P4">
Images: ["<text:a xlink:type="simple" xlink:href="https://static.ukrinform.com/photos/2023_05/thumb_files/630_360_1683484292-284.jpg" text:style-name="Internet_20_link" text:visited-style-name="Visited_20_Internet_20_Link">
630_360_16834...</text:a>
"]</text:p>
      <text:p text:style-name="P4">
Tags: ['Футбол']</text:p>
      <text:p text:style-name="P4">
Type: Article</text:p>
      <!--METADATA-->
      <text:p text:style-name="P4">
<draw:frame draw:style-name="fr1" draw:name="Image77" text:anchor-type="as-char" svg:width="6.9236in" svg:height="3.956343in" draw:z-index="0">
<draw:image xlink:href="../Images/yкринформ/2023-05-07T-38-32-55-03-00/630_360_1683484292-284.jpg" xlink:type="simple" xlink:show="embed" xlink:actuate="onLoad" draw:mime-type="image/jpeg"/>
</draw:frame>
 «Ракув»,у складі якого грає український футболіст Владислав Кочергін, достроковогарантував собі чемпіонство у польській лізі.</text:p>
      <text:p text:style-name="P4">
«Ракув» програв «Короні» (0:1), але «Легія» поступилася «Погоні» Щецин (1:2) у31-у турі чемпіонату Польщі, передає Укрінформ.</text:p>
      <text:p text:style-name="P4">
Таким чином відставання між командами тепер становить 11 балів за 3 тури дофінішу. Для «Ракува» це перше «золото» чемпіонату в історії клубу.</text:p>
      <text:p text:style-name="P4">
<text:span text:style-name="T4">
Читайте також:</text:span>
 <text:a xlink:type="simple" xlink:href="https://www.ukrinform.ua/rubric-sports/3705716-apl-celsi-perervav-sestimatcevu-prograsnu-seriu-u-vsih-turnirah.html" text:style-name="Internet_20_link" text:visited-style-name="Visited_20_Internet_20_Link">
 </text:a>
</text:p>
      <text:p text:style-name="P4">
Як повідомлялося, Кочергін у поточному розіграші взяв участь у 30 матчах тавідзначився 6 голами та 2 асистами.</text:p>
      <text:p text:style-name="P4">
Фото: ФК Ракув</text:p>
      <text:p text:style-name="P4">
Source: <text:a xlink:type="simple" xlink:href="https://www.ukrinform.ua/rubric-sports/3706059-ukrainec-kocergin-u-skladi-rakuva-stav-cempionom-polsi.html" text:style-name="Internet_20_link" text:visited-style-name="Visited_20_Internet_20_Link">
https://www.ukrinform.ua/rubric-sports/3706059-ukrainec-kocergin-u-skladi-rakuva-stav-cempionom-polsi.html</text:a>
</text:p>
      <!--NEWS-->
      <text:h text:style-name="P10" text:outline-level="1">
<text:span text:style-name="T4">
Збірна України з артистичного плавання стала першою в акробатичній програмі на етапі КС</text:span>
</text:h>
      <text:p text:style-name="P4">
Authors: Ukrinform (Person)</text:p>
      <text:p text:style-name="P4">
Publisher: Укринформ (Organization)</text:p>
      <text:p text:style-name="P4">
Published Time: 2023-05-07T-40:23:00+03:00</text:p>
      <text:p text:style-name="P4">
Modified Time: 2023-05-07T21:23:00+03:00</text:p>
      <text:p text:style-name="P4">
Description: Збірна України з артистичного плавання завоювала «золото» на етапі Кубка світу у французькому Монпельє. — Укрінформ.</text:p>
      <text:p text:style-name="P4">
Images: ["<text:a xlink:type="simple" xlink:href="https://static.ukrinform.com/photos/2023_05/thumb_files/630_360_1683483735-318.jpg" text:style-name="Internet_20_link" text:visited-style-name="Visited_20_Internet_20_Link">
630_360_16834...</text:a>
", "<text:a xlink:type="simple" xlink:href="https://static.ukrinform.com/photos/2023_05/1683482334-308.jpg" text:style-name="Internet_20_link" text:visited-style-name="Visited_20_Internet_20_Link">
1683482334-30...</text:a>
"]</text:p>
      <text:p text:style-name="P4">
Tags: ['синхронне плавання']</text:p>
      <text:p text:style-name="P4">
Type: Article</text:p>
      <!--METADATA-->
      <text:p text:style-name="P4">
<draw:frame draw:style-name="fr1" draw:name="Image78" text:anchor-type="as-char" svg:width="6.9236in" svg:height="3.956343in" draw:z-index="0">
<draw:image xlink:href="../Images/yкринформ/2023-05-07T-40-23-00-03-00/630_360_1683483735-318.jpg" xlink:type="simple" xlink:show="embed" xlink:actuate="onLoad" draw:mime-type="image/jpeg"/>
</draw:frame>
 ЗбірнаУкраїни з артистичного плавання завоювала «золото» на етапі Кубка світу уфранцузькому Монпельє.</text:p>
      <text:p text:style-name="P4">
Українки посіли перше місце у змаганнях в акробатичній програмі, передаєУкрінформ.</text:p>
      <text:p text:style-name="P4">
<draw:frame draw:style-name="fr1" draw:name="Image79" text:anchor-type="as-char" svg:width="6.9236in" svg:height="9.231467in" draw:z-index="0">
<draw:image xlink:href="../Images/yкринформ/2023-05-07T-40-23-00-03-00/1683482334-308.jpg" xlink:type="simple" xlink:show="embed" xlink:actuate="onLoad" draw:mime-type="image/jpeg"/>
</draw:frame>
</text:p>
      <text:p text:style-name="P4">
Україну представили Марта Федіна, Марина та Владислава Алексіїви, ВеронікаГришко, Софія Мацієвська, Дарія Мошинська, Ангеліна Овчиннікова та ВалеріяТищенко. Вони набрали 260,2750 балів.</text:p>
      <text:p text:style-name="P4">
Для України це третя нагорода на КС.</text:p>
      <text:p text:style-name="P4">
<text:span text:style-name="T4">
Читайте також:</text:span>
 <text:a xlink:type="simple" xlink:href="https://www.ukrinform.ua/rubric-sports/3705727-sestri-aleksiivi-stali-persimi-na-etapi-kubka-svitu-z-artisticnogo-plavanna.html" text:style-name="Internet_20_link" text:visited-style-name="Visited_20_Internet_20_Link">
 <text:span text:style-name="T4">
Алексіїви</text:span>
 </text:a>
</text:p>
      <text:p text:style-name="P4">
Як повідомлялося, раніше Марта Фєдіна здобула «срібло», сестри Алексіївизавоювали «золото».</text:p>
      <text:p text:style-name="P4">
Фото: пресслужба федерації синхронного плавання</text:p>
      <text:p text:style-name="P4">
Source: <text:a xlink:type="simple" xlink:href="https://www.ukrinform.ua/rubric-sports/3706058-zbirna-ukraini-z-artisticnogo-plavanna-stala-persou-v-akrobaticnij-programi-na-etapi-ks.html" text:style-name="Internet_20_link" text:visited-style-name="Visited_20_Internet_20_Link">
https://www.ukrinform.ua/rubric-sports/3706058-zbirna-ukraini-z-artisticnogo-plavanna-stala-persou-v-akrobaticnij-programi-na-etapi-ks.html</text:a>
</text:p>
      <!--NEWS-->
      <text:h text:style-name="P10" text:outline-level="1">
<text:span text:style-name="T4">
У білоруській колонії помер блогер, засуджений через карикатуру на лукашенка</text:span>
</text:h>
      <text:p text:style-name="P4">
Authors: Ukrinform (Person)</text:p>
      <text:p text:style-name="P4">
Publisher: Укринформ (Organization)</text:p>
      <text:p text:style-name="P4">
Published Time: 2023-05-07T-42:22:00+03:00</text:p>
      <text:p text:style-name="P4">
Modified Time: 2023-05-07T21:22:00+03:00</text:p>
      <text:p text:style-name="P4">
Description: У білорусі в колонії помер політв’язень-блогер Микола Климович, якого засудили через карикатуру на олександра лукашенка. — Укрінформ.</text:p>
      <text:p text:style-name="P4">
Images: ["<text:a xlink:type="simple" xlink:href="https://static.ukrinform.com/photos/2023_05/thumb_files/630_360_1683483004-376.jpeg" text:style-name="Internet_20_link" text:visited-style-name="Visited_20_Internet_20_Link">
630_360_16834...</text:a>
"]</text:p>
      <text:p text:style-name="P4">
Tags: ['білорусь', 'лукашенко', 'Репресії', 'Смерть', 'Карикатури']</text:p>
      <text:p text:style-name="P4">
Type: Article</text:p>
      <!--METADATA-->
      <text:p text:style-name="P4">
<draw:frame draw:style-name="fr1" draw:name="Image80" text:anchor-type="as-char" svg:width="6.9236in" svg:height="3.951347in" draw:z-index="0">
<draw:image xlink:href="../Images/yкринформ/2023-05-07T-42-22-00-03-00/630_360_1683483004-376.jpeg" xlink:type="simple" xlink:show="embed" xlink:actuate="onLoad" draw:mime-type="image/jpeg"/>
</draw:frame>
 Убілорусі в колонії помер політв’язень-блогер Микола Климович, якого засудиличерез карикатуру на олександра лукашенка.</text:p>
      <text:p text:style-name="P4">
Як передає Укрінформ, про це повідомляє <text:a xlink:type="simple" xlink:href="https://www.radiosvoboda.org/a/news-koloniya-bilorus-bloger-smert/32400684.html" text:style-name="Internet_20_link" text:visited-style-name="Visited_20_Internet_20_Link">
</text:a>
 з посиланням на правозахисний центр «Вясна».</text:p>
      <text:p text:style-name="P4">
«У Вітебській колонії №3 помер 61-річний політв’язень-блогер із Пінська МиколаКлимович. Його засудили до року колонії за реакцію на карикатуру лукашенка в«однокласниках», – ідеться в повідомленні.</text:p>
      <text:p text:style-name="P4">
Зазначається, що 28 лютого Климовича, який мав другу групу інвалідності черезпроблеми із серцем, засудили до року колонії за статтею про образу <text:a xlink:type="simple" xlink:href="https://www.ukrinform.ua/tag-lukasenko" text:style-name="Internet_20_link" text:visited-style-name="Visited_20_Internet_20_Link">
</text:a>
 .</text:p>
      <text:p text:style-name="P4">
Правозахисники уточнюють, що чоловікові винесли вирок за сатиричний малюнок,який він розмістив на особистій сторінці у соцмережі.</text:p>
      <text:p text:style-name="P4">
<text:span text:style-name="T4">
Читайте також:</text:span>
 <text:a xlink:type="simple" xlink:href="https://www.ukrinform.ua/rubric-world/3701674-pare-privitala-order-mks-na-arest-putina-ta-zaklikala-pokarati-takoz-lukasenka.html" text:style-name="Internet_20_link" text:visited-style-name="Visited_20_Internet_20_Link">
 <text:span text:style-name="T4">
лукашен</text:span>
 </text:a>
</text:p>
      <text:p text:style-name="P4">
Як нагадує Радіо Свобода, у білорусі вироки у справах про образу представниківвлади, зокрема лукашенка, набули масового характеру. Управління Верховногокомісара ООН з прав людини у доповіді, присвяченій політичним репресіям уБілорусі, дійшло висновку, що масштаб репресій є таким, що може розцінюватисяяк злочини проти людяності.</text:p>
      <text:p text:style-name="P4">
<text:span text:style-name="T5">
Фото: spring96.org</text:span>
</text:p>
      <text:p text:style-name="P4">
Source: <text:a xlink:type="simple" xlink:href="https://www.ukrinform.ua/rubric-world/3706055-u-biloruskij-kolonii-pomer-bloger-zasudzenij-cerez-karikaturu-na-lukasenka.html" text:style-name="Internet_20_link" text:visited-style-name="Visited_20_Internet_20_Link">
https://www.ukrinform.ua/rubric-world/3706055-u-biloruskij-kolonii-pomer-bloger-zasudzenij-cerez-karikaturu-na-lukasenka.html</text:a>
</text:p>
      <!--NEWS-->
      <text:h text:style-name="P10" text:outline-level="1">
<text:span text:style-name="T4">
Важливо, аби світ знав про кожен факт російського терору - Зеленський</text:span>
</text:h>
      <text:p text:style-name="P4">
Authors: Ukrinform (Person)</text:p>
      <text:p text:style-name="P4">
Publisher: Укринформ (Organization)</text:p>
      <text:p text:style-name="P4">
Published Time: 2023-05-07T-44:03:00+03:00</text:p>
      <text:p text:style-name="P4">
Modified Time: 2023-05-07T21:03:00+03:00</text:p>
      <text:p text:style-name="P4">
Description: Україна має постійно інформувати міжнародну спільноту про випадки російського терору проти українців.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Тероризм', 'Зеленський', 'Війна з росією']</text:p>
      <text:p text:style-name="P4">
Type: Article</text:p>
      <!--METADATA-->
      <text:p text:style-name="P4">
<draw:frame draw:style-name="fr1" draw:name="Image81" text:anchor-type="as-char" svg:width="6.9236in" svg:height="3.956343in" draw:z-index="0">
<draw:image xlink:href="../Images/yкринформ/2023-05-07T-44-03-00-03-00/630_360_1679682020-565.jpeg" xlink:type="simple" xlink:show="embed" xlink:actuate="onLoad" draw:mime-type="image/jpeg"/>
</draw:frame>
 Українамає постійно інформувати міжнародну спільноту про випадки російського терорупроти українців.</text:p>
      <text:p text:style-name="P4">
Як передає Укрінформ, про це Президент Володимир Зеленський сказав у <text:a xlink:type="simple" xlink:href="https://t.me/V_Zelenskiy_official/6159" text:style-name="Internet_20_link" text:visited-style-name="Visited_20_Internet_20_Link">
</text:a>
 .</text:p>
      <text:p text:style-name="P4">
“Дуже важливо, щоб світ знав про кожен факт російського терору проти нашихлюдей. Щоб світ говорив про те, що робить держава-терорист, і про те, як мизахищаємо життя”, - зауважив Глава держави.</text:p>
      <text:p text:style-name="P4">
<text:span text:style-name="T4">
Читайте також:</text:span>
 <text:a xlink:type="simple" xlink:href="https://www.ukrinform.ua/rubric-polytics/3706046-zelenskij-anonsuvav-provedenna-u-kievi-miznarodnih-zustricej-riznogo-rivna.html" text:style-name="Internet_20_link" text:visited-style-name="Visited_20_Internet_20_Link">
 <text:span text:style-name="T4">
Зеленський</text:span>
 </text:a>
</text:p>
      <text:p text:style-name="P4">
Він подякував кожному й кожній, хто допомагає Україні, поширюючи правду проросійські удари та обстріли, про жорстокість окупантів, що не припиняється аніна день.</text:p>
      <text:p text:style-name="P4">
Зеленський нагадав про постійний російський терор проти Нікополя, жорстокіобстріли Херсона й області, удари по Харкову й області, терор проти сіл уприкордонних районах на Чернігівщині й Сумщині, "пекло" на Донеччині.</text:p>
      <text:p text:style-name="P4">
“Лише вчора та лише від одного російського удару по Херсонській областізагинули девʼять українців – вони займалися розмінуванням, повертали безпекудля людей. Мої співчуття рідним, близьким загиблих”, - сказав він.</text:p>
      <text:p text:style-name="P4">
<text:span text:style-name="T4">
Читайте також:</text:span>
 <text:a xlink:type="simple" xlink:href="https://www.ukrinform.ua/rubric-ato/3706038-usi-hto-dopomagae-ukraini-povertati-bezpeku-e-zahisnikami-miru-zelenskij.html" text:style-name="Internet_20_link" text:visited-style-name="Visited_20_Internet_20_Link">
 <text:span text:style-name="T4">
Зеленський</text:span>
 </text:a>
</text:p>
      <text:p text:style-name="P4">
Президент зазначив, що безпека – це головна мішень для росії, як у нашійдержаві, так і всюди у Європі, всюди у вільному світі. Знищувати безпеку,нести смерть і хаос – це все, що робить держава-терорист.</text:p>
      <text:p text:style-name="P4">
“І всі, хто допомагає Україні повертати безпеку, усі, хто зміцнює партнерстваміж країнами у Європі заради безпеки, заради спільної сили, усі, хто тисне надержаву-терориста, – усі є захисниками миру”, - підкреслив Глава держави.</text:p>
      <text:p text:style-name="P4">
Як повідомляв Укрінформ, армія рф упродовж доби обстріляла 11 населенихпунктів Донецької області, застосовуючи ракети С-300, РСЗВ «Град», артилерію.</text:p>
      <text:p text:style-name="P4">
Фото: ОП</text:p>
      <text:p text:style-name="P4">
Source: <text:a xlink:type="simple" xlink:href="https://www.ukrinform.ua/rubric-ato/3706054-vazlivo-abi-svit-znav-pro-kozen-fakt-rosijskogo-teroru-zelenskij.html" text:style-name="Internet_20_link" text:visited-style-name="Visited_20_Internet_20_Link">
https://www.ukrinform.ua/rubric-ato/3706054-vazlivo-abi-svit-znav-pro-kozen-fakt-rosijskogo-teroru-zelenskij.html</text:a>
</text:p>
      <!--NEWS-->
      <text:h text:style-name="P10" text:outline-level="1">
<text:span text:style-name="T4">
На Херсонщині трактор підірвався на ворожій міні, водій тяжко травмований</text:span>
</text:h>
      <text:p text:style-name="P4">
Authors: Ukrinform (Person)</text:p>
      <text:p text:style-name="P4">
Publisher: Укринформ (Organization)</text:p>
      <text:p text:style-name="P4">
Published Time: 2023-05-07T-47:57:00+03:00</text:p>
      <text:p text:style-name="P4">
Modified Time: 2023-05-07T20:57:00+03:00</text:p>
      <text:p text:style-name="P4">
Description: У Високопільській громаді Херсонської області трактор підірвався на російській міні, водій дістав тяжкі травми. — Укрінформ.</text:p>
      <text:p text:style-name="P4">
Images: ["<text:a xlink:type="simple" xlink:href="https://static.ukrinform.com/photos/2020_04/thumb_files/630_360_1586340478-109.jpg" text:style-name="Internet_20_link" text:visited-style-name="Visited_20_Internet_20_Link">
630_360_15863...</text:a>
", "<text:a xlink:type="simple" xlink:href="https://static.ukrinform.com/photos/2023_05/1683482181-812.jpg" text:style-name="Internet_20_link" text:visited-style-name="Visited_20_Internet_20_Link">
1683482181-81...</text:a>
"]</text:p>
      <text:p text:style-name="P4">
Tags: ['Херсонщина', 'Міна', 'Вибух', 'Війна з росією']</text:p>
      <text:p text:style-name="P4">
Type: Article</text:p>
      <!--METADATA-->
      <text:p text:style-name="P4">
<draw:frame draw:style-name="fr1" draw:name="Image82" text:anchor-type="as-char" svg:width="6.9236in" svg:height="3.956343in" draw:z-index="0">
<draw:image xlink:href="../Images/yкринформ/2023-05-07T-47-57-00-03-00/630_360_1586340478-109.jpg" xlink:type="simple" xlink:show="embed" xlink:actuate="onLoad" draw:mime-type="image/jpeg"/>
</draw:frame>
 УВисокопільській громаді Херсонської області трактор підірвався на російськійміні, водій дістав тяжкі травми.</text:p>
      <text:p text:style-name="P4">
Як передає Укрінформ, про це Херсонська обласна державна адміністраціяповідомляє у  <text:a xlink:type="simple" xlink:href="https://www.facebook.com/khoda.gov.ua/posts/pfbid0KfkHYDxv7NrpSiFgdmssAG8vL9ZdA3fn5q75Vv51hPkus8a15szhTwSbqfiYPUYFl" text:style-name="Internet_20_link" text:visited-style-name="Visited_20_Internet_20_Link">
</text:a>
.</text:p>
      <text:p text:style-name="P4">
Трагедія сталася у полі поблизу села Ольгине. Під час обробки землі 54-річнийчоловік наїхав на протитанкову <text:a xlink:type="simple" xlink:href="https://www.ukrinform.ua/tag-mina" text:style-name="Internet_20_link" text:visited-style-name="Visited_20_Internet_20_Link">
 </text:a>
 ,залишену російською армією.</text:p>
      <text:p text:style-name="P4">
Через детонацію вибухівки тракторист дістав тяжкі травми – опіки близько 20%тіла, осколкові поранення рук, ніг та грудної клітини.</text:p>
      <text:p text:style-name="P4">
<draw:frame draw:style-name="fr1" draw:name="Image83" text:anchor-type="as-char" svg:width="6.9236in" svg:height="9.231467in" draw:z-index="0">
<draw:image xlink:href="../Images/yкринформ/2023-05-07T-47-57-00-03-00/1683482181-812.jpg" xlink:type="simple" xlink:show="embed" xlink:actuate="onLoad" draw:mime-type="image/jpeg"/>
</draw:frame>
 Фото: ХерсонськаОВА</text:p>
      <text:p text:style-name="P4">
<text:span text:style-name="T4">
Читайте також:</text:span>
 <text:a xlink:type="simple" xlink:href="https://www.ukrinform.ua/rubric-regions/3705682-na-harkivsini-traktorist-pidirvavsa-na-mini.html" text:style-name="Internet_20_link" text:visited-style-name="Visited_20_Internet_20_Link">
 <text:span text:style-name="T4">
трактор</text:span>
 </text:a>
</text:p>
      <text:p text:style-name="P4">
Потерпілому на місці надали першу медичну допомогу та шпиталізували йогоавтомобілем швидкої медичної допомоги до лікарні у Кривому Розі. Нині медикиборються за його життя.</text:p>
      <text:p text:style-name="P4">
Як повідомляв Укрінформ, 6 травня у  <text:a xlink:type="simple" xlink:href="https://www.ukrinform.ua/rubric-ato/3705722-na-hersonsini-pid-cas-rozminuvanna-pirotehniki-potrapili-pid-obstril-sestero-zagiblih.html" text:style-name="Internet_20_link" text:visited-style-name="Visited_20_Internet_20_Link">
 </text:a>
 під час виконання завдань з розмінуванняпіротехніки потрапили під обстріл, шестеро фахівців загинуло.</text:p>
      <text:p text:style-name="P4">
<text:span text:style-name="T5">
Перше фото ілюстративне</text:span>
</text:p>
      <text:p text:style-name="P4">
Source: <text:a xlink:type="simple" xlink:href="https://www.ukrinform.ua/rubric-regions/3706051-na-hersonsini-traktor-pidirvavsa-na-vorozij-mini-vodij-tazko-travmovanij.html" text:style-name="Internet_20_link" text:visited-style-name="Visited_20_Internet_20_Link">
https://www.ukrinform.ua/rubric-regions/3706051-na-hersonsini-traktor-pidirvavsa-na-vorozij-mini-vodij-tazko-travmovanij.html</text:a>
</text:p>
      <!--NEWS-->
      <text:h text:style-name="P10" text:outline-level="1">
<text:span text:style-name="T4">
АПЛ: «Арсенал» із Зінченком переміг «Ньюкасл»</text:span>
</text:h>
      <text:p text:style-name="P4">
Authors: Ukrinform (Person)</text:p>
      <text:p text:style-name="P4">
Publisher: Укринформ (Organization)</text:p>
      <text:p text:style-name="P4">
Published Time: 2023-05-07T-49:52:09+03:00</text:p>
      <text:p text:style-name="P4">
Modified Time: 2023-05-07T20:52:09+03:00</text:p>
      <text:p text:style-name="P4">
Description: «Каноніри» залишаються в гонці за чемпіонство в АПЛ. — Укрінформ.</text:p>
      <text:p text:style-name="P4">
Images: ["<text:a xlink:type="simple" xlink:href="https://static.ukrinform.com/photos/2023_05/thumb_files/630_360_1683481853-669.jpg" text:style-name="Internet_20_link" text:visited-style-name="Visited_20_Internet_20_Link">
630_360_16834...</text:a>
"]</text:p>
      <text:p text:style-name="P4">
Tags: ['Арсенал', 'Футбол', 'Зінченко', 'АПЛ']</text:p>
      <text:p text:style-name="P4">
Type: Article</text:p>
      <!--METADATA-->
      <text:p text:style-name="P4">
<draw:frame draw:style-name="fr1" draw:name="Image84" text:anchor-type="as-char" svg:width="6.9236in" svg:height="3.956343in" draw:z-index="0">
<draw:image xlink:href="../Images/yкринформ/2023-05-07T-49-52-09-03-00/630_360_1683481853-669.jpg" xlink:type="simple" xlink:show="embed" xlink:actuate="onLoad" draw:mime-type="image/jpeg"/>
</draw:frame>
«Каноніри» залишаються в гонці за чемпіонство в АПЛ.</text:p>
      <text:p text:style-name="P4">
«Арсенал» на чужому полі здолав «Ньюкасл» 2:0 у 35-у турі Англійської прем'єр-ліги, передає Укрінформ.</text:p>
      <text:p text:style-name="P4">
У складі «канонірів» відзначився Едегор. Ще один гол захисник «сорок» Шерзабив у власні ворота.</text:p>
      <text:p text:style-name="P4">
Перемога «дозволила» підопічним Мікеля Артети наблизитися до «Ман Сіті» навідстань 1 очка. «Містяни» мають одну гру в запасі.</text:p>
      <text:p text:style-name="P4">
<text:span text:style-name="T4">
Читайте також:</text:span>
 <text:a xlink:type="simple" xlink:href="https://www.ukrinform.ua/rubric-sports/3706029-seltik-stav-peremozcem-cempionatu-sotlandii.html" text:style-name="Internet_20_link" text:visited-style-name="Visited_20_Internet_20_Link">
 </text:a>
</text:p>
      <text:p text:style-name="P4">
Як повідомлялося, «Манчестер Сіті» очолює АПЛ, маючи в активі 82 пункти після34-х матчів.</text:p>
      <text:p text:style-name="P4">
Фото: twitter.com/Arsenal</text:p>
      <text:p text:style-name="P4">
Source: <text:a xlink:type="simple" xlink:href="https://www.ukrinform.ua/rubric-sports/3706048-apl-arsenal-iz-zincenkom-peremig-nukasl.html" text:style-name="Internet_20_link" text:visited-style-name="Visited_20_Internet_20_Link">
https://www.ukrinform.ua/rubric-sports/3706048-apl-arsenal-iz-zincenkom-peremig-nukasl.html</text:a>
</text:p>
      <!--NEWS-->
      <text:h text:style-name="P10" text:outline-level="1">
<text:span text:style-name="T4">
Зеленський анонсував проведення у Києві міжнародних зустрічей різного рівня</text:span>
</text:h>
      <text:p text:style-name="P4">
Authors: Ukrinform (Person)</text:p>
      <text:p text:style-name="P4">
Publisher: Укринформ (Organization)</text:p>
      <text:p text:style-name="P4">
Published Time: 2023-05-07T-51:51:35+03:00</text:p>
      <text:p text:style-name="P4">
Modified Time: 2023-05-07T20:51:35+03:00</text:p>
      <text:p text:style-name="P4">
Description: Триває активна підготовка до нових заходів у травні та червні, зокрема міжнародних зустрічей різного рівня у Києві. — Укрінформ.</text:p>
      <text:p text:style-name="P4">
Images: ["<text:a xlink:type="simple" xlink:href="https://static.ukrinform.com/photos/2023_05/thumb_files/630_360_1683481022-455.jpeg" text:style-name="Internet_20_link" text:visited-style-name="Visited_20_Internet_20_Link">
630_360_16834...</text:a>
"]</text:p>
      <text:p text:style-name="P4">
Tags: ['Київ', 'Зеленський', 'Дипломатія']</text:p>
      <text:p text:style-name="P4">
Type: Article</text:p>
      <!--METADATA-->
      <text:p text:style-name="P4">
<draw:frame draw:style-name="fr1" draw:name="Image85" text:anchor-type="as-char" svg:width="6.9236in" svg:height="3.956343in" draw:z-index="0">
<draw:image xlink:href="../Images/yкринформ/2023-05-07T-51-51-35-03-00/630_360_1683481022-455.jpeg" xlink:type="simple" xlink:show="embed" xlink:actuate="onLoad" draw:mime-type="image/jpeg"/>
</draw:frame>
 Триваєактивна підготовка до нових заходів у травні та червні, зокрема міжнароднихзустрічей різного рівня у Києві.</text:p>
      <text:p text:style-name="P4">
Як передає Укрінформ, про це Президент Володимир Зеленський сказав у <text:a xlink:type="simple" xlink:href="https://t.me/V_Zelenskiy_official/6159" text:style-name="Internet_20_link" text:visited-style-name="Visited_20_Internet_20_Link">
</text:a>
 .</text:p>
      <text:p text:style-name="P4">
Відео: <text:a xlink:type="simple" xlink:href="https://t.me/V_Zelenskiy_official/6159" text:style-name="Internet_20_link" text:visited-style-name="Visited_20_Internet_20_Link">
 </text:a>
</text:p>
      <text:p text:style-name="P4">
“Завершується цей тиждень – дуже плідний для України. І цими днями ми активноготуємося до нових заходів у травні та червні. Маємо зробити цей час не меншплідним як у постачанні зброї для наших воїнів, так і в рішеннях для України,у переговорах із нашими партнерами”, - сказав Президент.</text:p>
      <text:p text:style-name="P4">
<text:span text:style-name="T4">
Читайте також:</text:span>
 <text:a xlink:type="simple" xlink:href="https://www.ukrinform.ua/rubric-ato/3706038-usi-hto-dopomagae-ukraini-povertati-bezpeku-e-zahisnikami-miru-zelenskij.html" text:style-name="Internet_20_link" text:visited-style-name="Visited_20_Internet_20_Link">
 <text:span text:style-name="T4">
Зеленський</text:span>
 </text:a>
</text:p>
      <text:p text:style-name="P4">
Він зазначив, що наразі триває підготовка санкційних рішень проти російськогоагресора.</text:p>
      <text:p text:style-name="P4">
“Чекаємо на міжнародні зустрічі різного рівня у Києві. Говоримо з партнерамипро зброю, яка допоможе нам зробити більше заради відновлення миру”, -зауважив Глава держави.</text:p>
      <text:p text:style-name="P4">
Зеленський підкреслив, що цього тижня різні партнери відзначились допомогоюУкраїні та українцям - від Сполучених Штатів до Нової Зеландії, відНідерландів і Бельгії до Хорватії. А також країни Північної Європи – Норвегія,Данія, Швеція, Фінляндія, Ісландія.</text:p>
      <text:p text:style-name="P4">
<text:span text:style-name="T4">
Читайте також:</text:span>
 <text:a xlink:type="simple" xlink:href="https://www.ukrinform.ua/rubric-ato/3705969-bilse-peremog-ukraini-na-poli-bou-prizvedut-do-zbilsenna-dopomogi-zelenskij.html" text:style-name="Internet_20_link" text:visited-style-name="Visited_20_Internet_20_Link">
 <text:span text:style-name="T4">
Зеленський</text:span>
 </text:a>
</text:p>
      <text:p text:style-name="P4">
Президент подякував за кожне рішення партнерів на підтримку України.</text:p>
      <text:p text:style-name="P4">
Крім того, Зеленський повідомив, що українська сторона детально опрацьовує й зіншими міжнародними партнерами нові кроки в допомозі Україні.</text:p>
      <text:p text:style-name="P4">
“Очікуємо їх найближчим часом – саме те, що потрібно для нашої сили напередовій, для захисту нашого неба, для правосуддя проти терористів і дляшвидшого відновлення миру для всієї української землі. Про ті рішення, про якіможна буде говорити публічно, обовʼязково повідомлю”, - підкреслив Зеленський.</text:p>
      <text:p text:style-name="P4">
<text:span text:style-name="T4">
Читайте також:</text:span>
 <text:a xlink:type="simple" xlink:href="https://www.ukrinform.ua/rubric-economy/3705750-zelenskij-zustrivsa-z-delegacieu-amerikanskogo-statu-uta.html" text:style-name="Internet_20_link" text:visited-style-name="Visited_20_Internet_20_Link">
 <text:span text:style-name="T4">
Зеленський</text:span>
 </text:a>
</text:p>
      <text:p text:style-name="P4">
Як повідомляв Укрінформ, Президент України Володимир Зеленський заявив, що чимбільше перемог на полі бою проти росіян досягнуть українські Сили оборони, тимбільше світ допомагатиме Україні.</text:p>
      <text:p text:style-name="P4">
Фото: ОП</text:p>
      <text:p text:style-name="P4">
Source: <text:a xlink:type="simple" xlink:href="https://www.ukrinform.ua/rubric-polytics/3706046-zelenskij-anonsuvav-provedenna-u-kievi-miznarodnih-zustricej-riznogo-rivna.html" text:style-name="Internet_20_link" text:visited-style-name="Visited_20_Internet_20_Link">
https://www.ukrinform.ua/rubric-polytics/3706046-zelenskij-anonsuvav-provedenna-u-kievi-miznarodnih-zustricej-riznogo-rivna.html</text:a>
</text:p>
      <!--NEWS-->
      <text:h text:style-name="P10" text:outline-level="1">
<text:span text:style-name="T4">
Українці здобули три медалі на Кубку світу з академічного веслування</text:span>
</text:h>
      <text:p text:style-name="P4">
Authors: Ukrinform (Person)</text:p>
      <text:p text:style-name="P4">
Publisher: Укринформ (Organization)</text:p>
      <text:p text:style-name="P4">
Published Time: 2023-05-07T-53:43:34+03:00</text:p>
      <text:p text:style-name="P4">
Modified Time: 2023-05-07T20:43:34+03:00</text:p>
      <text:p text:style-name="P4">
Description: Українські четвірки здобули 3 медалі в рамках Кубка світу з академічного веслування. — Укрінформ.</text:p>
      <text:p text:style-name="P4">
Images: ["<text:a xlink:type="simple" xlink:href="https://static.ukrinform.com/photos/2023_05/thumb_files/630_360_1683481334-376.jpg" text:style-name="Internet_20_link" text:visited-style-name="Visited_20_Internet_20_Link">
630_360_16834...</text:a>
"]</text:p>
      <text:p text:style-name="P4">
Tags: ['академічне веслування']</text:p>
      <text:p text:style-name="P4">
Type: Article</text:p>
      <!--METADATA-->
      <text:p text:style-name="P4">
<draw:frame draw:style-name="fr1" draw:name="Image86" text:anchor-type="as-char" svg:width="6.9236in" svg:height="3.956343in" draw:z-index="0">
<draw:image xlink:href="../Images/yкринформ/2023-05-07T-53-43-34-03-00/630_360_1683481334-376.jpg" xlink:type="simple" xlink:show="embed" xlink:actuate="onLoad" draw:mime-type="image/jpeg"/>
</draw:frame>
Українські четвірки здобули 3 медалі в рамках Кубка світу з академічноговеслування.</text:p>
      <text:p text:style-name="P4">
У Загребі, Хорватія, пройшов перший етап Кубку світу з академічноговеслування, повідомляє Національний олімпійський комітет у <text:a xlink:type="simple" xlink:href="https://www.facebook.com/olympicua/photos/pcb.6192257637520381/6192252797520865/" text:style-name="Internet_20_link" text:visited-style-name="Visited_20_Internet_20_Link">
</text:a>
, передає Укрінформ.</text:p>
      <text:p text:style-name="P4">
Парна жіноча четвірка у складі Катерини Дудченко, Анастасії Коженкової,Наталії Довгодько та Дарини Верхогляд здобули золоті медалі.</text:p>
      <text:p text:style-name="P4">
Парна чоловіча четвірка в складі Дмитри Гули, Олександра Надтоки, ІванаДовгодька та Миколи Калашника здобула «срібло».</text:p>
      <text:p text:style-name="P4">
<text:span text:style-name="T4">
Читайте також:</text:span>
 <text:a xlink:type="simple" xlink:href="https://www.ukrinform.ua/rubric-sports/3535371-prigodi-vesluvalnikiv-v-nimeccini-z-mrieu-pro-mir.html" text:style-name="Internet_20_link" text:visited-style-name="Visited_20_Internet_20_Link">
 </text:a>
</text:p>
      <text:p text:style-name="P4">
Квартет у складі Олексія Селіванова, Сергія Гриня, Миколи Мазура та МаксимаБоклаженка став третім серед розпашних четвірок без стернового.</text:p>
      <text:p text:style-name="P4">
Фото: НОК України</text:p>
      <text:p text:style-name="P4">
Source: <text:a xlink:type="simple" xlink:href="https://www.ukrinform.ua/rubric-sports/3706044-ukrainci-zdobuli-tri-medali-na-kubku-svitu-z-akademicnogo-vesluvanna.html" text:style-name="Internet_20_link" text:visited-style-name="Visited_20_Internet_20_Link">
https://www.ukrinform.ua/rubric-sports/3706044-ukrainci-zdobuli-tri-medali-na-kubku-svitu-z-akademicnogo-vesluvanna.html</text:a>
</text:p>
      <!--NEWS-->
      <text:h text:style-name="P10" text:outline-level="1">
<text:span text:style-name="T4">
Байден закликав Конгрес запровадити додаткові обмеження щодо обігу зброї</text:span>
</text:h>
      <text:p text:style-name="P4">
Authors: Ukrinform (Person)</text:p>
      <text:p text:style-name="P4">
Publisher: Укринформ (Organization)</text:p>
      <text:p text:style-name="P4">
Published Time: 2023-05-07T-55:42:00+03:00</text:p>
      <text:p text:style-name="P4">
Modified Time: 2023-05-07T20:42:00+03:00</text:p>
      <text:p text:style-name="P4">
Description: Після стрілянини і масового вбивства у торговельному центрі в штаті Техас президент США Джо Байден звернувся із закликом до Конгресу негайно запровадити законодавчі обмеження щодо обігу наступальної зброї та посилити контроль за її продажами. — Укрінформ.</text:p>
      <text:p text:style-name="P4">
Images: ["<text:a xlink:type="simple" xlink:href="https://static.ukrinform.com/photos/2023_02/thumb_files/630_360_1677001506-454.jpg" text:style-name="Internet_20_link" text:visited-style-name="Visited_20_Internet_20_Link">
630_360_16770...</text:a>
"]</text:p>
      <text:p text:style-name="P4">
Tags: ['Байден', 'США', 'Зброя']</text:p>
      <text:p text:style-name="P4">
Type: Article</text:p>
      <!--METADATA-->
      <text:p text:style-name="P4">
<draw:frame draw:style-name="fr1" draw:name="Image87" text:anchor-type="as-char" svg:width="6.9236in" svg:height="3.956343in" draw:z-index="0">
<draw:image xlink:href="../Images/yкринформ/2023-05-07T-55-42-00-03-00/630_360_1677001506-454.jpg" xlink:type="simple" xlink:show="embed" xlink:actuate="onLoad" draw:mime-type="image/jpeg"/>
</draw:frame>
 Післястрілянини і масового вбивства у торговельному центрі в штаті Техас президентСША Джо Байден звернувся із закликом до Конгресу негайно запровадитизаконодавчі обмеження щодо обігу наступальної зброї та посилити контроль за їїпродажами.</text:p>
      <text:p text:style-name="P4">
Про це йдеться в <text:a xlink:type="simple" xlink:href="https://www.whitehouse.gov/briefing-room/statements-releases/2023/05/07/statement-from-president-joe-biden-on-the-shooting-in-allen-texas/" text:style-name="Internet_20_link" text:visited-style-name="Visited_20_Internet_20_Link">
 </text:a>
 , поширеній у неділю Білим домом, передає Укрінформ.</text:p>
      <text:p text:style-name="P4">
«Я вкотре прошу Конгрес надіслати мені законопроєкт про заборону штурмовоїзброї та магазинів великої місткості; запровадження загальної перевіркибіографічних даних (покупців зброї – ред.); вимог безпечного зберігання;припинення імунітету для виробників зброї. Я підпишу це негайно», - наголосивглава Білого дому.</text:p>
      <text:p text:style-name="P4">
<text:span text:style-name="T4">
Читайте також:</text:span>
 <text:a xlink:type="simple" xlink:href="https://www.ukrinform.ua/rubric-technology/3705164-bajden-zustrivsa-z-kerivnikami-microsoft-i-google-govorili-pro-bezpecnist-stucnogo-intelektu.html" text:style-name="Internet_20_link" text:visited-style-name="Visited_20_Internet_20_Link">
 <text:span text:style-name="T4">
Байден</text:span>
 </text:a>
</text:p>
      <text:p text:style-name="P4">
Він підкреслив, що лише цього року американські громади постраждали відприблизно 200 масових розстрілів, а головною причиною смерті дітей у США єнасильство з використанням зброї.</text:p>
      <text:p text:style-name="P4">
Байден нагадав, що з моменту початку свого президентства він підписавдвопартійний закон про безпечні громади та вжив два десятки виконавчих дій,щоб зупинити хвилю насильства.</text:p>
      <text:p text:style-name="P4">
«Ми досягли певного прогресу. Різні штати забороняють штурмову зброю,розширюють обмежувальне законодавство тощо, але цього недостатньо. Нампотрібно більше дій, і робити це швидше, щоби врятувати життя», - підкресливпрезидент США.</text:p>
      <text:p text:style-name="P4">
<text:span text:style-name="T4">
Читайте також:</text:span>
 <text:a xlink:type="simple" xlink:href="https://www.ukrinform.ua/rubric-world/3705903-unaslidok-strilanini-v-torgovelnomu-centri-tehasa-zaginuli-devatero-ludej.html" text:style-name="Internet_20_link" text:visited-style-name="Visited_20_Internet_20_Link">
 <text:span text:style-name="T4">
Техас</text:span>
 </text:a>
</text:p>
      <text:p text:style-name="P4">
Як повідомляв Укрінформ, у суботу в передмісті Далласа, штат Техас, <text:a xlink:type="simple" xlink:href="https://www.ukrinform.ua/rubric-world/3705791-u-tehasi-stalasa-strilanina-v-torgovelnomu-centri-e-vbiti-ta-poraneni.html" text:style-name="Internet_20_link" text:visited-style-name="Visited_20_Internet_20_Link">
</text:a>
 .</text:p>
      <text:p text:style-name="P4">
Фото: PAP</text:p>
      <text:p text:style-name="P4">
Source: <text:a xlink:type="simple" xlink:href="https://www.ukrinform.ua/rubric-world/3706042-bajden-zaklikav-kongres-zaprovaditi-dodatkovi-obmezenna-sodo-obigu-zbroi.html" text:style-name="Internet_20_link" text:visited-style-name="Visited_20_Internet_20_Link">
https://www.ukrinform.ua/rubric-world/3706042-bajden-zaklikav-kongres-zaprovaditi-dodatkovi-obmezenna-sodo-obigu-zbroi.html</text:a>
</text:p>
      <!--NEWS-->
      <text:h text:style-name="P10" text:outline-level="1">
<text:span text:style-name="T4">
Демонстрація георгіївської стрічки є кримінальним злочином – Vitsche Berlin</text:span>
</text:h>
      <text:p text:style-name="P4">
Authors: Ukrinform (Person)</text:p>
      <text:p text:style-name="P4">
Publisher: Укринформ (Organization)</text:p>
      <text:p text:style-name="P4">
Published Time: 2023-05-07T-57:39:51+03:00</text:p>
      <text:p text:style-name="P4">
Modified Time: 2023-05-07T20:39:51+03:00</text:p>
      <text:p text:style-name="P4">
Description: Українські активісти у Берліні сподіваються, що росіянам не дозволять використовувати таку символіку як георгіївська стрічка. — Укрінформ.</text:p>
      <text:p text:style-name="P4">
Images: ["<text:a xlink:type="simple" xlink:href="https://static.ukrinform.com/photos/2023_05/thumb_files/630_360_1683481045-895.jpg" text:style-name="Internet_20_link" text:visited-style-name="Visited_20_Internet_20_Link">
630_360_16834...</text:a>
"]</text:p>
      <text:p text:style-name="P4">
Tags: ['Берлін', 'Німеччина', 'активісти']</text:p>
      <text:p text:style-name="P4">
Type: Article</text:p>
      <!--METADATA-->
      <text:p text:style-name="P4">
<draw:frame draw:style-name="fr1" draw:name="Image88" text:anchor-type="as-char" svg:width="6.9236in" svg:height="3.956343in" draw:z-index="0">
<draw:image xlink:href="../Images/yкринформ/2023-05-07T-57-39-51-03-00/630_360_1683481045-895.jpg" xlink:type="simple" xlink:show="embed" xlink:actuate="onLoad" draw:mime-type="image/jpeg"/>
</draw:frame>
Українські активісти у Берліні сподіваються, що росіянам не дозволятьвикористовувати таку символіку як георгіївська стрічка.</text:p>
      <text:p text:style-name="P4">
Про це йдеться у заяві об’єднання українців Vitsche Berlin, яке є врозпорядженні Укрінформу.</text:p>
      <text:p text:style-name="P4">
У ній зауважується, що 6 травня суд Берліну призупинив дію заборони,оприлюдненої поліцією 5 травня, на використання російського та радянськогопрапорів та георгіївської стрічки під час заходів 8-9 травня. Раніше судпризупинив дію заборони використання українських <text:a xlink:type="simple" xlink:href="https://www.ukrinform.ua/tag-prapor" text:style-name="Internet_20_link" text:visited-style-name="Visited_20_Internet_20_Link">
</text:a>
 і символіки.</text:p>
      <text:p text:style-name="P4">
«Ми вважаємо, що демонстрація георгіївської стрічки є кримінальним злочиномзгідно з чинним законодавством, оскільки з 2014 року вона використовується длявиправдання та прославлення нападу росії на Україну. Крім того, він спотворюєпам’ять про Другу світову війну та обслуговує російський пропагандистськийнаратив про «українців як нацистів». Тому не дивно, що термінова заявка наросійські прапори та георгіївську стрічку надійшла від російськоїпропагандистки Олени Колбаснікової та правого екстремістського юриста таполітика Маркуса Бейзіхта», - йдеться у заяві.</text:p>
      <text:p text:style-name="P4">
<text:span text:style-name="T4">
Читайте також:</text:span>
 <text:a xlink:type="simple" xlink:href="https://www.ukrinform.ua/rubric-world/3705448-aktivisti-u-berlini-domoglisa-skasuvanna-zaboroni-na-ukrainski-prapori-8-ta-9-travna.html" text:style-name="Internet_20_link" text:visited-style-name="Visited_20_Internet_20_Link">
 <text:span text:style-name="T4">
Берлін</text:span>
 </text:a>
</text:p>
      <text:p text:style-name="P4">
На відміну від «українського випадку», поліція Берліна вже подала скаргу доВищого адміністративного суду Берліна-Бранденбурга. У Vitsche сподіваються, щосуд якнайскоріше розгляне використання символіки російського агресора і недозволить її.</text:p>
      <text:p text:style-name="P4">
Нагадаємо, минулого року влада Берліна заборонила використання як українськихпрапорів і символіки, включно виконання пісень, так і російських. Цього рокуправоохоронці з метою «збереження порядку» вирішили знову застосувати цювимогу в трьох найбільших місцях вшанування пам'яті загиблих радянськихвоїнів. Vitsche подало термінву скаргу та домоглося скасування поліцейськоїзаборони.</text:p>
      <text:p text:style-name="P4">
_ Фото: Vitsche Berlin  _</text:p>
      <text:p text:style-name="P4">
Source: <text:a xlink:type="simple" xlink:href="https://www.ukrinform.ua/rubric-world/3706040-demonstracia-georgiivskoi-stricki-e-kriminalnim-zlocinom-vitsche-berlin.html" text:style-name="Internet_20_link" text:visited-style-name="Visited_20_Internet_20_Link">
https://www.ukrinform.ua/rubric-world/3706040-demonstracia-georgiivskoi-stricki-e-kriminalnim-zlocinom-vitsche-berlin.html</text:a>
</text:p>
      <!--NEWS-->
      <text:h text:style-name="P10" text:outline-level="1">
<text:span text:style-name="T4">
Усі, хто допомагає Україні повертати безпеку, є захисниками миру - Зеленський</text:span>
</text:h>
      <text:p text:style-name="P4">
Authors: Ukrinform (Person)</text:p>
      <text:p text:style-name="P4">
Publisher: Укринформ (Organization)</text:p>
      <text:p text:style-name="P4">
Published Time: 2023-05-07T-59:27:00+03:00</text:p>
      <text:p text:style-name="P4">
Modified Time: 2023-05-07T20:27:00+03:00</text:p>
      <text:p text:style-name="P4">
Description: Усі, хто допомагає Україні повертати безпеку, хто тисне на Росію – усі є захисниками миру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Звернення', 'Зеленський', 'Війна з росією']</text:p>
      <text:p text:style-name="P4">
Type: Article</text:p>
      <!--METADATA-->
      <text:p text:style-name="P4">
<draw:frame draw:style-name="fr1" draw:name="Image89" text:anchor-type="as-char" svg:width="6.9236in" svg:height="3.956343in" draw:z-index="0">
<draw:image xlink:href="../Images/yкринформ/2023-05-07T-59-27-00-03-00/630_360_1682063024-559.jpeg" xlink:type="simple" xlink:show="embed" xlink:actuate="onLoad" draw:mime-type="image/jpeg"/>
</draw:frame>
 Усі, хтодопомагає Україні повертати безпеку, хто тисне на Росію – усі є захисникамимиру</text:p>
      <text:p text:style-name="P4">
Як передає Укрінформ, про це у своєму традиційному <text:a xlink:type="simple" xlink:href="https://t.me/V_Zelenskiy_official/6159" text:style-name="Internet_20_link" text:visited-style-name="Visited_20_Internet_20_Link">
</text:a>
 заявив Президент ВолодимирЗеленський.</text:p>
      <text:p text:style-name="P4">
Відео: <text:a xlink:type="simple" xlink:href="https://t.me/V_Zelenskiy_official/6159" text:style-name="Internet_20_link" text:visited-style-name="Visited_20_Internet_20_Link">
 </text:a>
</text:p>
      <text:p text:style-name="P4">
_<text:span text:style-name="T4">
Бажаю здоровʼя, шановні українці!</text:span>
 _</text:p>
      <text:p text:style-name="P4">
Завершується цей тиждень – дуже плідний для України. І цими днями ми активноготуємося до нових заходів у травні та червні. Маємо зробити цей час не меншплідним як у постачанні зброї для наших воїнів, так і в рішеннях для України,у переговорах із нашими партнерами.</text:p>
      <text:p text:style-name="P4">
Підготували важливу для нашого суспільства законодавчу ініціативу. Триваєпідготовка санкційних рішень проти агресора. Чекаємо на міжнародні зустрічірізного рівня у Києві. Говоримо з партнерами про зброю, яка допоможе намзробити більше заради відновлення миру.</text:p>
      <text:p text:style-name="P4">
Цього тижня різні наші партнери відзначились у допомозі Україні, у допомозіукраїнцям. Від Сполучених Штатів до Нової Зеландії, від Нідерландів і Бельгіїдо Хорватії. Країни Північної Європи – Норвегія, Данія, Швеція, Фінляндія,Ісландія. Я дякую за кожне рішення партнерів на підтримку України!</text:p>
      <text:p text:style-name="P4">
Дуже детально опрацьовуємо й з іншими нашими партнерами нові кроки в допомозіУкраїні, очікуємо їх найближчим часом – саме те, що потрібно для нашої сили напередовій, для захисту нашого неба, для правосуддя проти терористів і дляшвидшого відновлення миру для всієї української землі. Про ті рішення, про якіможна буде говорити публічно, обовʼязково повідомлю.</text:p>
      <text:p text:style-name="P4">
Дуже важливо, щоб світ знав про кожен факт російського терору проти нашихлюдей. Щоб світ говорив про те, що робить держава-терорист, і про те, як мизахищаємо життя. Я вдячний кожному й кожній, хто допомагає нам, поширюючиправду про російські удари та обстріли, про жорстокість окупантів, що неприпиняється ані на день!</text:p>
      <text:p text:style-name="P4">
Постійний російський терор проти Нікополя, жорстокі обстріли Херсона йобласті, удари по Харкову й області, терор проти сіл у прикордонних районах наЧернігівщині й Сумщині, пекло на Донеччині… Лише вчора та лише від одногоросійського удару по Херсонській області загинули девʼять українців – вонизаймалися розмінуванням, повертали безпеку для людей. Мої співчуття рідним,близьким загиблих.</text:p>
      <text:p text:style-name="P4">
Безпека – це головна мішень для Росії. Як у нашій державі, так і всюди уЄвропі, всюди у вільному світі. Знищувати безпеку, нести смерть і хаос – цевсе, що робить держава-терорист. І всі, хто допомагає Україні повертатибезпеку, усі, хто зміцнює партнерства між країнами у Європі заради безпеки,заради спільної сили, усі, хто тисне на державу-терориста, – усі є захисникамимиру. Я дякую кожному й кожній у світі, хто з Україною, хто підтримує нашихвоїнів!</text:p>
      <text:p text:style-name="P4">
Слава всім нашим воїнам, хто зараз у бою, на бойових постах і на бойовихзавданнях!</text:p>
      <text:p text:style-name="P4">
Відзначу 3-тю окрему штурмову бригаду, 24-ту окрему механізовану бригаду зауспішне знищення терористів на Донеччині! Дякую вам, воїни!</text:p>
      <text:p text:style-name="P4">
57-ма окрема мотопіхотна бригада, 93-тя механізована бригада. Дякую всім вам,хлопці, за героїчний захист позицій, за взірцеву стійкість! Просто молодці</text:p>
      <text:p text:style-name="P4">
На Таврійському напрямку теж є результати, які варто відзначити, теж єбригади, яким є за що сьогодні подякувати.</text:p>
      <text:p text:style-name="P4">
Десантники «Сімдесятдевʼятки» та артилеристи 55-ї окремої бригади «ЗапорізькаСіч» – дякую вам, воїни, за вашу відвагу та потужність!</text:p>
      <text:p text:style-name="P4">
Бійці 128-ї окремої гірсько-штурмової бригади та морпіхи 35-ї окремої бригадиімені контрадмірала Михайла Остроградського – дякую вам!</text:p>
      <text:p text:style-name="P4">
Дякую кожному нашому воїну, дякую кожному і кожній за кожен успіх на полі бою!</text:p>
      <text:p text:style-name="P4">
_<text:span text:style-name="T4">
Слава вам, українські герої!</text:span>
 _</text:p>
      <text:p text:style-name="P4">
_<text:span text:style-name="T4">
Слава Україні</text:span>
 _</text:p>
      <text:p text:style-name="P4">
Фото: ОП</text:p>
      <text:p text:style-name="P4">
Source: <text:a xlink:type="simple" xlink:href="https://www.ukrinform.ua/rubric-ato/3706038-usi-hto-dopomagae-ukraini-povertati-bezpeku-e-zahisnikami-miru-zelenskij.html" text:style-name="Internet_20_link" text:visited-style-name="Visited_20_Internet_20_Link">
https://www.ukrinform.ua/rubric-ato/3706038-usi-hto-dopomagae-ukraini-povertati-bezpeku-e-zahisnikami-miru-zelenskij.html</text:a>
</text:p>
      <!--NEWS-->
      <text:h text:style-name="P10" text:outline-level="1">
<text:span text:style-name="T4">
Уряд Словаччини до виборів очолюватиме заступник голови Нацбанку</text:span>
</text:h>
      <text:p text:style-name="P4">
Authors: Ukrinform (Person)</text:p>
      <text:p text:style-name="P4">
Publisher: Укринформ (Organization)</text:p>
      <text:p text:style-name="P4">
Published Time: 2023-05-07T-61:12:34+03:00</text:p>
      <text:p text:style-name="P4">
Modified Time: 2023-05-07T20:12:34+03:00</text:p>
      <text:p text:style-name="P4">
Description: Заступник голови Нацбанку Словаччина Людовіт Одор очолить уряд технократів після того, як прем’єр-міністр Едуард Хегер пішов у відставку за декілька місяців до дострокових парламентських виборів у країні. — Укрінформ.</text:p>
      <text:p text:style-name="P4">
Images: ["<text:a xlink:type="simple" xlink:href="https://static.ukrinform.com/photos/2016_03/thumb_files/630_360_1457165302-7332.jpg" text:style-name="Internet_20_link" text:visited-style-name="Visited_20_Internet_20_Link">
630_360_14571...</text:a>
"]</text:p>
      <text:p text:style-name="P4">
Tags: ['Нацбанк', "Прем'єр", 'Словаччина']</text:p>
      <text:p text:style-name="P4">
Type: Article</text:p>
      <!--METADATA-->
      <text:p text:style-name="P4">
<draw:frame draw:style-name="fr1" draw:name="Image90" text:anchor-type="as-char" svg:width="6.9236in" svg:height="3.958011in" draw:z-index="0">
<draw:image xlink:href="../Images/yкринформ/2023-05-07T-61-12-34-03-00/630_360_1457165302-7332.jpg" xlink:type="simple" xlink:show="embed" xlink:actuate="onLoad" draw:mime-type="image/jpeg"/>
</draw:frame>
Заступник голови Нацбанку Словаччина Людовіт Одор очолить уряд технократівпісля того, як прем’єр-міністр Едуард Хегер пішов у відставку за декількамісяців до дострокових парламентських виборів у країні.</text:p>
      <text:p text:style-name="P4">
Як передає Укрінформ, про це повідомляє <text:a xlink:type="simple" xlink:href="https://www.reuters.com/world/europe/slovakia-prime-minister-quits-2023-05-07/" text:style-name="Internet_20_link" text:visited-style-name="Visited_20_Internet_20_Link">
</text:a>
 із посиланням на рішення президента країни, ЗузаниЧапутової.</text:p>
      <text:p text:style-name="P4">
Чапутова також сказала, що після 15 травня призначить решту уряду технократівОдора.</text:p>
      <text:p text:style-name="P4">
<text:span text:style-name="T4">
Читайте також:</text:span>
 <text:a xlink:type="simple" xlink:href="https://www.ukrinform.ua/rubric-society/3705396-ponad-114-tisac-ukrainciv-znajsli-timcasovij-prihistok-u-slovaccini.html" text:style-name="Internet_20_link" text:visited-style-name="Visited_20_Internet_20_Link">
 <text:span text:style-name="T4">
Словаччин</text:span>
 </text:a>
</text:p>
      <text:p text:style-name="P4">
Зазначається, що сам 46-річний Одор з 2018 року працює заступником головиНаціонального банку Словаччини.</text:p>
      <text:p text:style-name="P4">
Дострокові парламентські вибори в країні були призначені на вересень цьогороку після того, як прем’єр-міністру Едуарду Хегеру у січні висловили вотумнедовіри. Відтоді він продовжував виконувати обов’язки глави уряду.</text:p>
      <text:p text:style-name="P4">
<text:span text:style-name="T4">
Читайте також:</text:span>
 <text:a xlink:type="simple" xlink:href="https://www.ukrinform.ua/rubric-vidbudova/3704293-slovaccina-peredast-ukraini-energoobladnanna-na-miljon-evro.html" text:style-name="Internet_20_link" text:visited-style-name="Visited_20_Internet_20_Link">
 <text:span text:style-name="T4">
Словаччин</text:span>
 </text:a>
</text:p>
      <text:p text:style-name="P4">
Як повідомляв Укрінформ, 7 травня прем’єр-міністр Словаччини Едуард Хегер <text:a xlink:type="simple" xlink:href="https://www.ukrinform.ua/rubric-world/3705943-premer-slovaccini-podav-prohanna-pro-vidstavku.html" text:style-name="Internet_20_link" text:visited-style-name="Visited_20_Internet_20_Link">
</text:a>
 .</text:p>
      <text:p text:style-name="P4">
Цього тижня у Словаччині подали у відставку відразу два міністри - сільськогогосподарства та закордонних справ.</text:p>
      <text:p text:style-name="P4">
Source: <text:a xlink:type="simple" xlink:href="https://www.ukrinform.ua/rubric-world/3706030-urad-slovaccini-do-viboriv-ocoluvatime-zastupnik-golovi-nacbanku.html" text:style-name="Internet_20_link" text:visited-style-name="Visited_20_Internet_20_Link">
https://www.ukrinform.ua/rubric-world/3706030-urad-slovaccini-do-viboriv-ocoluvatime-zastupnik-golovi-nacbanku.html</text:a>
</text:p>
      <!--NEWS-->
      <text:h text:style-name="P10" text:outline-level="1">
<text:span text:style-name="T4">
«Селтік» став переможцем чемпіонату Шотландії</text:span>
</text:h>
      <text:p text:style-name="P4">
Authors: Ukrinform (Person)</text:p>
      <text:p text:style-name="P4">
Publisher: Укринформ (Organization)</text:p>
      <text:p text:style-name="P4">
Published Time: 2023-05-07T-63:10:58+03:00</text:p>
      <text:p text:style-name="P4">
Modified Time: 2023-05-07T20:10:58+03:00</text:p>
      <text:p text:style-name="P4">
Description: Шотландський «Селтік» став 53-разовим чемпіоном країни. — Укрінформ.</text:p>
      <text:p text:style-name="P4">
Images: ["<text:a xlink:type="simple" xlink:href="https://static.ukrinform.com/photos/2023_05/thumb_files/630_360_1683479351-419.jpg" text:style-name="Internet_20_link" text:visited-style-name="Visited_20_Internet_20_Link">
630_360_16834...</text:a>
"]</text:p>
      <text:p text:style-name="P4">
Tags: ['Футбол', 'Шотландія']</text:p>
      <text:p text:style-name="P4">
Type: Article</text:p>
      <!--METADATA-->
      <text:p text:style-name="P4">
<draw:frame draw:style-name="fr1" draw:name="Image91" text:anchor-type="as-char" svg:width="6.9236in" svg:height="3.956343in" draw:z-index="0">
<draw:image xlink:href="../Images/yкринформ/2023-05-07T-63-10-58-03-00/630_360_1683479351-419.jpg" xlink:type="simple" xlink:show="embed" xlink:actuate="onLoad" draw:mime-type="image/jpeg"/>
</draw:frame>
Шотландський «Селтік» став 53-разовим чемпіоном країни.</text:p>
      <text:p text:style-name="P4">
«Селтік» на виїзді переміг «Хартс» (2:0) у 34-му турі чемпіонату Шотландії,передає Укрінформ.</text:p>
      <text:p text:style-name="P4">
Завдяки цій перемозі підопічні Енджі Постекоглу стала недосяжною длянайближчого переслідувача - «Рейнджерс».</text:p>
      <text:p text:style-name="P4">
На рахунку «Селтіка» 95 очок за чотири тури до кінця чемпіонату, «Рейнджерс»на цей момент має у своєму активі 82 пункти. У наступному турі командипроведуть очну зустріч на «Селтік Парк».</text:p>
      <text:p text:style-name="P4">
<text:span text:style-name="T4">
Читайте також:</text:span>
 <text:a xlink:type="simple" xlink:href="https://www.ukrinform.ua/rubric-sports/3705840-real-stav-volodarem-kubka-ispanii-z-futbolu-obigravsi-osasunu.html" text:style-name="Internet_20_link" text:visited-style-name="Visited_20_Internet_20_Link">
 <text:span text:style-name="T4">
футбол</text:span>
 </text:a>
</text:p>
      <text:p text:style-name="P4">
Загалом це 53-тє чемпіонство для «кельтів».</text:p>
      <text:p text:style-name="P4">
Фото: twitter.com/adidasUK</text:p>
      <text:p text:style-name="P4">
Source: <text:a xlink:type="simple" xlink:href="https://www.ukrinform.ua/rubric-sports/3706029-seltik-stav-peremozcem-cempionatu-sotlandii.html" text:style-name="Internet_20_link" text:visited-style-name="Visited_20_Internet_20_Link">
https://www.ukrinform.ua/rubric-sports/3706029-seltik-stav-peremozcem-cempionatu-sotlandii.html</text:a>
</text:p>
      <!--NEWS-->
      <text:h text:style-name="P10" text:outline-level="1">
<text:span text:style-name="T4">
Ворог обстріляв Нікополь з важкої артилерії, є поранений</text:span>
</text:h>
      <text:p text:style-name="P4">
Authors: Ukrinform (Person)</text:p>
      <text:p text:style-name="P4">
Publisher: Укринформ (Organization)</text:p>
      <text:p text:style-name="P4">
Published Time: 2023-05-07T-66:38:00+03:00</text:p>
      <text:p text:style-name="P4">
Modified Time: 2023-05-07T19:38:00+03:00</text:p>
      <text:p text:style-name="P4">
Description: російська армія із важкої артилерії обстріляла Нікополь, поранено 43-річного чоловіка. — Укрінформ.</text:p>
      <text:p text:style-name="P4">
Images: ["<text:a xlink:type="simple" xlink:href="https://static.ukrinform.com/photos/2023_05/thumb_files/630_360_1683477464-893.jpg" text:style-name="Internet_20_link" text:visited-style-name="Visited_20_Internet_20_Link">
630_360_16834...</text:a>
"]</text:p>
      <text:p text:style-name="P4">
Tags: ['Дніпропетровщина', 'Обстріл', 'Війна з росією']</text:p>
      <text:p text:style-name="P4">
Type: Article</text:p>
      <!--METADATA-->
      <text:p text:style-name="P4">
<draw:frame draw:style-name="fr1" draw:name="Image92" text:anchor-type="as-char" svg:width="6.9236in" svg:height="3.956343in" draw:z-index="0">
<draw:image xlink:href="../Images/yкринформ/2023-05-07T-66-38-00-03-00/630_360_1683477464-893.jpg" xlink:type="simple" xlink:show="embed" xlink:actuate="onLoad" draw:mime-type="image/jpeg"/>
</draw:frame>
 російськаармія із важкої артилерії обстріляла Нікополь, поранено 43-річного чоловіка.</text:p>
      <text:p text:style-name="P4">
Про це в <text:a xlink:type="simple" xlink:href="https://t.me/mykola_lukashuk/4446" text:style-name="Internet_20_link" text:visited-style-name="Visited_20_Internet_20_Link">
 </text:a>
 повідомляє головаДніпропетровської обласної ради Микола Лукашук, передає Укрінформ.</text:p>
      <text:p text:style-name="P4">
"43-річний чоловік дістав поранення внаслідок сьогоднішнього обстрілуНікополя. Вдень окупанти вдарили по місту з важкої артилерії", - написав він.</text:p>
      <text:p text:style-name="P4">
<text:span text:style-name="T4">
Читайте також:</text:span>
 <text:a xlink:type="simple" xlink:href="https://www.ukrinform.ua/rubric-ato/3706007-vorog-obstrilav-harkivsinu-e-poranena.html" text:style-name="Internet_20_link" text:visited-style-name="Visited_20_Internet_20_Link">
 <text:span text:style-name="T4">
обстріл</text:span>
 </text:a>
</text:p>
      <text:p text:style-name="P4">
Через обстріл пошкоджено АЗС, транспортне підприємство, лінію електропередач,легкову та вантажну автівки.</text:p>
      <text:p text:style-name="P4">
В інших районах області протягом дня було спокійно.</text:p>
      <text:p text:style-name="P4">
Як повідомляв Укрінформ, <text:a xlink:type="simple" xlink:href="https://www.ukrinform.ua/rubric-ato/3705996-aviacia-rf-skinula-pat-kerovanih-aviabomb-po-hersonsini-e-rujnuvanna.html" text:style-name="Internet_20_link" text:visited-style-name="Visited_20_Internet_20_Link">
 </text:a>
 .</text:p>
      <text:p text:style-name="P4">
Source: <text:a xlink:type="simple" xlink:href="https://www.ukrinform.ua/rubric-ato/3706023-vorog-obstrilav-nikopol-z-vazkoi-artilerii-e-poranenij.html" text:style-name="Internet_20_link" text:visited-style-name="Visited_20_Internet_20_Link">
https://www.ukrinform.ua/rubric-ato/3706023-vorog-obstrilav-nikopol-z-vazkoi-artilerii-e-poranenij.html</text:a>
</text:p>
      <!--NEWS-->
      <text:h text:style-name="P10" text:outline-level="1">
<text:span text:style-name="T4">
росіяни зосередилися на чотирьох напрямках, ведуться бої за Бахмут і Мар’їнку</text:span>
</text:h>
      <text:p text:style-name="P4">
Authors: Ukrinform (Person)</text:p>
      <text:p text:style-name="P4">
Publisher: Укринформ (Organization)</text:p>
      <text:p text:style-name="P4">
Published Time: 2023-05-07T-68:19:00+03:00</text:p>
      <text:p text:style-name="P4">
Modified Time: 2023-05-07T19:19:00+03:00</text:p>
      <text:p text:style-name="P4">
Description: війська російської федерації зосереджують основні зусилля на Лиманському, Бахмутському, Авдіївському та Мар’їнському напрямках, ведуться важкі бої за Бахмут та Мар’їнку. — Укрінформ.</text:p>
      <text:p text:style-name="P4">
Images: ["<text:a xlink:type="simple" xlink:href="https://static.ukrinform.com/photos/2023_05/thumb_files/630_360_1683476520-474.jpg" text:style-name="Internet_20_link" text:visited-style-name="Visited_20_Internet_20_Link">
630_360_16834...</text:a>
"]</text:p>
      <text:p text:style-name="P4">
Tags: ['Бахмут', 'Генштаб', 'Обстріл', 'ЗСУ', 'Війна з росією']</text:p>
      <text:p text:style-name="P4">
Type: Article</text:p>
      <!--METADATA-->
      <text:p text:style-name="P4">
<draw:frame draw:style-name="fr1" draw:name="Image93" text:anchor-type="as-char" svg:width="6.9236in" svg:height="3.956343in" draw:z-index="0">
<draw:image xlink:href="../Images/yкринформ/2023-05-07T-68-19-00-03-00/630_360_1683476520-474.jpg" xlink:type="simple" xlink:show="embed" xlink:actuate="onLoad" draw:mime-type="image/jpeg"/>
</draw:frame>
 військаросійської федерації зосереджують основні зусилля на Лиманському,Бахмутському, Авдіївському та Мар’їнському напрямках, ведуться важкі бої заБахмут та Мар’їнку.</text:p>
      <text:p text:style-name="P4">
Як передає Укрінформ, про це Генеральний штаб Збройних сил України повідомляєу  <text:a xlink:type="simple" xlink:href="https://www.facebook.com/GeneralStaff.ua/posts/pfbid0Epe4mKdvePrp1awKF4CYnYN6VAkq25ePTfLgcykeqUcwsXqPDp351yAiPb6unYCBl" text:style-name="Internet_20_link" text:visited-style-name="Visited_20_Internet_20_Link">
</text:a>
.</text:p>
      <text:p text:style-name="P4">
“Противник продовжує зосереджувати основні зусилля на Лиманському,Бахмутському, Авдіївському та Мар’їнському напрямках. Ведуться важкі бої заміста Бахмут та Мар’їнка. Загалом протягом доби ворог здійснив 39 атак”, -йдеться в повідомленні.</text:p>
      <text:p text:style-name="P4">
За інформацією Генштабу, росіяни протягом цієї доби завдали 8 ракетних ударів.Зокрема, дві ракети С-300 влучили по цивільному підприємству в Балаклії наХарківщині, внаслідок чого поранено п<code>
ять цивільних. Окрім того, п</code>
ятьросійських <text:a xlink:type="simple" xlink:href="https://www.ukrinform.ua/tag-raketa" text:style-name="Internet_20_link" text:visited-style-name="Visited_20_Internet_20_Link">
 </text:a>
 Х-22 російські загарбникивипустили по цивільних об’єктах Миколаївської області та одну ракету Х-22 - поХерсонщині, без втрат.</text:p>
      <text:p text:style-name="P4">
Також ворог завдав 22 авіаційні удари та здійснив понад 10 обстрілів зреактивних систем залпового вогню по позиціях українських військ та НікополюДніпропетровської області. На жаль, є загиблі та поранені серед мирногонаселення, пошкоджено багатоповерховий будинок, приватні оселі та іншацивільна інфраструктура.</text:p>
      <text:p text:style-name="P4">
Ймовірність завдання ракетних та авіаційних ударів по всій території Українизалишається високою.</text:p>
      <text:p text:style-name="P4">
<text:span text:style-name="T4">
Читайте також:</text:span>
 <text:a xlink:type="simple" xlink:href="https://www.ukrinform.ua/rubric-ato/3705989-u-rosii-zavitsa-velika-panika-koli-ukraina-rozpocne-kontrnastup-gavrilov.html" text:style-name="Internet_20_link" text:visited-style-name="Visited_20_Internet_20_Link">
 <text:span text:style-name="T4">
росії</text:span>
 <text:span text:style-name="T4">
явиться</text:span>
 <text:span text:style-name="T4">
велика</text:span>
 <text:span text:style-name="T4">
паніка</text:span>
 <text:span text:style-name="T4">
коли</text:span>
<text:span text:style-name="T4">
Україна</text:span>
 <text:span text:style-name="T4">
розпочне</text:span>
 <text:span text:style-name="T4">
контрнаступ</text:span>
 <text:span text:style-name="T4">
Гаврилов</text:span>
</text:a>
</text:p>
      <text:p text:style-name="P4">
На Волинському та Поліському напрямках без суттєвих змін.</text:p>
      <text:p text:style-name="P4">
На Сіверському та Слобожанському напрямках ворог завдав авіаударів по районахнаселених пунктів Заріччя, Леонівки та Костобобріва Чернігівської області.Здійснив мінометні та артилерійські обстріли населених пунктів Заріччя,Орликівки, Блешні, Залізного Моста, Архипівки, Леонівки, Бучки Чернігівськоїобласті; Середино-Буди, Ворожби та Іскрисківщини Сумської області, а такожУди, Вовчанська, Плетенівки, Бочкового, Малої Вовчої, Нестерного та Строївкина Харківщині.</text:p>
      <text:p text:style-name="P4">
На Куп’янському напрямку загарбник наступальних дій не проводив. Завдававіаційного удару в районі Гряниківки. Артилерійських та мінометних обстрілівпротивника зазнали Фиголівка, Новомлинськ, Лиман Перший, Берестове Харківськоїобласті; Новоселівське, Стельмахівка Луганської області.</text:p>
      <text:p text:style-name="P4">
На Лиманському напрямку протягом доби ворог наступальних дій не проводив.Завдав авіаударів поблизу населених пунктів Білогорівка Луганської області таСпірне на Донеччині. Артилерійських обстрілів зазнали Макіївка і НевськеЛуганської області та Білогорівка і Спірне Донецької області.</text:p>
      <text:p text:style-name="P4">
На Бахмутському напрямку ворог продовжує вести наступальні дії.</text:p>
      <text:p text:style-name="P4">
Тривають бої у місті Бахмут, ворог обстрілює місто запалювальними тафосфорними боєприпасами. Агресор протягом доби противник вів безуспішнінаступальні дії у напрямку Хромового, Іванівського, Часового Яру та Ступочок.Завдав авіаційних ударів по районах населених пунктів Бахмут, Богданівка,Курдюмівка та Нью-Йорк. Від ворожих обстрілів постраждали Залізнянське,Оріхово-Василівка, Новомаркове, Маркове, Бахмут, Іванівське, Часів Яр,Ступочки, Олександро-Шультине та Леонідівка Донецької області.</text:p>
      <text:p text:style-name="P4">
<text:span text:style-name="T4">
Читайте також:</text:span>
 <text:a xlink:type="simple" xlink:href="https://www.ukrinform.ua/rubric-ato/3705969-bilse-peremog-ukraini-na-poli-bou-prizvedut-do-zbilsenna-dopomogi-zelenskij.html" text:style-name="Internet_20_link" text:visited-style-name="Visited_20_Internet_20_Link">
 <text:span text:style-name="T4">
Більше</text:span>
 <text:span text:style-name="T4">
перемог</text:span>
 <text:span text:style-name="T4">
України</text:span>
 <text:span text:style-name="T4">
полі</text:span>
 <text:span text:style-name="T4">
бою</text:span>
<text:span text:style-name="T4">
призведуть</text:span>
 <text:span text:style-name="T4">
збільшення</text:span>
 <text:span text:style-name="T4">
допомоги</text:span>
 <text:span text:style-name="T4">
Зеленський</text:span>
</text:a>
</text:p>
      <text:p text:style-name="P4">
На Авдіївському напрямку противник вів наступальні дії в районах Авдіївки таПервомайського, успіху не мав. Здійснив обстріли населених пунктів Бердичі,Авдіївка, Водяне, Первомайське, Невельське, Нетайлове, Карлівка та ГостреДонецької області.</text:p>
      <text:p text:style-name="P4">
На Мар’їнському напрямку противник продовжує атакувати позиції Сил оборони.Тривають бої за Мар’їнку. В той же час, ворожих обстрілів зазнали Георгіївка,Красногорівка, Мар’їнка та Побєда Донецької області.</text:p>
      <text:p text:style-name="P4">
На Шахтарському напрямку протягом доби ворог наступальних дій не проводив.Обстріляв Новомихайлівку, Єлизаветівку, Вугледар, Пречистівку, Золоту Ниву,Новоукраїнку, Шахтарськ та Велику Новосілку Донецької області.</text:p>
      <text:p text:style-name="P4">
На Запорізькому та Херсонському напрямках російська армія продовжує вестиоборонні дії. Агресор завдав авіаударів по районах населених пунктів ВремівкаДонецької області та Новоданилівка Запорізької області. Поміж тим, здійснивобстріли понад 45 населених пунктів. Зокрема - Залізничного, Гуляйпільського,Білогір'я, Малої Токмачки, Кам’янського Запорізької області; Золотої Балки,Веселого, Антонівки, Зеленівки, Кізомису Херсонської області та Херсона.</text:p>
      <text:p text:style-name="P4">
<text:span text:style-name="T4">
Читайте також:</text:span>
 <text:a xlink:type="simple" xlink:href="https://www.ukrinform.ua/rubric-ato/3705894-rosia-ne-mae-zodnogo-potencialu-dla-masstabnogo-nastupu-budanov.html" text:style-name="Internet_20_link" text:visited-style-name="Visited_20_Internet_20_Link">
 <text:span text:style-name="T4">
росія</text:span>
 <text:span text:style-name="T4">
має</text:span>
 <text:span text:style-name="T4">
жодного</text:span>
 <text:span text:style-name="T4">
потенціалу</text:span>
 <text:span text:style-name="T4">
для</text:span>
<text:span text:style-name="T4">
масштабного</text:span>
 <text:span text:style-name="T4">
наступу</text:span>
 <text:span text:style-name="T4">
Буданов</text:span>
 </text:a>
</text:p>
      <text:p text:style-name="P4">
російські загарбники продовжують під приводом евакуації мирних жителіввивозити награбоване майно з прифронтових населених пунктів тимчасовозахоплених територій Запорізької області. Так, в Михайлівці, зафіксованоевакуацію усього майна разом із співробітниками ворожих фінансових установ навикрадених у місцевих жителів легкових автомобілях. Також в Дніпроруднеприбуло 15 автобусів для евакуації представників російськоїпсевдоадміністрації та так званої “народної міліції” разом з їхніми родинами.Військовослужбовці російських військ масово грабують магазини з оргтехнікою тавикрадають легкові автомобілі.</text:p>
      <text:p text:style-name="P4">
За даними Генштабу, Авіація Сил оборони за добу завдала шість ударів порайонах зосередження особового складу та військової техніки противника, атакож удару по ворожому зенітно-ракетному комплексу. Підрозділи ракетнихвійськ і артилерії уразили два пункти управління, два райони зосередженняозброєння та військової техніки противника, а також три склади боєприпасівагресора.</text:p>
      <text:p text:style-name="P4">
Як повідомляв Укрінформ,  <text:a xlink:type="simple" xlink:href="https://www.ukrinform.ua/rubric-ato/3705818-zsu-znisili-vze-193-430-rosijskih-zagarbnikiv.html" text:style-name="Internet_20_link" text:visited-style-name="Visited_20_Internet_20_Link">
 </text:a>
 з 24 лютого 2022 року по 7травня 2023 року ліквідували близько 194 тисяч 430 російських агресорів, прицьому за минулу добу - 660 осіб.</text:p>
      <text:p text:style-name="P4">
<text:span text:style-name="T5">
Фото: Telegram/Zelenskiy</text:span>
</text:p>
      <text:p text:style-name="P4">
Source: <text:a xlink:type="simple" xlink:href="https://www.ukrinform.ua/rubric-ato/3706021-rosiani-zoseredilisa-na-cotiroh-napramkah-vedutsa-vazki-boi-za-bahmut-ta-marinku.html" text:style-name="Internet_20_link" text:visited-style-name="Visited_20_Internet_20_Link">
https://www.ukrinform.ua/rubric-ato/3706021-rosiani-zoseredilisa-na-cotiroh-napramkah-vedutsa-vazki-boi-za-bahmut-ta-marinku.html</text:a>
</text:p>
      <!--NEWS-->
      <text:h text:style-name="P10" text:outline-level="1">
<text:span text:style-name="T4">
На виставці у Кракові представлять картини і військові трофеї з України</text:span>
</text:h>
      <text:p text:style-name="P4">
Authors: Ukrinform (Person)</text:p>
      <text:p text:style-name="P4">
Publisher: Укринформ (Organization)</text:p>
      <text:p text:style-name="P4">
Published Time: 2023-05-07T-70:11:05+03:00</text:p>
      <text:p text:style-name="P4">
Modified Time: 2023-05-07T19:11:05+03:00</text:p>
      <text:p text:style-name="P4">
Description: У Кракові 10-11 травня в палаці Потоцьких відбудеться благодійна виставка та аукціон під назвою “На межі життя”. — Укрінформ.</text:p>
      <text:p text:style-name="P4">
Images: ["<text:a xlink:type="simple" xlink:href="https://static.ukrinform.com/photos/2023_05/thumb_files/630_360_1683475414-946.jpg" text:style-name="Internet_20_link" text:visited-style-name="Visited_20_Internet_20_Link">
630_360_16834...</text:a>
"]</text:p>
      <text:p text:style-name="P4">
Tags: ['Польща', 'Україна', 'Виставка', 'Картина', 'Краків']</text:p>
      <text:p text:style-name="P4">
Type: Article</text:p>
      <!--METADATA-->
      <text:p text:style-name="P4">
<draw:frame draw:style-name="fr1" draw:name="Image94" text:anchor-type="as-char" svg:width="6.9236in" svg:height="3.956343in" draw:z-index="0">
<draw:image xlink:href="../Images/yкринформ/2023-05-07T-70-11-05-03-00/630_360_1683475414-946.jpg" xlink:type="simple" xlink:show="embed" xlink:actuate="onLoad" draw:mime-type="image/jpeg"/>
</draw:frame>
 У Кракові10-11 травня в палаці Потоцьких відбудеться благодійна виставка та аукціон підназвою “На межі життя”.</text:p>
      <text:p text:style-name="P4">
На виставці будуть представлені картини української художниці Юлії Ангелюк івійськові трофеї з різних куточків України, передає Укрінформ з посиланням на<text:a xlink:type="simple" xlink:href="https://www.facebook.com/events/907391523890030/" text:style-name="Internet_20_link" text:visited-style-name="Visited_20_Internet_20_Link">
</text:a>
.</text:p>
      <text:p text:style-name="P4">
“Ми хочемо показати українське сьогодення, а також зібрати кошти на підтримкувійськових, які перебувають на передовій”, - повідомляють організатори.</text:p>
      <text:p text:style-name="P4">
Як зазначається, виставка у нетиповий спосіб демонструє реальність в якійживуть українці, співставляючи картини і військові трофеї, мистецтво володінняпензлями і мистецтво володіння зброєю.</text:p>
      <text:p text:style-name="P4">
На виставці можна буде придбати не лише <text:a xlink:type="simple" xlink:href="https://www.ukrinform.ua/tag-kartina" text:style-name="Internet_20_link" text:visited-style-name="Visited_20_Internet_20_Link">
 </text:a>
 , але також майже всі військові трофеї, окрім великих експонатів підсклом. Деякі з цих предметів організатори отримали від благодійного фонду “Домрії”, який провів вже декілька виставок в Києві, зокрема в міністерствіоборони України. Серед представлених предметів на виставці будуть: гільзи,одяг, шоломи, шеврони, зброя, аптечки, бронежилети, пропагандистськалітература. Трофеї матимуть QR-коди. З їх допомогою кожен бажаючий зможепрочитати історію цього експонату трьома мовами (польською, англійською таукраїнською).</text:p>
      <text:p text:style-name="P4">
<text:span text:style-name="T4">
Читайте також:</text:span>
 <text:a xlink:type="simple" xlink:href="https://www.ukrinform.ua/rubric-diaspora/3703610-u-aponii-vidkrilasa-vistavka-prisvacena-ukraini.html" text:style-name="Internet_20_link" text:visited-style-name="Visited_20_Internet_20_Link">
 <text:span text:style-name="T4">
виставк</text:span>
 </text:a>
</text:p>
      <text:p text:style-name="P4">
Виставка триватиме упродовж двох днів. Першого дня, 10 травня, запланованийзакритий захід за участі представників влади міста, дипкорпусу, фірм,організацій, преси, діячів культури та лідерів думок. Тоді гості матимутьзмогу ознайомитись з виставкою, послухати виступи артистів, зокрема живумузику та взяти участь у благодійному аукціоні.</text:p>
      <text:p text:style-name="P4">
Наступного дня, 11 травня, експозиція буде відкрита з 10:00 по 20:00 для всіхохочих. Цього дня буде вхід за довільний донат. Окрім безпосередньо виставкитакож Юлія Ангелюк планує зробити перфоманс – малювання картини “Оберіг”наживо.</text:p>
      <text:p text:style-name="P4">
Організаторами виставки “На межі життя” є організація Sun for Ukraine іхудожниця Юлія Ангелюк. Захід пройде під патронатом генерального консульстваУкраїни в Кракові, краківського відділу фестивалів (KBF), галереї сучасногомистецтва Bunkier Sztuki, комунікаційного медіацентру при Посольстві України,благодійного фонду “Вдячні”.</text:p>
      <text:p text:style-name="P4">
Source: <text:a xlink:type="simple" xlink:href="https://www.ukrinform.ua/rubric-culture/3706020-na-vistavci-u-krakovi-predstavlat-kartini-i-vijskovi-trofei-z-ukraini.html" text:style-name="Internet_20_link" text:visited-style-name="Visited_20_Internet_20_Link">
https://www.ukrinform.ua/rubric-culture/3706020-na-vistavci-u-krakovi-predstavlat-kartini-i-vijskovi-trofei-z-ukraini.html</text:a>
</text:p>
      <!--NEWS-->
      <text:h text:style-name="P10" text:outline-level="1">
<text:span text:style-name="T4">
Dnipro, Dnipropetrovska Oblast(06:04). Red Alert: aerial threat. Sirens sounding. Take cover ...</text:span>
</text:h>
      <text:p text:style-name="P4">
Authors: liveuamap (Language: en)</text:p>
      <text:p text:style-name="P4">
Time: 2023-05-07T00:05:00</text:p>
      <text:p text:style-name="P4">
Location: Dnipro (Latitude:48.45930000 Longtitude:35.03865000)</text:p>
      <text:p text:style-name="P4">
Videos: []</text:p>
      <text:p text:style-name="P4">
Images: []</text:p>
      <text:p text:style-name="P4">
Tags: ["Europe", "Central and Eastern Europe"]</text:p>
      <text:p text:style-name="P4">
ID: 22561003</text:p>
      <!--METADATA-->
      <text:p text:style-name="P4">
Dnipro, Dnipropetrovska Oblast(06:04). Red Alert: aerial threat. Sirenssounding. Take cover now!</text:p>
      <text:p text:style-name="P4">
News Collection Link: <text:a xlink:type="simple" xlink:href="https://liveuamap.com/en/2023/07-may-dnipro-dnipropetrovska-oblast0604-red-g" text:style-name="Internet_20_link" text:visited-style-name="Visited_20_Internet_20_Link">
https://liveuamap.com/en/2023/07-may-dnipro-dnipropetrovska-oblast0604-red-g</text:a>
</text:p>
      <text:p text:style-name="P4">
Source: <text:a xlink:type="simple" xlink:href="https://t.me/suspilnednipro/15153" text:style-name="Internet_20_link" text:visited-style-name="Visited_20_Internet_20_Link">
https://t.me/suspilnednipro/15153</text:a>
</text:p>
      <!--NEWS-->
      <text:h text:style-name="P10" text:outline-level="1">
<text:span text:style-name="T4">
Zaporizka Oblast(06:07). Red Alert: aerial threat. Sirens sounding. Take cover now!</text:span>
</text:h>
      <text:p text:style-name="P4">
Authors: liveuamap (Language: en)</text:p>
      <text:p text:style-name="P4">
Time: 2023-05-07T00:07:00</text:p>
      <text:p text:style-name="P4">
Location: Zaporizka Oblast (Latitude:47.611881 Longtitude:35.766261)</text:p>
      <text:p text:style-name="P4">
Videos: []</text:p>
      <text:p text:style-name="P4">
Images: []</text:p>
      <text:p text:style-name="P4">
Tags: ["Europe", "Central and Eastern Europe"]</text:p>
      <text:p text:style-name="P4">
ID: 22561004</text:p>
      <!--METADATA-->
      <text:p text:style-name="P4">
Zaporizka Oblast(06:07). Red Alert: aerial threat. Sirens sounding. Take covernow!</text:p>
      <text:p text:style-name="P4">
News Collection Link: <text:a xlink:type="simple" xlink:href="https://liveuamap.com/en/2023/07-may-zaporizka-oblast0607-red-alert-aerial-g" text:style-name="Internet_20_link" text:visited-style-name="Visited_20_Internet_20_Link">
https://liveuamap.com/en/2023/07-may-zaporizka-oblast0607-red-alert-aerial-g</text:a>
</text:p>
      <text:p text:style-name="P4">
Source: <text:a xlink:type="simple" xlink:href="https://t.me/air_alert_ua/44640" text:style-name="Internet_20_link" text:visited-style-name="Visited_20_Internet_20_Link">
https://t.me/air_alert_ua/44640</text:a>
</text:p>
      <!--NEWS-->
      <text:h text:style-name="P10" text:outline-level="1">
<text:span text:style-name="T4">
Dnipro, Dnipropetrovska Oblast(08:54). Red Alert: aerial threat. Sirens sounding. Take cover ...</text:span>
</text:h>
      <text:p text:style-name="P4">
Authors: liveuamap (Language: en)</text:p>
      <text:p text:style-name="P4">
Time: 2023-05-07T02:55:00</text:p>
      <text:p text:style-name="P4">
Location: Dnipro (Latitude:48.45901 Longtitude:35.03885)</text:p>
      <text:p text:style-name="P4">
Videos: []</text:p>
      <text:p text:style-name="P4">
Images: []</text:p>
      <text:p text:style-name="P4">
Tags: ["Europe", "Central and Eastern Europe"]</text:p>
      <text:p text:style-name="P4">
ID: 22561006</text:p>
      <!--METADATA-->
      <text:p text:style-name="P4">
Dnipro, Dnipropetrovska Oblast(08:54). Red Alert: aerial threat. Sirenssounding. Take cover now!</text:p>
      <text:p text:style-name="P4">
News Collection Link: <text:a xlink:type="simple" xlink:href="https://liveuamap.com/en/2023/07-may-dnipro-dnipropetrovska-oblast0854-red-g" text:style-name="Internet_20_link" text:visited-style-name="Visited_20_Internet_20_Link">
https://liveuamap.com/en/2023/07-may-dnipro-dnipropetrovska-oblast0854-red-g</text:a>
</text:p>
      <text:p text:style-name="P4">
Source: <text:a xlink:type="simple" xlink:href="https://t.me/air_alert_ua/44643" text:style-name="Internet_20_link" text:visited-style-name="Visited_20_Internet_20_Link">
https://t.me/air_alert_ua/44643</text:a>
</text:p>
      <!--NEWS-->
      <text:h text:style-name="P10" text:outline-level="1">
<text:span text:style-name="T4">
Chernihivska Oblast(09:01). Red Alert: aerial threat. Sirens sounding. Take cover now!</text:span>
</text:h>
      <text:p text:style-name="P4">
Authors: liveuamap (Language: en)</text:p>
      <text:p text:style-name="P4">
Time: 2023-05-07T03:02:00</text:p>
      <text:p text:style-name="P4">
Location: Chernihivska Oblast (Latitude:51.33315 Longtitude:31.99907)</text:p>
      <text:p text:style-name="P4">
Videos: []</text:p>
      <text:p text:style-name="P4">
Images: []</text:p>
      <text:p text:style-name="P4">
Tags: ["Europe", "Central and Eastern Europe"]</text:p>
      <text:p text:style-name="P4">
ID: 22561007</text:p>
      <!--METADATA-->
      <text:p text:style-name="P4">
Chernihivska Oblast(09:01). Red Alert: aerial threat. Sirens sounding. Takecover now!</text:p>
      <text:p text:style-name="P4">
News Collection Link: <text:a xlink:type="simple" xlink:href="https://liveuamap.com/en/2023/07-may-chernihivska-oblast0901-red-alert-aerig" text:style-name="Internet_20_link" text:visited-style-name="Visited_20_Internet_20_Link">
https://liveuamap.com/en/2023/07-may-chernihivska-oblast0901-red-alert-aerig</text:a>
</text:p>
      <text:p text:style-name="P4">
Source: <text:a xlink:type="simple" xlink:href="https://t.me/air_alert_ua/44644" text:style-name="Internet_20_link" text:visited-style-name="Visited_20_Internet_20_Link">
https://t.me/air_alert_ua/44644</text:a>
</text:p>
      <!--NEWS-->
      <text:h text:style-name="P10" text:outline-level="1">
<text:span text:style-name="T4">
Sumska Oblast(09:02). Red Alert: aerial threat. Sirens sounding. Take cover now!</text:span>
</text:h>
      <text:p text:style-name="P4">
Authors: liveuamap (Language: en)</text:p>
      <text:p text:style-name="P4">
Time: 2023-05-07T03:04:00</text:p>
      <text:p text:style-name="P4">
Location: Sumska Oblast (Latitude:51.00000000 Longtitude:34.00000000)</text:p>
      <text:p text:style-name="P4">
Videos: []</text:p>
      <text:p text:style-name="P4">
Images: []</text:p>
      <text:p text:style-name="P4">
Tags: ["Europe", "Central and Eastern Europe"]</text:p>
      <text:p text:style-name="P4">
ID: 22561008</text:p>
      <!--METADATA-->
      <text:p text:style-name="P4">
Sumska Oblast(09:02). Red Alert: aerial threat. Sirens sounding. Take covernow!</text:p>
      <text:p text:style-name="P4">
News Collection Link: <text:a xlink:type="simple" xlink:href="https://liveuamap.com/en/2023/07-may-sumska-oblast0902-red-alert-aerial-thrg" text:style-name="Internet_20_link" text:visited-style-name="Visited_20_Internet_20_Link">
https://liveuamap.com/en/2023/07-may-sumska-oblast0902-red-alert-aerial-thrg</text:a>
</text:p>
      <text:p text:style-name="P4">
Source: <text:a xlink:type="simple" xlink:href="https://t.me/air_alert_ua/44645" text:style-name="Internet_20_link" text:visited-style-name="Visited_20_Internet_20_Link">
https://t.me/air_alert_ua/44645</text:a>
</text:p>
      <!--NEWS-->
      <text:h text:style-name="P10" text:outline-level="1">
<text:span text:style-name="T4">
5 person wounded as result of Russian missile strike with S-300 missiles in Balakliya town of...</text:span>
</text:h>
      <text:p text:style-name="P4">
Authors: liveuamap (Language: en)</text:p>
      <text:p text:style-name="P4">
Time: 2023-05-07T03:09:00</text:p>
      <text:p text:style-name="P4">
Location: Kharkiv Oblast (Latitude:49.46271 Longtitude:36.86119)</text:p>
      <text:p text:style-name="P4">
Videos: []</text:p>
      <text:p text:style-name="P4">
Images: []</text:p>
      <text:p text:style-name="P4">
Tags: ["Europe", "Central and Eastern Europe"]</text:p>
      <text:p text:style-name="P4">
ID: 22561020</text:p>
      <!--METADATA-->
      <text:p text:style-name="P4">
5 person wounded as result of Russian missile strike with S-300 missiles inBalakliya town of Kharkiv region</text:p>
      <text:p text:style-name="P4">
News Collection Link: <text:a xlink:type="simple" xlink:href="https://liveuamap.com/en/2023/7-may-5-person-wounded-as-result-of-russian-missile-strike" text:style-name="Internet_20_link" text:visited-style-name="Visited_20_Internet_20_Link">
https://liveuamap.com/en/2023/7-may-5-person-wounded-as-result-of-russian-missile-strike</text:a>
</text:p>
      <text:p text:style-name="P4">
Source: <text:a xlink:type="simple" xlink:href="https://t.me/UkraineNow/32692" text:style-name="Internet_20_link" text:visited-style-name="Visited_20_Internet_20_Link">
https://t.me/UkraineNow/32692</text:a>
</text:p>
      <!--NEWS-->
      <text:h text:style-name="P10" text:outline-level="1">
<text:span text:style-name="T4">
Poltavska Oblast(09:12). Red Alert: aerial threat. Sirens sounding. Take cover now!</text:span>
</text:h>
      <text:p text:style-name="P4">
Authors: liveuamap (Language: en)</text:p>
      <text:p text:style-name="P4">
Time: 2023-05-07T03:13:00</text:p>
      <text:p text:style-name="P4">
Location: Poltavska Oblast (Latitude:49.47705000 Longtitude:33.81866000)</text:p>
      <text:p text:style-name="P4">
Videos: []</text:p>
      <text:p text:style-name="P4">
Images: []</text:p>
      <text:p text:style-name="P4">
Tags: ["Europe", "Central and Eastern Europe"]</text:p>
      <text:p text:style-name="P4">
ID: 22561009</text:p>
      <!--METADATA-->
      <text:p text:style-name="P4">
Poltavska Oblast(09:12). Red Alert: aerial threat. Sirens sounding. Take covernow!</text:p>
      <text:p text:style-name="P4">
News Collection Link: <text:a xlink:type="simple" xlink:href="https://liveuamap.com/en/2023/07-may-poltavska-oblast0912-red-alert-aerial-g" text:style-name="Internet_20_link" text:visited-style-name="Visited_20_Internet_20_Link">
https://liveuamap.com/en/2023/07-may-poltavska-oblast0912-red-alert-aerial-g</text:a>
</text:p>
      <text:p text:style-name="P4">
Source: <text:a xlink:type="simple" xlink:href="https://t.me/air_alert_ua/44646" text:style-name="Internet_20_link" text:visited-style-name="Visited_20_Internet_20_Link">
https://t.me/air_alert_ua/44646</text:a>
</text:p>
      <!--NEWS-->
      <text:h text:style-name="P10" text:outline-level="1">
<text:span text:style-name="T4">
Kharkiv, Kharkivska Oblast(09:13). Red Alert: aerial threat. Sirens sounding. Take cover now!</text:span>
</text:h>
      <text:p text:style-name="P4">
Authors: liveuamap (Language: en)</text:p>
      <text:p text:style-name="P4">
Time: 2023-05-07T03:14:00</text:p>
      <text:p text:style-name="P4">
Location: Kharkiv (Latitude:49.98062 Longtitude:36.25376)</text:p>
      <text:p text:style-name="P4">
Videos: []</text:p>
      <text:p text:style-name="P4">
Images: []</text:p>
      <text:p text:style-name="P4">
Tags: ["Europe", "Central and Eastern Europe"]</text:p>
      <text:p text:style-name="P4">
ID: 22561010</text:p>
      <!--METADATA-->
      <text:p text:style-name="P4">
Kharkiv, Kharkivska Oblast(09:13). Red Alert: aerial threat. Sirens sounding.Take cover now!</text:p>
      <text:p text:style-name="P4">
News Collection Link: <text:a xlink:type="simple" xlink:href="https://liveuamap.com/en/2023/07-may-kharkiv-kharkivska-oblast0913-red-alerg" text:style-name="Internet_20_link" text:visited-style-name="Visited_20_Internet_20_Link">
https://liveuamap.com/en/2023/07-may-kharkiv-kharkivska-oblast0913-red-alerg</text:a>
</text:p>
      <text:p text:style-name="P4">
Source: <text:a xlink:type="simple" xlink:href="https://t.me/suspilnekharkiv/24585" text:style-name="Internet_20_link" text:visited-style-name="Visited_20_Internet_20_Link">
https://t.me/suspilnekharkiv/24585</text:a>
</text:p>
      <!--NEWS-->
      <text:h text:style-name="P10" text:outline-level="1">
<text:span text:style-name="T4">
Occupation authorities in Crimea report over 10 drones were launched towards Crimea overnight</text:span>
</text:h>
      <text:p text:style-name="P4">
Authors: liveuamap (Language: en)</text:p>
      <text:p text:style-name="P4">
Time: 2023-05-07T03:30:00</text:p>
      <text:p text:style-name="P4">
Location: Sevastopol, (Latitude:44.60843 Longtitude:33.52169)</text:p>
      <text:p text:style-name="P4">
Videos: []</text:p>
      <text:p text:style-name="P4">
Images: []</text:p>
      <text:p text:style-name="P4">
Tags: ["Europe", "Central and Eastern Europe"]</text:p>
      <text:p text:style-name="P4">
ID: 22561012</text:p>
      <!--METADATA-->
      <text:p text:style-name="P4">
Occupation authorities in Crimea report over 10 drones were launched towardsCrimea overnight</text:p>
      <text:p text:style-name="P4">
News Collection Link: <text:a xlink:type="simple" xlink:href="https://liveuamap.com/en/2023/7-may-occupation-authorities-in-crimea-report-over-10-drones" text:style-name="Internet_20_link" text:visited-style-name="Visited_20_Internet_20_Link">
https://liveuamap.com/en/2023/7-may-occupation-authorities-in-crimea-report-over-10-drones</text:a>
</text:p>
      <text:p text:style-name="P4">
Source: <text:a xlink:type="simple" xlink:href="https://t.me/bbbreaking/154787" text:style-name="Internet_20_link" text:visited-style-name="Visited_20_Internet_20_Link">
https://t.me/bbbreaking/154787</text:a>
</text:p>
      <!--NEWS-->
      <text:h text:style-name="P10" text:outline-level="1">
<text:span text:style-name="T4">
Donetsk Oblast(09:33). Red Alert: aerial threat. Sirens sounding. Take cover now!</text:span>
</text:h>
      <text:p text:style-name="P4">
Authors: liveuamap (Language: en)</text:p>
      <text:p text:style-name="P4">
Time: 2023-05-07T03:35:00</text:p>
      <text:p text:style-name="P4">
Location: Donetsk Oblast (Latitude:48.72744 Longtitude:37.5781)</text:p>
      <text:p text:style-name="P4">
Videos: []</text:p>
      <text:p text:style-name="P4">
Images: []</text:p>
      <text:p text:style-name="P4">
Tags: ["Europe", "Central and Eastern Europe"]</text:p>
      <text:p text:style-name="P4">
ID: 22561011</text:p>
      <!--METADATA-->
      <text:p text:style-name="P4">
Donetsk Oblast(09:33). Red Alert: aerial threat. Sirens sounding. Take covernow!</text:p>
      <text:p text:style-name="P4">
News Collection Link: <text:a xlink:type="simple" xlink:href="https://liveuamap.com/en/2023/07-may-donetsk-oblast0933-red-alert-aerial-thg" text:style-name="Internet_20_link" text:visited-style-name="Visited_20_Internet_20_Link">
https://liveuamap.com/en/2023/07-may-donetsk-oblast0933-red-alert-aerial-thg</text:a>
</text:p>
      <text:p text:style-name="P4">
Source: <text:a xlink:type="simple" xlink:href="https://t.me/air_alert_ua/44648" text:style-name="Internet_20_link" text:visited-style-name="Visited_20_Internet_20_Link">
https://t.me/air_alert_ua/44648</text:a>
</text:p>
      <!--NEWS-->
      <text:h text:style-name="P10" text:outline-level="1">
<text:span text:style-name="T4">
Operative Command "South": Russian strategic aviation launched a missile attack on the southe...</text:span>
</text:h>
      <text:p text:style-name="P4">
Authors: liveuamap (Language: en)</text:p>
      <text:p text:style-name="P4">
Time: 2023-05-07T04:20:08</text:p>
      <text:p text:style-name="P4">
Location: Mykolaiv (Latitude:46.7361 Longtitude:31.75598)</text:p>
      <text:p text:style-name="P4">
Videos: []</text:p>
      <text:p text:style-name="P4">
Images: []</text:p>
      <text:p text:style-name="P4">
Tags: ["Russia"]</text:p>
      <text:p text:style-name="P4">
ID: 22561025</text:p>
      <!--METADATA-->
      <text:p text:style-name="P4">
Operative Command "South": Russian strategic aviation launched a missileattack on the southern regions of Ukraine at night. Russian aviation launched5 Kh-22 missiles at the Mykolayiv region and 1 at the Kherson region. Nocasualties</text:p>
      <text:p text:style-name="P4">
News Collection Link: <text:a xlink:type="simple" xlink:href="https://liveuamap.com/en/2023/7-may-operative-command-south-russian-strategic-aviation" text:style-name="Internet_20_link" text:visited-style-name="Visited_20_Internet_20_Link">
https://liveuamap.com/en/2023/7-may-operative-command-south-russian-strategic-aviation</text:a>
</text:p>
      <text:p text:style-name="P4">
Source: <text:a xlink:type="simple" xlink:href="https://twitter.com/war_monitor_ua/status/1655124112564449281" text:style-name="Internet_20_link" text:visited-style-name="Visited_20_Internet_20_Link">
https://twitter.com/war_monitor_ua/status/1655124112564449281</text:a>
</text:p>
      <!--NEWS-->
      <text:h text:style-name="P10" text:outline-level="1">
<text:span text:style-name="T4">
Russian army conducted 6 missile strikes, 48 airstrikes and 77 shelling with MLRS, - General ...</text:span>
</text:h>
      <text:p text:style-name="P4">
Authors: liveuamap (Language: en)</text:p>
      <text:p text:style-name="P4">
Time: 2023-05-07T04:23:00</text:p>
      <text:p text:style-name="P4">
Location: Chernihiv (Latitude:52.29609 Longtitude:33.01023)</text:p>
      <text:p text:style-name="P4">
Videos: []</text:p>
      <text:p text:style-name="P4">
Images: []</text:p>
      <text:p text:style-name="P4">
Tags: ["Russia", "Central and Eastern Europe"]</text:p>
      <text:p text:style-name="P4">
ID: 22561088</text:p>
      <!--METADATA-->
      <text:p text:style-name="P4">
Russian army conducted 6 missile strikes, 48 airstrikes and 77 shelling withMLRS, - General Staff of Armed Forces of Ukraine says in the morning report</text:p>
      <text:p text:style-name="P4">
News Collection Link: <text:a xlink:type="simple" xlink:href="https://liveuamap.com/en/2023/7-may-russian-army-conducted-6-missile-strikes-48-airstrikes" text:style-name="Internet_20_link" text:visited-style-name="Visited_20_Internet_20_Link">
https://liveuamap.com/en/2023/7-may-russian-army-conducted-6-missile-strikes-48-airstrikes</text:a>
</text:p>
      <text:p text:style-name="P4">
Source: <text:a xlink:type="simple" xlink:href="https://t.me/lumsrc/4707" text:style-name="Internet_20_link" text:visited-style-name="Visited_20_Internet_20_Link">
https://t.me/lumsrc/4707</text:a>
</text:p>
      <!--NEWS-->
      <text:h text:style-name="P10" text:outline-level="1">
<text:span text:style-name="T4">
Russian forces conducting offensive actions at Kupiansk, Lyman, Bakhmut and Maryinka directio...</text:span>
</text:h>
      <text:p text:style-name="P4">
Authors: liveuamap (Language: en)</text:p>
      <text:p text:style-name="P4">
Time: 2023-05-07T04:34:17</text:p>
      <text:p text:style-name="P4">
Location: Marinka, Donetsk Oblast (Latitude:47.93958 Longtitude:37.49977)</text:p>
      <text:p text:style-name="P4">
Videos: []</text:p>
      <text:p text:style-name="P4">
Images: []</text:p>
      <text:p text:style-name="P4">
Tags: ["Russia"]</text:p>
      <text:p text:style-name="P4">
ID: 22561052</text:p>
      <!--METADATA-->
      <text:p text:style-name="P4">
Russian forces conducting offensive actions at Kupiansk, Lyman, Bakhmut andMaryinka directions. Ukrainian military repelled about 50 Russian attacks.Russian forces attempting to advance near Synkivka, Bilohorivka and Spirne,Bakhmut, Bohdanivka, Ivanivske, Predtechyne and New York, Maryinka, - GeneralStaff of Armed Forces of Ukraine says in the morning report</text:p>
      <text:p text:style-name="P4">
News Collection Link: <text:a xlink:type="simple" xlink:href="https://liveuamap.com/en/2023/7-may-russian-forces-conducting-offensive-actions-at-kupiansk" text:style-name="Internet_20_link" text:visited-style-name="Visited_20_Internet_20_Link">
https://liveuamap.com/en/2023/7-may-russian-forces-conducting-offensive-actions-at-kupiansk</text:a>
</text:p>
      <text:p text:style-name="P4">
Source: <text:a xlink:type="simple" xlink:href="https://t.me/lumsrc/4716" text:style-name="Internet_20_link" text:visited-style-name="Visited_20_Internet_20_Link">
https://t.me/lumsrc/4716</text:a>
</text:p>
      <!--NEWS-->
      <text:h text:style-name="P10" text:outline-level="1">
<text:span text:style-name="T4">
At Zaporizhzhia and Kherson directions Russian army shelled Burlatske, Vilne Pole, Novosilka,...</text:span>
</text:h>
      <text:p text:style-name="P4">
Authors: liveuamap (Language: en)</text:p>
      <text:p text:style-name="P4">
Time: 2023-05-07T04:39:29</text:p>
      <text:p text:style-name="P4">
Location: Nova Kakhovka, Khersons'ka oblast (Latitude:46.79618 Longtitude:33.36376)</text:p>
      <text:p text:style-name="P4">
Videos: []</text:p>
      <text:p text:style-name="P4">
Images: []</text:p>
      <text:p text:style-name="P4">
Tags: ["Russia"]</text:p>
      <text:p text:style-name="P4">
ID: 22561062</text:p>
      <!--METADATA-->
      <text:p text:style-name="P4">
At Zaporizhzhia and Kherson directions Russian army shelled Burlatske, VilnePole, Novosilka, Novopil of Donetsk region; Olhivske, Malynivka, Huliaipole,Zaliznychne, Huliaipilske, Charivne, Bilohiraya, Mala Tokmachka,Novodanylivka, Mali Scherbaky, Kamyanske of Zaporizhzhia region and Nikopol ofDnipropetrovsk region; Zolota Balka, Antonivka and Kherson city. Russianaviation conducted airstrikes at Vesele and Kozatske of Kherson region, -General Staff of Armed Forces of Ukraine says in the morning report</text:p>
      <text:p text:style-name="P4">
News Collection Link: <text:a xlink:type="simple" xlink:href="https://liveuamap.com/en/2023/7-may-at-zaporizhzhia-and-kherson-directions-russian-army" text:style-name="Internet_20_link" text:visited-style-name="Visited_20_Internet_20_Link">
https://liveuamap.com/en/2023/7-may-at-zaporizhzhia-and-kherson-directions-russian-army</text:a>
</text:p>
      <text:p text:style-name="P4">
Source: <text:a xlink:type="simple" xlink:href="https://t.me/lumsrc/4715" text:style-name="Internet_20_link" text:visited-style-name="Visited_20_Internet_20_Link">
https://t.me/lumsrc/4715</text:a>
</text:p>
      <!--NEWS-->
      <text:h text:style-name="P10" text:outline-level="1">
<text:span text:style-name="T4">
Donetsk Oblast(10:35). Red Alert: aerial threat. Sirens sounding. Take cover now!</text:span>
</text:h>
      <text:p text:style-name="P4">
Authors: liveuamap (Language: en)</text:p>
      <text:p text:style-name="P4">
Time: 2023-05-07T04:40:00</text:p>
      <text:p text:style-name="P4">
Location: Donetsk Oblast (Latitude:48.72676 Longtitude:37.57922)</text:p>
      <text:p text:style-name="P4">
Videos: []</text:p>
      <text:p text:style-name="P4">
Images: []</text:p>
      <text:p text:style-name="P4">
Tags: ["Europe", "Central and Eastern Europe"]</text:p>
      <text:p text:style-name="P4">
ID: 22561085</text:p>
      <!--METADATA-->
      <text:p text:style-name="P4">
Donetsk Oblast(10:35). Red Alert: aerial threat. Sirens sounding. Take covernow!</text:p>
      <text:p text:style-name="P4">
News Collection Link: <text:a xlink:type="simple" xlink:href="https://liveuamap.com/en/2023/07-may-donetsk-oblast1035-red-alert-aerial-thg" text:style-name="Internet_20_link" text:visited-style-name="Visited_20_Internet_20_Link">
https://liveuamap.com/en/2023/07-may-donetsk-oblast1035-red-alert-aerial-thg</text:a>
</text:p>
      <text:p text:style-name="P4">
Source: <text:a xlink:type="simple" xlink:href="https://t.me/air_alert_ua/44655" text:style-name="Internet_20_link" text:visited-style-name="Visited_20_Internet_20_Link">
https://t.me/air_alert_ua/44655</text:a>
</text:p>
      <!--NEWS-->
      <text:h text:style-name="P10" text:outline-level="1">
<text:span text:style-name="T4">
At Shakhtarske direction Russian army shelled Vodyane, Vuhledar, Prechystivka and Zolota Nyva...</text:span>
</text:h>
      <text:p text:style-name="P4">
Authors: liveuamap (Language: en)</text:p>
      <text:p text:style-name="P4">
Time: 2023-05-07T04:40:15</text:p>
      <text:p text:style-name="P4">
Location: Donetsk (Latitude:47.78975 Longtitude:36.98788)</text:p>
      <text:p text:style-name="P4">
Videos: []</text:p>
      <text:p text:style-name="P4">
Images: []</text:p>
      <text:p text:style-name="P4">
Tags: ["Russia"]</text:p>
      <text:p text:style-name="P4">
ID: 22561063</text:p>
      <!--METADATA-->
      <text:p text:style-name="P4">
At Shakhtarske direction Russian army shelled Vodyane, Vuhledar, Prechystivkaand Zolota Nyva of Donetsk region, - General Staff of Armed Forces of Ukrainesays in the morning report</text:p>
      <text:p text:style-name="P4">
News Collection Link: <text:a xlink:type="simple" xlink:href="https://liveuamap.com/en/2023/7-may-at-shakhtarske-direction-russian-army-shelled-vodyane" text:style-name="Internet_20_link" text:visited-style-name="Visited_20_Internet_20_Link">
https://liveuamap.com/en/2023/7-may-at-shakhtarske-direction-russian-army-shelled-vodyane</text:a>
</text:p>
      <text:p text:style-name="P4">
Source: <text:a xlink:type="simple" xlink:href="https://t.me/lumsrc/4714" text:style-name="Internet_20_link" text:visited-style-name="Visited_20_Internet_20_Link">
https://t.me/lumsrc/4714</text:a>
</text:p>
      <!--NEWS-->
      <text:h text:style-name="P10" text:outline-level="1">
<text:span text:style-name="T4">
Head of the office of President of Ukraine Yermak had a phone call with National Security Adv...</text:span>
</text:h>
      <text:p text:style-name="P4">
Authors: liveuamap (Language: en)</text:p>
      <text:p text:style-name="P4">
Time: 2023-05-07T04:56:04</text:p>
      <text:p text:style-name="P4">
Location: Kyiv, Kyiv city (Latitude:50.44426 Longtitude:30.52914)</text:p>
      <text:p text:style-name="P4">
Videos: []</text:p>
      <text:p text:style-name="P4">
Images: []</text:p>
      <text:p text:style-name="P4">
Tags: []</text:p>
      <text:p text:style-name="P4">
ID: 22561093</text:p>
      <!--METADATA-->
      <text:p text:style-name="P4">
None</text:p>
      <text:p text:style-name="P4">
News Collection Link: <text:a xlink:type="simple" xlink:href="https://liveuamap.com/en/2023/7-may-head-of-the-office-of-president-of-ukraine-yermak-had" text:style-name="Internet_20_link" text:visited-style-name="Visited_20_Internet_20_Link">
https://liveuamap.com/en/2023/7-may-head-of-the-office-of-president-of-ukraine-yermak-had</text:a>
</text:p>
      <text:p text:style-name="P4">
Source: <text:a xlink:type="simple" xlink:href="https://liveuamap.com/en/2023/7-may-head-of-the-office-of-president-of-ukraine-yermak-had" text:style-name="Internet_20_link" text:visited-style-name="Visited_20_Internet_20_Link">
https://liveuamap.com/en/2023/7-may-head-of-the-office-of-president-of-ukraine-yermak-had</text:a>
</text:p>
      <!--NEWS-->
      <text:h text:style-name="P10" text:outline-level="1">
<text:span text:style-name="T4">
ЗСУ знищили вже 194 430 російських загарбників</text:span>
</text:h>
      <text:p text:style-name="P4">
Authors: Ukrinform (Person)</text:p>
      <text:p text:style-name="P4">
Publisher: Укринформ (Organization)</text:p>
      <text:p text:style-name="P4">
Published Time: 2023-05-07T08:05:00+03:00</text:p>
      <text:p text:style-name="P4">
Modified Time: 2023-05-07T08:05:00+03:00</text:p>
      <text:p text:style-name="P4">
Description: Сили оборони України з 24 лютого 2022 року по 7 травня 2023 року ліквідували близько 194 тисяч 430 російських агресорів, при цьому за минулу добу - 660 осіб. — Укрінформ.</text:p>
      <text:p text:style-name="P4">
Images: ["<text:a xlink:type="simple" xlink:href="https://static.ukrinform.com/photos/2022_04/thumb_files/630_360_1648989558-959.jpg" text:style-name="Internet_20_link" text:visited-style-name="Visited_20_Internet_20_Link">
630_360_16489...</text:a>
", "<text:a xlink:type="simple" xlink:href="https://static.ukrinform.com/photos/2023_05/1683436258-840.jpeg" text:style-name="Internet_20_link" text:visited-style-name="Visited_20_Internet_20_Link">
1683436258-84...</text:a>
"]</text:p>
      <text:p text:style-name="P4">
Tags: ['ЗСУ', 'Російські військові', 'Війна з росією']</text:p>
      <text:p text:style-name="P4">
Type: Article</text:p>
      <!--METADATA-->
      <text:p text:style-name="P4">
<draw:frame draw:style-name="fr1" draw:name="Image95" text:anchor-type="as-char" svg:width="6.9236in" svg:height="3.956343in" draw:z-index="0">
<draw:image xlink:href="../Images/yкринформ/2023-05-07T08-05-00-03-00/630_360_1648989558-959.jpg" xlink:type="simple" xlink:show="embed" xlink:actuate="onLoad" draw:mime-type="image/jpeg"/>
</draw:frame>
 Силиоборони України з 24 лютого 2022 року по 7 травня 2023 року ліквідувалиблизько 194 тисяч 430 російських агресорів, при цьому за минулу добу - 660осіб.</text:p>
      <text:p text:style-name="P4">
Як передає Укрінформ, про це Генеральний штаб Збройних сил України повідомляєу <text:a xlink:type="simple" xlink:href="https://www.facebook.com/GeneralStaff.ua/posts/pfbid02YvUYCM1FdbYMBYTaxnbUWnoYbr6ycV9FW25qn6nP1tRDBF3eFJRsLuVEdQ6qtugLl" text:style-name="Internet_20_link" text:visited-style-name="Visited_20_Internet_20_Link">
</text:a>
</text:p>
      <text:p text:style-name="P4">
Також знищено ворожих танків 3723 одиниці (+6), бойових броньованих машин ‒7248 (+10), артилерійських систем – 3010 (+18), РСЗВ – 554 (+2), засобів ППО ‒306 (+0), літаків – 308 (+0), гелікоптерів – 294 (+0), БПЛА оперативно-тактичного рівня – 2572 (+18), крилатих ракет ‒ 947 (+0), кораблів / катерів ‒18 (+0), автомобільної техніки та автоцистерн – 5952 (+16), спеціальноїтехніки ‒ 380 (+5).</text:p>
      <text:p text:style-name="P4">
<draw:frame draw:style-name="fr1" draw:name="Image96" text:anchor-type="as-char" svg:width="6.9236in" svg:height="9.962291in" draw:z-index="0">
<draw:image xlink:href="../Images/yкринформ/2023-05-07T08-05-00-03-00/1683436258-840.jpeg" xlink:type="simple" xlink:show="embed" xlink:actuate="onLoad" draw:mime-type="image/jpeg"/>
</draw:frame>
</text:p>
      <text:p text:style-name="P4">
Дані уточнюються.</text:p>
      <text:p text:style-name="P4">
<text:span text:style-name="T4">
Читайте також:</text:span>
 <text:a xlink:type="simple" xlink:href="https://www.ukrinform.ua/rubric-kyiv/3705808-nad-kievom-vnoci-znisili-vorozij-rozviduvalnij-bezpilotnik.html" text:style-name="Internet_20_link" text:visited-style-name="Visited_20_Internet_20_Link">
 <text:span text:style-name="T4">
знищ</text:span>
 </text:a>
</text:p>
      <text:p text:style-name="P4">
Як повідомляв Укрінформ, українські оборонці минулої доби <text:a xlink:type="simple" xlink:href="https://www.ukrinform.ua/rubric-ato/3705807-zsu-minuloi-dobi-vidbili-blizko-50-atak-trivaut-boi-za-bahmut-ta-marinku.html" text:style-name="Internet_20_link" text:visited-style-name="Visited_20_Internet_20_Link">
</text:a>
 тривають бої за Бахмутта Мар’їнку.</text:p>
      <text:p text:style-name="P4">
Source: <text:a xlink:type="simple" xlink:href="https://www.ukrinform.ua/rubric-ato/3705818-zsu-znisili-vze-193-430-rosijskih-zagarbnikiv.html" text:style-name="Internet_20_link" text:visited-style-name="Visited_20_Internet_20_Link">
https://www.ukrinform.ua/rubric-ato/3705818-zsu-znisili-vze-193-430-rosijskih-zagarbnikiv.html</text:a>
</text:p>
      <!--NEWS-->
      <text:h text:style-name="P10" text:outline-level="1">
<text:span text:style-name="T4">
Матчі в Одесі та Ужгороді розпочинають 25-й тур футбольної Прем'єр-ліги України</text:span>
</text:h>
      <text:p text:style-name="P4">
Authors: Ukrinform (Person)</text:p>
      <text:p text:style-name="P4">
Publisher: Укринформ (Organization)</text:p>
      <text:p text:style-name="P4">
Published Time: 2023-05-07T08:06:04+03:00</text:p>
      <text:p text:style-name="P4">
Modified Time: 2023-05-07T08:06:04+03:00</text:p>
      <text:p text:style-name="P4">
Description: У чемпіонаті України з футболу серед команд Прем'єр-ліги (УПЛ) 7-8 травня пройдуть поєдинки чергового, 25-го туру. — Укрінформ.</text:p>
      <text:p text:style-name="P4">
Images: ["<text:a xlink:type="simple" xlink:href="https://static.ukrinform.com/photos/2017_08/thumb_files/630_360_1504074995-4947.jpg" text:style-name="Internet_20_link" text:visited-style-name="Visited_20_Internet_20_Link">
630_360_15040...</text:a>
"]</text:p>
      <text:p text:style-name="P4">
Tags: ['Футбол', "Прем'єр-ліга"]</text:p>
      <text:p text:style-name="P4">
Type: Article</text:p>
      <!--METADATA-->
      <text:p text:style-name="P4">
<draw:frame draw:style-name="fr1" draw:name="Image97" text:anchor-type="as-char" svg:width="6.9236in" svg:height="3.956343in" draw:z-index="0">
<draw:image xlink:href="../Images/yкринформ/2023-05-07T08-06-04-03-00/630_360_1504074995-4947.jpg" xlink:type="simple" xlink:show="embed" xlink:actuate="onLoad" draw:mime-type="image/jpeg"/>
</draw:frame>
 Учемпіонаті України з футболу серед команд Прем'єр-ліги (УПЛ) 7-8 травняпройдуть поєдинки чергового, 25-го туру.</text:p>
      <text:p text:style-name="P4">
Перший ігровий день о 13.00 розпочнуть поєдинки в Одесі між місцевим«Чорноморцем» і «Дніпром-1» та в Ужгороді, де харківський «Металіст»прийматиме «Львів», передає Укрінформ.</text:p>
      <text:p text:style-name="P4">
Третій недільний матч, 7 травня, пройде за участю «Олександрії» та донецького«Шахтаря» (15.00).</text:p>
      <text:p text:style-name="P4">
Програму туру в понеділок, 8 травня, завершать поєдинки криворізького«Кривбаса» з київським «Динамо» (13.00), закарпатського «Миная» з полтавською«Ворсклою» (14.00), львівського «Руха» з «Інгульцем» із Петрового (15.00),рівненського «Вереса» з ковалівським «Колосом» (15.00), луганської «Зорі» зхарківським «Металістом 1925» (17.00).</text:p>
      <text:p text:style-name="P4">
<text:span text:style-name="T4">
Читайте також:</text:span>
 <text:a xlink:type="simple" xlink:href="https://www.ukrinform.ua/rubric-sports/3705716-apl-celsi-perervav-sestimatcevu-prograsnu-seriu-u-vsih-turnirah.html" text:style-name="Internet_20_link" text:visited-style-name="Visited_20_Internet_20_Link">
 </text:a>
</text:p>
      <text:p text:style-name="P4">
У турнірній таблиці УПЛ лідирує «Шахтар», у якого 59 очок (після 24-х ігор),далі - «Дніпро-1» - 54 (23), «Зоря» - 52 (24), «Динамо» - 47 (24),«Олександрія» - 37 (23), «Кривбас» - 32 (24), «Ворскла» - 30 (24), «Колос» -30 (24)...</text:p>
      <text:p text:style-name="P4">
Source: <text:a xlink:type="simple" xlink:href="https://www.ukrinform.ua/rubric-sports/3705819-matci-v-odesi-ta-uzgorodi-rozpocinaut-25j-tur-futbolnoi-premerligi-ukraini.html" text:style-name="Internet_20_link" text:visited-style-name="Visited_20_Internet_20_Link">
https://www.ukrinform.ua/rubric-sports/3705819-matci-v-odesi-ta-uzgorodi-rozpocinaut-25j-tur-futbolnoi-premerligi-ukraini.html</text:a>
</text:p>
      <!--NEWS-->
      <text:h text:style-name="P10" text:outline-level="1">
<text:span text:style-name="T4">
Ministry of Defense of the Russian Federation: 22 drones were detected by air defense means o...</text:span>
</text:h>
      <text:p text:style-name="P4">
Authors: liveuamap (Language: en)</text:p>
      <text:p text:style-name="P4">
Time: 2023-05-07T08:16:44</text:p>
      <text:p text:style-name="P4">
Location: Moskva, Moscow (Latitude:55.72873 Longtitude:37.58904)</text:p>
      <text:p text:style-name="P4">
Videos: []</text:p>
      <text:p text:style-name="P4">
Images: []</text:p>
      <text:p text:style-name="P4">
Tags: ["Russia"]</text:p>
      <text:p text:style-name="P4">
ID: 22561104</text:p>
      <!--METADATA-->
      <text:p text:style-name="P4">
Ministry of Defense of the Russian Federation: 22 drones were detected by airdefense means over the Black Sea at night, all of them were destroyed</text:p>
      <text:p text:style-name="P4">
News Collection Link: <text:a xlink:type="simple" xlink:href="https://liveuamap.com/en/2023/7-may-ministry-of-defense-of-the-russian-federation-22-drones" text:style-name="Internet_20_link" text:visited-style-name="Visited_20_Internet_20_Link">
https://liveuamap.com/en/2023/7-may-ministry-of-defense-of-the-russian-federation-22-drones</text:a>
</text:p>
      <text:p text:style-name="P4">
Source: <text:a xlink:type="simple" xlink:href="https://t.me/rusbrief/115099" text:style-name="Internet_20_link" text:visited-style-name="Visited_20_Internet_20_Link">
https://t.me/rusbrief/115099</text:a>
</text:p>
      <!--NEWS-->
      <text:h text:style-name="P10" text:outline-level="1">
<text:span text:style-name="T4">
росіяни за добу поранили п’ятьох жителів Донеччини</text:span>
</text:h>
      <text:p text:style-name="P4">
Authors: Ukrinform (Person)</text:p>
      <text:p text:style-name="P4">
Publisher: Укринформ (Organization)</text:p>
      <text:p text:style-name="P4">
Published Time: 2023-05-07T08:20:00+03:00</text:p>
      <text:p text:style-name="P4">
Modified Time: 2023-05-07T08:20:00+03:00</text:p>
      <text:p text:style-name="P4">
Description: Армія російської федерації за минулу добу, 6 травня, завдала поранень п’ятьом жителям Донецької області. — Укрінформ.</text:p>
      <text:p text:style-name="P4">
Images: ["<text:a xlink:type="simple" xlink:href="https://static.ukrinform.com/photos/2022_02/thumb_files/630_360_1644425983-426.jpg" text:style-name="Internet_20_link" text:visited-style-name="Visited_20_Internet_20_Link">
630_360_16444...</text:a>
", "<text:a xlink:type="simple" xlink:href="https://static.ukrinform.com/photos/2023_05/1683436707-448.jpg" text:style-name="Internet_20_link" text:visited-style-name="Visited_20_Internet_20_Link">
1683436707-44...</text:a>
"]</text:p>
      <text:p text:style-name="P4">
Tags: ['Донеччина', 'Обстріл', 'Війна з росією']</text:p>
      <text:p text:style-name="P4">
Type: Article</text:p>
      <!--METADATA-->
      <text:p text:style-name="P4">
<draw:frame draw:style-name="fr1" draw:name="Image98" text:anchor-type="as-char" svg:width="6.9236in" svg:height="3.946452in" draw:z-index="0">
<draw:image xlink:href="../Images/yкринформ/2023-05-07T08-20-00-03-00/630_360_1644425983-426.jpg" xlink:type="simple" xlink:show="embed" xlink:actuate="onLoad" draw:mime-type="image/jpeg"/>
</draw:frame>
 Арміяросійської федерації за минулу добу, 6 травня, завдала поранень п’ятьомжителям Донецької області.</text:p>
      <text:p text:style-name="P4">
Як передає Укрінформ, про це начальник Донецької обласної військовоїадміністрації Павло Кириленко повідомив у <text:a xlink:type="simple" xlink:href="https://t.me/pavlokyrylenko_donoda/7836" text:style-name="Internet_20_link" text:visited-style-name="Visited_20_Internet_20_Link">
</text:a>
</text:p>
      <text:p text:style-name="P4">
“За 6 травня росіяни поранили 5 жителів <text:a xlink:type="simple" xlink:href="https://www.ukrinform.ua/tag-doneccina" text:style-name="Internet_20_link" text:visited-style-name="Visited_20_Internet_20_Link">
 </text:a>
 : у Нью-Йорку, Північному, Авдіївці, Красногорівці та Максимівці”,- зазначив він.</text:p>
      <text:p text:style-name="P4">
<draw:frame draw:style-name="fr1" draw:name="Image99" text:anchor-type="as-char" svg:width="6.9236in" svg:height="4.942681in" draw:z-index="0">
<draw:image xlink:href="../Images/yкринформ/2023-05-07T08-20-00-03-00/1683436707-448.jpg" xlink:type="simple" xlink:show="embed" xlink:actuate="onLoad" draw:mime-type="image/jpeg"/>
</draw:frame>
</text:p>
      <text:p text:style-name="P4">
Наразі неможливо встановити точну кількість жертв у Маріуполі та Волновасі,підкреслив Кириленко.</text:p>
      <text:p text:style-name="P4">
<text:span text:style-name="T4">
Читайте також:</text:span>
 <text:a xlink:type="simple" xlink:href="https://www.ukrinform.ua/rubric-ato/3705661-na-doneccini-prikordonniki-ne-dali-rosianam-zajnati-novi-pozicii-vorog-vidstupiv-zi-vtratami.html" text:style-name="Internet_20_link" text:visited-style-name="Visited_20_Internet_20_Link">
 <text:span text:style-name="T4">
Донечч</text:span>
 </text:a>
</text:p>
      <text:p text:style-name="P4">
Як повідомляв Укрінформ, за даними Генштабу ЗСУ, минулої доби росіяни <text:a xlink:type="simple" xlink:href="https://www.ukrinform.ua/rubric-ato/3705807-zsu-minuloi-dobi-vidbili-blizko-50-atak-trivaut-boi-za-bahmut-ta-marinku.html" text:style-name="Internet_20_link" text:visited-style-name="Visited_20_Internet_20_Link">
</text:a>
 зокрема по Часовому Яру,Костянтинівці та Херсону. Крім того, ворог завдав 48 авіаційних ударів таздійснив 77 обстрілів з реактивних систем залпового вогню по позиціяхукраїнських військ та населених пунктах.</text:p>
      <text:p text:style-name="P4">
Source: <text:a xlink:type="simple" xlink:href="https://www.ukrinform.ua/rubric-regions/3705826-rosiani-za-dobu-zavdali-poranen-patom-zitelam-doneccini.html" text:style-name="Internet_20_link" text:visited-style-name="Visited_20_Internet_20_Link">
https://www.ukrinform.ua/rubric-regions/3705826-rosiani-za-dobu-zavdali-poranen-patom-zitelam-doneccini.html</text:a>
</text:p>
      <!--NEWS-->
      <text:h text:style-name="P10" text:outline-level="1">
<text:span text:style-name="T4">
Kherson, Khersonska Oblast(14:33). Red Alert: aerial threat. Sirens sounding. Take cover now!</text:span>
</text:h>
      <text:p text:style-name="P4">
Authors: liveuamap (Language: en)</text:p>
      <text:p text:style-name="P4">
Time: 2023-05-07T08:35:00</text:p>
      <text:p text:style-name="P4">
Location: Kherson (Latitude:46.65676 Longtitude:32.61901)</text:p>
      <text:p text:style-name="P4">
Videos: []</text:p>
      <text:p text:style-name="P4">
Images: []</text:p>
      <text:p text:style-name="P4">
Tags: ["Europe", "Central and Eastern Europe"]</text:p>
      <text:p text:style-name="P4">
ID: 22561105</text:p>
      <!--METADATA-->
      <text:p text:style-name="P4">
Kherson, Khersonska Oblast(14:33). Red Alert: aerial threat. Sirens sounding.Take cover now!</text:p>
      <text:p text:style-name="P4">
News Collection Link: <text:a xlink:type="simple" xlink:href="https://liveuamap.com/en/2023/07-may-kherson-khersonska-oblast1433-red-alerg" text:style-name="Internet_20_link" text:visited-style-name="Visited_20_Internet_20_Link">
https://liveuamap.com/en/2023/07-may-kherson-khersonska-oblast1433-red-alerg</text:a>
</text:p>
      <text:p text:style-name="P4">
Source: <text:a xlink:type="simple" xlink:href="https://t.me/air_alert_ua/44659" text:style-name="Internet_20_link" text:visited-style-name="Visited_20_Internet_20_Link">
https://t.me/air_alert_ua/44659</text:a>
</text:p>
      <!--NEWS-->
      <text:h text:style-name="P10" text:outline-level="1">
<text:span text:style-name="T4">
Жадан презентував у Львові артбук, що «співає»</text:span>
</text:h>
      <text:p text:style-name="P4">
Authors: Ukrinform (Person)</text:p>
      <text:p text:style-name="P4">
Publisher: Укринформ (Organization)</text:p>
      <text:p text:style-name="P4">
Published Time: 2023-05-07T08:37:59+03:00</text:p>
      <text:p text:style-name="P4">
Modified Time: 2023-05-07T08:37:59+03:00</text:p>
      <text:p text:style-name="P4">
Description: У Львові відбулася презентація унікального видання творів Сергія Жадана - артбуку «Птах: вірші, що стали піснями» з QR-кодами, за якими можна прослухати композиції. — Укрінформ.</text:p>
      <text:p text:style-name="P4">
Images: ["<text:a xlink:type="simple" xlink:href="https://static.ukrinform.com/photos/2023_05/thumb_files/630_360_1683437663-518.jpg" text:style-name="Internet_20_link" text:visited-style-name="Visited_20_Internet_20_Link">
630_360_16834...</text:a>
", "<text:a xlink:type="simple" xlink:href="https://static.ukrinform.com/photos/2023_05/1683437662-470.jpg" text:style-name="Internet_20_link" text:visited-style-name="Visited_20_Internet_20_Link">
1683437662-47...</text:a>
", "<text:a xlink:type="simple" xlink:href="https://static.ukrinform.com/photos/2023_05/1683437663-206.jpg" text:style-name="Internet_20_link" text:visited-style-name="Visited_20_Internet_20_Link">
1683437663-20...</text:a>
", "<text:a xlink:type="simple" xlink:href="https://static.ukrinform.com/photos/2023_05/1683437662-192.jpg" text:style-name="Internet_20_link" text:visited-style-name="Visited_20_Internet_20_Link">
1683437662-19...</text:a>
"]</text:p>
      <text:p text:style-name="P4">
Tags: ['Книги', 'Львів', 'Жадан']</text:p>
      <text:p text:style-name="P4">
Type: Article</text:p>
      <!--METADATA-->
      <text:p text:style-name="P4">
<draw:frame draw:style-name="fr1" draw:name="Image100" text:anchor-type="as-char" svg:width="6.9236in" svg:height="3.956343in" draw:z-index="0">
<draw:image xlink:href="../Images/yкринформ/2023-05-07T08-37-59-03-00/630_360_1683437663-518.jpg" xlink:type="simple" xlink:show="embed" xlink:actuate="onLoad" draw:mime-type="image/jpeg"/>
</draw:frame>
 У Львовівідбулася презентація унікального видання творів Сергія Жадана - артбуку«Птах: вірші, що стали піснями» з QR-кодами, за якими можна прослухатикомпозиції.</text:p>
      <text:p text:style-name="P4">
Про це повідомляє кореспондент Укрінформу.</text:p>
      <text:p text:style-name="P4">
За словами Жадана, проєкт «Ковчег» запропонував йому видати збірку з віршами,які співаються.</text:p>
      <text:p text:style-name="P4">
«Я подумав, що це хороша ідея і добра нагода зібрати хороших людей разом. І мидва роки це робили, бо війна, ясна річ, все відтермінувала. Але сьогодні цеактуально і ми маємо видавати книги, проводити концерти, щоб українськакультура працювала, а не ставилася на паузу», - сказав Жадан.</text:p>
      <text:p text:style-name="P4">
<draw:frame draw:style-name="fr1" draw:name="Image101" text:anchor-type="as-char" svg:width="6.9236in" svg:height="4.609323in" draw:z-index="0">
<draw:image xlink:href="../Images/yкринформ/2023-05-07T08-37-59-03-00/1683437662-470.jpg" xlink:type="simple" xlink:show="embed" xlink:actuate="onLoad" draw:mime-type="image/jpeg"/>
</draw:frame>
</text:p>
      <text:p text:style-name="P4">
Книга «Птах: вірші, що стали піснями» вийшла у видавництві «Ковчег Україна»накладом 3000 примірників. За вміщеними у ній QR-кодами можна прослухатимузичні композиції, створені на вірші Жадана.</text:p>
      <text:p text:style-name="P4">
<draw:frame draw:style-name="fr1" draw:name="Image102" text:anchor-type="as-char" svg:width="6.9236in" svg:height="4.602912in" draw:z-index="0">
<draw:image xlink:href="../Images/yкринформ/2023-05-07T08-37-59-03-00/1683437663-206.jpg" xlink:type="simple" xlink:show="embed" xlink:actuate="onLoad" draw:mime-type="image/jpeg"/>
</draw:frame>
</text:p>
      <text:p text:style-name="P4">
Матеріали, які використали для видання, теж створюватимуть асоціативні звуки:декілька шарів рисового паперу нагадуватимуть шарудіння снігу у пісні «Сніг»,у пісні «Середні віки» через синю копірку можна буде залишити «стигми»людських гріхів на дерев’яній бароковій скульптурі Христа, у пісні «Вона»відірвати перфорований папір, аби побачити цитату, а також прочитати пальцямишрифтом Брайля назву пісні «Торкатись». У дзеркальній фользі, що проходитьнаскрізним декоративним елементом через усю книгу, кожен зможе розгледітисебе.</text:p>
      <text:p text:style-name="P4">
<draw:frame draw:style-name="fr1" draw:name="Image103" text:anchor-type="as-char" svg:width="6.9236in" svg:height="4.602912in" draw:z-index="0">
<draw:image xlink:href="../Images/yкринформ/2023-05-07T08-37-59-03-00/1683437662-192.jpg" xlink:type="simple" xlink:show="embed" xlink:actuate="onLoad" draw:mime-type="image/jpeg"/>
</draw:frame>
</text:p>
      <text:p text:style-name="P4">
«Ми використали дуже вишукані дорогі поліграфічні матеріали і вважаємо, що цена часі. ...Зараз всі захоплюються ілюстраціями Боттічеллі до «Божественноїкомедії» Данте ... у бібліотеці Ватикану. А що б лишила нам епоха Ренесансу,якби в часи постійних епідемій і воєн не вклали гроші в мистецтво, мозаїки,музику і т.д.?» - зазначила засновниця культурної платформи «Ковчег «Україна»Ярина Винницька.</text:p>
      <text:p text:style-name="P4">
А 22 травня у Львівській опері відбудеться концерт за участю музикантів, яківиконують пісні на вірші Сергія Жадана. У проєкті візьмуть участі Мар’янаСадовська - співачка, яка працює у стилі world music, яку називаютьукраїнською Бйорк, а також співачки Христина Соловій, Соломія Чубай, УлянаГорбачевська, відомий джазовий музикант Марк Токар. Справжньою сенсацією станеповернення на сцену легендарного гурту «Мертвий півень» після багаторічноїперерви. Звісно ж, не обійдеться без виступів гуртів «Жадан і Собаки» та«Лінія Маннергейма». Спеціальним гостем концерту будуть «Брати Гадюкіни».</text:p>
      <text:p text:style-name="P4">
<text:span text:style-name="T4">
Читайте також:</text:span>
 <text:a xlink:type="simple" xlink:href="https://www.ukrinform.ua/rubric-uarazom/3670892-zbir-zaluznogo-i-zadana-na-avto-dla-zsu-zadonatili-22-miljona.html" text:style-name="Internet_20_link" text:visited-style-name="Visited_20_Internet_20_Link">
 <text:span text:style-name="T4">
Жадан</text:span>
 </text:a>
</text:p>
      <text:p text:style-name="P4">
Кошти від концерту будуть спрямовані на потреби військових, якими опікуєтьсяфонд Сергія Жадана. Улітку такий концерт відбудеться й у Києві.</text:p>
      <text:p text:style-name="P4">
Як повідомляв Укрінформ, український поет Сергій Жадан для потреб військовихпродав у Нью-Йорку на інсценованому аукціоні бойові прапори добровольчогоформування «Хартія» з підписами бійців за 2100 доларів за кожен та дві книжкиз власними віршами та підписом Головнокомандувача ЗСУ Валерія Залужного за1100 і 1150 доларів.</text:p>
      <text:p text:style-name="P4">
Source: <text:a xlink:type="simple" xlink:href="https://www.ukrinform.ua/rubric-culture/3705829-zadan-prezentuvav-u-lvovi-artbuk-so-spivae.html" text:style-name="Internet_20_link" text:visited-style-name="Visited_20_Internet_20_Link">
https://www.ukrinform.ua/rubric-culture/3705829-zadan-prezentuvav-u-lvovi-artbuk-so-spivae.html</text:a>
</text:p>
      <!--NEWS-->
      <text:h text:style-name="P10" text:outline-level="1">
<text:span text:style-name="T4">
Українки стали четвертими на етапі Кубка світу у синхронних стрибках у воду</text:span>
</text:h>
      <text:p text:style-name="P4">
Authors: Ukrinform (Person)</text:p>
      <text:p text:style-name="P4">
Publisher: Укринформ (Organization)</text:p>
      <text:p text:style-name="P4">
Published Time: 2023-05-07T08:40:00+03:00</text:p>
      <text:p text:style-name="P4">
Modified Time: 2023-05-07T08:40:00+03:00</text:p>
      <text:p text:style-name="P4">
Description: У Монреалі (Канада) триває етап Кубка світу зі стрибків у воду. — Укрінформ.</text:p>
      <text:p text:style-name="P4">
Images: ["<text:a xlink:type="simple" xlink:href="https://static.ukrinform.com/photos/2023_05/thumb_files/630_360_1683436192-114.jpg" text:style-name="Internet_20_link" text:visited-style-name="Visited_20_Internet_20_Link">
630_360_16834...</text:a>
"]</text:p>
      <text:p text:style-name="P4">
Tags: ['Кубок світу', 'Стрибки у воду']</text:p>
      <text:p text:style-name="P4">
Type: Article</text:p>
      <!--METADATA-->
      <text:p text:style-name="P4">
<draw:frame draw:style-name="fr1" draw:name="Image104" text:anchor-type="as-char" svg:width="6.9236in" svg:height="3.956343in" draw:z-index="0">
<draw:image xlink:href="../Images/yкринформ/2023-05-07T08-40-00-03-00/630_360_1683436192-114.jpg" xlink:type="simple" xlink:show="embed" xlink:actuate="onLoad" draw:mime-type="image/jpeg"/>
</draw:frame>
 У Монреалі(Канада) триває етап Кубка світу зі стрибків у воду.</text:p>
      <text:p text:style-name="P4">
Як повідомляє <text:a xlink:type="simple" xlink:href="https://www.facebook.com/ukrainiandiving/" text:style-name="Internet_20_link" text:visited-style-name="Visited_20_Internet_20_Link">
</text:a>
 України зістрибків у воду, Ксенія Байло (18 років) та Соф'я Есман (15 років), яка буланаймолодшою учасницею змагань, посіли 4 місце у фіналі Кубка світу усинхронних стрибках з вишки, передає Укрінформ.</text:p>
      <text:p text:style-name="P4">
Українки гідно боролися з титулованими спортсменками, в активі яких вже ємедалі Олімпійських ігор, чемпіонатів світу та Європи.</text:p>
      <text:p text:style-name="P4">
За свою програму наші дівчата отримали 287,52 бала, тим самим вдруге на етапахКубка світу зупинилися за крок від п'єдесталу.</text:p>
      <text:p text:style-name="P4">
Перемогли китаянки Хунчань Цюань та Юйсі Чень (378,60). На другій позиціїбританки (316,68) на третій - німкені Крістіна та Єлєна Вассен (302,58).</text:p>
      <text:p text:style-name="P4">
<text:span text:style-name="T4">
Читайте також:</text:span>
 <text:a xlink:type="simple" xlink:href="https://www.ukrinform.ua/rubric-sports/3705558-ukrainci-sereda-ta-boluh-zdobuli-sriblo-na-kubku-svitu-u-monreali.html" text:style-name="Internet_20_link" text:visited-style-name="Visited_20_Internet_20_Link">
 <text:span text:style-name="T4">
Середа</text:span>
 </text:a>
</text:p>
      <text:p text:style-name="P4">
У заключний день змагань 7 травня 17-річний українець Олексій Середа виступитьу фіналі індивідуальних стрибків із 10-метрової вишки.</text:p>
      <text:p text:style-name="P4">
Фото: worldaquatics.com.</text:p>
      <text:p text:style-name="P4">
Source: <text:a xlink:type="simple" xlink:href="https://www.ukrinform.ua/rubric-sports/3705830-ukrainki-stali-cetvertimi-na-etapi-kubka-svitu-u-sinhronnih-stribkah-u-vodu.html" text:style-name="Internet_20_link" text:visited-style-name="Visited_20_Internet_20_Link">
https://www.ukrinform.ua/rubric-sports/3705830-ukrainki-stali-cetvertimi-na-etapi-kubka-svitu-u-sinhronnih-stribkah-u-vodu.html</text:a>
</text:p>
      <!--NEWS-->
      <text:h text:style-name="P10" text:outline-level="1">
<text:span text:style-name="T4">
Загарбники вночі випустили по Миколаївщині п'ять ракет Х-22</text:span>
</text:h>
      <text:p text:style-name="P4">
Authors: Ukrinform (Person)</text:p>
      <text:p text:style-name="P4">
Publisher: Укринформ (Organization)</text:p>
      <text:p text:style-name="P4">
Published Time: 2023-05-07T08:57:00+03:00</text:p>
      <text:p text:style-name="P4">
Modified Time: 2023-05-07T08:57:00+03:00</text:p>
      <text:p text:style-name="P4">
Description: російські війська вночі здійснили ракетний обстріл Миколаївської області, пошкоджено будівлю промислового підприємства.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Миколаївщина', 'Обстріл', 'Ракета', 'Війна з росією']</text:p>
      <text:p text:style-name="P4">
Type: Article</text:p>
      <!--METADATA-->
      <text:p text:style-name="P4">
<draw:frame draw:style-name="fr1" draw:name="Image105" text:anchor-type="as-char" svg:width="6.9236in" svg:height="3.948443in" draw:z-index="0">
<draw:image xlink:href="../Images/yкринформ/2023-05-07T08-57-00-03-00/630_360_1538997483-946.jpg" xlink:type="simple" xlink:show="embed" xlink:actuate="onLoad" draw:mime-type="image/jpeg"/>
</draw:frame>
 російськівійська вночі здійснили ракетний обстріл Миколаївської області, пошкодженобудівлю промислового підприємства.</text:p>
      <text:p text:style-name="P4">
Як передає Укрінформ, про це начальник Миколаївської обласної військовоїадміністрації Віталій Кім повідомив у <text:a xlink:type="simple" xlink:href="https://t.me/mykolaivskaODA/4981" text:style-name="Internet_20_link" text:visited-style-name="Visited_20_Internet_20_Link">
 </text:a>
</text:p>
      <text:p text:style-name="P4">
«Сьогодні вночі, з 00:18 по 00:37, ворог здійснив ракетний <text:a xlink:type="simple" xlink:href="https://www.ukrinform.ua/tag-obstril" text:style-name="Internet_20_link" text:visited-style-name="Visited_20_Internet_20_Link">
</text:a>
 Миколаївської області», - зазначивКім.</text:p>
      <text:p text:style-name="P4">
За попередньою інформацією від оперативного командування «Південь», п’ятьмаракетами Х-22, випущеними з літаків стратегічної авіації Ту-22М3, ворогатакував Ольшанську та Костянтинівську громади.</text:p>
      <text:p text:style-name="P4">
«Пошкоджено будівлю промислового підприємства, також зафіксовано влучання навідкритій території. За межами підприємства спалахнула суха трава, пожежуліквідовано о 01:20 підрозділом ГУ ДСНС України в Миколаївській області. Іншіпошкодження уточнюються. Постраждалих немає», - зауважив Кім.</text:p>
      <text:p text:style-name="P4">
У Миколаєві, Первомайському, Вознесенському та Баштанському районах день таніч пройшли відносно спокійно, підкреслив очільник ОВА.</text:p>
      <text:p text:style-name="P4">
<text:span text:style-name="T4">
Читайте також:</text:span>
 <text:a xlink:type="simple" xlink:href="https://www.ukrinform.ua/rubric-ato/3705815-vorog-iz-gradu-ta-vazkoi-artilerii-obstrilav-dnipropetrovsinu-zaginula-zinka-e-postrazdali.html" text:style-name="Internet_20_link" text:visited-style-name="Visited_20_Internet_20_Link">
 <text:span text:style-name="T4">
Дніпр</text:span>
 </text:a>
</text:p>
      <text:p text:style-name="P4">
Зауважимо, Х-22 «Буря» — радянська надзвукова крилата протикорабельна ракетаповітряного базування великої дальності. Входить до складу авіаційногоракетного комплексу К-22. Її призначено для ураження радіолокаційно-контрастних точкових і групових цілей за допомогою спеціальної або фугасно-кумулятивної бойової частини.</text:p>
      <text:p text:style-name="P4">
Як повідомляв Укрінформ, за даними Генерального штабу Збройних сил України,загалом протягом минулої доби <text:a xlink:type="simple" xlink:href="https://www.ukrinform.ua/rubric-ato/3705807-zsu-minuloi-dobi-vidbili-blizko-50-atak-trivaut-boi-za-bahmut-ta-marinku.html" text:style-name="Internet_20_link" text:visited-style-name="Visited_20_Internet_20_Link">
 </text:a>
</text:p>
      <text:p text:style-name="P4">
Source: <text:a xlink:type="simple" xlink:href="https://www.ukrinform.ua/rubric-ato/3705833-rosiani-vnoci-vipustili-po-mikolaivsini-pat-raket-h22.html" text:style-name="Internet_20_link" text:visited-style-name="Visited_20_Internet_20_Link">
https://www.ukrinform.ua/rubric-ato/3705833-rosiani-vnoci-vipustili-po-mikolaivsini-pat-raket-h22.html</text:a>
</text:p>
      <!--NEWS-->
      <text:h text:style-name="P10" text:outline-level="1">
<text:span text:style-name="T4">
Пам'яті поліцейського Олександра Бойка</text:span>
</text:h>
      <text:p text:style-name="P4">
Authors: Ukrinform (Person)</text:p>
      <text:p text:style-name="P4">
Publisher: Укринформ (Organization)</text:p>
      <text:p text:style-name="P4">
Published Time: 2023-05-07T09:00:00+03:00</text:p>
      <text:p text:style-name="P4">
Modified Time: 2023-05-07T09:00:00+03:00</text:p>
      <text:p text:style-name="P4">
Description: Чоловік поклав своє життя за Україну</text:p>
      <text:p text:style-name="P4">
— Укрінформ.</text:p>
      <text:p text:style-name="P4">
Images: ["<text:a xlink:type="simple" xlink:href="https://static.ukrinform.com/photos/2023_05/thumb_files/630_360_1683369533-156.jpg" text:style-name="Internet_20_link" text:visited-style-name="Visited_20_Internet_20_Link">
630_360_16833...</text:a>
", "<text:a xlink:type="simple" xlink:href="https://static.ukrinform.com/photos/2023_05/1683371958-381.jpg" text:style-name="Internet_20_link" text:visited-style-name="Visited_20_Internet_20_Link">
1683371958-38...</text:a>
", "<text:a xlink:type="simple" xlink:href="https://static.ukrinform.com/photos/2023_05/1683370932-887.jpg" text:style-name="Internet_20_link" text:visited-style-name="Visited_20_Internet_20_Link">
1683370932-88...</text:a>
", "<text:a xlink:type="simple" xlink:href="https://static.ukrinform.com/photos/2023_05/1683370220-925.jpg" text:style-name="Internet_20_link" text:visited-style-name="Visited_20_Internet_20_Link">
1683370220-92...</text:a>
", "<text:a xlink:type="simple" xlink:href="https://static.ukrinform.com/photos/2023_05/1683369262-437.jpg" text:style-name="Internet_20_link" text:visited-style-name="Visited_20_Internet_20_Link">
1683369262-43...</text:a>
", "<text:a xlink:type="simple" xlink:href="https://static.ukrinform.com/photos/2023_05/1683369241-794.jpg" text:style-name="Internet_20_link" text:visited-style-name="Visited_20_Internet_20_Link">
1683369241-79...</text:a>
", "<text:a xlink:type="simple" xlink:href="https://static.ukrinform.com/photos/2023_05/1683370182-705.jpg" text:style-name="Internet_20_link" text:visited-style-name="Visited_20_Internet_20_Link">
1683370182-70...</text:a>
"]</text:p>
      <text:p text:style-name="P4">
Tags: ["Пам'ять", 'Війна з росією', '#stoprussia']</text:p>
      <text:p text:style-name="P4">
Type: Article</text:p>
      <!--METADATA-->
      <text:p text:style-name="P4">
<draw:frame draw:style-name="fr1" draw:name="Image106" text:anchor-type="as-char" svg:width="6.9236in" svg:height="3.956343in" draw:z-index="0">
<draw:image xlink:href="../Images/yкринформ/2023-05-07T09-00-00-03-00/630_360_1683369533-156.jpg" xlink:type="simple" xlink:show="embed" xlink:actuate="onLoad" draw:mime-type="image/jpeg"/>
</draw:frame>
 Чоловікпоклав своє життя за Україну</text:p>
      <text:p text:style-name="P4">
Черкаський спецпризначенець, старший лейтенант поліції Олександр Бойко загинув22 травня 2022 року на Запоріжжі унаслідок ракетного обстрілу російськихвійськ. Йому було 33 роки.</text:p>
      <text:p text:style-name="P4">
Він народився у Черкасах 29 серпня 1988 року. Після закінчення школи вступивдо Київського національного університету Міністерства внутрішніх справ, дездобув вищу освіту за спеціальністю «Правознавство».</text:p>
      <text:p text:style-name="P4">
<draw:frame draw:style-name="fr1" draw:name="Image107" text:anchor-type="as-char" svg:width="6.9236in" svg:height="4.515391in" draw:z-index="0">
<draw:image xlink:href="../Images/yкринформ/2023-05-07T09-00-00-03-00/1683371958-381.jpg" xlink:type="simple" xlink:show="embed" xlink:actuate="onLoad" draw:mime-type="image/jpeg"/>
</draw:frame>
</text:p>
      <text:p text:style-name="P4">
<text:span text:style-name="T5">
Фото: Черкаський спорт</text:span>
</text:p>
      <text:p text:style-name="P4">
Олександр проходив службу у Збройних Силах України і на відмінно опануваввійськову справу. Амбіційний та цілеспрямований хлопець вирішив, що маєзахищати людей, тож обрав для себе службу у правоохоронних органах. У червні2012 року він почав працювати інспектором патрульної служби.</text:p>
      <text:p text:style-name="P4">
Після успішного проходження переатестації у 2015 році Олександра призначили напост інспектора батальйону поліції особливого призначення ГУНП у Черкаськійобласті.</text:p>
      <text:p text:style-name="P4">
Коли виникла необхідність захищати територіальну цілісність України,спецпризначенець без роздумів взяв участь у антитерористичній операції натериторії Донеччини та Луганщини. А коли почався набір до елітногоспецпідрозділу поліції КОРД, Олександр поставив собі за мету стати одним ізйого бійців - і отримав відповідні шеврони.</text:p>
      <text:p text:style-name="P4">
<draw:frame draw:style-name="fr1" draw:name="Image108" text:anchor-type="as-char" svg:width="6.9236in" svg:height="5.1927in" draw:z-index="0">
<draw:image xlink:href="../Images/yкринформ/2023-05-07T09-00-00-03-00/1683370932-887.jpg" xlink:type="simple" xlink:show="embed" xlink:actuate="onLoad" draw:mime-type="image/jpeg"/>
</draw:frame>
</text:p>
      <text:p text:style-name="P4">
У перші дні повномасштабної війни чоловік записався до зведеного полкуспецпризначення Нацполіції «Сафарі» і вирушив на схід - захищати Україну.</text:p>
      <text:p text:style-name="P4">
Він розмовляв із дружиною напередодні своєї загибелі і вони домовилисязідзвонитися у неділю, 22 травня. Але того дня чоловік вже не відповідав надзвінки Ганни. Колеги чоловіка розповіли їй, що Олександра більше немає.</text:p>
      <text:p text:style-name="P4">
<draw:frame draw:style-name="fr1" draw:name="Image109" text:anchor-type="as-char" svg:width="6.9236in" svg:height="6.9236in" draw:z-index="0">
<draw:image xlink:href="../Images/yкринформ/2023-05-07T09-00-00-03-00/1683370220-925.jpg" xlink:type="simple" xlink:show="embed" xlink:actuate="onLoad" draw:mime-type="image/jpeg"/>
</draw:frame>
</text:p>
      <text:p text:style-name="P4">
У Черкасах 26 травня 2022 року пройшла церемонія прощання із загиблимполіцейським. А похоронили героя згодом у селі Вергуни Черкаської області.Останній шлях спецпризначенця до місця вічного спочинку був встелений квітами…</text:p>
      <text:p text:style-name="P4">
<draw:frame draw:style-name="fr1" draw:name="Image110" text:anchor-type="as-char" svg:width="6.9236in" svg:height="4.615733in" draw:z-index="0">
<draw:image xlink:href="../Images/yкринформ/2023-05-07T09-00-00-03-00/1683369262-437.jpg" xlink:type="simple" xlink:show="embed" xlink:actuate="onLoad" draw:mime-type="image/jpeg"/>
</draw:frame>
</text:p>
      <text:p text:style-name="P4">
<draw:frame draw:style-name="fr1" draw:name="Image111" text:anchor-type="as-char" svg:width="6.9236in" svg:height="4.615733in" draw:z-index="0">
<draw:image xlink:href="../Images/yкринформ/2023-05-07T09-00-00-03-00/1683369241-794.jpg" xlink:type="simple" xlink:show="embed" xlink:actuate="onLoad" draw:mime-type="image/jpeg"/>
</draw:frame>
</text:p>
      <text:p text:style-name="P4">
<text:span text:style-name="T5">
Фото: Фейсбук-сторінка Поліція Черкаської області</text:span>
</text:p>
      <text:p text:style-name="P4">
<text:a xlink:type="simple" xlink:href="https://www.president.gov.ua/documents/8912022-45465" text:style-name="Internet_20_link" text:visited-style-name="Visited_20_Internet_20_Link">
 </text:a>
 старшого лейтенантаполіції було нагороджено посмертно - орденом «За мужність» ІІІ ступеня. Цюнагороду родині Олександра – дружині, дітям і батьку - вручили 13 квітня цьогороку у Черкаській обласній військовій адміністрації.</text:p>
      <text:p text:style-name="P4">
Він здобув повагу та авторитет серед друзів, колег по роботі та рідних завдякинаполегливості, працелюбності та ініціативності. І колеги, і друзі заявили, щочоловік був дуже компанійським та веселим. Здавалося, що позитивний настрій таусмішка ніколи не полишали правоохоронця.</text:p>
      <text:p text:style-name="P4">
«Він ніколи не здавався, не опускав руки, завжди казав, що все вийде. Навітьякщо і були якісь проблеми - ніколи цього не показував», - згадує друг родиниВіктор Шост.</text:p>
      <text:p text:style-name="P4">
У поліції заявили, що Олександр хотів усіх захистити і нікому не відмовляв удопомозі.</text:p>
      <text:p text:style-name="P4">
А дружина каже, що у них була дуже дружня спортивна сім’я. Чоловік ще з юноговіку займався бойовими єдиноборствами і брав активну участь в обласних тамісцевих змаганнях із кікбоксингу та боксу, на яких здобував нагороди. Такожполіцейський професійно грав у футбол.</text:p>
      <text:p text:style-name="P4">
<draw:frame draw:style-name="fr1" draw:name="Image112" text:anchor-type="as-char" svg:width="6.9236in" svg:height="9.231467in" draw:z-index="0">
<draw:image xlink:href="../Images/yкринформ/2023-05-07T09-00-00-03-00/1683370182-705.jpg" xlink:type="simple" xlink:show="embed" xlink:actuate="onLoad" draw:mime-type="image/jpeg"/>
</draw:frame>
</text:p>
      <text:p text:style-name="P4">
«Для Олександра тренування, заняття спортом – це було щось святе. Їх не можнабуло пропустити чи скасувати у жодному разі – причому й у свята. Навіть колидітки були ще маленькі, ми на тренування батька їхали всі разом. Сильний інепохитний, він плакав від радості за перші успіхи доньки у спорті», -уточнила дружина.</text:p>
      <text:p text:style-name="P4">
Ганна зазначила, що Олександр був дуже рішучим і впевненим у собі, надійнимчоловіком, людиною, яка завжди підтримає.</text:p>
      <text:p text:style-name="P4">
«Він був найкращим. Завжди був чесним - і з дітьми, і зі мною. Я ніколи незустрічала людей, які так раділи життю, як Олександр. Він радів успіхам нашихдітей і кожній хвилиночці. Ми завжди старалися підтримати одне одного», -сказала вона.</text:p>
      <text:p text:style-name="P4">
_Відео:<text:a xlink:type="simple" xlink:href="https://www.youtube.com/watch" text:style-name="Internet_20_link" text:visited-style-name="Visited_20_Internet_20_Link">
 </text:a>
 _</text:p>
      <text:p text:style-name="P4">
За словами подруги родини Янни Пилипенко, Олександр був щирим, відвертимчоловіком, який завжди міг вислухати іншого.</text:p>
      <text:p text:style-name="P4">
«Він дуже любив свою родину, завжди переживав за неї, жив для своєї сім’ї ісвоєю сім’єю», - запевнила Янна.</text:p>
      <text:p text:style-name="P4">
Світла пам'ять Герою!</text:p>
      <text:p text:style-name="P4">
<text:span text:style-name="T5">
Фото із сайту Національної поліції України</text:span>
</text:p>
      <text:p text:style-name="P4">
Source: <text:a xlink:type="simple" xlink:href="https://www.ukrinform.ua/rubric-ato/3703531-pamati-policejskogo-oleksandra-bojka.html" text:style-name="Internet_20_link" text:visited-style-name="Visited_20_Internet_20_Link">
https://www.ukrinform.ua/rubric-ato/3703531-pamati-policejskogo-oleksandra-bojka.html</text:a>
</text:p>
      <!--NEWS-->
      <text:h text:style-name="P10" text:outline-level="1">
<text:span text:style-name="T4">
росія тримає у Чорному морі чотири ракетоносії із 32 «Калібрами»</text:span>
</text:h>
      <text:p text:style-name="P4">
Authors: Ukrinform (Person)</text:p>
      <text:p text:style-name="P4">
Publisher: Укринформ (Organization)</text:p>
      <text:p text:style-name="P4">
Published Time: 2023-05-07T09:10:00+03:00</text:p>
      <text:p text:style-name="P4">
Modified Time: 2023-05-07T09:10:00+03:00</text:p>
      <text:p text:style-name="P4">
Description: У Чорному морі росія, станом на 7 травня, тримає 12 бойових кораблів, серед них чотири носії крилатих ракет “Калібр”. — Укрінформ.</text:p>
      <text:p text:style-name="P4">
Images: ["<text:a xlink:type="simple" xlink:href="https://static.ukrinform.com/photos/2023_03/thumb_files/630_360_1678431971-142.jpeg" text:style-name="Internet_20_link" text:visited-style-name="Visited_20_Internet_20_Link">
630_360_16784...</text:a>
"]</text:p>
      <text:p text:style-name="P4">
Tags: ['Ракета', ' Чорне море', 'Війна з росією']</text:p>
      <text:p text:style-name="P4">
Type: Article</text:p>
      <!--METADATA-->
      <text:p text:style-name="P4">
<draw:frame draw:style-name="fr1" draw:name="Image113" text:anchor-type="as-char" svg:width="6.9236in" svg:height="3.956343in" draw:z-index="0">
<draw:image xlink:href="../Images/yкринформ/2023-05-07T09-10-00-03-00/630_360_1678431971-142.jpeg" xlink:type="simple" xlink:show="embed" xlink:actuate="onLoad" draw:mime-type="image/jpeg"/>
</draw:frame>
 У Чорномуморі росія, станом на 7 травня, тримає 12 бойових кораблів, серед них чотириносії крилатих ракет “Калібр”.</text:p>
      <text:p text:style-name="P4">
Як передає Укрінформ, про це у <text:a xlink:type="simple" xlink:href="https://www.facebook.com/OperationalCommandSouth/posts/pfbid02BHyjvJN7SzRSiBz6NbVGRoRkdruzjfnxeoCXnBkXg3ENpoj8PQvHUo1DkXtKaxG2l" text:style-name="Internet_20_link" text:visited-style-name="Visited_20_Internet_20_Link">
</text:a>
<text:a xlink:type="simple" xlink:href="https://www.facebook.com/OperationalCommandSouth/posts/pfbid02BHyjvJN7SzRSiBz6NbVGRoRkdruzjfnxeoCXnBkXg3ENpoj8PQvHUo1DkXtKaxG2l" text:style-name="Internet_20_link" text:visited-style-name="Visited_20_Internet_20_Link">
</text:a>
повідомляє Оперативне командування “Південь”.</text:p>
      <text:p text:style-name="P4">
"В Чорному морі корабельне угруповання ворога складається з 12 одиниць, середяких 4 надводні ракетоносії із максимально можливим сумарним залпом “Калібрів”до 32 <text:a xlink:type="simple" xlink:href="https://www.ukrinform.ua/tag-raketa" text:style-name="Internet_20_link" text:visited-style-name="Visited_20_Internet_20_Link">
 </text:a>
 ", - ідеться в повідомленні.</text:p>
      <text:p text:style-name="P4">
Рівень загрози ракетного удару залишається дуже високим, наголосили в ОК“Південь”.</text:p>
      <text:p text:style-name="P4">
<text:span text:style-name="T4">
Читайте також:</text:span>
 <text:a xlink:type="simple" xlink:href="https://www.ukrinform.ua/rubric-ato/3705818-zsu-znisili-vze-193-430-rosijskih-zagarbnikiv.html" text:style-name="Internet_20_link" text:visited-style-name="Visited_20_Internet_20_Link">
 <text:span text:style-name="T4">
знищ</text:span>
 </text:a>
</text:p>
      <text:p text:style-name="P4">
Як повідомляв Укрінформ, російські загарбники вночі випустили з літаків поМиколаївщині <text:a xlink:type="simple" xlink:href="https://www.ukrinform.ua/rubric-ato/3705833-rosiani-vnoci-vipustili-po-mikolaivsini-pat-raket-h22.html" text:style-name="Internet_20_link" text:visited-style-name="Visited_20_Internet_20_Link">
 </text:a>
</text:p>
      <text:p text:style-name="P4">
Source: <text:a xlink:type="simple" xlink:href="https://www.ukrinform.ua/rubric-ato/3705836-rosia-trimae-u-cornomu-mori-cotiri-raketonosii-iz-32-kalibrami.html" text:style-name="Internet_20_link" text:visited-style-name="Visited_20_Internet_20_Link">
https://www.ukrinform.ua/rubric-ato/3705836-rosia-trimae-u-cornomu-mori-cotiri-raketonosii-iz-32-kalibrami.html</text:a>
</text:p>
      <!--NEWS-->
      <text:h text:style-name="P10" text:outline-level="1">
<text:span text:style-name="T4">
У Луганську ворог залучає волонтерів для прискорення примусової паспортизації</text:span>
</text:h>
      <text:p text:style-name="P4">
Authors: Ukrinform (Person)</text:p>
      <text:p text:style-name="P4">
Publisher: Укринформ (Organization)</text:p>
      <text:p text:style-name="P4">
Published Time: 2023-05-07T09:20:00+03:00</text:p>
      <text:p text:style-name="P4">
Modified Time: 2023-05-07T09:20:00+03:00</text:p>
      <text:p text:style-name="P4">
Description: У тимчасово захопленому Луганську російські загарбники для прискорення примусової паспортизації на безоплатній основі залучають волонтерів і громадських активістів. — Укрінформ.</text:p>
      <text:p text:style-name="P4">
Images: ["<text:a xlink:type="simple" xlink:href="https://static.ukrinform.com/photos/2022_04/thumb_files/630_360_1649607686-819.png" text:style-name="Internet_20_link" text:visited-style-name="Visited_20_Internet_20_Link">
630_360_16496...</text:a>
"]</text:p>
      <text:p text:style-name="P4">
Tags: ['Паспорт', 'Волонтери', 'Луганськ', 'росія']</text:p>
      <text:p text:style-name="P4">
Type: Article</text:p>
      <!--METADATA-->
      <text:p text:style-name="P4">
<draw:frame draw:style-name="fr1" draw:name="Image114" text:anchor-type="as-char" svg:width="6.9236in" svg:height="3.956343in" draw:z-index="0">
<draw:image xlink:href="../Images/yкринформ/2023-05-07T09-20-00-03-00/630_360_1649607686-819.png" xlink:type="simple" xlink:show="embed" xlink:actuate="onLoad" draw:mime-type="image/png"/>
</draw:frame>
 Утимчасово захопленому Луганську російські загарбники для прискоренняпримусової паспортизації на безоплатній основі залучають волонтерів ігромадських активістів.</text:p>
      <text:p text:style-name="P4">
Як передає Укрінформ, про це повідомляє у  <text:a xlink:type="simple" xlink:href="https://www.facebook.com/odalug/posts/pfbid0afVim32woYqJb8R8imjbfgPagGzpZU9tHbuYQrUoSzwQePsLkajbePpRLe9kHR89l" text:style-name="Internet_20_link" text:visited-style-name="Visited_20_Internet_20_Link">
</text:a>
Луганська обласна військова адміністрація.</text:p>
      <text:p text:style-name="P4">
“У Луганську доручено прискорити примусову паспортизацію, особливо літніхлюдей. Темпи прийому заяв в місті дуже низькі. Для активізації процесуокупаційна влада залучатиме <text:a xlink:type="simple" xlink:href="https://www.ukrinform.ua/tag-volonteri" text:style-name="Internet_20_link" text:visited-style-name="Visited_20_Internet_20_Link">
 </text:a>
 тагромадських активістів. На безоплатній основі – за ідею”, - йдеться уповідомленні.</text:p>
      <text:p text:style-name="P4">
В ОВА зазначили, що минулої доби росіяни обстріляли Стельмахівку, Макіївку,Невське та Білогорівку.</text:p>
      <text:p text:style-name="P4">
“Знову противник намагався знайти слабкі місця у нашій обороні поблизуБілогорівки. Ворог не зменшує обсяг застосування артилерії, штурмової таармійської авіації. Однак українські військові вже багато місяців не даютьпрорватися росіянам на цій ділянці. Більш того, регулярно нищать техніку іпольові склади противника, як от нещодавно”, – наголосив очільник ЛуганськоїОВА Артем Лисогор.</text:p>
      <text:p text:style-name="P4">
<text:span text:style-name="T4">
Читайте також:</text:span>
 <text:a xlink:type="simple" xlink:href="https://www.ukrinform.ua/rubric-regions/3705531-na-lugansini-zagarbniki-viselaut-iz-zitla-ludej-bez-rosijskih-pasportiv.html" text:style-name="Internet_20_link" text:visited-style-name="Visited_20_Internet_20_Link">
 <text:span text:style-name="T4">
Луган</text:span>
 </text:a>
</text:p>
      <text:p text:style-name="P4">
Він додав, що для надання медичної допомоги своїм пораненим загарбникипродовжують використовувати інфраструктуру захоплених населених пунктів. “Так,в одному із сіл Старобільського району загарбники облаштували польовийшпиталь, де зараз на лікуванні перебуває до 70 військових рф”, - зазначивЛисогор.</text:p>
      <text:p text:style-name="P4">
Як повідомляв Укрінформ, у тимчасово захопленому Старобільську Луганськоїобласті за відсутності паспорта російської федерації людей  <text:a xlink:type="simple" xlink:href="https://www.ukrinform.ua/rubric-regions/3705531-na-lugansini-zagarbniki-viselaut-iz-zitla-ludej-bez-rosijskih-pasportiv.html" text:style-name="Internet_20_link" text:visited-style-name="Visited_20_Internet_20_Link">
</text:a>
 з житла.</text:p>
      <text:p text:style-name="P4">
Source: <text:a xlink:type="simple" xlink:href="https://www.ukrinform.ua/rubric-regions/3705848-u-lugansku-vorog-zalucae-volonteriv-dla-priskorenna-primusovoi-pasportizacii.html" text:style-name="Internet_20_link" text:visited-style-name="Visited_20_Internet_20_Link">
https://www.ukrinform.ua/rubric-regions/3705848-u-lugansku-vorog-zalucae-volonteriv-dla-priskorenna-primusovoi-pasportizacii.html</text:a>
</text:p>
      <!--NEWS-->
      <text:h text:style-name="P10" text:outline-level="1">
<text:span text:style-name="T4">
«Реал» став володарем Кубка Іспанії з футболу, обігравши «Осасуну»</text:span>
</text:h>
      <text:p text:style-name="P4">
Authors: Ukrinform (Person)</text:p>
      <text:p text:style-name="P4">
Publisher: Укринформ (Organization)</text:p>
      <text:p text:style-name="P4">
Published Time: 2023-05-07T09:24:00+03:00</text:p>
      <text:p text:style-name="P4">
Modified Time: 2023-05-07T09:24:00+03:00</text:p>
      <text:p text:style-name="P4">
Description: Мадридський «Реал» виграв 20-й у своїй історії Кубок Іспанії з футболу. — Укрінформ.</text:p>
      <text:p text:style-name="P4">
Images: ["<text:a xlink:type="simple" xlink:href="https://static.ukrinform.com/photos/2023_05/thumb_files/630_360_1683440650-128.jpg" text:style-name="Internet_20_link" text:visited-style-name="Visited_20_Internet_20_Link">
630_360_16834...</text:a>
"]</text:p>
      <text:p text:style-name="P4">
Tags: ['Футбол', 'Реал Мадрид']</text:p>
      <text:p text:style-name="P4">
Type: Article</text:p>
      <!--METADATA-->
      <text:p text:style-name="P4">
<draw:frame draw:style-name="fr1" draw:name="Image115" text:anchor-type="as-char" svg:width="6.9236in" svg:height="3.956343in" draw:z-index="0">
<draw:image xlink:href="../Images/yкринформ/2023-05-07T09-24-00-03-00/630_360_1683440650-128.jpg" xlink:type="simple" xlink:show="embed" xlink:actuate="onLoad" draw:mime-type="image/jpeg"/>
</draw:frame>
Мадридський «Реал» виграв 20-й у своїй історії Кубок Іспанії з футболу.</text:p>
      <text:p text:style-name="P4">
У фіналі сезону 2022/23 на «Естадіо де Ла Картуха» у Севільї «вершкові» взялигору над «Осасуною» - 2:1, передає Укрінформ.</text:p>
      <text:p text:style-name="P4">
Успіх «Реалу» приніс дубль Родріго, який відзначився на 2-й та 70-й хвилинахзустрічі. У складі «Осасуни» м'яч забив Лукас Торро (58).</text:p>
      <text:p text:style-name="P4">
<text:span text:style-name="T4">
Читайте також:</text:span>
 <text:a xlink:type="simple" xlink:href="https://www.ukrinform.ua/rubric-sports/3704426-la-liga-atletiko-potisniv-real-z-drugogo-misca-rozgromivsi-kadis.html" text:style-name="Internet_20_link" text:visited-style-name="Visited_20_Internet_20_Link">
 <text:span text:style-name="T4">
Ліга</text:span>
 </text:a>
</text:p>
      <text:p text:style-name="P4">
Торік Кубок Іспанії виграв «Бетіс», який у нинішньому розіграші поступився в1/8 фіналу «Осасуні» (2:3).</text:p>
      <text:p text:style-name="P4">
Фото: Getty Images/Global Images Ukraine.</text:p>
      <text:p text:style-name="P4">
Source: <text:a xlink:type="simple" xlink:href="https://www.ukrinform.ua/rubric-sports/3705840-real-stav-volodarem-kubka-ispanii-z-futbolu-obigravsi-osasunu.html" text:style-name="Internet_20_link" text:visited-style-name="Visited_20_Internet_20_Link">
https://www.ukrinform.ua/rubric-sports/3705840-real-stav-volodarem-kubka-ispanii-z-futbolu-obigravsi-osasunu.html</text:a>
</text:p>
      <!--NEWS-->
      <text:h text:style-name="P10" text:outline-level="1">
<text:span text:style-name="T4">
Війська рф за добу 75 разів ударили по 16 населених пунктах на Запоріжжі</text:span>
</text:h>
      <text:p text:style-name="P4">
Authors: Ukrinform (Person)</text:p>
      <text:p text:style-name="P4">
Publisher: Укринформ (Organization)</text:p>
      <text:p text:style-name="P4">
Published Time: 2023-05-07T09:29:00+03:00</text:p>
      <text:p text:style-name="P4">
Modified Time: 2023-05-07T09:29:00+03:00</text:p>
      <text:p text:style-name="P4">
Description: Армія рф протягом доби завдала 75 ударів по 16 населених пунктах Запорізької області. — Укрінформ.</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Запоріжжя', 'Війна з росією']</text:p>
      <text:p text:style-name="P4">
Type: Article</text:p>
      <!--METADATA-->
      <text:p text:style-name="P4">
<draw:frame draw:style-name="fr1" draw:name="Image116" text:anchor-type="as-char" svg:width="6.9236in" svg:height="3.956343in" draw:z-index="0">
<draw:image xlink:href="../Images/yкринформ/2023-05-07T09-29-00-03-00/630_360_1667562981-965.jpg" xlink:type="simple" xlink:show="embed" xlink:actuate="onLoad" draw:mime-type="image/jpeg"/>
</draw:frame>
 Армія рфпротягом доби завдала 75 ударів по 16 населених пунктах Запорізької області.</text:p>
      <text:p text:style-name="P4">
Про це в <text:a xlink:type="simple" xlink:href="https://t.me/zoda_gov_ua/18617" text:style-name="Internet_20_link" text:visited-style-name="Visited_20_Internet_20_Link">
 </text:a>
 повідомив начальник ЗапорізькоїОВА Юрій Малашко, передає Укрінформ.</text:p>
      <text:p text:style-name="P4">
"75 ударів зазнали 16 прифронтових населених пунктів за минулу добу. ПоЗалізничному, Кам'янському, Щербаках, Малинівці, Білогір'ю ворог гатив з РСЗВта артилерії", - зазначив Малашко.</text:p>
      <text:p text:style-name="P4">
За його словами, правоохоронці фіксують руйнування приватних будинків,автомобілів та майна внаслідок <text:a xlink:type="simple" xlink:href="https://www.ukrinform.ua/tag-obstril" text:style-name="Internet_20_link" text:visited-style-name="Visited_20_Internet_20_Link">
 </text:a>
 .Люди не постраждали.</text:p>
      <text:p text:style-name="P4">
<text:span text:style-name="T4">
Читайте також:</text:span>
 <text:a xlink:type="simple" xlink:href="https://www.ukrinform.ua/rubric-ato/3705807-zsu-minuloi-dobi-vidbili-blizko-50-atak-trivaut-boi-za-bahmut-ta-marinku.html" text:style-name="Internet_20_link" text:visited-style-name="Visited_20_Internet_20_Link">
 </text:a>
</text:p>
      <text:p text:style-name="P4">
Як повідомлялося, минулої доби російська армія обстріляла прифронтові населеніпункти Харківського, Чугуївського та Куп'янського районів Харківської області.</text:p>
      <text:p text:style-name="P4">
Source: <text:a xlink:type="simple" xlink:href="https://www.ukrinform.ua/rubric-regions/3705845-vijska-rf-za-dobu-75-raziv-udarili-po-16-naselenih-punktah-na-zaporizzi.html" text:style-name="Internet_20_link" text:visited-style-name="Visited_20_Internet_20_Link">
https://www.ukrinform.ua/rubric-regions/3705845-vijska-rf-za-dobu-75-raziv-udarili-po-16-naselenih-punktah-na-zaporizzi.html</text:a>
</text:p>
      <!--NEWS-->
      <text:h text:style-name="P10" text:outline-level="1">
<text:span text:style-name="T4">
На Луганщині колаборанти обговорюють евакуацію та вивезення обладнання</text:span>
</text:h>
      <text:p text:style-name="P4">
Authors: Ukrinform (Person)</text:p>
      <text:p text:style-name="P4">
Publisher: Укринформ (Organization)</text:p>
      <text:p text:style-name="P4">
Published Time: 2023-05-07T09:41:34+03:00</text:p>
      <text:p text:style-name="P4">
Modified Time: 2023-05-07T09:41:34+03:00</text:p>
      <text:p text:style-name="P4">
Description: На Луганщині колаборанти на місцях обговорюють евакуацію, вивезення обладнання та документів.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Евакуація', 'Луганщина', 'Колаборант', 'Війна з росією', 'Єдині новини']</text:p>
      <text:p text:style-name="P4">
Type: Article</text:p>
      <!--METADATA-->
      <text:p text:style-name="P4">
<draw:frame draw:style-name="fr1" draw:name="Image117" text:anchor-type="as-char" svg:width="6.9236in" svg:height="3.956343in" draw:z-index="0">
<draw:image xlink:href="../Images/yкринформ/2023-05-07T09-41-34-03-00/630_360_1668461240-442.jpg" xlink:type="simple" xlink:show="embed" xlink:actuate="onLoad" draw:mime-type="image/jpeg"/>
</draw:frame>
 НаЛуганщині колаборанти на місцях обговорюють евакуацію, вивезення обладнання тадокументів.</text:p>
      <text:p text:style-name="P4">
Про це в ефірі телемарафону "Єдині новини" повідомив голова СєвєродонецькоїРВА Роман Власенко, передає Укрінформ з <text:a xlink:type="simple" xlink:href="https://t.me/luhanskaVTSA/10305" text:style-name="Internet_20_link" text:visited-style-name="Visited_20_Internet_20_Link">
 </text:a>
на Луганську ОВА.</text:p>
      <text:p text:style-name="P4">
"Станом на 7 травня на <text:a xlink:type="simple" xlink:href="https://www.ukrinform.ua/tag-lugansina" text:style-name="Internet_20_link" text:visited-style-name="Visited_20_Internet_20_Link">
 </text:a>
 колаборантина місцях узгоджують з керівництвом так званої «лнр» варіанти можливоїевакуації та обговорюють способи вивезення обладнання та документів", -повідомив Власенко.</text:p>
      <text:p text:style-name="P4">
За його словами, така інформація надходить з Рубіжного, Лисичанська,Сєвєродонецька, Сватового. Власенко зазначив, що йдеться насамперед проевакуацію представників окупаційної влади.</text:p>
      <text:p text:style-name="P4">
<text:span text:style-name="T4">
Читайте також:</text:span>
 <text:a xlink:type="simple" xlink:href="https://www.ukrinform.ua/rubric-regions/3705811-zagarbniki-vivozat-z-energodara-ziteliv-u-napramku-berdanska-ta-primorska.html" text:style-name="Internet_20_link" text:visited-style-name="Visited_20_Internet_20_Link">
 <text:span text:style-name="T4">
Берд</text:span>
 </text:a>
</text:p>
      <text:p text:style-name="P4">
Також, додав він, росіяни збільшують тиск на місцевих щодо примусовоїпаспортизації – люди обмежені в пересуванні, отриманні соціальних виплат,працевлаштуванні.</text:p>
      <text:p text:style-name="P4">
Раніше повідомлялося, що в тимчасово захопленому Старобільську Луганськоїобласті за відсутності паспорта російської федерації людей виселяють з житла.</text:p>
      <text:p text:style-name="P4">
Source: <text:a xlink:type="simple" xlink:href="https://www.ukrinform.ua/rubric-regions/3705847-na-lugansini-kolaboranti-obgovoruut-evakuaciu-ta-vivezenna-obladnanna.html" text:style-name="Internet_20_link" text:visited-style-name="Visited_20_Internet_20_Link">
https://www.ukrinform.ua/rubric-regions/3705847-na-lugansini-kolaboranti-obgovoruut-evakuaciu-ta-vivezenna-obladnanna.html</text:a>
</text:p>
      <!--NEWS-->
      <text:h text:style-name="P10" text:outline-level="1">
<text:span text:style-name="T4">
В Україні залишаються підтопленими 566 дворогосподарств та 83 будинки</text:span>
</text:h>
      <text:p text:style-name="P4">
Authors: Ukrinform (Person)</text:p>
      <text:p text:style-name="P4">
Publisher: Укринформ (Organization)</text:p>
      <text:p text:style-name="P4">
Published Time: 2023-05-07T09:50:00+03:00</text:p>
      <text:p text:style-name="P4">
Modified Time: 2023-05-07T09:50:00+03:00</text:p>
      <text:p text:style-name="P4">
Description: В Україні станом на ранок 7 травня, залишаються підтопленими 566 дворогосподарств та 83 будинки. — Укрінформ.</text:p>
      <text:p text:style-name="P4">
Images: ["<text:a xlink:type="simple" xlink:href="https://static.ukrinform.com/photos/2023_04/thumb_files/630_360_1681910810-302.jpg" text:style-name="Internet_20_link" text:visited-style-name="Visited_20_Internet_20_Link">
630_360_16819...</text:a>
"]</text:p>
      <text:p text:style-name="P4">
Tags: ['ДСНС', 'Повінь', 'Вода', 'Водопілля']</text:p>
      <text:p text:style-name="P4">
Type: Article</text:p>
      <!--METADATA-->
      <text:p text:style-name="P4">
<draw:frame draw:style-name="fr1" draw:name="Image118" text:anchor-type="as-char" svg:width="6.9236in" svg:height="3.956343in" draw:z-index="0">
<draw:image xlink:href="../Images/yкринформ/2023-05-07T09-50-00-03-00/630_360_1681910810-302.jpg" xlink:type="simple" xlink:show="embed" xlink:actuate="onLoad" draw:mime-type="image/jpeg"/>
</draw:frame>
 В Україністаном на ранок 7 травня, залишаються підтопленими 566 дворогосподарств та 83будинки.</text:p>
      <text:p text:style-name="P4">
Як передає Укрінформ, про це повідомляє  <text:a xlink:type="simple" xlink:href="https://dsns.gov.ua/uk/news/nadzvicaini-podiyi/operativna-informaciia-shhodo-likvidaciyi-naslidkiv-castkovix-pidtoplen-na-teritoriyi-ukrayini-stanom-900" text:style-name="Internet_20_link" text:visited-style-name="Visited_20_Internet_20_Link">
</text:a>
 .</text:p>
      <text:p text:style-name="P4">
За останню добу в річках на території восьми областей - Черкаської,Волинської, Київської, Кіровоградської, Рівненської, Полтавської, Запорізькоїта Чернігівської - спостерігається зниження рівня води. Разом з тим, натериторії Дніпропетровської області відбувається незначне підняття (до 3 см).</text:p>
      <text:p text:style-name="P4">
За даними ДСНС, залишаються <text:a xlink:type="simple" xlink:href="https://www.ukrinform.ua/tag-vodopilla" text:style-name="Internet_20_link" text:visited-style-name="Visited_20_Internet_20_Link">
 </text:a>
 566дворогосподарств, зокрема у Запорізькій області – 250, Чернігівській – 133,Черкаській – 55, Дніпропетровській – 61, Полтавській – 35, Кіровоградській –25 та Київській –7, а також 83 будинки, з них у Дніпропетровській – 39,Черкаській – 19, Кіровоградській – 25.</text:p>
      <text:p text:style-name="P4">
<text:span text:style-name="T4">
Читайте також:</text:span>
 <text:a xlink:type="simple" xlink:href="https://www.ukrinform.ua/rubric-regions/3705182-druga-hvila-vodopilla-v-ukraini-jde-na-spad.html" text:style-name="Internet_20_link" text:visited-style-name="Visited_20_Internet_20_Link">
 <text:span text:style-name="T4">
Друга</text:span>
 <text:span text:style-name="T4">
хвиля</text:span>
 <text:span text:style-name="T4">
водопілля</text:span>
 <text:span text:style-name="T4">
Україні</text:span>
 <text:span text:style-name="T4">
йде</text:span>
<text:span text:style-name="T4">
спад</text:span>
 </text:a>
</text:p>
      <text:p text:style-name="P4">
Крім того, у Волинській, Рівненській та Черкаській областях підтоплено 13 тис.854 га сільськогосподарських угідь.</text:p>
      <text:p text:style-name="P4">
Також порушено транспортне сполучення з 26 населеними пунктами у Чернігівськійобласті.</text:p>
      <text:p text:style-name="P4">
Гідрологічна ситуація перебуває на посиленому контролі ДСНС.</text:p>
      <text:p text:style-name="P4">
Як повідомляв Укрінформ, у семи областях України станом на 6 травня залишалися<text:a xlink:type="simple" xlink:href="https://www.ukrinform.ua/rubric-regions/3705559-v-ukraini-zalisautsa-pidtoplenimi-609-dvorogospodarstv-dsns.html" text:style-name="Internet_20_link" text:visited-style-name="Visited_20_Internet_20_Link">
 </text:a>
 609 дворогосподарств.</text:p>
      <text:p text:style-name="P4">
Source: <text:a xlink:type="simple" xlink:href="https://www.ukrinform.ua/rubric-regions/3705849-v-ukraini-zalisautsa-pidtoplenimi-566-dvorogospodarstv-ta-83-budinki.html" text:style-name="Internet_20_link" text:visited-style-name="Visited_20_Internet_20_Link">
https://www.ukrinform.ua/rubric-regions/3705849-v-ukraini-zalisautsa-pidtoplenimi-566-dvorogospodarstv-ta-83-budinki.html</text:a>
</text:p>
      <!--NEWS-->
      <text:h text:style-name="P10" text:outline-level="1">
<text:span text:style-name="T4">
На Закарпатті розквітла майже вся Долина нарцисів</text:span>
</text:h>
      <text:p text:style-name="P4">
Authors: Ukrinform (Person)</text:p>
      <text:p text:style-name="P4">
Publisher: Укринформ (Organization)</text:p>
      <text:p text:style-name="P4">
Published Time: 2023-05-07T10:02:00+03:00</text:p>
      <text:p text:style-name="P4">
Modified Time: 2023-05-07T10:02:00+03:00</text:p>
      <text:p text:style-name="P4">
Description: На Закарпатті розквітла Долина нарцисів - у білих квітах вже 80% поля. — Укрінформ.</text:p>
      <text:p text:style-name="P4">
Images: ["<text:a xlink:type="simple" xlink:href="https://static.ukrinform.com/photos/2023_05/thumb_files/630_360_1683442659-235.jpg" text:style-name="Internet_20_link" text:visited-style-name="Visited_20_Internet_20_Link">
630_360_16834...</text:a>
", "<text:a xlink:type="simple" xlink:href="https://static.ukrinform.com/photos/2023_05/1683442659-164.jpg" text:style-name="Internet_20_link" text:visited-style-name="Visited_20_Internet_20_Link">
1683442659-16...</text:a>
"]</text:p>
      <text:p text:style-name="P4">
Tags: ['Закарпаття', 'Долина нарцисів']</text:p>
      <text:p text:style-name="P4">
Type: Article</text:p>
      <!--METADATA-->
      <text:p text:style-name="P4">
<draw:frame draw:style-name="fr1" draw:name="Image119" text:anchor-type="as-char" svg:width="6.9236in" svg:height="3.956343in" draw:z-index="0">
<draw:image xlink:href="../Images/yкринформ/2023-05-07T10-02-00-03-00/630_360_1683442659-235.jpg" xlink:type="simple" xlink:show="embed" xlink:actuate="onLoad" draw:mime-type="image/jpeg"/>
</draw:frame>
 НаЗакарпатті розквітла Долина нарцисів - у білих квітах вже 80% поля.</text:p>
      <text:p text:style-name="P4">
Про це повідомляють <text:a xlink:type="simple" xlink:href="https://www.facebook.com/permalink.php" text:style-name="Internet_20_link" text:visited-style-name="Visited_20_Internet_20_Link">
</text:a>
Карпатського біосферного заповідника, передає Укрінформ.</text:p>
      <text:p text:style-name="P4">
"Долина нарцисів станом на 6 травня - наразі зацвіло 80% поля" - йдеться вповідомленні.</text:p>
      <text:p text:style-name="P4">
Як зауважили у заповіднику, сонячна погода і потепління сприяє швидкомуцвітінню нарцисів.</text:p>
      <text:p text:style-name="P4">
Пік цвітіння унікального резервату нарсиців очікують наступного тижня.</text:p>
      <text:p text:style-name="P4">
<draw:frame draw:style-name="fr1" draw:name="Image120" text:anchor-type="as-char" svg:width="6.9236in" svg:height="4.660609in" draw:z-index="0">
<draw:image xlink:href="../Images/yкринформ/2023-05-07T10-02-00-03-00/1683442659-164.jpg" xlink:type="simple" xlink:show="embed" xlink:actuate="onLoad" draw:mime-type="image/jpeg"/>
</draw:frame>
</text:p>
      <text:p text:style-name="P4">
Як повідомлялося, раніше на Закарпатті волонтери провели <text:a xlink:type="simple" xlink:href="https://www.ukrinform.ua/rubric-regions/3700756-na-zakarpatti-volonteri-rozcistili-dolinu-narcisiv.html" text:style-name="Internet_20_link" text:visited-style-name="Visited_20_Internet_20_Link">
</text:a>
 , щоб врятувати її від пересихання.</text:p>
      <text:p text:style-name="P4">
<text:span text:style-name="T4">
Читайте також:</text:span>
 <text:a xlink:type="simple" xlink:href="https://www.ukrinform.ua/rubric-regions/3617316-na-zakarpatti-naukovci-ratuut-vid-usihanna-dolinu-narcisiv.html" text:style-name="Internet_20_link" text:visited-style-name="Visited_20_Internet_20_Link">
 <text:span text:style-name="T4">
Долину</text:span>
 <text:span text:style-name="T4">
нарц</text:span>
 </text:a>
</text:p>
      <text:p text:style-name="P4">
"Долина нарцисів" — заповідний масив в урочищі Кіреші, за 4 км на схід відміста Хуст на Закарпатті. Із 1992 року — у складі Карпатського біосферногозаповідника, що входить до міжнародної мережі біосферних резерватів ЮНЕСКО.</text:p>
      <text:p text:style-name="P4">
<text:span text:style-name="T5">
Фото: Фейсбук Карпатського біосферного заповідника</text:span>
</text:p>
      <text:p text:style-name="P4">
Source: <text:a xlink:type="simple" xlink:href="https://www.ukrinform.ua/rubric-regions/3705853-na-zakarpatti-rozkvitla-majze-vsa-dolina-narcisiv.html" text:style-name="Internet_20_link" text:visited-style-name="Visited_20_Internet_20_Link">
https://www.ukrinform.ua/rubric-regions/3705853-na-zakarpatti-rozkvitla-majze-vsa-dolina-narcisiv.html</text:a>
</text:p>
      <!--NEWS-->
      <text:h text:style-name="P10" text:outline-level="1">
<text:span text:style-name="T4">
«Майамі» та «Лейкерс» виграли другі матчі в 1/4 фіналу плей-офф НБА</text:span>
</text:h>
      <text:p text:style-name="P4">
Authors: Ukrinform (Person)</text:p>
      <text:p text:style-name="P4">
Publisher: Укринформ (Organization)</text:p>
      <text:p text:style-name="P4">
Published Time: 2023-05-07T10:02:21+03:00</text:p>
      <text:p text:style-name="P4">
Modified Time: 2023-05-07T10:02:21+03:00</text:p>
      <text:p text:style-name="P4">
Description: У північноамериканській Національній баскетбольній асоціації (НБА) відбулися чергові поєдинки чвертьфінальної стадії плей-офф. — Укрінформ.</text:p>
      <text:p text:style-name="P4">
Images: ["<text:a xlink:type="simple" xlink:href="https://static.ukrinform.com/photos/2023_05/thumb_files/630_360_1683442789-420.jpg" text:style-name="Internet_20_link" text:visited-style-name="Visited_20_Internet_20_Link">
630_360_16834...</text:a>
"]</text:p>
      <text:p text:style-name="P4">
Tags: ['Баскетбол', 'НБА']</text:p>
      <text:p text:style-name="P4">
Type: Article</text:p>
      <!--METADATA-->
      <text:p text:style-name="P4">
<draw:frame draw:style-name="fr1" draw:name="Image121" text:anchor-type="as-char" svg:width="6.9236in" svg:height="3.956343in" draw:z-index="0">
<draw:image xlink:href="../Images/yкринформ/2023-05-07T10-02-21-03-00/630_360_1683442789-420.jpg" xlink:type="simple" xlink:show="embed" xlink:actuate="onLoad" draw:mime-type="image/jpeg"/>
</draw:frame>
 Упівнічноамериканській Національній баскетбольній асоціації (НБА) відбулисячергові поєдинки чвертьфінальної стадії плей-офф.</text:p>
      <text:p text:style-name="P4">
«Майамі» на домашній арені Kaseya Center упевнено обіграв «Нью-Йорк» - 105:86(29:21, 29:23, 29:26, 18:16) і повів у серії до чотирьох перемог - 2:1,передає Укрінформ.</text:p>
      <text:p text:style-name="P4">
В іншому матчі 1/4 фіналу «Лейкерс» у Лос-Анджелесі розгромив «Голден Стейт» -127:97 (23:30, 36:18, 27:20, 41:29) і також вийшов вперед у серії - 2:1.</text:p>
      <text:p text:style-name="P4">
<text:span text:style-name="T4">
Читайте також:</text:span>
 <text:a xlink:type="simple" xlink:href="https://www.ukrinform.ua/rubric-sports/3705545-nba-boston-obigrav-filadelfiu-finiks-peremig-denver.html" text:style-name="Internet_20_link" text:visited-style-name="Visited_20_Internet_20_Link">
 </text:a>
</text:p>
      <text:p text:style-name="P4">
Путівки до півфіналу плей-офф НБА також розігрують «Бостон» та «Філадельфія»(2:1), «Денвер» та «Фінікс» (2:1).</text:p>
      <text:p text:style-name="P4">
Фото: Getty Images.</text:p>
      <text:p text:style-name="P4">
Source: <text:a xlink:type="simple" xlink:href="https://www.ukrinform.ua/rubric-sports/3705852-majami-ta-lejkers-vigrali-drugi-matci-v-14-finalu-plejoff-nba.html" text:style-name="Internet_20_link" text:visited-style-name="Visited_20_Internet_20_Link">
https://www.ukrinform.ua/rubric-sports/3705852-majami-ta-lejkers-vigrali-drugi-matci-v-14-finalu-plejoff-nba.html</text:a>
</text:p>
      <!--NEWS-->
      <text:h text:style-name="P10" text:outline-level="1">
<text:span text:style-name="T4">
Через оголошену загарбниками евакуацію в Енергодарі закінчилось пальне</text:span>
</text:h>
      <text:p text:style-name="P4">
Authors: Ukrinform (Person)</text:p>
      <text:p text:style-name="P4">
Publisher: Укринформ (Organization)</text:p>
      <text:p text:style-name="P4">
Published Time: 2023-05-07T10:13:04+03:00</text:p>
      <text:p text:style-name="P4">
Modified Time: 2023-05-07T10:13:04+03:00</text:p>
      <text:p text:style-name="P4">
Description: В тимчасово окупованому Енергодарі через оголошену евакуацію на заправках закінчилось пальне, ціни на продукти виросли. Окупаційна влада закриває свої "управління" та зупиняє роботу стаціонарів. — Укрінформ.</text:p>
      <text:p text:style-name="P4">
Images: ["<text:a xlink:type="simple" xlink:href="https://static.ukrinform.com/photos/2017_02/thumb_files/630_360_1486039333-7219-benzin.jpg" text:style-name="Internet_20_link" text:visited-style-name="Visited_20_Internet_20_Link">
630_360_14860...</text:a>
"]</text:p>
      <text:p text:style-name="P4">
Tags: ['Евакуація', 'Війна з росією', 'Енергодар']</text:p>
      <text:p text:style-name="P4">
Type: Article</text:p>
      <!--METADATA-->
      <text:p text:style-name="P4">
<draw:frame draw:style-name="fr1" draw:name="Image122" text:anchor-type="as-char" svg:width="6.9236in" svg:height="3.956343in" draw:z-index="0">
<draw:image xlink:href="../Images/yкринформ/2023-05-07T10-13-04-03-00/630_360_1486039333-7219-benzin.jpg" xlink:type="simple" xlink:show="embed" xlink:actuate="onLoad" draw:mime-type="image/jpeg"/>
</draw:frame>
 Втимчасово окупованому Енергодарі через оголошену евакуацію на заправкахзакінчилось пальне, ціни на продукти виросли. Окупаційна влада закриває свої"управління" та зупиняє роботу стаціонарів.</text:p>
      <text:p text:style-name="P4">
Про це в <text:a xlink:type="simple" xlink:href="https://t.me/orlovdmytroEn/2245" text:style-name="Internet_20_link" text:visited-style-name="Visited_20_Internet_20_Link">
 </text:a>
 повідомляє мер Енергодара ДмитроОрлов, передає Укрінформ.</text:p>
      <text:p text:style-name="P4">
"Перша хвиля <text:a xlink:type="simple" xlink:href="https://www.ukrinform.ua/tag-evakuacia" text:style-name="Internet_20_link" text:visited-style-name="Visited_20_Internet_20_Link">
 </text:a>
 почалась вчоразранку, але назвати її масовою зараз не можна. Частину людей, бажаючихвиїхати, завантажили в автобуси. Частина виїхала на власному автотранспорті.Відповідно пальне на заправках скінчилось ще вчора. Банкомати не працюють абопрацюють з великими обмеженнями, і зняти гроші фактично немає де. Інтернетчастково зник. А от ціни на продукти та медикаменти, навпаки, помітнопідскочили", - написав Орлов.</text:p>
      <text:p text:style-name="P4">
За його словами, заява окупантів спровокувала в місті якщо не паніку, тоблизькі до неї настрої. Особливо у людей, які отримали російські паспорти.</text:p>
      <text:p text:style-name="P4">
В Енергодарі загарбники закрили паспортні столи та низку управлінь так званої«адміністрації». Вивезли документи та обладнання. В тому числі і обладнання,яке належало ЦНАП.</text:p>
      <text:p text:style-name="P4">
<text:span text:style-name="T4">
Читайте також:</text:span>
 <text:a xlink:type="simple" xlink:href="https://www.ukrinform.ua/rubric-regions/3705847-na-lugansini-kolaboranti-obgovoruut-evakuaciu-ta-vivezenna-obladnanna.html" text:style-name="Internet_20_link" text:visited-style-name="Visited_20_Internet_20_Link">
 <text:span text:style-name="T4">
еваку</text:span>
 </text:a>
</text:p>
      <text:p text:style-name="P4">
"Вчора вночі і зранку почали виносити медичне устаткування з лікарні, якеспочатку відсортували, а потім завантажили по машинам. Водночас надійшлаінформація про зупинення роботи низки відділень в стаціонарі, які припинилинадання медичної допомоги. На фоні цього пацієнтам стаціонарів пропонуютьевакуюватися", - додав Орлов.</text:p>
      <text:p text:style-name="P4">
Він наголосив, що з міста погоджуються виїхати не всі. На даний час інформаціїпро те, що евакуація відбувається примусово, немає.</text:p>
      <text:p text:style-name="P4">
Як повідомлялося, загарбники <text:a xlink:type="simple" xlink:href="https://www.ukrinform.ua/rubric-regions/3705811-zagarbniki-vivozat-z-energodara-ziteliv-u-napramku-berdanska-ta-primorska.html" text:style-name="Internet_20_link" text:visited-style-name="Visited_20_Internet_20_Link">
 </text:a>
 із 18 населених пунктів тимчасово захопленої територіїЗапорізької області. За інформацією міського голови Мелітополя Івана Федорова,планується "тимчасово перемістити" близько 70 тисяч мешканців.</text:p>
      <text:p text:style-name="P4">
Source: <text:a xlink:type="simple" xlink:href="https://www.ukrinform.ua/rubric-regions/3705855-cerez-ogolosenu-zagarbnikami-evakuaciu-v-energodari-zakincilos-palne.html" text:style-name="Internet_20_link" text:visited-style-name="Visited_20_Internet_20_Link">
https://www.ukrinform.ua/rubric-regions/3705855-cerez-ogolosenu-zagarbnikami-evakuaciu-v-energodari-zakincilos-palne.html</text:a>
</text:p>
      <!--NEWS-->
      <text:h text:style-name="P10" text:outline-level="1">
<text:span text:style-name="T4">
НХЛ: «Едмонтон» зрівняв рахунок у серії з «Вегасом» в 1/4 фіналу Кубка Стенлі</text:span>
</text:h>
      <text:p text:style-name="P4">
Authors: Ukrinform (Person)</text:p>
      <text:p text:style-name="P4">
Publisher: Укринформ (Organization)</text:p>
      <text:p text:style-name="P4">
Published Time: 2023-05-07T10:17:00+03:00</text:p>
      <text:p text:style-name="P4">
Modified Time: 2023-05-07T10:17:00+03:00</text:p>
      <text:p text:style-name="P4">
Description: У північноамериканській Національній хокейній лізі (НХЛ) відбувся черговий матч чвертьфінальної стадії Кубка Стенлі. — Укрінформ.</text:p>
      <text:p text:style-name="P4">
Images: ["<text:a xlink:type="simple" xlink:href="https://static.ukrinform.com/photos/2023_05/thumb_files/630_360_1683443169-201.jpg" text:style-name="Internet_20_link" text:visited-style-name="Visited_20_Internet_20_Link">
630_360_16834...</text:a>
"]</text:p>
      <text:p text:style-name="P4">
Tags: ['хокей', 'Кубок Стенлі', 'НХЛ']</text:p>
      <text:p text:style-name="P4">
Type: Article</text:p>
      <!--METADATA-->
      <text:p text:style-name="P4">
<draw:frame draw:style-name="fr1" draw:name="Image123" text:anchor-type="as-char" svg:width="6.9236in" svg:height="3.956343in" draw:z-index="0">
<draw:image xlink:href="../Images/yкринформ/2023-05-07T10-17-00-03-00/630_360_1683443169-201.jpg" xlink:type="simple" xlink:show="embed" xlink:actuate="onLoad" draw:mime-type="image/jpeg"/>
</draw:frame>
 Упівнічноамериканській Національній хокейній лізі (НХЛ) відбувся черговий матччвертьфінальної стадії Кубка Стенлі.</text:p>
      <text:p text:style-name="P4">
«Едмонтон» на виїзді розгромив «Вегас» - 5:1 (4:0, 1:0, 0:1), зрівнявширахунок у серії - 1:1, передає Укрінформ.</text:p>
      <text:p text:style-name="P4">
<text:span text:style-name="T4">
Читайте також:</text:span>
 <text:a xlink:type="simple" xlink:href="https://www.ukrinform.ua/rubric-sports/3705551-karolina-vdruge-obigrala-nudzersi-u-matci-kubka-stenli.html" text:style-name="Internet_20_link" text:visited-style-name="Visited_20_Internet_20_Link">
 </text:a>
</text:p>
      <text:p text:style-name="P4">
В інших протистояннях 1/4 фіналу Кубка Стенлі грають «Торонто» та «Флорида»(серія - 0:2), «Кароліна» та «Нью-Джерсі» (2:0), «Даллас» та «Сіетл» (1:1).</text:p>
      <text:p text:style-name="P4">
Фото: Getty Images.</text:p>
      <text:p text:style-name="P4">
Source: <text:a xlink:type="simple" xlink:href="https://www.ukrinform.ua/rubric-sports/3705856-nhl-edmonton-zrivnav-rahunok-u-serii-z-vegasom-v-14-finalu-kubka-stenli.html" text:style-name="Internet_20_link" text:visited-style-name="Visited_20_Internet_20_Link">
https://www.ukrinform.ua/rubric-sports/3705856-nhl-edmonton-zrivnav-rahunok-u-serii-z-vegasom-v-14-finalu-kubka-stenli.html</text:a>
</text:p>
      <!--NEWS-->
      <text:h text:style-name="P10" text:outline-level="1">
<text:span text:style-name="T4">
Єрмак обговорив із радником Байдена потреби українського війська та формулу миру</text:span>
</text:h>
      <text:p text:style-name="P4">
Authors: Ukrinform (Person)</text:p>
      <text:p text:style-name="P4">
Publisher: Укринформ (Organization)</text:p>
      <text:p text:style-name="P4">
Published Time: 2023-05-07T10:19:00+03:00</text:p>
      <text:p text:style-name="P4">
Modified Time: 2023-05-07T10:19:00+03:00</text:p>
      <text:p text:style-name="P4">
Description: Керівник Офісу Президента Андрій Єрмак обговорив із радником Президента США з питань національної безпеки Джейком Салліваном ситуацію на фронті та потреби українського війська. — Укрінформ.</text:p>
      <text:p text:style-name="P4">
Images: ["<text:a xlink:type="simple" xlink:href="https://static.ukrinform.com/photos/2023_05/thumb_files/630_360_1683443806-741.jpeg" text:style-name="Internet_20_link" text:visited-style-name="Visited_20_Internet_20_Link">
630_360_16834...</text:a>
"]</text:p>
      <text:p text:style-name="P4">
Tags: ['США', 'Єрмак', 'Війна з росією', 'Формула миру']</text:p>
      <text:p text:style-name="P4">
Type: Article</text:p>
      <!--METADATA-->
      <text:p text:style-name="P4">
<draw:frame draw:style-name="fr1" draw:name="Image124" text:anchor-type="as-char" svg:width="6.9236in" svg:height="3.956343in" draw:z-index="0">
<draw:image xlink:href="../Images/yкринформ/2023-05-07T10-19-00-03-00/630_360_1683443806-741.jpeg" xlink:type="simple" xlink:show="embed" xlink:actuate="onLoad" draw:mime-type="image/jpeg"/>
</draw:frame>
 КерівникОфісу Президента Андрій Єрмак обговорив із радником Президента США з питаньнаціональної безпеки Джейком Салліваном ситуацію на фронті та потребиукраїнського війська.</text:p>
      <text:p text:style-name="P4">
Про це повідомляє <text:a xlink:type="simple" xlink:href="https://www.president.gov.ua/news/andrij-yermak-proviv-telefonnu-rozmovu-z-dzhejkom-sallivanom-82749" text:style-name="Internet_20_link" text:visited-style-name="Visited_20_Internet_20_Link">
 </text:a>
 , передає Укрінформ.</text:p>
      <text:p text:style-name="P4">
Як зазначається, телефонна розмова відбулася "за дорученням Президента Українита в межах діалогу, що триває з міжнародними партнерами".</text:p>
      <text:p text:style-name="P4">
Зокрема, Єрмак поінформував співрозмовника про поточну ситуацію на фронті,підготовку підрозділів Сил оборони до визволення українських територій, атакож про нагальні потреби українського війська.</text:p>
      <text:p text:style-name="P4">
Сторони також обговорили формулу миру, ініційовану Президентом ВолодимиромЗеленським.</text:p>
      <text:p text:style-name="P4">
Керівник ОП подякував усій команді Президента США Джозефа <text:a xlink:type="simple" xlink:href="https://www.ukrinform.ua/tag-bajden" text:style-name="Internet_20_link" text:visited-style-name="Visited_20_Internet_20_Link">
</text:a>
 , обом палатам Конгресу та дружньомуамериканському народові за послідовну всебічну підтримку України в боротьбі здержавою-агресором заради збереження свободи, поваги до міжнародного права тавідновлення справедливого миру у Європі та світі.</text:p>
      <text:p text:style-name="P4">
<text:span text:style-name="T4">
Читайте також:</text:span>
 <text:a xlink:type="simple" xlink:href="https://www.ukrinform.ua/rubric-polytics/3704874-bajden-i-zelenskij-spilkuutsa-regularno-j-casto-bilij-dim.html" text:style-name="Internet_20_link" text:visited-style-name="Visited_20_Internet_20_Link">
 <text:span text:style-name="T4">
Байден</text:span>
 </text:a>
</text:p>
      <text:p text:style-name="P4">
Як повідомлялося, напередодні Президент Володимир Зеленський провів зустріч ізделегацією американського штату Юта у складі представників бізнесу йблагодійних організацій, очолюваною президентом місцевого Сенату СтюартомАдамсом.</text:p>
      <text:p text:style-name="P4">
Source: <text:a xlink:type="simple" xlink:href="https://www.ukrinform.ua/rubric-polytics/3705857-ermak-obgovoriv-iz-radnikom-bajdena-potrebi-ukrainskogo-vijska-ta-formulu-miru.html" text:style-name="Internet_20_link" text:visited-style-name="Visited_20_Internet_20_Link">
https://www.ukrinform.ua/rubric-polytics/3705857-ermak-obgovoriv-iz-radnikom-bajdena-potrebi-ukrainskogo-vijska-ta-formulu-miru.html</text:a>
</text:p>
      <!--NEWS-->
      <text:h text:style-name="P10" text:outline-level="1">
<text:span text:style-name="T4">
Ворог завдав ракетного удару по Балаклії, є поранені</text:span>
</text:h>
      <text:p text:style-name="P4">
Authors: Ukrinform (Person)</text:p>
      <text:p text:style-name="P4">
Publisher: Укринформ (Organization)</text:p>
      <text:p text:style-name="P4">
Published Time: 2023-05-07T10:31:00+03:00</text:p>
      <text:p text:style-name="P4">
Modified Time: 2023-05-07T10:31:00+03:00</text:p>
      <text:p text:style-name="P4">
Description: Ворог завдав ракетного удару по Балаклії Ізюмського району, попередньо били з С-300.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Балаклія']</text:p>
      <text:p text:style-name="P4">
Type: Article</text:p>
      <!--METADATA-->
      <text:p text:style-name="P4">
<draw:frame draw:style-name="fr1" draw:name="Image125" text:anchor-type="as-char" svg:width="6.9236in" svg:height="3.948443in" draw:z-index="0">
<draw:image xlink:href="../Images/yкринформ/2023-05-07T10-31-00-03-00/630_360_1538997483-946.jpg" xlink:type="simple" xlink:show="embed" xlink:actuate="onLoad" draw:mime-type="image/jpeg"/>
</draw:frame>
 Ворогзавдав ракетного удару по Балаклії Ізюмського району, попередньо били з С-300.</text:p>
      <text:p text:style-name="P4">
Про це у <text:a xlink:type="simple" xlink:href="https://t.me/synegubov/6136" text:style-name="Internet_20_link" text:visited-style-name="Visited_20_Internet_20_Link">
 </text:a>
 повідомив голова Харківської ОВАОлег Синєгубов, передає Укрінформ.</text:p>
      <text:p text:style-name="P4">
"Ворог завдав <text:a xlink:type="simple" xlink:href="https://www.ukrinform.ua/tag-raketa" text:style-name="Internet_20_link" text:visited-style-name="Visited_20_Internet_20_Link">
 </text:a>
 удару по м. БалакліяІзюмського району. Попередньо, ракета С-300 влучила на територію одного завтопарків", - повідомив Синєгубов.</text:p>
      <text:p text:style-name="P4">
Зараз на місці працюють усі екстрені служби, постраждали 5 цивільних людей.</text:p>
      <text:p text:style-name="P4">
За інформацією Синєгубова, дві жінки 75 років та одна жінка 50 років отрималивибухові травми. Двоє чоловіків – 20-ти та 85-ти років мають відносно легкіушкодження. Наразі медики надають потерпілим усю необхідну допомогу.</text:p>
      <text:p text:style-name="P4">
<text:span text:style-name="T4">
Читайте також:</text:span>
 <text:a xlink:type="simple" xlink:href="https://www.ukrinform.ua/rubric-regions/3705682-na-harkivsini-traktorist-pidirvavsa-na-mini.html" text:style-name="Internet_20_link" text:visited-style-name="Visited_20_Internet_20_Link">
 <text:span text:style-name="T4">
Харківщ</text:span>
 </text:a>
</text:p>
      <text:p text:style-name="P4">
Раніше повідомлялося, що протягом минулої доби ворог обстрілював прифронтовінаселені пункти Харківського, Чугуївського та Куп'янського районів.</text:p>
      <text:p text:style-name="P4">
Source: <text:a xlink:type="simple" xlink:href="https://www.ukrinform.ua/rubric-ato/3705861-vorog-zavdav-raketnogo-udaru-po-balaklii-e-poraneni.html" text:style-name="Internet_20_link" text:visited-style-name="Visited_20_Internet_20_Link">
https://www.ukrinform.ua/rubric-ato/3705861-vorog-zavdav-raketnogo-udaru-po-balaklii-e-poraneni.html</text:a>
</text:p>
      <!--NEWS-->
      <text:h text:style-name="P10" text:outline-level="1">
<text:span text:style-name="T4">
росіяни ведуть розвідувальну роботу по всій лінії фронту — Ігнат</text:span>
</text:h>
      <text:p text:style-name="P4">
Authors: Ukrinform (Person)</text:p>
      <text:p text:style-name="P4">
Publisher: Укринформ (Organization)</text:p>
      <text:p text:style-name="P4">
Published Time: 2023-05-07T10:36:00+03:00</text:p>
      <text:p text:style-name="P4">
Modified Time: 2023-05-07T10:36:00+03:00</text:p>
      <text:p text:style-name="P4">
Description: Армія рф проводить розвідувальну роботу на різних напрямках по всій лінії фронту. — Укрінформ.</text:p>
      <text:p text:style-name="P4">
Images: ["<text:a xlink:type="simple" xlink:href="https://static.ukrinform.com/photos/2023_04/thumb_files/630_360_1681053650-211.jpg" text:style-name="Internet_20_link" text:visited-style-name="Visited_20_Internet_20_Link">
630_360_16810...</text:a>
"]</text:p>
      <text:p text:style-name="P4">
Tags: ['Ракета', 'Розвідка', 'Війна з росією', 'Єдині новини']</text:p>
      <text:p text:style-name="P4">
Type: Article</text:p>
      <!--METADATA-->
      <text:p text:style-name="P4">
<draw:frame draw:style-name="fr1" draw:name="Image126" text:anchor-type="as-char" svg:width="6.9236in" svg:height="3.956343in" draw:z-index="0">
<draw:image xlink:href="../Images/yкринформ/2023-05-07T10-36-00-03-00/630_360_1681053650-211.jpg" xlink:type="simple" xlink:show="embed" xlink:actuate="onLoad" draw:mime-type="image/jpeg"/>
</draw:frame>
 Армія рфпроводить розвідувальну роботу на різних напрямках по всій лінії фронту.</text:p>
      <text:p text:style-name="P4">
Про це заявив речник командування Повітряних сил ЗСУ Юрій Ігнат в ефірітелемарафону «Єдині новини», повідомляє кореспондент Укрінформу.</text:p>
      <text:p text:style-name="P4">
“Вчора... збито було Повітряними силами 5 БПЛА, один “Ланцет”... Сьогодні вжеповідомили, що на Київщині збито безпілотник. Тобто ворог продовжуєрозвідувальну роботу на різних напрямках, по всій лінії фронту", - сказавІгнат.</text:p>
      <text:p text:style-name="P4">
За його словами, минула ніч ознаменувалася потужною атакою літаків російськоїдальньої авіації Ту- 22 М3.</text:p>
      <text:p text:style-name="P4">
"Два з них були з аеродрому Енгельса і п'ять - із Шайківки. Саме там базуютьсяці бомбардувальники, заходили вони, запускали по території України ракетиХ-22”, - повідомив речник, нагадавши, що такий тип ракет називають “убивцяавіаносців”.</text:p>
      <text:p text:style-name="P4">
За його словами, загарбники випустили шість таких ракет по території України,проте своїх цілей вони не досягли.</text:p>
      <text:p text:style-name="P4">
<text:span text:style-name="T4">
Читайте також:</text:span>
 <text:a xlink:type="simple" xlink:href="https://www.ukrinform.ua/rubric-ato/3705520-povitrani-sili-pidtverdili-zbitta-kindzala-ukrainskou-ppo.html" text:style-name="Internet_20_link" text:visited-style-name="Visited_20_Internet_20_Link">
 <text:span text:style-name="T4">
Кинджал</text:span>
 </text:a>
</text:p>
      <text:p text:style-name="P4">
"Але ми знаємо, наскільки небезпечні вони, оскільки допустима похибка в цієїракети 600 метрів”, - наголосив Ігнат.</text:p>
      <text:p text:style-name="P4">
За його словами, ворог застосовує дедалі більше ракет із залишків відрадянських часів, ймовірно, не хоче використовувати високоточну зброю, "яка внього в дефіциті", зокрема крилаті <text:a xlink:type="simple" xlink:href="https://www.ukrinform.ua/tag-raketa" text:style-name="Internet_20_link" text:visited-style-name="Visited_20_Internet_20_Link">
 </text:a>
“Калібр”, Х-101 тощо.</text:p>
      <text:p text:style-name="P4">
“Так само можна віднести до озброєння ще з радянських часів авіаційні бомби,фугасні авіаційні бомби, але сьогодні вони стають КАБами - керованимиавіаційними бомбами, які ворог, знову ж таки, застосовував цієї ночі — близько7 КАБів прилетіло на східному напрямку та з півночі”, - поінформував Ігнат.</text:p>
      <text:p text:style-name="P4">
Як повідомлялося, Повітряні сили Збройних сил України в суботу, 6 травня,знищили чотири російські безпілотники оперативно-тактичного рівня й одинударний типу "Ланцет".</text:p>
      <text:p text:style-name="P4">
Source: <text:a xlink:type="simple" xlink:href="https://www.ukrinform.ua/rubric-ato/3705863-rosiani-vedut-rozviduvalnu-robotu-po-vsij-linii-frontu-ignat.html" text:style-name="Internet_20_link" text:visited-style-name="Visited_20_Internet_20_Link">
https://www.ukrinform.ua/rubric-ato/3705863-rosiani-vedut-rozviduvalnu-robotu-po-vsij-linii-frontu-ignat.html</text:a>
</text:p>
      <!--NEWS-->
      <text:h text:style-name="P10" text:outline-level="1">
<text:span text:style-name="T4">
росія стикнулася із найбільшим за 25 років браком робочої сили – розвідка Британії</text:span>
</text:h>
      <text:p text:style-name="P4">
Authors: Ukrinform (Person)</text:p>
      <text:p text:style-name="P4">
Publisher: Укринформ (Organization)</text:p>
      <text:p text:style-name="P4">
Published Time: 2023-05-07T10:43:00+03:00</text:p>
      <text:p text:style-name="P4">
Modified Time: 2023-05-07T10:43:00+03:00</text:p>
      <text:p text:style-name="P4">
Description: росія стикнулася із найбільшим за 25 років дефіцитом робочої сили внаслідок пандемії COVID-19 та війни проти України. — Укрінформ.</text:p>
      <text:p text:style-name="P4">
Images: ["<text:a xlink:type="simple" xlink:href="https://static.ukrinform.com/photos/2022_08/thumb_files/630_360_1660272223-667.jpg" text:style-name="Internet_20_link" text:visited-style-name="Visited_20_Internet_20_Link">
630_360_16602...</text:a>
"]</text:p>
      <text:p text:style-name="P4">
Tags: ['Коронавірус', 'Пандемія', 'Війна з росією']</text:p>
      <text:p text:style-name="P4">
Type: Article</text:p>
      <!--METADATA-->
      <text:p text:style-name="P4">
<draw:frame draw:style-name="fr1" draw:name="Image127" text:anchor-type="as-char" svg:width="6.9236in" svg:height="3.956343in" draw:z-index="0">
<draw:image xlink:href="../Images/yкринформ/2023-05-07T10-43-00-03-00/630_360_1660272223-667.jpg" xlink:type="simple" xlink:show="embed" xlink:actuate="onLoad" draw:mime-type="image/jpeg"/>
</draw:frame>
 росіястикнулася із найбільшим за 25 років дефіцитом робочої сили внаслідок пандеміїCOVID-19 та війни проти України.</text:p>
      <text:p text:style-name="P4">
Про це у <text:a xlink:type="simple" xlink:href="https://twitter.com/DefenceHQ/status/1655085083299127296" text:style-name="Internet_20_link" text:visited-style-name="Visited_20_Internet_20_Link">
 </text:a>
повідомило Міністерство оборони Британії із посиланням на дані розвідки,передає Укрінформ.</text:p>
      <text:p text:style-name="P4">
«Центральний банк росії опитав 14 000 роботодавців і виявив, що кількістьвільних працівників перебуває на найнижчому рівні з 1998 року. За останні трироки через вплив пандемії коронавірусу і <text:a xlink:type="simple" xlink:href="https://www.ukrinform.ua/tag-vijna" text:style-name="Internet_20_link" text:visited-style-name="Visited_20_Internet_20_Link">
 </text:a>
 проти України населення рф скоротилося на 2 мільйони більше, ніжочікувалось», – йдеться у зведенні.</text:p>
      <text:p text:style-name="P4">
За даними британської розвідки, у 2022 році із росії виїхало близько 1,3мільйона людей, серед них багато молодих і добре освічених людей, які працюютьу високоприбуткових галузях. Міністерство зв’язку росії заявило, що близько10% (100 000) ІТ-працівників виїхали з країни торік і не повернулися.</text:p>
      <text:p text:style-name="P4">
<text:span text:style-name="T4">
Читайте також:</text:span>
 <text:a xlink:type="simple" xlink:href="https://www.ukrinform.ua/rubric-economy/3692962-kurs-rosijskogo-rubla-vpav-do-ricnogo-minimumu.html" text:style-name="Internet_20_link" text:visited-style-name="Visited_20_Internet_20_Link">
 </text:a>
</text:p>
      <text:p text:style-name="P4">
«Мобілізація, історично висока еміграція, а також старіння та скороченнянаселення обмежують пропозицію робочої сили. Це, ймовірно, призведе дозниження потенційного зростання російської економіки та ризикує розпалитиінфляцію», – вважають у британській розвідці.</text:p>
      <text:p text:style-name="P4">
Як повідомлялося, секретні <text:a xlink:type="simple" xlink:href="https://www.ukrinform.ua/rubric-world/3688876-cerez-vijnu-ta-sankcii-ekonomika-rosii-pocinae-rozvaluvatisa-wsj.html" text:style-name="Internet_20_link" text:visited-style-name="Visited_20_Internet_20_Link">
 </text:a>
 зросли до безпрецедентних 2,4 трильйона рублів, що вказує на змінипріоритетів у державних фінансах та економіці, спричинені війною протиУкраїни.</text:p>
      <text:p text:style-name="P4">
Source: <text:a xlink:type="simple" xlink:href="https://www.ukrinform.ua/rubric-world/3705867-rosia-stiknulasa-iz-najbilsim-za-25-rokiv-brakom-robocoi-sili-rozvidka-britanii.html" text:style-name="Internet_20_link" text:visited-style-name="Visited_20_Internet_20_Link">
https://www.ukrinform.ua/rubric-world/3705867-rosia-stiknulasa-iz-najbilsim-za-25-rokiv-brakom-robocoi-sili-rozvidka-britanii.html</text:a>
</text:p>
      <!--NEWS-->
      <text:h text:style-name="P10" text:outline-level="1">
<text:span text:style-name="T4">
Загарбники за добу обстріляли 11 населених пунктів Донеччини - поліція показала наслідки</text:span>
</text:h>
      <text:p text:style-name="P4">
Authors: Ukrinform (Person)</text:p>
      <text:p text:style-name="P4">
Publisher: Укринформ (Organization)</text:p>
      <text:p text:style-name="P4">
Published Time: 2023-05-07T10:55:00+03:00</text:p>
      <text:p text:style-name="P4">
Modified Time: 2023-05-07T10:55:00+03:00</text:p>
      <text:p text:style-name="P4">
Description: Армія рф продовж доби обстріляла 11 населених пунктів Донецької області, застосовуючи ракети С-300, РСЗВ «Град», артилерію. — Укрінформ.</text:p>
      <text:p text:style-name="P4">
Images: ["<text:a xlink:type="simple" xlink:href="https://static.ukrinform.com/photos/2023_05/thumb_files/630_360_1683445763-853.jpg" text:style-name="Internet_20_link" text:visited-style-name="Visited_20_Internet_20_Link">
630_360_16834...</text:a>
", "<text:a xlink:type="simple" xlink:href="https://static.ukrinform.com/photos/2023_05/1683445764-828.jpg" text:style-name="Internet_20_link" text:visited-style-name="Visited_20_Internet_20_Link">
1683445764-82...</text:a>
", "<text:a xlink:type="simple" xlink:href="https://static.ukrinform.com/photos/2023_05/1683445764-307.jpg" text:style-name="Internet_20_link" text:visited-style-name="Visited_20_Internet_20_Link">
1683445764-30...</text:a>
", "<text:a xlink:type="simple" xlink:href="https://static.ukrinform.com/photos/2023_05/1683445764-153.jpg" text:style-name="Internet_20_link" text:visited-style-name="Visited_20_Internet_20_Link">
1683445764-15...</text:a>
"]</text:p>
      <text:p text:style-name="P4">
Tags: ['Донеччина', 'Обстріл', 'Війна з росією']</text:p>
      <text:p text:style-name="P4">
Type: Article</text:p>
      <!--METADATA-->
      <text:p text:style-name="P4">
<draw:frame draw:style-name="fr1" draw:name="Image128" text:anchor-type="as-char" svg:width="6.9236in" svg:height="3.956343in" draw:z-index="0">
<draw:image xlink:href="../Images/yкринформ/2023-05-07T10-55-00-03-00/630_360_1683445763-853.jpg" xlink:type="simple" xlink:show="embed" xlink:actuate="onLoad" draw:mime-type="image/jpeg"/>
</draw:frame>
 Армія рфпродовж доби обстріляла 11 населених пунктів Донецької області, застосовуючиракети С-300, РСЗВ «Град», артилерію.</text:p>
      <text:p text:style-name="P4">
Про це повідомляє  <text:a xlink:type="simple" xlink:href="https://dn.npu.gov.ua/news/ponad-30-osel-poshkodzheno-ie-poraneni-politseiski-donechchyny-fiksuiut-naslidky-rosiiskykh-atak" text:style-name="Internet_20_link" text:visited-style-name="Visited_20_Internet_20_Link">
 </text:a>
 ,передає Укрінформ.</text:p>
      <text:p text:style-name="P4">
"Окупанти завдали 18 ударів по цивільному населенню. Ворог бив ракетами С-300,РСЗВ «Град», артилерією. Війська рф атакували 11 населених пунктів: містаАвдіївка, Бахмут, Дружківка, Красногорівка, Курахове, Часів Яр, смт Нью-Йорк,Північне, села Времівка, Максимівка, Новоселівка Перша", - йдеться уповідомленні.</text:p>
      <text:p text:style-name="P4">
<draw:frame draw:style-name="fr1" draw:name="Image129" text:anchor-type="as-char" svg:width="6.9236in" svg:height="9.231467in" draw:z-index="0">
<draw:image xlink:href="../Images/yкринформ/2023-05-07T10-55-00-03-00/1683445764-828.jpg" xlink:type="simple" xlink:show="embed" xlink:actuate="onLoad" draw:mime-type="image/jpeg"/>
</draw:frame>
</text:p>
      <text:p text:style-name="P4">
За даними поліції, внаслідок обстрілів знищено та пошкоджено 46 цивільнихоб’єктів: 36 житлових будинків, будинок для літніх людей, господарчі споруди,залізничну інфраструктуру.</text:p>
      <text:p text:style-name="P4">
<draw:frame draw:style-name="fr1" draw:name="Image130" text:anchor-type="as-char" svg:width="6.9236in" svg:height="7.327477in" draw:z-index="0">
<draw:image xlink:href="../Images/yкринформ/2023-05-07T10-55-00-03-00/1683445764-307.jpg" xlink:type="simple" xlink:show="embed" xlink:actuate="onLoad" draw:mime-type="image/jpeg"/>
</draw:frame>
</text:p>
      <text:p text:style-name="P4">
Зокрема, на Дружківку російські військові спрямували 2 ракети С-300, поцілилив житловий сектор. Руйнувань зазнали щонайменше 11 приватних осель і соціальнаінфраструктура. Інформації щодо постраждалих наразі не надходило.</text:p>
      <text:p text:style-name="P4">
<text:span text:style-name="T4">
Читайте також:</text:span>
 <text:a xlink:type="simple" xlink:href="https://www.ukrinform.ua/rubric-regions/3705826-rosiani-za-dobu-zavdali-poranen-patom-zitelam-doneccini.html" text:style-name="Internet_20_link" text:visited-style-name="Visited_20_Internet_20_Link">
 <text:span text:style-name="T4">
поранили</text:span>
 </text:a>
</text:p>
      <text:p text:style-name="P4">
Поранені внаслідок обстрілів є в Авдіївці, Красногорівці, Нью-Йорку,Північному, Максимівці.</text:p>
      <text:p text:style-name="P4">
<draw:frame draw:style-name="fr1" draw:name="Image131" text:anchor-type="as-char" svg:width="6.9236in" svg:height="5.1927in" draw:z-index="0">
<draw:image xlink:href="../Images/yкринформ/2023-05-07T10-55-00-03-00/1683445764-153.jpg" xlink:type="simple" xlink:show="embed" xlink:actuate="onLoad" draw:mime-type="image/jpeg"/>
</draw:frame>
</text:p>
      <text:p text:style-name="P4">
Своєю чергою у Донецькій ОВА  <text:a xlink:type="simple" xlink:href="https://t.me/pavlokyrylenko_donoda/7838" text:style-name="Internet_20_link" text:visited-style-name="Visited_20_Internet_20_Link">
 </text:a>
 ,що сім разів під обстріл "Смерчами" потрапляли околиці Комара.</text:p>
      <text:p text:style-name="P4">
Двічі ворог остріляв з артилерії Курахівську громаду — снаряди влучили уприватний сектор, минулося без постраждалих.</text:p>
      <text:p text:style-name="P4">
На Горлівському напрямку Часів Яр 4 рази потрапив під <text:a xlink:type="simple" xlink:href="https://www.ukrinform.ua/tag-obstril" text:style-name="Internet_20_link" text:visited-style-name="Visited_20_Internet_20_Link">
</text:a>
 — пошкоджено 8 будинків. У Торецькійгромаді пошкоджено 8 будинків та поранено двох людей: у Нью-Йорку таПівнічному.</text:p>
      <text:p text:style-name="P4">
На Лисичанському напрямку пошкоджено інфраструктурний об'єкт у Сіверську та 4будинки у Ямполі Лиманської громади.</text:p>
      <text:p text:style-name="P4">
Як повідомлялося, за минулу добу російська армія поранила 5 жителів Донеччини.</text:p>
      <text:p text:style-name="P4">
Source: <text:a xlink:type="simple" xlink:href="https://www.ukrinform.ua/rubric-regions/3705871-zagarbniki-za-dobu-obstrilali-11-naselenih-punktiv-doneccini-policia-pokazala-naslidki.html" text:style-name="Internet_20_link" text:visited-style-name="Visited_20_Internet_20_Link">
https://www.ukrinform.ua/rubric-regions/3705871-zagarbniki-za-dobu-obstrilali-11-naselenih-punktiv-doneccini-policia-pokazala-naslidki.html</text:a>
</text:p>
      <!--NEWS-->
      <text:h text:style-name="P10" text:outline-level="1">
<text:span text:style-name="T4">
У столиці рівень води в Дніпрі за добу впав на 4 сантиметри</text:span>
</text:h>
      <text:p text:style-name="P4">
Authors: Ukrinform (Person)</text:p>
      <text:p text:style-name="P4">
Publisher: Укринформ (Organization)</text:p>
      <text:p text:style-name="P4">
Published Time: 2023-05-07T11:09:00+03:00</text:p>
      <text:p text:style-name="P4">
Modified Time: 2023-05-07T11:09:00+03:00</text:p>
      <text:p text:style-name="P4">
Description: У столиці станом на 7 травня рівень води у Дніпрі у порівнянні з попереднім днем знизився на 4 сантиметри. — Укрінформ.</text:p>
      <text:p text:style-name="P4">
Images: ["<text:a xlink:type="simple" xlink:href="https://static.ukrinform.com/photos/2023_05/thumb_files/630_360_1683447052-872.jpg" text:style-name="Internet_20_link" text:visited-style-name="Visited_20_Internet_20_Link">
630_360_16834...</text:a>
"]</text:p>
      <text:p text:style-name="P4">
Tags: ['Дніпро', 'Ріка', 'Вода', 'Київ', 'Водопілля']</text:p>
      <text:p text:style-name="P4">
Type: Article</text:p>
      <!--METADATA-->
      <text:p text:style-name="P4">
<draw:frame draw:style-name="fr1" draw:name="Image132" text:anchor-type="as-char" svg:width="6.9236in" svg:height="3.956343in" draw:z-index="0">
<draw:image xlink:href="../Images/yкринформ/2023-05-07T11-09-00-03-00/630_360_1683447052-872.jpg" xlink:type="simple" xlink:show="embed" xlink:actuate="onLoad" draw:mime-type="image/jpeg"/>
</draw:frame>
 У столицістаном на 7 травня рівень води у Дніпрі у порівнянні з попереднім днемзнизився на 4 сантиметри.</text:p>
      <text:p text:style-name="P4">
Як передає Укрінформ, про це в  <text:a xlink:type="simple" xlink:href="https://t.me/VA_Kyiv/1634" text:style-name="Internet_20_link" text:visited-style-name="Visited_20_Internet_20_Link">
 </text:a>
 повідомилаКиївська міська військова адміністрація.</text:p>
      <text:p text:style-name="P4">
“Станом на 10:00 07.05.2023 рівень води р. Дніпро у Києві біля моста "Метро"становить 9 299 см (за Балтійською системою висот). Температура води: 14°C.Порівняно з попереднім днем рівень водопілля зменшився на 4 см. Вже понад 2тижні поспіль висота повені в межах столиці коливається в районі 9 300 см, щоменше на 60 см максимальних показників <text:a xlink:type="simple" xlink:href="https://www.ukrinform.ua/tag-vodopilla" text:style-name="Internet_20_link" text:visited-style-name="Visited_20_Internet_20_Link">
 </text:a>
 в середині квітня”, - зазначив начальник КМВА Сергій Попко.</text:p>
      <text:p text:style-name="P4">
За його словами, загроз місту велика вода не несе. Аварійних підтоплень уКиєві не зафіксовано. Рівень небезпеки гідрологічних явищ залишається І(жовтий).</text:p>
      <text:p text:style-name="P4">
<text:span text:style-name="T4">
Читайте також:</text:span>
 <text:a xlink:type="simple" xlink:href="https://www.ukrinform.ua/rubric-regions/3705849-v-ukraini-zalisautsa-pidtoplenimi-566-dvorogospodarstv-ta-83-budinki.html" text:style-name="Internet_20_link" text:visited-style-name="Visited_20_Internet_20_Link">
 <text:span text:style-name="T4">
підтоплен</text:span>
 </text:a>
</text:p>
      <text:p text:style-name="P4">
“При цьому утримується затоплення заплави шаром близько 45 см. Залишаютьсяпідтопленими заплавні території - острови у парку "Муромець", "Гідропарк",Труханів острів, Галерна затока, Корчувате, приватні ділянки в районіОсокорків”, - уточнив Попко.</text:p>
      <text:p text:style-name="P4">
Начальник КМВА додав, що промислові об’єкти і житлові масиві поза загрозоюпідтоплення. Моніторинг цьогорічного водопілля триває.</text:p>
      <text:p text:style-name="P4">
Як повідомляв Укрінформ, у Києві станом на 6 травня  <text:a xlink:type="simple" xlink:href="https://www.ukrinform.ua/rubric-kyiv/3705550-u-kievi-riven-vodi-u-dnipri-zbilsivsa-na-5-santimetriv.html" text:style-name="Internet_20_link" text:visited-style-name="Visited_20_Internet_20_Link">
</text:a>
 порівняно з попередньою добою піднявся нап’ять сантиметрів.</text:p>
      <text:p text:style-name="P4">
Source: <text:a xlink:type="simple" xlink:href="https://www.ukrinform.ua/rubric-kyiv/3705874-u-stolici-riven-vodi-v-dnipri-za-dobu-vpav-na-4-santimetri.html" text:style-name="Internet_20_link" text:visited-style-name="Visited_20_Internet_20_Link">
https://www.ukrinform.ua/rubric-kyiv/3705874-u-stolici-riven-vodi-v-dnipri-za-dobu-vpav-na-4-santimetri.html</text:a>
</text:p>
      <!--NEWS-->
      <text:h text:style-name="P10" text:outline-level="1">
<text:span text:style-name="T4">
російські спецслужби на 9 травня можуть готувати провокації - розвідка</text:span>
</text:h>
      <text:p text:style-name="P4">
Authors: Ukrinform (Person)</text:p>
      <text:p text:style-name="P4">
Publisher: Укринформ (Organization)</text:p>
      <text:p text:style-name="P4">
Published Time: 2023-05-07T11:13:00+03:00</text:p>
      <text:p text:style-name="P4">
Modified Time: 2023-05-07T11:13:00+03:00</text:p>
      <text:p text:style-name="P4">
Description: Держава-агресор часто обирає символічні дати для вчинення провокацій, тому російські спецслужби можуть готувати їх 9 травня на території рф і білорусі. — Укрінформ.</text:p>
      <text:p text:style-name="P4">
Images: ["<text:a xlink:type="simple" xlink:href="https://static.ukrinform.com/photos/2018_02/thumb_files/630_360_1519566113-2193.jpg" text:style-name="Internet_20_link" text:visited-style-name="Visited_20_Internet_20_Link">
630_360_15195...</text:a>
"]</text:p>
      <text:p text:style-name="P4">
Tags: ['Провокація', 'Розвідка', 'Війна з росією', 'Єдині новини']</text:p>
      <text:p text:style-name="P4">
Type: Article</text:p>
      <!--METADATA-->
      <text:p text:style-name="P4">
<draw:frame draw:style-name="fr1" draw:name="Image133" text:anchor-type="as-char" svg:width="6.9236in" svg:height="3.956343in" draw:z-index="0">
<draw:image xlink:href="../Images/yкринформ/2023-05-07T11-13-00-03-00/630_360_1519566113-2193.jpg" xlink:type="simple" xlink:show="embed" xlink:actuate="onLoad" draw:mime-type="image/jpeg"/>
</draw:frame>
 Держава-агресор часто обирає символічні дати для вчинення провокацій, тому російськіспецслужби можуть готувати їх 9 травня на території рф і білорусі.</text:p>
      <text:p text:style-name="P4">
Як передає Укрінформ, про це в ефірі телемарафону «Єдині новини» заявивпредставник Головного управління розвідки Міністерства оборони України АндрійЮсов, повідомляє в <text:a xlink:type="simple" xlink:href="https://t.me/DIUkraine/2293" text:style-name="Internet_20_link" text:visited-style-name="Visited_20_Internet_20_Link">
</text:a>
 ГУР.</text:p>
      <text:p text:style-name="P4">
«Починаючи з 2014 року окупанти використовують подібного роду провокації і невиключено, що і зараз ми з цим стикнемось. У цій ситуації провокації можутьбути спрямовані російськими спецслужбами проти російського цивільногонаселення і приурочені до певних дат, наприклад, 9 травня», - зазначивпредставник ГУР.</text:p>
      <text:p text:style-name="P4">
Водночас Юсов припустив, що росіяни можуть спрямувати провокації і проти <text:a xlink:type="simple" xlink:href="https://www.ukrinform.ua/tag-bilorus" text:style-name="Internet_20_link" text:visited-style-name="Visited_20_Internet_20_Link">
</text:a>
 : така російська «операція підфальшивим прапором» може мати на меті втягнути білоруську армію у війну протиУкраїни.</text:p>
      <text:p text:style-name="P4">
<text:span text:style-name="T4">
Читайте також:</text:span>
 <text:a xlink:type="simple" xlink:href="https://www.ukrinform.ua/rubric-ato/3705187-zagarbniki-namagautsa-vzati-bahmut-pid-kontrol-do-9-travna-malar.html" text:style-name="Internet_20_link" text:visited-style-name="Visited_20_Internet_20_Link">
 <text:span text:style-name="T4">
Маляр</text:span>
 </text:a>
</text:p>
      <text:p text:style-name="P4">
«Ніхто ані в Україні, ані в решті світу в подібні вистави вже не повірить.Хоча це не означає, що провокацій не буде», - підкреслив представник ГУР.</text:p>
      <text:p text:style-name="P4">
Як повідомляв Укрінформ, шість російських регіонів, тимчасово окупованийросіянами Крим і 21 місто <text:a xlink:type="simple" xlink:href="https://www.ukrinform.ua/rubric-ato/3705515-u-rosii-skasuvali-nizku-urocistostej-na-9-travna-cerez-strah-na-tli-vijni-rozvidka-britanii.html" text:style-name="Internet_20_link" text:visited-style-name="Visited_20_Internet_20_Link">
 </text:a>
 <text:a xlink:type="simple" xlink:href="https://www.ukrinform.ua/rubric-ato/3705515-u-rosii-skasuvali-nizku-urocistostej-na-9-travna-cerez-strah-na-tli-vijni-rozvidka-britanii.html" text:style-name="Internet_20_link" text:visited-style-name="Visited_20_Internet_20_Link">
 </text:a>
 до Дня Перемоги.</text:p>
      <text:p text:style-name="P4">
Source: <text:a xlink:type="simple" xlink:href="https://www.ukrinform.ua/rubric-ato/3705878-rosijski-specsluzbi-na-9-travna-mozut-gotuvati-provokacii-rozvidka.html" text:style-name="Internet_20_link" text:visited-style-name="Visited_20_Internet_20_Link">
https://www.ukrinform.ua/rubric-ato/3705878-rosijski-specsluzbi-na-9-travna-mozut-gotuvati-provokacii-rozvidka.html</text:a>
</text:p>
      <!--NEWS-->
      <text:h text:style-name="P10" text:outline-level="1">
<text:span text:style-name="T4">
Україна бойкотує чемпіонат світу з дзюдо через виступ росіян та білорусів</text:span>
</text:h>
      <text:p text:style-name="P4">
Authors: Ukrinform (Person)</text:p>
      <text:p text:style-name="P4">
Publisher: Укринформ (Organization)</text:p>
      <text:p text:style-name="P4">
Published Time: 2023-05-07T11:21:00+03:00</text:p>
      <text:p text:style-name="P4">
Modified Time: 2023-05-07T11:21:00+03:00</text:p>
      <text:p text:style-name="P4">
Description: Збірна України з дзюдо не братиме участі у головному старті змагального сезону - чемпіонаті світу, який сьогодні розпочинається у Досі (Катар). — Укрінформ.</text:p>
      <text:p text:style-name="P4">
Images: ["<text:a xlink:type="simple" xlink:href="https://static.ukrinform.com/photos/2023_03/thumb_files/630_360_1679932331-849.jpg" text:style-name="Internet_20_link" text:visited-style-name="Visited_20_Internet_20_Link">
630_360_16799...</text:a>
"]</text:p>
      <text:p text:style-name="P4">
Tags: ['Чемпіонат світу', 'Збірна України', 'Дзюдо', 'Бойкот']</text:p>
      <text:p text:style-name="P4">
Type: Article</text:p>
      <!--METADATA-->
      <text:p text:style-name="P4">
<draw:frame draw:style-name="fr1" draw:name="Image134" text:anchor-type="as-char" svg:width="6.9236in" svg:height="3.956343in" draw:z-index="0">
<draw:image xlink:href="../Images/yкринформ/2023-05-07T11-21-00-03-00/630_360_1679932331-849.jpg" xlink:type="simple" xlink:show="embed" xlink:actuate="onLoad" draw:mime-type="image/jpeg"/>
</draw:frame>
 ЗбірнаУкраїни з дзюдо не братиме участі у головному старті змагального сезону -чемпіонаті світу, який сьогодні розпочинається у Досі (Катар).</text:p>
      <text:p text:style-name="P4">
Як повідомляв Укрінформ, рішення збірної України бойкотувати світову першістьпов'язане з допуском на змагання атлетів з росії та білорусі, яких повернуладо виступів Міжнародна федерація дзюдо ( <text:a xlink:type="simple" xlink:href="https://www.ijf.org/" text:style-name="Internet_20_link" text:visited-style-name="Visited_20_Internet_20_Link">
 </text:a>
 ).</text:p>
      <text:p text:style-name="P4">
Загалом на татамі у катарській столиці вийдуть 19 російських та білоруськихпредставників у нейтральному статусі (Individual Neutral Athletes).</text:p>
      <text:p text:style-name="P4">
<text:span text:style-name="T4">
Читайте також:</text:span>
 <text:a xlink:type="simple" xlink:href="https://www.ukrinform.ua/rubric-sports/3703697-vismoh-rosian-ne-dopustili-do-ucasti-na-cs2023-z-dzudo.html" text:style-name="Internet_20_link" text:visited-style-name="Visited_20_Internet_20_Link">
 <text:span text:style-name="T4">
дзюдо</text:span>
 </text:a>
</text:p>
      <text:p text:style-name="P4">
До Дохи не поїхали 14 українських дзюдоїстів: чоловіки - Дільшот Халматов,Артем Лесюк (обидва - до 60 кг), Богдан Ядов (до 66 кг), Владислав Казіміров(до 73 кг), Гєворг Манукян (до 81 кг), Артем Бубир (до 90 кг), Антон Савицький(до 100 кг), Євгеній Балєвський (понад 100 кг); жінки - Марія Буйок (до 48кг), Дар’я Білодід (до 57 кг), Юлія Гребеножко (до 63 кг), ЄлизаветаЛитвиненко, Юлія Курченко (до 78 кг), Руслана Булавіна (понад 78 кг).</text:p>
      <text:p text:style-name="P4">
Чемпіонат світу завершиться 14 травня.</text:p>
      <text:p text:style-name="P4">
На фото: Дар'я Білодід (IJF).</text:p>
      <text:p text:style-name="P4">
Source: <text:a xlink:type="simple" xlink:href="https://www.ukrinform.ua/rubric-sports/3705876-ukraina-bojkotue-cempionat-svitu-z-dzudo-cerez-vistup-rosian-ta-bilorusiv.html" text:style-name="Internet_20_link" text:visited-style-name="Visited_20_Internet_20_Link">
https://www.ukrinform.ua/rubric-sports/3705876-ukraina-bojkotue-cempionat-svitu-z-dzudo-cerez-vistup-rosian-ta-bilorusiv.html</text:a>
</text:p>
      <!--NEWS-->
      <text:h text:style-name="P10" text:outline-level="1">
<text:span text:style-name="T4">
Війська рф за добу обстріляли дев’ять областей України - зведення ОВА</text:span>
</text:h>
      <text:p text:style-name="P4">
Authors: Ukrinform (Person)</text:p>
      <text:p text:style-name="P4">
Publisher: Укринформ (Organization)</text:p>
      <text:p text:style-name="P4">
Published Time: 2023-05-07T11:23:37+03:00</text:p>
      <text:p text:style-name="P4">
Modified Time: 2023-05-07T11:23:37+03:00</text:p>
      <text:p text:style-name="P4">
Description: Війська російської федерації минулої доби атакували дев’ять областей України. — Укрінформ.</text:p>
      <text:p text:style-name="P4">
Images: ["<text:a xlink:type="simple" xlink:href="https://static.ukrinform.com/photos/2018_12/thumb_files/630_360_1544520502-246.jpg" text:style-name="Internet_20_link" text:visited-style-name="Visited_20_Internet_20_Link">
630_360_15445...</text:a>
"]</text:p>
      <text:p text:style-name="P4">
Tags: ['Обстріл', 'Війна з росією']</text:p>
      <text:p text:style-name="P4">
Type: Article</text:p>
      <!--METADATA-->
      <text:p text:style-name="P4">
<draw:frame draw:style-name="fr1" draw:name="Image135" text:anchor-type="as-char" svg:width="6.9236in" svg:height="3.956343in" draw:z-index="0">
<draw:image xlink:href="../Images/yкринформ/2023-05-07T11-23-37-03-00/630_360_1544520502-246.jpg" xlink:type="simple" xlink:show="embed" xlink:actuate="onLoad" draw:mime-type="image/jpeg"/>
</draw:frame>
 Військаросійської федерації минулої доби атакували дев’ять областей України.</text:p>
      <text:p text:style-name="P4">
Як передає Укрінформ, про це йдеться у зведеній інформації обласних військовихадміністрацій про ситуацію в регіонах України станом на 9:00 неділі, 7 травня.</text:p>
      <text:p text:style-name="P4">
У Київській області декілька разів за ніч оголошувалася повітряна тривога.Влучань не зафіксовано. Без постраждалих.</text:p>
      <text:p text:style-name="P4">
У Чернігівській області ворог за добу здійснив 7 <text:a xlink:type="simple" xlink:href="https://www.ukrinform.ua/tag-obstril" text:style-name="Internet_20_link" text:visited-style-name="Visited_20_Internet_20_Link">
</text:a>
 (запуск ракет із гвинтокрила, обстрілиіз мінометів та артилерії). росіяни били по Новгород-Сіверському таКорюківському районах.</text:p>
      <text:p text:style-name="P4">
У прикордонному селі Семенівської громади пошкоджено житловий будинок тагосподарську споруду. У Семенівській громаді пошкоджено газопровід через річкуСнов. Без жертв.</text:p>
      <text:p text:style-name="P4">
У Сумській області вранці були два мінометні обстріли Новослобідської громади,пролунали два вибухи. Без жертв та руйнувань.</text:p>
      <text:p text:style-name="P4">
<text:span text:style-name="T4">
Читайте також:</text:span>
 <text:a xlink:type="simple" xlink:href="https://www.ukrinform.ua/rubric-kyiv/3705808-nad-kievom-vnoci-znisili-vorozij-rozviduvalnij-bezpilotnik.html" text:style-name="Internet_20_link" text:visited-style-name="Visited_20_Internet_20_Link">
 </text:a>
</text:p>
      <text:p text:style-name="P4">
Вчора протягом дня росіяни здійснили 11 обстрілів прикордоння. Зафіксовано 84вибухи. Обстрілів зазнали населені пункти Великописарівської, Зноб-Новгородської, Есманської, Новослобідської, Білопільської, Миропільськоїгромад.</text:p>
      <text:p text:style-name="P4">
У Білопільській громаді в результаті одного із мінометних обстрілів сталосязагорання приватного домоволодіння.</text:p>
      <text:p text:style-name="P4">
За минулу добу армія рф 75 разів обстріляла 16 населених пунктів Запорізькоїобласті</text:p>
      <text:p text:style-name="P4">
Під ворожим вогнем перебували Залізничне, Кам'янське, Щербаки, Малинівка,Білогір'я. росіяни били з РСЗВ та артилерії. Є руйнування приватних будинків,автівок та майна. Без постраждалих.</text:p>
      <text:p text:style-name="P4">
У Дніпропетровській області армія рф вночі <text:a xlink:type="simple" xlink:href="https://www.ukrinform.ua/rubric-ato/3705815-vorog-iz-gradu-ta-vazkoi-artilerii-obstrilav-dnipropetrovsinu-zaginula-zinka-e-postrazdali.html" text:style-name="Internet_20_link" text:visited-style-name="Visited_20_Internet_20_Link">
</text:a>
 ,застосувавши «Град» та важку артилерію. Загинула 72-річна жінка, ще троємісцевих жителів постраждали.</text:p>
      <text:p text:style-name="P4">
У Нікополі пошкоджено 7 приватних будинків, багатоповерхівку, гуртожитокколеджу, три газопроводи, лінію електропередач, сонячні панелі.</text:p>
      <text:p text:style-name="P4">
За добу повітряне командування «Схід» над областю збило три шахеди.</text:p>
      <text:p text:style-name="P4">
<text:span text:style-name="T4">
Читайте також:</text:span>
 <text:a xlink:type="simple" xlink:href="https://www.ukrinform.ua/rubric-ato/3705818-zsu-znisili-vze-193-430-rosijskih-zagarbnikiv.html" text:style-name="Internet_20_link" text:visited-style-name="Visited_20_Internet_20_Link">
 <text:span text:style-name="T4">
знищ</text:span>
 </text:a>
</text:p>
      <text:p text:style-name="P4">
Минулої доби росіяни обстрілювали із «Градів» та важкої артилеріїНікопольщину. У Нікополі дістали поранення п’ятеро людей. У місті пошкодженопромислове підприємство, 14 приватних будинків, 13 господарських споруд,газопроводи.</text:p>
      <text:p text:style-name="P4">
Під удар потрапила і Покровська громада. Постраждала 63-річна жінка, їїгоспіталізували. Пошкоджено ліцей, 5 приватних будинків, господарську споруду,лінію електропередач.</text:p>
      <text:p text:style-name="P4">
Ворог також поцілив по Марганецькій та Мирівській громадах. Від обстрілупостраждав 43-річний чоловік. Пошкоджено два приватні будинки, господарськуспоруду, автомобіль. Наслідки атак уточнюються.</text:p>
      <text:p text:style-name="P4">
У Харківській області на Слобожанському напрямку війська рф здійснилимінометні та артилерійські обстріли населених пунктів Леміщине, Гранів, КозачаЛопань, Стрілеча, Лук'янці, Нескучне, Стариця, Вовчанські Хутори, Охримівка,Чорне та Хатнє.</text:p>
      <text:p text:style-name="P4">
<text:span text:style-name="T4">
Читайте також:</text:span>
 <text:a xlink:type="simple" xlink:href="https://www.ukrinform.ua/rubric-ato/3705707-obstril-harkivsini-slidci-vilucili-ulamki-rosijskoi-raketi-h101.html" text:style-name="Internet_20_link" text:visited-style-name="Visited_20_Internet_20_Link">
 <text:span text:style-name="T4">
Харківщ</text:span>
 </text:a>
</text:p>
      <text:p text:style-name="P4">
На Куп’янському напрямку загарбники вели безуспішні наступальні дії в напрямкуСиньківки. Обстрілювали Красне Перше, Митрофанівку, Новомлинськ, Дворічну,Западне, Синьківку, Піщане, Вишневе та Стельмахівку.</text:p>
      <text:p text:style-name="P4">
Вчора зранку ворог обстріляв Вовчанськ Чугуївського району. Пошкодженомагазин, пам’ятник Авіацентру ДОСААФ, а також приватний будинок.</text:p>
      <text:p text:style-name="P4">
Внаслідок обстрілів смт Дворічна Куп'янського району пошкоджено приватнийжитловий будинок.</text:p>
      <text:p text:style-name="P4">
В полі біля с. Затишшя Харківського району на невідомому вибухонебезпечномупредметі підірвався трактор. 43-річний тракторист дістав поранення, йогогоспіталізували у стані середньої тяжкості.</text:p>
      <text:p text:style-name="P4">
<text:span text:style-name="T4">
Читайте також:</text:span>
 <text:a xlink:type="simple" xlink:href="https://www.ukrinform.ua/rubric-regions/3705531-na-lugansini-zagarbniki-viselaut-iz-zitla-ludej-bez-rosijskih-pasportiv.html" text:style-name="Internet_20_link" text:visited-style-name="Visited_20_Internet_20_Link">
 <text:span text:style-name="T4">
Луганщ</text:span>
 </text:a>
</text:p>
      <text:p text:style-name="P4">
У Луганській області за добу російська армія здійснила 103 обстріли (випустив450 снарядів). Артилерійських обстрілів зазнали Стельмахівка, Андріївка,Греківка, Макіївка, Невське, Діброва та Білогорівка.</text:p>
      <text:p text:style-name="P4">
Триває примусова паспортизація громадян у Станично-Луганській громаді.</text:p>
      <text:p text:style-name="P4">
У Донецькій області протягом доби росіяни обстріляли 12 населених пунктів,зокрема Авдіївку, Бахмут, Дружківку, Красногорівку, Курахове, Часів Яр, Нью-Йорк, Північне, Времівку, Максимівку, Новоселівку Першу, Комар.</text:p>
      <text:p text:style-name="P4">
Пошкоджено 36 житлових будинків (з них один багатоквартирний), приміщеннябудинку для літніх людей, два залізничних вагони, пункт технічногообслуговування, п’ять господарчих споруд, гараж.</text:p>
      <text:p text:style-name="P4">
За добу по області <text:a xlink:type="simple" xlink:href="https://www.ukrinform.ua/rubric-regions/3705826-rosiani-za-dobu-zavdali-poranen-patom-zitelam-doneccini.html" text:style-name="Internet_20_link" text:visited-style-name="Visited_20_Internet_20_Link">
 </text:a>
</text:p>
      <text:p text:style-name="P4">
У Миколаївській області вночі 5 ракетами Х-22, випущеними з літаківстратегічної авіації Ту-22М3, ворог атакував Ольшанську та Костянтинівськугромади. Пошкоджено будівлю промислового підприємства, також зафіксовановлучання на відкриті території. За межами підприємства горіла суха трава. Іншіпошкодження уточнюються. Постраждалих немає.</text:p>
      <text:p text:style-name="P4">
<text:span text:style-name="T4">
Читайте також:</text:span>
 <text:a xlink:type="simple" xlink:href="https://www.ukrinform.ua/rubric-regions/3705792-na-hersonsini-sbu-pri-sprobi-vteci-zatrimala-dvoh-kolaborantiv-batka-j-sina.html" text:style-name="Internet_20_link" text:visited-style-name="Visited_20_Internet_20_Link">
 <text:span text:style-name="T4">
Херсонщ</text:span>
 </text:a>
</text:p>
      <text:p text:style-name="P4">
У Херсонській області за добу ворог <text:a xlink:type="simple" xlink:href="https://www.ukrinform.ua/rubric-regions/3705817-vijska-rf-za-dobu-vipustili-po-hersonsini-237-snaradiv-sestero-zagiblih.html" text:style-name="Internet_20_link" text:visited-style-name="Visited_20_Internet_20_Link">
 </text:a>
 (випустив 237 снарядів), зокрема Херсон був обстріляний4 рази (11 снарядів). росіяни поцілили у райони 25 населених пунктів.</text:p>
      <text:p text:style-name="P4">
Під час виконання завдань з розмінування області піротехніки ДСНС опинилисяпід ворожим обстрілом. Шестеро спеціалістів загинули, ще двоє, з них - жінкафельдшер, поранені.</text:p>
      <text:p text:style-name="P4">
Всього за добу на Херсонщині шестеро людей загинули, четверо дісталипоранення.</text:p>
      <text:p text:style-name="P4">
Зі звільненої від росіян території області евакуювали ще 27 осіб.</text:p>
      <text:p text:style-name="P4">
Source: <text:a xlink:type="simple" xlink:href="https://www.ukrinform.ua/rubric-regions/3705879-vijska-rf-za-dobu-obstrilali-devat-oblastej-ukraini-zvedenna-ova.html" text:style-name="Internet_20_link" text:visited-style-name="Visited_20_Internet_20_Link">
https://www.ukrinform.ua/rubric-regions/3705879-vijska-rf-za-dobu-obstrilali-devat-oblastej-ukraini-zvedenna-ova.html</text:a>
</text:p>
      <!--NEWS-->
      <text:h text:style-name="P10" text:outline-level="1">
<text:span text:style-name="T4">
У Севастополі зранку пролунав вибух - окупанти заявили про роботу ППО</text:span>
</text:h>
      <text:p text:style-name="P4">
Authors: Ukrinform (Person)</text:p>
      <text:p text:style-name="P4">
Publisher: Укринформ (Organization)</text:p>
      <text:p text:style-name="P4">
Published Time: 2023-05-07T11:26:00+03:00</text:p>
      <text:p text:style-name="P4">
Modified Time: 2023-05-07T11:26:00+03:00</text:p>
      <text:p text:style-name="P4">
Description: У тимчасово окупованому Севастополі вранці 7 травня пролунав вибух. — Укрінформ.</text:p>
      <text:p text:style-name="P4">
Images: ["<text:a xlink:type="simple" xlink:href="https://static.ukrinform.com/photos/2022_10/thumb_files/630_360_1665478247-974.jpg" text:style-name="Internet_20_link" text:visited-style-name="Visited_20_Internet_20_Link">
630_360_16654...</text:a>
"]</text:p>
      <text:p text:style-name="P4">
Tags: ['Крим', 'Севастополь', 'Вибух', 'ППО']</text:p>
      <text:p text:style-name="P4">
Type: Article</text:p>
      <!--METADATA-->
      <text:p text:style-name="P4">
<draw:frame draw:style-name="fr1" draw:name="Image136" text:anchor-type="as-char" svg:width="6.9236in" svg:height="3.956343in" draw:z-index="0">
<draw:image xlink:href="../Images/yкринформ/2023-05-07T11-26-00-03-00/630_360_1665478247-974.jpg" xlink:type="simple" xlink:show="embed" xlink:actuate="onLoad" draw:mime-type="image/jpeg"/>
</draw:frame>
 Утимчасово окупованому Севастополі вранці 7 травня пролунав вибух.</text:p>
      <text:p text:style-name="P4">
Про це повідомляє  <text:a xlink:type="simple" xlink:href="https://ua.krymr.com/a/news-u-sevastopoli-chuty-vybukh/32400330.html" text:style-name="Internet_20_link" text:visited-style-name="Visited_20_Internet_20_Link">
 </text:a>
 , передає Укрінформ.</text:p>
      <text:p text:style-name="P4">
Як зазначається у публікації, о 4:35 у місті "було чути ракетний пуск, а закілька секунд – вибух, схожий на роботу системи протиповітряної оборони".</text:p>
      <text:p text:style-name="P4">
За інформацією місцевих ЗМІ, в цей час у районі Козачої та Камишової бухт булочути вибухи. У соцмережах писали про нібито збитий <text:a xlink:type="simple" xlink:href="https://www.ukrinform.ua/tag-bezpilotnik" text:style-name="Internet_20_link" text:visited-style-name="Visited_20_Internet_20_Link">
</text:a>
 .</text:p>
      <text:p text:style-name="P4">
Призначений окупантами "глава" Севастополя Михайло Развожаєв заявив, що вночіППО відбила атаку дронів. За його словами, один БПЛА впав у лісосмузі, ще двабули збиті над морем.</text:p>
      <text:p text:style-name="P4">
<text:span text:style-name="T4">
Читайте також:</text:span>
 <text:a xlink:type="simple" xlink:href="https://www.ukrinform.ua/rubric-ato/3705539-u-dzankoi-vranci-prolunali-vibuhi.html" text:style-name="Internet_20_link" text:visited-style-name="Visited_20_Internet_20_Link">
 <text:span text:style-name="T4">
Джанко</text:span>
 </text:a>
</text:p>
      <text:p text:style-name="P4">
Загалом, за його словами, було запущено «більше 10» безпілотників. Об'єкти умісті не постраждали, стверджує Развожаєв.</text:p>
      <text:p text:style-name="P4">
Як повідомлялося, 1 травня під Євпаторією та в Севастополі в тимчасовоокупованому Криму  <text:a xlink:type="simple" xlink:href="https://www.ukrinform.ua/rubric-crimea/3703296-pid-evpatorieu-ta-v-sevastopoli-spracuvala-ppo.html" text:style-name="Internet_20_link" text:visited-style-name="Visited_20_Internet_20_Link">
 </text:a>
 російська ППО.</text:p>
      <text:p text:style-name="P4">
<text:span text:style-name="T5">
Фото ілюстративне</text:span>
</text:p>
      <text:p text:style-name="P4">
Source: <text:a xlink:type="simple" xlink:href="https://www.ukrinform.ua/rubric-crimea/3705877-u-sevastopoli-zranku-prolunav-vibuh-okupanti-zaavili-pro-robotu-ppo.html" text:style-name="Internet_20_link" text:visited-style-name="Visited_20_Internet_20_Link">
https://www.ukrinform.ua/rubric-crimea/3705877-u-sevastopoli-zranku-prolunav-vibuh-okupanti-zaavili-pro-robotu-ppo.html</text:a>
</text:p>
      <!--NEWS-->
      <text:h text:style-name="P10" text:outline-level="1">
<text:span text:style-name="T4">
росіяни завдали 19 ударів по прикордонню Чернігівщини</text:span>
</text:h>
      <text:p text:style-name="P4">
Authors: Ukrinform (Person)</text:p>
      <text:p text:style-name="P4">
Publisher: Укринформ (Organization)</text:p>
      <text:p text:style-name="P4">
Published Time: 2023-05-07T11:29:05+03:00</text:p>
      <text:p text:style-name="P4">
Modified Time: 2023-05-07T11:29:05+03:00</text:p>
      <text:p text:style-name="P4">
Description: російські війська станом на 10:00 неділі, 7 травня, чотири рази обстріляли прикордоння Чернігівської області. — Укрінформ.</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Чернігівщина', 'Війна з росією']</text:p>
      <text:p text:style-name="P4">
Type: Article</text:p>
      <!--METADATA-->
      <text:p text:style-name="P4">
<draw:frame draw:style-name="fr1" draw:name="Image137" text:anchor-type="as-char" svg:width="6.9236in" svg:height="3.956343in" draw:z-index="0">
<draw:image xlink:href="../Images/yкринформ/2023-05-07T11-29-05-03-00/630_360_1667562981-965.jpg" xlink:type="simple" xlink:show="embed" xlink:actuate="onLoad" draw:mime-type="image/jpeg"/>
</draw:frame>
 російськівійська станом на 10:00 неділі, 7 травня, чотири рази обстріляли прикордонняЧернігівської області.</text:p>
      <text:p text:style-name="P4">
Як передає Укрінформ, про це Оперативне командування «Північ» повідомляє у <text:a xlink:type="simple" xlink:href="https://t.me/ok_pivnich1/2417" text:style-name="Internet_20_link" text:visited-style-name="Visited_20_Internet_20_Link">
</text:a>
</text:p>
      <text:p text:style-name="P4">
З 06:20 до 06:40 зафіксовано 6 ударів, ймовірно, з 120-міліметрового міномета,в районі населеного пункту Залізний Міст.</text:p>
      <text:p text:style-name="P4">
З 06:35 до 06:40 зафіксовано 3 удари, ймовірно, з 120-міліметрового міномета,в районі населеного пункту Архипівка.</text:p>
      <text:p text:style-name="P4">
Крім того, з 06:20 до 06:50 зафіксовано 8 ударів, ймовірно, з120-міліметрового міномета, в районі населеного пункту Леонівка.</text:p>
      <text:p text:style-name="P4">
<text:span text:style-name="T4">
Читайте також:</text:span>
 <text:a xlink:type="simple" xlink:href="https://www.ukrinform.ua/rubric-regions/3705879-vijska-rf-za-dobu-obstrilali-devat-oblastej-ukraini-zvedenna-ova.html" text:style-name="Internet_20_link" text:visited-style-name="Visited_20_Internet_20_Link">
 <text:span text:style-name="T4">
обстр</text:span>
 </text:a>
</text:p>
      <text:p text:style-name="P4">
З 05:27 до 05:38 зафіксовано два удари, ймовірно, з 120-міліметровогоміномета, в район населеного пункту Бучки.</text:p>
      <text:p text:style-name="P4">
«Про втрати серед місцевого населення чи пошкодження цивільної інфраструктуриінформація не надходила», - ідеться в повідомленні.</text:p>
      <text:p text:style-name="P4">
Як повідомляв Укрінформ, війська російської федерації станом на 11:00 6 травнядвічі обстріляли прикордоння Чернігівської області.</text:p>
      <text:p text:style-name="P4">
Source: <text:a xlink:type="simple" xlink:href="https://www.ukrinform.ua/rubric-ato/3705881-rosiani-zavdali-19-udariv-po-prikordonnu-cernigivsini.html" text:style-name="Internet_20_link" text:visited-style-name="Visited_20_Internet_20_Link">
https://www.ukrinform.ua/rubric-ato/3705881-rosiani-zavdali-19-udariv-po-prikordonnu-cernigivsini.html</text:a>
</text:p>
      <!--NEWS-->
      <text:h text:style-name="P10" text:outline-level="1">
<text:span text:style-name="T4">
Безпілотники сьогодні роблять революцію на фронті — Ігнат</text:span>
</text:h>
      <text:p text:style-name="P4">
Authors: Ukrinform (Person)</text:p>
      <text:p text:style-name="P4">
Publisher: Укринформ (Organization)</text:p>
      <text:p text:style-name="P4">
Published Time: 2023-05-07T11:40:00+03:00</text:p>
      <text:p text:style-name="P4">
Modified Time: 2023-05-07T11:40:00+03:00</text:p>
      <text:p text:style-name="P4">
Description: У сучасних умовах безпілотники виходять на новий рівень і роблять справжню революцію на фронті. — Укрінформ.</text:p>
      <text:p text:style-name="P4">
Images: ["<text:a xlink:type="simple" xlink:href="https://static.ukrinform.com/photos/2023_03/thumb_files/630_360_1678116073-288.jpg" text:style-name="Internet_20_link" text:visited-style-name="Visited_20_Internet_20_Link">
630_360_16781...</text:a>
"]</text:p>
      <text:p text:style-name="P4">
Tags: ['Безпілотник', 'Дрон', 'Війна з росією', 'Єдині новини']</text:p>
      <text:p text:style-name="P4">
Type: Article</text:p>
      <!--METADATA-->
      <text:p text:style-name="P4">
<draw:frame draw:style-name="fr1" draw:name="Image138" text:anchor-type="as-char" svg:width="6.9236in" svg:height="3.956343in" draw:z-index="0">
<draw:image xlink:href="../Images/yкринформ/2023-05-07T11-40-00-03-00/630_360_1678116073-288.jpg" xlink:type="simple" xlink:show="embed" xlink:actuate="onLoad" draw:mime-type="image/jpeg"/>
</draw:frame>
 У сучаснихумовах безпілотники виходять на новий рівень і роблять справжню революцію нафронті.</text:p>
      <text:p text:style-name="P4">
Про це речник командування Повітряних сил ЗС Юрій Ігнат заявив у ефірітелемарафону “Єдині новини” у контексті поширеної у російських паблікахінформації про "атаку дронів" у тимчасово окупованому Криму, повідомляєкореспондент Укрінформу.</text:p>
      <text:p text:style-name="P4">
“Ви бачите, наскільки БПЛА сьогодні виходять на істотно новий рівень і дійснороблять революцію на фронті. Це стосується БПЛА квадрокоптерних типів ірізного рівня - тактичного, стратегічного і так далі. Це те, що потрібносьогодні розвивати в Україні, те, що буде надавати в майбутньому перевагу”, -сказав Ігнат.</text:p>
      <text:p text:style-name="P4">
<text:span text:style-name="T4">
Читайте також:</text:span>
 <text:a xlink:type="simple" xlink:href="https://www.ukrinform.ua/rubric-crimea/3704369-sili-oboroni-ne-rozrahovuut-na-legke-povernenna-krimu-gumenuk.html" text:style-name="Internet_20_link" text:visited-style-name="Visited_20_Internet_20_Link">
 <text:span text:style-name="T4">
Сили</text:span>
 <text:span text:style-name="T4">
оборони</text:span>
 <text:span text:style-name="T4">
розраховують</text:span>
 <text:span text:style-name="T4">
легке</text:span>
<text:span text:style-name="T4">
повернення</text:span>
 <text:span text:style-name="T4">
Криму</text:span>
 <text:span text:style-name="T4">
Гуменюк</text:span>
 </text:a>
</text:p>
      <text:p text:style-name="P4">
Водночас він наголосив на необхідності розвивати не лише виробництво <text:a xlink:type="simple" xlink:href="https://www.ukrinform.ua/tag-dron" text:style-name="Internet_20_link" text:visited-style-name="Visited_20_Internet_20_Link">
</text:a>
 , а й систему боротьби протибезпілотників, тому що "ворог не спить".</text:p>
      <text:p text:style-name="P4">
Відео: Телемарафон «Єдині новини»</text:p>
      <text:p text:style-name="P4">
"Зараз вони (рф - ред.) мають своє виробництво БПЛА різних типів, “Ланцетів”багато останнім часом використовують, іранські дрони “Шахеди”. Але ворог,безумовно, буде робити спроби налагодити широке виробництво своїх БПЛА,зокрема ударного типу”, - сказав Ігнат.</text:p>
      <text:p text:style-name="P4">
Як повідомлялося, призначений окупантами "глава" Севастополя Михайло Развожаєвзаявив, що <text:a xlink:type="simple" xlink:href="https://www.ukrinform.ua/rubric-crimea/3705877-u-sevastopoli-zranku-prolunav-vibuh-okupanti-zaavili-pro-robotu-ppo.html" text:style-name="Internet_20_link" text:visited-style-name="Visited_20_Internet_20_Link">
 </text:a>
 . Загалом, за йогословами, було запущено "більше 10" безпілотників. Один БПЛА впав у лісосмузі,ще два були збиті над морем, стверджує Развожаєв.</text:p>
      <text:p text:style-name="P4">
Source: <text:a xlink:type="simple" xlink:href="https://www.ukrinform.ua/rubric-ato/3705883-bezpilotniki-sogodni-roblat-revoluciu-na-fronti-ignat.html" text:style-name="Internet_20_link" text:visited-style-name="Visited_20_Internet_20_Link">
https://www.ukrinform.ua/rubric-ato/3705883-bezpilotniki-sogodni-roblat-revoluciu-na-fronti-ignat.html</text:a>
</text:p>
      <!--NEWS-->
      <text:h text:style-name="P10" text:outline-level="1">
<text:span text:style-name="T4">
Данілов: Для росії зараз відбувається катастрофа, та найгірше попереду</text:span>
</text:h>
      <text:p text:style-name="P4">
Authors: Ukrinform (Person)</text:p>
      <text:p text:style-name="P4">
Publisher: Укринформ (Organization)</text:p>
      <text:p text:style-name="P4">
Published Time: 2023-05-07T11:55:00+03:00</text:p>
      <text:p text:style-name="P4">
Modified Time: 2023-05-07T11:55:00+03:00</text:p>
      <text:p text:style-name="P4">
Description: Секретар Ради національної безпеки і оборони Олексій Данілов наголосив, що зараз відбувається катастрофа для росії, однак найгірше попереду.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путін', 'РНБО', 'Данілов', 'Війна з росією']</text:p>
      <text:p text:style-name="P4">
Type: Article</text:p>
      <!--METADATA-->
      <text:p text:style-name="P4">
<draw:frame draw:style-name="fr1" draw:name="Image139" text:anchor-type="as-char" svg:width="6.9236in" svg:height="3.956343in" draw:z-index="0">
<draw:image xlink:href="../Images/yкринформ/2023-05-07T11-55-00-03-00/630_360_1680783784-260.jpg" xlink:type="simple" xlink:show="embed" xlink:actuate="onLoad" draw:mime-type="image/jpeg"/>
</draw:frame>
 СекретарРади національної безпеки і оборони Олексій Данілов наголосив, що заразвідбувається катастрофа для росії, однак найгірше попереду.</text:p>
      <text:p text:style-name="P4">
Таку думку він висловив у  <text:a xlink:type="simple" xlink:href="https://twitter.com/OleksiyDanilov/status/1655127038422925312" text:style-name="Internet_20_link" text:visited-style-name="Visited_20_Internet_20_Link">
</text:a>
передає Укрінформ.</text:p>
      <text:p text:style-name="P4">
“Найбільша геополітична катастрофа”, про яку казав <text:a xlink:type="simple" xlink:href="https://www.ukrinform.ua/tag-putin" text:style-name="Internet_20_link" text:visited-style-name="Visited_20_Internet_20_Link">
</text:a>
 , виявилась прогнозом, а не фактом.Катастрофа для росії відбувається зараз, і найгірше попереду – поразка,розпад, суд, контрибуції. Все буде Україна!”, - написав Данілов.</text:p>
      <text:p text:style-name="P4">
<text:span text:style-name="T4">
Читайте також:</text:span>
 <text:a xlink:type="simple" xlink:href="https://www.ukrinform.ua/rubric-polytics/3695935-ak-i-comu-agresivna-rosijska-idearasizm-dozili-do-xxi-stolitta.html" text:style-name="Internet_20_link" text:visited-style-name="Visited_20_Internet_20_Link">
 </text:a>
</text:p>
      <text:p text:style-name="P4">
Як відомо, раніше президент рф володимир путін назвав розпад Радянського Союзув 1991 році найбільшою геополітичною катастрофою ХХ століття.</text:p>
      <text:p text:style-name="P4">
Source: <text:a xlink:type="simple" xlink:href="https://www.ukrinform.ua/rubric-ato/3705885-danilov-dla-rosii-zaraz-vidbuvaetsa-katastrofa-ta-najgirse-poperedu.html" text:style-name="Internet_20_link" text:visited-style-name="Visited_20_Internet_20_Link">
https://www.ukrinform.ua/rubric-ato/3705885-danilov-dla-rosii-zaraz-vidbuvaetsa-katastrofa-ta-najgirse-poperedu.html</text:a>
</text:p>
      <!--NEWS-->
      <text:h text:style-name="P10" text:outline-level="1">
<text:span text:style-name="T4">
Стартував Всеукраїнський веломарафон «Львівська сотка»</text:span>
</text:h>
      <text:p text:style-name="P4">
Authors: Ukrinform (Person)</text:p>
      <text:p text:style-name="P4">
Publisher: Укринформ (Organization)</text:p>
      <text:p text:style-name="P4">
Published Time: 2023-05-07T11:57:12+03:00</text:p>
      <text:p text:style-name="P4">
Modified Time: 2023-05-07T11:57:12+03:00</text:p>
      <text:p text:style-name="P4">
Description: На Львівщині стартували змагання у межах Всеукраїнського веломарафону "Львівська сотка". — Укрінформ.</text:p>
      <text:p text:style-name="P4">
Images: ["<text:a xlink:type="simple" xlink:href="https://static.ukrinform.com/photos/2023_05/thumb_files/630_360_1683448450-3759.jpeg" text:style-name="Internet_20_link" text:visited-style-name="Visited_20_Internet_20_Link">
630_360_16834...</text:a>
", "<text:a xlink:type="simple" xlink:href="https://static.ukrinform.com/photos/2023_05/thumb_files/630_360_1683448450-3527.jpeg" text:style-name="Internet_20_link" text:visited-style-name="Visited_20_Internet_20_Link">
630_360_16834...</text:a>
", "<text:a xlink:type="simple" xlink:href="https://static.ukrinform.com/photos/2023_05/thumb_files/630_360_1683448450-8789.jpeg" text:style-name="Internet_20_link" text:visited-style-name="Visited_20_Internet_20_Link">
630_360_16834...</text:a>
", "<text:a xlink:type="simple" xlink:href="https://static.ukrinform.com/photos/2023_05/thumb_files/630_360_1683448450-8220.jpeg" text:style-name="Internet_20_link" text:visited-style-name="Visited_20_Internet_20_Link">
630_360_16834...</text:a>
", "<text:a xlink:type="simple" xlink:href="https://static.ukrinform.com/photos/2023_05/thumb_files/630_360_1683448450-4676.jpeg" text:style-name="Internet_20_link" text:visited-style-name="Visited_20_Internet_20_Link">
630_360_16834...</text:a>
", "<text:a xlink:type="simple" xlink:href="https://static.ukrinform.com/photos/2023_05/thumb_files/630_360_1683448450-5522.jpeg" text:style-name="Internet_20_link" text:visited-style-name="Visited_20_Internet_20_Link">
630_360_16834...</text:a>
", "<text:a xlink:type="simple" xlink:href="https://static.ukrinform.com/photos/2023_05/thumb_files/630_360_1683448451-4087.jpeg" text:style-name="Internet_20_link" text:visited-style-name="Visited_20_Internet_20_Link">
630_360_16834...</text:a>
", "<text:a xlink:type="simple" xlink:href="https://static.ukrinform.com/photos/2023_05/thumb_files/630_360_1683448451-7698.jpeg" text:style-name="Internet_20_link" text:visited-style-name="Visited_20_Internet_20_Link">
630_360_16834...</text:a>
", "<text:a xlink:type="simple" xlink:href="https://static.ukrinform.com/photos/2023_05/thumb_files/630_360_1683448451-7825.jpeg" text:style-name="Internet_20_link" text:visited-style-name="Visited_20_Internet_20_Link">
630_360_16834...</text:a>
", "<text:a xlink:type="simple" xlink:href="https://static.ukrinform.com/photos/2023_05/thumb_files/630_360_1683448451-3006.jpeg" text:style-name="Internet_20_link" text:visited-style-name="Visited_20_Internet_20_Link">
630_360_16834...</text:a>
"]</text:p>
      <text:p text:style-name="P4">
Tags: ['Львів', 'Марафон', 'Велосипед', 'Благодійність']</text:p>
      <text:p text:style-name="P4">
Type: Article</text:p>
      <!--METADATA-->
      <text:p text:style-name="P4">
<draw:frame draw:style-name="fr1" draw:name="Image140" text:anchor-type="as-char" svg:width="6.9236in" svg:height="3.956343in" draw:z-index="0">
<draw:image xlink:href="../Images/yкринформ/2023-05-07T11-57-12-03-00/630_360_1683448450-3759.jpeg" xlink:type="simple" xlink:show="embed" xlink:actuate="onLoad" draw:mime-type="image/jpeg"/>
</draw:frame>
 НаЛьвівщині стартували змагання у межах Всеукраїнського веломарафону "Львівськасотка".</text:p>
      <text:p text:style-name="P4">
Про це у  <text:a xlink:type="simple" xlink:href="https://t.me/kozytskyy_maksym_official/8082" text:style-name="Internet_20_link" text:visited-style-name="Visited_20_Internet_20_Link">
 </text:a>
 повідомив начальникЛьвівської ОВА Максим Козицький, передає Укрінформ.</text:p>
      <text:p text:style-name="P4">
"Вже учотирнадцяте ця подія відбувається на Львівщині та другий рік поспіль із<text:a xlink:type="simple" xlink:href="https://www.ukrinform.ua/tag-blagodijnist" text:style-name="Internet_20_link" text:visited-style-name="Visited_20_Internet_20_Link">
 </text:a>
 метою – своїм стартовим внескомучасники фінансово допомагають нашим захисникам і захисницям", - зазначивочільник ОВА.</text:p>
      <text:p text:style-name="P4">
Він додав, що у хаоді беруть участь понад пів тисячі велосипедистів, а такожвідзначив "ідеальну організацію та високий рівень мотивації учасників".</text:p>
      <text:p text:style-name="P4">
<draw:frame draw:style-name="fr1" draw:name="Image141" text:anchor-type="as-char" svg:width="6.9236in" svg:height="3.956343in" draw:z-index="0">
<draw:image xlink:href="../Images/yкринформ/2023-05-07T11-57-12-03-00/630_360_1683448450-3527.jpeg" xlink:type="simple" xlink:show="embed" xlink:actuate="onLoad" draw:mime-type="image/jpeg"/>
</draw:frame>
Стартував Всеукраїнський веломарафон "Львівська сотка" / Фото: Львівська ОВА<text:a xlink:type="simple" xlink:href="https://static.ukrinform.com/photos/2023_05/1683448450-3527.jpeg" text:style-name="Internet_20_link" text:visited-style-name="Visited_20_Internet_20_Link">
 <draw:frame draw:style-name="fr1" draw:name="Image142" text:anchor-type="as-char" svg:width="6.9236in" svg:height="3.956343in" draw:z-index="0">
<draw:image xlink:href="../Images/yкринформ/2023-05-07T11-57-12-03-00/630_360_1683448450-3527.jpeg" xlink:type="simple" xlink:show="embed" xlink:actuate="onLoad" draw:mime-type="image/jpeg"/>
</draw:frame>
</text:a>
 <text:a xlink:type="simple" xlink:href="https://static.ukrinform.com/photos/2023_05/1683448450-8789.jpeg" text:style-name="Internet_20_link" text:visited-style-name="Visited_20_Internet_20_Link">
<draw:frame draw:style-name="fr1" draw:name="Image143" text:anchor-type="as-char" svg:width="6.9236in" svg:height="3.956343in" draw:z-index="0">
<draw:image xlink:href="../Images/yкринформ/2023-05-07T11-57-12-03-00/630_360_1683448450-8789.jpeg" xlink:type="simple" xlink:show="embed" xlink:actuate="onLoad" draw:mime-type="image/jpeg"/>
</draw:frame>
</text:a>
 <text:a xlink:type="simple" xlink:href="https://static.ukrinform.com/photos/2023_05/1683448450-8220.jpeg" text:style-name="Internet_20_link" text:visited-style-name="Visited_20_Internet_20_Link">
<draw:frame draw:style-name="fr1" draw:name="Image144" text:anchor-type="as-char" svg:width="6.9236in" svg:height="3.956343in" draw:z-index="0">
<draw:image xlink:href="../Images/yкринформ/2023-05-07T11-57-12-03-00/630_360_1683448450-8220.jpeg" xlink:type="simple" xlink:show="embed" xlink:actuate="onLoad" draw:mime-type="image/jpeg"/>
</draw:frame>
</text:a>
 <text:a xlink:type="simple" xlink:href="https://static.ukrinform.com/photos/2023_05/1683448450-3759.jpeg" text:style-name="Internet_20_link" text:visited-style-name="Visited_20_Internet_20_Link">
<draw:frame draw:style-name="fr1" draw:name="Image145" text:anchor-type="as-char" svg:width="6.9236in" svg:height="3.956343in" draw:z-index="0">
<draw:image xlink:href="../Images/yкринформ/2023-05-07T11-57-12-03-00/630_360_1683448450-3759.jpeg" xlink:type="simple" xlink:show="embed" xlink:actuate="onLoad" draw:mime-type="image/jpeg"/>
</draw:frame>
</text:a>
 <text:a xlink:type="simple" xlink:href="https://static.ukrinform.com/photos/2023_05/1683448450-4676.jpeg" text:style-name="Internet_20_link" text:visited-style-name="Visited_20_Internet_20_Link">
<draw:frame draw:style-name="fr1" draw:name="Image146" text:anchor-type="as-char" svg:width="6.9236in" svg:height="3.956343in" draw:z-index="0">
<draw:image xlink:href="../Images/yкринформ/2023-05-07T11-57-12-03-00/630_360_1683448450-4676.jpeg" xlink:type="simple" xlink:show="embed" xlink:actuate="onLoad" draw:mime-type="image/jpeg"/>
</draw:frame>
</text:a>
 <text:a xlink:type="simple" xlink:href="https://static.ukrinform.com/photos/2023_05/1683448450-5522.jpeg" text:style-name="Internet_20_link" text:visited-style-name="Visited_20_Internet_20_Link">
<draw:frame draw:style-name="fr1" draw:name="Image147" text:anchor-type="as-char" svg:width="6.9236in" svg:height="3.956343in" draw:z-index="0">
<draw:image xlink:href="../Images/yкринформ/2023-05-07T11-57-12-03-00/630_360_1683448450-5522.jpeg" xlink:type="simple" xlink:show="embed" xlink:actuate="onLoad" draw:mime-type="image/jpeg"/>
</draw:frame>
</text:a>
 <text:a xlink:type="simple" xlink:href="https://static.ukrinform.com/photos/2023_05/1683448451-4087.jpeg" text:style-name="Internet_20_link" text:visited-style-name="Visited_20_Internet_20_Link">
<draw:frame draw:style-name="fr1" draw:name="Image148" text:anchor-type="as-char" svg:width="6.9236in" svg:height="3.956343in" draw:z-index="0">
<draw:image xlink:href="../Images/yкринформ/2023-05-07T11-57-12-03-00/630_360_1683448451-4087.jpeg" xlink:type="simple" xlink:show="embed" xlink:actuate="onLoad" draw:mime-type="image/jpeg"/>
</draw:frame>
</text:a>
 <text:a xlink:type="simple" xlink:href="https://static.ukrinform.com/photos/2023_05/1683448451-7698.jpeg" text:style-name="Internet_20_link" text:visited-style-name="Visited_20_Internet_20_Link">
<draw:frame draw:style-name="fr1" draw:name="Image149" text:anchor-type="as-char" svg:width="6.9236in" svg:height="3.956343in" draw:z-index="0">
<draw:image xlink:href="../Images/yкринформ/2023-05-07T11-57-12-03-00/630_360_1683448451-7698.jpeg" xlink:type="simple" xlink:show="embed" xlink:actuate="onLoad" draw:mime-type="image/jpeg"/>
</draw:frame>
</text:a>
 <text:a xlink:type="simple" xlink:href="https://static.ukrinform.com/photos/2023_05/1683448451-7825.jpeg" text:style-name="Internet_20_link" text:visited-style-name="Visited_20_Internet_20_Link">
<draw:frame draw:style-name="fr1" draw:name="Image150" text:anchor-type="as-char" svg:width="6.9236in" svg:height="3.956343in" draw:z-index="0">
<draw:image xlink:href="../Images/yкринформ/2023-05-07T11-57-12-03-00/630_360_1683448451-7825.jpeg" xlink:type="simple" xlink:show="embed" xlink:actuate="onLoad" draw:mime-type="image/jpeg"/>
</draw:frame>
</text:a>
 <text:a xlink:type="simple" xlink:href="https://static.ukrinform.com/photos/2023_05/1683448451-3006.jpeg" text:style-name="Internet_20_link" text:visited-style-name="Visited_20_Internet_20_Link">
<draw:frame draw:style-name="fr1" draw:name="Image151" text:anchor-type="as-char" svg:width="6.9236in" svg:height="3.956343in" draw:z-index="0">
<draw:image xlink:href="../Images/yкринформ/2023-05-07T11-57-12-03-00/630_360_1683448451-3006.jpeg" xlink:type="simple" xlink:show="embed" xlink:actuate="onLoad" draw:mime-type="image/jpeg"/>
</draw:frame>
</text:a>
</text:p>
      <text:p text:style-name="P4">
Водночас Козицький наголосив, що Львівщина готова приймати навіть такі потужнівелоперегони, як Giro d'Italia.</text:p>
      <text:p text:style-name="P4">
<text:span text:style-name="T4">
Читайте також:</text:span>
 <text:a xlink:type="simple" xlink:href="https://www.ukrinform.ua/rubric-kyiv/3694376-u-kievi-startuvala-reestracia-na-ucast-u-probigu-pid-kastanami.html" text:style-name="Internet_20_link" text:visited-style-name="Visited_20_Internet_20_Link">
 <text:span text:style-name="T4">
Києві</text:span>
 <text:span text:style-name="T4">
стартувала</text:span>
 <text:span text:style-name="T4">
реєстрація</text:span>
 <text:span text:style-name="T4">
участь</text:span>
<text:span text:style-name="T4">
Пробігу</text:span>
 <text:span text:style-name="T4">
під</text:span>
 <text:span text:style-name="T4">
каштанами</text:span>
 </text:a>
</text:p>
      <text:p text:style-name="P4">
"Якщо пропозиція глави МЗС Італії Антоніо Таяні провести перший етаппрестижної велогонки Giro d'Italia наступного року в Україні почнереалізовуватись практичними організаційними кроками, Львівщина претендуватимена проведення цих змагань", - зауважив очільник обладміністрації.</text:p>
      <text:p text:style-name="P4">
За його словами, Управління молоді та спорту Львівської ОВА у партнерстві зфедераціями вже напрацьовує можливі маршрути.</text:p>
      <text:p text:style-name="P4">
"Львівська сотка" — щорічні аматорські змагання у форматі веломарафону, щопроходять навколо Львова. Участь у змаганнях беруть велосипедисти із різнихкраїн та на різноманітних велосипедах: шосейних, гірських, міських, гібридах,синглспідах, трекових, лігерадах тощо.</text:p>
      <text:p text:style-name="P4">
Source: <text:a xlink:type="simple" xlink:href="https://www.ukrinform.ua/rubric-regions/3705886-startuvav-vseukrainskij-velomarafon-lvivska-sotka.html" text:style-name="Internet_20_link" text:visited-style-name="Visited_20_Internet_20_Link">
https://www.ukrinform.ua/rubric-regions/3705886-startuvav-vseukrainskij-velomarafon-lvivska-sotka.html</text:a>
</text:p>
      <!--NEWS-->
      <text:h text:style-name="P10" text:outline-level="1">
<text:span text:style-name="T4">
На Запоріжжі під виглядом «евакуації» загарбники готують провокації - Федоров</text:span>
</text:h>
      <text:p text:style-name="P4">
Authors: Ukrinform (Person)</text:p>
      <text:p text:style-name="P4">
Publisher: Укринформ (Organization)</text:p>
      <text:p text:style-name="P4">
Published Time: 2023-05-07T12:12:00+03:00</text:p>
      <text:p text:style-name="P4">
Modified Time: 2023-05-07T12:12:00+03:00</text:p>
      <text:p text:style-name="P4">
Description: На тимчасово окупованій території Запорізької області, де загарбники оголосили "евакуацію", ймовірно, готуються провокації. — Укрінформ.</text:p>
      <text:p text:style-name="P4">
Images: ["<text:a xlink:type="simple" xlink:href="https://static.ukrinform.com/photos/2022_07/thumb_files/630_360_1657453456-331.jpg" text:style-name="Internet_20_link" text:visited-style-name="Visited_20_Internet_20_Link">
630_360_16574...</text:a>
"]</text:p>
      <text:p text:style-name="P4">
Tags: ['Евакуація', 'Провокація', 'Федоров', 'Запоріжжя', 'Війна з росією', 'Єдині новини']</text:p>
      <text:p text:style-name="P4">
Type: Article</text:p>
      <!--METADATA-->
      <text:p text:style-name="P4">
<draw:frame draw:style-name="fr1" draw:name="Image152" text:anchor-type="as-char" svg:width="6.9236in" svg:height="3.956343in" draw:z-index="0">
<draw:image xlink:href="../Images/yкринформ/2023-05-07T12-12-00-03-00/630_360_1657453456-331.jpg" xlink:type="simple" xlink:show="embed" xlink:actuate="onLoad" draw:mime-type="image/jpeg"/>
</draw:frame>
 Натимчасово окупованій території Запорізької області, де загарбники оголосили"евакуацію", ймовірно, готуються провокації.</text:p>
      <text:p text:style-name="P4">
Таку думку висловив міський голова Мелітополя Іван Федоров в ефірітелемарафону "Єдині новини", передає кореспондент Укрінформу.</text:p>
      <text:p text:style-name="P4">
"Є версія, що окупанти готуються до провокацій. Можна подивитись це наприкладі Токмака, де вони відучора масово евакуюють людей. Раз на 20-30 хвилинвід'їжджає автобус або колона автобусів. Але цивільних людей в цих автобусахлише третина, а інші - переодягнені військові. Здебільшого ці автобуси їдутьдо Бердянська, там цивільних залишають, а військових везуть до <text:a xlink:type="simple" xlink:href="https://www.ukrinform.ua/tag-mariupol" text:style-name="Internet_20_link" text:visited-style-name="Visited_20_Internet_20_Link">
</text:a>
 ", - заявив Федоров.</text:p>
      <text:p text:style-name="P4">
За його словами, у Токмаку зараз величезні черги за хлібом, на більшостізаправок закінчився бензин. У магазини не привозять товар, деякі з них ужезакриті. Водночас у місті закриваються лікарні, пацієнтів достроково«виписують».</text:p>
      <text:p text:style-name="P4">
<text:span text:style-name="T4">
Читайте також:</text:span>
 <text:a xlink:type="simple" xlink:href="https://www.ukrinform.ua/rubric-ato/3705809-zagarbniki-pid-vigladom-evakuacii-mozut-mobilizuvati-ziteliv-okupovanih-teritorij-cns.html" text:style-name="Internet_20_link" text:visited-style-name="Visited_20_Internet_20_Link">
 <text:span text:style-name="T4">
Загарбники</text:span>
 <text:span text:style-name="T4">
під</text:span>
 <text:span text:style-name="T4">
виглядом</text:span>
 <text:span text:style-name="T4">
евакуації</text:span>
<text:span text:style-name="T4">
можуть</text:span>
 <text:span text:style-name="T4">
мобілізувати</text:span>
 <text:span text:style-name="T4">
жителів</text:span>
 <text:span text:style-name="T4">
окупованих</text:span>
 <text:span text:style-name="T4">
територій</text:span>
 <text:span text:style-name="T4">
ЦНС</text:span>
</text:a>
</text:p>
      <text:p text:style-name="P4">
Крім того, окупанти попереджають, що вимкнуть електрику і воду у разі наступуЗСУ.</text:p>
      <text:p text:style-name="P4">
Посадовець упевнений, що загарбники мають намір прикриватися населенням якживим щитом та чинити провокації.</text:p>
      <text:p text:style-name="P4">
Як повідомлялося, міський голова Енергодара Дмитро Орлов заявив, що у місті <text:a xlink:type="simple" xlink:href="https://www.ukrinform.ua/rubric-regions/3705855-cerez-ogolosenu-zagarbnikami-evakuaciu-v-energodari-zakincilos-palne.html" text:style-name="Internet_20_link" text:visited-style-name="Visited_20_Internet_20_Link">
</text:a>
 , ціни на продуктивиросли. Окупаційна влада закриває свої "управління" та зупиняє роботустаціонарів.</text:p>
      <text:p text:style-name="P4">
Раніше загарбники оголосили "евакуацію" із 18 населених пунктів тимчасовозахопленої території Запорізької області. За інформацією міського головиМелітополя Івана Федорова, планується "тимчасово перемістити" близько 70 тисячмешканців.</text:p>
      <text:p text:style-name="P4">
_ Фото: Getty Images  _</text:p>
      <text:p text:style-name="P4">
Source: <text:a xlink:type="simple" xlink:href="https://www.ukrinform.ua/rubric-regions/3705891-na-zaporizzi-pid-vigladom-evakuacii-zagarbniki-gotuut-provokacii-fedorov.html" text:style-name="Internet_20_link" text:visited-style-name="Visited_20_Internet_20_Link">
https://www.ukrinform.ua/rubric-regions/3705891-na-zaporizzi-pid-vigladom-evakuacii-zagarbniki-gotuut-provokacii-fedorov.html</text:a>
</text:p>
      <!--NEWS-->
      <text:h text:style-name="P10" text:outline-level="1">
<text:span text:style-name="T4">
Зеленська нагадала про важливість підтримання водного балансу організму</text:span>
</text:h>
      <text:p text:style-name="P4">
Authors: Ukrinform (Person)</text:p>
      <text:p text:style-name="P4">
Publisher: Укринформ (Organization)</text:p>
      <text:p text:style-name="P4">
Published Time: 2023-05-07T12:13:40+03:00</text:p>
      <text:p text:style-name="P4">
Modified Time: 2023-05-07T12:13:40+03:00</text:p>
      <text:p text:style-name="P4">
Description: Дружина Президента України Олена Зеленська нагадала, що навіть невелика нестача води може виснажити людину, тому надважливо підтримувати водний баланс організму. — Укрінформ.</text:p>
      <text:p text:style-name="P4">
Images: ["<text:a xlink:type="simple" xlink:href="https://static.ukrinform.com/photos/2022_12/thumb_files/630_360_1670315976-379.jpeg" text:style-name="Internet_20_link" text:visited-style-name="Visited_20_Internet_20_Link">
630_360_16703...</text:a>
"]</text:p>
      <text:p text:style-name="P4">
Tags: ['Вода', 'Олена Зеленська']</text:p>
      <text:p text:style-name="P4">
Type: Article</text:p>
      <!--METADATA-->
      <text:p text:style-name="P4">
<draw:frame draw:style-name="fr1" draw:name="Image153" text:anchor-type="as-char" svg:width="6.9236in" svg:height="3.956343in" draw:z-index="0">
<draw:image xlink:href="../Images/yкринформ/2023-05-07T12-13-40-03-00/630_360_1670315976-379.jpeg" xlink:type="simple" xlink:show="embed" xlink:actuate="onLoad" draw:mime-type="image/jpeg"/>
</draw:frame>
 ДружинаПрезидента України Олена Зеленська нагадала, що навіть невелика нестача водиможе виснажити людину, тому надважливо підтримувати водний баланс організму.</text:p>
      <text:p text:style-name="P4">
Як передає Укрінформ, про це перша леді написала в <text:a xlink:type="simple" xlink:href="https://t.me/FirstLadyOfUkraine/3057" text:style-name="Internet_20_link" text:visited-style-name="Visited_20_Internet_20_Link">
</text:a>
</text:p>
      <text:p text:style-name="P4">
“Підтримувати водний баланс надважливо. Організм втрачає рідину швидко, азневоднення призводить до головного болю, підвищення температури тіла йзатьмарення свідомості. Навіть невелика нестача води може виснажити, особливов тривожних і стресових ситуаціях”, - зауважила Зеленська.</text:p>
      <text:p text:style-name="P4">
За її словами, скільки води треба пити щодня, як зрозуміти, що людина п’єзамало, а також, коли і як пити, можна дізнатися з <text:a xlink:type="simple" xlink:href="https://znaimo.gov.ua/воднии-баланс-скільки-потрібно-пити-щодня-води" text:style-name="Internet_20_link" text:visited-style-name="Visited_20_Internet_20_Link">
</text:a>
 .</text:p>
      <text:p text:style-name="P4">
“Виявляється, немає універсальних норм, бо наші організми різні. Єрекомендації щодо загального споживання води з усіх продуктів і рідин: це 3,7літра для чоловіків і 2,7 літра для жінок. Тобто, якщо у вашому раціоні багатоовочів та фруктів, чаю або інших напоїв, споживання чистої води може бутименшим”, - зазначила дружина Президента.</text:p>
      <text:p text:style-name="P4">
За її словами, про те, як важливо підтримувати водний баланс в організмі,розповідає й кухар та ресторатор <text:a xlink:type="simple" xlink:href="https://www.youtube.com/watch" text:style-name="Internet_20_link" text:visited-style-name="Visited_20_Internet_20_Link">
</text:a>
 для Дитячого фонду ООН (ЮНІСЕФ).“Це відео буде корисне батькам, які хочуть привчити дітей до здорового питтязамість солодких напоїв із супермаркетів”, - зауважила Зеленська.</text:p>
      <text:p text:style-name="P4">
<text:span text:style-name="T4">
Читайте також:</text:span>
 <text:a xlink:type="simple" xlink:href="https://www.ukrinform.ua/rubric-society/3703336-psihologicna-dopomoga-v-ukraini-ta-za-kordonom-zelenska-opublikuvala-nomeri-garacih-linij.html" text:style-name="Internet_20_link" text:visited-style-name="Visited_20_Internet_20_Link">
 <text:span text:style-name="T4">
Зеленська</text:span>
 </text:a>
</text:p>
      <text:p text:style-name="P4">
“Випивайте склянку води щоразу, коли відчуваєте спрагу, і перед кожнимприйомом їжі. Змалечку привчайте дітей до цих простих правил, насамперед своїмприкладом. Бо ж водний баланс – невід’ємний складник здорового харчування, аотже й турботи про себе”, - наголосила перша леді.</text:p>
      <text:p text:style-name="P4">
Як повідомляв Укрінформ, раніше Зеленська розповіла, що слід вживати в їжу для<text:a xlink:type="simple" xlink:href="https://www.ukrinform.ua/rubric-society/3702471-zelenska-poradila-menu-dla-zdorovogo-snu.html" text:style-name="Internet_20_link" text:visited-style-name="Visited_20_Internet_20_Link">
 </text:a>
</text:p>
      <text:p text:style-name="P4">
Source: <text:a xlink:type="simple" xlink:href="https://www.ukrinform.ua/rubric-society/3705889-zelenska-nagadala-pro-vazlivist-pidtrimanna-vodnogo-balansu-organizmu.html" text:style-name="Internet_20_link" text:visited-style-name="Visited_20_Internet_20_Link">
https://www.ukrinform.ua/rubric-society/3705889-zelenska-nagadala-pro-vazlivist-pidtrimanna-vodnogo-balansu-organizmu.html</text:a>
</text:p>
      <!--NEWS-->
      <text:h text:style-name="P10" text:outline-level="1">
<text:span text:style-name="T4">
Ворог намагається штурмувати позиції ЗСУ поблизу Білогорівки, але зазнає втрат</text:span>
</text:h>
      <text:p text:style-name="P4">
Authors: Ukrinform (Person)</text:p>
      <text:p text:style-name="P4">
Publisher: Укринформ (Organization)</text:p>
      <text:p text:style-name="P4">
Published Time: 2023-05-07T12:25:00+03:00</text:p>
      <text:p text:style-name="P4">
Modified Time: 2023-05-07T12:25:00+03:00</text:p>
      <text:p text:style-name="P4">
Description: Війська рф намагаються штурмувати українські позиції поблизу Білогорівки, але зазнають вагомих втрат. — Укрінформ.</text:p>
      <text:p text:style-name="P4">
Images: ["<text:a xlink:type="simple" xlink:href="https://static.ukrinform.com/photos/2022_11/thumb_files/630_360_1668703178-623.jpg" text:style-name="Internet_20_link" text:visited-style-name="Visited_20_Internet_20_Link">
630_360_16687...</text:a>
"]</text:p>
      <text:p text:style-name="P4">
Tags: ['Луганщина', 'Штурм', 'Війна з росією']</text:p>
      <text:p text:style-name="P4">
Type: Article</text:p>
      <!--METADATA-->
      <text:p text:style-name="P4">
<draw:frame draw:style-name="fr1" draw:name="Image154" text:anchor-type="as-char" svg:width="6.9236in" svg:height="3.956343in" draw:z-index="0">
<draw:image xlink:href="../Images/yкринформ/2023-05-07T12-25-00-03-00/630_360_1668703178-623.jpg" xlink:type="simple" xlink:show="embed" xlink:actuate="onLoad" draw:mime-type="image/jpeg"/>
</draw:frame>
 Війська рфнамагаються штурмувати українські позиції поблизу Білогорівки, але зазнаютьвагомих втрат.</text:p>
      <text:p text:style-name="P4">
Про це у <text:a xlink:type="simple" xlink:href="https://t.me/luganska_oda/9974" text:style-name="Internet_20_link" text:visited-style-name="Visited_20_Internet_20_Link">
 </text:a>
 повідомив голова Луганської ОВААртем Лисогор, передає Укрінформ.</text:p>
      <text:p text:style-name="P4">
"Противник дуже активно штурмує українські позиції поблизу Білогорівки. Аледякуючи стійкості військових ЗСУ, ворог несе дуже вагомі втрати”, - зазначиввін.</text:p>
      <text:p text:style-name="P4">
Також голова Луганської ОВА додав, що за останню добу окупанти 103 рази <text:a xlink:type="simple" xlink:href="https://www.ukrinform.ua/tag-obstril" text:style-name="Internet_20_link" text:visited-style-name="Visited_20_Internet_20_Link">
</text:a>
 наші населені пункти. На щастя,загиблих та поранених серед цивільного населення немає.</text:p>
      <text:p text:style-name="P4">
<text:span text:style-name="T4">
Читайте також:</text:span>
 <text:a xlink:type="simple" xlink:href="https://www.ukrinform.ua/rubric-regions/3705879-vijska-rf-za-dobu-obstrilali-devat-oblastej-ukraini-zvedenna-ova.html" text:style-name="Internet_20_link" text:visited-style-name="Visited_20_Internet_20_Link">
 <text:span text:style-name="T4">
обстр</text:span>
 </text:a>
</text:p>
      <text:p text:style-name="P4">
Також, за його словами, росіяни здійснюють соціальний тиск на людей під часпримусової паспортизації, а дітей з Луганщини вимушують виїжджати на"оздоровлення" до рф.</text:p>
      <text:p text:style-name="P4">
Раніше повідомлялося, що з ряду окупованих населених пунктів Луганщини <text:a xlink:type="simple" xlink:href="https://www.ukrinform.ua/rubric-regions/3705847-na-lugansini-kolaboranti-obgovoruut-evakuaciu-ta-vivezenna-obladnanna.html" text:style-name="Internet_20_link" text:visited-style-name="Visited_20_Internet_20_Link">
</text:a>
</text:p>
      <text:p text:style-name="P4">
Фото: ЕРА</text:p>
      <text:p text:style-name="P4">
Source: <text:a xlink:type="simple" xlink:href="https://www.ukrinform.ua/rubric-ato/3705893-vorog-namagaetsa-sturmuvati-pozicii-zsu-poblizu-bilogorivki-ale-zaznae-vtrat.html" text:style-name="Internet_20_link" text:visited-style-name="Visited_20_Internet_20_Link">
https://www.ukrinform.ua/rubric-ato/3705893-vorog-namagaetsa-sturmuvati-pozicii-zsu-poblizu-bilogorivki-ale-zaznae-vtrat.html</text:a>
</text:p>
      <!--NEWS-->
      <text:h text:style-name="P10" text:outline-level="1">
<text:span text:style-name="T4">
росія не має жодного потенціалу для масштабного наступу - Буданов</text:span>
</text:h>
      <text:p text:style-name="P4">
Authors: Ukrinform (Person)</text:p>
      <text:p text:style-name="P4">
Publisher: Укринформ (Organization)</text:p>
      <text:p text:style-name="P4">
Published Time: 2023-05-07T12:30:00+03:00</text:p>
      <text:p text:style-name="P4">
Modified Time: 2023-05-07T12:30:00+03:00</text:p>
      <text:p text:style-name="P4">
Description: росія не має жодного потенціалу для масштабного наступу і намагається накопичити певний запас ракет, аби зірвати український контрнаступ. — Укрінформ.</text:p>
      <text:p text:style-name="P4">
Images: ["<text:a xlink:type="simple" xlink:href="https://static.ukrinform.com/photos/2023_05/thumb_files/630_360_1683451383-740.jpg" text:style-name="Internet_20_link" text:visited-style-name="Visited_20_Internet_20_Link">
630_360_16834...</text:a>
"]</text:p>
      <text:p text:style-name="P4">
Tags: ['Ракета', 'Буданов', 'Війна з росією', 'Контрнаступ']</text:p>
      <text:p text:style-name="P4">
Type: Article</text:p>
      <!--METADATA-->
      <text:p text:style-name="P4">
<draw:frame draw:style-name="fr1" draw:name="Image155" text:anchor-type="as-char" svg:width="6.9236in" svg:height="3.956343in" draw:z-index="0">
<draw:image xlink:href="../Images/yкринформ/2023-05-07T12-30-00-03-00/630_360_1683451383-740.jpg" xlink:type="simple" xlink:show="embed" xlink:actuate="onLoad" draw:mime-type="image/jpeg"/>
</draw:frame>
 росія немає жодного потенціалу для масштабного наступу і намагається накопичити певнийзапас ракет, аби зірвати український контрнаступ.</text:p>
      <text:p text:style-name="P4">
Про це заявив начальник Головного управління розвідки Міністерства оборониУкраїни генерал-майор Кирило Буданов у інтерв’ю YahooNews, повідомляєУкрінформ із посиланням на  <text:a xlink:type="simple" xlink:href="https://gur.gov.ua/content/ataku-na-kreml-rosiiany-pokazuvatymut-iak-peremohu.html" text:style-name="Internet_20_link" text:visited-style-name="Visited_20_Internet_20_Link">
 </text:a>
 .</text:p>
      <text:p text:style-name="P4">
“Станом на зараз росія не має ані військового, ані економічного, аніполітичного потенціалу для здійснення спроби масштабного наступу будь-де вУкраїні”, — заявив керівник української воєнної розвідки.</text:p>
      <text:p text:style-name="P4">
При цьому, за його словами, держава-агресор досі здатна проводити серйозніоборонні операції, і це проблема, з якою Україні доведеться стикнутись.</text:p>
      <text:p text:style-name="P4">
Буданов також зауважив, що рф намагається накопичити певний запас ракет, абизірвати український контрнаступ.</text:p>
      <text:p text:style-name="P4">
“Однак правда полягає в тому, що росіяни звели свої ракетні запаси майженанівець”, — зазначив начальник воєнної розвідки.</text:p>
      <text:p text:style-name="P4">
<text:span text:style-name="T4">
Читайте також:</text:span>
 <text:a xlink:type="simple" xlink:href="https://www.ukrinform.ua/rubric-ato/3703941-v-isw-poasnili-ritoriku-kremla-sodo-narosuvanna-virobnictva-raket-dla-udariv-po-ukraini.html" text:style-name="Internet_20_link" text:visited-style-name="Visited_20_Internet_20_Link">
 <text:span text:style-name="T4">
ракет</text:span>
 </text:a>
</text:p>
      <text:p text:style-name="P4">
Водночас Буданов визнав ефективність діяльності рф інформаційному просторі. Зайого словами, навіть уявну ракетну атаку на кремль у рф показуватимуть як“перемогу”, стверджуючи, мовляв, у такий спосіб запобігли найбільшійкатастрофі в історії людства.</text:p>
      <text:p text:style-name="P4">
“Звучить як жарт, але росіяни сприймають такі дурниці”, — пояснив генерал-майор Буданов.</text:p>
      <text:p text:style-name="P4">
Як повідомлялося, раніше Буданов заявляв, що єдиними успіхами армії рф нафронті в Україні з грудня минулого року є просування в <text:a xlink:type="simple" xlink:href="https://www.ukrinform.ua/tag-soledar" text:style-name="Internet_20_link" text:visited-style-name="Visited_20_Internet_20_Link">
</text:a>
 та бойові дії в міській смузівсередині Бахмута.</text:p>
      <text:p text:style-name="P4">
3 травня пресслужба президента рф заявила про нібито відбиття спроби ударубезпілотниками по кремлю. Заявлено, що кремль розцінює це як «спланованутерористичну акцію та замах на президента рф напередодні Дня перемоги».</text:p>
      <text:p text:style-name="P4">
Президент Володимир Зеленський заперечив причетність України до атаки накремлівську резиденцію президента рф.</text:p>
      <text:p text:style-name="P4">
_ Фото: Yurii Stefanyak/Global Images Ukraine via Getty Images  _</text:p>
      <text:p text:style-name="P4">
Source: <text:a xlink:type="simple" xlink:href="https://www.ukrinform.ua/rubric-ato/3705894-rosia-ne-mae-zodnogo-potencialu-dla-masstabnogo-nastupu-budanov.html" text:style-name="Internet_20_link" text:visited-style-name="Visited_20_Internet_20_Link">
https://www.ukrinform.ua/rubric-ato/3705894-rosia-ne-mae-zodnogo-potencialu-dla-masstabnogo-nastupu-budanov.html</text:a>
</text:p>
      <!--NEWS-->
      <text:h text:style-name="P10" text:outline-level="1">
<text:span text:style-name="T4">
Сили оборони на Таврійському напрямку за добу знищили більш як роту загарбників</text:span>
</text:h>
      <text:p text:style-name="P4">
Authors: Ukrinform (Person)</text:p>
      <text:p text:style-name="P4">
Publisher: Укринформ (Organization)</text:p>
      <text:p text:style-name="P4">
Published Time: 2023-05-07T12:48:40+03:00</text:p>
      <text:p text:style-name="P4">
Modified Time: 2023-05-07T12:48:40+03:00</text:p>
      <text:p text:style-name="P4">
Description: Сили оборони на Таврійському напрямку за добу знищили та пошкодили близько 30 одиниць озброєння та військової техніки ворога і 2 склади боєприпасів, втрати загарбників у живій силі становили більше роти.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Окупація', 'ЗСУ', 'Війна з росією']</text:p>
      <text:p text:style-name="P4">
Type: Article</text:p>
      <!--METADATA-->
      <text:p text:style-name="P4">
<draw:frame draw:style-name="fr1" draw:name="Image156" text:anchor-type="as-char" svg:width="6.9236in" svg:height="3.956343in" draw:z-index="0">
<draw:image xlink:href="../Images/yкринформ/2023-05-07T12-48-40-03-00/630_360_1680422407-224.png" xlink:type="simple" xlink:show="embed" xlink:actuate="onLoad" draw:mime-type="image/png"/>
</draw:frame>
 Силиоборони на Таврійському напрямку за добу знищили та пошкодили близько 30одиниць озброєння та військової техніки ворога і 2 склади боєприпасів, втратизагарбників у живій силі становили більше роти.</text:p>
      <text:p text:style-name="P4">
Про це повідомив командувач оперативно-стратегічного угруповання військ"Таврія" генерал Олександр Тарнавський у <text:a xlink:type="simple" xlink:href="https://t.me/otarnavskiy/73" text:style-name="Internet_20_link" text:visited-style-name="Visited_20_Internet_20_Link">
 </text:a>
 ,передає Укрінформ.</text:p>
      <text:p text:style-name="P4">
За словами Тарнавського, загарбники зосереджують основні зусилля на веденнінаступальних дій на Авдіївському та Мар’їнському напрямках, активнозастосовують оперативно-тактичну та армійську авіацію для завдання ударів попозиціях українських військ.</text:p>
      <text:p text:style-name="P4">
<text:span text:style-name="T4">
Читайте також:</text:span>
 <text:a xlink:type="simple" xlink:href="https://www.ukrinform.ua/rubric-ato/3705878-rosijski-specsluzbi-na-9-travna-mozut-gotuvati-provokacii-rozvidka.html" text:style-name="Internet_20_link" text:visited-style-name="Visited_20_Internet_20_Link">
 </text:a>
</text:p>
      <text:p text:style-name="P4">
"Протягом минулої доби ворог 17 разів атакував наші позиції. Успіху не мав,відійшов. Застосовуючи танки, реактивні системи залпового вогню та ствольнуартилерію, ворог обстрілює позиції наших підрозділів та населені пункти, щомежують із лінією зіткнення. Для коригування вогню артилерії противниквикористовує БпЛА", - зазначив командувач ОСУВ.</text:p>
      <text:p text:style-name="P4">
За його словами, на Таврійському напрямку протягом доби зафіксовано 403обстріли.</text:p>
      <text:p text:style-name="P4">
"Підрозділи ракетних військ та артилерії Сил оборони таврійського напрямкупротягом доби виконали 700 вогневих завдань. Йдеться про контрбатарейнуборотьбу і про роботу по планових цілях, виявлених раніше. Втрати ворогавбитими та пораненими склали більше роти", - поінформував Тарнавський.</text:p>
      <text:p text:style-name="P4">
<text:span text:style-name="T4">
Читайте також:</text:span>
 <text:a xlink:type="simple" xlink:href="https://www.ukrinform.ua/rubric-ato/3703227-na-avdiivskomu-ta-marinskomu-napramkah-vorog-vtrativ-bilse-roti-general-tarnavskij.html" text:style-name="Internet_20_link" text:visited-style-name="Visited_20_Internet_20_Link">
 <text:span text:style-name="T4">
Тарнавськ</text:span>
 </text:a>
</text:p>
      <text:p text:style-name="P4">
Він також зазначив, що знищено та пошкоджено 29 одиниць озброєння тавійськової техніки ворога. Це, зокрема, 3 танки, 2 БМП, 3 БТРи, самохіднийважкий міномет 2С4 “Тюльпан”, реактивна система залпового вогню БМ-21 “Град”,2 одиниці комплексів спостереження “Муром-М”, протитанковий ракетний комплекс“Штурм С”, БпЛА “Supercam”, БпЛА “Zala”, БпЛА “Елерон”, 2 БпЛА “Ланцет-3” таавтомобільна техніка.</text:p>
      <text:p text:style-name="P4">
Крім того, знищено 2 склади боєприпасів російських загарбників.</text:p>
      <text:p text:style-name="P4">
Як повідомлялося, Сили оборони України з 24 лютого 2022 року по 7 травня 2023року <text:a xlink:type="simple" xlink:href="https://www.ukrinform.ua/rubric-ato/3705818-zsu-znisili-vze-193-430-rosijskih-zagarbnikiv.html" text:style-name="Internet_20_link" text:visited-style-name="Visited_20_Internet_20_Link">
 </text:a>
 .</text:p>
      <text:p text:style-name="P4">
Source: <text:a xlink:type="simple" xlink:href="https://www.ukrinform.ua/rubric-ato/3705898-sili-oboroni-na-tavrijskomu-napramku-za-dobu-znisili-bils-ak-rotu-zagarbnikiv.html" text:style-name="Internet_20_link" text:visited-style-name="Visited_20_Internet_20_Link">
https://www.ukrinform.ua/rubric-ato/3705898-sili-oboroni-na-tavrijskomu-napramku-za-dobu-znisili-bils-ak-rotu-zagarbnikiv.html</text:a>
</text:p>
      <!--NEWS-->
      <text:h text:style-name="P10" text:outline-level="1">
<text:span text:style-name="T4">
«Пальма» та «Спортинг» сьогодні визначать переможця Ліги чемпіонів з футзалу</text:span>
</text:h>
      <text:p text:style-name="P4">
Authors: Ukrinform (Person)</text:p>
      <text:p text:style-name="P4">
Publisher: Укринформ (Organization)</text:p>
      <text:p text:style-name="P4">
Published Time: 2023-05-07T12:53:39+03:00</text:p>
      <text:p text:style-name="P4">
Modified Time: 2023-05-07T12:53:39+03:00</text:p>
      <text:p text:style-name="P4">
Description: В Пальма-де-Майорка (Іспанія) у неділю, 7 травня, відбудеться фінал футзальної Лізі чемпіонів УЄФА. — Укрінформ.</text:p>
      <text:p text:style-name="P4">
Images: ["<text:a xlink:type="simple" xlink:href="https://static.ukrinform.com/photos/2023_05/thumb_files/630_360_1683453153-695.jpeg" text:style-name="Internet_20_link" text:visited-style-name="Visited_20_Internet_20_Link">
630_360_16834...</text:a>
"]</text:p>
      <text:p text:style-name="P4">
Tags: ['Ліга чемпіонів', 'футзал']</text:p>
      <text:p text:style-name="P4">
Type: Article</text:p>
      <!--METADATA-->
      <text:p text:style-name="P4">
<draw:frame draw:style-name="fr1" draw:name="Image157" text:anchor-type="as-char" svg:width="6.9236in" svg:height="3.956343in" draw:z-index="0">
<draw:image xlink:href="../Images/yкринформ/2023-05-07T12-53-39-03-00/630_360_1683453153-695.jpeg" xlink:type="simple" xlink:show="embed" xlink:actuate="onLoad" draw:mime-type="image/jpeg"/>
</draw:frame>
 В Пальма-де-Майорка (Іспанія) у неділю, 7 травня, відбудеться фінал футзальної Лізічемпіонів УЄФА.</text:p>
      <text:p text:style-name="P4">
У вирішальному матчі на Palma Arena о 21.00 зійдуться місцева «Пальма» тапортугальський «Спортинг», передає Укрінформ.</text:p>
      <text:p text:style-name="P4">
Поєдинок за 3-тє місце о 18.00 пройде за участі португальської «Бенфіки» табельгійського «Андерлехта».</text:p>
      <text:p text:style-name="P4">
<text:span text:style-name="T4">
Читайте також:</text:span>
 <text:a xlink:type="simple" xlink:href="https://www.ukrinform.ua/rubric-sports/3698317-viznacilisa-evropejski-ucasniki-elitraundu-vidboru-cs2024-z-futzalu.html" text:style-name="Internet_20_link" text:visited-style-name="Visited_20_Internet_20_Link">
 <text:span text:style-name="T4">
футзал</text:span>
 </text:a>
</text:p>
      <text:p text:style-name="P4">
Зазначимо, що у півфіналі «Пальма» обіграла «Бенфіку» (4:3), а «Спортинг»розгромив «Андерлехт» (7:1).</text:p>
      <text:p text:style-name="P4">
Фото: Getty Images/Global Images Ukraine.</text:p>
      <text:p text:style-name="P4">
Source: <text:a xlink:type="simple" xlink:href="https://www.ukrinform.ua/rubric-sports/3705900-palma-ta-sporting-sogodni-viznacat-peremozca-ligi-cempioniv-z-futzalu.html" text:style-name="Internet_20_link" text:visited-style-name="Visited_20_Internet_20_Link">
https://www.ukrinform.ua/rubric-sports/3705900-palma-ta-sporting-sogodni-viznacat-peremozca-ligi-cempioniv-z-futzalu.html</text:a>
</text:p>
      <!--NEWS-->
      <text:h text:style-name="P10" text:outline-level="1">
<text:span text:style-name="T4">
Прем’єр Японії вперше за 12 років відвідує Південну Корею</text:span>
</text:h>
      <text:p text:style-name="P4">
Authors: Ukrinform (Person)</text:p>
      <text:p text:style-name="P4">
Publisher: Укринформ (Organization)</text:p>
      <text:p text:style-name="P4">
Published Time: 2023-05-07T13:00:00+03:00</text:p>
      <text:p text:style-name="P4">
Modified Time: 2023-05-07T13:00:00+03:00</text:p>
      <text:p text:style-name="P4">
Description: Прем’єр-міністр Японії Кішіда Фуміо розпочав дводенний візит до Південної Кореї. — Укрінформ.</text:p>
      <text:p text:style-name="P4">
Images: ["<text:a xlink:type="simple" xlink:href="https://static.ukrinform.com/photos/2023_03/thumb_files/630_360_1679418240-3638.jpeg" text:style-name="Internet_20_link" text:visited-style-name="Visited_20_Internet_20_Link">
630_360_16794...</text:a>
"]</text:p>
      <text:p text:style-name="P4">
Tags: ['Японія', 'Корея', 'Переговори', 'Візит', 'Фуміо Кішіда']</text:p>
      <text:p text:style-name="P4">
Type: Article</text:p>
      <!--METADATA-->
      <text:p text:style-name="P4">
<draw:frame draw:style-name="fr1" draw:name="Image158" text:anchor-type="as-char" svg:width="6.9236in" svg:height="3.956343in" draw:z-index="0">
<draw:image xlink:href="../Images/yкринформ/2023-05-07T13-00-00-03-00/630_360_1679418240-3638.jpeg" xlink:type="simple" xlink:show="embed" xlink:actuate="onLoad" draw:mime-type="image/jpeg"/>
</draw:frame>
 Прем’єр-міністр Японії Кішіда Фуміо розпочав дводенний візит до Південної Кореї.</text:p>
      <text:p text:style-name="P4">
Про це повідомляє  <text:a xlink:type="simple" xlink:href="https://www3.nhk.or.jp/nhkworld/en/news/20230507_01/" text:style-name="Internet_20_link" text:visited-style-name="Visited_20_Internet_20_Link">
 </text:a>
 ,передає Укрінформ.</text:p>
      <text:p text:style-name="P4">
Як зазначається, уперше за 12 років прем’єр-міністр Японії відвідує Корею зметою переговорів на найвищому рівні.</text:p>
      <text:p text:style-name="P4">
Офіс президента <text:a xlink:type="simple" xlink:href="https://www.ukrinform.ua/tag-korea" text:style-name="Internet_20_link" text:visited-style-name="Visited_20_Internet_20_Link">
 </text:a>
 Юн Сок Йоля очікує, щовізит Кішіди надасть імпульсу для човникової дипломатії, тобто проведенняпереговорів за участю посередника.</text:p>
      <text:p text:style-name="P4">
Очікується, що лідери двох країн домовляться про розширення двосторонньогоспівробітництва в галузі безпеки з метою вирішення таких проблем, як ядерна таракетна програми Північної Кореї.</text:p>
      <text:p text:style-name="P4">
<text:span text:style-name="T4">
Читайте також:</text:span>
 <text:a xlink:type="simple" xlink:href="https://www.ukrinform.ua/rubric-economy/3703903-aponia-korea-kitaj-i-asean-posilat-regionalnu-sistemu-finansovoi-bezpeki.html" text:style-name="Internet_20_link" text:visited-style-name="Visited_20_Internet_20_Link">
 <text:span text:style-name="T4">
Японі</text:span>
 </text:a>
</text:p>
      <text:p text:style-name="P4">
Крім того, лідери поділяться інформацією щодо реалізації плану проврегулювання трудового питання воєнного часу.</text:p>
      <text:p text:style-name="P4">
Як повідомляв Укрінформ,  <text:a xlink:type="simple" xlink:href="https://www.ukrinform.ua/rubric-world/3703583-aponia-i-pivdenna-korea-vidnovluut-finansovij-dialog.html" text:style-name="Internet_20_link" text:visited-style-name="Visited_20_Internet_20_Link">
 </text:a>
 , щостало кроком до нормалізації двосторонніх відносин.</text:p>
      <text:p text:style-name="P4">
Source: <text:a xlink:type="simple" xlink:href="https://www.ukrinform.ua/rubric-world/3705906-premer-aponii-vperse-za-12-rokiv-vidvidue-pivdennu-koreu.html" text:style-name="Internet_20_link" text:visited-style-name="Visited_20_Internet_20_Link">
https://www.ukrinform.ua/rubric-world/3705906-premer-aponii-vperse-za-12-rokiv-vidvidue-pivdennu-koreu.html</text:a>
</text:p>
      <!--NEWS-->
      <text:h text:style-name="P10" text:outline-level="1">
<text:span text:style-name="T4">
Унаслідок стрілянини в торговельному центрі Техасу загинули дев'ятеро людей</text:span>
</text:h>
      <text:p text:style-name="P4">
Authors: Ukrinform (Person)</text:p>
      <text:p text:style-name="P4">
Publisher: Укринформ (Organization)</text:p>
      <text:p text:style-name="P4">
Published Time: 2023-05-07T13:06:00+03:00</text:p>
      <text:p text:style-name="P4">
Modified Time: 2023-05-07T13:06:00+03:00</text:p>
      <text:p text:style-name="P4">
Description: В американському штаті Техас внаслідок стрілянини, що сталася у суботу в торговельному центрі Аллена, загинули 9 людей, ще 7 були поранені. — Укрінформ.</text:p>
      <text:p text:style-name="P4">
Images: ["<text:a xlink:type="simple" xlink:href="https://static.ukrinform.com/photos/2023_05/thumb_files/630_360_1683453933-518.jpg" text:style-name="Internet_20_link" text:visited-style-name="Visited_20_Internet_20_Link">
630_360_16834...</text:a>
"]</text:p>
      <text:p text:style-name="P4">
Tags: ['США', 'Стрілянина у Техасі']</text:p>
      <text:p text:style-name="P4">
Type: Article</text:p>
      <!--METADATA-->
      <text:p text:style-name="P4">
<draw:frame draw:style-name="fr1" draw:name="Image159" text:anchor-type="as-char" svg:width="6.9236in" svg:height="3.948443in" draw:z-index="0">
<draw:image xlink:href="../Images/yкринформ/2023-05-07T13-06-00-03-00/630_360_1683453933-518.jpg" xlink:type="simple" xlink:show="embed" xlink:actuate="onLoad" draw:mime-type="image/jpeg"/>
</draw:frame>
 Вамериканському штаті Техас внаслідок стрілянини, що сталася у суботу вторговельному центрі Аллена, загинули 9 людей, ще 7 були поранені.</text:p>
      <text:p text:style-name="P4">
Про це повідомляє <text:a xlink:type="simple" xlink:href="https://apnews.com/article/shooting-outlet-mall-allen-texas-a5148bc28d78c69ba0c59967427a2f85" text:style-name="Internet_20_link" text:visited-style-name="Visited_20_Internet_20_Link">
 </text:a>
, передає Укрінформ.</text:p>
      <text:p text:style-name="P4">
За словами офіційних осіб, семеро людей включно зі стрільцем загинули намісці. Згодом у лікарні померли двоє з дев’яти поранених.</text:p>
      <text:p text:style-name="P4">
Інцидент стався у суботу. На записі з відеореєстратора одного з автомобіліввидно, як озброєний чоловік виходить із машини і стріляє в людей на тротуарі.</text:p>
      <text:p text:style-name="P4">
Понад 30 поліцейських автомобілів блокували вхід до торгового центру післяінциденту.</text:p>
      <text:p text:style-name="P4">
Про інцидент був поінформований президент США Джо Байден, заявили у Біломудомі.</text:p>
      <text:p text:style-name="P4">
<text:span text:style-name="T4">
Читайте також:</text:span>
 <text:a xlink:type="simple" xlink:href="https://www.ukrinform.ua/rubric-world/3705732-u-missisipi-stalasa-strilanina-na-vecirci-e-zagiblij-sonajmense-sestero-poraneni.html" text:style-name="Internet_20_link" text:visited-style-name="Visited_20_Internet_20_Link">
 <text:span text:style-name="T4">
стрілян</text:span>
 </text:a>
</text:p>
      <text:p text:style-name="P4">
Як повідомлялося, дзвінки про <text:a xlink:type="simple" xlink:href="https://www.ukrinform.ua/tag-strilanina" text:style-name="Internet_20_link" text:visited-style-name="Visited_20_Internet_20_Link">
 </text:a>
надійшли близько 15:40 у суботу з торговельного центру Allen Premium Outlets.</text:p>
      <text:p text:style-name="P4">
Поліція <text:a xlink:type="simple" xlink:href="https://www.ukrinform.ua/rubric-world/3705791-u-tehasi-stalasa-strilanina-v-torgovelnomu-centri-e-vbiti-ta-poraneni.html" text:style-name="Internet_20_link" text:visited-style-name="Visited_20_Internet_20_Link">
 </text:a>
 , серед яких булидіти. Стрільця ліквідовано.</text:p>
      <text:p text:style-name="P4">
Source: <text:a xlink:type="simple" xlink:href="https://www.ukrinform.ua/rubric-world/3705903-unaslidok-strilanini-v-torgovelnomu-centri-tehasa-zaginuli-devatero-ludej.html" text:style-name="Internet_20_link" text:visited-style-name="Visited_20_Internet_20_Link">
https://www.ukrinform.ua/rubric-world/3705903-unaslidok-strilanini-v-torgovelnomu-centri-tehasa-zaginuli-devatero-ludej.html</text:a>
</text:p>
      <!--NEWS-->
      <text:h text:style-name="P10" text:outline-level="1">
<text:span text:style-name="T4">
Shelling reported in Kostiantynivka of Donetsk region</text:span>
</text:h>
      <text:p text:style-name="P4">
Authors: liveuamap (Language: en)</text:p>
      <text:p text:style-name="P4">
Time: 2023-05-07T13:14:20</text:p>
      <text:p text:style-name="P4">
Location: Kostyantynivka (Latitude:48.52286 Longtitude:37.71915)</text:p>
      <text:p text:style-name="P4">
Videos: []</text:p>
      <text:p text:style-name="P4">
Images: ["<text:a xlink:type="simple" xlink:href="https://liveuamap.com/pics/2023/05/07/22561142_0.jpg" text:style-name="Internet_20_link" text:visited-style-name="Visited_20_Internet_20_Link">
22561142_0.jpg</text:a>
", "<text:a xlink:type="simple" xlink:href="https://liveuamap.com/pics/2023/05/07/22561142_1.jpg" text:style-name="Internet_20_link" text:visited-style-name="Visited_20_Internet_20_Link">
22561142_1.jpg</text:a>
"]</text:p>
      <text:p text:style-name="P4">
Tags: []</text:p>
      <text:p text:style-name="P4">
ID: 22561142</text:p>
      <!--METADATA-->
      <text:p text:style-name="P4">
Shelling reported in Kostiantynivka of Donetsk region</text:p>
      <text:p text:style-name="P4">
<draw:frame draw:style-name="fr1" draw:name="Image160" text:anchor-type="as-char" svg:width="6.9236in" svg:height="9.231467in" draw:z-index="0">
<draw:image xlink:href="../Images/liveuamap/2023-05-07T13-14-20/22561142_0.jpg" xlink:type="simple" xlink:show="embed" xlink:actuate="onLoad" draw:mime-type="image/jpeg"/>
</draw:frame>
<draw:frame draw:style-name="fr1" draw:name="Image161" text:anchor-type="as-char" svg:width="6.9236in" svg:height="6.9236in" draw:z-index="0">
<draw:image xlink:href="../Images/liveuamap/2023-05-07T13-14-20/22561142_1.jpg" xlink:type="simple" xlink:show="embed" xlink:actuate="onLoad" draw:mime-type="image/jpeg"/>
</draw:frame>
</text:p>
      <text:p text:style-name="P4">
News Collection Link: <text:a xlink:type="simple" xlink:href="https://liveuamap.com/en/2023/7-may-shelling-reported-in-kostiantynivka-of-donetsk-region" text:style-name="Internet_20_link" text:visited-style-name="Visited_20_Internet_20_Link">
https://liveuamap.com/en/2023/7-may-shelling-reported-in-kostiantynivka-of-donetsk-region</text:a>
</text:p>
      <text:p text:style-name="P4">
Source: <text:a xlink:type="simple" xlink:href="https://t.me/Donbas_Operativniy/37951" text:style-name="Internet_20_link" text:visited-style-name="Visited_20_Internet_20_Link">
https://t.me/Donbas_Operativniy/37951</text:a>
</text:p>
      <!--NEWS-->
      <text:h text:style-name="P10" text:outline-level="1">
<text:span text:style-name="T4">
Військовополоненим та їхнім родинам держава надає безкоштовну підтримку - Коордштаб</text:span>
</text:h>
      <text:p text:style-name="P4">
Authors: Ukrinform (Person)</text:p>
      <text:p text:style-name="P4">
Publisher: Укринформ (Organization)</text:p>
      <text:p text:style-name="P4">
Published Time: 2023-05-07T13:18:18+03:00</text:p>
      <text:p text:style-name="P4">
Modified Time: 2023-05-07T13:18:18+03:00</text:p>
      <text:p text:style-name="P4">
Description: Україна надає безкоштовну підтримку військовослужбовцям та їхнім родинам у питаннях, пов’язаних із перебуванням у полоні. — Укрінформ.</text:p>
      <text:p text:style-name="P4">
Images: ["<text:a xlink:type="simple" xlink:href="https://static.ukrinform.com/photos/2023_03/thumb_files/630_360_1680170436-658.jpg" text:style-name="Internet_20_link" text:visited-style-name="Visited_20_Internet_20_Link">
630_360_16801...</text:a>
"]</text:p>
      <text:p text:style-name="P4">
Tags: ['Списки полонених', 'Полонені', 'Війна з росією']</text:p>
      <text:p text:style-name="P4">
Type: Article</text:p>
      <!--METADATA-->
      <text:p text:style-name="P4">
<draw:frame draw:style-name="fr1" draw:name="Image162" text:anchor-type="as-char" svg:width="6.9236in" svg:height="3.956343in" draw:z-index="0">
<draw:image xlink:href="../Images/yкринформ/2023-05-07T13-18-18-03-00/630_360_1680170436-658.jpg" xlink:type="simple" xlink:show="embed" xlink:actuate="onLoad" draw:mime-type="image/jpeg"/>
</draw:frame>
 Українанадає безкоштовну підтримку військовослужбовцям та їхнім родинам у питаннях,пов’язаних із перебуванням у полоні.</text:p>
      <text:p text:style-name="P4">
Як передає Укрінформ, про це повідомляє в <text:a xlink:type="simple" xlink:href="https://t.me/Koord_shtab/1000" text:style-name="Internet_20_link" text:visited-style-name="Visited_20_Internet_20_Link">
</text:a>
 Координаційний штаб зпитань поводження з військовополоненими.</text:p>
      <text:p text:style-name="P4">
“Для надання всебічної і якнайповнішої допомоги родинам полонених і зниклихбезвісти військовослужбовців Координаційний штаб співпрацює з низкоюгромадських організацій, адвокатських об’єднань та благодійних фондів”, -ідеться в повідомленні.</text:p>
      <text:p text:style-name="P4">
<text:span text:style-name="T4">
Читайте також:</text:span>
 <text:a xlink:type="simple" xlink:href="https://www.ukrinform.ua/rubric-ato/3705785-vijskovi-pisla-povernenna-z-polonu-mozut-prohoditi-likuvanna-ta-reabilitaciu-za-kordonom.html" text:style-name="Internet_20_link" text:visited-style-name="Visited_20_Internet_20_Link">
 <text:span text:style-name="T4">
Коордштаб</text:span>
 </text:a>
</text:p>
      <text:p text:style-name="P4">
Також зазначається, що Коордштаб надає консультації з юридичних і процедурнихпитань, пов’язаних із перебуванням захисників і захисниць у полоні, а такождержавних соціальних зобов’язань, які гарантовані державою у випадкупотрапляння в полон.</text:p>
      <text:p text:style-name="P4">
У Коордштабі наголосили, що всі послуги родинам захисників і захисницьнадаються безкоштовно.</text:p>
      <text:p text:style-name="P4">
<text:span text:style-name="T4">
Читайте також:</text:span>
 <text:a xlink:type="simple" xlink:href="https://www.ukrinform.ua/rubric-ato/3704033-iz-polonu-vdaetsa-povertati-vijskovih-pro-akih-zovsim-ne-bulo-informacii-koordstab.html" text:style-name="Internet_20_link" text:visited-style-name="Visited_20_Internet_20_Link">
 <text:span text:style-name="T4">
Коордш</text:span>
 </text:a>
</text:p>
      <text:p text:style-name="P4">
Як повідомляв Укрінформ, Кабінет Міністрів вніс зміни до Порядку оформленнядовідок про перебування осіб у місцях несвободи внаслідок збройної агресіїпроти України або інтернування в нейтральних державах.</text:p>
      <text:p text:style-name="P4">
Source: <text:a xlink:type="simple" xlink:href="https://www.ukrinform.ua/rubric-society/3705908-vijskovopolonenim-ta-ihnim-rodinam-derzava-nadae-bezkostovnu-pidtrimku-koordstab.html" text:style-name="Internet_20_link" text:visited-style-name="Visited_20_Internet_20_Link">
https://www.ukrinform.ua/rubric-society/3705908-vijskovopolonenim-ta-ihnim-rodinam-derzava-nadae-bezkostovnu-pidtrimku-koordstab.html</text:a>
</text:p>
      <!--NEWS-->
      <text:h text:style-name="P10" text:outline-level="1">
<text:span text:style-name="T4">
У росії багато сил хочуть фізично усунути пригожина – Буданов</text:span>
</text:h>
      <text:p text:style-name="P4">
Authors: Ukrinform (Person)</text:p>
      <text:p text:style-name="P4">
Publisher: Укринформ (Organization)</text:p>
      <text:p text:style-name="P4">
Published Time: 2023-05-07T13:22:00+03:00</text:p>
      <text:p text:style-name="P4">
Modified Time: 2023-05-07T13:22:00+03:00</text:p>
      <text:p text:style-name="P4">
Description: Засновник ПВК “Вагнер” євгеній пригожин використовує величезні втрати найманців у війні задля ведення своєї політичної кампанії. — Укрінформ.</text:p>
      <text:p text:style-name="P4">
Images: ["<text:a xlink:type="simple" xlink:href="https://static.ukrinform.com/photos/2023_04/thumb_files/630_360_1682089495-883.jpg" text:style-name="Internet_20_link" text:visited-style-name="Visited_20_Internet_20_Link">
630_360_16820...</text:a>
"]</text:p>
      <text:p text:style-name="P4">
Tags: ['ПВК "Вагнера"', 'Пригожин', 'Буданов', 'Війна з росією']</text:p>
      <text:p text:style-name="P4">
Type: Article</text:p>
      <!--METADATA-->
      <text:p text:style-name="P4">
<draw:frame draw:style-name="fr1" draw:name="Image163" text:anchor-type="as-char" svg:width="6.9236in" svg:height="3.956343in" draw:z-index="0">
<draw:image xlink:href="../Images/yкринформ/2023-05-07T13-22-00-03-00/630_360_1682089495-883.jpg" xlink:type="simple" xlink:show="embed" xlink:actuate="onLoad" draw:mime-type="image/jpeg"/>
</draw:frame>
 ЗасновникПВК “Вагнер” євгеній пригожин використовує величезні втрати найманців у війнізадля ведення своєї політичної кампанії.</text:p>
      <text:p text:style-name="P4">
Про це заявив начальник Головного управління розвідки Міністерства оборониУкраїни генерал-майор Кирило Буданов у <text:a xlink:type="simple" xlink:href="https://gur.gov.ua/content/ataku-na-kreml-rosiiany-pokazuvatymut-iak-peremohu.html" text:style-name="Internet_20_link" text:visited-style-name="Visited_20_Internet_20_Link">
 </text:a>
 , повідомляє Укрінформ ізпосиланням на пресслужбу ГУР.</text:p>
      <text:p text:style-name="P4">
«Його (пригожина - ред.) політичне майбутнє безпосередньо пов'язане з йогофізичним виживанням, тому що в рф занадто багато сил, які хочуть його усунути.Очевидно, він намагатиметься захищатися, бо для нього це навіть не питаннявигнання чи в’язниці — це питання життя і смерті», — сказав Буданов.</text:p>
      <text:p text:style-name="P4">
<text:span text:style-name="T4">
Читайте також:</text:span>
 <text:a xlink:type="simple" xlink:href="https://www.ukrinform.ua/rubric-ato/3705894-rosia-ne-mae-zodnogo-potencialu-dla-masstabnogo-nastupu-budanov.html" text:style-name="Internet_20_link" text:visited-style-name="Visited_20_Internet_20_Link">
 <text:span text:style-name="T4">
Буданов</text:span>
 </text:a>
</text:p>
      <text:p text:style-name="P4">
Порівнюючи російських найманців так званих ПВК із солдатами регулярної арміїрф, очільник ГУР зауважив, що “вагнерівці” мають значно кращу підготовку.</text:p>
      <text:p text:style-name="P4">
Водночас Буданов відмовився підтверджувати чи спростовувати інформацію проймовірну причетність українських спецслужб до ліквідації ряду російськихапологетів війни, наголосивши при цьому, що Україна боротиметься з російськимизагарбниками до повної перемоги. «Все, що я прокоментую, це те, що ми вбивалиросіян і будемо вбивати росіян будь-де на всьому світі до повної перемогиУкраїни», — підкреслив керівник ГУР.</text:p>
      <text:p text:style-name="P4">
<text:span text:style-name="T4">
Читайте також:</text:span>
 <text:a xlink:type="simple" xlink:href="https://www.ukrinform.ua/rubric-ato/3705854-prigozin-i-kadirov-hocut-zvinuvatiti-armiu-rf-v-nevdacah-u-bahmuti-isw.html" text:style-name="Internet_20_link" text:visited-style-name="Visited_20_Internet_20_Link">
 <text:span text:style-name="T4">
пригожи</text:span>
 </text:a>
</text:p>
      <text:p text:style-name="P4">
Як повідомлялося, раніше Буданов заявляв, що росія прагне взяти під контрольчисленні російські воєнізовані угруповання, і нова структура, яку держава-терорист намагається створити, матиме на меті поставити так звані пвк підуправління генштабу рф.</text:p>
      <text:p text:style-name="P4">
Фото: ГУР Міноборони</text:p>
      <text:p text:style-name="P4">
Source: <text:a xlink:type="simple" xlink:href="https://www.ukrinform.ua/rubric-ato/3705907-u-rosii-bagato-sil-hocut-fizicno-usunuti-prigozina-budanov.html" text:style-name="Internet_20_link" text:visited-style-name="Visited_20_Internet_20_Link">
https://www.ukrinform.ua/rubric-ato/3705907-u-rosii-bagato-sil-hocut-fizicno-usunuti-prigozina-budanov.html</text:a>
</text:p>
      <!--NEWS-->
      <text:h text:style-name="P10" text:outline-level="1">
<text:span text:style-name="T4">
«Реал» та «Ман Сіті» у Лізі чемпіонів розсудять арбітри з Португалії та Італії</text:span>
</text:h>
      <text:p text:style-name="P4">
Authors: Ukrinform (Person)</text:p>
      <text:p text:style-name="P4">
Publisher: Укринформ (Organization)</text:p>
      <text:p text:style-name="P4">
Published Time: 2023-05-07T13:27:23+03:00</text:p>
      <text:p text:style-name="P4">
Modified Time: 2023-05-07T13:27:23+03:00</text:p>
      <text:p text:style-name="P4">
Description: У Лізі чемпіонів УЄФА у вівторок, 9 травня, відбудеться перший матч 1/2 фіналу сезону-2022/23. — Укрінформ.</text:p>
      <text:p text:style-name="P4">
Images: ["<text:a xlink:type="simple" xlink:href="https://static.ukrinform.com/photos/2023_05/thumb_files/630_360_1683455085-181.jpg" text:style-name="Internet_20_link" text:visited-style-name="Visited_20_Internet_20_Link">
630_360_16834...</text:a>
"]</text:p>
      <text:p text:style-name="P4">
Tags: ['Футбол', 'Ліга чемпіонів', 'Реал Мадрид', 'Судді', 'Манчестер Сіті']</text:p>
      <text:p text:style-name="P4">
Type: Article</text:p>
      <!--METADATA-->
      <text:p text:style-name="P4">
<draw:frame draw:style-name="fr1" draw:name="Image164" text:anchor-type="as-char" svg:width="6.9236in" svg:height="3.956343in" draw:z-index="0">
<draw:image xlink:href="../Images/yкринформ/2023-05-07T13-27-23-03-00/630_360_1683455085-181.jpg" xlink:type="simple" xlink:show="embed" xlink:actuate="onLoad" draw:mime-type="image/jpeg"/>
</draw:frame>
 У Лізічемпіонів УЄФА у вівторок, 9 травня, відбудеться перший матч 1/2 фіналусезону-2022/23.</text:p>
      <text:p text:style-name="P4">
Поєдинок на «Сантьяго Бернабеу» у Мадриді між чинним володарем титулуіспанським «Реалом» та футболістами англійського «Манчестер Сіті»обслуговуватиме суддівська бригада з Португалії та Італії, передає Укрінформ.</text:p>
      <text:p text:style-name="P4">
Головному арбітру португальцю Артуру Діашу асистуватимуть на лініїспіввітчизники Паулу Соареш та Педру Рібейру. Четвертий арбітр Даніеле Орсатота відеопомічник рефері Массіміліано Ірраті представляють італійськийсуддівський корпус.</text:p>
      <text:p text:style-name="P4">
Матч у відповідь відбудеться 17 травня на арені «Етіхад» у Манчестері.</text:p>
      <text:p text:style-name="P4">
<text:span text:style-name="T4">
Читайте також:</text:span>
 <text:a xlink:type="simple" xlink:href="https://www.ukrinform.ua/rubric-sports/3695383-uefa-zareestruvav-tri-zaavki-na-provedenna-evro2028-ta-evro2032.html" text:style-name="Internet_20_link" text:visited-style-name="Visited_20_Internet_20_Link">
 </text:a>
</text:p>
      <text:p text:style-name="P4">
Нагадаємо, іншу півфінальну пару складають італійські «Мілан» та «Інтер», якізустрінуться 10 та 16 травня.</text:p>
      <text:p text:style-name="P4">
Фінальний поєдинок Ліги чемпіонів УЄФА відбудеться 10 червня на «Олімпійськомустадіоні Ататюрка» у Стамбулі (Туреччина).</text:p>
      <text:p text:style-name="P4">
На фото: Артур Діаш (slbenfica.pt).</text:p>
      <text:p text:style-name="P4">
Source: <text:a xlink:type="simple" xlink:href="https://www.ukrinform.ua/rubric-sports/3705910-real-ta-man-siti-u-lizi-cempioniv-rozsudat-arbitri-z-portugalii-ta-italii.html" text:style-name="Internet_20_link" text:visited-style-name="Visited_20_Internet_20_Link">
https://www.ukrinform.ua/rubric-sports/3705910-real-ta-man-siti-u-lizi-cempioniv-rozsudat-arbitri-z-portugalii-ta-italii.html</text:a>
</text:p>
      <!--NEWS-->
      <text:h text:style-name="P10" text:outline-level="1">
<text:span text:style-name="T4">
У Києві в квартирі вибухнула граната</text:span>
</text:h>
      <text:p text:style-name="P4">
Authors: Ukrinform (Person)</text:p>
      <text:p text:style-name="P4">
Publisher: Укринформ (Organization)</text:p>
      <text:p text:style-name="P4">
Published Time: 2023-05-07T13:31:51+03:00</text:p>
      <text:p text:style-name="P4">
Modified Time: 2023-05-07T13:31:51+03:00</text:p>
      <text:p text:style-name="P4">
Description: У Деснянському районі Києва у квартирі вибухнула граната, поліція затримала чоловіка за необережне поводження з боєприпасами. — Укрінформ.</text:p>
      <text:p text:style-name="P4">
Images: ["<text:a xlink:type="simple" xlink:href="https://static.ukrinform.com/photos/2015_11/thumb_files/630_360_1447688991-1854.jpg" text:style-name="Internet_20_link" text:visited-style-name="Visited_20_Internet_20_Link">
630_360_14476...</text:a>
"]</text:p>
      <text:p text:style-name="P4">
Tags: ['Граната', 'Вибух', 'Київ', 'Боєприпаси']</text:p>
      <text:p text:style-name="P4">
Type: Article</text:p>
      <!--METADATA-->
      <text:p text:style-name="P4">
<draw:frame draw:style-name="fr1" draw:name="Image165" text:anchor-type="as-char" svg:width="6.9236in" svg:height="3.956343in" draw:z-index="0">
<draw:image xlink:href="../Images/yкринформ/2023-05-07T13-31-51-03-00/630_360_1447688991-1854.jpg" xlink:type="simple" xlink:show="embed" xlink:actuate="onLoad" draw:mime-type="image/jpeg"/>
</draw:frame>
 УДеснянському районі Києва у квартирі вибухнула граната, поліція затрималачоловіка за необережне поводження з боєприпасами.</text:p>
      <text:p text:style-name="P4">
Як передає Укрінформ, про це відділ комунікації поліції Києва повідомляє у  <text:a xlink:type="simple" xlink:href="https://www.facebook.com/UA.KyivPolice/posts/pfbid0J8ju7pDVebhbSjwiAB4oPA6jAx7SymaxAyXxZHEgxgujYRXfFwJgrJrhv9nTjHpul" text:style-name="Internet_20_link" text:visited-style-name="Visited_20_Internet_20_Link">
</text:a>
.</text:p>
      <text:p text:style-name="P4">
"Сьогодні до поліції Києва надійшла інформація, що у квартирі на вулиціЛісківській вибухнула <text:a xlink:type="simple" xlink:href="https://www.ukrinform.ua/tag-granata" text:style-name="Internet_20_link" text:visited-style-name="Visited_20_Internet_20_Link">
 </text:a>
 . За вказаноюадресою оперативний черговий негайно скерував наряди поліції, слідчо-оперативну групу та лікарів", - йдеться у повідомленні.</text:p>
      <text:p text:style-name="P4">
За попередньою інформацією, боєприпас здетонував через необережне поводження.Потерпілих внаслідок цієї події немає. Чоловіка, який незаконно зберігавгранату, поліцейські затримали.</text:p>
      <text:p text:style-name="P4">
<text:span text:style-name="T4">
Читайте також:</text:span>
 <text:a xlink:type="simple" xlink:href="https://www.ukrinform.ua/rubric-regions/3704303-u-gostomeli-na-kiivsini-znajsli-bojovu-granatu.html" text:style-name="Internet_20_link" text:visited-style-name="Visited_20_Internet_20_Link">
 <text:span text:style-name="T4">
гранату</text:span>
 </text:a>
</text:p>
      <text:p text:style-name="P4">
Слідчий відділ Деснянського управління поліції розпочав кримінальнепровадження за ст. 263 (незаконне поводження зі зброєю, бойовими припасами)Кримінального кодексу України. Санкція статті передбачає позбавлення волі настрок від трьох до семи років.</text:p>
      <text:p text:style-name="P4">
Як повідомляв Укрінформ, у Києві у квітні правоохоронці затримали таповідомили про підозру продавцю бойових гранат.</text:p>
      <text:p text:style-name="P4">
_ Фото ілюстративне  _</text:p>
      <text:p text:style-name="P4">
Source: <text:a xlink:type="simple" xlink:href="https://www.ukrinform.ua/rubric-kyiv/3705911-u-kievi-v-kvartiri-vibuhnula-granata.html" text:style-name="Internet_20_link" text:visited-style-name="Visited_20_Internet_20_Link">
https://www.ukrinform.ua/rubric-kyiv/3705911-u-kievi-v-kvartiri-vibuhnula-granata.html</text:a>
</text:p>
      <!--NEWS-->
      <text:h text:style-name="P10" text:outline-level="1">
<text:span text:style-name="T4">
В Україні започаткували проєкт «Книга на фронт»</text:span>
</text:h>
      <text:p text:style-name="P4">
Authors: Ukrinform (Person)</text:p>
      <text:p text:style-name="P4">
Publisher: Укринформ (Organization)</text:p>
      <text:p text:style-name="P4">
Published Time: 2023-05-07T13:52:56+03:00</text:p>
      <text:p text:style-name="P4">
Modified Time: 2023-05-07T13:52:56+03:00</text:p>
      <text:p text:style-name="P4">
Description: Українці можуть взяти участь у проєкті Міністерства культури та інформаційної політики України “Книга на фронт”, передати книгу і підтримати моральний дух та психологічний стан військових. — Укрінформ.</text:p>
      <text:p text:style-name="P4">
Images: ["<text:a xlink:type="simple" xlink:href="https://static.ukrinform.com/photos/2023_05/thumb_files/630_360_1683456685-438.jpg" text:style-name="Internet_20_link" text:visited-style-name="Visited_20_Internet_20_Link">
630_360_16834...</text:a>
"]</text:p>
      <text:p text:style-name="P4">
Tags: ['Бібліотека', 'Українська книга', 'МКІП ']</text:p>
      <text:p text:style-name="P4">
Type: Article</text:p>
      <!--METADATA-->
      <text:p text:style-name="P4">
<draw:frame draw:style-name="fr1" draw:name="Image166" text:anchor-type="as-char" svg:width="6.9236in" svg:height="3.956343in" draw:z-index="0">
<draw:image xlink:href="../Images/yкринформ/2023-05-07T13-52-56-03-00/630_360_1683456685-438.jpg" xlink:type="simple" xlink:show="embed" xlink:actuate="onLoad" draw:mime-type="image/jpeg"/>
</draw:frame>
 Українціможуть взяти участь у проєкті Міністерства культури та інформаційної політикиУкраїни “Книга на фронт”, передати книгу і підтримати моральний дух тапсихологічний стан військових.</text:p>
      <text:p text:style-name="P4">
Як передає Укрінформ, про це МКІП повідомляє у <text:a xlink:type="simple" xlink:href="https://t.me/mkipu/5922" text:style-name="Internet_20_link" text:visited-style-name="Visited_20_Internet_20_Link">
 </text:a>
 .</text:p>
      <text:p text:style-name="P4">
“Фотографію військового Збройних сил України, який читає книгу Тімоті Снайдерав окопі на Донеччині, мабуть, бачив увесь світ. Українські захисники сьогодні– це розумні, освічені люди, які мають потребу розвиватися навіть під часвійни. Крім того, читання на фронті є чи не єдиним способом розслабитися тавідволіктися від напруженого бойового дня”, - зазначили у міністерстві.</text:p>
      <text:p text:style-name="P4">
<text:span text:style-name="T4">
Читайте також:</text:span>
 <text:a xlink:type="simple" xlink:href="https://www.ukrinform.ua/rubric-culture/3693987-u-kievi-prezentuvali-proekt-knigi-na-front.html" text:style-name="Internet_20_link" text:visited-style-name="Visited_20_Internet_20_Link">
 <text:span text:style-name="T4">
Книги</text:span>
 <text:span text:style-name="T4">
фронт</text:span>
 </text:a>
</text:p>
      <text:p text:style-name="P4">
МКІП спільно з "Культурним десантом" для забезпечення цієї потреби запустилипроєкт "Книга на фронт", який допоможе забезпечити воїнів у зонах бойових дійнеобхідною літературою, посилить моральний дух та психологічний станвійськових (коли вони прочитають особисті звернення у підписах до книги талистівках), осучаснить та розвивати діючі бібліотеки у військових частинах</text:p>
      <text:p text:style-name="P4">
Щоб приєднатись до проєкту і відправити книгу українським захисникам,необхідно відвідати один із магазинів-партнерів: "Клуб сімейного дозвілля", КМБУКС, "Моя книжкова полиця" чи "Сяйво книги", придбати бажану книгу, підписатиїї, за нагоди додати листівку з побажаннями і залишити на спеціальній поличціу відповідному магазині.</text:p>
      <text:p text:style-name="P4">
У МКІП запевнили, що “завдяки логістичному партнеру проєкту "Нова пошта" ваша"Книга на фронт" гарантовано дістанеться адресата”.</text:p>
      <text:p text:style-name="P4">
Як повідомляв Укрінформ, <text:a xlink:type="simple" xlink:href="https://www.ukrinform.ua/rubric-society/3701090-v-ukraini-zapuskaut-proekt-informacia-bez-bareriv-so-vin-peredbacae.html" text:style-name="Internet_20_link" text:visited-style-name="Visited_20_Internet_20_Link">
 </text:a>
 , який має на меті забезпечити доступ до суспільно значущоїінформації для всіх суспільних груп.</text:p>
      <text:p text:style-name="P4">
Фото: ФБ Олександра Ткаченка</text:p>
      <text:p text:style-name="P4">
Source: <text:a xlink:type="simple" xlink:href="https://www.ukrinform.ua/rubric-culture/3705915-v-ukraini-zapocatkuvali-proekt-kniga-na-front.html" text:style-name="Internet_20_link" text:visited-style-name="Visited_20_Internet_20_Link">
https://www.ukrinform.ua/rubric-culture/3705915-v-ukraini-zapocatkuvali-proekt-kniga-na-front.html</text:a>
</text:p>
      <!--NEWS-->
      <text:h text:style-name="P10" text:outline-level="1">
<text:span text:style-name="T4">
Загарбники «евакуюють» населення ТОТ, щоб прикриватися ним - Гуменюк</text:span>
</text:h>
      <text:p text:style-name="P4">
Authors: Ukrinform (Person)</text:p>
      <text:p text:style-name="P4">
Publisher: Укринформ (Organization)</text:p>
      <text:p text:style-name="P4">
Published Time: 2023-05-07T13:54:28+03:00</text:p>
      <text:p text:style-name="P4">
Modified Time: 2023-05-07T13:54:28+03:00</text:p>
      <text:p text:style-name="P4">
Description: Загарбники під приводом "евакуації" вивозять населення тимчасово окупованих територій у місця, де розташовуються їхні військові підрозділи, аби забезпечити їм прикриття. — Укрінформ.</text:p>
      <text:p text:style-name="P4">
Images: ["<text:a xlink:type="simple" xlink:href="https://static.ukrinform.com/photos/2023_05/thumb_files/630_360_1683456712-688.jpg" text:style-name="Internet_20_link" text:visited-style-name="Visited_20_Internet_20_Link">
630_360_16834...</text:a>
"]</text:p>
      <text:p text:style-name="P4">
Tags: ['Евакуація', 'Війна з росією', 'Єдині новини', 'Наталія Гуменюк']</text:p>
      <text:p text:style-name="P4">
Type: Article</text:p>
      <!--METADATA-->
      <text:p text:style-name="P4">
<draw:frame draw:style-name="fr1" draw:name="Image167" text:anchor-type="as-char" svg:width="6.9236in" svg:height="3.956343in" draw:z-index="0">
<draw:image xlink:href="../Images/yкринформ/2023-05-07T13-54-28-03-00/630_360_1683456712-688.jpg" xlink:type="simple" xlink:show="embed" xlink:actuate="onLoad" draw:mime-type="image/jpeg"/>
</draw:frame>
 Загарбникипід приводом "евакуації" вивозять населення тимчасово окупованих територій умісця, де розташовуються їхні військові підрозділи, аби забезпечити їмприкриття.</text:p>
      <text:p text:style-name="P4">
Про це сказала керівник Об’єднаного координаційного пресцентру Сил оборонипівдня України Наталія Гуменюк в ефірі телемарафону “Єдині новини”, повідомляєкореспондент Укрінформу.</text:p>
      <text:p text:style-name="P4">
“Ми бачимо імітацію турботи про місцеве населення кожного разу, коли врашистів трошки підгорає. Ми бачили таку дію і на правому березі, коли вониактивничали щодо переміщення місцевого населення. Ми спостерігаємо це і налівому березі <text:a xlink:type="simple" xlink:href="https://www.ukrinform.ua/tag-hersonsina" text:style-name="Internet_20_link" text:visited-style-name="Visited_20_Internet_20_Link">
 </text:a>
 зараз, коли бачимо,що вони, виявляючи псевдотурботу, намагаються евакуювати людей глибше — туди,де облаштовують свої рубежі оборони і відповідно намагаються розташувати там,по-новому розгорнути підрозділи і прикритися місцевими мешканцями”, - сказалаГуменюк.</text:p>
      <text:p text:style-name="P4">
За її словами, вивезені люди наповнюють ті місця, де ворог намагаєтьсярозташувати свою техніку і підрозділи.</text:p>
      <text:p text:style-name="P4">
<text:span text:style-name="T4">
Читайте також:</text:span>
 <text:a xlink:type="simple" xlink:href="https://www.ukrinform.ua/rubric-regions/3705891-na-zaporizzi-pid-vigladom-evakuacii-zagarbniki-gotuut-provokacii-fedorov.html" text:style-name="Internet_20_link" text:visited-style-name="Visited_20_Internet_20_Link">
 <text:span text:style-name="T4">
еваку</text:span>
 </text:a>
</text:p>
      <text:p text:style-name="P4">
Водночас Гуменюк зауважила, що вивозячи мешканців Енергодара до Бердянська,загарбники не вважають його найзахищенішим місцем, але хочуть переконати вцьому всіх інших, нібито "вони перевозять населення для того, щобпродемонструвати, де є безпечніші місця”.</text:p>
      <text:p text:style-name="P4">
Як повідомлялося, російські загарбники  <text:a xlink:type="simple" xlink:href="https://www.ukrinform.ua/rubric-regions/3705811-zagarbniki-vivozat-z-energodara-ziteliv-u-napramku-berdanska-ta-primorska.html" text:style-name="Internet_20_link" text:visited-style-name="Visited_20_Internet_20_Link">
 </text:a>
 із 18 населених пунктів тимчасово захопленої територіїЗапорізької області. За інформацією міського голови Мелітополя Івана Федорова,планується "тимчасово перемістити" близько 70 тисяч мешканців.</text:p>
      <text:p text:style-name="P4">
Source: <text:a xlink:type="simple" xlink:href="https://www.ukrinform.ua/rubric-regions/3705917-zagarbniki-evakuuut-naselenna-tot-sob-prikrivatisa-nim-gumenuk.html" text:style-name="Internet_20_link" text:visited-style-name="Visited_20_Internet_20_Link">
https://www.ukrinform.ua/rubric-regions/3705917-zagarbniki-evakuuut-naselenna-tot-sob-prikrivatisa-nim-gumenuk.html</text:a>
</text:p>
      <!--NEWS-->
      <text:h text:style-name="P10" text:outline-level="1">
<text:span text:style-name="T4">
Chernihivska Oblast(19:55). Red Alert: aerial threat. Sirens sounding. Take cover now!</text:span>
</text:h>
      <text:p text:style-name="P4">
Authors: liveuamap (Language: en)</text:p>
      <text:p text:style-name="P4">
Time: 2023-05-07T13:56:00</text:p>
      <text:p text:style-name="P4">
Location: Chernihivska Oblast (Latitude:51.33449 Longtitude:31.99954)</text:p>
      <text:p text:style-name="P4">
Videos: []</text:p>
      <text:p text:style-name="P4">
Images: []</text:p>
      <text:p text:style-name="P4">
Tags: ["Europe", "Central and Eastern Europe"]</text:p>
      <text:p text:style-name="P4">
ID: 22561147</text:p>
      <!--METADATA-->
      <text:p text:style-name="P4">
Chernihivska Oblast(19:55). Red Alert: aerial threat. Sirens sounding. Takecover now!</text:p>
      <text:p text:style-name="P4">
News Collection Link: <text:a xlink:type="simple" xlink:href="https://liveuamap.com/en/2023/07-may-chernihivska-oblast1955-red-alert-aerig" text:style-name="Internet_20_link" text:visited-style-name="Visited_20_Internet_20_Link">
https://liveuamap.com/en/2023/07-may-chernihivska-oblast1955-red-alert-aerig</text:a>
</text:p>
      <text:p text:style-name="P4">
Source: <text:a xlink:type="simple" xlink:href="https://t.me/suspilnechernihiv/18357" text:style-name="Internet_20_link" text:visited-style-name="Visited_20_Internet_20_Link">
https://t.me/suspilnechernihiv/18357</text:a>
</text:p>
      <!--NEWS-->
      <text:h text:style-name="P10" text:outline-level="1">
<text:span text:style-name="T4">
Sumska Oblast(19:56). Red Alert: aerial threat. Sirens sounding. Take cover now!</text:span>
</text:h>
      <text:p text:style-name="P4">
Authors: liveuamap (Language: en)</text:p>
      <text:p text:style-name="P4">
Time: 2023-05-07T13:57:00</text:p>
      <text:p text:style-name="P4">
Location: Sumska Oblast (Latitude:51.0004 Longtitude:33.99919)</text:p>
      <text:p text:style-name="P4">
Videos: []</text:p>
      <text:p text:style-name="P4">
Images: []</text:p>
      <text:p text:style-name="P4">
Tags: ["Europe", "Central and Eastern Europe"]</text:p>
      <text:p text:style-name="P4">
ID: 22561148</text:p>
      <!--METADATA-->
      <text:p text:style-name="P4">
Sumska Oblast(19:56). Red Alert: aerial threat. Sirens sounding. Take covernow!</text:p>
      <text:p text:style-name="P4">
News Collection Link: <text:a xlink:type="simple" xlink:href="https://liveuamap.com/en/2023/07-may-sumska-oblast1956-red-alert-aerial-thrg" text:style-name="Internet_20_link" text:visited-style-name="Visited_20_Internet_20_Link">
https://liveuamap.com/en/2023/07-may-sumska-oblast1956-red-alert-aerial-thrg</text:a>
</text:p>
      <text:p text:style-name="P4">
Source: <text:a xlink:type="simple" xlink:href="https://t.me/air_alert_ua/44662" text:style-name="Internet_20_link" text:visited-style-name="Visited_20_Internet_20_Link">
https://t.me/air_alert_ua/44662</text:a>
</text:p>
      <!--NEWS-->
      <text:h text:style-name="P10" text:outline-level="1">
<text:span text:style-name="T4">
У Києві прийом документів до 5-х класів триватиме до 16 червня</text:span>
</text:h>
      <text:p text:style-name="P4">
Authors: Ukrinform (Person)</text:p>
      <text:p text:style-name="P4">
Publisher: Укринформ (Organization)</text:p>
      <text:p text:style-name="P4">
Published Time: 2023-05-07T13:57:46+03:00</text:p>
      <text:p text:style-name="P4">
Modified Time: 2023-05-07T13:57:46+03:00</text:p>
      <text:p text:style-name="P4">
Description: У Києві цього року прийом документів до 5-х класів шкіл триватиме по 16 червня. — Укрінформ.</text:p>
      <text:p text:style-name="P4">
Images: ["<text:a xlink:type="simple" xlink:href="https://static.ukrinform.com/photos/2022_11/thumb_files/630_360_1668109830-293.jpeg" text:style-name="Internet_20_link" text:visited-style-name="Visited_20_Internet_20_Link">
630_360_16681...</text:a>
"]</text:p>
      <text:p text:style-name="P4">
Tags: ['Е-документи', 'Школа', 'Київ']</text:p>
      <text:p text:style-name="P4">
Type: Article</text:p>
      <!--METADATA-->
      <text:p text:style-name="P4">
<draw:frame draw:style-name="fr1" draw:name="Image168" text:anchor-type="as-char" svg:width="6.9236in" svg:height="3.956343in" draw:z-index="0">
<draw:image xlink:href="../Images/yкринформ/2023-05-07T13-57-46-03-00/630_360_1668109830-293.jpeg" xlink:type="simple" xlink:show="embed" xlink:actuate="onLoad" draw:mime-type="image/jpeg"/>
</draw:frame>
 У Києвіцього року прийом документів до 5-х класів шкіл триватиме по 16 червня.</text:p>
      <text:p text:style-name="P4">
Як передає Укрінформ, про це повідомляє <text:a xlink:type="simple" xlink:href="https://kyivcity.gov.ua/news/olena_fidanyan_priyom_do_5-kh_klasiv_trivatime_u_stolitsi_do_16_chervnya/" text:style-name="Internet_20_link" text:visited-style-name="Visited_20_Internet_20_Link">
</text:a>
.</text:p>
      <text:p text:style-name="P4">
За словами, директорки Департаменту освіти та науки КМДА Олени Фіданян, “у2022-2023 навчальному році уроки в закладах загальної середньої освіти Києватриватимуть до 16 червня. Це обумовлено подовженими зимовими канікулами таособливостями освітнього процесу в умовах воєнного стану. Саме тому закладамосвіти рекомендовано продовжити прийом документів до 5-х класів ще напівмісяця”.</text:p>
      <text:p text:style-name="P4">
<text:span text:style-name="T4">
Читайте також:</text:span>
 <text:a xlink:type="simple" xlink:href="https://www.ukrinform.ua/rubric-diaspora/3705115-ukrainski-skolari-z-riznih-krain-mozut-uzati-ucast-u-hirosimskomu-forumi-dla-molodi.html" text:style-name="Internet_20_link" text:visited-style-name="Visited_20_Internet_20_Link">
 <text:span text:style-name="T4">
школ</text:span>
 </text:a>
</text:p>
      <text:p text:style-name="P4">
“Також ми запропонували провести конкурсний відбір до 5-х класів в один день –22 червня. У разі, якщо на цю дату буде припадати національне мультипредметнетестування, то конкурсний відбір перенесуть на 23 червня. Конкурснівипробування до новостворених 5-х класів можуть проводити за умови, якщокількість поданих заяв про зарахування перевищує загальну кількість вільнихмісць у відповідних класах”, – підкреслила Фіданян.</text:p>
      <text:p text:style-name="P4">
Вона нагадала, що керівники закладів загальної середньої освіти мають створитибезпечні умови для всіх учасників освітнього процесу під час проведенняконкурсу та при зарахуванні учнів до 5-х класів.</text:p>
      <text:p text:style-name="P4">
Як повідомляв Укрінформ, Міністерство освіти і науки України затвердилокалендарний план організації та проведення у 2023 році національногомультипредметного тесту (НМТ). Тестування проходитиме у дві сесії: основна: 5червня – 23 червня; додаткова: 11–24 липня.</text:p>
      <text:p text:style-name="P4">
Source: <text:a xlink:type="simple" xlink:href="https://www.ukrinform.ua/rubric-kyiv/3705919-u-kievi-prijom-dokumentiv-do-5h-klasiv-trivatime-do-16-cervna.html" text:style-name="Internet_20_link" text:visited-style-name="Visited_20_Internet_20_Link">
https://www.ukrinform.ua/rubric-kyiv/3705919-u-kievi-prijom-dokumentiv-do-5h-klasiv-trivatime-do-16-cervna.html</text:a>
</text:p>
      <!--NEWS-->
      <text:h text:style-name="P10" text:outline-level="1">
<text:span text:style-name="T4">
Громада на Херсонщині отримала мобільний ЦНАП</text:span>
</text:h>
      <text:p text:style-name="P4">
Authors: Ukrinform (Person)</text:p>
      <text:p text:style-name="P4">
Publisher: Укринформ (Organization)</text:p>
      <text:p text:style-name="P4">
Published Time: 2023-05-07T14:00:33+03:00</text:p>
      <text:p text:style-name="P4">
Modified Time: 2023-05-07T14:00:33+03:00</text:p>
      <text:p text:style-name="P4">
Description: Великоолександрівська громада на Херсонщині отримала від партнерів мобільний центр надання адмінпослуг. — Укрінформ.</text:p>
      <text:p text:style-name="P4">
Images: ["<text:a xlink:type="simple" xlink:href="https://static.ukrinform.com/photos/2023_05/thumb_files/630_360_1683457173-999.jpg" text:style-name="Internet_20_link" text:visited-style-name="Visited_20_Internet_20_Link">
630_360_16834...</text:a>
"]</text:p>
      <text:p text:style-name="P4">
Tags: ['Херсонщина', 'ЦНАП', 'допомога']</text:p>
      <text:p text:style-name="P4">
Type: Article</text:p>
      <!--METADATA-->
      <text:p text:style-name="P4">
<draw:frame draw:style-name="fr1" draw:name="Image169" text:anchor-type="as-char" svg:width="6.9236in" svg:height="3.956343in" draw:z-index="0">
<draw:image xlink:href="../Images/yкринформ/2023-05-07T14-00-33-03-00/630_360_1683457173-999.jpg" xlink:type="simple" xlink:show="embed" xlink:actuate="onLoad" draw:mime-type="image/jpeg"/>
</draw:frame>
Великоолександрівська громада на Херсонщині отримала від партнерів мобільнийцентр надання адмінпослуг.</text:p>
      <text:p text:style-name="P4">
Про це повідомили у <text:a xlink:type="simple" xlink:href="https://t.me/khersonskaODA/5660" text:style-name="Internet_20_link" text:visited-style-name="Visited_20_Internet_20_Link">
 </text:a>
 Херсонської ОВА,передає Укрінформ.</text:p>
      <text:p text:style-name="P4">
"Тепер жителі громади, які не можуть самостійно дістатися ЦНАПу, матимутьзмогу отримати адміністративні послуги вдома." - зазначили в ОВА.</text:p>
      <text:p text:style-name="P4">
<text:span text:style-name="T4">
Читайте також:</text:span>
 <text:a xlink:type="simple" xlink:href="https://www.ukrinform.ua/rubric-kyiv/3704297-u-svatosinskomu-rajoni-zapracuvav-pidrozdil-cnapu.html" text:style-name="Internet_20_link" text:visited-style-name="Visited_20_Internet_20_Link">
 <text:span text:style-name="T4">
ЦНАП</text:span>
 </text:a>
</text:p>
      <text:p text:style-name="P4">
Там уточнили, що допомогу надав шведсько-український проєкт PROSTO “Підтримкадоступності послуг в Україні”.</text:p>
      <text:p text:style-name="P4">
Мобільний центр включає автомобіль та мобільний кейс з ноутбуком, портативнимсканером, лазерним принтером, 4G Wi-Fi-маршрутизатором.</text:p>
      <text:p text:style-name="P4">
Вартість машини та обладнання 963,2 тис. гривень.</text:p>
      <text:p text:style-name="P4">
<text:span text:style-name="T4">
Читайте також:</text:span>
 <text:a xlink:type="simple" xlink:href="https://www.ukrinform.ua/rubric-regions/3682888-u-borodanci-vidkrili-novij-cnap.html" text:style-name="Internet_20_link" text:visited-style-name="Visited_20_Internet_20_Link">
 <text:span text:style-name="T4">
ЦНАП</text:span>
 </text:a>
</text:p>
      <text:p text:style-name="P4">
Як повідомлялося, у березні Великоолександрівська громада отримала чотирикомплекти техніки для відновлення роботи ЦНАПу.</text:p>
      <text:p text:style-name="P4">
Source: <text:a xlink:type="simple" xlink:href="https://www.ukrinform.ua/rubric-regions/3705920-gromada-na-hersonsini-otrimala-mobilnij-cnap.html" text:style-name="Internet_20_link" text:visited-style-name="Visited_20_Internet_20_Link">
https://www.ukrinform.ua/rubric-regions/3705920-gromada-na-hersonsini-otrimala-mobilnij-cnap.html</text:a>
</text:p>
      <!--NEWS-->
      <text:h text:style-name="P10" text:outline-level="1">
<text:span text:style-name="T4">
Donetsk Oblast(20:04). Red Alert: aerial threat. Sirens sounding. Take cover now!</text:span>
</text:h>
      <text:p text:style-name="P4">
Authors: liveuamap (Language: en)</text:p>
      <text:p text:style-name="P4">
Time: 2023-05-07T14:06:00</text:p>
      <text:p text:style-name="P4">
Location: Donetsk Oblast (Latitude:48.72719 Longtitude:37.579)</text:p>
      <text:p text:style-name="P4">
Videos: []</text:p>
      <text:p text:style-name="P4">
Images: []</text:p>
      <text:p text:style-name="P4">
Tags: ["Europe", "Central and Eastern Europe"]</text:p>
      <text:p text:style-name="P4">
ID: 22561149</text:p>
      <!--METADATA-->
      <text:p text:style-name="P4">
Donetsk Oblast(20:04). Red Alert: aerial threat. Sirens sounding. Take covernow!</text:p>
      <text:p text:style-name="P4">
News Collection Link: <text:a xlink:type="simple" xlink:href="https://liveuamap.com/en/2023/07-may-donetsk-oblast2004-red-alert-aerial-thg" text:style-name="Internet_20_link" text:visited-style-name="Visited_20_Internet_20_Link">
https://liveuamap.com/en/2023/07-may-donetsk-oblast2004-red-alert-aerial-thg</text:a>
</text:p>
      <text:p text:style-name="P4">
Source: <text:a xlink:type="simple" xlink:href="https://t.me/air_alert_ua/44663" text:style-name="Internet_20_link" text:visited-style-name="Visited_20_Internet_20_Link">
https://t.me/air_alert_ua/44663</text:a>
</text:p>
      <!--NEWS-->
      <text:h text:style-name="P10" text:outline-level="1">
<text:span text:style-name="T4">
Сирський нагородив піхотинців, які стримують загарбників на передовій</text:span>
</text:h>
      <text:p text:style-name="P4">
Authors: Ukrinform (Person)</text:p>
      <text:p text:style-name="P4">
Publisher: Укринформ (Organization)</text:p>
      <text:p text:style-name="P4">
Published Time: 2023-05-07T14:07:46+03:00</text:p>
      <text:p text:style-name="P4">
Modified Time: 2023-05-07T14:07:46+03:00</text:p>
      <text:p text:style-name="P4">
Description: Командувач Східного угруповання військ генерал-полковник Олександр Сирський відвідав частини та підрозділи, які стримують російських загарбників на передньому краї. — Укрінформ.</text:p>
      <text:p text:style-name="P4">
Images: ["<text:a xlink:type="simple" xlink:href="https://static.ukrinform.com/photos/2023_05/thumb_files/630_360_1683457576-2661.jpeg" text:style-name="Internet_20_link" text:visited-style-name="Visited_20_Internet_20_Link">
630_360_16834...</text:a>
", "<text:a xlink:type="simple" xlink:href="https://static.ukrinform.com/photos/2023_05/thumb_files/630_360_1683457576-5934.jpeg" text:style-name="Internet_20_link" text:visited-style-name="Visited_20_Internet_20_Link">
630_360_16834...</text:a>
", "<text:a xlink:type="simple" xlink:href="https://static.ukrinform.com/photos/2023_05/thumb_files/630_360_1683457576-1638.jpeg" text:style-name="Internet_20_link" text:visited-style-name="Visited_20_Internet_20_Link">
630_360_16834...</text:a>
", "<text:a xlink:type="simple" xlink:href="https://static.ukrinform.com/photos/2023_05/thumb_files/630_360_1683457576-8405.jpeg" text:style-name="Internet_20_link" text:visited-style-name="Visited_20_Internet_20_Link">
630_360_16834...</text:a>
", "<text:a xlink:type="simple" xlink:href="https://static.ukrinform.com/photos/2023_05/thumb_files/630_360_1683457576-2040.jpeg" text:style-name="Internet_20_link" text:visited-style-name="Visited_20_Internet_20_Link">
630_360_16834...</text:a>
", "<text:a xlink:type="simple" xlink:href="https://static.ukrinform.com/photos/2023_05/thumb_files/630_360_1683457576-3159.jpeg" text:style-name="Internet_20_link" text:visited-style-name="Visited_20_Internet_20_Link">
630_360_16834...</text:a>
", "<text:a xlink:type="simple" xlink:href="https://static.ukrinform.com/photos/2023_05/thumb_files/630_360_1683457577-9869.jpeg" text:style-name="Internet_20_link" text:visited-style-name="Visited_20_Internet_20_Link">
630_360_16834...</text:a>
", "<text:a xlink:type="simple" xlink:href="https://static.ukrinform.com/photos/2023_05/thumb_files/630_360_1683457577-7922.jpeg" text:style-name="Internet_20_link" text:visited-style-name="Visited_20_Internet_20_Link">
630_360_16834...</text:a>
"]</text:p>
      <text:p text:style-name="P4">
Tags: ['Нагорода', 'Сирський', 'Війна з росією']</text:p>
      <text:p text:style-name="P4">
Type: Article</text:p>
      <!--METADATA-->
      <text:p text:style-name="P4">
<draw:frame draw:style-name="fr1" draw:name="Image170" text:anchor-type="as-char" svg:width="6.9236in" svg:height="3.956343in" draw:z-index="0">
<draw:image xlink:href="../Images/yкринформ/2023-05-07T14-07-46-03-00/630_360_1683457576-2661.jpeg" xlink:type="simple" xlink:show="embed" xlink:actuate="onLoad" draw:mime-type="image/jpeg"/>
</draw:frame>
Командувач Східного угруповання військ генерал-полковник Олександр Сирськийвідвідав частини та підрозділи, які стримують російських загарбників напередньому краї.</text:p>
      <text:p text:style-name="P4">
Як передає Укрінформ, про це Сухопутні війська Збройних сил Україниповідомляють у <text:a xlink:type="simple" xlink:href="https://t.me/landforcesofukraine/8846" text:style-name="Internet_20_link" text:visited-style-name="Visited_20_Internet_20_Link">
 </text:a>
 .</text:p>
      <text:p text:style-name="P4">
Командувач нагородив кращих піхотинців та привітав військовослужбовців зпрофесійним святом.</text:p>
      <text:p text:style-name="P4">
<text:span text:style-name="T4">
Читайте також:</text:span>
 <text:a xlink:type="simple" xlink:href="https://www.ukrinform.ua/rubric-ato/3705709-zelenskij-vruciv-nagorodi-voinampihotincam.html" text:style-name="Internet_20_link" text:visited-style-name="Visited_20_Internet_20_Link">
 <text:span text:style-name="T4">
піхот</text:span>
 </text:a>
</text:p>
      <text:p text:style-name="P4">
«Піхота - основа нашого війська! Поки наші піхотинці не займуть позиціїворога, до тих пір вони не вважаються зайнятими», - зазначив Сирський.</text:p>
      <text:p text:style-name="P4">
<draw:frame draw:style-name="fr1" draw:name="Image171" text:anchor-type="as-char" svg:width="6.9236in" svg:height="3.956343in" draw:z-index="0">
<draw:image xlink:href="../Images/yкринформ/2023-05-07T14-07-46-03-00/630_360_1683457576-5934.jpeg" xlink:type="simple" xlink:show="embed" xlink:actuate="onLoad" draw:mime-type="image/jpeg"/>
</draw:frame>
 Сирськийнагородив піхотинців, які стримують загарбників на передовій / Фото: Сухопутнівійська  <text:a xlink:type="simple" xlink:href="https://static.ukrinform.com/photos/2023_05/1683457576-5934.jpeg" text:style-name="Internet_20_link" text:visited-style-name="Visited_20_Internet_20_Link">
<draw:frame draw:style-name="fr1" draw:name="Image172" text:anchor-type="as-char" svg:width="6.9236in" svg:height="3.956343in" draw:z-index="0">
<draw:image xlink:href="../Images/yкринформ/2023-05-07T14-07-46-03-00/630_360_1683457576-5934.jpeg" xlink:type="simple" xlink:show="embed" xlink:actuate="onLoad" draw:mime-type="image/jpeg"/>
</draw:frame>
</text:a>
 <text:a xlink:type="simple" xlink:href="https://static.ukrinform.com/photos/2023_05/1683457576-1638.jpeg" text:style-name="Internet_20_link" text:visited-style-name="Visited_20_Internet_20_Link">
<draw:frame draw:style-name="fr1" draw:name="Image173" text:anchor-type="as-char" svg:width="6.9236in" svg:height="3.956343in" draw:z-index="0">
<draw:image xlink:href="../Images/yкринформ/2023-05-07T14-07-46-03-00/630_360_1683457576-1638.jpeg" xlink:type="simple" xlink:show="embed" xlink:actuate="onLoad" draw:mime-type="image/jpeg"/>
</draw:frame>
</text:a>
 <text:a xlink:type="simple" xlink:href="https://static.ukrinform.com/photos/2023_05/1683457576-8405.jpeg" text:style-name="Internet_20_link" text:visited-style-name="Visited_20_Internet_20_Link">
<draw:frame draw:style-name="fr1" draw:name="Image174" text:anchor-type="as-char" svg:width="6.9236in" svg:height="3.956343in" draw:z-index="0">
<draw:image xlink:href="../Images/yкринформ/2023-05-07T14-07-46-03-00/630_360_1683457576-8405.jpeg" xlink:type="simple" xlink:show="embed" xlink:actuate="onLoad" draw:mime-type="image/jpeg"/>
</draw:frame>
</text:a>
 <text:a xlink:type="simple" xlink:href="https://static.ukrinform.com/photos/2023_05/1683457576-2040.jpeg" text:style-name="Internet_20_link" text:visited-style-name="Visited_20_Internet_20_Link">
<draw:frame draw:style-name="fr1" draw:name="Image175" text:anchor-type="as-char" svg:width="6.9236in" svg:height="3.956343in" draw:z-index="0">
<draw:image xlink:href="../Images/yкринформ/2023-05-07T14-07-46-03-00/630_360_1683457576-2040.jpeg" xlink:type="simple" xlink:show="embed" xlink:actuate="onLoad" draw:mime-type="image/jpeg"/>
</draw:frame>
</text:a>
 <text:a xlink:type="simple" xlink:href="https://static.ukrinform.com/photos/2023_05/1683457576-2661.jpeg" text:style-name="Internet_20_link" text:visited-style-name="Visited_20_Internet_20_Link">
<draw:frame draw:style-name="fr1" draw:name="Image176" text:anchor-type="as-char" svg:width="6.9236in" svg:height="3.956343in" draw:z-index="0">
<draw:image xlink:href="../Images/yкринформ/2023-05-07T14-07-46-03-00/630_360_1683457576-2661.jpeg" xlink:type="simple" xlink:show="embed" xlink:actuate="onLoad" draw:mime-type="image/jpeg"/>
</draw:frame>
</text:a>
 <text:a xlink:type="simple" xlink:href="https://static.ukrinform.com/photos/2023_05/1683457576-3159.jpeg" text:style-name="Internet_20_link" text:visited-style-name="Visited_20_Internet_20_Link">
<draw:frame draw:style-name="fr1" draw:name="Image177" text:anchor-type="as-char" svg:width="6.9236in" svg:height="3.956343in" draw:z-index="0">
<draw:image xlink:href="../Images/yкринформ/2023-05-07T14-07-46-03-00/630_360_1683457576-3159.jpeg" xlink:type="simple" xlink:show="embed" xlink:actuate="onLoad" draw:mime-type="image/jpeg"/>
</draw:frame>
</text:a>
 <text:a xlink:type="simple" xlink:href="https://static.ukrinform.com/photos/2023_05/1683457577-9869.jpeg" text:style-name="Internet_20_link" text:visited-style-name="Visited_20_Internet_20_Link">
<draw:frame draw:style-name="fr1" draw:name="Image178" text:anchor-type="as-char" svg:width="6.9236in" svg:height="3.956343in" draw:z-index="0">
<draw:image xlink:href="../Images/yкринформ/2023-05-07T14-07-46-03-00/630_360_1683457577-9869.jpeg" xlink:type="simple" xlink:show="embed" xlink:actuate="onLoad" draw:mime-type="image/jpeg"/>
</draw:frame>
</text:a>
 <text:a xlink:type="simple" xlink:href="https://static.ukrinform.com/photos/2023_05/1683457577-7922.jpeg" text:style-name="Internet_20_link" text:visited-style-name="Visited_20_Internet_20_Link">
<draw:frame draw:style-name="fr1" draw:name="Image179" text:anchor-type="as-char" svg:width="6.9236in" svg:height="3.956343in" draw:z-index="0">
<draw:image xlink:href="../Images/yкринформ/2023-05-07T14-07-46-03-00/630_360_1683457577-7922.jpeg" xlink:type="simple" xlink:show="embed" xlink:actuate="onLoad" draw:mime-type="image/jpeg"/>
</draw:frame>
</text:a>
</text:p>
      <text:p text:style-name="P4">
Командувач поспілкувався з військовослужбовцями, ознайомився з проблемнимипитаннями підрозділів та надав рекомендації щодо підвищення обороноздатностіукраїнських військ на фронті.</text:p>
      <text:p text:style-name="P4">
<text:span text:style-name="T4">
Читайте також:</text:span>
 <text:a xlink:type="simple" xlink:href="https://www.ukrinform.ua/rubric-ato/3705597-vdali-kontrnastupalni-operacii-stali-mozlivimi-zavdaki-profesionalizmu-pihoti-sirskij.html" text:style-name="Internet_20_link" text:visited-style-name="Visited_20_Internet_20_Link">
 <text:span text:style-name="T4">
піхот</text:span>
 </text:a>
</text:p>
      <text:p text:style-name="P4">
Як повідомлялось, 6 травня українські піхотинці відзначали професійне свято -День піхоти Збройних сил України.</text:p>
      <text:p text:style-name="P4">
Source: <text:a xlink:type="simple" xlink:href="https://www.ukrinform.ua/rubric-ato/3705922-sirskij-nagorodiv-pihotinciv-aki-strimuut-zagarbnikiv-na-peredovij.html" text:style-name="Internet_20_link" text:visited-style-name="Visited_20_Internet_20_Link">
https://www.ukrinform.ua/rubric-ato/3705922-sirskij-nagorodiv-pihotinciv-aki-strimuut-zagarbnikiv-na-peredovij.html</text:a>
</text:p>
      <!--NEWS-->
      <text:h text:style-name="P10" text:outline-level="1">
<text:span text:style-name="T4">
На Одещину прилетіли дві сотні рожевих фламінго</text:span>
</text:h>
      <text:p text:style-name="P4">
Authors: Ukrinform (Person)</text:p>
      <text:p text:style-name="P4">
Publisher: Укринформ (Organization)</text:p>
      <text:p text:style-name="P4">
Published Time: 2023-05-07T14:08:56+03:00</text:p>
      <text:p text:style-name="P4">
Modified Time: 2023-05-07T14:08:56+03:00</text:p>
      <text:p text:style-name="P4">
Description: На Одещину в Національний парк "Тузлівські лимани" прилетіли дві сотні рожевих фламінго. — Укрінформ.</text:p>
      <text:p text:style-name="P4">
Images: ["<text:a xlink:type="simple" xlink:href="https://static.ukrinform.com/photos/2023_05/thumb_files/630_360_1683457425-669.jpg" text:style-name="Internet_20_link" text:visited-style-name="Visited_20_Internet_20_Link">
630_360_16834...</text:a>
"]</text:p>
      <text:p text:style-name="P4">
Tags: ['Одещина', 'Національний парк', 'Птахи']</text:p>
      <text:p text:style-name="P4">
Type: Article</text:p>
      <!--METADATA-->
      <text:p text:style-name="P4">
<draw:frame draw:style-name="fr1" draw:name="Image180" text:anchor-type="as-char" svg:width="6.9236in" svg:height="3.956343in" draw:z-index="0">
<draw:image xlink:href="../Images/yкринформ/2023-05-07T14-08-56-03-00/630_360_1683457425-669.jpg" xlink:type="simple" xlink:show="embed" xlink:actuate="onLoad" draw:mime-type="image/jpeg"/>
</draw:frame>
 На Одещинув Національний парк "Тузлівські лимани" прилетіли дві сотні рожевих фламінго.</text:p>
      <text:p text:style-name="P4">
Про це повідомив нацпарк у  <text:a xlink:type="simple" xlink:href="https://www.facebook.com/permalink.php" text:style-name="Internet_20_link" text:visited-style-name="Visited_20_Internet_20_Link">
</text:a>
, передає Укрінформ.</text:p>
      <text:p text:style-name="P4">
Зазначається, що з 2 травня у Національному природному парку “Тузлівськілимани” на півдні Одеської області фіксують повернення великих зграй рожевихфламінго.</text:p>
      <text:p text:style-name="P4">
Як повідомив доктор біологічних наук та науковий співробітник Національногоприродного парку "Тузлівські лимани" Іван Русєв, усього нарахували 210 рожевихфламінго.</text:p>
      <text:p text:style-name="P4">
"Вони пролетіли над кордоном "Тузлівська Амазонія". Полетіли вони далеко надлиманом Шагани, але знову повернулись і кружляли неподалік. Потім вониподались на заповідні озера Зайцева. 2 травня природоохоронник нацпарку ОленаСтаровєрова знову побачила <text:a xlink:type="simple" xlink:href="https://www.ukrinform.ua/tag-ptahi" text:style-name="Internet_20_link" text:visited-style-name="Visited_20_Internet_20_Link">
 </text:a>
 - їх було216. 3 травня ми знову бачили їхній неймовірний політ над лиманом Шагани іпересипом. Було нараховано 210 птахів", - повідомив Русєв.</text:p>
      <text:p text:style-name="P4">
З його слів, головна їжа зараз для рожевих фламінго - рясний шар мотиля.</text:p>
      <text:p text:style-name="P4">
<text:span text:style-name="T4">
Читайте також:</text:span>
 <text:a xlink:type="simple" xlink:href="https://www.ukrinform.ua/rubric-regions/3688901-na-bukovini-vidnovluut-populaciu-fazaniv.html" text:style-name="Internet_20_link" text:visited-style-name="Visited_20_Internet_20_Link">
 <text:span text:style-name="T4">
Буковині</text:span>
 <text:span text:style-name="T4">
відновлюють</text:span>
 <text:span text:style-name="T4">
популяцію</text:span>
 <text:span text:style-name="T4">
фазанів</text:span>
</text:a>
</text:p>
      <text:p text:style-name="P4">
"Частенько вони вже у нас в нацпарку бувають і тримаються ближче до заповіднихозер біля піщаного пересипу в низинах лиману Алібей на межі з лиманом Шаганита Карачаус. Ця природна екосистема є заповідною. Рішенням науково-технічноїради НПП «Тузлівські лимани» прийнято назвати ці озера - заповідними озерамиакадеміка Ювеналія Зайцева. В минулому воєнному році озера постраждали відвідсутності водообміну. Птахи зараз тримаються заповідної зони, яку забороненовідвідувати, особливо під час війни" - написав Русєв.</text:p>
      <text:p text:style-name="P4">
Також в нацпарку зазначили, що нещодавно тут були помічені чотири дельфіни,які ловили біля узбережжя рибу.</text:p>
      <text:p text:style-name="P4">
Фото: Facebook/Олег Вишняков</text:p>
      <text:p text:style-name="P4">
Source: <text:a xlink:type="simple" xlink:href="https://www.ukrinform.ua/rubric-regions/3705924-na-odesinu-priletili-dvi-sotni-rozevih-flamingo.html" text:style-name="Internet_20_link" text:visited-style-name="Visited_20_Internet_20_Link">
https://www.ukrinform.ua/rubric-regions/3705924-na-odesinu-priletili-dvi-sotni-rozevih-flamingo.html</text:a>
</text:p>
      <!--NEWS-->
      <text:h text:style-name="P10" text:outline-level="1">
<text:span text:style-name="T4">
У Львові проходить Ярмарок смаку за участю крафтових виробників</text:span>
</text:h>
      <text:p text:style-name="P4">
Authors: Ukrinform (Person)</text:p>
      <text:p text:style-name="P4">
Publisher: Укринформ (Organization)</text:p>
      <text:p text:style-name="P4">
Published Time: 2023-05-07T14:17:00+03:00</text:p>
      <text:p text:style-name="P4">
Modified Time: 2023-05-07T14:17:00+03:00</text:p>
      <text:p text:style-name="P4">
Description: На подвір'ї Львівського палацу мистецтв працює ярмарок крафтових виробників із різних областей України. — Укрінформ.</text:p>
      <text:p text:style-name="P4">
Images: ["<text:a xlink:type="simple" xlink:href="https://static.ukrinform.com/photos/2023_05/thumb_files/630_360_1683458164-473.jpg" text:style-name="Internet_20_link" text:visited-style-name="Visited_20_Internet_20_Link">
630_360_16834...</text:a>
"]</text:p>
      <text:p text:style-name="P4">
Tags: ['Львівщина', 'Ярмарок', 'Козицький ']</text:p>
      <text:p text:style-name="P4">
Type: Article</text:p>
      <!--METADATA-->
      <text:p text:style-name="P4">
<draw:frame draw:style-name="fr1" draw:name="Image181" text:anchor-type="as-char" svg:width="6.9236in" svg:height="3.956343in" draw:z-index="0">
<draw:image xlink:href="../Images/yкринформ/2023-05-07T14-17-00-03-00/630_360_1683458164-473.jpg" xlink:type="simple" xlink:show="embed" xlink:actuate="onLoad" draw:mime-type="image/jpeg"/>
</draw:frame>
 Наподвір'ї Львівського палацу мистецтв працює ярмарок крафтових виробників ізрізних областей України.</text:p>
      <text:p text:style-name="P4">
Про це повідомив у <text:a xlink:type="simple" xlink:href="https://t.me/kozytskyy_maksym_official/8092" text:style-name="Internet_20_link" text:visited-style-name="Visited_20_Internet_20_Link">
 </text:a>
 начальникЛьвівської ОВА Максим Козицький, передає Укрінформ.</text:p>
      <text:p text:style-name="P4">
"Сьогодні на подвір’ї Львівського палацу мистецтв є гарна нагода скуштувати тапридбати органічну продукцію від понад 50 крафтових виробників зі Львівщини йінших областей України, зокрема тих, які переїхали до нас через повномасштабнувійну", - зазначив Козицький.</text:p>
      <text:p text:style-name="P4">
<text:span text:style-name="T4">
Читайте також:</text:span>
 <text:a xlink:type="simple" xlink:href="https://www.ukrinform.ua/rubric-regions/3699562-u-lvovi-prohodit-persij-v-ukraini-armarok-molodiznogo-pidpriemnictva-junior-expo-2023.html" text:style-name="Internet_20_link" text:visited-style-name="Visited_20_Internet_20_Link">
 <text:span text:style-name="T4">
ярмар</text:span>
 </text:a>
</text:p>
      <text:p text:style-name="P4">
За його словами, органічна продукція, яку презентують на Львівському ярмаркусмаку, сертифікована за міжнародними стандартами. Виробники діляться секретамирецептів та проводять майстер-класи.</text:p>
      <text:p text:style-name="P4">
Тут представлені чаї, мед, соки, сири й інші молочні продукти, пастила, крупи,олія, джеми, м’ясні вироби.</text:p>
      <text:p text:style-name="P4">
<text:span text:style-name="T4">
Читайте також:</text:span>
 <text:a xlink:type="simple" xlink:href="https://www.ukrinform.ua/rubric-diaspora/3692372-u-dublini-vidbudetsa-velikodnij-ukrainskij-armarok.html" text:style-name="Internet_20_link" text:visited-style-name="Visited_20_Internet_20_Link">
 <text:span text:style-name="T4">
ярмар</text:span>
 </text:a>
</text:p>
      <text:p text:style-name="P4">
Ярмарок організований за підтримки Міністерства аграрної політики тапродовольства, департаменту агропромислового розвитку Львівської ОВА, ГО«Екотерра» та партнерів зі Швейцарії.</text:p>
      <text:p text:style-name="P4">
Source: <text:a xlink:type="simple" xlink:href="https://www.ukrinform.ua/rubric-regions/3705927-u-lvovi-prohodit-armarok-smaku-za-ucastu-kraftovih-virobnikiv.html" text:style-name="Internet_20_link" text:visited-style-name="Visited_20_Internet_20_Link">
https://www.ukrinform.ua/rubric-regions/3705927-u-lvovi-prohodit-armarok-smaku-za-ucastu-kraftovih-virobnikiv.html</text:a>
</text:p>
      <!--NEWS-->
      <text:h text:style-name="P10" text:outline-level="1">
<text:span text:style-name="T4">
Єрмак зустрівся з амбасадорами United24 - говорили про повернення викрадених росією дітей</text:span>
</text:h>
      <text:p text:style-name="P4">
Authors: Ukrinform (Person)</text:p>
      <text:p text:style-name="P4">
Publisher: Укринформ (Organization)</text:p>
      <text:p text:style-name="P4">
Published Time: 2023-05-07T14:24:00+03:00</text:p>
      <text:p text:style-name="P4">
Modified Time: 2023-05-07T14:24:00+03:00</text:p>
      <text:p text:style-name="P4">
Description: Керівник Офісу Президента Андрій Єрмак провів низку зустрічей з амбасадорами фандрейзингової платформи United24 та обговорив допомогу в поверненні українських дітей, депортованих росією. — Укрінформ.</text:p>
      <text:p text:style-name="P4">
Images: ["<text:a xlink:type="simple" xlink:href="https://static.ukrinform.com/photos/2023_05/thumb_files/630_360_1683458374-533.jpeg" text:style-name="Internet_20_link" text:visited-style-name="Visited_20_Internet_20_Link">
630_360_16834...</text:a>
", "<text:a xlink:type="simple" xlink:href="https://static.ukrinform.com/photos/2023_05/1683458374-185.jpeg" text:style-name="Internet_20_link" text:visited-style-name="Visited_20_Internet_20_Link">
1683458374-18...</text:a>
", "<text:a xlink:type="simple" xlink:href="https://static.ukrinform.com/photos/2023_05/1683458374-719.jpeg" text:style-name="Internet_20_link" text:visited-style-name="Visited_20_Internet_20_Link">
1683458374-71...</text:a>
"]</text:p>
      <text:p text:style-name="P4">
Tags: ['Депортація', 'Діти', 'Викрадення людей', 'Єрмак', 'United24', 'Амбасадор']</text:p>
      <text:p text:style-name="P4">
Type: Article</text:p>
      <!--METADATA-->
      <text:p text:style-name="P4">
<draw:frame draw:style-name="fr1" draw:name="Image182" text:anchor-type="as-char" svg:width="6.9236in" svg:height="3.956343in" draw:z-index="0">
<draw:image xlink:href="../Images/yкринформ/2023-05-07T14-24-00-03-00/630_360_1683458374-533.jpeg" xlink:type="simple" xlink:show="embed" xlink:actuate="onLoad" draw:mime-type="image/jpeg"/>
</draw:frame>
 КерівникОфісу Президента Андрій Єрмак провів низку зустрічей з амбасадорамифандрейзингової платформи United24 та обговорив допомогу в поверненніукраїнських дітей, депортованих росією.</text:p>
      <text:p text:style-name="P4">
Як передає Укрінформ, про це повідомляє  <text:a xlink:type="simple" xlink:href="https://president.gov.ua/news/andrij-yermak-obgovoriv-z-ambasadorami-united24-vidomimi-akt-82753" text:style-name="Internet_20_link" text:visited-style-name="Visited_20_Internet_20_Link">
</text:a>
 .</text:p>
      <text:p text:style-name="P4">
Зокрема відбулася зустріч із французьким кінорежисером Мішелем Азанавічусом,американською акторкою з України Іванною Сахно та канадською акторкою КетрінВинник, американським актором, режисером і продюсером Лієвом Шрайбером, атакож британським режисером-документалістом Андре Сінгером.</text:p>
      <text:p text:style-name="P4">
Очільник ОП заявив, що в питанні повернення з росії українських дітей, як і вборотьбі з державою-агресором на полі бою, вирішальну роль відіграє світоваєдність.</text:p>
      <text:p text:style-name="P4">
«Єдність світової спільноти – це така ж потужна зброя, як і HIMARS та Patriot.Ми продовжуємо шукати можливості та інструменти, за допомогою яких зможемоповернути наших дітей, депортованих росією з окупованих територій України.Тому так важливо розповідати світу про цю проблему, щоб люди в Європі йАмериці пам’ятали, що ця жахлива війна продовжується і від неї страждаютьнайменші», – наголосив Єрмак.</text:p>
      <text:p text:style-name="P4">
<draw:frame draw:style-name="fr1" draw:name="Image183" text:anchor-type="as-char" svg:width="6.9236in" svg:height="4.604691in" draw:z-index="0">
<draw:image xlink:href="../Images/yкринформ/2023-05-07T14-24-00-03-00/1683458374-185.jpeg" xlink:type="simple" xlink:show="embed" xlink:actuate="onLoad" draw:mime-type="image/jpeg"/>
</draw:frame>
</text:p>
      <text:p text:style-name="P4">
За його словами, ця проблема має кілька аспектів. Перша категорія дітей – ті,що мають батьків, від яких загарбники їх забрали й під приводом оздоровленнянезаконно вивезли на територію росії. Друга категорія – неповнолітні громадяниУкраїни, які втратили батьків, але мають бабусю, дідуся, тітку чи дядька,проте загарбники не повертають дітей їхнім рідним, а віддають на усиновленняна території рф. Найскладніша третя категорія – це діти, незаконно вивезеніросіянами з дитячих будинків, що розташовані на тимчасово захопленихтериторіях України. Їх ідентифікувати найважче, оскільки загарбники частознищують документи дітей, а під час усиновлення змінюють імена танаціональність.</text:p>
      <text:p text:style-name="P4">
<text:span text:style-name="T4">
Читайте також:</text:span>
 <text:a xlink:type="simple" xlink:href="https://www.ukrinform.ua/rubric-polytics/3705282-mzs-pro-deportaciu-ditej-zvit-obse-moze-buti-vikoristanij-dla-pritagnenna-rosii-do-vidpovidalnosti.html" text:style-name="Internet_20_link" text:visited-style-name="Visited_20_Internet_20_Link">
 <text:span text:style-name="T4">
дітей</text:span>
 </text:a>
</text:p>
      <text:p text:style-name="P4">
Єрмак зауважив, що у світі досі не існує дієвого механізму, який допоміг биповернути українських дітей на Батьківщину, тому Президент ВолодимирЗеленський поставив завдання: із залученням усіх профільних міністрів,омбудсмена, Офісу генерального прокурора розробити покрокову програму дій дляспівпраці з міжнародними організаціями, медіа, публічними особами, щобповернути дітей із росії.</text:p>
      <text:p text:style-name="P4">
«Одним із таких дієвих кроків може стати залучення зірок, які на різнихміжнародних майданчиках: на кінофестивалях, на врученні музичних і кінопремій– розповідатимуть про злочини, які росія вчиняє щодо українських дітей,позбавляючи їй Батьківщини, національної ідентичності, рідної мови тощо. Щобміжнародна спільнота тиснула на рф і вимагала повернути маленьких українцівдодому», – підкреслив Єрмак і додав, що багато відомих особистостей ужепогодилися допомагати в цьому.</text:p>
      <text:p text:style-name="P4">
Зі свого боку Сахно зауважила, що добре обізнана з проблемою депортаціїукраїнських <text:a xlink:type="simple" xlink:href="https://www.ukrinform.ua/tag-diti" text:style-name="Internet_20_link" text:visited-style-name="Visited_20_Internet_20_Link">
 </text:a>
 . Вона підтримала ідеютого, щоб люди на різних публічних майданчиках, зокрема і в Конгресі США,висвітлювали цю проблему та привертали до неї увагу американського народу.</text:p>
      <text:p text:style-name="P4">
Як сказала Винник, якби вона в Канаді не мала змоги вивчати українськітрадиції, українську мову, то не знала б свого коріння й не була б сьогодні вУкраїні. «Якщо ви розраховуєте на мою допомогу, то я на 100% на вашому боці»,– запевнила вона.</text:p>
      <text:p text:style-name="P4">
<draw:frame draw:style-name="fr1" draw:name="Image184" text:anchor-type="as-char" svg:width="6.9236in" svg:height="4.604691in" draw:z-index="0">
<draw:image xlink:href="../Images/yкринформ/2023-05-07T14-24-00-03-00/1683458374-719.jpeg" xlink:type="simple" xlink:show="embed" xlink:actuate="onLoad" draw:mime-type="image/jpeg"/>
</draw:frame>
</text:p>
      <text:p text:style-name="P4">
Також Єрмак наголосив на важливості поширення у світі правдивої інформації проподії в Україні, адже російська пропаганда продовжує працювати, зокрема вдержавах Глобального Півдня, підтримка якого дуже потрібна Україні.</text:p>
      <text:p text:style-name="P4">
На думку керівника ОП, розповідати про Україну можна через історії звичайнихукраїнців, які під час цієї повномасштабної війни здійснювали справді героїчнівчинки. Це, зокрема історія захисників «Азовсталі» та героїчної оборониКиївської, Харківської областей, інших регіонів або історія дівчинки-гімнастки, яка через російський обстріл втратила ногу, але продовжилатренування й готується до змагань.</text:p>
      <text:p text:style-name="P4">
<text:span text:style-name="T4">
Читайте також:</text:span>
 <text:a xlink:type="simple" xlink:href="https://www.ukrinform.ua/rubric-ato/3704917-pisla-orderu-mks-dla-putina-rf-stala-obereznisou-u-pitanni-ukrainskih-ditej-ekspert-obse.html" text:style-name="Internet_20_link" text:visited-style-name="Visited_20_Internet_20_Link">
 <text:span text:style-name="T4">
дітей</text:span>
 </text:a>
</text:p>
      <text:p text:style-name="P4">
«Нині про Україну знають усі у світі. І звичайно, люди будуть зацікавленідізнатися більше про нашу країну, нашу історію. Уже зараз іноземні режисеришукають такі історії в Україні, а ми як влада готові всіляко сприяти. Крімтого, у нас є талановиті режисери, актори й чудові можливості для того, щоб умайбутньому побудувати тут кіноіндустрію, коли в нас відбуватиметьсявідновлення», – підкреслив Єрмак.</text:p>
      <text:p text:style-name="P4">
«Дуже важило продовжувати підтримувати єдність світової спільноти довколаУкраїни. Нам усе ще не вистачає зброї. І для наших людей дуже важливо знати,що про Україну світ пам’ятає та не зупиняється у своїй допомозі. Це додає силі наснажує на боротьбу й на здобуття перемоги, у якій ми впевнені», –резюмував керівник Офісу Президента України.</text:p>
      <text:p text:style-name="P4">
Як повідомляв Укрінформ, 5 травня Президент Володимир Зеленський  <text:a xlink:type="simple" xlink:href="https://www.ukrinform.ua/rubric-society/3705369-zelenskij-zustrivsa-z-ambasadorami-united24.html" text:style-name="Internet_20_link" text:visited-style-name="Visited_20_Internet_20_Link">
</text:a>
 з амбасадорами фандрейзингової платформи United24та подякував їм за об’єднання світу для допомоги Україні.</text:p>
      <text:p text:style-name="P4">
Source: <text:a xlink:type="simple" xlink:href="https://www.ukrinform.ua/rubric-society/3705930-ermak-obgovoriv-z-ambasadorami-united24-povernenna-vikradenih-rosieu-ditej.html" text:style-name="Internet_20_link" text:visited-style-name="Visited_20_Internet_20_Link">
https://www.ukrinform.ua/rubric-society/3705930-ermak-obgovoriv-z-ambasadorami-united24-povernenna-vikradenih-rosieu-ditej.html</text:a>
</text:p>
      <!--NEWS-->
      <text:h text:style-name="P10" text:outline-level="1">
<text:span text:style-name="T4">
Загарбники розширюють тактику, випробовуючи українську ППО - Гуменюк</text:span>
</text:h>
      <text:p text:style-name="P4">
Authors: Ukrinform (Person)</text:p>
      <text:p text:style-name="P4">
Publisher: Укринформ (Organization)</text:p>
      <text:p text:style-name="P4">
Published Time: 2023-05-07T14:28:22+03:00</text:p>
      <text:p text:style-name="P4">
Modified Time: 2023-05-07T14:28:22+03:00</text:p>
      <text:p text:style-name="P4">
Description: Загарбники використовують різні тактики з метою виснаження української системи протиповітряної оборони. — Укрінформ.</text:p>
      <text:p text:style-name="P4">
Images: ["<text:a xlink:type="simple" xlink:href="https://static.ukrinform.com/photos/2022_07/thumb_files/630_360_1656933176-267.jpg" text:style-name="Internet_20_link" text:visited-style-name="Visited_20_Internet_20_Link">
630_360_16569...</text:a>
"]</text:p>
      <text:p text:style-name="P4">
Tags: ['Війна з росією', 'Повітряна тривога', 'ППО']</text:p>
      <text:p text:style-name="P4">
Type: Article</text:p>
      <!--METADATA-->
      <text:p text:style-name="P4">
<draw:frame draw:style-name="fr1" draw:name="Image185" text:anchor-type="as-char" svg:width="6.9236in" svg:height="3.956343in" draw:z-index="0">
<draw:image xlink:href="../Images/yкринформ/2023-05-07T14-28-22-03-00/630_360_1656933176-267.jpg" xlink:type="simple" xlink:show="embed" xlink:actuate="onLoad" draw:mime-type="image/jpeg"/>
</draw:frame>
 Загарбникивикористовують різні тактики з метою виснаження української системипротиповітряної оборони.</text:p>
      <text:p text:style-name="P4">
Про це заявила в ефірі телемарафону “Єдині новини” керівник Об’єднаногокоординаційного пресцентру Сил оборони півдня України Наталія Гуменюк,повідомляє кореспондент Укрінформу.</text:p>
      <text:p text:style-name="P4">
Відповідаючи на запитання щодо зміни тактики загарбників, яка спостерігаєтьсяостанніми тижнями, зокрема активність ворожої авіації і пов'язані з цим частіповітряні тривоги, Гуменюк зауважила, що це також є елементом психологічноготиску на населення України. Адже крім вогневого впливу, <text:a xlink:type="simple" xlink:href="https://www.ukrinform.ua/tag-rosia" text:style-name="Internet_20_link" text:visited-style-name="Visited_20_Internet_20_Link">
</text:a>
 намагається домогтися морально-психологічного виснаження українців.</text:p>
      <text:p text:style-name="P4">
“Те, що вони намагаються використовувати різні тактики — вони випробовують івиснажують нашу систему протиповітряної оборони, намагаються... знайти спосібїї обходити. І також розширюють свою тактику через те, що не мають сталогозапасу засобів, якими можуть діяти. Тобто використовують те, що в них вжезалишилося. Високоточну зброю трішки економлять, іншу... використовують,завдяки чому випробовують і вивіряють, де ж саме система протиповітряноїоборони”, - пояснила речниця.</text:p>
      <text:p text:style-name="P4">
<text:span text:style-name="T4">
Читайте також:</text:span>
 <text:a xlink:type="simple" xlink:href="https://www.ukrinform.ua/rubric-regions/3705917-zagarbniki-evakuuut-naselenna-tot-sob-prikrivatisa-nim-gumenuk.html" text:style-name="Internet_20_link" text:visited-style-name="Visited_20_Internet_20_Link">
 </text:a>
</text:p>
      <text:p text:style-name="P4">
Як повідомлялося, представник Головного управління розвідки Міністерстваоборони України Андрій Юсов заявив, що росія часто обирає символічні дати длявчинення провокацій, тому <text:a xlink:type="simple" xlink:href="https://www.ukrinform.ua/rubric-ato/3705878-rosijski-specsluzbi-na-9-travna-mozut-gotuvati-provokacii-rozvidka.html" text:style-name="Internet_20_link" text:visited-style-name="Visited_20_Internet_20_Link">
 </text:a>
 .</text:p>
      <text:p text:style-name="P4">
Source: <text:a xlink:type="simple" xlink:href="https://www.ukrinform.ua/rubric-ato/3705932-zagarbniki-rozsiruut-taktiku-viprobovuuci-ukrainsku-ppo-gumenuk.html" text:style-name="Internet_20_link" text:visited-style-name="Visited_20_Internet_20_Link">
https://www.ukrinform.ua/rubric-ato/3705932-zagarbniki-rozsiruut-taktiku-viprobovuuci-ukrainsku-ppo-gumenuk.html</text:a>
</text:p>
      <!--NEWS-->
      <text:h text:style-name="P10" text:outline-level="1">
<text:span text:style-name="T4">
До Землі наближається 76-метровий астероїд</text:span>
</text:h>
      <text:p text:style-name="P4">
Authors: Ukrinform (Person)</text:p>
      <text:p text:style-name="P4">
Publisher: Укринформ (Organization)</text:p>
      <text:p text:style-name="P4">
Published Time: 2023-05-07T14:46:00+03:00</text:p>
      <text:p text:style-name="P4">
Modified Time: 2023-05-07T14:46:00+03:00</text:p>
      <text:p text:style-name="P4">
Description: Національне управління США з аеронавтики та дослідження космосу (NASA) повідомило, що поблизу Землі у п’ятницю, 12 травня, пролетить астероїд 2023 HT4. — Укрінформ.</text:p>
      <text:p text:style-name="P4">
Images: ["<text:a xlink:type="simple" xlink:href="https://static.ukrinform.com/photos/2020_06/thumb_files/630_360_1591086046-320.jpg" text:style-name="Internet_20_link" text:visited-style-name="Visited_20_Internet_20_Link">
630_360_15910...</text:a>
"]</text:p>
      <text:p text:style-name="P4">
Tags: ['Астероїд', 'NASA', 'Земля']</text:p>
      <text:p text:style-name="P4">
Type: Article</text:p>
      <!--METADATA-->
      <text:p text:style-name="P4">
<draw:frame draw:style-name="fr1" draw:name="Image186" text:anchor-type="as-char" svg:width="6.9236in" svg:height="3.956343in" draw:z-index="0">
<draw:image xlink:href="../Images/yкринформ/2023-05-07T14-46-00-03-00/630_360_1591086046-320.jpg" xlink:type="simple" xlink:show="embed" xlink:actuate="onLoad" draw:mime-type="image/jpeg"/>
</draw:frame>
Національне управління США з аеронавтики та дослідження космосу (NASA)повідомило, що поблизу Землі у п’ятницю, 12 травня, пролетить астероїд 2023HT4.</text:p>
      <text:p text:style-name="P4">
Як передає Укрінформ, про це повідомляє <text:a xlink:type="simple" xlink:href="https://ssd.jpl.nasa.gov/tools/sbdb_lookup.html#/" text:style-name="Internet_20_link" text:visited-style-name="Visited_20_Internet_20_Link">
</text:a>
(JPL).</text:p>
      <text:p text:style-name="P4">
За даними NASA, довжина небесного об'єкта - близько 76 метрів.</text:p>
      <text:p text:style-name="P4">
Відстань від нього до Землі становитиме близько 6,08 млн км. Зазначається, щошвидкість руху астероїда дорівнює 32 184 км за годину.</text:p>
      <text:p text:style-name="P4">
Варто зауважити, що якщо астероїд наближається до Землі на відстань ближче за7,4 млн км, а його розмір більший за 150 м, то у <text:a xlink:type="simple" xlink:href="https://www.ukrinform.ua/tag-nasa" text:style-name="Internet_20_link" text:visited-style-name="Visited_20_Internet_20_Link">
</text:a>
 вважають його «потенційно небезпечнимоб’єктом». Однак 2023 HT4 не відповідає обом критеріям одночасно, тому невважається «потенційно небезпечним».</text:p>
      <text:p text:style-name="P4">
<text:span text:style-name="T4">
Читайте також:</text:span>
 <text:a xlink:type="simple" xlink:href="https://www.ukrinform.ua/rubric-technology/3701292-kitaj-gotuetsa-provesti-v-kosmosi-eksperiment-zi-zmini-orbiti-asteroida.html" text:style-name="Internet_20_link" text:visited-style-name="Visited_20_Internet_20_Link">
 <text:span text:style-name="T4">
астероїд</text:span>
 </text:a>
</text:p>
      <text:p text:style-name="P4">
Як повідомляв Укрінформ, Національне управління США з аеронавтики тадослідження космосу (NASA) повідомило, що поблизу Землі у понеділок, 17квітня, пролетів стометровий астероїд 2023 GM.</text:p>
      <text:p text:style-name="P4">
Source: <text:a xlink:type="simple" xlink:href="https://www.ukrinform.ua/rubric-technology/3705939-do-zemli-nablizaetsa-76metrovij-asteroid.html" text:style-name="Internet_20_link" text:visited-style-name="Visited_20_Internet_20_Link">
https://www.ukrinform.ua/rubric-technology/3705939-do-zemli-nablizaetsa-76metrovij-asteroid.html</text:a>
</text:p>
      <!--NEWS-->
      <text:h text:style-name="P10" text:outline-level="1">
<text:span text:style-name="T4">
УПЛ: «Металіст» обіграв «Львів», «Чорноморець» поступився «Дніпру-1»</text:span>
</text:h>
      <text:p text:style-name="P4">
Authors: Ukrinform (Person)</text:p>
      <text:p text:style-name="P4">
Publisher: Укринформ (Organization)</text:p>
      <text:p text:style-name="P4">
Published Time: 2023-05-07T14:58:00+03:00</text:p>
      <text:p text:style-name="P4">
Modified Time: 2023-05-07T14:58:00+03:00</text:p>
      <text:p text:style-name="P4">
Description: У чемпіонаті України з футболу серед команд Прем'єр-ліги (УПЛ) завершилися перші поєдинки чергового, 25-го туру. — Укрінформ.</text:p>
      <text:p text:style-name="P4">
Images: ["<text:a xlink:type="simple" xlink:href="https://static.ukrinform.com/photos/2019_09/thumb_files/630_360_1569402287-491.jpg" text:style-name="Internet_20_link" text:visited-style-name="Visited_20_Internet_20_Link">
630_360_15694...</text:a>
"]</text:p>
      <text:p text:style-name="P4">
Tags: ['Футбол', "Прем'єр-ліга"]</text:p>
      <text:p text:style-name="P4">
Type: Article</text:p>
      <!--METADATA-->
      <text:p text:style-name="P4">
<draw:frame draw:style-name="fr1" draw:name="Image187" text:anchor-type="as-char" svg:width="6.9236in" svg:height="3.956343in" draw:z-index="0">
<draw:image xlink:href="../Images/yкринформ/2023-05-07T14-58-00-03-00/630_360_1569402287-491.jpg" xlink:type="simple" xlink:show="embed" xlink:actuate="onLoad" draw:mime-type="image/jpeg"/>
</draw:frame>
 Учемпіонаті України з футболу серед команд Прем'єр-ліги (УПЛ) завершилися першіпоєдинки чергового, 25-го туру.</text:p>
      <text:p text:style-name="P4">
В Ужгороді харківський «Металіст» завдяки влучному удару Максима Прядуна на79-й хвилині взяв гору над «Львовом» - 1:0, передає Укрінформ.</text:p>
      <text:p text:style-name="P4">
У паралельному поєдинку в Одесі місцевий «Чорноморець» програв «Дніпру-1» -1:2.</text:p>
      <text:p text:style-name="P4">
На гол форварда «моряків» Даниїла Алефіренка, який відкрив рахунок на 53-йхвилині, у гостей відповіли Олександр Назаренко (57) та Артем Довбик (82). На63-й хвилині Довбик не реалізував пенальті.</text:p>
      <text:p text:style-name="P4">
Третій недільний матч за участю «Олександрії» та донецького «Шахтаря»розпочався о 15.00.</text:p>
      <text:p text:style-name="P4">
Програму туру в понеділок, 8 травня, завершать поєдинки криворізького«Кривбаса» з київським «Динамо» (13.00), закарпатського «Миная» з полтавською«Ворсклою» (14.00), львівського «Руха» з «Інгульцем» із Петрового (15.00),рівненського «Вереса» з ковалівським «Колосом» (15.00), луганської «Зорі» зхарківським «Металістом 1925» (17.00).</text:p>
      <text:p text:style-name="P4">
<text:span text:style-name="T4">
Читайте також:</text:span>
 <text:a xlink:type="simple" xlink:href="https://www.ukrinform.ua/rubric-sports/3705432-futbolisti-zvagela-vijsli-na-druge-misce-u-drugij-lizi-pfl.html" text:style-name="Internet_20_link" text:visited-style-name="Visited_20_Internet_20_Link">
 <text:span text:style-name="T4">
Футбол</text:span>
 </text:a>
</text:p>
      <text:p text:style-name="P4">
У турнірній таблиці УПЛ лідирує «Шахтар», у якого 59 очок (після 24-х ігор),далі - «Дніпро-1» - 57 (24), «Зоря» - 52 (24), «Динамо» - 47 (24),«Олександрія» - 37 (23), «Кривбас» - 32 (24), «Ворскла» - 30 (24), «Колос» -30 (24)...</text:p>
      <text:p text:style-name="P4">
Source: <text:a xlink:type="simple" xlink:href="https://www.ukrinform.ua/rubric-sports/3705942-upl-metalist-obigrav-lviv-cornomorec-postupivsa-dnipru1.html" text:style-name="Internet_20_link" text:visited-style-name="Visited_20_Internet_20_Link">
https://www.ukrinform.ua/rubric-sports/3705942-upl-metalist-obigrav-lviv-cornomorec-postupivsa-dnipru1.html</text:a>
</text:p>
      <!--NEWS-->
      <text:h text:style-name="P10" text:outline-level="1">
<text:span text:style-name="T4">
Прем’єр Словаччини подав прохання про відставку</text:span>
</text:h>
      <text:p text:style-name="P4">
Authors: Ukrinform (Person)</text:p>
      <text:p text:style-name="P4">
Publisher: Укринформ (Organization)</text:p>
      <text:p text:style-name="P4">
Published Time: 2023-05-07T14:58:51+03:00</text:p>
      <text:p text:style-name="P4">
Modified Time: 2023-05-07T14:58:51+03:00</text:p>
      <text:p text:style-name="P4">
Description: Прем’єр-міністр Словаччини Едуард Хегер звернувся до президента Зузани Чапутової з проханням про відставку. — Укрінформ.</text:p>
      <text:p text:style-name="P4">
Images: ["<text:a xlink:type="simple" xlink:href="https://static.ukrinform.com/photos/2023_05/thumb_files/630_360_1683460541-783.jpg" text:style-name="Internet_20_link" text:visited-style-name="Visited_20_Internet_20_Link">
630_360_16834...</text:a>
"]</text:p>
      <text:p text:style-name="P4">
Tags: ['Уряд', 'Відставка', 'Словаччина']</text:p>
      <text:p text:style-name="P4">
Type: Article</text:p>
      <!--METADATA-->
      <text:p text:style-name="P4">
<draw:frame draw:style-name="fr1" draw:name="Image188" text:anchor-type="as-char" svg:width="6.9236in" svg:height="3.951625in" draw:z-index="0">
<draw:image xlink:href="../Images/yкринформ/2023-05-07T14-58-51-03-00/630_360_1683460541-783.jpg" xlink:type="simple" xlink:show="embed" xlink:actuate="onLoad" draw:mime-type="image/jpeg"/>
</draw:frame>
 Прем’єр-міністр Словаччини Едуард Хегер звернувся до президента Зузани Чапутової зпроханням про відставку.</text:p>
      <text:p text:style-name="P4">
Про це повідомляє <text:a xlink:type="simple" xlink:href="https://www.reuters.com/world/europe/slovakia-prime-minister-quits-2023-05-07/" text:style-name="Internet_20_link" text:visited-style-name="Visited_20_Internet_20_Link">
 </text:a>
 , передає Укрінформ.</text:p>
      <text:p text:style-name="P4">
«Я вирішив просити президента позбавити мене повноважень і залишити президентупростір для того, щоб спробувати з урядом технократів у стабільності та миріпривести <text:a xlink:type="simple" xlink:href="https://www.ukrinform.ua/tag-slovaccina" text:style-name="Internet_20_link" text:visited-style-name="Visited_20_Internet_20_Link">
 </text:a>
 до демократичнихпарламентських виборів», – сказав Хегер.</text:p>
      <text:p text:style-name="P4">
У другій половині дня він має зустрітися із президентом Чапутовою, яка маєповноваження призначити нового тимчасового прем’єр-міністра.</text:p>
      <text:p text:style-name="P4">
Правляча коаліція втратила більшість у вересні минулого року, коли з неївийшла партія «Свобода і солідарність» (SaS).</text:p>
      <text:p text:style-name="P4">
Цього тижня у Словаччині подали у відставку відразу два міністри - сільськогогосподарства та закордонних справ.</text:p>
      <text:p text:style-name="P4">
<text:span text:style-name="T4">
Читайте також:</text:span>
 <text:a xlink:type="simple" xlink:href="https://www.ukrinform.ua/rubric-polytics/3702129-slovaccina-gotova-dopomogti-ukraini-aknajsvidse-dosagti-kriteriiv-clenstva-v-es-caputova.html" text:style-name="Internet_20_link" text:visited-style-name="Visited_20_Internet_20_Link">
 <text:span text:style-name="T4">
Словачч</text:span>
 </text:a>
</text:p>
      <text:p text:style-name="P4">
Як повідомляв Укрінформ, президент Словаччини Зузана Чапутова допускає, щопісля дострокових парламентських виборів у країні можливі деякі зміни увідносинах з Україною.</text:p>
      <text:p text:style-name="P4">
У грудні 2022 року парламент Словаччини проголосував за вотум недовіриправоцентристському уряду. Президент Зузана Чапутова попросила Хегеразалишатися на посаді з обмеженими повноваженнями до проведення нових виборів.</text:p>
      <text:p text:style-name="P4">
Дострокові парламентські вибори у Словаччині відбудуться 30 вересня 2023 року.</text:p>
      <text:p text:style-name="P4">
<text:span text:style-name="T5">
Фото: ВВС</text:span>
</text:p>
      <text:p text:style-name="P4">
Source: <text:a xlink:type="simple" xlink:href="https://www.ukrinform.ua/rubric-world/3705943-premer-slovaccini-podav-prohanna-pro-vidstavku.html" text:style-name="Internet_20_link" text:visited-style-name="Visited_20_Internet_20_Link">
https://www.ukrinform.ua/rubric-world/3705943-premer-slovaccini-podav-prohanna-pro-vidstavku.html</text:a>
</text:p>
      <!--NEWS-->
      <text:h text:style-name="P10" text:outline-level="1">
<text:span text:style-name="T4">
Zaporizka Oblast(21:08). Red Alert: aerial threat. Sirens sounding. Take cover now!</text:span>
</text:h>
      <text:p text:style-name="P4">
Authors: liveuamap (Language: en)</text:p>
      <text:p text:style-name="P4">
Time: 2023-05-07T15:09:00</text:p>
      <text:p text:style-name="P4">
Location: Zaporizka Oblast (Latitude:47.612021 Longtitude:35.765261)</text:p>
      <text:p text:style-name="P4">
Videos: []</text:p>
      <text:p text:style-name="P4">
Images: []</text:p>
      <text:p text:style-name="P4">
Tags: ["Europe", "Central and Eastern Europe"]</text:p>
      <text:p text:style-name="P4">
ID: 22561150</text:p>
      <!--METADATA-->
      <text:p text:style-name="P4">
Zaporizka Oblast(21:08). Red Alert: aerial threat. Sirens sounding. Take covernow!</text:p>
      <text:p text:style-name="P4">
News Collection Link: <text:a xlink:type="simple" xlink:href="https://liveuamap.com/en/2023/07-may-zaporizka-oblast2108-red-alert-aerial-g" text:style-name="Internet_20_link" text:visited-style-name="Visited_20_Internet_20_Link">
https://liveuamap.com/en/2023/07-may-zaporizka-oblast2108-red-alert-aerial-g</text:a>
</text:p>
      <text:p text:style-name="P4">
Source: <text:a xlink:type="simple" xlink:href="https://t.me/air_alert_ua/44668" text:style-name="Internet_20_link" text:visited-style-name="Visited_20_Internet_20_Link">
https://t.me/air_alert_ua/44668</text:a>
</text:p>
      <!--NEWS-->
      <text:h text:style-name="P10" text:outline-level="1">
<text:span text:style-name="T4">
У Кишиневі затримали майже 30 осіб на протесті проросійської партії «Шор»</text:span>
</text:h>
      <text:p text:style-name="P4">
Authors: Ukrinform (Person)</text:p>
      <text:p text:style-name="P4">
Publisher: Укринформ (Organization)</text:p>
      <text:p text:style-name="P4">
Published Time: 2023-05-07T15:11:00+03:00</text:p>
      <text:p text:style-name="P4">
Modified Time: 2023-05-07T15:11:00+03:00</text:p>
      <text:p text:style-name="P4">
Description: Поліція Молдови заявила у неділю, 7 травня, про затримання 27 учасників акції протесту, яку проводить у центрі Кишинева проросійська партія «Шор». — Укрінформ.</text:p>
      <text:p text:style-name="P4">
Images: ["<text:a xlink:type="simple" xlink:href="https://static.ukrinform.com/photos/2023_05/thumb_files/630_360_1683460461-706.jpg" text:style-name="Internet_20_link" text:visited-style-name="Visited_20_Internet_20_Link">
630_360_16834...</text:a>
"]</text:p>
      <text:p text:style-name="P4">
Tags: ['Кишинів', 'Мітинг', 'Молдова']</text:p>
      <text:p text:style-name="P4">
Type: Article</text:p>
      <!--METADATA-->
      <text:p text:style-name="P4">
<draw:frame draw:style-name="fr1" draw:name="Image189" text:anchor-type="as-char" svg:width="6.9236in" svg:height="3.956343in" draw:z-index="0">
<draw:image xlink:href="../Images/yкринформ/2023-05-07T15-11-00-03-00/630_360_1683460461-706.jpg" xlink:type="simple" xlink:show="embed" xlink:actuate="onLoad" draw:mime-type="image/jpeg"/>
</draw:frame>
 ПоліціяМолдови заявила у неділю, 7 травня, про затримання 27 учасників акціїпротесту, яку проводить у центрі Кишинева проросійська партія «Шор».</text:p>
      <text:p text:style-name="P4">
Як передає Укрінформ, про це повідомляє <text:a xlink:type="simple" xlink:href="https://newsmaker.md/rus/novosti/politsiya-zaderzhala-27-uchastnikov-protesta-partii-shor-v-kishineve/" text:style-name="Internet_20_link" text:visited-style-name="Visited_20_Internet_20_Link">
</text:a>
 .</text:p>
      <text:p text:style-name="P4">
За інформацією правоохоронців, усіх затриманих відвели до відділень поліціїдля перевірки документів.</text:p>
      <text:p text:style-name="P4">
У поліції зазначили, що затримали учасників акції, які поводилися підозріло.Четверо із затриманих уже зізналися поліцейським, що вирішили взяти участь вакції, бо їм пообіцяли винагороду. Поліція нагадала, що за учасників акціївідповідають її організатори.</text:p>
      <text:p text:style-name="P4">
<text:span text:style-name="T4">
Читайте також:</text:span>
 <text:a xlink:type="simple" xlink:href="https://www.ukrinform.ua/rubric-economy/3705779-ukraina-gotue-zaboronu-importu-z-moldovi-kacka.html" text:style-name="Internet_20_link" text:visited-style-name="Visited_20_Internet_20_Link">
 <text:span text:style-name="T4">
Молдов</text:span>
 </text:a>
</text:p>
      <text:p text:style-name="P4">
Згодом у поліції розповіли, що виявили у деяких учасників протестів партії«Шор» легкозаймисті речовини, які, за словами протестувальників, вони малинамір використати для підпалу певних об'єктів.</text:p>
      <text:p text:style-name="P4">
7 травня «Рух для народу», до якого входять активісти та політики, зокрема зпроросійської партії «Шор», проводить мітинг у центрі Кишинева. Учасникипротесту зібралися біля будівлі парламенту та вимагають відставки президента йзаконодавчого органу, а також проведення дострокових виборів у країні.</text:p>
      <text:p text:style-name="P4">
<text:span text:style-name="T4">
Читайте також:</text:span>
 <text:a xlink:type="simple" xlink:href="https://www.ukrinform.ua/rubric-world/3703021-u-moldovi-zatrimali-vicegolovu-prorosijskoi-partii-sor-tauber.html" text:style-name="Internet_20_link" text:visited-style-name="Visited_20_Internet_20_Link">
 <text:span text:style-name="T4">
Шор</text:span>
 </text:a>
</text:p>
      <text:p text:style-name="P4">
Як повідомляв Укрінформ, 13 квітня Апеляційна палата Кишинева <text:a xlink:type="simple" xlink:href="https://www.ukrinform.ua/rubric-world/3695626-u-moldovi-zasudili-do-15-rokiv-vaznici-lidera-prorosijskoi-partii-sor.html" text:style-name="Internet_20_link" text:visited-style-name="Visited_20_Internet_20_Link">
</text:a>
 із конфіскацією майнана 5 мільярдів леїв (понад 270 мільйонів доларів). Також суд заборонив Шоруобіймати посади в банківській системі впродовж п'яти років та конфіскував йогоактиви на користь держави.</text:p>
      <text:p text:style-name="P4">
У 2015 році Ілана Шора засудили у справі про «крадіжку мільярда» до 7,5 рокуув'язнення за шахрайство та відмивання грошей. Справа перебувала на розгляді вАпеляційній палаті Кишинева. Слухання багаторазово відтерміновували.</text:p>
      <text:p text:style-name="P4">
У 2019 році Ілан Шор виїхав з Молдови. За деякими даними, наразі він перебуваєв Ізраїлі.</text:p>
      <text:p text:style-name="P4">
<text:span text:style-name="T4">
Читайте також:</text:span>
 <text:a xlink:type="simple" xlink:href="https://www.ukrinform.ua/rubric-world/3701523-u-moldovi-pozbavili-mandata-prorosijskogo-deputatavtikaca-ilana-sora.html" text:style-name="Internet_20_link" text:visited-style-name="Visited_20_Internet_20_Link">
 <text:span text:style-name="T4">
Шора</text:span>
 </text:a>
</text:p>
      <text:p text:style-name="P4">
26 жовтня 2022 р. Міністерство фінансів США оголосило про запровадженнясанкцій проти дев'яти осіб та 12 організацій у Молдові, яких вважаютьучасниками «постійних кампаній зловмисного впливу кремля», а також причетнимидо системної корупції в республіці. Під санкції, зокрема, підпали молдавськіолігархи Володимир Плахотнюк та Ілан Шор.</text:p>
      <text:p text:style-name="P4">
Представники проросійської партії «Шор» неодноразово організовувалиантиурядові акції у Молдові з метою дестабілізувати ситуацію у країні.</text:p>
      <text:p text:style-name="P4">
Фото: NewsMaker</text:p>
      <text:p text:style-name="P4">
Source: <text:a xlink:type="simple" xlink:href="https://www.ukrinform.ua/rubric-world/3705947-u-kisinevi-zatrimali-majze-30-osib-na-protesti-prorosijskoi-partii-sor.html" text:style-name="Internet_20_link" text:visited-style-name="Visited_20_Internet_20_Link">
https://www.ukrinform.ua/rubric-world/3705947-u-kisinevi-zatrimali-majze-30-osib-na-protesti-prorosijskoi-partii-sor.html</text:a>
</text:p>
      <!--NEWS-->
      <text:h text:style-name="P10" text:outline-level="1">
<text:span text:style-name="T4">
Dnipro, Dnipropetrovska Oblast(21:24). Red Alert: aerial threat. Sirens sounding. Take cover ...</text:span>
</text:h>
      <text:p text:style-name="P4">
Authors: liveuamap (Language: en)</text:p>
      <text:p text:style-name="P4">
Time: 2023-05-07T15:26:00</text:p>
      <text:p text:style-name="P4">
Location: Dnipro (Latitude:48.45933 Longtitude:35.03806)</text:p>
      <text:p text:style-name="P4">
Videos: []</text:p>
      <text:p text:style-name="P4">
Images: []</text:p>
      <text:p text:style-name="P4">
Tags: ["Europe", "Central and Eastern Europe"]</text:p>
      <text:p text:style-name="P4">
ID: 22561151</text:p>
      <!--METADATA-->
      <text:p text:style-name="P4">
Dnipro, Dnipropetrovska Oblast(21:24). Red Alert: aerial threat. Sirenssounding. Take cover now!</text:p>
      <text:p text:style-name="P4">
News Collection Link: <text:a xlink:type="simple" xlink:href="https://liveuamap.com/en/2023/07-may-dnipro-dnipropetrovska-oblast2124-red-g" text:style-name="Internet_20_link" text:visited-style-name="Visited_20_Internet_20_Link">
https://liveuamap.com/en/2023/07-may-dnipro-dnipropetrovska-oblast2124-red-g</text:a>
</text:p>
      <text:p text:style-name="P4">
Source: <text:a xlink:type="simple" xlink:href="https://t.me/air_alert_ua/44669" text:style-name="Internet_20_link" text:visited-style-name="Visited_20_Internet_20_Link">
https://t.me/air_alert_ua/44669</text:a>
</text:p>
      <!--NEWS-->
      <text:h text:style-name="P10" text:outline-level="1">
<text:span text:style-name="T4">
У Стокгольмі провели вечір української культури</text:span>
</text:h>
      <text:p text:style-name="P4">
Authors: Ukrinform (Person)</text:p>
      <text:p text:style-name="P4">
Publisher: Укринформ (Organization)</text:p>
      <text:p text:style-name="P4">
Published Time: 2023-05-07T15:34:00+03:00</text:p>
      <text:p text:style-name="P4">
Modified Time: 2023-05-07T15:34:00+03:00</text:p>
      <text:p text:style-name="P4">
Description: Українська культурна субота зібрала у Стокгольмі майже 120 гостей – українців, які через війну отримали тимчасовий прихисток у Швеції. — Укрінформ.</text:p>
      <text:p text:style-name="P4">
Images: ["<text:a xlink:type="simple" xlink:href="https://static.ukrinform.com/photos/2023_05/thumb_files/630_360_1683462826-206.jpg" text:style-name="Internet_20_link" text:visited-style-name="Visited_20_Internet_20_Link">
630_360_16834...</text:a>
", "<text:a xlink:type="simple" xlink:href="https://static.ukrinform.com/photos/2023_05/thumb_files/630_360_1683462488-8294.jpeg" text:style-name="Internet_20_link" text:visited-style-name="Visited_20_Internet_20_Link">
630_360_16834...</text:a>
", "<text:a xlink:type="simple" xlink:href="https://static.ukrinform.com/photos/2023_05/thumb_files/630_360_1683462484-7722.jpeg" text:style-name="Internet_20_link" text:visited-style-name="Visited_20_Internet_20_Link">
630_360_16834...</text:a>
", "<text:a xlink:type="simple" xlink:href="https://static.ukrinform.com/photos/2023_05/thumb_files/630_360_1683462483-3639.jpeg" text:style-name="Internet_20_link" text:visited-style-name="Visited_20_Internet_20_Link">
630_360_16834...</text:a>
", "<text:a xlink:type="simple" xlink:href="https://static.ukrinform.com/photos/2023_05/thumb_files/630_360_1683462484-9486.jpeg" text:style-name="Internet_20_link" text:visited-style-name="Visited_20_Internet_20_Link">
630_360_16834...</text:a>
", "<text:a xlink:type="simple" xlink:href="https://static.ukrinform.com/photos/2023_05/thumb_files/630_360_1683462484-7994.jpeg" text:style-name="Internet_20_link" text:visited-style-name="Visited_20_Internet_20_Link">
630_360_16834...</text:a>
", "<text:a xlink:type="simple" xlink:href="https://static.ukrinform.com/photos/2023_05/thumb_files/630_360_1683462486-8594.jpeg" text:style-name="Internet_20_link" text:visited-style-name="Visited_20_Internet_20_Link">
630_360_16834...</text:a>
", "<text:a xlink:type="simple" xlink:href="https://static.ukrinform.com/photos/2023_05/thumb_files/630_360_1683462487-8534.jpeg" text:style-name="Internet_20_link" text:visited-style-name="Visited_20_Internet_20_Link">
630_360_16834...</text:a>
", "<text:a xlink:type="simple" xlink:href="https://static.ukrinform.com/photos/2023_05/thumb_files/630_360_1683462487-9005.jpeg" text:style-name="Internet_20_link" text:visited-style-name="Visited_20_Internet_20_Link">
630_360_16834...</text:a>
", "<text:a xlink:type="simple" xlink:href="https://static.ukrinform.com/photos/2023_05/thumb_files/630_360_1683462490-2204.jpeg" text:style-name="Internet_20_link" text:visited-style-name="Visited_20_Internet_20_Link">
630_360_16834...</text:a>
", "<text:a xlink:type="simple" xlink:href="https://static.ukrinform.com/photos/2023_05/thumb_files/630_360_1683462488-4043.jpeg" text:style-name="Internet_20_link" text:visited-style-name="Visited_20_Internet_20_Link">
630_360_16834...</text:a>
", "<text:a xlink:type="simple" xlink:href="https://static.ukrinform.com/photos/2023_05/thumb_files/630_360_1683462490-9890.jpeg" text:style-name="Internet_20_link" text:visited-style-name="Visited_20_Internet_20_Link">
630_360_16834...</text:a>
", "<text:a xlink:type="simple" xlink:href="https://static.ukrinform.com/photos/2023_05/thumb_files/630_360_1683462486-6240.jpeg" text:style-name="Internet_20_link" text:visited-style-name="Visited_20_Internet_20_Link">
630_360_16834...</text:a>
", "<text:a xlink:type="simple" xlink:href="https://static.ukrinform.com/photos/2023_05/thumb_files/630_360_1683462484-1072.jpeg" text:style-name="Internet_20_link" text:visited-style-name="Visited_20_Internet_20_Link">
630_360_16834...</text:a>
", "<text:a xlink:type="simple" xlink:href="https://static.ukrinform.com/photos/2023_05/thumb_files/630_360_1683462487-8862.jpeg" text:style-name="Internet_20_link" text:visited-style-name="Visited_20_Internet_20_Link">
630_360_16834...</text:a>
", "<text:a xlink:type="simple" xlink:href="https://static.ukrinform.com/photos/2023_05/thumb_files/630_360_1683462490-4022.jpeg" text:style-name="Internet_20_link" text:visited-style-name="Visited_20_Internet_20_Link">
630_360_16834...</text:a>
", "<text:a xlink:type="simple" xlink:href="https://static.ukrinform.com/photos/2023_05/thumb_files/630_360_1683462483-2244.jpeg" text:style-name="Internet_20_link" text:visited-style-name="Visited_20_Internet_20_Link">
630_360_16834...</text:a>
", "<text:a xlink:type="simple" xlink:href="https://static.ukrinform.com/photos/2023_05/thumb_files/630_360_1683462488-3995.jpeg" text:style-name="Internet_20_link" text:visited-style-name="Visited_20_Internet_20_Link">
630_360_16834...</text:a>
"]</text:p>
      <text:p text:style-name="P4">
Tags: ['Діаспора', 'Культура', 'Стокгольм', 'Швеція']</text:p>
      <text:p text:style-name="P4">
Type: Article</text:p>
      <!--METADATA-->
      <text:p text:style-name="P4">
<draw:frame draw:style-name="fr1" draw:name="Image190" text:anchor-type="as-char" svg:width="6.9236in" svg:height="3.956343in" draw:z-index="0">
<draw:image xlink:href="../Images/yкринформ/2023-05-07T15-34-00-03-00/630_360_1683462826-206.jpg" xlink:type="simple" xlink:show="embed" xlink:actuate="onLoad" draw:mime-type="image/jpeg"/>
</draw:frame>
 Українськакультурна субота зібрала у Стокгольмі майже 120 гостей – українців, які черезвійну отримали тимчасовий прихисток у Швеції.</text:p>
      <text:p text:style-name="P4">
Мистецько-гастрономічну імпрезу організував українсько-шведський культурнийклуб, що з минулого року діє у Стокгольмі, повідомляє кореспондент Укрінформу.</text:p>
      <text:p text:style-name="P4">
«На цей суботній вечір української культури запросили не тільки українців, алей шведські та молдовські родини, які співпрацюють із наших клубом. Хотіли уневимушеній атмосфері створити присутнім умови для відвертого спілкування,дати їм можливість дізнатися про культурні особливості як України, так іШвеції й Молдови. Думаємо, таке взаємопроникнення культур трьох народівдозволить запрошеним на вечір краще пізнати та зрозуміти один одного тут, уШвеції», - розповіла кореспонденту агентства одна з організаторів імпрези -голова українсько-шведського культурного клубу у Стокгольмі Альона Сандгрен.</text:p>
      <text:p text:style-name="P4">
<draw:frame draw:style-name="fr1" draw:name="Image191" text:anchor-type="as-char" svg:width="6.9236in" svg:height="3.956343in" draw:z-index="0">
<draw:image xlink:href="../Images/yкринформ/2023-05-07T15-34-00-03-00/630_360_1683462488-8294.jpeg" xlink:type="simple" xlink:show="embed" xlink:actuate="onLoad" draw:mime-type="image/jpeg"/>
</draw:frame>
 УСтокгольмі провели вечір української культури / Олег Снітовський, Укрінформ  <text:a xlink:type="simple" xlink:href="https://static.ukrinform.com/photos/2023_05/1683462488-8294.jpeg" text:style-name="Internet_20_link" text:visited-style-name="Visited_20_Internet_20_Link">
<draw:frame draw:style-name="fr1" draw:name="Image192" text:anchor-type="as-char" svg:width="6.9236in" svg:height="3.956343in" draw:z-index="0">
<draw:image xlink:href="../Images/yкринформ/2023-05-07T15-34-00-03-00/630_360_1683462488-8294.jpeg" xlink:type="simple" xlink:show="embed" xlink:actuate="onLoad" draw:mime-type="image/jpeg"/>
</draw:frame>
</text:a>
 <text:a xlink:type="simple" xlink:href="https://static.ukrinform.com/photos/2023_05/1683462484-7722.jpeg" text:style-name="Internet_20_link" text:visited-style-name="Visited_20_Internet_20_Link">
<draw:frame draw:style-name="fr1" draw:name="Image193" text:anchor-type="as-char" svg:width="6.9236in" svg:height="3.956343in" draw:z-index="0">
<draw:image xlink:href="../Images/yкринформ/2023-05-07T15-34-00-03-00/630_360_1683462484-7722.jpeg" xlink:type="simple" xlink:show="embed" xlink:actuate="onLoad" draw:mime-type="image/jpeg"/>
</draw:frame>
</text:a>
 <text:a xlink:type="simple" xlink:href="https://static.ukrinform.com/photos/2023_05/1683462483-3639.jpeg" text:style-name="Internet_20_link" text:visited-style-name="Visited_20_Internet_20_Link">
<draw:frame draw:style-name="fr1" draw:name="Image194" text:anchor-type="as-char" svg:width="6.9236in" svg:height="3.956343in" draw:z-index="0">
<draw:image xlink:href="../Images/yкринформ/2023-05-07T15-34-00-03-00/630_360_1683462483-3639.jpeg" xlink:type="simple" xlink:show="embed" xlink:actuate="onLoad" draw:mime-type="image/jpeg"/>
</draw:frame>
</text:a>
 <text:a xlink:type="simple" xlink:href="https://static.ukrinform.com/photos/2023_05/1683462484-9486.jpeg" text:style-name="Internet_20_link" text:visited-style-name="Visited_20_Internet_20_Link">
<draw:frame draw:style-name="fr1" draw:name="Image195" text:anchor-type="as-char" svg:width="6.9236in" svg:height="3.956343in" draw:z-index="0">
<draw:image xlink:href="../Images/yкринформ/2023-05-07T15-34-00-03-00/630_360_1683462484-9486.jpeg" xlink:type="simple" xlink:show="embed" xlink:actuate="onLoad" draw:mime-type="image/jpeg"/>
</draw:frame>
</text:a>
 <text:a xlink:type="simple" xlink:href="https://static.ukrinform.com/photos/2023_05/1683462484-7994.jpeg" text:style-name="Internet_20_link" text:visited-style-name="Visited_20_Internet_20_Link">
<draw:frame draw:style-name="fr1" draw:name="Image196" text:anchor-type="as-char" svg:width="6.9236in" svg:height="3.956343in" draw:z-index="0">
<draw:image xlink:href="../Images/yкринформ/2023-05-07T15-34-00-03-00/630_360_1683462484-7994.jpeg" xlink:type="simple" xlink:show="embed" xlink:actuate="onLoad" draw:mime-type="image/jpeg"/>
</draw:frame>
</text:a>
 <text:a xlink:type="simple" xlink:href="https://static.ukrinform.com/photos/2023_05/1683462486-8594.jpeg" text:style-name="Internet_20_link" text:visited-style-name="Visited_20_Internet_20_Link">
<draw:frame draw:style-name="fr1" draw:name="Image197" text:anchor-type="as-char" svg:width="6.9236in" svg:height="3.956343in" draw:z-index="0">
<draw:image xlink:href="../Images/yкринформ/2023-05-07T15-34-00-03-00/630_360_1683462486-8594.jpeg" xlink:type="simple" xlink:show="embed" xlink:actuate="onLoad" draw:mime-type="image/jpeg"/>
</draw:frame>
</text:a>
 <text:a xlink:type="simple" xlink:href="https://static.ukrinform.com/photos/2023_05/1683462487-8534.jpeg" text:style-name="Internet_20_link" text:visited-style-name="Visited_20_Internet_20_Link">
<draw:frame draw:style-name="fr1" draw:name="Image198" text:anchor-type="as-char" svg:width="6.9236in" svg:height="3.956343in" draw:z-index="0">
<draw:image xlink:href="../Images/yкринформ/2023-05-07T15-34-00-03-00/630_360_1683462487-8534.jpeg" xlink:type="simple" xlink:show="embed" xlink:actuate="onLoad" draw:mime-type="image/jpeg"/>
</draw:frame>
</text:a>
 <text:a xlink:type="simple" xlink:href="https://static.ukrinform.com/photos/2023_05/1683462487-9005.jpeg" text:style-name="Internet_20_link" text:visited-style-name="Visited_20_Internet_20_Link">
<draw:frame draw:style-name="fr1" draw:name="Image199" text:anchor-type="as-char" svg:width="6.9236in" svg:height="3.956343in" draw:z-index="0">
<draw:image xlink:href="../Images/yкринформ/2023-05-07T15-34-00-03-00/630_360_1683462487-9005.jpeg" xlink:type="simple" xlink:show="embed" xlink:actuate="onLoad" draw:mime-type="image/jpeg"/>
</draw:frame>
</text:a>
 <text:a xlink:type="simple" xlink:href="https://static.ukrinform.com/photos/2023_05/1683462490-2204.jpeg" text:style-name="Internet_20_link" text:visited-style-name="Visited_20_Internet_20_Link">
<draw:frame draw:style-name="fr1" draw:name="Image200" text:anchor-type="as-char" svg:width="6.9236in" svg:height="3.956343in" draw:z-index="0">
<draw:image xlink:href="../Images/yкринформ/2023-05-07T15-34-00-03-00/630_360_1683462490-2204.jpeg" xlink:type="simple" xlink:show="embed" xlink:actuate="onLoad" draw:mime-type="image/jpeg"/>
</draw:frame>
</text:a>
 <text:a xlink:type="simple" xlink:href="https://static.ukrinform.com/photos/2023_05/1683462488-4043.jpeg" text:style-name="Internet_20_link" text:visited-style-name="Visited_20_Internet_20_Link">
<draw:frame draw:style-name="fr1" draw:name="Image201" text:anchor-type="as-char" svg:width="6.9236in" svg:height="3.956343in" draw:z-index="0">
<draw:image xlink:href="../Images/yкринформ/2023-05-07T15-34-00-03-00/630_360_1683462488-4043.jpeg" xlink:type="simple" xlink:show="embed" xlink:actuate="onLoad" draw:mime-type="image/jpeg"/>
</draw:frame>
</text:a>
 <text:a xlink:type="simple" xlink:href="https://static.ukrinform.com/photos/2023_05/1683462490-9890.jpeg" text:style-name="Internet_20_link" text:visited-style-name="Visited_20_Internet_20_Link">
<draw:frame draw:style-name="fr1" draw:name="Image202" text:anchor-type="as-char" svg:width="6.9236in" svg:height="3.956343in" draw:z-index="0">
<draw:image xlink:href="../Images/yкринформ/2023-05-07T15-34-00-03-00/630_360_1683462490-9890.jpeg" xlink:type="simple" xlink:show="embed" xlink:actuate="onLoad" draw:mime-type="image/jpeg"/>
</draw:frame>
</text:a>
 <text:a xlink:type="simple" xlink:href="https://static.ukrinform.com/photos/2023_05/1683462486-6240.jpeg" text:style-name="Internet_20_link" text:visited-style-name="Visited_20_Internet_20_Link">
<draw:frame draw:style-name="fr1" draw:name="Image203" text:anchor-type="as-char" svg:width="6.9236in" svg:height="3.956343in" draw:z-index="0">
<draw:image xlink:href="../Images/yкринформ/2023-05-07T15-34-00-03-00/630_360_1683462486-6240.jpeg" xlink:type="simple" xlink:show="embed" xlink:actuate="onLoad" draw:mime-type="image/jpeg"/>
</draw:frame>
</text:a>
 <text:a xlink:type="simple" xlink:href="https://static.ukrinform.com/photos/2023_05/1683462484-1072.jpeg" text:style-name="Internet_20_link" text:visited-style-name="Visited_20_Internet_20_Link">
<draw:frame draw:style-name="fr1" draw:name="Image204" text:anchor-type="as-char" svg:width="6.9236in" svg:height="3.956343in" draw:z-index="0">
<draw:image xlink:href="../Images/yкринформ/2023-05-07T15-34-00-03-00/630_360_1683462484-1072.jpeg" xlink:type="simple" xlink:show="embed" xlink:actuate="onLoad" draw:mime-type="image/jpeg"/>
</draw:frame>
</text:a>
 <text:a xlink:type="simple" xlink:href="https://static.ukrinform.com/photos/2023_05/1683462487-8862.jpeg" text:style-name="Internet_20_link" text:visited-style-name="Visited_20_Internet_20_Link">
<draw:frame draw:style-name="fr1" draw:name="Image205" text:anchor-type="as-char" svg:width="6.9236in" svg:height="3.956343in" draw:z-index="0">
<draw:image xlink:href="../Images/yкринформ/2023-05-07T15-34-00-03-00/630_360_1683462487-8862.jpeg" xlink:type="simple" xlink:show="embed" xlink:actuate="onLoad" draw:mime-type="image/jpeg"/>
</draw:frame>
</text:a>
 <text:a xlink:type="simple" xlink:href="https://static.ukrinform.com/photos/2023_05/1683462490-4022.jpeg" text:style-name="Internet_20_link" text:visited-style-name="Visited_20_Internet_20_Link">
<draw:frame draw:style-name="fr1" draw:name="Image206" text:anchor-type="as-char" svg:width="6.9236in" svg:height="3.956343in" draw:z-index="0">
<draw:image xlink:href="../Images/yкринформ/2023-05-07T15-34-00-03-00/630_360_1683462490-4022.jpeg" xlink:type="simple" xlink:show="embed" xlink:actuate="onLoad" draw:mime-type="image/jpeg"/>
</draw:frame>
</text:a>
 <text:a xlink:type="simple" xlink:href="https://static.ukrinform.com/photos/2023_05/1683462483-2244.jpeg" text:style-name="Internet_20_link" text:visited-style-name="Visited_20_Internet_20_Link">
<draw:frame draw:style-name="fr1" draw:name="Image207" text:anchor-type="as-char" svg:width="6.9236in" svg:height="3.956343in" draw:z-index="0">
<draw:image xlink:href="../Images/yкринформ/2023-05-07T15-34-00-03-00/630_360_1683462483-2244.jpeg" xlink:type="simple" xlink:show="embed" xlink:actuate="onLoad" draw:mime-type="image/jpeg"/>
</draw:frame>
</text:a>
 <text:a xlink:type="simple" xlink:href="https://static.ukrinform.com/photos/2023_05/1683462488-3995.jpeg" text:style-name="Internet_20_link" text:visited-style-name="Visited_20_Internet_20_Link">
<draw:frame draw:style-name="fr1" draw:name="Image208" text:anchor-type="as-char" svg:width="6.9236in" svg:height="3.956343in" draw:z-index="0">
<draw:image xlink:href="../Images/yкринформ/2023-05-07T15-34-00-03-00/630_360_1683462488-3995.jpeg" xlink:type="simple" xlink:show="embed" xlink:actuate="onLoad" draw:mime-type="image/jpeg"/>
</draw:frame>
</text:a>
</text:p>
      <text:p text:style-name="P4">
За її словами, програма української культурної суботи містила цікаві факти зукраїнсько-шведських-молдовських культурних традицій, майстер-клас ізприготування страв, який провели господині з України, що нині через війнутимчасово проживають у Швеції. А дітей забавляли шведські циркові актори. Назавершення гості переглянули мистецьку програму, підготовлену силамиукраїнсько-шведського культурного клубу в Стокгольмі.</text:p>
      <text:p text:style-name="P4">
Як повідомляв Укрінформ, минулого року у Стокгольмі <text:a xlink:type="simple" xlink:href="https://www.ukrinform.ua/rubric-diaspora/3611258-u-stokgolmi-vidkrili-ukrainskij-kulturnij-centr.html" text:style-name="Internet_20_link" text:visited-style-name="Visited_20_Internet_20_Link">
</text:a>
 Український культурний центр.</text:p>
      <text:p text:style-name="P4">
Раніше повідомлялося про створення інформаційної платформи для українськихгромадських організацій та спільнот - Ukrainska Aktiviteter i Sverige(Українські заходи у Швеції).</text:p>
      <text:p text:style-name="P4">
<text:span text:style-name="T5">
Фото: Олег Снітовський</text:span>
</text:p>
      <text:p text:style-name="P4">
Source: <text:a xlink:type="simple" xlink:href="https://www.ukrinform.ua/rubric-diaspora/3705957-u-stokgolmi-proveli-vecir-ukrainskoi-kulturi.html" text:style-name="Internet_20_link" text:visited-style-name="Visited_20_Internet_20_Link">
https://www.ukrinform.ua/rubric-diaspora/3705957-u-stokgolmi-proveli-vecir-ukrainskoi-kulturi.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5-07T15:35:00+03:00</text:p>
      <text:p text:style-name="P4">
Modified Time: 2023-05-07T15:35: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209" text:anchor-type="as-char" svg:width="6.9236in" svg:height="3.956343in" draw:z-index="0">
<draw:image xlink:href="../Images/yкринформ/2023-05-07T15-35-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210" text:anchor-type="as-char" svg:width="6.9236in" svg:height="6.9236in" draw:z-index="0">
<draw:image xlink:href="../Images/yкринформ/2023-05-07T15-35-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211" text:anchor-type="as-char" svg:width="6.9236in" svg:height="6.9236in" draw:z-index="0">
<draw:image xlink:href="../Images/yкринформ/2023-05-07T15-35-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212" text:anchor-type="as-char" svg:width="6.9236in" svg:height="6.9236in" draw:z-index="0">
<draw:image xlink:href="../Images/yкринформ/2023-05-07T15-35-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213" text:anchor-type="as-char" svg:width="6.9236in" svg:height="6.9236in" draw:z-index="0">
<draw:image xlink:href="../Images/yкринформ/2023-05-07T15-35-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214" text:anchor-type="as-char" svg:width="6.9236in" svg:height="6.9236in" draw:z-index="0">
<draw:image xlink:href="../Images/yкринформ/2023-05-07T15-35-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215" text:anchor-type="as-char" svg:width="6.9236in" svg:height="6.9236in" draw:z-index="0">
<draw:image xlink:href="../Images/yкринформ/2023-05-07T15-35-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216" text:anchor-type="as-char" svg:width="6.9236in" svg:height="6.9236in" draw:z-index="0">
<draw:image xlink:href="../Images/yкринформ/2023-05-07T15-35-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217" text:anchor-type="as-char" svg:width="6.9236in" svg:height="6.9236in" draw:z-index="0">
<draw:image xlink:href="../Images/yкринформ/2023-05-07T15-35-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218" text:anchor-type="as-char" svg:width="6.9236in" svg:height="6.9236in" draw:z-index="0">
<draw:image xlink:href="../Images/yкринформ/2023-05-07T15-35-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219" text:anchor-type="as-char" svg:width="6.9236in" svg:height="6.9236in" draw:z-index="0">
<draw:image xlink:href="../Images/yкринформ/2023-05-07T15-35-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У США представили міні-робота для зарядки електрокарів</text:span>
</text:h>
      <text:p text:style-name="P4">
Authors: Ukrinform (Person)</text:p>
      <text:p text:style-name="P4">
Publisher: Укринформ (Organization)</text:p>
      <text:p text:style-name="P4">
Published Time: 2023-05-07T15:43:00+03:00</text:p>
      <text:p text:style-name="P4">
Modified Time: 2023-05-07T15:43:00+03:00</text:p>
      <text:p text:style-name="P4">
Description: Стартап Autev із американського міста Сієтл презентував невеликого мініатюрного робота для зарядки електричних автомобілів. — Укрінформ.</text:p>
      <text:p text:style-name="P4">
Images: ["<text:a xlink:type="simple" xlink:href="https://static.ukrinform.com/photos/2023_05/thumb_files/630_360_1683463597-499.png" text:style-name="Internet_20_link" text:visited-style-name="Visited_20_Internet_20_Link">
630_360_16834...</text:a>
", "<text:a xlink:type="simple" xlink:href="https://static.ukrinform.com/photos/2023_05/1683463595-951.png" text:style-name="Internet_20_link" text:visited-style-name="Visited_20_Internet_20_Link">
1683463595-95...</text:a>
"]</text:p>
      <text:p text:style-name="P4">
Tags: ['Автомобіль', 'робот', 'США']</text:p>
      <text:p text:style-name="P4">
Type: Article</text:p>
      <!--METADATA-->
      <text:p text:style-name="P4">
<draw:frame draw:style-name="fr1" draw:name="Image220" text:anchor-type="as-char" svg:width="6.9236in" svg:height="3.956343in" draw:z-index="0">
<draw:image xlink:href="../Images/yкринформ/2023-05-07T15-43-00-03-00/630_360_1683463597-499.png" xlink:type="simple" xlink:show="embed" xlink:actuate="onLoad" draw:mime-type="image/png"/>
</draw:frame>
 СтартапAutev із американського міста Сієтл презентував невеликого мініатюрного роботадля зарядки електричних автомобілів.</text:p>
      <text:p text:style-name="P4">
Як передає Укрінформ, про це повідомляє <text:a xlink:type="simple" xlink:href="https://newatlas.com/automotive/autev-ev-charging-robots/" text:style-name="Internet_20_link" text:visited-style-name="Visited_20_Internet_20_Link">
</text:a>
 .</text:p>
      <text:p text:style-name="P4">
Autev — це, по суті, «велика батарея на колесах».</text:p>
      <text:p text:style-name="P4">
Він автономно добирається до електромобіля користувача, якщо його «покликати»через додаток.</text:p>
      <text:p text:style-name="P4">
<draw:frame draw:style-name="fr1" draw:name="Image221" text:anchor-type="as-char" svg:width="6.9236in" svg:height="3.820801in" draw:z-index="0">
<draw:image xlink:href="../Images/yкринформ/2023-05-07T15-43-00-03-00/1683463595-951.png" xlink:type="simple" xlink:show="embed" xlink:actuate="onLoad" draw:mime-type="image/png"/>
</draw:frame>
</text:p>
      <text:p text:style-name="P4">
Міні-робот можна розташувати на будь-якому паркувальному місці в гаражі,спеціально обладнаному для електромобілів, чи в іншому місці.</text:p>
      <text:p text:style-name="P4">
Зазначається, що коли робот прибуває до електрокара, користувач простопідключає його зарядний кабель до зарядного порту свого автомобіля. Коливласник <text:a xlink:type="simple" xlink:href="https://www.ukrinform.ua/tag-avtomobil" text:style-name="Internet_20_link" text:visited-style-name="Visited_20_Internet_20_Link">
 </text:a>
 повертається, вінвід’єднує кабель від робота, дозволяючи йому повернутися до власної зарядноїстанції в гаражі.</text:p>
      <text:p text:style-name="P4">
Якщо ж користувач повертається раніше і хоче піти до завершення заряджання,він може або зменшити бажану ємність зарядки за допомогою програми, або простовручну від’єднати кабель робота.</text:p>
      <text:p text:style-name="P4">
<text:span text:style-name="T4">
Читайте також:</text:span>
 <text:a xlink:type="simple" xlink:href="https://www.ukrinform.ua/rubric-technology/3697785-tesla-vdruge-za-misac-znizue-cini-elektrokari-prodaut-vid-40-tisac.html" text:style-name="Internet_20_link" text:visited-style-name="Visited_20_Internet_20_Link">
 <text:span text:style-name="T4">
електрока</text:span>
 </text:a>
</text:p>
      <text:p text:style-name="P4">
Як повідомляв Укрінформ, компанія NaaS Technology Inc., провідний постачальникпослуг із зарядки електромобілів у Китаї, представив свій перший автоматичнийзарядний робот власної розробки, щоб задовольнити зростаючий попит на мобільнузарядку електромобілів.</text:p>
      <text:p text:style-name="P4">
<text:span text:style-name="T5">
Фото: New Atlas</text:span>
</text:p>
      <text:p text:style-name="P4">
Source: <text:a xlink:type="simple" xlink:href="https://www.ukrinform.ua/rubric-technology/3705961-u-ssa-predstavili-minirobota-dla-zaradki-elektrokariv.html" text:style-name="Internet_20_link" text:visited-style-name="Visited_20_Internet_20_Link">
https://www.ukrinform.ua/rubric-technology/3705961-u-ssa-predstavili-minirobota-dla-zaradki-elektrokariv.html</text:a>
</text:p>
      <!--NEWS-->
      <text:h text:style-name="P10" text:outline-level="1">
<text:span text:style-name="T4">
Томас Бах: Ми докладаємо всі зусилля, щоб виконати місію щодо повернення росіян і білорусів до міжнародних змагань</text:span>
</text:h>
      <text:p text:style-name="P4">
Authors: Ukrinform (Person)</text:p>
      <text:p text:style-name="P4">
Publisher: Укринформ (Organization)</text:p>
      <text:p text:style-name="P4">
Published Time: 2023-05-07T15:46:00+03:00</text:p>
      <text:p text:style-name="P4">
Modified Time: 2023-05-07T15:46:00+03:00</text:p>
      <text:p text:style-name="P4">
Description: Президент Міжнародного олімпійського комітету (МОК) Томас Бах прокоментував повернення росіян і білорусів до міжнародних змагань. — Укрінформ.</text:p>
      <text:p text:style-name="P4">
Images: ["<text:a xlink:type="simple" xlink:href="https://static.ukrinform.com/photos/2023_05/thumb_files/630_360_1683463371-646.jpg" text:style-name="Internet_20_link" text:visited-style-name="Visited_20_Internet_20_Link">
630_360_16834...</text:a>
"]</text:p>
      <text:p text:style-name="P4">
Tags: ['МОК', 'Олімпіада', 'Олімпійські ігри']</text:p>
      <text:p text:style-name="P4">
Type: Article</text:p>
      <!--METADATA-->
      <text:p text:style-name="P4">
<draw:frame draw:style-name="fr1" draw:name="Image222" text:anchor-type="as-char" svg:width="6.9236in" svg:height="3.956343in" draw:z-index="0">
<draw:image xlink:href="../Images/yкринформ/2023-05-07T15-46-00-03-00/630_360_1683463371-646.jpg" xlink:type="simple" xlink:show="embed" xlink:actuate="onLoad" draw:mime-type="image/jpeg"/>
</draw:frame>
 ПрезидентМіжнародного олімпійського комітету (МОК) Томас Бах прокоментував поверненняросіян і білорусів до міжнародних змагань.</text:p>
      <text:p text:style-name="P4">
Свою заяву він зробив в <text:a xlink:type="simple" xlink:href="https://www.shine.cn/sport/2305071886/" text:style-name="Internet_20_link" text:visited-style-name="Visited_20_Internet_20_Link">
 </text:a>
 ChinaDaily, передає Укрінформ.</text:p>
      <text:p text:style-name="P4">
«Зараз ми докладаємо всіх зусиль, щоб виконати місію, реалізувати пропозиціїолімпійського руху, повернувши спортсменів з російськими чи білоруськимипаспортами на міжнародні змагання. Ми дуже тісно співпрацюємо та обмінюємосядумками з міжнародними федераціями, які на цю мить відповідають за проведеннясвоїх змагань.Ми дуже сподіваємося, що ця місія може бути виконана на умовах,які були встановлені, щоб спортсмени з цих двох країни брали участь узмаганнях у нейтральному статусі, щоб ми могли справді об’єднати весь світОлімпійськими іграми в Парижі», - сказав Бах.</text:p>
      <text:p text:style-name="P4">
Президент МОК також прокоментував втручання урядів різних країн світу уситуацію з допуском росіян та білорусів до міжнародних змагань.</text:p>
      <text:p text:style-name="P4">
«Ви знаєте заяви урядів, які хочуть вирішувати, хто може брати участь вОлімпійських іграх, міжнародних спортивних змаганнях, а хто ні. Ми повиннібути дуже твердими, щоб ці рішення приймалися відповідальними спортивнимиорганізаціями. Думаю, що уряди мають право висловлювати свою позицію. Але вонитакож усвідомлюють, що будь-який вид бойкоту покарає лише їхніх власнихспортсменів і позбавить їхній народ можливості пишатися виступами спортсменівна Олімпіаді», - додав Бах.</text:p>
      <text:p text:style-name="P4">
<text:span text:style-name="T4">
Читайте також:</text:span>
 <text:a xlink:type="simple" xlink:href="https://www.ukrinform.ua/rubric-sports/3688669-mok-rekomenduvav-miznarodnim-federaciam-povernuti-rosian-i-bilorusiv-do-miznarodnih-zmagan.html" text:style-name="Internet_20_link" text:visited-style-name="Visited_20_Internet_20_Link">
 <text:span text:style-name="T4">
МОК</text:span>
 </text:a>
</text:p>
      <text:p text:style-name="P4">
Як повідомляв Укрінформ, наприкінці січня МОК оголосив про намір повернутиспортсменів з росії та білорусі до виступів на міжнародних змаганнях піднейтральним прапором.</text:p>
      <text:p text:style-name="P4">
<text:a xlink:type="simple" xlink:href="https://www.ukrinform.ua/rubric-sports/3695638-minmolodsportu-pidgotuvalo-oficijnij-nakaz-pro-bojkot-zmagan-z-rosijskimi-ta-biloruskimi-sportsmenami.html" text:style-name="Internet_20_link" text:visited-style-name="Visited_20_Internet_20_Link">
 </text:a>
 України з цього приводу незмінна: допоки в Україні триваєвійна, країни-агресорки не мають бути допущені до змагань у будь-якомустатусі, навіть під нейтральним прапором. У разі допуску росіян та білорусівукраїнська збірна може бойкотувати Олімпіаду.</text:p>
      <text:p text:style-name="P4">
Фото: Getty Images</text:p>
      <text:p text:style-name="P4">
Source: <text:a xlink:type="simple" xlink:href="https://www.ukrinform.ua/rubric-sports/3705960-tomas-bah-mi-dokladaemo-vsi-zusilla-sob-vikonati-misiu-sodo-povernenna-rosian-i-bilorusiv-do-miznarodnih-zmagan.html" text:style-name="Internet_20_link" text:visited-style-name="Visited_20_Internet_20_Link">
https://www.ukrinform.ua/rubric-sports/3705960-tomas-bah-mi-dokladaemo-vsi-zusilla-sob-vikonati-misiu-sodo-povernenna-rosian-i-bilorusiv-do-miznarodnih-zmagan.html</text:a>
</text:p>
      <!--NEWS-->
      <text:h text:style-name="P10" text:outline-level="1">
<text:span text:style-name="T4">
Mykolaiv, Mykolayivska Oblast(21:57). Red Alert: aerial threat. Sirens sounding. Take cover now!</text:span>
</text:h>
      <text:p text:style-name="P4">
Authors: liveuamap (Language: en)</text:p>
      <text:p text:style-name="P4">
Time: 2023-05-07T15:57:00</text:p>
      <text:p text:style-name="P4">
Location: Mykolaiv (Latitude:46.94866 Longtitude:32.00639)</text:p>
      <text:p text:style-name="P4">
Videos: []</text:p>
      <text:p text:style-name="P4">
Images: []</text:p>
      <text:p text:style-name="P4">
Tags: ["Europe", "Central and Eastern Europe"]</text:p>
      <text:p text:style-name="P4">
ID: 22561152</text:p>
      <!--METADATA-->
      <text:p text:style-name="P4">
Mykolaiv, Mykolayivska Oblast(21:57). Red Alert: aerial threat. Sirenssounding. Take cover now!</text:p>
      <text:p text:style-name="P4">
News Collection Link: <text:a xlink:type="simple" xlink:href="https://liveuamap.com/en/2023/07-may-mykolaiv-mykolayivska-oblast2157-red-ag" text:style-name="Internet_20_link" text:visited-style-name="Visited_20_Internet_20_Link">
https://liveuamap.com/en/2023/07-may-mykolaiv-mykolayivska-oblast2157-red-ag</text:a>
</text:p>
      <text:p text:style-name="P4">
Source: <text:a xlink:type="simple" xlink:href="https://t.me/suspilnemykolaiv/25087" text:style-name="Internet_20_link" text:visited-style-name="Visited_20_Internet_20_Link">
https://t.me/suspilnemykolaiv/25087</text:a>
</text:p>
      <!--NEWS-->
      <text:h text:style-name="P10" text:outline-level="1">
<text:span text:style-name="T4">
У Черкасах звільнили двох поліцейських, підозрюваних у скоєнні злочину щодо неповнолітньої</text:span>
</text:h>
      <text:p text:style-name="P4">
Authors: Ukrinform (Person)</text:p>
      <text:p text:style-name="P4">
Publisher: Укринформ (Organization)</text:p>
      <text:p text:style-name="P4">
Published Time: 2023-05-07T15:58:14+03:00</text:p>
      <text:p text:style-name="P4">
Modified Time: 2023-05-07T15:58:14+03:00</text:p>
      <text:p text:style-name="P4">
Description: У Черкасах двох правоохоронців підозрюють у скоєнні злочину щодо неповнолітньої, обох звільнили з поліції. — Укрінформ.</text:p>
      <text:p text:style-name="P4">
Images: ["<text:a xlink:type="simple" xlink:href="https://static.ukrinform.com/photos/2020_11/thumb_files/630_360_1606121763-440.jpg" text:style-name="Internet_20_link" text:visited-style-name="Visited_20_Internet_20_Link">
630_360_16061...</text:a>
"]</text:p>
      <text:p text:style-name="P4">
Tags: ['Діти', 'Поліція', 'Черкаси']</text:p>
      <text:p text:style-name="P4">
Type: Article</text:p>
      <!--METADATA-->
      <text:p text:style-name="P4">
<draw:frame draw:style-name="fr1" draw:name="Image223" text:anchor-type="as-char" svg:width="6.9236in" svg:height="3.956343in" draw:z-index="0">
<draw:image xlink:href="../Images/yкринформ/2023-05-07T15-58-14-03-00/630_360_1606121763-440.jpg" xlink:type="simple" xlink:show="embed" xlink:actuate="onLoad" draw:mime-type="image/jpeg"/>
</draw:frame>
 У Черкасахдвох правоохоронців підозрюють у скоєнні злочину щодо неповнолітньої, обохзвільнили з поліції.</text:p>
      <text:p text:style-name="P4">
Про це повідомляє  пресслужба <text:a xlink:type="simple" xlink:href="https://ch.npu.gov.ua/news/u-cherkasakh-dvoie-pravookhorontsiv-iaki-pidozriuiutsia-u-vchynenni-zlochynu-vidnosno-nepovnolitnoi-zvilneni-z-lav-politsii" text:style-name="Internet_20_link" text:visited-style-name="Visited_20_Internet_20_Link">
 </text:a>
 , передає Укрінформ.</text:p>
      <text:p text:style-name="P4">
Як зазначається, 6 травня до поліції звернулася мешканка Черкас, яка заявила,що стосовно її 17-річної доньки було скоєно злочин сексуального характеру.</text:p>
      <text:p text:style-name="P4">
"Під час перевірки інформації з’ясувалося, що до вчинення кримінальногоправопорушення ймовірно причетні двоє працівників поліції... Фігурантівзатримано... Слідчі Державного бюро розслідувань повідомили їм про підозру", -поінформували у поліції.</text:p>
      <text:p text:style-name="P4">
Зазначається, що в поліції Черкащини проводиться службове розслідування,матеріали якого в найкоротший термін будуть скеровані до ДБР та долучені доматеріалів кримінального провадження.</text:p>
      <text:p text:style-name="P4">
<text:span text:style-name="T4">
Читайте також:</text:span>
 <text:a xlink:type="simple" xlink:href="https://www.ukrinform.ua/rubric-regions/3690009-na-zakarpatti-zinku-ta-ii-spivmeskanca-pidozruut-u-zgvaltuvanni-nepovnolitnoi-donki.html" text:style-name="Internet_20_link" text:visited-style-name="Visited_20_Internet_20_Link">
 <text:span text:style-name="T4">
неповноліт</text:span>
 </text:a>
</text:p>
      <text:p text:style-name="P4">
"Двоє підозрюваних поліцейських звільнені з лав поліції, а їх безпосередніхкерівників відсторонено від виконання службових обовʼязків", - заявили упресслужбі.</text:p>
      <text:p text:style-name="P4">
Як повідомлялося, у Черкасах судитимуть колишнього спеціаліста відділудокументального забезпечення обласної прокуратури та колишнього головногофахівця філії обласного управління “Ощадбанку”, які виправдовували збройнуагресію рф проти України.</text:p>
      <text:p text:style-name="P4">
Source: <text:a xlink:type="simple" xlink:href="https://www.ukrinform.ua/rubric-regions/3705963-u-cerkasah-zvilnili-dvoh-policejskih-pidozruvanih-u-skoenni-zlocinu-sodo-nepovnolitnoi.html" text:style-name="Internet_20_link" text:visited-style-name="Visited_20_Internet_20_Link">
https://www.ukrinform.ua/rubric-regions/3705963-u-cerkasah-zvilnili-dvoh-policejskih-pidozruvanih-u-skoenni-zlocinu-sodo-nepovnolitnoi.html</text:a>
</text:p>
      <!--NEWS-->
      <text:h text:style-name="P10" text:outline-level="1">
<text:span text:style-name="T4">
Kalush Orchestra виступили на відкритті Містечка Євробачення у Ліверпулі</text:span>
</text:h>
      <text:p text:style-name="P4">
Authors: Ukrinform (Person)</text:p>
      <text:p text:style-name="P4">
Publisher: Укринформ (Organization)</text:p>
      <text:p text:style-name="P4">
Published Time: 2023-05-07T15:58:37+03:00</text:p>
      <text:p text:style-name="P4">
Modified Time: 2023-05-07T15:58:37+03:00</text:p>
      <text:p text:style-name="P4">
Description: Kalush Orchestra виступили на відкритті Євровіледж — офіційної фан-зони конкурсу Євробачення у Ліверпулі. — Укрінформ.</text:p>
      <text:p text:style-name="P4">
Images: ["<text:a xlink:type="simple" xlink:href="https://static.ukrinform.com/photos/2023_05/thumb_files/630_360_1683464241-557.jpg" text:style-name="Internet_20_link" text:visited-style-name="Visited_20_Internet_20_Link">
630_360_16834...</text:a>
"]</text:p>
      <text:p text:style-name="P4">
Tags: ['Євробачення', 'Ліверпуль', 'Kalush Orchestra']</text:p>
      <text:p text:style-name="P4">
Type: Article</text:p>
      <!--METADATA-->
      <text:p text:style-name="P4">
<draw:frame draw:style-name="fr1" draw:name="Image224" text:anchor-type="as-char" svg:width="6.9236in" svg:height="3.956343in" draw:z-index="0">
<draw:image xlink:href="../Images/yкринформ/2023-05-07T15-58-37-03-00/630_360_1683464241-557.jpg" xlink:type="simple" xlink:show="embed" xlink:actuate="onLoad" draw:mime-type="image/jpeg"/>
</draw:frame>
 KalushOrchestra виступили на відкритті Євровіледж — офіційної фан-зони конкурсуЄвробачення у Ліверпулі.</text:p>
      <text:p text:style-name="P4">
Як передає Укрінформ, про це Міністерство культури та інформаційної політикиповідомляє у <text:a xlink:type="simple" xlink:href="https://t.me/mkipu/5923" text:style-name="Internet_20_link" text:visited-style-name="Visited_20_Internet_20_Link">
 </text:a>
</text:p>
      <text:p text:style-name="P4">
5 травня в Ліверпулі відкрилася офіційна фан-зона — Містечко <text:a xlink:type="simple" xlink:href="https://www.ukrinform.ua/tag-evrobacenna" text:style-name="Internet_20_link" text:visited-style-name="Visited_20_Internet_20_Link">
</text:a>
 , дев’ятиденна культурна програма,яка триватиме до 13 травня. Під час неї заплановані живі виступи, перфомансита діджей-сети.</text:p>
      <text:p text:style-name="Quotations">

<text:p text:style-name="P4">
What you’re missing, right now, at the <text:a xlink:type="simple" xlink:href="https://twitter.com/Eurovision" text:style-name="Internet_20_link" text:visited-style-name="Visited_20_Internet_20_Link">
&gt;
 </text:a>
 Village in Liverpool.&gt;
 Kalush Orchestra are AMAZING. Slava Ukraini!!! 🇺🇦💙💛🩷🇺🇦 <text:a xlink:type="simple" xlink:href="https://twitter.com/hashtag/Eurovision2023" text:style-name="Internet_20_link" text:visited-style-name="Visited_20_Internet_20_Link">
&gt;
 </text:a>
 <text:a xlink:type="simple" xlink:href="https://t.co/pJYcQoULac" text:style-name="Internet_20_link" text:visited-style-name="Visited_20_Internet_20_Link">
&gt;
 </text:a>
&gt;
&gt;
 — Jennifer Johnston (@jjohnstonmezzo) <text:a xlink:type="simple" xlink:href="https://twitter.com/jjohnstonmezzo/status/1654568175369871361" text:style-name="Internet_20_link" text:visited-style-name="Visited_20_Internet_20_Link">
&gt;
 </text:a>
</text:p>

</text:p>
      <text:p text:style-name="P4">
Окрема зона фестивалю, «Відкрийте Україну», присвячена святкуванню творчостіукраїнських митців.</text:p>
      <text:p text:style-name="P4">
<text:span text:style-name="T4">
Читайте також:</text:span>
 <text:a xlink:type="simple" xlink:href="https://www.ukrinform.ua/rubric-culture/3705250-liverpul-do-evrobacenna2023-zagovoriv-ukrainskou.html" text:style-name="Internet_20_link" text:visited-style-name="Visited_20_Internet_20_Link">
 <text:span text:style-name="T4">
Євробач</text:span>
 </text:a>
</text:p>
      <text:p text:style-name="P4">
Хедлайнерами відкриття Містечка стали переможці «Євробачення-2022» гурт KalushOrchestra з піснею «Changes» про Україну сьогодні.</text:p>
      <text:p text:style-name="P4">
Як повідомляв Укрінформ, на пісенному конкурсі «Євробачення-2023», який пройдеу Ліверпулі, з 3 по 14 травня <text:a xlink:type="simple" xlink:href="https://www.ukrinform.ua/rubric-culture/3704337-na-evrobacenni-diatime-ukrainskij-bulvar-pid-nazvou-discover-ukraine.html" text:style-name="Internet_20_link" text:visited-style-name="Visited_20_Internet_20_Link">
 </text:a>
 <text:a xlink:type="simple" xlink:href="https://www.ukrinform.ua/rubric-culture/3704337-na-evrobacenni-diatime-ukrainskij-bulvar-pid-nazvou-discover-ukraine.html" text:style-name="Internet_20_link" text:visited-style-name="Visited_20_Internet_20_Link">
 </text:a>
 підназвою Discover Ukraine.</text:p>
      <text:p text:style-name="P4">
<text:span text:style-name="T5">
Фото із соцмереж</text:span>
</text:p>
      <text:p text:style-name="P4">
Source: <text:a xlink:type="simple" xlink:href="https://www.ukrinform.ua/rubric-culture/3705964-kalush-orchestra-vistupili-na-vidkritti-mistecka-evrobacenna-u-liverpuli.html" text:style-name="Internet_20_link" text:visited-style-name="Visited_20_Internet_20_Link">
https://www.ukrinform.ua/rubric-culture/3705964-kalush-orchestra-vistupili-na-vidkritti-mistecka-evrobacenna-u-liverpuli.html</text:a>
</text:p>
      <!--NEWS-->
      <text:h text:style-name="P10" text:outline-level="1">
<text:span text:style-name="T4">
Odeska Oblast, Kherson, Khersonska Oblast(21:58). Red Alert: aerial threat. Sirens sounding. ...</text:span>
</text:h>
      <text:p text:style-name="P4">
Authors: liveuamap (Language: en)</text:p>
      <text:p text:style-name="P4">
Time: 2023-05-07T15:59:00</text:p>
      <text:p text:style-name="P4">
Location: Odeska Oblast (Latitude:46.75000000 Longtitude:30.25000000)</text:p>
      <text:p text:style-name="P4">
Videos: []</text:p>
      <text:p text:style-name="P4">
Images: []</text:p>
      <text:p text:style-name="P4">
Tags: ["Europe", "Central and Eastern Europe"]</text:p>
      <text:p text:style-name="P4">
ID: 22561154</text:p>
      <!--METADATA-->
      <text:p text:style-name="P4">
Odeska Oblast, Kherson, Khersonska Oblast(21:58). Red Alert: aerial threat.Sirens sounding. Take cover now!</text:p>
      <text:p text:style-name="P4">
News Collection Link: <text:a xlink:type="simple" xlink:href="https://liveuamap.com/en/2023/07-may-odeska-oblast-kherson-khersonska-oblasg" text:style-name="Internet_20_link" text:visited-style-name="Visited_20_Internet_20_Link">
https://liveuamap.com/en/2023/07-may-odeska-oblast-kherson-khersonska-oblasg</text:a>
</text:p>
      <text:p text:style-name="P4">
Source: <text:a xlink:type="simple" xlink:href="https://t.me/air_alert_ua/44672" text:style-name="Internet_20_link" text:visited-style-name="Visited_20_Internet_20_Link">
https://t.me/air_alert_ua/44672</text:a>
</text:p>
      <!--NEWS-->
      <text:h text:style-name="P10" text:outline-level="1">
<text:span text:style-name="T4">
Більше перемог України на полі бою призведуть до збільшення допомоги – Зеленський</text:span>
</text:h>
      <text:p text:style-name="P4">
Authors: Ukrinform (Person)</text:p>
      <text:p text:style-name="P4">
Publisher: Укринформ (Organization)</text:p>
      <text:p text:style-name="P4">
Published Time: 2023-05-07T16:00:00+03:00</text:p>
      <text:p text:style-name="P4">
Modified Time: 2023-05-07T16:00:00+03:00</text:p>
      <text:p text:style-name="P4">
Description: Чим більше перемог на полі бою проти росіян досягнуть українські Сили оборони, тим більше світ допомагатиме Україні. — Укрінформ.</text:p>
      <text:p text:style-name="P4">
Images: ["<text:a xlink:type="simple" xlink:href="https://static.ukrinform.com/photos/2023_04/thumb_files/630_360_1682753201-671.png" text:style-name="Internet_20_link" text:visited-style-name="Visited_20_Internet_20_Link">
630_360_16827...</text:a>
"]</text:p>
      <text:p text:style-name="P4">
Tags: ['допомога', 'Зеленський', 'Війна з росією']</text:p>
      <text:p text:style-name="P4">
Type: Article</text:p>
      <!--METADATA-->
      <text:p text:style-name="P4">
<draw:frame draw:style-name="fr1" draw:name="Image225" text:anchor-type="as-char" svg:width="6.9236in" svg:height="3.956343in" draw:z-index="0">
<draw:image xlink:href="../Images/yкринформ/2023-05-07T16-00-00-03-00/630_360_1682753201-671.png" xlink:type="simple" xlink:show="embed" xlink:actuate="onLoad" draw:mime-type="image/png"/>
</draw:frame>
 Чим більшеперемог на полі бою проти росіян досягнуть українські Сили оборони, тим більшесвіт допомагатиме Україні.</text:p>
      <text:p text:style-name="P4">
Як передає Укрінформ, про це в інтерв’ю для матеріалу американської газети  <text:a xlink:type="simple" xlink:href="https://www.washingtonpost.com/world/2023/05/06/ukraine-counteroffensive-expectations-hype-russia/" text:style-name="Internet_20_link" text:visited-style-name="Visited_20_Internet_20_Link">
</text:a>
 заявив Президент України Володимир Зеленський.</text:p>
      <text:p text:style-name="P4">
«Я вважаю, що чим більше у нас буде перемог на полі бою, відверто кажучи, тимбільше людей повірять у нас. А, значить, ми отримаємо більше допомоги», -сказав Глава держави.</text:p>
      <text:p text:style-name="P4">
Зеленський також заявив, що вважає деокупацію будь-якої української територіїуспіхом.</text:p>
      <text:p text:style-name="P4">
«Я не можу вам сказати, які (деокуповані – ред.) міста стануть для нас значнимуспіхом, а які середніми… тільки тому, що я не хочу готувати росію до того,як, у яких напрямках, де і коли ми будемо (проводити контрнаступ – ред.)», -зазначив він.</text:p>
      <text:p text:style-name="P4">
<text:span text:style-name="T4">
Читайте також:</text:span>
 <text:a xlink:type="simple" xlink:href="https://www.ukrinform.ua/rubric-ato/3705376-ukraina-otrimae-vid-souznikiv-potuzni-vijskovi-paketi-aki-neobhidni-dla-kontrnastupu-op.html" text:style-name="Internet_20_link" text:visited-style-name="Visited_20_Internet_20_Link">
 <text:span text:style-name="T4">
контрнас</text:span>
 </text:a>
</text:p>
      <text:p text:style-name="P4">
Також для матеріалу газети висловив свою думку глава Міноборони ОлексійРезніков, заявивши, що у світі завищені очікування від українськоїконтрнаступальної кампанії.</text:p>
      <text:p text:style-name="P4">
«Більшість людей чекає чогось величезного», – додав він.</text:p>
      <text:p text:style-name="P4">
За словами <text:a xlink:type="simple" xlink:href="https://www.ukrinform.ua/tag-reznikov" text:style-name="Internet_20_link" text:visited-style-name="Visited_20_Internet_20_Link">
 </text:a>
 , в ідеалі контрнаступдозволить Силам оборони не тільки звільнити села і міста, а й «перерізатиматеріально-технічні ланцюги російських військ, і зменшити їхню наступальнуздатність».</text:p>
      <text:p text:style-name="P4">
Як повідомляв Укрінформ, Президент України Володимир Зеленський, виступаючиперед представниками парламенту Нідерландів, закликав «зняти всі табу» напоставки зброї для України.</text:p>
      <text:p text:style-name="P4">
Source: <text:a xlink:type="simple" xlink:href="https://www.ukrinform.ua/rubric-ato/3705969-bilse-peremog-ukraini-na-poli-bou-prizvedut-do-zbilsenna-dopomogi-zelenskij.html" text:style-name="Internet_20_link" text:visited-style-name="Visited_20_Internet_20_Link">
https://www.ukrinform.ua/rubric-ato/3705969-bilse-peremog-ukraini-na-poli-bou-prizvedut-do-zbilsenna-dopomogi-zelenskij.html</text:a>
</text:p>
      <!--NEWS-->
      <text:h text:style-name="P10" text:outline-level="1">
<text:span text:style-name="T4">
Kirovohradska Oblast, Cherkaska Oblast(22:07). Red Alert: aerial threat. Sirens sounding. Tak...</text:span>
</text:h>
      <text:p text:style-name="P4">
Authors: liveuamap (Language: en)</text:p>
      <text:p text:style-name="P4">
Time: 2023-05-07T16:08:00</text:p>
      <text:p text:style-name="P4">
Location: Kirovohradska Oblast (Latitude:48.50000000 Longtitude:32.00000000)</text:p>
      <text:p text:style-name="P4">
Videos: []</text:p>
      <text:p text:style-name="P4">
Images: []</text:p>
      <text:p text:style-name="P4">
Tags: ["Europe", "Central and Eastern Europe"]</text:p>
      <text:p text:style-name="P4">
ID: 22561155</text:p>
      <!--METADATA-->
      <text:p text:style-name="P4">
Kirovohradska Oblast, Cherkaska Oblast(22:07). Red Alert: aerial threat.Sirens sounding. Take cover now!</text:p>
      <text:p text:style-name="P4">
News Collection Link: <text:a xlink:type="simple" xlink:href="https://liveuamap.com/en/2023/07-may-kirovohradska-oblast-cherkaska-oblast2g" text:style-name="Internet_20_link" text:visited-style-name="Visited_20_Internet_20_Link">
https://liveuamap.com/en/2023/07-may-kirovohradska-oblast-cherkaska-oblast2g</text:a>
</text:p>
      <text:p text:style-name="P4">
Source: <text:a xlink:type="simple" xlink:href="https://t.me/air_alert_ua/44674" text:style-name="Internet_20_link" text:visited-style-name="Visited_20_Internet_20_Link">
https://t.me/air_alert_ua/44674</text:a>
</text:p>
      <!--NEWS-->
      <text:h text:style-name="P10" text:outline-level="1">
<text:span text:style-name="T4">
Increased activity of Russian aviation reported</text:span>
</text:h>
      <text:p text:style-name="P4">
Authors: liveuamap (Language: en)</text:p>
      <text:p text:style-name="P4">
Time: 2023-05-07T16:09:25</text:p>
      <text:p text:style-name="P4">
Location: Russia (Latitude:45.96642 Longtitude:44.60449)</text:p>
      <text:p text:style-name="P4">
Videos: []</text:p>
      <text:p text:style-name="P4">
Images: []</text:p>
      <text:p text:style-name="P4">
Tags: []</text:p>
      <text:p text:style-name="P4">
ID: 22561156</text:p>
      <!--METADATA-->
      <text:p text:style-name="P4">
Increased activity of Russian aviation reported</text:p>
      <text:p text:style-name="P4">
News Collection Link: <text:a xlink:type="simple" xlink:href="https://liveuamap.com/en/2023/7-may-increased-activity-of-russian-aviation-reported" text:style-name="Internet_20_link" text:visited-style-name="Visited_20_Internet_20_Link">
https://liveuamap.com/en/2023/7-may-increased-activity-of-russian-aviation-reported</text:a>
</text:p>
      <text:p text:style-name="P4">
Source: <text:a xlink:type="simple" xlink:href="https://t.me/war_monitor/7146" text:style-name="Internet_20_link" text:visited-style-name="Visited_20_Internet_20_Link">
https://t.me/war_monitor/7146</text:a>
</text:p>
      <!--NEWS-->
      <text:h text:style-name="P10" text:outline-level="1">
<text:span text:style-name="T4">
Vinnytska Oblast(22:08). Red Alert: aerial threat. Sirens sounding. Take cover now!</text:span>
</text:h>
      <text:p text:style-name="P4">
Authors: liveuamap (Language: en)</text:p>
      <text:p text:style-name="P4">
Time: 2023-05-07T16:10:00</text:p>
      <text:p text:style-name="P4">
Location: Vinnytska Oblast (Latitude:48.91667000 Longtitude:28.66667000)</text:p>
      <text:p text:style-name="P4">
Videos: []</text:p>
      <text:p text:style-name="P4">
Images: []</text:p>
      <text:p text:style-name="P4">
Tags: ["Europe", "Central and Eastern Europe"]</text:p>
      <text:p text:style-name="P4">
ID: 22561157</text:p>
      <!--METADATA-->
      <text:p text:style-name="P4">
Vinnytska Oblast(22:08). Red Alert: aerial threat. Sirens sounding. Take covernow!</text:p>
      <text:p text:style-name="P4">
News Collection Link: <text:a xlink:type="simple" xlink:href="https://liveuamap.com/en/2023/07-may-vinnytska-oblast2208-red-alert-aerial-g" text:style-name="Internet_20_link" text:visited-style-name="Visited_20_Internet_20_Link">
https://liveuamap.com/en/2023/07-may-vinnytska-oblast2208-red-alert-aerial-g</text:a>
</text:p>
      <text:p text:style-name="P4">
Source: <text:a xlink:type="simple" xlink:href="https://t.me/air_alert_ua/44675" text:style-name="Internet_20_link" text:visited-style-name="Visited_20_Internet_20_Link">
https://t.me/air_alert_ua/44675</text:a>
</text:p>
      <!--NEWS-->
      <text:h text:style-name="P10" text:outline-level="1">
<text:span text:style-name="T4">
Марченко переможно розпочав кваліфікацію на турнірі в Австрії</text:span>
</text:h>
      <text:p text:style-name="P4">
Authors: Ukrinform (Person)</text:p>
      <text:p text:style-name="P4">
Publisher: Укринформ (Organization)</text:p>
      <text:p text:style-name="P4">
Published Time: 2023-05-07T16:13:49+03:00</text:p>
      <text:p text:style-name="P4">
Modified Time: 2023-05-07T16:13:49+03:00</text:p>
      <text:p text:style-name="P4">
Description: Українець у двох сетах обіграв австрійця Шварцлера. — Укрінформ.</text:p>
      <text:p text:style-name="P4">
Images: ["<text:a xlink:type="simple" xlink:href="https://static.ukrinform.com/photos/2023_05/thumb_files/630_360_1683465132-267.jpg" text:style-name="Internet_20_link" text:visited-style-name="Visited_20_Internet_20_Link">
630_360_16834...</text:a>
"]</text:p>
      <text:p text:style-name="P4">
Tags: ['Теніс', 'Марченко']</text:p>
      <text:p text:style-name="P4">
Type: Article</text:p>
      <!--METADATA-->
      <text:p text:style-name="P4">
<draw:frame draw:style-name="fr1" draw:name="Image226" text:anchor-type="as-char" svg:width="6.9236in" svg:height="3.956343in" draw:z-index="0">
<draw:image xlink:href="../Images/yкринформ/2023-05-07T16-13-49-03-00/630_360_1683465132-267.jpg" xlink:type="simple" xlink:show="embed" xlink:actuate="onLoad" draw:mime-type="image/jpeg"/>
</draw:frame>
 Українецьу двох сетах обіграв австрійця Шварцлера.</text:p>
      <text:p text:style-name="P4">
Український тенісист Ілля Марченко розпочав з перемоги кваліфікацію челенджерау Маутхаузені (Австрія), передає Укрінформ.</text:p>
      <text:p text:style-name="P4">
У півфіналі відбору Марченко переміг у двох сетах австрійця Йоеля Шварцлера -7:5, 6:2. Зазначимо, що в першій партії Ілля вирвав перемогу, поступаючись4:5. В активі українця чотири брейки.</text:p>
      <text:p text:style-name="P4">
У вирішальному матчі за вихід до основної сітки Марченко зіграє з ЛукасомГерхом із Німеччини.</text:p>
      <text:p text:style-name="P4">
Ще один українець Владислав Манафов програв на старті кваліфікації челенджерау Празі. У двох сетах Манафов поступився аргентинцю Гвідо Андреоссі.</text:p>
      <text:p text:style-name="P4">
<text:span text:style-name="T4">
Читайте також:</text:span>
 <text:a xlink:type="simple" xlink:href="https://www.ukrinform.ua/rubric-sports/3705770-svontek-postupilas-u-finali-turniru-v-madridi.html" text:style-name="Internet_20_link" text:visited-style-name="Visited_20_Internet_20_Link">
 </text:a>
</text:p>
      <text:p text:style-name="P4">
Як повідомляв Укрінформ, раніше Марченко не зміг вийти в основну сітку турніруATP Challenger Tour 75 у чеській Остраві. У фіналі кваліфікації українець удвох сетах програв Генрі Сквайру з Німеччини.</text:p>
      <text:p text:style-name="P4">
Фото: btu.org.ua</text:p>
      <text:p text:style-name="P4">
Source: <text:a xlink:type="simple" xlink:href="https://www.ukrinform.ua/rubric-sports/3705970-marcenko-peremozno-rozpocav-kvalifikaciu-na-turniri-v-avstrii.html" text:style-name="Internet_20_link" text:visited-style-name="Visited_20_Internet_20_Link">
https://www.ukrinform.ua/rubric-sports/3705970-marcenko-peremozno-rozpocav-kvalifikaciu-na-turniri-v-avstrii.html</text:a>
</text:p>
      <!--NEWS-->
      <text:h text:style-name="P10" text:outline-level="1">
<text:span text:style-name="T4">
Війна росії проти України об’єднала трансатлантичний альянс – Боррель</text:span>
</text:h>
      <text:p text:style-name="P4">
Authors: Ukrinform (Person)</text:p>
      <text:p text:style-name="P4">
Publisher: Укринформ (Organization)</text:p>
      <text:p text:style-name="P4">
Published Time: 2023-05-07T16:19:00+03:00</text:p>
      <text:p text:style-name="P4">
Modified Time: 2023-05-07T16:19:00+03:00</text:p>
      <text:p text:style-name="P4">
Description: Високий представник Європейського Союзу Жозеп Боррель заявив у неділю, що повномасштабне вторгнення росії в Україну об’єднало трансатлантичний альянс.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Боррель', 'Війна з росією']</text:p>
      <text:p text:style-name="P4">
Type: Article</text:p>
      <!--METADATA-->
      <text:p text:style-name="P4">
<draw:frame draw:style-name="fr1" draw:name="Image227" text:anchor-type="as-char" svg:width="6.9236in" svg:height="3.956343in" draw:z-index="0">
<draw:image xlink:href="../Images/yкринформ/2023-05-07T16-19-00-03-00/630_360_1667561515-584.jpg" xlink:type="simple" xlink:show="embed" xlink:actuate="onLoad" draw:mime-type="image/jpeg"/>
</draw:frame>
 Високийпредставник Європейського Союзу Жозеп Боррель заявив у неділю, щоповномасштабне вторгнення росії в Україну об’єднало трансатлантичний альянс.</text:p>
      <text:p text:style-name="P4">
Як передає Укрінформ, про це Боррель повідомив у своєму <text:a xlink:type="simple" xlink:href="https://www.eeas.europa.eu/eeas/meeting-expectations-fragmenting-world_en" text:style-name="Internet_20_link" text:visited-style-name="Visited_20_Internet_20_Link">
</text:a>
 .</text:p>
      <text:p text:style-name="P4">
«Вражає, наскільки <text:a xlink:type="simple" xlink:href="https://www.ukrinform.ua/tag-vijna" text:style-name="Internet_20_link" text:visited-style-name="Visited_20_Internet_20_Link">
 </text:a>
 росії проти Українипринесла більше єдності і навіть відродження трансатлантичного альянсу. Війна(рф – ред.) проти України пояснила, що спільного між США, Канадою таєвропейцями», – написав Боррель.</text:p>
      <text:p text:style-name="P4">
Він зазначив, що на додачу до допомоги Україні, були присутні також загальневідчуття оновлення, мети та готовності заплатити ціну за дотримання принципівміжнародного верховенства права, свободи та демократії.</text:p>
      <text:p text:style-name="P4">
Боррель зазначив, що попри політичні розбіжності, у стратегічних питанняхальянс рухається разом.</text:p>
      <text:p text:style-name="P4">
«Звичайно, як завжди, політичні розбіжності залишаються. Візьмемопротекціоністські аспекти Закону про зниження інфляції або наші суперечки щодоСОТ чи різні підходи до боротьби зі зміною клімату (субсидії протиціноутворення на вуглець). Але в стратегічних питаннях ми рухаємося разом,принаймні з адміністрацією Байдена», – зазначив політик.</text:p>
      <text:p text:style-name="P4">
Водночас Боррель вважає, що така трансатлантична єдність і єдність G7супроводжується більшим політичним розривом зі світом, що розвивається.</text:p>
      <text:p text:style-name="P4">
<text:span text:style-name="T4">
Читайте також:</text:span>
 <text:a xlink:type="simple" xlink:href="https://www.ukrinform.ua/rubric-ato/3704593-es-ne-viklucae-vikoristanna-rosieu-ataki-na-kreml-ak-privid-dla-posilenna-agresii-borrel.html" text:style-name="Internet_20_link" text:visited-style-name="Visited_20_Internet_20_Link">
 <text:span text:style-name="T4">
Боррель</text:span>
 </text:a>
</text:p>
      <text:p text:style-name="P4">
За його переконаннями, більшість засідань щодо війни в Україні зумовленіуявними подвійними стандартами та розчаруванням у зв’язку з тим, що іншіпитання не отримують такої ж уваги та значних ресурсів, як ті, що важливі дляУкраїни.</text:p>
      <text:p text:style-name="P4">
«Ми часто справедливо кажемо, що хочемо перемоги України і зробимо всеможливе, щоб цього досягти. Нам потрібно взяти на себе такий самий рівеньзобов’язань, щоб перемогти у суді світової громадської думки», – йдеться ублозі політика.</text:p>
      <text:p text:style-name="P4">
Як повідомляв Укрінформ, країни Євросоюзу продовжують роботу над реалізацієюпроєкту спільного <text:a xlink:type="simple" xlink:href="https://www.ukrinform.ua/rubric-ato/3700158-spilne-zamovlenna-boepripasiv-dla-ukraini-es-prodovzue-robotu-nad-realizacieu-proektu.html" text:style-name="Internet_20_link" text:visited-style-name="Visited_20_Internet_20_Link">
 </text:a>
 , але при цьому ЄС послідовно виконує власні зобов’язання ізпостачання в Україну військового обладнання, зброї й боєприпасів для покриттяневідкладних потреб з оборони від агресії.</text:p>
      <text:p text:style-name="P4">
Source: <text:a xlink:type="simple" xlink:href="https://www.ukrinform.ua/rubric-polytics/3705973-vijna-rosii-proti-ukraini-obednala-transatlanticnij-alans-borrel.html" text:style-name="Internet_20_link" text:visited-style-name="Visited_20_Internet_20_Link">
https://www.ukrinform.ua/rubric-polytics/3705973-vijna-rosii-proti-ukraini-obednala-transatlanticnij-alans-borrel.html</text:a>
</text:p>
      <!--NEWS-->
      <text:h text:style-name="P10" text:outline-level="1">
<text:span text:style-name="T4">
Chernihivska Oblast(22:21). Red Alert: aerial threat. Sirens sounding. Take cover now!</text:span>
</text:h>
      <text:p text:style-name="P4">
Authors: liveuamap (Language: en)</text:p>
      <text:p text:style-name="P4">
Time: 2023-05-07T16:22:00</text:p>
      <text:p text:style-name="P4">
Location: Chernihivska Oblast (Latitude:51.33333000 Longtitude:32.00000000)</text:p>
      <text:p text:style-name="P4">
Videos: []</text:p>
      <text:p text:style-name="P4">
Images: []</text:p>
      <text:p text:style-name="P4">
Tags: ["Europe", "Central and Eastern Europe"]</text:p>
      <text:p text:style-name="P4">
ID: 22561159</text:p>
      <!--METADATA-->
      <text:p text:style-name="P4">
Chernihivska Oblast(22:21). Red Alert: aerial threat. Sirens sounding. Takecover now!</text:p>
      <text:p text:style-name="P4">
News Collection Link: <text:a xlink:type="simple" xlink:href="https://liveuamap.com/en/2023/07-may-chernihivska-oblast2221-red-alert-aerig" text:style-name="Internet_20_link" text:visited-style-name="Visited_20_Internet_20_Link">
https://liveuamap.com/en/2023/07-may-chernihivska-oblast2221-red-alert-aerig</text:a>
</text:p>
      <text:p text:style-name="P4">
Source: <text:a xlink:type="simple" xlink:href="https://t.me/suspilnechernihiv/18361" text:style-name="Internet_20_link" text:visited-style-name="Visited_20_Internet_20_Link">
https://t.me/suspilnechernihiv/18361</text:a>
</text:p>
      <!--NEWS-->
      <text:h text:style-name="P10" text:outline-level="1">
<text:span text:style-name="T4">
Poltavska Oblast(22:24). Red Alert: aerial threat. Sirens sounding. Take cover now!</text:span>
</text:h>
      <text:p text:style-name="P4">
Authors: liveuamap (Language: en)</text:p>
      <text:p text:style-name="P4">
Time: 2023-05-07T16:26:00</text:p>
      <text:p text:style-name="P4">
Location: Poltavska Oblast (Latitude:49.47653 Longtitude:33.81839)</text:p>
      <text:p text:style-name="P4">
Videos: []</text:p>
      <text:p text:style-name="P4">
Images: []</text:p>
      <text:p text:style-name="P4">
Tags: ["Europe", "Central and Eastern Europe"]</text:p>
      <text:p text:style-name="P4">
ID: 22561160</text:p>
      <!--METADATA-->
      <text:p text:style-name="P4">
Poltavska Oblast(22:24). Red Alert: aerial threat. Sirens sounding. Take covernow!</text:p>
      <text:p text:style-name="P4">
News Collection Link: <text:a xlink:type="simple" xlink:href="https://liveuamap.com/en/2023/07-may-poltavska-oblast2224-red-alert-aerial-g" text:style-name="Internet_20_link" text:visited-style-name="Visited_20_Internet_20_Link">
https://liveuamap.com/en/2023/07-may-poltavska-oblast2224-red-alert-aerial-g</text:a>
</text:p>
      <text:p text:style-name="P4">
Source: <text:a xlink:type="simple" xlink:href="https://t.me/air_alert_ua/44677" text:style-name="Internet_20_link" text:visited-style-name="Visited_20_Internet_20_Link">
https://t.me/air_alert_ua/44677</text:a>
</text:p>
      <!--NEWS-->
      <text:h text:style-name="P10" text:outline-level="1">
<text:span text:style-name="T4">
Explosions were reported in Odesa region</text:span>
</text:h>
      <text:p text:style-name="P4">
Authors: liveuamap (Language: en)</text:p>
      <text:p text:style-name="P4">
Time: 2023-05-07T16:28:12</text:p>
      <text:p text:style-name="P4">
Location: Zatoka, Odessa Oblast (Latitude:46.0718 Longtitude:30.44818)</text:p>
      <text:p text:style-name="P4">
Videos: []</text:p>
      <text:p text:style-name="P4">
Images: []</text:p>
      <text:p text:style-name="P4">
Tags: []</text:p>
      <text:p text:style-name="P4">
ID: 22561161</text:p>
      <!--METADATA-->
      <text:p text:style-name="P4">
Explosions were reported in Odesa region</text:p>
      <text:p text:style-name="P4">
News Collection Link: <text:a xlink:type="simple" xlink:href="https://liveuamap.com/en/2023/7-may-explosions-were-reported-in-odesa-region-" text:style-name="Internet_20_link" text:visited-style-name="Visited_20_Internet_20_Link">
https://liveuamap.com/en/2023/7-may-explosions-were-reported-in-odesa-region-</text:a>
</text:p>
      <text:p text:style-name="P4">
Source: <text:a xlink:type="simple" xlink:href="https://t.me/lachentyt/29049" text:style-name="Internet_20_link" text:visited-style-name="Visited_20_Internet_20_Link">
https://t.me/lachentyt/29049</text:a>
</text:p>
      <!--NEWS-->
      <text:h text:style-name="P10" text:outline-level="1">
<text:span text:style-name="T4">
У «влади» Криму кардинально змінюється риторика - Ташева</text:span>
</text:h>
      <text:p text:style-name="P4">
Authors: Ukrinform (Person)</text:p>
      <text:p text:style-name="P4">
Publisher: Укринформ (Organization)</text:p>
      <text:p text:style-name="P4">
Published Time: 2023-05-07T16:29:40+03:00</text:p>
      <text:p text:style-name="P4">
Modified Time: 2023-05-07T16:29:40+03:00</text:p>
      <text:p text:style-name="P4">
Description: В окупаційної влади Криму кардинально змінюється риторика на фоні українського контрнаступу, на півострові починають формувати списки на евакуацію. — Укрінформ.</text:p>
      <text:p text:style-name="P4">
Images: ["<text:a xlink:type="simple" xlink:href="https://static.ukrinform.com/photos/2023_05/thumb_files/630_360_1683122171-688.jpg" text:style-name="Internet_20_link" text:visited-style-name="Visited_20_Internet_20_Link">
630_360_16831...</text:a>
"]</text:p>
      <text:p text:style-name="P4">
Tags: ['Крим', 'Війна з росією', 'Таміла Ташева']</text:p>
      <text:p text:style-name="P4">
Type: Article</text:p>
      <!--METADATA-->
      <text:p text:style-name="P4">
<draw:frame draw:style-name="fr1" draw:name="Image228" text:anchor-type="as-char" svg:width="6.9236in" svg:height="3.956343in" draw:z-index="0">
<draw:image xlink:href="../Images/yкринформ/2023-05-07T16-29-40-03-00/630_360_1683122171-688.jpg" xlink:type="simple" xlink:show="embed" xlink:actuate="onLoad" draw:mime-type="image/jpeg"/>
</draw:frame>
 Вокупаційної влади Криму кардинально змінюється риторика на фоні українськогоконтрнаступу, на півострові починають формувати списки на евакуацію.</text:p>
      <text:p text:style-name="P4">
Про це повідомила постійна представниця Президента в Криму Таміла Ташева в  <text:a xlink:type="simple" xlink:href="https://www.youtube.com/watch" text:style-name="Internet_20_link" text:visited-style-name="Visited_20_Internet_20_Link">
</text:a>
 передає Укрінформ.</text:p>
      <text:p text:style-name="P4">
"Останні місяці узагалі з початку повномасштабного вторгнення зміни в риториціокупаційної влади Криму кардинальні. Якщо спочатку вони говорили, що "Крым сроссией навсегда", то зараз вони ці наративи змінюють на те, що Крим вонибудуть захищати", - заявила вона.</text:p>
      <text:p text:style-name="P4">
За словами Ташевої, разом зі зміною цих наративів окупаційна влада <text:a xlink:type="simple" xlink:href="https://www.ukrinform.ua/tag-krim" text:style-name="Internet_20_link" text:visited-style-name="Visited_20_Internet_20_Link">
</text:a>
 вибудовує також свою подальшу риторику.</text:p>
      <text:p text:style-name="P4">
"Вони на території півострова щонайменше пів року будують оборонні споруди,навіть на Південному березі Криму, що узагалі є дивним. Вони намагаються переднаселенням показати, що хороші господарники, що можуть захистити Крим -облаштовують бомбосховища, накопичують запаси їжі та води", - зазначилаТашева.</text:p>
      <text:p text:style-name="P4">
<text:span text:style-name="T4">
Читайте також:</text:span>
 <text:a xlink:type="simple" xlink:href="https://www.ukrinform.ua/rubric-crimea/3705529-zvilnenna-krimu-bude-serjoznim-udarom-po-rosijskomu-imperializmu-mzs-cehii.html" text:style-name="Internet_20_link" text:visited-style-name="Visited_20_Internet_20_Link">
 <text:span text:style-name="T4">
Крим</text:span>
 </text:a>
</text:p>
      <text:p text:style-name="P4">
Також постійна представниця Президента у Криму заявила про те, що з різнихджерел надходить інформація про те, що на півострові починають формуватисписки на евакуацію: "Є інформація про ці списки у Красноперекопську, Джанкоїі навіть по Сімферополю та Сімферопольському району".</text:p>
      <text:p text:style-name="P4">
Ташева наголосила, що окупаційна влада Криму розуміє, що Україна будевідвойовувати цю територію.</text:p>
      <text:p text:style-name="P4">
Як повідомлялося, у Мінреінтеграції назвали п <text:a xlink:type="simple" xlink:href="https://www.ukrinform.ua/rubric-crimea/3700670-u-minreintegracii-nazvali-pat-persih-krokiv-ukraini-v-krimu-pisla-deokupacii.html" text:style-name="Internet_20_link" text:visited-style-name="Visited_20_Internet_20_Link">
</text:a>
 Йдеться прозабезпечення безпеки, демілітаризацію російських військових баз, притягненнядо відповідальності держзрадників, відновлення органів державної влади,забезпечення інформаційної безпеки.</text:p>
      <text:p text:style-name="P4">
Source: <text:a xlink:type="simple" xlink:href="https://www.ukrinform.ua/rubric-crimea/3705977-u-vladi-krimu-kardinalno-zminuetsa-ritorika-taseva.html" text:style-name="Internet_20_link" text:visited-style-name="Visited_20_Internet_20_Link">
https://www.ukrinform.ua/rubric-crimea/3705977-u-vladi-krimu-kardinalno-zminuetsa-ritorika-taseva.html</text:a>
</text:p>
      <!--NEWS-->
      <text:h text:style-name="P10" text:outline-level="1">
<text:span text:style-name="T4">
Explosion was reported in Odesa</text:span>
</text:h>
      <text:p text:style-name="P4">
Authors: liveuamap (Language: en)</text:p>
      <text:p text:style-name="P4">
Time: 2023-05-07T16:30:31</text:p>
      <text:p text:style-name="P4">
Location: Odesa, Odessa Oblast (Latitude:46.51352 Longtitude:30.75897)</text:p>
      <text:p text:style-name="P4">
Videos: []</text:p>
      <text:p text:style-name="P4">
Images: []</text:p>
      <text:p text:style-name="P4">
Tags: []</text:p>
      <text:p text:style-name="P4">
ID: 22561162</text:p>
      <!--METADATA-->
      <text:p text:style-name="P4">
Explosion was reported in Odesa</text:p>
      <text:p text:style-name="P4">
News Collection Link: <text:a xlink:type="simple" xlink:href="https://liveuamap.com/en/2023/7-may-explosion-was-reported-in-odesa" text:style-name="Internet_20_link" text:visited-style-name="Visited_20_Internet_20_Link">
https://liveuamap.com/en/2023/7-may-explosion-was-reported-in-odesa</text:a>
</text:p>
      <text:p text:style-name="P4">
Source: <text:a xlink:type="simple" xlink:href="https://t.me/suspilneodesa/23026" text:style-name="Internet_20_link" text:visited-style-name="Visited_20_Internet_20_Link">
https://t.me/suspilneodesa/23026</text:a>
</text:p>
      <!--NEWS-->
      <text:h text:style-name="P10" text:outline-level="1">
<text:span text:style-name="T4">
Зміни в роботі ВЛК і додаткові гроші громадам: Шмигаль розповів про головні рішення уряду за тиждень</text:span>
</text:h>
      <text:p text:style-name="P4">
Authors: Ukrinform (Person)</text:p>
      <text:p text:style-name="P4">
Publisher: Укринформ (Organization)</text:p>
      <text:p text:style-name="P4">
Published Time: 2023-05-07T16:32:00+03:00</text:p>
      <text:p text:style-name="P4">
Modified Time: 2023-05-07T16:32:00+03:00</text:p>
      <text:p text:style-name="P4">
Description: Кабінет Міністрів України спрямував додаткові 3,1 млрд грн для громад Донецької, Луганської, Херсонської та Запорізької областей. — Укрінформ.</text:p>
      <text:p text:style-name="P4">
Images: ["<text:a xlink:type="simple" xlink:href="https://static.ukrinform.com/photos/2023_04/thumb_files/630_360_1682514702-644.jpg" text:style-name="Internet_20_link" text:visited-style-name="Visited_20_Internet_20_Link">
630_360_16825...</text:a>
"]</text:p>
      <text:p text:style-name="P4">
Tags: ['Бюджет', 'Економіка', 'Енергетика', 'Шмигаль']</text:p>
      <text:p text:style-name="P4">
Type: Article</text:p>
      <!--METADATA-->
      <text:p text:style-name="P4">
<draw:frame draw:style-name="fr1" draw:name="Image229" text:anchor-type="as-char" svg:width="6.9236in" svg:height="3.956343in" draw:z-index="0">
<draw:image xlink:href="../Images/yкринформ/2023-05-07T16-32-00-03-00/630_360_1682514702-644.jpg" xlink:type="simple" xlink:show="embed" xlink:actuate="onLoad" draw:mime-type="image/jpeg"/>
</draw:frame>
 КабінетМіністрів України спрямував додаткові 3,1 млрд грн для громад Донецької,Луганської, Херсонської та Запорізької областей.</text:p>
      <text:p text:style-name="P4">
Як передає Укрінформ, про це заявив Прем'єр-міністр Денис Шмигаль у <text:a xlink:type="simple" xlink:href="https://www.facebook.com/dshmyhal/posts/pfbid0sNQd173SJJU9j5rKMiSFU6FcLQoPNpwTNhFuZzyeab1LiPY79qLGtY5GJesMg13Vl" text:style-name="Internet_20_link" text:visited-style-name="Visited_20_Internet_20_Link">
</text:a>
, підбиваючи підсумки тижня.</text:p>
      <text:p text:style-name="P4">
“Додаткові 3,1 млрд грн спрямовані як дотація місцевим бюджетам. Це кошти длягромад Донеччини, Луганщини, Херсонщини та Запорізької області. Посилюємо їхнюспроможність та допомагаємо мобілізувати ресурси на відбудову”, - написав він.</text:p>
      <text:p text:style-name="P4">
Він додав, що цього тижня електронна черга на військово-лікарську комісіюзапрацювала в тестовому режимі для Харкова, Львова, Києва, Вінниці та Одеси.Військові будуть записуватися в чергу завчасно та не витрачатимуть часу наочікування перед кабінетами лікарів. Також Парламент ухвалив урядовізаконопроєкти про електронний документообіг між військовою частиною татериторіальними центрами комплектування і про створення ВЛК при державних ікомунальних медзакладах.</text:p>
      <text:p text:style-name="P4">
Також цього тижня Уряд ухвалив зміни про надання статусу особи з інвалідністювнаслідок <text:a xlink:type="simple" xlink:href="https://www.ukrinform.ua/tag-vijna" text:style-name="Internet_20_link" text:visited-style-name="Visited_20_Internet_20_Link">
 </text:a>
 цивільним українцям, якібули поранені після 24 лютого 2022 року. Медико-соціальні експертні комісії(МСЕК) зможуть встановлювати зв’язок інвалідності з бойовими діями під часповномасштабної російської агресії.</text:p>
      <text:p text:style-name="P4">
<text:span text:style-name="T4">
Читайте також:</text:span>
 <text:a xlink:type="simple" xlink:href="https://www.ukrinform.ua/rubric-society/3705348-kabmin-dozvoliv-peredavati-vijskove-majno-nacpolicii-ta-administracii-dpsu.html" text:style-name="Internet_20_link" text:visited-style-name="Visited_20_Internet_20_Link">
 <text:span text:style-name="T4">
Кабмін</text:span>
 </text:a>
</text:p>
      <text:p text:style-name="P4">
Шмигаль додав, що цього тижня запрацювала модернізована міждержавна лініяелектропередачі між Україною та Польщею. Це суттєво посилить зв’язокукраїнської та європейської енергосистеми, збільшить експортно-імпортніможливості України та підвищить надійність електропостачання споживачів вумовах війни.</text:p>
      <text:p text:style-name="P4">
Прем'єр-міністр зауважив, що електронна система єЧерга запрацює на 16-типунктах пропуску в західному напрямку. З наступного тижня вона буде доступнадля водіїв вантажівок, з липня — для водіїв автобусів, з серпня — длявласників легкових авто. єЧерга заощадить час для водіїв, оптимізує бізнес-процеси та впорядкує транспортні потоки.</text:p>
      <text:p text:style-name="P4">
Окрім того, цього тижня Шмигаль здійснив робочий візит до Лондона. Девідбулися зустрічі з Прем’єр-міністром Великої Британії Ріші Сунаком,держсекретарем у закордонних справах Джеймсом Клеверлі та міністром оборониБеном Уоллесом. Головними темами діалогів були: майбутня конференція звідновлення, посилення збройної підтримки України, опанування стандартів НАТО.</text:p>
      <text:p text:style-name="P4">
<text:span text:style-name="T4">
Читайте також:</text:span>
 <text:a xlink:type="simple" xlink:href="https://www.ukrinform.ua/rubric-vidbudova/3705274-kabmin-zaprosiv-bahrejn-dolucitisa-do-povoennoi-vidbudovi-ukraini.html" text:style-name="Internet_20_link" text:visited-style-name="Visited_20_Internet_20_Link">
 <text:span text:style-name="T4">
Кабмін</text:span>
 </text:a>
</text:p>
      <text:p text:style-name="P4">
Також Прем'єр-міністр поспілкувався з українськими військовими, які тренуютьсяв Британії. Підготовку там вже пройшли майже 15 тисяч українських захисників.</text:p>
      <text:p text:style-name="P4">
Окрім того, Шмигаль здійснив спільне з першою леді України Оленою Зеленськоюпредставництво на коронації Короля Чарльза ІІІ та Королеви Камілли. “Великачесть представляти героїчний український народ під час знакової для усьогосвіту події”, - підкреслив прем'єр-міністр.</text:p>
      <text:p text:style-name="P4">
Як повідомляв Укрінформ, у травні <text:a xlink:type="simple" xlink:href="https://www.ukrinform.ua/rubric-society/3703763-urad-rozsiriv-perelik-pereselenciv-aki-maut-pravo-na-timcasove-zitlo.html" text:style-name="Internet_20_link" text:visited-style-name="Visited_20_Internet_20_Link">
 </text:a>
 категорій внутрішньо переміщених осіб, які мають правона отримання тимчасового житла.</text:p>
      <text:p text:style-name="P4">
Source: <text:a xlink:type="simple" xlink:href="https://www.ukrinform.ua/rubric-economy/3705978-urad-spramuvav-dodatkovi-31-milarda-dla-gromad-prifrontovih-oblastej-smigal.html" text:style-name="Internet_20_link" text:visited-style-name="Visited_20_Internet_20_Link">
https://www.ukrinform.ua/rubric-economy/3705978-urad-spramuvav-dodatkovi-31-milarda-dla-gromad-prifrontovih-oblastej-smigal.html</text:a>
</text:p>
      <!--NEWS-->
      <text:h text:style-name="P10" text:outline-level="1">
<text:span text:style-name="T4">
Kyiv(22:35). Red Alert: aerial threat. Sirens sounding. Take cover now!</text:span>
</text:h>
      <text:p text:style-name="P4">
Authors: liveuamap (Language: en)</text:p>
      <text:p text:style-name="P4">
Time: 2023-05-07T16:35:00</text:p>
      <text:p text:style-name="P4">
Location: Kyiv (Latitude:50.44343 Longtitude:30.53022)</text:p>
      <text:p text:style-name="P4">
Videos: []</text:p>
      <text:p text:style-name="P4">
Images: []</text:p>
      <text:p text:style-name="P4">
Tags: ["Europe", "Central and Eastern Europe"]</text:p>
      <text:p text:style-name="P4">
ID: 22561163</text:p>
      <!--METADATA-->
      <text:p text:style-name="P4">
Kyiv(22:35). Red Alert: aerial threat. Sirens sounding. Take cover now!</text:p>
      <text:p text:style-name="P4">
News Collection Link: <text:a xlink:type="simple" xlink:href="https://liveuamap.com/en/2023/07-may-kyiv2235-red-alert-aerial-threat-sireng" text:style-name="Internet_20_link" text:visited-style-name="Visited_20_Internet_20_Link">
https://liveuamap.com/en/2023/07-may-kyiv2235-red-alert-aerial-threat-sireng</text:a>
</text:p>
      <text:p text:style-name="P4">
Source: <text:a xlink:type="simple" xlink:href="https://t.me/suspilnenews/20518" text:style-name="Internet_20_link" text:visited-style-name="Visited_20_Internet_20_Link">
https://t.me/suspilnenews/20518</text:a>
</text:p>
      <!--NEWS-->
      <text:h text:style-name="P10" text:outline-level="1">
<text:span text:style-name="T4">
Kyiv Oblast(22:35). Red Alert: aerial threat. Sirens sounding. Take cover now!</text:span>
</text:h>
      <text:p text:style-name="P4">
Authors: liveuamap (Language: en)</text:p>
      <text:p text:style-name="P4">
Time: 2023-05-07T16:37:00</text:p>
      <text:p text:style-name="P4">
Location: Kyiv Oblast (Latitude:50.24018000 Longtitude:30.23163000)</text:p>
      <text:p text:style-name="P4">
Videos: []</text:p>
      <text:p text:style-name="P4">
Images: []</text:p>
      <text:p text:style-name="P4">
Tags: ["Europe", "Central and Eastern Europe"]</text:p>
      <text:p text:style-name="P4">
ID: 22561164</text:p>
      <!--METADATA-->
      <text:p text:style-name="P4">
Kyiv Oblast(22:35). Red Alert: aerial threat. Sirens sounding. Take cover now!</text:p>
      <text:p text:style-name="P4">
News Collection Link: <text:a xlink:type="simple" xlink:href="https://liveuamap.com/en/2023/07-may-kyiv-oblast2235-red-alert-aerial-threag" text:style-name="Internet_20_link" text:visited-style-name="Visited_20_Internet_20_Link">
https://liveuamap.com/en/2023/07-may-kyiv-oblast2235-red-alert-aerial-threag</text:a>
</text:p>
      <text:p text:style-name="P4">
Source: <text:a xlink:type="simple" xlink:href="https://t.me/air_alert_ua/44679" text:style-name="Internet_20_link" text:visited-style-name="Visited_20_Internet_20_Link">
https://t.me/air_alert_ua/44679</text:a>
</text:p>
      <!--NEWS-->
      <text:h text:style-name="P10" text:outline-level="1">
<text:span text:style-name="T4">
росіяни за день шість разів обстріляли прикордоння Сумщини та Чернігівщини</text:span>
</text:h>
      <text:p text:style-name="P4">
Authors: Ukrinform (Person)</text:p>
      <text:p text:style-name="P4">
Publisher: Укринформ (Organization)</text:p>
      <text:p text:style-name="P4">
Published Time: 2023-05-07T16:38:54+03:00</text:p>
      <text:p text:style-name="P4">
Modified Time: 2023-05-07T16:38:54+03:00</text:p>
      <text:p text:style-name="P4">
Description: російські війська за день шість разів обстріляли прикордоння Чернігівської та Сумської областей. — Укрінформ.</text:p>
      <text:p text:style-name="P4">
Images: ["<text:a xlink:type="simple" xlink:href="https://static.ukrinform.com/photos/2023_03/thumb_files/630_360_1677781968-366.jpg" text:style-name="Internet_20_link" text:visited-style-name="Visited_20_Internet_20_Link">
630_360_16777...</text:a>
"]</text:p>
      <text:p text:style-name="P4">
Tags: ['Обстріл', 'Сумщина', 'Чернігівщина', 'Війна з росією']</text:p>
      <text:p text:style-name="P4">
Type: Article</text:p>
      <!--METADATA-->
      <text:p text:style-name="P4">
<draw:frame draw:style-name="fr1" draw:name="Image230" text:anchor-type="as-char" svg:width="6.9236in" svg:height="3.956343in" draw:z-index="0">
<draw:image xlink:href="../Images/yкринформ/2023-05-07T16-38-54-03-00/630_360_1677781968-366.jpg" xlink:type="simple" xlink:show="embed" xlink:actuate="onLoad" draw:mime-type="image/jpeg"/>
</draw:frame>
 російськівійська за день шість разів обстріляли прикордоння Чернігівської та Сумськоїобластей.</text:p>
      <text:p text:style-name="P4">
Як передає Укрінформ, про це Оперативне командування "Північ" повідомляє у <text:a xlink:type="simple" xlink:href="https://t.me/ok_pivnich1/2419" text:style-name="Internet_20_link" text:visited-style-name="Visited_20_Internet_20_Link">
</text:a>
</text:p>
      <text:p text:style-name="P4">
Близько 10:20 зафіксовано п’ять влучань, ймовірно НАР з гелікоптера, в районінаселеного пункту Костобобрів.</text:p>
      <text:p text:style-name="P4">
Близько 10:20 зафіксовано чотири влучання, ймовірно НАР з гелікоптера, понаселеному пункту Леонівка.</text:p>
      <text:p text:style-name="P4">
Близько 10:15 зафіксовано одне влучання, ймовірно КАБ з російського літакаСу-35, по населеному пункту Заріччя.</text:p>
      <text:p text:style-name="P4">
З 10:40 до 11:10 зафіксовано 10 влучань, ймовірно з міномету калібру 82 мм, врайоні населеного пункту Блешня.</text:p>
      <text:p text:style-name="P4">
З 11:25 до 11:45 зафіксовано 15 влучань, ймовірно зі ствольної артилерії, врайоні населеного пункту Середина Буда.</text:p>
      <text:p text:style-name="P4">
З 13:45 до 14:16 зафіксовано вісім влучань, попередньо САУ, в районінаселеного пункту Бачівськ.</text:p>
      <text:p text:style-name="P4">
<text:span text:style-name="T4">
Читайте також:</text:span>
 <text:a xlink:type="simple" xlink:href="https://www.ukrinform.ua/rubric-regions/3705879-vijska-rf-za-dobu-obstrilali-devat-oblastej-ukraini-zvedenna-ova.html" text:style-name="Internet_20_link" text:visited-style-name="Visited_20_Internet_20_Link">
 <text:span text:style-name="T4">
ОВА</text:span>
 </text:a>
</text:p>
      <text:p text:style-name="P4">
З 14:49 до 15:30 зафіксовано 17 влучань, ймовірно зі ствольної артилерії, врайоні населеного пункту Зноб Новгородське.</text:p>
      <text:p text:style-name="P4">
Про втрати серед місцевого населення чи пошкодження цивільної інфраструктуриінформація не надходила.</text:p>
      <text:p text:style-name="P4">
Як повідомляв Укрінформ, 6 травня ворог за добу 11 разів <text:a xlink:type="simple" xlink:href="https://www.ukrinform.ua/rubric-ato/3705766-vorog-za-dobu-11-raziv-obstrilav-prikordonna-sumsini.html" text:style-name="Internet_20_link" text:visited-style-name="Visited_20_Internet_20_Link">
</text:a>
</text:p>
      <text:p text:style-name="P4">
Source: <text:a xlink:type="simple" xlink:href="https://www.ukrinform.ua/rubric-ato/3705980-rosiani-za-den-sist-raziv-obstrilali-prikordonna-sumsini-ta-cernigivsini.html" text:style-name="Internet_20_link" text:visited-style-name="Visited_20_Internet_20_Link">
https://www.ukrinform.ua/rubric-ato/3705980-rosiani-za-den-sist-raziv-obstrilali-prikordonna-sumsini-ta-cernigivsini.html</text:a>
</text:p>
      <!--NEWS-->
      <text:h text:style-name="P10" text:outline-level="1">
<text:span text:style-name="T4">
В Азії фіксують нові температурні рекорди на тлі зміни клімату</text:span>
</text:h>
      <text:p text:style-name="P4">
Authors: Ukrinform (Person)</text:p>
      <text:p text:style-name="P4">
Publisher: Укринформ (Organization)</text:p>
      <text:p text:style-name="P4">
Published Time: 2023-05-07T16:53:00+03:00</text:p>
      <text:p text:style-name="P4">
Modified Time: 2023-05-07T16:53:00+03:00</text:p>
      <text:p text:style-name="P4">
Description: У В’єтнамі зафіксовано найвищу температуру за всю історію країни, трохи вище 44 градусів Цельсія, у той час як експерти прогнозують, що і вона незабаром буде перевищена через зміну клімату. — Укрінформ.</text:p>
      <text:p text:style-name="P4">
Images: ["<text:a xlink:type="simple" xlink:href="https://static.ukrinform.com/photos/2023_05/thumb_files/630_360_1683467299-182.jpg" text:style-name="Internet_20_link" text:visited-style-name="Visited_20_Internet_20_Link">
630_360_16834...</text:a>
"]</text:p>
      <text:p text:style-name="P4">
Tags: ['Рекорд', 'Таїланд', "В'єтнам", 'Зміна клімату', 'Азія', 'Глобальне потепління']</text:p>
      <text:p text:style-name="P4">
Type: Article</text:p>
      <!--METADATA-->
      <text:p text:style-name="P4">
<draw:frame draw:style-name="fr1" draw:name="Image231" text:anchor-type="as-char" svg:width="6.9236in" svg:height="3.956343in" draw:z-index="0">
<draw:image xlink:href="../Images/yкринформ/2023-05-07T16-53-00-03-00/630_360_1683467299-182.jpg" xlink:type="simple" xlink:show="embed" xlink:actuate="onLoad" draw:mime-type="image/jpeg"/>
</draw:frame>
 У В’єтнамізафіксовано найвищу температуру за всю історію країни, трохи вище 44 градусівЦельсія, у той час як експерти прогнозують, що і вона незабаром будеперевищена через зміну клімату.</text:p>
      <text:p text:style-name="P4">
Як передає Укрінформ, про це повідомляє  <text:a xlink:type="simple" xlink:href="https://www.bbc.co.uk/news/world-asia-65518528" text:style-name="Internet_20_link" text:visited-style-name="Visited_20_Internet_20_Link">
 </text:a>
.</text:p>
      <text:p text:style-name="P4">
Температурний рекорд був встановлений в північній провінції Тхань Хоа, дечиновники попередили людей залишатися вдома в найспекотніший час дня.</text:p>
      <text:p text:style-name="P4">
У в’єтнамській столиці Ханой експерт зі зміни клімату Нгуєн Нгок Хуй розповів,що новий рекорд у В’єтнамі викликає «тривогу», враховуючи «контекст <text:a xlink:type="simple" xlink:href="https://www.ukrinform.ua/tag-zmina-klimatu" text:style-name="Internet_20_link" text:visited-style-name="Visited_20_Internet_20_Link">
</text:a>
 та глобального потепління».</text:p>
      <text:p text:style-name="P4">
«Я вірю, що цей рекорд ще буде оновлений багато разів. Цей рекорд підтверджує,що екстремальні кліматичні моделі є правдивими», - сказав він.</text:p>
      <text:p text:style-name="P4">
З початку індустріальної ери середня температура у світі уже потеплішалаприблизно на 1,1°C, і температури зростатимуть і надалі, якщо уряди не різкоскоротять викиди вуглецю.</text:p>
      <text:p text:style-name="P4">
<text:span text:style-name="T4">
Читайте також:</text:span>
 <text:a xlink:type="simple" xlink:href="https://www.ukrinform.ua/rubric-world/3700027-es-ta-norvegia-stvorili-zelenij-alans-dla-borotbi-zi-zminou-klimatu.html" text:style-name="Internet_20_link" text:visited-style-name="Visited_20_Internet_20_Link">
 <text:span text:style-name="T4">
клімат</text:span>
 </text:a>
</text:p>
      <text:p text:style-name="P4">
Зазначається, що в інших країнах Азії також спостерігається надзвичайноспекотна погода.</text:p>
      <text:p text:style-name="P4">
У Таїланді заявили про рекордні 44,6 градусів Цельсія у західній провінціїМак. Тим часом ЗМІ М'янми повідомили, що в місті на сході зафіксовано 43,8градусів, що є найвищою температурою за останні десятиліття.</text:p>
      <text:p text:style-name="P4">
Як повідомляв Укрінформ,  <text:a xlink:type="simple" xlink:href="https://www.ukrinform.ua/rubric-world/3704979-aponia-nadast-aziatskotihookeanskim-krainam-25-miljoniv-dla-virisenna-problem-zmini-klimatu.html" text:style-name="Internet_20_link" text:visited-style-name="Visited_20_Internet_20_Link">
 </text:a>
 Азіатського банку розвитку (АБР) длядопомоги країнам Азіатсько-Тихоокеанського регіону з вирішенням проблем зміниклімату.</text:p>
      <text:p text:style-name="P4">
_ Фото: Huu Khoa  _</text:p>
      <text:p text:style-name="P4">
Source: <text:a xlink:type="simple" xlink:href="https://www.ukrinform.ua/rubric-world/3705983-v-azii-fiksuut-novi-temperaturni-rekordi-na-tli-zmini-klimatu.html" text:style-name="Internet_20_link" text:visited-style-name="Visited_20_Internet_20_Link">
https://www.ukrinform.ua/rubric-world/3705983-v-azii-fiksuut-novi-temperaturni-rekordi-na-tli-zmini-klimatu.html</text:a>
</text:p>
      <!--NEWS-->
      <text:h text:style-name="P10" text:outline-level="1">
<text:span text:style-name="T4">
Sumska Oblast, Zhytomyr, Zhytomyrska Oblast(22:52). Red Alert: aerial threat. Sirens sounding...</text:span>
</text:h>
      <text:p text:style-name="P4">
Authors: liveuamap (Language: en)</text:p>
      <text:p text:style-name="P4">
Time: 2023-05-07T16:54:00</text:p>
      <text:p text:style-name="P4">
Location: Sumska Oblast (Latitude:51.00121 Longtitude:33.99905)</text:p>
      <text:p text:style-name="P4">
Videos: []</text:p>
      <text:p text:style-name="P4">
Images: []</text:p>
      <text:p text:style-name="P4">
Tags: ["Europe", "Central and Eastern Europe"]</text:p>
      <text:p text:style-name="P4">
ID: 22561165</text:p>
      <!--METADATA-->
      <text:p text:style-name="P4">
Sumska Oblast, Zhytomyr, Zhytomyrska Oblast(22:52). Red Alert: aerial threat.Sirens sounding. Take cover now!</text:p>
      <text:p text:style-name="P4">
News Collection Link: <text:a xlink:type="simple" xlink:href="https://liveuamap.com/en/2023/07-may-sumska-oblast-zhytomyr-zhytomyrska-oblg" text:style-name="Internet_20_link" text:visited-style-name="Visited_20_Internet_20_Link">
https://liveuamap.com/en/2023/07-may-sumska-oblast-zhytomyr-zhytomyrska-oblg</text:a>
</text:p>
      <text:p text:style-name="P4">
Source: <text:a xlink:type="simple" xlink:href="https://t.me/air_alert_ua/44686" text:style-name="Internet_20_link" text:visited-style-name="Visited_20_Internet_20_Link">
https://t.me/air_alert_ua/44686</text:a>
</text:p>
      <!--NEWS-->
      <text:h text:style-name="P10" text:outline-level="1">
<text:span text:style-name="T4">
УПЛ: «Шахтар» та «Олександрія» поділили очки</text:span>
</text:h>
      <text:p text:style-name="P4">
Authors: Ukrinform (Person)</text:p>
      <text:p text:style-name="P4">
Publisher: Укринформ (Organization)</text:p>
      <text:p text:style-name="P4">
Published Time: 2023-05-07T16:59:00+03:00</text:p>
      <text:p text:style-name="P4">
Modified Time: 2023-05-07T16:59:00+03:00</text:p>
      <text:p text:style-name="P4">
Description: «Олександрія» забила у 8 з 11 матчів під керівництвом Ротаня — Укрінформ.</text:p>
      <text:p text:style-name="P4">
Images: ["<text:a xlink:type="simple" xlink:href="https://static.ukrinform.com/photos/2023_05/thumb_files/630_360_1683467196-844.jpg" text:style-name="Internet_20_link" text:visited-style-name="Visited_20_Internet_20_Link">
630_360_16834...</text:a>
"]</text:p>
      <text:p text:style-name="P4">
Tags: ['Футбол', 'Олександрія', 'Шахтар']</text:p>
      <text:p text:style-name="P4">
Type: Article</text:p>
      <!--METADATA-->
      <text:p text:style-name="P4">
<draw:frame draw:style-name="fr1" draw:name="Image232" text:anchor-type="as-char" svg:width="6.9236in" svg:height="3.956343in" draw:z-index="0">
<draw:image xlink:href="../Images/yкринформ/2023-05-07T16-59-00-03-00/630_360_1683467196-844.jpg" xlink:type="simple" xlink:show="embed" xlink:actuate="onLoad" draw:mime-type="image/jpeg"/>
</draw:frame>
«Олександрія» забила у 8 з 11 матчів під керівництвом Ротаня</text:p>
      <text:p text:style-name="P4">
«Олександрія» відібрала очки в «Шахтаря» у 25-му турі Української Прем'єр-ліги– 1:1, передає Укрінформ.</text:p>
      <text:p text:style-name="P4">
Микола Михайленко на 9-й хвилині відкрив рахунок в зустрічі. Для 21-річногоМихайленка це дебютний гол у 10 матчах за «Олександрію».</text:p>
      <text:p text:style-name="P4">
«Шахтар» зумів відігратись у другій половині другого тайму – Келсі зіграв надобиванні та зрівняв рахунок у матчі. Цей гол став останнім у зустрічі.</text:p>
      <text:p text:style-name="P4">
Ця нічия залишає «Шахтар» на першому місці в УПЛ, у них 60 очок та перевага утри пункти над «Дніпром-1», хоча у дніпрян на одну гру менше. «Олександрія»йде п’ятою, маючи в своєму активі 38 пунктів.</text:p>
      <text:p text:style-name="P4">
<text:span text:style-name="T4">
Читайте також:</text:span>
 <text:a xlink:type="simple" xlink:href="https://www.ukrinform.ua/rubric-sports/3705942-upl-metalist-obigrav-lviv-cornomorec-postupivsa-dnipru1.html" text:style-name="Internet_20_link" text:visited-style-name="Visited_20_Internet_20_Link">
 <text:span text:style-name="T4">
УПЛ</text:span>
 </text:a>
</text:p>
      <text:p text:style-name="P4">
Як повідомляв Укрінформ, в інших матчах ігрового дня «Металіст» переміг«Львів», а «Дніпро-1» здолав «Чорноморець».</text:p>
      <text:p text:style-name="P4">
Фото: upl.ua</text:p>
      <text:p text:style-name="P4">
Source: <text:a xlink:type="simple" xlink:href="https://www.ukrinform.ua/rubric-sports/3705985-upl-sahtar-ta-oleksandria-podilili-ocki.html" text:style-name="Internet_20_link" text:visited-style-name="Visited_20_Internet_20_Link">
https://www.ukrinform.ua/rubric-sports/3705985-upl-sahtar-ta-oleksandria-podilili-ocki.html</text:a>
</text:p>
      <!--NEWS-->
      <text:h text:style-name="P10" text:outline-level="1">
<text:span text:style-name="T4">
Vinnytska Oblast(23:05). Red Alert: aerial threat. Sirens sounding. Take cover now!</text:span>
</text:h>
      <text:p text:style-name="P4">
Authors: liveuamap (Language: en)</text:p>
      <text:p text:style-name="P4">
Time: 2023-05-07T17:07:00</text:p>
      <text:p text:style-name="P4">
Location: Vinnytska Oblast (Latitude:48.91717 Longtitude:28.66732)</text:p>
      <text:p text:style-name="P4">
Videos: []</text:p>
      <text:p text:style-name="P4">
Images: []</text:p>
      <text:p text:style-name="P4">
Tags: ["Europe", "Central and Eastern Europe"]</text:p>
      <text:p text:style-name="P4">
ID: 22561166</text:p>
      <!--METADATA-->
      <text:p text:style-name="P4">
Vinnytska Oblast(23:05). Red Alert: aerial threat. Sirens sounding. Take covernow!</text:p>
      <text:p text:style-name="P4">
News Collection Link: <text:a xlink:type="simple" xlink:href="https://liveuamap.com/en/2023/07-may-vinnytska-oblast2305-red-alert-aerial-g" text:style-name="Internet_20_link" text:visited-style-name="Visited_20_Internet_20_Link">
https://liveuamap.com/en/2023/07-may-vinnytska-oblast2305-red-alert-aerial-g</text:a>
</text:p>
      <text:p text:style-name="P4">
Source: <text:a xlink:type="simple" xlink:href="https://t.me/air_alert_ua/44688" text:style-name="Internet_20_link" text:visited-style-name="Visited_20_Internet_20_Link">
https://t.me/air_alert_ua/44688</text:a>
</text:p>
      <!--NEWS-->
      <text:h text:style-name="P10" text:outline-level="1">
<text:span text:style-name="T4">
Залужний зустрівся з генеральним інспектором Бундесверу – говорили про ситуацію на фронті</text:span>
</text:h>
      <text:p text:style-name="P4">
Authors: Ukrinform (Person)</text:p>
      <text:p text:style-name="P4">
Publisher: Укринформ (Organization)</text:p>
      <text:p text:style-name="P4">
Published Time: 2023-05-07T17:10:00+03:00</text:p>
      <text:p text:style-name="P4">
Modified Time: 2023-05-07T17:10:00+03:00</text:p>
      <text:p text:style-name="P4">
Description: Головнокомандувач ЗСУ Валерій Залужний цього тижня в Україні зустрівся з генеральним інспектором Бундесверу генералом Карстеном Броєром. — Укрінформ.</text:p>
      <text:p text:style-name="P4">
Images: ["<text:a xlink:type="simple" xlink:href="https://static.ukrinform.com/photos/2023_02/thumb_files/630_360_1676531390-589.jpg" text:style-name="Internet_20_link" text:visited-style-name="Visited_20_Internet_20_Link">
630_360_16765...</text:a>
", "<text:a xlink:type="simple" xlink:href="https://static.ukrinform.com/photos/2023_05/1683469005-144.jpg" text:style-name="Internet_20_link" text:visited-style-name="Visited_20_Internet_20_Link">
1683469005-14...</text:a>
"]</text:p>
      <text:p text:style-name="P4">
Tags: ['Бундесвер', 'ЗСУ', 'Валерій Залужний']</text:p>
      <text:p text:style-name="P4">
Type: Article</text:p>
      <!--METADATA-->
      <text:p text:style-name="P4">
<draw:frame draw:style-name="fr1" draw:name="Image233" text:anchor-type="as-char" svg:width="6.9236in" svg:height="3.956343in" draw:z-index="0">
<draw:image xlink:href="../Images/yкринформ/2023-05-07T17-10-00-03-00/630_360_1676531390-589.jpg" xlink:type="simple" xlink:show="embed" xlink:actuate="onLoad" draw:mime-type="image/jpeg"/>
</draw:frame>
Головнокомандувач ЗСУ Валерій Залужний цього тижня в Україні зустрівся згенеральним інспектором Бундесверу генералом Карстеном Броєром.</text:p>
      <text:p text:style-name="P4">
Як передає Укрінформ, про це Залужний повідомив у  <text:a xlink:type="simple" xlink:href="https://t.me/CinCAFU/494" text:style-name="Internet_20_link" text:visited-style-name="Visited_20_Internet_20_Link">
</text:a>
</text:p>
      <text:p text:style-name="P4">
“Був радий вітати цього тижня в Україні з офіційним візитом Генеральногоінспектора Бундесверу генерала Карстена Броєра. Провели конструктивну розмову.Описав ситуацію, що склалася на фронті та розповів про підготовку Сил безпекиі оборони до майбутніх дій задля визволення нашої території”, - зазначив він.</text:p>
      <text:p text:style-name="P4">
Крім того, Головнокомандувач <text:a xlink:type="simple" xlink:href="https://www.ukrinform.ua/tag-zsu" text:style-name="Internet_20_link" text:visited-style-name="Visited_20_Internet_20_Link">
 </text:a>
 подякувавза вже надану Німеччиною військову допомогу: зенітні ракетні комплекси IRIS-T,зенітні самохідні артилерійські установки Gepard, танки Leopard та іншеозброєння.</text:p>
      <text:p text:style-name="P4">
<text:span text:style-name="T4">
Читайте також:</text:span>
 <text:a xlink:type="simple" xlink:href="https://www.ukrinform.ua/rubric-ato/3705447-dania-ta-nimeccina-cogo-misaca-peredadut-ukraini-80-tankiv-leopard-i.html" text:style-name="Internet_20_link" text:visited-style-name="Visited_20_Internet_20_Link">
 <text:span text:style-name="T4">
Німечч</text:span>
 </text:a>
</text:p>
      <text:p text:style-name="P4">
Він висловив сподівання, що у майбутньому усі партнери України ухвалять вірнерішення, і ми отримаємо літаки F-16.</text:p>
      <text:p text:style-name="P4">
<draw:frame draw:style-name="fr1" draw:name="Image234" text:anchor-type="as-char" svg:width="6.9236in" svg:height="4.61903in" draw:z-index="0">
<draw:image xlink:href="../Images/yкринформ/2023-05-07T17-10-00-03-00/1683469005-144.jpg" xlink:type="simple" xlink:show="embed" xlink:actuate="onLoad" draw:mime-type="image/jpeg"/>
</draw:frame>
 Карстен БроєрФото: DPA</text:p>
      <text:p text:style-name="P4">
“З генералом Броєром акцентували на важливості продовжувати підтримуватиУкраїну і надалі, домовилися бути на зв’язку та робити все можливе дляпосилення нашої обороноздатності”, - додав Залужний.</text:p>
      <text:p text:style-name="P4">
Як повідомляв Укрінформ, Головнокомандувач Збройних сил Валерій Залужнийзаявив, що Україні потрібні  <text:a xlink:type="simple" xlink:href="https://www.ukrinform.ua/rubric-ato/3689392-ukraini-potribni-vinisuvaci-f16-zaluznij.html" text:style-name="Internet_20_link" text:visited-style-name="Visited_20_Internet_20_Link">
 </text:a>
</text:p>
      <text:p text:style-name="P4">
Source: <text:a xlink:type="simple" xlink:href="https://www.ukrinform.ua/rubric-ato/3705988-zaluznij-zustrivsa-z-generalnim-inspektorom-bundesveru-govorili-pro-situaciu-na-fronti.html" text:style-name="Internet_20_link" text:visited-style-name="Visited_20_Internet_20_Link">
https://www.ukrinform.ua/rubric-ato/3705988-zaluznij-zustrivsa-z-generalnim-inspektorom-bundesveru-govorili-pro-situaciu-na-fronti.html</text:a>
</text:p>
      <!--NEWS-->
      <text:h text:style-name="P10" text:outline-level="1">
<text:span text:style-name="T4">
Air defense is active in Kyiv region</text:span>
</text:h>
      <text:p text:style-name="P4">
Authors: liveuamap (Language: en)</text:p>
      <text:p text:style-name="P4">
Time: 2023-05-07T17:10:40</text:p>
      <text:p text:style-name="P4">
Location: Kyiv (Latitude:50.8784 Longtitude:30.48157)</text:p>
      <text:p text:style-name="P4">
Videos: []</text:p>
      <text:p text:style-name="P4">
Images: ["<text:a xlink:type="simple" xlink:href="https://liveuamap.com/pics/2023/05/07/22561167_0.jpg" text:style-name="Internet_20_link" text:visited-style-name="Visited_20_Internet_20_Link">
22561167_0.jpg</text:a>
"]</text:p>
      <text:p text:style-name="P4">
Tags: ["Europe", "Central and Eastern Europe"]</text:p>
      <text:p text:style-name="P4">
ID: 22561167</text:p>
      <!--METADATA-->
      <text:p text:style-name="P4">
Air defense is active in Kyiv region</text:p>
      <text:p text:style-name="P4">
<draw:frame draw:style-name="fr1" draw:name="Image235" text:anchor-type="as-char" svg:width="6.9236in" svg:height="2.75122in" draw:z-index="0">
<draw:image xlink:href="../Images/liveuamap/2023-05-07T17-10-40/22561167_0.jpg" xlink:type="simple" xlink:show="embed" xlink:actuate="onLoad" draw:mime-type="image/jpeg"/>
</draw:frame>
</text:p>
      <text:p text:style-name="P4">
News Collection Link: <text:a xlink:type="simple" xlink:href="https://liveuamap.com/en/2023/7-may-air-defense-is-active-in-kyiv-region" text:style-name="Internet_20_link" text:visited-style-name="Visited_20_Internet_20_Link">
https://liveuamap.com/en/2023/7-may-air-defense-is-active-in-kyiv-region</text:a>
</text:p>
      <text:p text:style-name="P4">
Source: <text:a xlink:type="simple" xlink:href="https://t.me/irpinonline/4308" text:style-name="Internet_20_link" text:visited-style-name="Visited_20_Internet_20_Link">
https://t.me/irpinonline/4308</text:a>
</text:p>
      <!--NEWS-->
      <text:h text:style-name="P10" text:outline-level="1">
<text:span text:style-name="T4">
У росії з’явиться велика паніка, коли Україна розпочне контрнаступ – Гаврилов</text:span>
</text:h>
      <text:p text:style-name="P4">
Authors: Ukrinform (Person)</text:p>
      <text:p text:style-name="P4">
Publisher: Укринформ (Organization)</text:p>
      <text:p text:style-name="P4">
Published Time: 2023-05-07T17:19:12+03:00</text:p>
      <text:p text:style-name="P4">
Modified Time: 2023-05-07T17:19:12+03:00</text:p>
      <text:p text:style-name="P4">
Description: Коли Сили оборони України розпочнуть контрнаступальну операцію, у росіян з’явиться велика паніка через хибне уявлення реальності, яку їм показує їхня пропаганда. — Укрінформ.</text:p>
      <text:p text:style-name="P4">
Images: ["<text:a xlink:type="simple" xlink:href="https://static.ukrinform.com/photos/2023_05/thumb_files/630_360_1683469123-483.jpg" text:style-name="Internet_20_link" text:visited-style-name="Visited_20_Internet_20_Link">
630_360_16834...</text:a>
"]</text:p>
      <text:p text:style-name="P4">
Tags: ['Пропаганда', 'Війна з росією', 'Контрнаступ']</text:p>
      <text:p text:style-name="P4">
Type: Article</text:p>
      <!--METADATA-->
      <text:p text:style-name="P4">
<draw:frame draw:style-name="fr1" draw:name="Image236" text:anchor-type="as-char" svg:width="6.9236in" svg:height="3.956343in" draw:z-index="0">
<draw:image xlink:href="../Images/yкринформ/2023-05-07T17-19-12-03-00/630_360_1683469123-483.jpg" xlink:type="simple" xlink:show="embed" xlink:actuate="onLoad" draw:mime-type="image/jpeg"/>
</draw:frame>
 Коли Силиоборони України розпочнуть контрнаступальну операцію, у росіян з’явитьсявелика паніка через хибне уявлення реальності, яку їм показує їхня пропаганда.</text:p>
      <text:p text:style-name="P4">
Як передає Укрінформ, про це в інтерв’ю <text:a xlink:type="simple" xlink:href="https://www.independent.co.uk/news/world/europe/ukraine-war-counterattack-russia-putin-bakhmut-b2332396.html" text:style-name="Internet_20_link" text:visited-style-name="Visited_20_Internet_20_Link">
</text:a>
 заявив заступник міністра оборони УкраїниВолодимир Гаврилов.</text:p>
      <text:p text:style-name="P4">
«Ми почнемо наш контрнаступ. Коли і де - це зараз не має значення. І коли цестанеться, росія буде в паніці, ви побачите багато паніки. Вони досі нерозуміють, що їхня пропаганда показує неправдиву картину того, що насправдівідбувається на місцях. Цю <text:a xlink:type="simple" xlink:href="https://www.independent.co.uk/news/world/europe/ukraine-war-counterattack-russia-putin-bakhmut-b2332396.html" text:style-name="Internet_20_link" text:visited-style-name="Visited_20_Internet_20_Link">
</text:a>
 виграють на землі, а не на екранахтелевізорів, і не в Інтернеті», - сказав він.</text:p>
      <text:p text:style-name="P4">
Гаврилов додав, що кремль приховав справжній масштаб втрат росії в Україні відвласного народу, але більше не зможе цього робити, коли Україна почневідвойовувати свої території, і ці втрати зростуть ще більше.</text:p>
      <text:p text:style-name="P4">
«Ви не можете обдурити свій народ протягом багатьох років... особливо, якщовони починають бачити різницю на місцях, вони починають бачити вбитих іпоранених, вони бачать сім'ї, які втратили чоловіків, свої домівки. Ви неможете приховати смерть свого сина, чоловіка чи брата», - зазначив заступникміністра.</text:p>
      <text:p text:style-name="P4">
Він також висловив думку, що не здивується, якщо в якийсь день, можливо, вжецього місяця чи наступного місяця, світ побачить щось, що сприятиме негайномукраху російської стратегії, її війська чи її економіки.</text:p>
      <text:p text:style-name="P4">
<text:span text:style-name="T4">
Читайте також:</text:span>
 <text:a xlink:type="simple" xlink:href="https://www.ukrinform.ua/rubric-ato/3705969-bilse-peremog-ukraini-na-poli-bou-prizvedut-do-zbilsenna-dopomogi-zelenskij.html" text:style-name="Internet_20_link" text:visited-style-name="Visited_20_Internet_20_Link">
 </text:a>
</text:p>
      <text:p text:style-name="P4">
«Бахмут продемонстрував не тільки нам в Україні, а й ворогу, що для росіїнемає військового рішення в цій війні, навіть гірше, що наприкінці цієї війнина росію чекає військова катастрофа, і ми це побачимо скоро», - додавГаврилов.</text:p>
      <text:p text:style-name="P4">
Як повідомляв Укрінформ, Головнокомандувач ЗСУ Валерій Залужний поінформувавголову Об’єднаного комітету начальників штабів США генерала Марка Міллі про <text:a xlink:type="simple" xlink:href="https://www.ukrinform.ua/rubric-ato/3705640-zaluznij-poinformuvav-milli-pro-pidgotovku-armii-do-zvilnenna-ukrainskih-teritorij.html" text:style-name="Internet_20_link" text:visited-style-name="Visited_20_Internet_20_Link">
</text:a>
</text:p>
      <text:p text:style-name="P4">
<text:span text:style-name="T5">
Фото: armyinform.com</text:span>
</text:p>
      <text:p text:style-name="P4">
Source: <text:a xlink:type="simple" xlink:href="https://www.ukrinform.ua/rubric-ato/3705989-u-rosii-zavitsa-velika-panika-koli-ukraina-rozpocne-kontrnastup-gavrilov.html" text:style-name="Internet_20_link" text:visited-style-name="Visited_20_Internet_20_Link">
https://www.ukrinform.ua/rubric-ato/3705989-u-rosii-zavitsa-velika-panika-koli-ukraina-rozpocne-kontrnastup-gavrilov.html</text:a>
</text:p>
      <!--NEWS-->
      <text:h text:style-name="P10" text:outline-level="1">
<text:span text:style-name="T4">
У Мінінфраструктури заявили про знайдене рішення для розблокування пункту «Ягодин-Дорогуськ»</text:span>
</text:h>
      <text:p text:style-name="P4">
Authors: Ukrinform (Person)</text:p>
      <text:p text:style-name="P4">
Publisher: Укринформ (Organization)</text:p>
      <text:p text:style-name="P4">
Published Time: 2023-05-07T17:21:53+03:00</text:p>
      <text:p text:style-name="P4">
Modified Time: 2023-05-07T17:21:53+03:00</text:p>
      <text:p text:style-name="P4">
Description: Віцепрем'єр-міністр з відновлення України – міністр розвитку громад, територій та інфраструктури Олександр Кубраков заявив, що знайдено рішення для розблокування пункту пропуску «Ягодин – Дорогуськ». — Укрінформ.</text:p>
      <text:p text:style-name="P4">
Images: ["<text:a xlink:type="simple" xlink:href="https://static.ukrinform.com/photos/2023_05/thumb_files/630_360_1683469193-138.jpg" text:style-name="Internet_20_link" text:visited-style-name="Visited_20_Internet_20_Link">
630_360_16834...</text:a>
"]</text:p>
      <text:p text:style-name="P4">
Tags: ['Ягодин', 'Мінінфраструктури', 'Кубраков']</text:p>
      <text:p text:style-name="P4">
Type: Article</text:p>
      <!--METADATA-->
      <text:p text:style-name="P4">
<draw:frame draw:style-name="fr1" draw:name="Image237" text:anchor-type="as-char" svg:width="6.9236in" svg:height="3.956343in" draw:z-index="0">
<draw:image xlink:href="../Images/yкринформ/2023-05-07T17-21-53-03-00/630_360_1683469193-138.jpg" xlink:type="simple" xlink:show="embed" xlink:actuate="onLoad" draw:mime-type="image/jpeg"/>
</draw:frame>
Віцепрем'єр-міністр з відновлення України – міністр розвитку громад, територійта інфраструктури Олександр Кубраков заявив, що знайдено рішення длярозблокування пункту пропуску «Ягодин – Дорогуськ».</text:p>
      <text:p text:style-name="P4">
Як передає Укрінформ, про це Міністерство розвитку громад, територій таінфраструктури повідомляє у <text:a xlink:type="simple" xlink:href="https://www.facebook.com/story.php" text:style-name="Internet_20_link" text:visited-style-name="Visited_20_Internet_20_Link">
</text:a>
.</text:p>
      <text:p text:style-name="P4">
«Міністерство розвитку громад, територій та інфраструктури ухвалило рішеннятимчасово призупинити вимогу щодо наявності дозволів для польськихперевізників, які здійснюють перевезення до України з будь-якої країниЄвропейського Союзу», - ідеться у повідомленні.</text:p>
      <text:p text:style-name="P4">
<text:span text:style-name="T4">
Читайте також:</text:span>
 <text:a xlink:type="simple" xlink:href="https://www.ukrinform.ua/rubric-economy/3705295-minvidnovlenna-zaklikae-polskij-urad-rozblokuvati-punkt-propusku-agodin-dorogusk.html" text:style-name="Internet_20_link" text:visited-style-name="Visited_20_Internet_20_Link">
 <text:span text:style-name="T4">
Ягодин</text:span>
 </text:a>
</text:p>
      <text:p text:style-name="P4">
Рішення покликане вирішити ситуацію із блокуванням пункту пропуску «Ягодин-Дорогуськ» з боку польських перевізників і задовольнити одну з ключовихпретензій страйкарів, а саме накладання штрафів за відсутність дозволів дляперевезень до України з третіх країн ЄС.</text:p>
      <text:p text:style-name="P4">
«Наша позиція однозначна: такі перевезення не підпадають під Угоду міжУкраїною та ЄС про вантажні перевезення та не є двосторонніми, а відповіднопотребують наявності дозволів. Наразі ми надіслали лист до Єврокомісії щодонадання роз’ясненням та на цей час призупиняємо накладення штрафів. Окремопідкреслю: з початку цього року Укртрансбезпека склала лише 4 таких постановина польських перевізників», – зазначив Кубраков.</text:p>
      <text:p text:style-name="P4">
Таким чином, з 8 травня польські перевізники зможуть виконувати перевезення збудь-якої країни Євросоюзу до України без відповідних дозволів та вимог щодоекологічних стандартів транспортних засобів.</text:p>
      <text:p text:style-name="P4">
<text:span text:style-name="T4">
Читайте також:</text:span>
 <text:a xlink:type="simple" xlink:href="https://www.ukrinform.ua/rubric-economy/3705022-u-punkti-propusku-agodindorogusk-obmezili-ruh-vantazivok-do-3-cervna.html" text:style-name="Internet_20_link" text:visited-style-name="Visited_20_Internet_20_Link">
 <text:span text:style-name="T4">
Ягодин</text:span>
 </text:a>
</text:p>
      <text:p text:style-name="P4">
«Зараз понад 5 тисяч вантажівок не можуть перетнути наш найбільший пунктпропуску. Розподілити вантажопотік в умовах обмеженої пропускної здатності таблокади морських портів неможливо. Ми вдячні нашим польським друзям запостійну підтримку у протистоянні із агресором та розраховуємо на подальшийдіалог для розблокування кордону. Ми зробили перший крок, чекаємо на крокназустріч», – підкреслив заступник міністра Сергій Деркач.</text:p>
      <text:p text:style-name="P4">
У міністерстві нагадали, що відповідно до угоди між Україною та ЄвропейськимСоюзом про вантажні перевезення двосторонні та транзитні перевезення непідпадають під вимогу отримання дозволів.</text:p>
      <text:p text:style-name="P4">
Як повідомлялося, від ранку 4 травня польською стороною було призупиненеоформлення вантажних автомобілів на в’їзд та виїзд. На виїзд із Польщі (в’їздв Україну) пропускають лише транспорт, який перевозить гуманітарну допомогу,небезпечні вантажі та тварин.</text:p>
      <text:p text:style-name="P4">
<text:span text:style-name="T4">
Читайте також:</text:span>
 <text:a xlink:type="simple" xlink:href="https://www.ukrinform.ua/rubric-technology/3688487-v-ukraini-zapustili-zastosunok-ecerga-dla-vodiiv-aki-peretinaut-pp-agodindorogusk.html" text:style-name="Internet_20_link" text:visited-style-name="Visited_20_Internet_20_Link">
 <text:span text:style-name="T4">
Ягодин</text:span>
 </text:a>
</text:p>
      <text:p text:style-name="P4">
Така ситуація склалася через страйк польських перевізників перед пунктомпропуску «Дорогуськ». Серед вимог протестувальників - повернення дозволів наздійснення міжнародних вантажних автомобільних перевезень для українськихперевізників на в'їзді до Польщі. Йдеться також про застосування доукраїнських перевізників екологічної норми EURO4, яка в Україні застосовуєтьсядо польських перевізників.</text:p>
      <text:p text:style-name="P4">
Фото: Західне регіональне управління Держприкордонслужби України - Західнийкордон</text:p>
      <text:p text:style-name="P4">
Source: <text:a xlink:type="simple" xlink:href="https://www.ukrinform.ua/rubric-economy/3705990-u-mininfrastrukturi-zaavili-pro-znajdene-risenna-dla-rozblokuvanna-punktu-agodindorogusk.html" text:style-name="Internet_20_link" text:visited-style-name="Visited_20_Internet_20_Link">
https://www.ukrinform.ua/rubric-economy/3705990-u-mininfrastrukturi-zaavili-pro-znajdene-risenna-dla-rozblokuvanna-punktu-agodindorogusk.html</text:a>
</text:p>
      <!--NEWS-->
      <text:h text:style-name="P10" text:outline-level="1">
<text:span text:style-name="T4">
Стефанішина візьме участь у зустрічі міністрів Веймарського трикутника у Польщі</text:span>
</text:h>
      <text:p text:style-name="P4">
Authors: Ukrinform (Person)</text:p>
      <text:p text:style-name="P4">
Publisher: Укринформ (Organization)</text:p>
      <text:p text:style-name="P4">
Published Time: 2023-05-07T17:36:00+03:00</text:p>
      <text:p text:style-name="P4">
Modified Time: 2023-05-07T17:36:00+03:00</text:p>
      <text:p text:style-name="P4">
Description: Віцепрем'єр-міністр з питань європейської та євроатлантичної інтеграції Ольга Стефанішина візьме участь у зустрічі міністрів країн Веймарського трикутника, що відбудеться 12 травня у замку в населеному пункті Курнік на заході РП. — Укрінформ.</text:p>
      <text:p text:style-name="P4">
Images: ["<text:a xlink:type="simple" xlink:href="https://static.ukrinform.com/photos/2023_04/thumb_files/630_360_1681984991-651.jpg" text:style-name="Internet_20_link" text:visited-style-name="Visited_20_Internet_20_Link">
630_360_16819...</text:a>
"]</text:p>
      <text:p text:style-name="P4">
Tags: ['Євроінтеграція', 'Франція', 'Німеччина', 'Польща', "віцепрем'єр-міністр", 'Стефанішина']</text:p>
      <text:p text:style-name="P4">
Type: Article</text:p>
      <!--METADATA-->
      <text:p text:style-name="P4">
<draw:frame draw:style-name="fr1" draw:name="Image238" text:anchor-type="as-char" svg:width="6.9236in" svg:height="3.956343in" draw:z-index="0">
<draw:image xlink:href="../Images/yкринформ/2023-05-07T17-36-00-03-00/630_360_1681984991-651.jpg" xlink:type="simple" xlink:show="embed" xlink:actuate="onLoad" draw:mime-type="image/jpeg"/>
</draw:frame>
Віцепрем'єр-міністр з питань європейської та євроатлантичної інтеграції ОльгаСтефанішина візьме участь у зустрічі міністрів країн Веймарського трикутника,що відбудеться 12 травня у замку в населеному пункті Курнік на заході РП.</text:p>
      <text:p text:style-name="P4">
Про це  <text:a xlink:type="simple" xlink:href="https://www.gov.pl/web/premier/spotkanie-ministrow-ds-europejskich-trojkata-weimarskiego-z-udzialem-wicepremier-ukrainy" text:style-name="Internet_20_link" text:visited-style-name="Visited_20_Internet_20_Link">
 </text:a>
Інформаційний центр уряду Польщі, передає Укрінформ.</text:p>
      <text:p text:style-name="P4">
Як зазначається, 12 травня відбудеться зустріч Стефанішиної з польськимміністром з питань ЄС Шимона Шинковського вель Сенка, міністром з європейськихпитань Франції Лоуренс Бун та міністром з європейських питань і кліматуНімеччини Анною Люрманн.</text:p>
      <text:p text:style-name="P4">
<text:span text:style-name="T4">
Читайте також:</text:span>
 <text:a xlink:type="simple" xlink:href="https://www.ukrinform.ua/rubric-polytics/3689786-stefanisina-obgovorila-z-delegacieu-es-pidtrimku-ukraini-na-slahu-evrointegracii.html" text:style-name="Internet_20_link" text:visited-style-name="Visited_20_Internet_20_Link">
 <text:span text:style-name="T4">
Стефанішина</text:span>
 </text:a>
</text:p>
      <text:p text:style-name="P4">
Як відомо, Веймарський трикутник - неформальне міжнародне об'єднання Польщі,Франції, <text:a xlink:type="simple" xlink:href="https://www.ukrinform.ua/tag-nimeccina" text:style-name="Internet_20_link" text:visited-style-name="Visited_20_Internet_20_Link">
 </text:a>
 , яке засновано в 1991році. У рамках групи періодично відбуваються зустрічі на рівні президентів,глав урядів, міністрів закордонних справ, міністрів оборони тощо. У межахВеймарського трикутника, серед інших, дискутуються також питання щодовироблення консолідованих позицій трьох держав в українських питаннях.</text:p>
      <text:p text:style-name="P4">
Остання зустріч Веймарського трикутника відбулася на рівні глав держав 8лютого 2022 року. Попередня зустріч міністрів з європейських питань країн“трикутника” відбулася 16 березня 2012 року.</text:p>
      <text:p text:style-name="P4">
Source: <text:a xlink:type="simple" xlink:href="https://www.ukrinform.ua/rubric-polytics/3705995-stefanisina-vizme-ucast-u-zustrici-ministriv-vejmarskogo-trikutnika-u-polsi.html" text:style-name="Internet_20_link" text:visited-style-name="Visited_20_Internet_20_Link">
https://www.ukrinform.ua/rubric-polytics/3705995-stefanisina-vizme-ucast-u-zustrici-ministriv-vejmarskogo-trikutnika-u-polsi.html</text:a>
</text:p>
      <!--NEWS-->
      <text:h text:style-name="P10" text:outline-level="1">
<text:span text:style-name="T4">
Авіація рф скинула п’ять керованих авіабомб по Херсонщині, є руйнування</text:span>
</text:h>
      <text:p text:style-name="P4">
Authors: Ukrinform (Person)</text:p>
      <text:p text:style-name="P4">
Publisher: Укринформ (Organization)</text:p>
      <text:p text:style-name="P4">
Published Time: 2023-05-07T17:39:45+03:00</text:p>
      <text:p text:style-name="P4">
Modified Time: 2023-05-07T17:39:45+03:00</text:p>
      <text:p text:style-name="P4">
Description: російська авіація скинула п’ять керованих авіабомб на Кізомис на Херсонщині, пошкоджено газогін, людських жертв немає.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239" text:anchor-type="as-char" svg:width="6.9236in" svg:height="3.948443in" draw:z-index="0">
<draw:image xlink:href="../Images/yкринформ/2023-05-07T17-39-45-03-00/630_360_1538997483-946.jpg" xlink:type="simple" xlink:show="embed" xlink:actuate="onLoad" draw:mime-type="image/jpeg"/>
</draw:frame>
 російськаавіація скинула п’ять керованих авіабомб на Кізомис на Херсонщині, пошкодженогазогін, людських жертв немає.</text:p>
      <text:p text:style-name="P4">
Про це голова Херсонської ОВА Олександр Прокудін повідомив у <text:a xlink:type="simple" xlink:href="https://t.me/olexandrprokudin/454" text:style-name="Internet_20_link" text:visited-style-name="Visited_20_Internet_20_Link">
</text:a>
 , передає Укрінформ.</text:p>
      <text:p text:style-name="P4">
"російська авіація продовжує нищити Кізомис. Зафіксовано пʼять “прильотів”керованих авіабомб. Через влучання пошкоджено газогін та близько семи осельмісцевих, з них три будинки знищено вщент" - повідомив він.</text:p>
      <text:p text:style-name="P4">
Зі слів Прокудіна, мирні люди не постраждали.</text:p>
      <text:p text:style-name="P4">
<text:span text:style-name="T4">
Читайте також:</text:span>
 <text:a xlink:type="simple" xlink:href="https://www.ukrinform.ua/rubric-regions/3705792-na-hersonsini-sbu-pri-sprobi-vteci-zatrimala-dvoh-kolaborantiv-batka-j-sina.html" text:style-name="Internet_20_link" text:visited-style-name="Visited_20_Internet_20_Link">
 <text:span text:style-name="T4">
Херсонщ</text:span>
 </text:a>
</text:p>
      <text:p text:style-name="P4">
Також він поінформував, що російська артилерія вдарила поблизу села Янтарне,через що поранення отримала 62-річна жінка. Лікарі надали потерпіліймеддопомогу та залишили вдома.</text:p>
      <text:p text:style-name="P4">
Як повідомлялося, протягом ночі та зранку 7 квітня росіяни завдали понад <text:a xlink:type="simple" xlink:href="https://www.ukrinform.ua/rubric-regions/3705817-vijska-rf-za-dobu-vipustili-po-hersonsini-237-snaradiv-sestero-zagiblih.html" text:style-name="Internet_20_link" text:visited-style-name="Visited_20_Internet_20_Link">
</text:a>
 За інформацією ХерсонськоїОВА, російські окупанти випустили 237 снарядів з артилерії, РСЗВ, мінометів,танків, безпілотників та авіації, а також по області завдали ракетний удар.</text:p>
      <text:p text:style-name="P4">
Source: <text:a xlink:type="simple" xlink:href="https://www.ukrinform.ua/rubric-ato/3705996-aviacia-rf-skinula-pat-kerovanih-aviabomb-po-hersonsini-e-rujnuvanna.html" text:style-name="Internet_20_link" text:visited-style-name="Visited_20_Internet_20_Link">
https://www.ukrinform.ua/rubric-ato/3705996-aviacia-rf-skinula-pat-kerovanih-aviabomb-po-hersonsini-e-rujnuvanna.html</text:a>
</text:p>
      <!--NEWS-->
      <text:h text:style-name="P10" text:outline-level="1">
<text:span text:style-name="T4">
Чемпіон Олімпіади-2020 Енді Круз розпочинає кар’єру професійного боксера</text:span>
</text:h>
      <text:p text:style-name="P4">
Authors: Ukrinform (Person)</text:p>
      <text:p text:style-name="P4">
Publisher: Укринформ (Organization)</text:p>
      <text:p text:style-name="P4">
Published Time: 2023-05-07T17:50:39+03:00</text:p>
      <text:p text:style-name="P4">
Modified Time: 2023-05-07T17:50:39+03:00</text:p>
      <text:p text:style-name="P4">
Description: Круз підписав контракт з Matchroom Boxing. — Укрінформ.</text:p>
      <text:p text:style-name="P4">
Images: ["<text:a xlink:type="simple" xlink:href="https://static.ukrinform.com/photos/2023_05/thumb_files/630_360_1683470975-624.jpg" text:style-name="Internet_20_link" text:visited-style-name="Visited_20_Internet_20_Link">
630_360_16834...</text:a>
"]</text:p>
      <text:p text:style-name="P4">
Tags: ['Бокс']</text:p>
      <text:p text:style-name="P4">
Type: Article</text:p>
      <!--METADATA-->
      <text:p text:style-name="P4">
<draw:frame draw:style-name="fr1" draw:name="Image240" text:anchor-type="as-char" svg:width="6.9236in" svg:height="3.956343in" draw:z-index="0">
<draw:image xlink:href="../Images/yкринформ/2023-05-07T17-50-39-03-00/630_360_1683470975-624.jpg" xlink:type="simple" xlink:show="embed" xlink:actuate="onLoad" draw:mime-type="image/jpeg"/>
</draw:frame>
 Крузпідписав контракт з Matchroom Boxing.</text:p>
      <text:p text:style-name="P4">
Кубинський боксер Енді Круз підписав довгострокову угоду з Едді Хірном іпромоутерською компанією Matchroom Boxing, <text:a xlink:type="simple" xlink:href="https://www.boxingscene.com/andy-cruz-olympic-gold-medal-winner-inks-promotional-with-hearn%E2%80%93174415" text:style-name="Internet_20_link" text:visited-style-name="Visited_20_Internet_20_Link">
</text:a>
 Boxing Scene, передає Укрінформ.</text:p>
      <text:p text:style-name="P4">
«Я радий вітати Енді. Він є одним із найбільш жаданих бійців, які перейшли напрофесійний рівень. Ми маємо за честь, що нам довірили кар’єру такоїталановитої людини», – сказав Хірн.</text:p>
      <text:p text:style-name="P4">
Круз здобув золото на Олімпійських іграх 2020 року. У фіналі він переміглегковаговика Кейшона Девіса (5-0).</text:p>
      <text:p text:style-name="P4">
Також 27-річний Енді є триразовим чемпіоном світу з боксу (2017, 2019 та 2021роки), чемпіоном Панамериканських ігор (2015).</text:p>
      <text:p text:style-name="P4">
<text:span text:style-name="T4">
Читайте також:</text:span>
 <text:a xlink:type="simple" xlink:href="https://www.ukrinform.ua/rubric-sports/3705954-gvozdik-nokautuvav-bolotniksa-u-sostomu-raundi.html" text:style-name="Internet_20_link" text:visited-style-name="Visited_20_Internet_20_Link">
 <text:span text:style-name="T4">
Гвоздик</text:span>
 </text:a>
</text:p>
      <text:p text:style-name="P4">
Як повідомляв Укрінформ, колишній чемпіон світу у напівважкій вазі ОлександрГвоздик (18–1, 14 КО) переміг нокаутом латвійського боксера РічардсаБолотнікса (19–6–1, 8 КО).</text:p>
      <text:p text:style-name="P4">
Фото: Getty Images</text:p>
      <text:p text:style-name="P4">
Source: <text:a xlink:type="simple" xlink:href="https://www.ukrinform.ua/rubric-sports/3705997-cempion-olimpiadi2020-endi-kruz-rozpocinae-kareru-profesijnogo-boksera.html" text:style-name="Internet_20_link" text:visited-style-name="Visited_20_Internet_20_Link">
https://www.ukrinform.ua/rubric-sports/3705997-cempion-olimpiadi2020-endi-kruz-rozpocinae-kareru-profesijnogo-boksera.html</text:a>
</text:p>
      <!--NEWS-->
      <text:h text:style-name="P10" text:outline-level="1">
<text:span text:style-name="T4">
У москві спалахнула пожежа в кількох кілометрах від академії ФСБ</text:span>
</text:h>
      <text:p text:style-name="P4">
Authors: Ukrinform (Person)</text:p>
      <text:p text:style-name="P4">
Publisher: Укринформ (Organization)</text:p>
      <text:p text:style-name="P4">
Published Time: 2023-05-07T17:58:00+03:00</text:p>
      <text:p text:style-name="P4">
Modified Time: 2023-05-07T17:58:00+03:00</text:p>
      <text:p text:style-name="P4">
Description: У москві в кількох кілометрах від академії ФСБ спалахнула сильна пожежа з великим чорним задимленням в недобудованому будинку. — Укрінформ.</text:p>
      <text:p text:style-name="P4">
Images: ["<text:a xlink:type="simple" xlink:href="https://static.ukrinform.com/photos/2023_05/thumb_files/630_360_1683472060-985.jpg" text:style-name="Internet_20_link" text:visited-style-name="Visited_20_Internet_20_Link">
630_360_16834...</text:a>
"]</text:p>
      <text:p text:style-name="P4">
Tags: ['Москва', 'Пожежа', 'росія']</text:p>
      <text:p text:style-name="P4">
Type: Article</text:p>
      <!--METADATA-->
      <text:p text:style-name="P4">
<draw:frame draw:style-name="fr1" draw:name="Image241" text:anchor-type="as-char" svg:width="6.9236in" svg:height="3.956343in" draw:z-index="0">
<draw:image xlink:href="../Images/yкринформ/2023-05-07T17-58-00-03-00/630_360_1683472060-985.jpg" xlink:type="simple" xlink:show="embed" xlink:actuate="onLoad" draw:mime-type="image/jpeg"/>
</draw:frame>
 У москві вкількох кілометрах від академії ФСБ спалахнула сильна пожежа з великим чорнимзадимленням в недобудованому будинку.</text:p>
      <text:p text:style-name="P4">
Про це повідомляє Укрінформ із посиланням на <text:a xlink:type="simple" xlink:href="https://t.me/ostorozhno_moskva/5080" text:style-name="Internet_20_link" text:visited-style-name="Visited_20_Internet_20_Link">
</text:a>
 <text:a xlink:type="simple" xlink:href="https://t.me/ostorozhno_moskva/5080" text:style-name="Internet_20_link" text:visited-style-name="Visited_20_Internet_20_Link">
</text:a>
 «Осторожно, Москва».</text:p>
      <text:p text:style-name="P4">
«Площа пожежі в ЖК на вулиці Наташі Ковшової - 40 квадратів (кв. метрів -ред.), спалахнули будівельні матеріали», - йдеться у повідомленні.</text:p>
      <text:p text:style-name="P4">
У кількох кілометрах від місця займання знаходиться Академія ФСБ (Мічурінськийпр., 70).</text:p>
      <text:p text:style-name="P4">
Пізніше російське МНС повідомило про <text:a xlink:type="simple" xlink:href="https://t.me/ostorozhno_moskva/5082" text:style-name="Internet_20_link" text:visited-style-name="Visited_20_Internet_20_Link">
 </text:a>
на будівництві.</text:p>
      <text:p text:style-name="P4">
<text:span text:style-name="T4">
Читайте також:</text:span>
 <text:a xlink:type="simple" xlink:href="https://www.ukrinform.ua/rubric-world/3704508-u-rosii-vnoci-stalisa-pozezi-na-dvoh-naftopererobnih-zavodah.html" text:style-name="Internet_20_link" text:visited-style-name="Visited_20_Internet_20_Link">
 <text:span text:style-name="T4">
пожеж</text:span>
 </text:a>
</text:p>
      <text:p text:style-name="P4">
Як повідомлялося, у москві 4 травня спалахнула сильна пожежа. Горілаадміністративна будівля, магазин та автосервіс. Був ризик поширення вогню наінші приміщення.</text:p>
      <text:p text:style-name="P4">
Source: <text:a xlink:type="simple" xlink:href="https://www.ukrinform.ua/rubric-world/3706002-u-moskvi-spalahnula-pozeza-v-kilkoh-kilometrah-vid-akademii-fsb.html" text:style-name="Internet_20_link" text:visited-style-name="Visited_20_Internet_20_Link">
https://www.ukrinform.ua/rubric-world/3706002-u-moskvi-spalahnula-pozeza-v-kilkoh-kilometrah-vid-akademii-fsb.html</text:a>
</text:p>
      <!--NEWS-->
      <text:h text:style-name="P10" text:outline-level="1">
<text:span text:style-name="T4">
Соболь зазнав травми в матчі чемпіонату Франції</text:span>
</text:h>
      <text:p text:style-name="P4">
Authors: Ukrinform (Person)</text:p>
      <text:p text:style-name="P4">
Publisher: Укринформ (Organization)</text:p>
      <text:p text:style-name="P4">
Published Time: 2023-05-07T18:06:00+03:00</text:p>
      <text:p text:style-name="P4">
Modified Time: 2023-05-07T18:06:00+03:00</text:p>
      <text:p text:style-name="P4">
Description: «Страсбург» українця здобув надважливу виїзну перемогу над «Нантом». — Укрінформ.</text:p>
      <text:p text:style-name="P4">
Images: ["<text:a xlink:type="simple" xlink:href="https://static.ukrinform.com/photos/2023_05/thumb_files/630_360_1683471962-904.jpeg" text:style-name="Internet_20_link" text:visited-style-name="Visited_20_Internet_20_Link">
630_360_16834...</text:a>
"]</text:p>
      <text:p text:style-name="P4">
Tags: ['Футбол']</text:p>
      <text:p text:style-name="P4">
Type: Article</text:p>
      <!--METADATA-->
      <text:p text:style-name="P4">
<draw:frame draw:style-name="fr1" draw:name="Image242" text:anchor-type="as-char" svg:width="6.9236in" svg:height="3.956343in" draw:z-index="0">
<draw:image xlink:href="../Images/yкринформ/2023-05-07T18-06-00-03-00/630_360_1683471962-904.jpeg" xlink:type="simple" xlink:show="embed" xlink:actuate="onLoad" draw:mime-type="image/jpeg"/>
</draw:frame>
«Страсбург» українця здобув надважливу виїзну перемогу над «Нантом».</text:p>
      <text:p text:style-name="P4">
Едуард Соболь провів свій 14-й матч у чемпіонаті Франції, «Страсбург» зукраїнським захисником на виїзді переграв «Нант» — 2:0, передає Укрінформ.</text:p>
      <text:p text:style-name="P4">
Соболь з перших хвилин розпочинав другий поспіль матч у Лізі 1. На 52-йхвилині у верховій боротьбі за м'яч Соболь зазнав ушкодження. Форвардгосподарів Маркус Коко в стрибку завдав українцеві удару ліктем в обличчя, защо отримав попередження. Після надання Едуардові медичної допомоги той одразупокинув поле. У складі гостей його замінив французький захисник Колін Дагба.</text:p>
      <text:p text:style-name="P4">
«Страсбург» українця переміг завдяки голам Діалло та Діарри. Перемогадозволила підопічним Фредеріка Антонетті в режимі реального часу вийти на14-те місце у таблиці Ліги 1. Від зони вильоту «Страсбург» відірвався на триочки.</text:p>
      <text:p text:style-name="P4">
<text:span text:style-name="T4">
Читайте також:</text:span>
 <text:a xlink:type="simple" xlink:href="https://www.ukrinform.ua/rubric-sports/3702287-strasbug-iz-sobolem-postupivsa-lionu-u-francuzkij-lizi-1.html" text:style-name="Internet_20_link" text:visited-style-name="Visited_20_Internet_20_Link">
 <text:span text:style-name="T4">
Соболе</text:span>
 </text:a>
</text:p>
      <text:p text:style-name="P4">
Як повідомляв Укрінформ, наступний матч «Страсбург» зіграє в суботу, 13травня, коли прийматиме восьму команду чемпіонату «Ніццу».</text:p>
      <text:p text:style-name="P4">
Фото: Getty Images</text:p>
      <text:p text:style-name="P4">
Source: <text:a xlink:type="simple" xlink:href="https://www.ukrinform.ua/rubric-sports/3705999-sobol-zaznav-travmi-v-matci-cempionatu-francii.html" text:style-name="Internet_20_link" text:visited-style-name="Visited_20_Internet_20_Link">
https://www.ukrinform.ua/rubric-sports/3705999-sobol-zaznav-travmi-v-matci-cempionatu-francii.html</text:a>
</text:p>
      <!--NEWS-->
      <text:h text:style-name="P10" text:outline-level="1">
<text:span text:style-name="T4">
Телевізійну трансляцію коронації Чарльза ІІІ переглянули понад 20 мільйонів британців</text:span>
</text:h>
      <text:p text:style-name="P4">
Authors: Ukrinform (Person)</text:p>
      <text:p text:style-name="P4">
Publisher: Укринформ (Organization)</text:p>
      <text:p text:style-name="P4">
Published Time: 2023-05-07T18:11:00+03:00</text:p>
      <text:p text:style-name="P4">
Modified Time: 2023-05-07T18:11:00+03:00</text:p>
      <text:p text:style-name="P4">
Description: Телевізійну трансляцію коронації короля Великої Британії Чарльза III переглянули понад 20 мільйонів людей, що зробило її найбільшою за кількістю переглядів трансляцією 2023 року. — Укрінформ.</text:p>
      <text:p text:style-name="P4">
Images: ["<text:a xlink:type="simple" xlink:href="https://static.ukrinform.com/photos/2023_05/thumb_files/630_360_1683471545-797.png" text:style-name="Internet_20_link" text:visited-style-name="Visited_20_Internet_20_Link">
630_360_16834...</text:a>
"]</text:p>
      <text:p text:style-name="P4">
Tags: ['Британія', 'Король', 'Чарльз ІІІ', 'Коронація']</text:p>
      <text:p text:style-name="P4">
Type: Article</text:p>
      <!--METADATA-->
      <text:p text:style-name="P4">
<draw:frame draw:style-name="fr1" draw:name="Image243" text:anchor-type="as-char" svg:width="6.9236in" svg:height="3.956343in" draw:z-index="0">
<draw:image xlink:href="../Images/yкринформ/2023-05-07T18-11-00-03-00/630_360_1683471545-797.png" xlink:type="simple" xlink:show="embed" xlink:actuate="onLoad" draw:mime-type="image/png"/>
</draw:frame>
Телевізійну трансляцію коронації короля Великої Британії Чарльза IIIпереглянули понад 20 мільйонів людей, що зробило її найбільшою за кількістюпереглядів трансляцією 2023 року.</text:p>
      <text:p text:style-name="P4">
Як передає Укрінформ, про це повідомляє  <text:a xlink:type="simple" xlink:href="https://www.independent.co.uk/news/media/tv-radio/king-charles-coronation-viewing-figures-b2334321.html" text:style-name="Internet_20_link" text:visited-style-name="Visited_20_Internet_20_Link">
</text:a>
.</text:p>
      <text:p text:style-name="P4">
Під час <text:a xlink:type="simple" xlink:href="https://www.ukrinform.ua/tag-koronacia" text:style-name="Internet_20_link" text:visited-style-name="Visited_20_Internet_20_Link">
 </text:a>
 кількість аудиторіїдосягла свого піку на позначці в 20,4 мільйонів.</text:p>
      <text:p text:style-name="P4">
Корпорація BBC привернула до себе найбільшу аудиторію - 15,5 мільйонівглядачів, які дивилися репортажі на каналах BBC One, BBC Two і BBC NewsChannel.</text:p>
      <text:p text:style-name="P4">
Друге місце посів телеканал ITV (3,6 млн глядачів), а ще 800 тисяч глядачіввирішили подивитися церемонію на Sky News і Sky Showcase.</text:p>
      <text:p text:style-name="P4">
<text:span text:style-name="T4">
Читайте також:</text:span>
 <text:a xlink:type="simple" xlink:href="https://www.ukrinform.ua/rubric-world/3705865-koronacia-74ricnogo-carlza-iii-najtrivalise-ocikuvanna-tronu-u-britanskij-istorii.html" text:style-name="Internet_20_link" text:visited-style-name="Visited_20_Internet_20_Link">
 <text:span text:style-name="T4">
Коронац</text:span>
 </text:a>
</text:p>
      <text:p text:style-name="P4">
Зазначається, що похорон королеви Єлизавети ІІ минулого року дивилися на понад50 телеканалах у середньому близько 26,5 мільйонів людей.</text:p>
      <text:p text:style-name="P4">
Як повідомлялося, 6 травня  <text:a xlink:type="simple" xlink:href="https://www.ukrinform.ua/rubric-world/3705656-u-britanii-koronuvali-carlza-iii.html" text:style-name="Internet_20_link" text:visited-style-name="Visited_20_Internet_20_Link">
 </text:a>
</text:p>
      <text:p text:style-name="P4">
Президент  <text:a xlink:type="simple" xlink:href="https://www.ukrinform.ua/rubric-polytics/3705744-zelenskij-privitav-carlza-iii-z-koronacieu.html" text:style-name="Internet_20_link" text:visited-style-name="Visited_20_Internet_20_Link">
 </text:a>
 з коронацією та побажав довгих роківуспішного правління.</text:p>
      <text:p text:style-name="P4">
_ Фото: PA Wire  _</text:p>
      <text:p text:style-name="P4">
Source: <text:a xlink:type="simple" xlink:href="https://www.ukrinform.ua/rubric-world/3706004-televizijnu-translaciu-koronacii-carlza-iii-pereglanuli-ponad-20-miljoniv-britanciv.html" text:style-name="Internet_20_link" text:visited-style-name="Visited_20_Internet_20_Link">
https://www.ukrinform.ua/rubric-world/3706004-televizijnu-translaciu-koronacii-carlza-iii-pereglanuli-ponad-20-miljoniv-britanciv.html</text:a>
</text:p>
      <!--NEWS-->
      <text:h text:style-name="P10" text:outline-level="1">
<text:span text:style-name="T4">
Ворог обстріляв Харківщину, є поранена</text:span>
</text:h>
      <text:p text:style-name="P4">
Authors: Ukrinform (Person)</text:p>
      <text:p text:style-name="P4">
Publisher: Укринформ (Organization)</text:p>
      <text:p text:style-name="P4">
Published Time: 2023-05-07T18:25:00+03:00</text:p>
      <text:p text:style-name="P4">
Modified Time: 2023-05-07T18:25:00+03:00</text:p>
      <text:p text:style-name="P4">
Description: Війська російської федерації у неділю, 7 травня, обстріляли село Бугаївка, внаслідок чого отримала поранення жінка. — Укрінформ.</text:p>
      <text:p text:style-name="P4">
Images: ["<text:a xlink:type="simple" xlink:href="https://static.ukrinform.com/photos/2023_05/thumb_files/630_360_1683473061-973.jpg" text:style-name="Internet_20_link" text:visited-style-name="Visited_20_Internet_20_Link">
630_360_16834...</text:a>
"]</text:p>
      <text:p text:style-name="P4">
Tags: ['Прокуратура', 'Харківщина', 'Війна з росією']</text:p>
      <text:p text:style-name="P4">
Type: Article</text:p>
      <!--METADATA-->
      <text:p text:style-name="P4">
<draw:frame draw:style-name="fr1" draw:name="Image244" text:anchor-type="as-char" svg:width="6.9236in" svg:height="3.956343in" draw:z-index="0">
<draw:image xlink:href="../Images/yкринформ/2023-05-07T18-25-00-03-00/630_360_1683473061-973.jpg" xlink:type="simple" xlink:show="embed" xlink:actuate="onLoad" draw:mime-type="image/jpeg"/>
</draw:frame>
 Військаросійської федерації у неділю, 7 травня, обстріляли село Бугаївка, внаслідокчого отримала поранення жінка.</text:p>
      <text:p text:style-name="P4">
Як передає Укрінформ, про це Харківська обласна прокуратура повідомляє у <text:a xlink:type="simple" xlink:href="https://t.me/prokuratura_kharkiv/8949" text:style-name="Internet_20_link" text:visited-style-name="Visited_20_Internet_20_Link">
</text:a>
 .</text:p>
      <text:p text:style-name="P4">
За даними слідства, 7 травня близько 14:00 росіяни обстріляли село БугаївкаЧугуївського району. Отримала поранення 67-річна жінка, її госпіталізовано долікарні.</text:p>
      <text:p text:style-name="P4">
<text:span text:style-name="T4">
Читайте також:</text:span>
 <text:a xlink:type="simple" xlink:href="https://www.ukrinform.ua/rubric-ato/3705980-rosiani-za-den-sist-raziv-obstrilali-prikordonna-sumsini-ta-cernigivsini.html" text:style-name="Internet_20_link" text:visited-style-name="Visited_20_Internet_20_Link">
 <text:span text:style-name="T4">
обстріл</text:span>
 </text:a>
</text:p>
      <text:p text:style-name="P4">
Також сьогодні зранку російські військовослужбовці обстріляли село ВовчанськіХутори, внаслідок чого пошкоджено приватний будинок.</text:p>
      <text:p text:style-name="P4">
За процесуального керівництва Вовчанського відділу Чугуївської окружноїпрокуратури Харківської області розпочато досудові розслідування за фактамипорушення законів та звичаїв війни (ч. 1 ст. 438 Кримінального кодексуУкраїни).</text:p>
      <text:p text:style-name="P4">
Прокурори спільно зі слідчими поліції продовжують вживати всіх можливихзаходів для документування воєнних злочинів, вчинених російськими військовими.</text:p>
      <text:p text:style-name="P4">
<text:span text:style-name="T4">
Читайте також:</text:span>
 <text:a xlink:type="simple" xlink:href="https://www.ukrinform.ua/rubric-regions/3705879-vijska-rf-za-dobu-obstrilali-devat-oblastej-ukraini-zvedenna-ova.html" text:style-name="Internet_20_link" text:visited-style-name="Visited_20_Internet_20_Link">
 <text:span text:style-name="T4">
обстріл</text:span>
 </text:a>
</text:p>
      <text:p text:style-name="P4">
Як повідомляв Укрінформ, минулої доби, 6 травня, російська армія обстрілювалаприфронтові населені пункти Харківського, Чугуївського та Куп'янського районівХарківської області.</text:p>
      <text:p text:style-name="P4">
Source: <text:a xlink:type="simple" xlink:href="https://www.ukrinform.ua/rubric-ato/3706007-vorog-obstrilav-harkivsinu-e-poranena.html" text:style-name="Internet_20_link" text:visited-style-name="Visited_20_Internet_20_Link">
https://www.ukrinform.ua/rubric-ato/3706007-vorog-obstrilav-harkivsinu-e-poranena.html</text:a>
</text:p>
      <!--NEWS-->
      <text:h text:style-name="P10" text:outline-level="1">
<text:span text:style-name="T4">
Українка Вареник фінішувала у першій в історії жіночій «Вуельті»</text:span>
</text:h>
      <text:p text:style-name="P4">
Authors: Ukrinform (Person)</text:p>
      <text:p text:style-name="P4">
Publisher: Укринформ (Organization)</text:p>
      <text:p text:style-name="P4">
Published Time: 2023-05-07T18:39:48+03:00</text:p>
      <text:p text:style-name="P4">
Modified Time: 2023-05-07T18:39:48+03:00</text:p>
      <text:p text:style-name="P4">
Description: Вареник посіла 109 місце. — Укрінформ.</text:p>
      <text:p text:style-name="P4">
Images: ["<text:a xlink:type="simple" xlink:href="https://static.ukrinform.com/photos/2023_05/thumb_files/630_360_1683473938-316.jpg" text:style-name="Internet_20_link" text:visited-style-name="Visited_20_Internet_20_Link">
630_360_16834...</text:a>
"]</text:p>
      <text:p text:style-name="P4">
Tags: ['Велогонка', 'Вуельта']</text:p>
      <text:p text:style-name="P4">
Type: Article</text:p>
      <!--METADATA-->
      <text:p text:style-name="P4">
<draw:frame draw:style-name="fr1" draw:name="Image245" text:anchor-type="as-char" svg:width="6.9236in" svg:height="3.956343in" draw:z-index="0">
<draw:image xlink:href="../Images/yкринформ/2023-05-07T18-39-48-03-00/630_360_1683473938-316.jpg" xlink:type="simple" xlink:show="embed" xlink:actuate="onLoad" draw:mime-type="image/jpeg"/>
</draw:frame>
 Вареникпосіла 109 місце.</text:p>
      <text:p text:style-name="P4">
22-річна українська велогонщиця Марина Вареник провела усю дистанцію«багатоденки» Вуельта, що упродовж семи днів тривала в Іспанії, передаєУкрінформ.</text:p>
      <text:p text:style-name="P4">
На старт багатоденки заявилися 23 команди по сім учасниць в кожній (161велосипедистка загалом). Марина Вареник була єдиною представницею України,вона змагалася за команду «Eneicat–RBH Global–Martín Villa».</text:p>
      <text:p text:style-name="P4">
Марина не боролася за високі місця на кожному з етапів, але змогла проїхатиусю дистанцію повністю. На фініші вона показала останній результат середучасниць своєї команди за загальним часом. Відтак, Вареник посіла 109 місце,відставання від переможниці нідерландки Аннемік ван Влейтен склало 1 годину 39хвилин.</text:p>
      <text:p text:style-name="P4">
Загальна протяжність Вуельти-2023 серед жінок склала 741 кілометр.</text:p>
      <text:p text:style-name="P4">
<text:span text:style-name="T4">
Читайте також:</text:span>
 <text:a xlink:type="simple" xlink:href="https://www.ukrinform.ua/rubric-sports/3569288-belgiec-evenepul-vigrav-la-vueltu2022.html" text:style-name="Internet_20_link" text:visited-style-name="Visited_20_Internet_20_Link">
 <text:span text:style-name="T4">
Вуельту</text:span>
 </text:a>
</text:p>
      <text:p text:style-name="P4">
Як повідомляв Укрінформ, цього року жіночу «Вуельту» уперше прирівняли доповноцінної багатоденки.</text:p>
      <text:p text:style-name="P4">
Фото: Getty Images</text:p>
      <text:p text:style-name="P4">
Source: <text:a xlink:type="simple" xlink:href="https://www.ukrinform.ua/rubric-sports/3706012-ukrainka-varenik-finisuvala-u-persij-v-istorii-zinocij-vuelti.html" text:style-name="Internet_20_link" text:visited-style-name="Visited_20_Internet_20_Link">
https://www.ukrinform.ua/rubric-sports/3706012-ukrainka-varenik-finisuvala-u-persij-v-istorii-zinocij-vuelti.html</text:a>
</text:p>
      <!--NEWS-->
      <text:h text:style-name="P10" text:outline-level="1">
<text:span text:style-name="T4">
росіяни збільшили інтенсивність обстрілів із важкого озброєння у Бахмуті - Сирський</text:span>
</text:h>
      <text:p text:style-name="P4">
Authors: Ukrinform (Person)</text:p>
      <text:p text:style-name="P4">
Publisher: Укринформ (Organization)</text:p>
      <text:p text:style-name="P4">
Published Time: 2023-05-07T18:42:00+03:00</text:p>
      <text:p text:style-name="P4">
Modified Time: 2023-05-07T18:42:00+03:00</text:p>
      <text:p text:style-name="P4">
Description: У Бахмуті росіяни збільшили інтенсивність обстрілів із важкого озброєння - вони все ще сподіваються захопити місто до 9 травня. — Укрінформ.</text:p>
      <text:p text:style-name="P4">
Images: ["<text:a xlink:type="simple" xlink:href="https://static.ukrinform.com/photos/2023_05/thumb_files/630_360_1683473201-270.jpeg" text:style-name="Internet_20_link" text:visited-style-name="Visited_20_Internet_20_Link">
630_360_16834...</text:a>
", "<text:a xlink:type="simple" xlink:href="https://static.ukrinform.com/photos/2023_05/1683473201-966.jpeg" text:style-name="Internet_20_link" text:visited-style-name="Visited_20_Internet_20_Link">
1683473201-96...</text:a>
"]</text:p>
      <text:p text:style-name="P4">
Tags: ['Бахмут', 'Сирський', 'Війна з росією']</text:p>
      <text:p text:style-name="P4">
Type: Article</text:p>
      <!--METADATA-->
      <text:p text:style-name="P4">
<draw:frame draw:style-name="fr1" draw:name="Image246" text:anchor-type="as-char" svg:width="6.9236in" svg:height="3.956343in" draw:z-index="0">
<draw:image xlink:href="../Images/yкринформ/2023-05-07T18-42-00-03-00/630_360_1683473201-270.jpeg" xlink:type="simple" xlink:show="embed" xlink:actuate="onLoad" draw:mime-type="image/jpeg"/>
</draw:frame>
 У Бахмутіросіяни збільшили інтенсивність обстрілів із важкого озброєння - вони все щесподіваються захопити місто до 9 травня.</text:p>
      <text:p text:style-name="P4">
Про це Командувач Сухопутних військ Збройних сил України генерал-полковникОлександр Сирський повідомив у  <text:a xlink:type="simple" xlink:href="https://t.me/osirskiy/64" text:style-name="Internet_20_link" text:visited-style-name="Visited_20_Internet_20_Link">
 </text:a>
 , передаєУкрінформ.</text:p>
      <text:p text:style-name="P4">
“Бахмут. Важка оборона триває. росіяни збільшили інтенсивність обстрілів зважкого озброєння, почали використовувати більш удосконалену техніку тапроводять перегрупування військ”, - зазначив Сирський.</text:p>
      <text:p text:style-name="P4">
На його переконання, це свідчить про те, що ворог не збирається змінювати своїплани і робить все можливе, аби взяти <text:a xlink:type="simple" xlink:href="https://www.ukrinform.ua/tag-bahmut" text:style-name="Internet_20_link" text:visited-style-name="Visited_20_Internet_20_Link">
 </text:a>
під контроль та продовжити наступальні дії.</text:p>
      <text:p text:style-name="P4">
Сирський наголосив, що станом на сьогодні Силам оборони вдається зривати планиворога на Бахмутському напрямку, але росіяни все ще сподіваються захопитимісто до 9 травня. Тому завдання Сил оборони - не допустити цього.</text:p>
      <text:p text:style-name="P4">
Також командувач Сухопутних військ повідомив, що відвідав наших воїнів урайонах ведення бойових дій та зустрівся з командирами бойових частин.</text:p>
      <text:p text:style-name="P4">
<draw:frame draw:style-name="fr1" draw:name="Image247" text:anchor-type="as-char" svg:width="6.9236in" svg:height="4.611403in" draw:z-index="0">
<draw:image xlink:href="../Images/yкринформ/2023-05-07T18-42-00-03-00/1683473201-966.jpeg" xlink:type="simple" xlink:show="embed" xlink:actuate="onLoad" draw:mime-type="image/jpeg"/>
</draw:frame>
</text:p>
      <text:p text:style-name="P4">
<text:span text:style-name="T4">
Читайте також:</text:span>
 <text:a xlink:type="simple" xlink:href="https://www.ukrinform.ua/rubric-ato/3705211-zaava-pro-vihid-pvk-vagner-iz-bahmutu-moze-buti-vijskovou-hitristu-ekspert.html" text:style-name="Internet_20_link" text:visited-style-name="Visited_20_Internet_20_Link">
 <text:span text:style-name="T4">
Бахмуту</text:span>
 </text:a>
</text:p>
      <text:p text:style-name="P4">
“Сьогодні важливо максимально швидко ухвалювати рішення і прогнозувати діїворога. Спілкування наживо з командирами дає змогу детально розібратись уситуації та спланувати майбутні дії”, - підкреслив він.</text:p>
      <text:p text:style-name="P4">
Крім того, під час візиту Сирський відзначив державними та відомчиминагородами, а також вручив подарунки близько 170 бійцям східного фронту, якігероїчно проявили себе у боях.</text:p>
      <text:p text:style-name="P4">
“Головна сила будь-якої армії - люди, які морально впевнені у собі таперемозі. Наша армія тримається саме на таких людях. Разом переможемо”, -додав командувач Сухопутних військ.</text:p>
      <text:p text:style-name="P4">
Як повідомляв Укрінформ, армія рф упродовж доби  <text:a xlink:type="simple" xlink:href="https://www.ukrinform.ua/rubric-regions/3705871-zagarbniki-za-dobu-obstrilali-11-naselenih-punktiv-doneccini-policia-pokazala-naslidki.html" text:style-name="Internet_20_link" text:visited-style-name="Visited_20_Internet_20_Link">
</text:a>
Донецької області, застосовуючи ракети С-300, РСЗВ «Град», артилерію.</text:p>
      <text:p text:style-name="P4">
<text:span text:style-name="T5">
Фото: Telegram/Сирський</text:span>
</text:p>
      <text:p text:style-name="P4">
Source: <text:a xlink:type="simple" xlink:href="https://www.ukrinform.ua/rubric-ato/3706008-rosiani-zbilsili-intensivnist-obstriliv-iz-vazkogo-ozbroenna-u-bahmuti-sirskij.html" text:style-name="Internet_20_link" text:visited-style-name="Visited_20_Internet_20_Link">
https://www.ukrinform.ua/rubric-ato/3706008-rosiani-zbilsili-intensivnist-obstriliv-iz-vazkogo-ozbroenna-u-bahmuti-sirskij.html</text:a>
</text:p>
      <!--NEWS-->
      <text:h text:style-name="P10" text:outline-level="1">
<text:span text:style-name="T4">
Frontex призупинило патрулювання у Чорному морі через інцидент з російським Су-35</text:span>
</text:h>
      <text:p text:style-name="P4">
Authors: Ukrinform (Person)</text:p>
      <text:p text:style-name="P4">
Publisher: Укринформ (Organization)</text:p>
      <text:p text:style-name="P4">
Published Time: 2023-05-07T18:53:00+03:00</text:p>
      <text:p text:style-name="P4">
Modified Time: 2023-05-07T18:53:00+03:00</text:p>
      <text:p text:style-name="P4">
Description: Європейське агентство із захисту кордонів (Frontex) тимчасово призупинило місію з патрулювання в Чорному морі (JO MMO Black Sea 2023) після інциденту з перехопленням російським літаком-винищувачем Су-35 польського прикордонного літака L410 Turbolet. — Укрінформ.</text:p>
      <text:p text:style-name="P4">
Images: ["<text:a xlink:type="simple" xlink:href="https://static.ukrinform.com/photos/2022_03/thumb_files/630_360_1646224702-609.jpg" text:style-name="Internet_20_link" text:visited-style-name="Visited_20_Internet_20_Link">
630_360_16462...</text:a>
"]</text:p>
      <text:p text:style-name="P4">
Tags: ['Літак', 'Польща', ' Чорне море', 'Війна з росією']</text:p>
      <text:p text:style-name="P4">
Type: Article</text:p>
      <!--METADATA-->
      <text:p text:style-name="P4">
<draw:frame draw:style-name="fr1" draw:name="Image248" text:anchor-type="as-char" svg:width="6.9236in" svg:height="3.956343in" draw:z-index="0">
<draw:image xlink:href="../Images/yкринформ/2023-05-07T18-53-00-03-00/630_360_1646224702-609.jpg" xlink:type="simple" xlink:show="embed" xlink:actuate="onLoad" draw:mime-type="image/jpeg"/>
</draw:frame>
Європейське агентство із захисту кордонів (Frontex) тимчасово призупиниломісію з патрулювання в Чорному морі (JO MMO Black Sea 2023) після інциденту зперехопленням російським літаком-винищувачем Су-35 польського прикордонноголітака L410 Turbolet.</text:p>
      <text:p text:style-name="P4">
Цю інформацію підтвердила речниця Прикордонної служби РП Анна Міхальська вкоментарі інформаційній радіоагенції Польщі (IAR), повідомляє Укрінформ зпосиланням на <text:a xlink:type="simple" xlink:href="https://radioszczecin.pl/6,455677,straz-graniczna-o-konfrontacji-z-rosyjskim-mysli" text:style-name="Internet_20_link" text:visited-style-name="Visited_20_Internet_20_Link">
 </text:a>
</text:p>
      <text:p text:style-name="P4">
“Польоти призупинено, але екіпаж залишається в Румунії”,- зазначилаМіхальська.</text:p>
      <text:p text:style-name="P4">
Як відомо, польський прикордонний літак L410 Turbolet під час здійсненняпольоту над Чорним морем 5 травня в рамках місії Frontex неподалік повітряногопростору Румунії <text:a xlink:type="simple" xlink:href="https://www.ukrinform.ua/rubric-world/3705782-rosijskij-su35-perehopiv-polskij-prikordonnij-litak-nad-cornim-morem.html" text:style-name="Internet_20_link" text:visited-style-name="Visited_20_Internet_20_Link">
 </text:a>
 . РечницяПрикордонної служби Польщі Анна Міхальська поінформувала, що російський Су-35тричі небезпечно наблизився до польського літака, на відстань до п’яти метрів,від чого той потрапив у турбулентність й екіпаж ненадовго втратив керуваннялітаком. В результаті небезпечного інциденту ніхто з польського екіпажу непостраждав.</text:p>
      <text:p text:style-name="P4">
<text:span text:style-name="T4">
Читайте також:</text:span>
 <text:a xlink:type="simple" xlink:href="https://www.ukrinform.ua/rubric-world/3705325-polsa-peredala-notu-protestu-rosii-cerez-pogrozi-poslu-u-moskvi.html" text:style-name="Internet_20_link" text:visited-style-name="Visited_20_Internet_20_Link">
 <text:span text:style-name="T4">
ноту</text:span>
 </text:a>
</text:p>
      <text:p text:style-name="P4">
Речник уряду Польщі Пьотр Мюллер в неділю заявив, що перехоплення російськимлітаком-винищувачем Су-35 польського прикордонного літака L410 Turbolet,ймовірно, є <text:a xlink:type="simple" xlink:href="https://www.ukrinform.ua/rubric-world/3705955-u-polsi-nazvali-perehoplenna-litaka-nad-cornim-morem-splanovanou-provokacieu-rosii.html" text:style-name="Internet_20_link" text:visited-style-name="Visited_20_Internet_20_Link">
 </text:a>
 Зайого словами, тим самим росія хоче зосередити міжнародну увагу на такого типупровокаціях.</text:p>
      <text:p text:style-name="P4">
Source: <text:a xlink:type="simple" xlink:href="https://www.ukrinform.ua/rubric-world/3706014-frontex-prizupinilo-patruluvanna-u-cornomu-mori-cerez-incident-z-rosijskim-su35.html" text:style-name="Internet_20_link" text:visited-style-name="Visited_20_Internet_20_Link">
https://www.ukrinform.ua/rubric-world/3706014-frontex-prizupinilo-patruluvanna-u-cornomu-mori-cerez-incident-z-rosijskim-su35.html</text:a>
</text:p>
      <!--NEWS-->
      <text:h text:style-name="P10" text:outline-level="1">
<text:span text:style-name="T4">
Project Ukraine запустила міжнародну платформу для допомоги українським переселенцям</text:span>
</text:h>
      <text:p text:style-name="P4">
Authors: Ukrinform (Person)</text:p>
      <text:p text:style-name="P4">
Publisher: Укринформ (Organization)</text:p>
      <text:p text:style-name="P4">
Published Time: 2023-05-07T18:54:42+03:00</text:p>
      <text:p text:style-name="P4">
Modified Time: 2023-05-07T18:54:42+03:00</text:p>
      <text:p text:style-name="P4">
Description: Українсько-британська IT-ініціатива Project Ukraine запустила міжнародну платформу Find Refuge для підтримки українців, які потерпають від війни. — Укрінформ.</text:p>
      <text:p text:style-name="P4">
Images: ["<text:a xlink:type="simple" xlink:href="https://static.ukrinform.com/photos/2023_05/thumb_files/630_360_1683474781-901.jpg" text:style-name="Internet_20_link" text:visited-style-name="Visited_20_Internet_20_Link">
630_360_16834...</text:a>
"]</text:p>
      <text:p text:style-name="P4">
Tags: ['Переселенці', 'допомога', 'Мінреінтеграції']</text:p>
      <text:p text:style-name="P4">
Type: Article</text:p>
      <!--METADATA-->
      <text:p text:style-name="P4">
<draw:frame draw:style-name="fr1" draw:name="Image249" text:anchor-type="as-char" svg:width="6.9236in" svg:height="3.956343in" draw:z-index="0">
<draw:image xlink:href="../Images/yкринформ/2023-05-07T18-54-42-03-00/630_360_1683474781-901.jpg" xlink:type="simple" xlink:show="embed" xlink:actuate="onLoad" draw:mime-type="image/jpeg"/>
</draw:frame>
Українсько-британська IT-ініціатива Project Ukraine запустила міжнароднуплатформу Find Refuge для підтримки українців, які потерпають від війни.</text:p>
      <text:p text:style-name="P4">
Як передає Укрінформ, про це Міністерство з питань реінтеграції тимчасовоокупованих територій України повідомляє у <text:a xlink:type="simple" xlink:href="https://t.me/minre_ua/3277" text:style-name="Internet_20_link" text:visited-style-name="Visited_20_Internet_20_Link">
 </text:a>
 .</text:p>
      <text:p text:style-name="P4">
<text:a xlink:type="simple" xlink:href="https://findrefuge.online/ua/sign-up/" text:style-name="Internet_20_link" text:visited-style-name="Visited_20_Internet_20_Link">
 </text:a>
 можна надати й отриматиконсультації з правових питань, допомогу під час пошуку житла, поради дляпрацевлаштування, у сфері медицини чи освіти тощо.</text:p>
      <text:p text:style-name="P4">
<text:span text:style-name="T4">
Читайте також:</text:span>
 <text:a xlink:type="simple" xlink:href="https://www.ukrinform.ua/rubric-economy/3704975-v-ukraini-dla-veteraniv-i-pereselenciv-zapustili-bezkostovnu-programu-eexport-intensive.html" text:style-name="Internet_20_link" text:visited-style-name="Visited_20_Internet_20_Link">
 <text:span text:style-name="T4">
переселен</text:span>
 </text:a>
</text:p>
      <text:p text:style-name="P4">
Щоб отримати допомогу, потрібно зареєструватися на сайті та заповнити <text:a xlink:type="simple" xlink:href="https://findrefuge.online/ua/sign-up/#refugee-step-1" text:style-name="Internet_20_link" text:visited-style-name="Visited_20_Internet_20_Link">
</text:a>
 . Далі запит потрапитьдо волонтера, який зможе розв'язати питання.</text:p>
      <text:p text:style-name="P4">
Люди, що мають знання та досвід у певній сфері, можуть стати волонтером. Дляцього також необхідно <text:a xlink:type="simple" xlink:href="https://findrefuge.online/ua/sign-up/#refuge-giver" text:style-name="Internet_20_link" text:visited-style-name="Visited_20_Internet_20_Link">
 </text:a>
.</text:p>
      <text:p text:style-name="P4">
Наразі проєкт фокусується саме на ВПО та шукачах притулку. Але з часом плануєрозширити діяльність, щоб допомогу могли отримати всі, хто її потребує.</text:p>
      <text:p text:style-name="P4">
<text:span text:style-name="T4">
Читайте також:</text:span>
 <text:a xlink:type="simple" xlink:href="https://www.ukrinform.ua/rubric-kyiv/3704712-u-kievi-zareestruvalisa-majze-250-tisac-pereselenciv.html" text:style-name="Internet_20_link" text:visited-style-name="Visited_20_Internet_20_Link">
 <text:span text:style-name="T4">
переселен</text:span>
 </text:a>
</text:p>
      <text:p text:style-name="P4">
Як повідомляв Укрінформ, в Україні <text:a xlink:type="simple" xlink:href="https://www.ukrinform.ua/rubric-society/3703645-catbot-turbota-stvorenij-dla-pereselenciv-z-urahuvannam-identicnosti-pravozahisnik.html" text:style-name="Internet_20_link" text:visited-style-name="Visited_20_Internet_20_Link">
 </text:a>
 “ТурБОТА” для внутрішньопереміщених осіб, зурахуванням їхньої етнічної та релігійної ідентичності.</text:p>
      <text:p text:style-name="P4">
Фото: Мінреінтеграції</text:p>
      <text:p text:style-name="P4">
Source: <text:a xlink:type="simple" xlink:href="https://www.ukrinform.ua/rubric-society/3706015-project-ukraine-zapustila-miznarodnu-platformu-dla-dopomogi-ukrainskim-pereselencam.html" text:style-name="Internet_20_link" text:visited-style-name="Visited_20_Internet_20_Link">
https://www.ukrinform.ua/rubric-society/3706015-project-ukraine-zapustila-miznarodnu-platformu-dla-dopomogi-ukrainskim-pereselencam.html</text:a>
</text:p>
      <!--NEWS-->
      <text:h text:style-name="P10" text:outline-level="1">
<text:span text:style-name="T4">
У Конго внаслідок паводків і зсуву ґрунту загинули вже майже 400 людей</text:span>
</text:h>
      <text:p text:style-name="P4">
Authors: Ukrinform (Person)</text:p>
      <text:p text:style-name="P4">
Publisher: Укринформ (Organization)</text:p>
      <text:p text:style-name="P4">
Published Time: 2023-05-07T19:07:54+03:00</text:p>
      <text:p text:style-name="P4">
Modified Time: 2023-05-07T19:07:54+03:00</text:p>
      <text:p text:style-name="P4">
Description: Кількість загиблих унаслідок паводків та викликаних ним зсувів ґрунту в Демократичній Республіці Конго зросла до майже 400. — Укрінформ.</text:p>
      <text:p text:style-name="P4">
Images: ["<text:a xlink:type="simple" xlink:href="https://static.ukrinform.com/photos/2017_09/thumb_files/630_360_1505916490-6102.jpg" text:style-name="Internet_20_link" text:visited-style-name="Visited_20_Internet_20_Link">
630_360_15059...</text:a>
"]</text:p>
      <text:p text:style-name="P4">
Tags: ['Конго', 'Паводок', 'Зсув']</text:p>
      <text:p text:style-name="P4">
Type: Article</text:p>
      <!--METADATA-->
      <text:p text:style-name="P4">
<draw:frame draw:style-name="fr1" draw:name="Image250" text:anchor-type="as-char" svg:width="6.9236in" svg:height="3.956343in" draw:z-index="0">
<draw:image xlink:href="../Images/yкринформ/2023-05-07T19-07-54-03-00/630_360_1505916490-6102.jpg" xlink:type="simple" xlink:show="embed" xlink:actuate="onLoad" draw:mime-type="image/jpeg"/>
</draw:frame>
 Кількістьзагиблих унаслідок паводків та викликаних ним зсувів ґрунту в ДемократичнійРеспубліці Конго зросла до майже 400.</text:p>
      <text:p text:style-name="P4">
Як передає Укрінформ, про це повідомляє <text:a xlink:type="simple" xlink:href="https://news.yahoo.com/toll-dr-congo-floods-rises-144349724.html" text:style-name="Internet_20_link" text:visited-style-name="Visited_20_Internet_20_Link">
 </text:a>
<text:a xlink:type="simple" xlink:href="https://news.yahoo.com/toll-dr-congo-floods-rises-144349724.html" text:style-name="Internet_20_link" text:visited-style-name="Visited_20_Internet_20_Link">
 </text:a>
 <text:a xlink:type="simple" xlink:href="https://news.yahoo.com/toll-dr-congo-floods-rises-144349724.html" text:style-name="Internet_20_link" text:visited-style-name="Visited_20_Internet_20_Link">
</text:a>
</text:p>
      <text:p text:style-name="P4">
За словами місцевих чиновників, вже загинули щонайменше 394 людини. 142 тілабули виявлені в Бушушу, 132 — у Ньямукубі, а 120 — на озері Ківу поблизуІджві, острова посеред великого вулканічного озера.</text:p>
      <text:p text:style-name="P4">
Зазначається, що сильні дощі в регіоні Калехе провінції Південне Ківу в четверспричинили розлив річок, викликавши зсуви ґрунту, які поглинули села Бушушу,Ньямукубі та Ньямукубі, де у четвер працював щотижневий ринок.</text:p>
      <text:p text:style-name="P4">
Влада провінції вже надіслала човен, наповнений квасолею, борошном та іншимпровіантом, брезентом і ліками для постраждалих регіонів.</text:p>
      <text:p text:style-name="P4">
<text:span text:style-name="T4">
Читайте також:</text:span>
 <text:a xlink:type="simple" xlink:href="https://www.ukrinform.ua/rubric-world/3693626-u-kongo-pid-cas-napadu-bojovikiv-na-selo-zaginuli-blizko-20-ludej.html" text:style-name="Internet_20_link" text:visited-style-name="Visited_20_Internet_20_Link">
 <text:span text:style-name="T4">
Конго</text:span>
 </text:a>
</text:p>
      <text:p text:style-name="P4">
У понеділок у ДР Конго буде оголошено день національної жалоби з приспущенимипрапорами.</text:p>
      <text:p text:style-name="P4">
Як повідомлялося, сильні зливи протягом останніх днів спричинили проблеми длятисяч людей у східній Африці. Окрім Конго, постраждали також деякі регіониУганди та Кенії, а у Руанді, яка межує із <text:a xlink:type="simple" xlink:href="https://www.ukrinform.ua/tag-kongo" text:style-name="Internet_20_link" text:visited-style-name="Visited_20_Internet_20_Link">
 </text:a>
 , паводки та зсуви ґрунту цього тижня зумовили 129 смертей.</text:p>
      <text:p text:style-name="P4">
Source: <text:a xlink:type="simple" xlink:href="https://www.ukrinform.ua/rubric-world/3706018-u-kongo-vnaslidok-pavodkiv-i-zsuvu-gruntu-zaginuli-vze-majze-400-ludej.html" text:style-name="Internet_20_link" text:visited-style-name="Visited_20_Internet_20_Link">
https://www.ukrinform.ua/rubric-world/3706018-u-kongo-vnaslidok-pavodkiv-i-zsuvu-gruntu-zaginuli-vze-majze-400-ludej.html</text:a>
</text:p>
      <!--NEWS-->
      <text:h text:style-name="P10" text:outline-level="1">
<text:span text:style-name="T4">
На виставці у Кракові представлять картини і військові трофеї з України</text:span>
</text:h>
      <text:p text:style-name="P4">
Authors: Ukrinform (Person)</text:p>
      <text:p text:style-name="P4">
Publisher: Укринформ (Organization)</text:p>
      <text:p text:style-name="P4">
Published Time: 2023-05-07T19:11:05+03:00</text:p>
      <text:p text:style-name="P4">
Modified Time: 2023-05-07T19:11:05+03:00</text:p>
      <text:p text:style-name="P4">
Description: У Кракові 10-11 травня в палаці Потоцьких відбудеться благодійна виставка та аукціон під назвою “На межі життя”. — Укрінформ.</text:p>
      <text:p text:style-name="P4">
Images: ["<text:a xlink:type="simple" xlink:href="https://static.ukrinform.com/photos/2023_05/thumb_files/630_360_1683475414-946.jpg" text:style-name="Internet_20_link" text:visited-style-name="Visited_20_Internet_20_Link">
630_360_16834...</text:a>
"]</text:p>
      <text:p text:style-name="P4">
Tags: ['Польща', 'Україна', 'Виставка', 'Картина', 'Краків']</text:p>
      <text:p text:style-name="P4">
Type: Article</text:p>
      <!--METADATA-->
      <text:p text:style-name="P4">
<draw:frame draw:style-name="fr1" draw:name="Image251" text:anchor-type="as-char" svg:width="6.9236in" svg:height="3.956343in" draw:z-index="0">
<draw:image xlink:href="../Images/yкринформ/2023-05-07T19-11-05-03-00/630_360_1683475414-946.jpg" xlink:type="simple" xlink:show="embed" xlink:actuate="onLoad" draw:mime-type="image/jpeg"/>
</draw:frame>
 У Кракові10-11 травня в палаці Потоцьких відбудеться благодійна виставка та аукціон підназвою “На межі життя”.</text:p>
      <text:p text:style-name="P4">
На виставці будуть представлені картини української художниці Юлії Ангелюк івійськові трофеї з різних куточків України, передає Укрінформ з посиланням на<text:a xlink:type="simple" xlink:href="https://www.facebook.com/events/907391523890030/" text:style-name="Internet_20_link" text:visited-style-name="Visited_20_Internet_20_Link">
</text:a>
.</text:p>
      <text:p text:style-name="P4">
“Ми хочемо показати українське сьогодення, а також зібрати кошти на підтримкувійськових, які перебувають на передовій”, - повідомляють організатори.</text:p>
      <text:p text:style-name="P4">
Як зазначається, виставка у нетиповий спосіб демонструє реальність в якійживуть українці, співставляючи картини і військові трофеї, мистецтво володінняпензлями і мистецтво володіння зброєю.</text:p>
      <text:p text:style-name="P4">
На виставці можна буде придбати не лише <text:a xlink:type="simple" xlink:href="https://www.ukrinform.ua/tag-kartina" text:style-name="Internet_20_link" text:visited-style-name="Visited_20_Internet_20_Link">
 </text:a>
 , але також майже всі військові трофеї, окрім великих експонатів підсклом. Деякі з цих предметів організатори отримали від благодійного фонду “Домрії”, який провів вже декілька виставок в Києві, зокрема в міністерствіоборони України. Серед представлених предметів на виставці будуть: гільзи,одяг, шоломи, шеврони, зброя, аптечки, бронежилети, пропагандистськалітература. Трофеї матимуть QR-коди. З їх допомогою кожен бажаючий зможепрочитати історію цього експонату трьома мовами (польською, англійською таукраїнською).</text:p>
      <text:p text:style-name="P4">
<text:span text:style-name="T4">
Читайте також:</text:span>
 <text:a xlink:type="simple" xlink:href="https://www.ukrinform.ua/rubric-diaspora/3703610-u-aponii-vidkrilasa-vistavka-prisvacena-ukraini.html" text:style-name="Internet_20_link" text:visited-style-name="Visited_20_Internet_20_Link">
 <text:span text:style-name="T4">
виставк</text:span>
 </text:a>
</text:p>
      <text:p text:style-name="P4">
Виставка триватиме упродовж двох днів. Першого дня, 10 травня, запланованийзакритий захід за участі представників влади міста, дипкорпусу, фірм,організацій, преси, діячів культури та лідерів думок. Тоді гості матимутьзмогу ознайомитись з виставкою, послухати виступи артистів, зокрема живумузику та взяти участь у благодійному аукціоні.</text:p>
      <text:p text:style-name="P4">
Наступного дня, 11 травня, експозиція буде відкрита з 10:00 по 20:00 для всіхохочих. Цього дня буде вхід за довільний донат. Окрім безпосередньо виставкитакож Юлія Ангелюк планує зробити перфоманс – малювання картини “Оберіг”наживо.</text:p>
      <text:p text:style-name="P4">
Організаторами виставки “На межі життя” є організація Sun for Ukraine іхудожниця Юлія Ангелюк. Захід пройде під патронатом генерального консульстваУкраїни в Кракові, краківського відділу фестивалів (KBF), галереї сучасногомистецтва Bunkier Sztuki, комунікаційного медіацентру при Посольстві України,благодійного фонду “Вдячні”.</text:p>
      <text:p text:style-name="P4">
Source: <text:a xlink:type="simple" xlink:href="https://www.ukrinform.ua/rubric-culture/3706020-na-vistavci-u-krakovi-predstavlat-kartini-i-vijskovi-trofei-z-ukraini.html" text:style-name="Internet_20_link" text:visited-style-name="Visited_20_Internet_20_Link">
https://www.ukrinform.ua/rubric-culture/3706020-na-vistavci-u-krakovi-predstavlat-kartini-i-vijskovi-trofei-z-ukraini.html</text:a>
</text:p>
      <!--NEWS-->
      <text:h text:style-name="P10" text:outline-level="1">
<text:span text:style-name="T4">
росіяни зосередилися на чотирьох напрямках, ведуться бої за Бахмут і Мар’їнку</text:span>
</text:h>
      <text:p text:style-name="P4">
Authors: Ukrinform (Person)</text:p>
      <text:p text:style-name="P4">
Publisher: Укринформ (Organization)</text:p>
      <text:p text:style-name="P4">
Published Time: 2023-05-07T19:19:00+03:00</text:p>
      <text:p text:style-name="P4">
Modified Time: 2023-05-07T19:19:00+03:00</text:p>
      <text:p text:style-name="P4">
Description: війська російської федерації зосереджують основні зусилля на Лиманському, Бахмутському, Авдіївському та Мар’їнському напрямках, ведуться важкі бої за Бахмут та Мар’їнку. — Укрінформ.</text:p>
      <text:p text:style-name="P4">
Images: ["<text:a xlink:type="simple" xlink:href="https://static.ukrinform.com/photos/2023_05/thumb_files/630_360_1683476520-474.jpg" text:style-name="Internet_20_link" text:visited-style-name="Visited_20_Internet_20_Link">
630_360_16834...</text:a>
"]</text:p>
      <text:p text:style-name="P4">
Tags: ['Бахмут', 'Генштаб', 'Обстріл', 'ЗСУ', 'Війна з росією']</text:p>
      <text:p text:style-name="P4">
Type: Article</text:p>
      <!--METADATA-->
      <text:p text:style-name="P4">
<draw:frame draw:style-name="fr1" draw:name="Image252" text:anchor-type="as-char" svg:width="6.9236in" svg:height="3.956343in" draw:z-index="0">
<draw:image xlink:href="../Images/yкринформ/2023-05-07T19-19-00-03-00/630_360_1683476520-474.jpg" xlink:type="simple" xlink:show="embed" xlink:actuate="onLoad" draw:mime-type="image/jpeg"/>
</draw:frame>
 військаросійської федерації зосереджують основні зусилля на Лиманському,Бахмутському, Авдіївському та Мар’їнському напрямках, ведуться важкі бої заБахмут та Мар’їнку.</text:p>
      <text:p text:style-name="P4">
Як передає Укрінформ, про це Генеральний штаб Збройних сил України повідомляєу  <text:a xlink:type="simple" xlink:href="https://www.facebook.com/GeneralStaff.ua/posts/pfbid0Epe4mKdvePrp1awKF4CYnYN6VAkq25ePTfLgcykeqUcwsXqPDp351yAiPb6unYCBl" text:style-name="Internet_20_link" text:visited-style-name="Visited_20_Internet_20_Link">
</text:a>
.</text:p>
      <text:p text:style-name="P4">
“Противник продовжує зосереджувати основні зусилля на Лиманському,Бахмутському, Авдіївському та Мар’їнському напрямках. Ведуться важкі бої заміста Бахмут та Мар’їнка. Загалом протягом доби ворог здійснив 39 атак”, -йдеться в повідомленні.</text:p>
      <text:p text:style-name="P4">
За інформацією Генштабу, росіяни протягом цієї доби завдали 8 ракетних ударів.Зокрема, дві ракети С-300 влучили по цивільному підприємству в Балаклії наХарківщині, внаслідок чого поранено п<code>
ять цивільних. Окрім того, п</code>
ятьросійських <text:a xlink:type="simple" xlink:href="https://www.ukrinform.ua/tag-raketa" text:style-name="Internet_20_link" text:visited-style-name="Visited_20_Internet_20_Link">
 </text:a>
 Х-22 російські загарбникивипустили по цивільних об’єктах Миколаївської області та одну ракету Х-22 - поХерсонщині, без втрат.</text:p>
      <text:p text:style-name="P4">
Також ворог завдав 22 авіаційні удари та здійснив понад 10 обстрілів зреактивних систем залпового вогню по позиціях українських військ та НікополюДніпропетровської області. На жаль, є загиблі та поранені серед мирногонаселення, пошкоджено багатоповерховий будинок, приватні оселі та іншацивільна інфраструктура.</text:p>
      <text:p text:style-name="P4">
Ймовірність завдання ракетних та авіаційних ударів по всій території Українизалишається високою.</text:p>
      <text:p text:style-name="P4">
<text:span text:style-name="T4">
Читайте також:</text:span>
 <text:a xlink:type="simple" xlink:href="https://www.ukrinform.ua/rubric-ato/3705989-u-rosii-zavitsa-velika-panika-koli-ukraina-rozpocne-kontrnastup-gavrilov.html" text:style-name="Internet_20_link" text:visited-style-name="Visited_20_Internet_20_Link">
 <text:span text:style-name="T4">
росії</text:span>
 <text:span text:style-name="T4">
явиться</text:span>
 <text:span text:style-name="T4">
велика</text:span>
 <text:span text:style-name="T4">
паніка</text:span>
 <text:span text:style-name="T4">
коли</text:span>
<text:span text:style-name="T4">
Україна</text:span>
 <text:span text:style-name="T4">
розпочне</text:span>
 <text:span text:style-name="T4">
контрнаступ</text:span>
 <text:span text:style-name="T4">
Гаврилов</text:span>
</text:a>
</text:p>
      <text:p text:style-name="P4">
На Волинському та Поліському напрямках без суттєвих змін.</text:p>
      <text:p text:style-name="P4">
На Сіверському та Слобожанському напрямках ворог завдав авіаударів по районахнаселених пунктів Заріччя, Леонівки та Костобобріва Чернігівської області.Здійснив мінометні та артилерійські обстріли населених пунктів Заріччя,Орликівки, Блешні, Залізного Моста, Архипівки, Леонівки, Бучки Чернігівськоїобласті; Середино-Буди, Ворожби та Іскрисківщини Сумської області, а такожУди, Вовчанська, Плетенівки, Бочкового, Малої Вовчої, Нестерного та Строївкина Харківщині.</text:p>
      <text:p text:style-name="P4">
На Куп’янському напрямку загарбник наступальних дій не проводив. Завдававіаційного удару в районі Гряниківки. Артилерійських та мінометних обстрілівпротивника зазнали Фиголівка, Новомлинськ, Лиман Перший, Берестове Харківськоїобласті; Новоселівське, Стельмахівка Луганської області.</text:p>
      <text:p text:style-name="P4">
На Лиманському напрямку протягом доби ворог наступальних дій не проводив.Завдав авіаударів поблизу населених пунктів Білогорівка Луганської області таСпірне на Донеччині. Артилерійських обстрілів зазнали Макіївка і НевськеЛуганської області та Білогорівка і Спірне Донецької області.</text:p>
      <text:p text:style-name="P4">
На Бахмутському напрямку ворог продовжує вести наступальні дії.</text:p>
      <text:p text:style-name="P4">
Тривають бої у місті Бахмут, ворог обстрілює місто запалювальними тафосфорними боєприпасами. Агресор протягом доби противник вів безуспішнінаступальні дії у напрямку Хромового, Іванівського, Часового Яру та Ступочок.Завдав авіаційних ударів по районах населених пунктів Бахмут, Богданівка,Курдюмівка та Нью-Йорк. Від ворожих обстрілів постраждали Залізнянське,Оріхово-Василівка, Новомаркове, Маркове, Бахмут, Іванівське, Часів Яр,Ступочки, Олександро-Шультине та Леонідівка Донецької області.</text:p>
      <text:p text:style-name="P4">
<text:span text:style-name="T4">
Читайте також:</text:span>
 <text:a xlink:type="simple" xlink:href="https://www.ukrinform.ua/rubric-ato/3705969-bilse-peremog-ukraini-na-poli-bou-prizvedut-do-zbilsenna-dopomogi-zelenskij.html" text:style-name="Internet_20_link" text:visited-style-name="Visited_20_Internet_20_Link">
 <text:span text:style-name="T4">
Більше</text:span>
 <text:span text:style-name="T4">
перемог</text:span>
 <text:span text:style-name="T4">
України</text:span>
 <text:span text:style-name="T4">
полі</text:span>
 <text:span text:style-name="T4">
бою</text:span>
<text:span text:style-name="T4">
призведуть</text:span>
 <text:span text:style-name="T4">
збільшення</text:span>
 <text:span text:style-name="T4">
допомоги</text:span>
 <text:span text:style-name="T4">
Зеленський</text:span>
</text:a>
</text:p>
      <text:p text:style-name="P4">
На Авдіївському напрямку противник вів наступальні дії в районах Авдіївки таПервомайського, успіху не мав. Здійснив обстріли населених пунктів Бердичі,Авдіївка, Водяне, Первомайське, Невельське, Нетайлове, Карлівка та ГостреДонецької області.</text:p>
      <text:p text:style-name="P4">
На Мар’їнському напрямку противник продовжує атакувати позиції Сил оборони.Тривають бої за Мар’їнку. В той же час, ворожих обстрілів зазнали Георгіївка,Красногорівка, Мар’їнка та Побєда Донецької області.</text:p>
      <text:p text:style-name="P4">
На Шахтарському напрямку протягом доби ворог наступальних дій не проводив.Обстріляв Новомихайлівку, Єлизаветівку, Вугледар, Пречистівку, Золоту Ниву,Новоукраїнку, Шахтарськ та Велику Новосілку Донецької області.</text:p>
      <text:p text:style-name="P4">
На Запорізькому та Херсонському напрямках російська армія продовжує вестиоборонні дії. Агресор завдав авіаударів по районах населених пунктів ВремівкаДонецької області та Новоданилівка Запорізької області. Поміж тим, здійснивобстріли понад 45 населених пунктів. Зокрема - Залізничного, Гуляйпільського,Білогір'я, Малої Токмачки, Кам’янського Запорізької області; Золотої Балки,Веселого, Антонівки, Зеленівки, Кізомису Херсонської області та Херсона.</text:p>
      <text:p text:style-name="P4">
<text:span text:style-name="T4">
Читайте також:</text:span>
 <text:a xlink:type="simple" xlink:href="https://www.ukrinform.ua/rubric-ato/3705894-rosia-ne-mae-zodnogo-potencialu-dla-masstabnogo-nastupu-budanov.html" text:style-name="Internet_20_link" text:visited-style-name="Visited_20_Internet_20_Link">
 <text:span text:style-name="T4">
росія</text:span>
 <text:span text:style-name="T4">
має</text:span>
 <text:span text:style-name="T4">
жодного</text:span>
 <text:span text:style-name="T4">
потенціалу</text:span>
 <text:span text:style-name="T4">
для</text:span>
<text:span text:style-name="T4">
масштабного</text:span>
 <text:span text:style-name="T4">
наступу</text:span>
 <text:span text:style-name="T4">
Буданов</text:span>
 </text:a>
</text:p>
      <text:p text:style-name="P4">
російські загарбники продовжують під приводом евакуації мирних жителіввивозити награбоване майно з прифронтових населених пунктів тимчасовозахоплених територій Запорізької області. Так, в Михайлівці, зафіксованоевакуацію усього майна разом із співробітниками ворожих фінансових установ навикрадених у місцевих жителів легкових автомобілях. Також в Дніпроруднеприбуло 15 автобусів для евакуації представників російськоїпсевдоадміністрації та так званої “народної міліції” разом з їхніми родинами.Військовослужбовці російських військ масово грабують магазини з оргтехнікою тавикрадають легкові автомобілі.</text:p>
      <text:p text:style-name="P4">
За даними Генштабу, Авіація Сил оборони за добу завдала шість ударів порайонах зосередження особового складу та військової техніки противника, атакож удару по ворожому зенітно-ракетному комплексу. Підрозділи ракетнихвійськ і артилерії уразили два пункти управління, два райони зосередженняозброєння та військової техніки противника, а також три склади боєприпасівагресора.</text:p>
      <text:p text:style-name="P4">
Як повідомляв Укрінформ,  <text:a xlink:type="simple" xlink:href="https://www.ukrinform.ua/rubric-ato/3705818-zsu-znisili-vze-193-430-rosijskih-zagarbnikiv.html" text:style-name="Internet_20_link" text:visited-style-name="Visited_20_Internet_20_Link">
 </text:a>
 з 24 лютого 2022 року по 7травня 2023 року ліквідували близько 194 тисяч 430 російських агресорів, прицьому за минулу добу - 660 осіб.</text:p>
      <text:p text:style-name="P4">
<text:span text:style-name="T5">
Фото: Telegram/Zelenskiy</text:span>
</text:p>
      <text:p text:style-name="P4">
Source: <text:a xlink:type="simple" xlink:href="https://www.ukrinform.ua/rubric-ato/3706021-rosiani-zoseredilisa-na-cotiroh-napramkah-vedutsa-vazki-boi-za-bahmut-ta-marinku.html" text:style-name="Internet_20_link" text:visited-style-name="Visited_20_Internet_20_Link">
https://www.ukrinform.ua/rubric-ato/3706021-rosiani-zoseredilisa-na-cotiroh-napramkah-vedutsa-vazki-boi-za-bahmut-ta-marinku.html</text:a>
</text:p>
      <!--NEWS-->
      <text:h text:style-name="P10" text:outline-level="1">
<text:span text:style-name="T4">
Ворог обстріляв Нікополь з важкої артилерії, є поранений</text:span>
</text:h>
      <text:p text:style-name="P4">
Authors: Ukrinform (Person)</text:p>
      <text:p text:style-name="P4">
Publisher: Укринформ (Organization)</text:p>
      <text:p text:style-name="P4">
Published Time: 2023-05-07T19:38:00+03:00</text:p>
      <text:p text:style-name="P4">
Modified Time: 2023-05-07T19:38:00+03:00</text:p>
      <text:p text:style-name="P4">
Description: російська армія із важкої артилерії обстріляла Нікополь, поранено 43-річного чоловіка. — Укрінформ.</text:p>
      <text:p text:style-name="P4">
Images: ["<text:a xlink:type="simple" xlink:href="https://static.ukrinform.com/photos/2023_05/thumb_files/630_360_1683477464-893.jpg" text:style-name="Internet_20_link" text:visited-style-name="Visited_20_Internet_20_Link">
630_360_16834...</text:a>
"]</text:p>
      <text:p text:style-name="P4">
Tags: ['Дніпропетровщина', 'Обстріл', 'Війна з росією']</text:p>
      <text:p text:style-name="P4">
Type: Article</text:p>
      <!--METADATA-->
      <text:p text:style-name="P4">
<draw:frame draw:style-name="fr1" draw:name="Image253" text:anchor-type="as-char" svg:width="6.9236in" svg:height="3.956343in" draw:z-index="0">
<draw:image xlink:href="../Images/yкринформ/2023-05-07T19-38-00-03-00/630_360_1683477464-893.jpg" xlink:type="simple" xlink:show="embed" xlink:actuate="onLoad" draw:mime-type="image/jpeg"/>
</draw:frame>
 російськаармія із важкої артилерії обстріляла Нікополь, поранено 43-річного чоловіка.</text:p>
      <text:p text:style-name="P4">
Про це в <text:a xlink:type="simple" xlink:href="https://t.me/mykola_lukashuk/4446" text:style-name="Internet_20_link" text:visited-style-name="Visited_20_Internet_20_Link">
 </text:a>
 повідомляє головаДніпропетровської обласної ради Микола Лукашук, передає Укрінформ.</text:p>
      <text:p text:style-name="P4">
"43-річний чоловік дістав поранення внаслідок сьогоднішнього обстрілуНікополя. Вдень окупанти вдарили по місту з важкої артилерії", - написав він.</text:p>
      <text:p text:style-name="P4">
<text:span text:style-name="T4">
Читайте також:</text:span>
 <text:a xlink:type="simple" xlink:href="https://www.ukrinform.ua/rubric-ato/3706007-vorog-obstrilav-harkivsinu-e-poranena.html" text:style-name="Internet_20_link" text:visited-style-name="Visited_20_Internet_20_Link">
 <text:span text:style-name="T4">
обстріл</text:span>
 </text:a>
</text:p>
      <text:p text:style-name="P4">
Через обстріл пошкоджено АЗС, транспортне підприємство, лінію електропередач,легкову та вантажну автівки.</text:p>
      <text:p text:style-name="P4">
В інших районах області протягом дня було спокійно.</text:p>
      <text:p text:style-name="P4">
Як повідомляв Укрінформ, <text:a xlink:type="simple" xlink:href="https://www.ukrinform.ua/rubric-ato/3705996-aviacia-rf-skinula-pat-kerovanih-aviabomb-po-hersonsini-e-rujnuvanna.html" text:style-name="Internet_20_link" text:visited-style-name="Visited_20_Internet_20_Link">
 </text:a>
 .</text:p>
      <text:p text:style-name="P4">
Source: <text:a xlink:type="simple" xlink:href="https://www.ukrinform.ua/rubric-ato/3706023-vorog-obstrilav-nikopol-z-vazkoi-artilerii-e-poranenij.html" text:style-name="Internet_20_link" text:visited-style-name="Visited_20_Internet_20_Link">
https://www.ukrinform.ua/rubric-ato/3706023-vorog-obstrilav-nikopol-z-vazkoi-artilerii-e-poranenij.html</text:a>
</text:p>
      <!--NEWS-->
      <text:h text:style-name="P10" text:outline-level="1">
<text:span text:style-name="T4">
«Селтік» став переможцем чемпіонату Шотландії</text:span>
</text:h>
      <text:p text:style-name="P4">
Authors: Ukrinform (Person)</text:p>
      <text:p text:style-name="P4">
Publisher: Укринформ (Organization)</text:p>
      <text:p text:style-name="P4">
Published Time: 2023-05-07T20:10:58+03:00</text:p>
      <text:p text:style-name="P4">
Modified Time: 2023-05-07T20:10:58+03:00</text:p>
      <text:p text:style-name="P4">
Description: Шотландський «Селтік» став 53-разовим чемпіоном країни. — Укрінформ.</text:p>
      <text:p text:style-name="P4">
Images: ["<text:a xlink:type="simple" xlink:href="https://static.ukrinform.com/photos/2023_05/thumb_files/630_360_1683479351-419.jpg" text:style-name="Internet_20_link" text:visited-style-name="Visited_20_Internet_20_Link">
630_360_16834...</text:a>
"]</text:p>
      <text:p text:style-name="P4">
Tags: ['Футбол', 'Шотландія']</text:p>
      <text:p text:style-name="P4">
Type: Article</text:p>
      <!--METADATA-->
      <text:p text:style-name="P4">
<draw:frame draw:style-name="fr1" draw:name="Image254" text:anchor-type="as-char" svg:width="6.9236in" svg:height="3.956343in" draw:z-index="0">
<draw:image xlink:href="../Images/yкринформ/2023-05-07T20-10-58-03-00/630_360_1683479351-419.jpg" xlink:type="simple" xlink:show="embed" xlink:actuate="onLoad" draw:mime-type="image/jpeg"/>
</draw:frame>
Шотландський «Селтік» став 53-разовим чемпіоном країни.</text:p>
      <text:p text:style-name="P4">
«Селтік» на виїзді переміг «Хартс» (2:0) у 34-му турі чемпіонату Шотландії,передає Укрінформ.</text:p>
      <text:p text:style-name="P4">
Завдяки цій перемозі підопічні Енджі Постекоглу стала недосяжною длянайближчого переслідувача - «Рейнджерс».</text:p>
      <text:p text:style-name="P4">
На рахунку «Селтіка» 95 очок за чотири тури до кінця чемпіонату, «Рейнджерс»на цей момент має у своєму активі 82 пункти. У наступному турі командипроведуть очну зустріч на «Селтік Парк».</text:p>
      <text:p text:style-name="P4">
<text:span text:style-name="T4">
Читайте також:</text:span>
 <text:a xlink:type="simple" xlink:href="https://www.ukrinform.ua/rubric-sports/3705840-real-stav-volodarem-kubka-ispanii-z-futbolu-obigravsi-osasunu.html" text:style-name="Internet_20_link" text:visited-style-name="Visited_20_Internet_20_Link">
 <text:span text:style-name="T4">
футбол</text:span>
 </text:a>
</text:p>
      <text:p text:style-name="P4">
Загалом це 53-тє чемпіонство для «кельтів».</text:p>
      <text:p text:style-name="P4">
Фото: twitter.com/adidasUK</text:p>
      <text:p text:style-name="P4">
Source: <text:a xlink:type="simple" xlink:href="https://www.ukrinform.ua/rubric-sports/3706029-seltik-stav-peremozcem-cempionatu-sotlandii.html" text:style-name="Internet_20_link" text:visited-style-name="Visited_20_Internet_20_Link">
https://www.ukrinform.ua/rubric-sports/3706029-seltik-stav-peremozcem-cempionatu-sotlandii.html</text:a>
</text:p>
      <!--NEWS-->
      <text:h text:style-name="P10" text:outline-level="1">
<text:span text:style-name="T4">
Уряд Словаччини до виборів очолюватиме заступник голови Нацбанку</text:span>
</text:h>
      <text:p text:style-name="P4">
Authors: Ukrinform (Person)</text:p>
      <text:p text:style-name="P4">
Publisher: Укринформ (Organization)</text:p>
      <text:p text:style-name="P4">
Published Time: 2023-05-07T20:12:34+03:00</text:p>
      <text:p text:style-name="P4">
Modified Time: 2023-05-07T20:12:34+03:00</text:p>
      <text:p text:style-name="P4">
Description: Заступник голови Нацбанку Словаччина Людовіт Одор очолить уряд технократів після того, як прем’єр-міністр Едуард Хегер пішов у відставку за декілька місяців до дострокових парламентських виборів у країні. — Укрінформ.</text:p>
      <text:p text:style-name="P4">
Images: ["<text:a xlink:type="simple" xlink:href="https://static.ukrinform.com/photos/2016_03/thumb_files/630_360_1457165302-7332.jpg" text:style-name="Internet_20_link" text:visited-style-name="Visited_20_Internet_20_Link">
630_360_14571...</text:a>
"]</text:p>
      <text:p text:style-name="P4">
Tags: ['Нацбанк', "Прем'єр", 'Словаччина']</text:p>
      <text:p text:style-name="P4">
Type: Article</text:p>
      <!--METADATA-->
      <text:p text:style-name="P4">
<draw:frame draw:style-name="fr1" draw:name="Image255" text:anchor-type="as-char" svg:width="6.9236in" svg:height="3.958011in" draw:z-index="0">
<draw:image xlink:href="../Images/yкринформ/2023-05-07T20-12-34-03-00/630_360_1457165302-7332.jpg" xlink:type="simple" xlink:show="embed" xlink:actuate="onLoad" draw:mime-type="image/jpeg"/>
</draw:frame>
 Заступникголови Нацбанку Словаччина Людовіт Одор очолить уряд технократів після того,як прем’єр-міністр Едуард Хегер пішов у відставку за декілька місяців додострокових парламентських виборів у країні.</text:p>
      <text:p text:style-name="P4">
Як передає Укрінформ, про це повідомляє <text:a xlink:type="simple" xlink:href="https://www.reuters.com/world/europe/slovakia-prime-minister-quits-2023-05-07/" text:style-name="Internet_20_link" text:visited-style-name="Visited_20_Internet_20_Link">
</text:a>
 із посиланням на рішення президента країни, ЗузаниЧапутової.</text:p>
      <text:p text:style-name="P4">
Чапутова також сказала, що після 15 травня призначить решту уряду технократівОдора.</text:p>
      <text:p text:style-name="P4">
<text:span text:style-name="T4">
Читайте також:</text:span>
 <text:a xlink:type="simple" xlink:href="https://www.ukrinform.ua/rubric-society/3705396-ponad-114-tisac-ukrainciv-znajsli-timcasovij-prihistok-u-slovaccini.html" text:style-name="Internet_20_link" text:visited-style-name="Visited_20_Internet_20_Link">
 <text:span text:style-name="T4">
Словаччин</text:span>
 </text:a>
</text:p>
      <text:p text:style-name="P4">
Зазначається, що сам 46-річний Одор з 2018 року працює заступником головиНаціонального банку Словаччини.</text:p>
      <text:p text:style-name="P4">
Дострокові парламентські вибори в країні були призначені на вересень цьогороку після того, як прем’єр-міністру Едуарду Хегеру у січні висловили вотумнедовіри. Відтоді він продовжував виконувати обов’язки глави уряду.</text:p>
      <text:p text:style-name="P4">
<text:span text:style-name="T4">
Читайте також:</text:span>
 <text:a xlink:type="simple" xlink:href="https://www.ukrinform.ua/rubric-vidbudova/3704293-slovaccina-peredast-ukraini-energoobladnanna-na-miljon-evro.html" text:style-name="Internet_20_link" text:visited-style-name="Visited_20_Internet_20_Link">
 <text:span text:style-name="T4">
Словаччин</text:span>
 </text:a>
</text:p>
      <text:p text:style-name="P4">
Як повідомляв Укрінформ, 7 травня прем’єр-міністр Словаччини Едуард Хегер <text:a xlink:type="simple" xlink:href="https://www.ukrinform.ua/rubric-world/3705943-premer-slovaccini-podav-prohanna-pro-vidstavku.html" text:style-name="Internet_20_link" text:visited-style-name="Visited_20_Internet_20_Link">
</text:a>
 .</text:p>
      <text:p text:style-name="P4">
Цього тижня у Словаччині подали у відставку відразу два міністри - сільськогогосподарства та закордонних справ.</text:p>
      <text:p text:style-name="P4">
Source: <text:a xlink:type="simple" xlink:href="https://www.ukrinform.ua/rubric-world/3706030-urad-slovaccini-do-viboriv-ocoluvatime-zastupnik-golovi-nacbanku.html" text:style-name="Internet_20_link" text:visited-style-name="Visited_20_Internet_20_Link">
https://www.ukrinform.ua/rubric-world/3706030-urad-slovaccini-do-viboriv-ocoluvatime-zastupnik-golovi-nacbanku.html</text:a>
</text:p>
      <!--NEWS-->
      <text:h text:style-name="P10" text:outline-level="1">
<text:span text:style-name="T4">
Усі, хто допомагає Україні повертати безпеку, є захисниками миру - Зеленський</text:span>
</text:h>
      <text:p text:style-name="P4">
Authors: Ukrinform (Person)</text:p>
      <text:p text:style-name="P4">
Publisher: Укринформ (Organization)</text:p>
      <text:p text:style-name="P4">
Published Time: 2023-05-07T20:27:00+03:00</text:p>
      <text:p text:style-name="P4">
Modified Time: 2023-05-07T20:27:00+03:00</text:p>
      <text:p text:style-name="P4">
Description: Усі, хто допомагає Україні повертати безпеку, хто тисне на Росію – усі є захисниками миру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Звернення', 'Зеленський', 'Війна з росією']</text:p>
      <text:p text:style-name="P4">
Type: Article</text:p>
      <!--METADATA-->
      <text:p text:style-name="P4">
<draw:frame draw:style-name="fr1" draw:name="Image256" text:anchor-type="as-char" svg:width="6.9236in" svg:height="3.956343in" draw:z-index="0">
<draw:image xlink:href="../Images/yкринформ/2023-05-07T20-27-00-03-00/630_360_1682063024-559.jpeg" xlink:type="simple" xlink:show="embed" xlink:actuate="onLoad" draw:mime-type="image/jpeg"/>
</draw:frame>
 Усі, хтодопомагає Україні повертати безпеку, хто тисне на Росію – усі є захисникамимиру</text:p>
      <text:p text:style-name="P4">
Як передає Укрінформ, про це у своєму традиційному <text:a xlink:type="simple" xlink:href="https://t.me/V_Zelenskiy_official/6159" text:style-name="Internet_20_link" text:visited-style-name="Visited_20_Internet_20_Link">
</text:a>
 заявив Президент ВолодимирЗеленський.</text:p>
      <text:p text:style-name="P4">
Відео: <text:a xlink:type="simple" xlink:href="https://t.me/V_Zelenskiy_official/6159" text:style-name="Internet_20_link" text:visited-style-name="Visited_20_Internet_20_Link">
 </text:a>
</text:p>
      <text:p text:style-name="P4">
_<text:span text:style-name="T4">
Бажаю здоровʼя, шановні українці!</text:span>
 _</text:p>
      <text:p text:style-name="P4">
Завершується цей тиждень – дуже плідний для України. І цими днями ми активноготуємося до нових заходів у травні та червні. Маємо зробити цей час не меншплідним як у постачанні зброї для наших воїнів, так і в рішеннях для України,у переговорах із нашими партнерами.</text:p>
      <text:p text:style-name="P4">
Підготували важливу для нашого суспільства законодавчу ініціативу. Триваєпідготовка санкційних рішень проти агресора. Чекаємо на міжнародні зустрічірізного рівня у Києві. Говоримо з партнерами про зброю, яка допоможе намзробити більше заради відновлення миру.</text:p>
      <text:p text:style-name="P4">
Цього тижня різні наші партнери відзначились у допомозі Україні, у допомозіукраїнцям. Від Сполучених Штатів до Нової Зеландії, від Нідерландів і Бельгіїдо Хорватії. Країни Північної Європи – Норвегія, Данія, Швеція, Фінляндія,Ісландія. Я дякую за кожне рішення партнерів на підтримку України!</text:p>
      <text:p text:style-name="P4">
Дуже детально опрацьовуємо й з іншими нашими партнерами нові кроки в допомозіУкраїні, очікуємо їх найближчим часом – саме те, що потрібно для нашої сили напередовій, для захисту нашого неба, для правосуддя проти терористів і дляшвидшого відновлення миру для всієї української землі. Про ті рішення, про якіможна буде говорити публічно, обовʼязково повідомлю.</text:p>
      <text:p text:style-name="P4">
Дуже важливо, щоб світ знав про кожен факт російського терору проти нашихлюдей. Щоб світ говорив про те, що робить держава-терорист, і про те, як мизахищаємо життя. Я вдячний кожному й кожній, хто допомагає нам, поширюючиправду про російські удари та обстріли, про жорстокість окупантів, що неприпиняється ані на день!</text:p>
      <text:p text:style-name="P4">
Постійний російський терор проти Нікополя, жорстокі обстріли Херсона йобласті, удари по Харкову й області, терор проти сіл у прикордонних районах наЧернігівщині й Сумщині, пекло на Донеччині… Лише вчора та лише від одногоросійського удару по Херсонській області загинули девʼять українців – вонизаймалися розмінуванням, повертали безпеку для людей. Мої співчуття рідним,близьким загиблих.</text:p>
      <text:p text:style-name="P4">
Безпека – це головна мішень для Росії. Як у нашій державі, так і всюди уЄвропі, всюди у вільному світі. Знищувати безпеку, нести смерть і хаос – цевсе, що робить держава-терорист. І всі, хто допомагає Україні повертатибезпеку, усі, хто зміцнює партнерства між країнами у Європі заради безпеки,заради спільної сили, усі, хто тисне на державу-терориста, – усі є захисникамимиру. Я дякую кожному й кожній у світі, хто з Україною, хто підтримує нашихвоїнів!</text:p>
      <text:p text:style-name="P4">
Слава всім нашим воїнам, хто зараз у бою, на бойових постах і на бойовихзавданнях!</text:p>
      <text:p text:style-name="P4">
Відзначу 3-тю окрему штурмову бригаду, 24-ту окрему механізовану бригаду зауспішне знищення терористів на Донеччині! Дякую вам, воїни!</text:p>
      <text:p text:style-name="P4">
57-ма окрема мотопіхотна бригада, 93-тя механізована бригада. Дякую всім вам,хлопці, за героїчний захист позицій, за взірцеву стійкість! Просто молодці</text:p>
      <text:p text:style-name="P4">
На Таврійському напрямку теж є результати, які варто відзначити, теж єбригади, яким є за що сьогодні подякувати.</text:p>
      <text:p text:style-name="P4">
Десантники «Сімдесятдевʼятки» та артилеристи 55-ї окремої бригади «ЗапорізькаСіч» – дякую вам, воїни, за вашу відвагу та потужність!</text:p>
      <text:p text:style-name="P4">
Бійці 128-ї окремої гірсько-штурмової бригади та морпіхи 35-ї окремої бригадиімені контрадмірала Михайла Остроградського – дякую вам!</text:p>
      <text:p text:style-name="P4">
Дякую кожному нашому воїну, дякую кожному і кожній за кожен успіх на полі бою!</text:p>
      <text:p text:style-name="P4">
_<text:span text:style-name="T4">
Слава вам, українські герої!</text:span>
 _</text:p>
      <text:p text:style-name="P4">
_<text:span text:style-name="T4">
Слава Україні</text:span>
 _</text:p>
      <text:p text:style-name="P4">
Фото: ОП</text:p>
      <text:p text:style-name="P4">
Source: <text:a xlink:type="simple" xlink:href="https://www.ukrinform.ua/rubric-ato/3706038-usi-hto-dopomagae-ukraini-povertati-bezpeku-e-zahisnikami-miru-zelenskij.html" text:style-name="Internet_20_link" text:visited-style-name="Visited_20_Internet_20_Link">
https://www.ukrinform.ua/rubric-ato/3706038-usi-hto-dopomagae-ukraini-povertati-bezpeku-e-zahisnikami-miru-zelenskij.html</text:a>
</text:p>
      <!--NEWS-->
      <text:h text:style-name="P10" text:outline-level="1">
<text:span text:style-name="T4">
Демонстрація георгіївської стрічки є кримінальним злочином – Vitsche Berlin</text:span>
</text:h>
      <text:p text:style-name="P4">
Authors: Ukrinform (Person)</text:p>
      <text:p text:style-name="P4">
Publisher: Укринформ (Organization)</text:p>
      <text:p text:style-name="P4">
Published Time: 2023-05-07T20:39:51+03:00</text:p>
      <text:p text:style-name="P4">
Modified Time: 2023-05-07T20:39:51+03:00</text:p>
      <text:p text:style-name="P4">
Description: Українські активісти у Берліні сподіваються, що росіянам не дозволять використовувати таку символіку як георгіївська стрічка. — Укрінформ.</text:p>
      <text:p text:style-name="P4">
Images: ["<text:a xlink:type="simple" xlink:href="https://static.ukrinform.com/photos/2023_05/thumb_files/630_360_1683481045-895.jpg" text:style-name="Internet_20_link" text:visited-style-name="Visited_20_Internet_20_Link">
630_360_16834...</text:a>
"]</text:p>
      <text:p text:style-name="P4">
Tags: ['Берлін', 'Німеччина', 'активісти']</text:p>
      <text:p text:style-name="P4">
Type: Article</text:p>
      <!--METADATA-->
      <text:p text:style-name="P4">
<draw:frame draw:style-name="fr1" draw:name="Image257" text:anchor-type="as-char" svg:width="6.9236in" svg:height="3.956343in" draw:z-index="0">
<draw:image xlink:href="../Images/yкринформ/2023-05-07T20-39-51-03-00/630_360_1683481045-895.jpg" xlink:type="simple" xlink:show="embed" xlink:actuate="onLoad" draw:mime-type="image/jpeg"/>
</draw:frame>
 Українськіактивісти у Берліні сподіваються, що росіянам не дозволять використовуватитаку символіку як георгіївська стрічка.</text:p>
      <text:p text:style-name="P4">
Про це йдеться у заяві об’єднання українців Vitsche Berlin, яке є врозпорядженні Укрінформу.</text:p>
      <text:p text:style-name="P4">
У ній зауважується, що 6 травня суд Берліну призупинив дію заборони,оприлюдненої поліцією 5 травня, на використання російського та радянськогопрапорів та георгіївської стрічки під час заходів 8-9 травня. Раніше судпризупинив дію заборони використання українських <text:a xlink:type="simple" xlink:href="https://www.ukrinform.ua/tag-prapor" text:style-name="Internet_20_link" text:visited-style-name="Visited_20_Internet_20_Link">
</text:a>
 і символіки.</text:p>
      <text:p text:style-name="P4">
«Ми вважаємо, що демонстрація георгіївської стрічки є кримінальним злочиномзгідно з чинним законодавством, оскільки з 2014 року вона використовується длявиправдання та прославлення нападу росії на Україну. Крім того, він спотворюєпам’ять про Другу світову війну та обслуговує російський пропагандистськийнаратив про «українців як нацистів». Тому не дивно, що термінова заявка наросійські прапори та георгіївську стрічку надійшла від російськоїпропагандистки Олени Колбаснікової та правого екстремістського юриста таполітика Маркуса Бейзіхта», - йдеться у заяві.</text:p>
      <text:p text:style-name="P4">
<text:span text:style-name="T4">
Читайте також:</text:span>
 <text:a xlink:type="simple" xlink:href="https://www.ukrinform.ua/rubric-world/3705448-aktivisti-u-berlini-domoglisa-skasuvanna-zaboroni-na-ukrainski-prapori-8-ta-9-travna.html" text:style-name="Internet_20_link" text:visited-style-name="Visited_20_Internet_20_Link">
 <text:span text:style-name="T4">
Берлін</text:span>
 </text:a>
</text:p>
      <text:p text:style-name="P4">
На відміну від «українського випадку», поліція Берліна вже подала скаргу доВищого адміністративного суду Берліна-Бранденбурга. У Vitsche сподіваються, щосуд якнайскоріше розгляне використання символіки російського агресора і недозволить її.</text:p>
      <text:p text:style-name="P4">
Нагадаємо, минулого року влада Берліна заборонила використання як українськихпрапорів і символіки, включно виконання пісень, так і російських. Цього рокуправоохоронці з метою «збереження порядку» вирішили знову застосувати цювимогу в трьох найбільших місцях вшанування пам'яті загиблих радянськихвоїнів. Vitsche подало термінву скаргу та домоглося скасування поліцейськоїзаборони.</text:p>
      <text:p text:style-name="P4">
_ Фото: Vitsche Berlin  _</text:p>
      <text:p text:style-name="P4">
Source: <text:a xlink:type="simple" xlink:href="https://www.ukrinform.ua/rubric-world/3706040-demonstracia-georgiivskoi-stricki-e-kriminalnim-zlocinom-vitsche-berlin.html" text:style-name="Internet_20_link" text:visited-style-name="Visited_20_Internet_20_Link">
https://www.ukrinform.ua/rubric-world/3706040-demonstracia-georgiivskoi-stricki-e-kriminalnim-zlocinom-vitsche-berlin.html</text:a>
</text:p>
      <!--NEWS-->
      <text:h text:style-name="P10" text:outline-level="1">
<text:span text:style-name="T4">
Байден закликав Конгрес запровадити додаткові обмеження щодо обігу зброї</text:span>
</text:h>
      <text:p text:style-name="P4">
Authors: Ukrinform (Person)</text:p>
      <text:p text:style-name="P4">
Publisher: Укринформ (Organization)</text:p>
      <text:p text:style-name="P4">
Published Time: 2023-05-07T20:42:00+03:00</text:p>
      <text:p text:style-name="P4">
Modified Time: 2023-05-07T20:42:00+03:00</text:p>
      <text:p text:style-name="P4">
Description: Після стрілянини і масового вбивства у торговельному центрі в штаті Техас президент США Джо Байден звернувся із закликом до Конгресу негайно запровадити законодавчі обмеження щодо обігу наступальної зброї та посилити контроль за її продажами. — Укрінформ.</text:p>
      <text:p text:style-name="P4">
Images: ["<text:a xlink:type="simple" xlink:href="https://static.ukrinform.com/photos/2023_02/thumb_files/630_360_1677001506-454.jpg" text:style-name="Internet_20_link" text:visited-style-name="Visited_20_Internet_20_Link">
630_360_16770...</text:a>
"]</text:p>
      <text:p text:style-name="P4">
Tags: ['Байден', 'США', 'Зброя']</text:p>
      <text:p text:style-name="P4">
Type: Article</text:p>
      <!--METADATA-->
      <text:p text:style-name="P4">
<draw:frame draw:style-name="fr1" draw:name="Image258" text:anchor-type="as-char" svg:width="6.9236in" svg:height="3.956343in" draw:z-index="0">
<draw:image xlink:href="../Images/yкринформ/2023-05-07T20-42-00-03-00/630_360_1677001506-454.jpg" xlink:type="simple" xlink:show="embed" xlink:actuate="onLoad" draw:mime-type="image/jpeg"/>
</draw:frame>
 Післястрілянини і масового вбивства у торговельному центрі в штаті Техас президентСША Джо Байден звернувся із закликом до Конгресу негайно запровадитизаконодавчі обмеження щодо обігу наступальної зброї та посилити контроль за їїпродажами.</text:p>
      <text:p text:style-name="P4">
Про це йдеться в <text:a xlink:type="simple" xlink:href="https://www.whitehouse.gov/briefing-room/statements-releases/2023/05/07/statement-from-president-joe-biden-on-the-shooting-in-allen-texas/" text:style-name="Internet_20_link" text:visited-style-name="Visited_20_Internet_20_Link">
 </text:a>
 , поширеній у неділю Білим домом, передає Укрінформ.</text:p>
      <text:p text:style-name="P4">
«Я вкотре прошу Конгрес надіслати мені законопроєкт про заборону штурмовоїзброї та магазинів великої місткості; запровадження загальної перевіркибіографічних даних (покупців зброї – ред.); вимог безпечного зберігання;припинення імунітету для виробників зброї. Я підпишу це негайно», - наголосивглава Білого дому.</text:p>
      <text:p text:style-name="P4">
<text:span text:style-name="T4">
Читайте також:</text:span>
 <text:a xlink:type="simple" xlink:href="https://www.ukrinform.ua/rubric-technology/3705164-bajden-zustrivsa-z-kerivnikami-microsoft-i-google-govorili-pro-bezpecnist-stucnogo-intelektu.html" text:style-name="Internet_20_link" text:visited-style-name="Visited_20_Internet_20_Link">
 <text:span text:style-name="T4">
Байден</text:span>
 </text:a>
</text:p>
      <text:p text:style-name="P4">
Він підкреслив, що лише цього року американські громади постраждали відприблизно 200 масових розстрілів, а головною причиною смерті дітей у США єнасильство з використанням зброї.</text:p>
      <text:p text:style-name="P4">
Байден нагадав, що з моменту початку свого президентства він підписавдвопартійний закон про безпечні громади та вжив два десятки виконавчих дій,щоб зупинити хвилю насильства.</text:p>
      <text:p text:style-name="P4">
«Ми досягли певного прогресу. Різні штати забороняють штурмову зброю,розширюють обмежувальне законодавство тощо, але цього недостатньо. Нампотрібно більше дій, і робити це швидше, щоби врятувати життя», - підкресливпрезидент США.</text:p>
      <text:p text:style-name="P4">
<text:span text:style-name="T4">
Читайте також:</text:span>
 <text:a xlink:type="simple" xlink:href="https://www.ukrinform.ua/rubric-world/3705903-unaslidok-strilanini-v-torgovelnomu-centri-tehasa-zaginuli-devatero-ludej.html" text:style-name="Internet_20_link" text:visited-style-name="Visited_20_Internet_20_Link">
 <text:span text:style-name="T4">
Техас</text:span>
 </text:a>
</text:p>
      <text:p text:style-name="P4">
Як повідомляв Укрінформ, у суботу в передмісті Далласа, штат Техас, <text:a xlink:type="simple" xlink:href="https://www.ukrinform.ua/rubric-world/3705791-u-tehasi-stalasa-strilanina-v-torgovelnomu-centri-e-vbiti-ta-poraneni.html" text:style-name="Internet_20_link" text:visited-style-name="Visited_20_Internet_20_Link">
</text:a>
 .</text:p>
      <text:p text:style-name="P4">
Фото: PAP</text:p>
      <text:p text:style-name="P4">
Source: <text:a xlink:type="simple" xlink:href="https://www.ukrinform.ua/rubric-world/3706042-bajden-zaklikav-kongres-zaprovaditi-dodatkovi-obmezenna-sodo-obigu-zbroi.html" text:style-name="Internet_20_link" text:visited-style-name="Visited_20_Internet_20_Link">
https://www.ukrinform.ua/rubric-world/3706042-bajden-zaklikav-kongres-zaprovaditi-dodatkovi-obmezenna-sodo-obigu-zbroi.html</text:a>
</text:p>
      <!--NEWS-->
      <text:h text:style-name="P10" text:outline-level="1">
<text:span text:style-name="T4">
Українці здобули три медалі на Кубку світу з академічного веслування</text:span>
</text:h>
      <text:p text:style-name="P4">
Authors: Ukrinform (Person)</text:p>
      <text:p text:style-name="P4">
Publisher: Укринформ (Organization)</text:p>
      <text:p text:style-name="P4">
Published Time: 2023-05-07T20:43:34+03:00</text:p>
      <text:p text:style-name="P4">
Modified Time: 2023-05-07T20:43:34+03:00</text:p>
      <text:p text:style-name="P4">
Description: Українські четвірки здобули 3 медалі в рамках Кубка світу з академічного веслування. — Укрінформ.</text:p>
      <text:p text:style-name="P4">
Images: ["<text:a xlink:type="simple" xlink:href="https://static.ukrinform.com/photos/2023_05/thumb_files/630_360_1683481334-376.jpg" text:style-name="Internet_20_link" text:visited-style-name="Visited_20_Internet_20_Link">
630_360_16834...</text:a>
"]</text:p>
      <text:p text:style-name="P4">
Tags: ['академічне веслування']</text:p>
      <text:p text:style-name="P4">
Type: Article</text:p>
      <!--METADATA-->
      <text:p text:style-name="P4">
<draw:frame draw:style-name="fr1" draw:name="Image259" text:anchor-type="as-char" svg:width="6.9236in" svg:height="3.956343in" draw:z-index="0">
<draw:image xlink:href="../Images/yкринформ/2023-05-07T20-43-34-03-00/630_360_1683481334-376.jpg" xlink:type="simple" xlink:show="embed" xlink:actuate="onLoad" draw:mime-type="image/jpeg"/>
</draw:frame>
 Українськічетвірки здобули 3 медалі в рамках Кубка світу з академічного веслування.</text:p>
      <text:p text:style-name="P4">
У Загребі, Хорватія, пройшов перший етап Кубку світу з академічноговеслування, повідомляє Національний олімпійський комітет у <text:a xlink:type="simple" xlink:href="https://www.facebook.com/olympicua/photos/pcb.6192257637520381/6192252797520865/" text:style-name="Internet_20_link" text:visited-style-name="Visited_20_Internet_20_Link">
</text:a>
, передає Укрінформ.</text:p>
      <text:p text:style-name="P4">
Парна жіноча четвірка у складі Катерини Дудченко, Анастасії Коженкової,Наталії Довгодько та Дарини Верхогляд здобули золоті медалі.</text:p>
      <text:p text:style-name="P4">
Парна чоловіча четвірка в складі Дмитри Гули, Олександра Надтоки, ІванаДовгодька та Миколи Калашника здобула «срібло».</text:p>
      <text:p text:style-name="P4">
<text:span text:style-name="T4">
Читайте також:</text:span>
 <text:a xlink:type="simple" xlink:href="https://www.ukrinform.ua/rubric-sports/3535371-prigodi-vesluvalnikiv-v-nimeccini-z-mrieu-pro-mir.html" text:style-name="Internet_20_link" text:visited-style-name="Visited_20_Internet_20_Link">
 </text:a>
</text:p>
      <text:p text:style-name="P4">
Квартет у складі Олексія Селіванова, Сергія Гриня, Миколи Мазура та МаксимаБоклаженка став третім серед розпашних четвірок без стернового.</text:p>
      <text:p text:style-name="P4">
Фото: НОК України</text:p>
      <text:p text:style-name="P4">
Source: <text:a xlink:type="simple" xlink:href="https://www.ukrinform.ua/rubric-sports/3706044-ukrainci-zdobuli-tri-medali-na-kubku-svitu-z-akademicnogo-vesluvanna.html" text:style-name="Internet_20_link" text:visited-style-name="Visited_20_Internet_20_Link">
https://www.ukrinform.ua/rubric-sports/3706044-ukrainci-zdobuli-tri-medali-na-kubku-svitu-z-akademicnogo-vesluvanna.html</text:a>
</text:p>
      <!--NEWS-->
      <text:h text:style-name="P10" text:outline-level="1">
<text:span text:style-name="T4">
Зеленський анонсував проведення у Києві міжнародних зустрічей різного рівня</text:span>
</text:h>
      <text:p text:style-name="P4">
Authors: Ukrinform (Person)</text:p>
      <text:p text:style-name="P4">
Publisher: Укринформ (Organization)</text:p>
      <text:p text:style-name="P4">
Published Time: 2023-05-07T20:51:35+03:00</text:p>
      <text:p text:style-name="P4">
Modified Time: 2023-05-07T20:51:35+03:00</text:p>
      <text:p text:style-name="P4">
Description: Триває активна підготовка до нових заходів у травні та червні, зокрема міжнародних зустрічей різного рівня у Києві. — Укрінформ.</text:p>
      <text:p text:style-name="P4">
Images: ["<text:a xlink:type="simple" xlink:href="https://static.ukrinform.com/photos/2023_05/thumb_files/630_360_1683481022-455.jpeg" text:style-name="Internet_20_link" text:visited-style-name="Visited_20_Internet_20_Link">
630_360_16834...</text:a>
"]</text:p>
      <text:p text:style-name="P4">
Tags: ['Київ', 'Зеленський', 'Дипломатія']</text:p>
      <text:p text:style-name="P4">
Type: Article</text:p>
      <!--METADATA-->
      <text:p text:style-name="P4">
<draw:frame draw:style-name="fr1" draw:name="Image260" text:anchor-type="as-char" svg:width="6.9236in" svg:height="3.956343in" draw:z-index="0">
<draw:image xlink:href="../Images/yкринформ/2023-05-07T20-51-35-03-00/630_360_1683481022-455.jpeg" xlink:type="simple" xlink:show="embed" xlink:actuate="onLoad" draw:mime-type="image/jpeg"/>
</draw:frame>
 Триваєактивна підготовка до нових заходів у травні та червні, зокрема міжнароднихзустрічей різного рівня у Києві.</text:p>
      <text:p text:style-name="P4">
Як передає Укрінформ, про це Президент Володимир Зеленський сказав у <text:a xlink:type="simple" xlink:href="https://t.me/V_Zelenskiy_official/6159" text:style-name="Internet_20_link" text:visited-style-name="Visited_20_Internet_20_Link">
</text:a>
 .</text:p>
      <text:p text:style-name="P4">
Відео: <text:a xlink:type="simple" xlink:href="https://t.me/V_Zelenskiy_official/6159" text:style-name="Internet_20_link" text:visited-style-name="Visited_20_Internet_20_Link">
 </text:a>
</text:p>
      <text:p text:style-name="P4">
“Завершується цей тиждень – дуже плідний для України. І цими днями ми активноготуємося до нових заходів у травні та червні. Маємо зробити цей час не меншплідним як у постачанні зброї для наших воїнів, так і в рішеннях для України,у переговорах із нашими партнерами”, - сказав Президент.</text:p>
      <text:p text:style-name="P4">
<text:span text:style-name="T4">
Читайте також:</text:span>
 <text:a xlink:type="simple" xlink:href="https://www.ukrinform.ua/rubric-ato/3706038-usi-hto-dopomagae-ukraini-povertati-bezpeku-e-zahisnikami-miru-zelenskij.html" text:style-name="Internet_20_link" text:visited-style-name="Visited_20_Internet_20_Link">
 <text:span text:style-name="T4">
Зеленський</text:span>
 </text:a>
</text:p>
      <text:p text:style-name="P4">
Він зазначив, що наразі триває підготовка санкційних рішень проти російськогоагресора.</text:p>
      <text:p text:style-name="P4">
“Чекаємо на міжнародні зустрічі різного рівня у Києві. Говоримо з партнерамипро зброю, яка допоможе нам зробити більше заради відновлення миру”, -зауважив Глава держави.</text:p>
      <text:p text:style-name="P4">
Зеленський підкреслив, що цього тижня різні партнери відзначились допомогоюУкраїні та українцям - від Сполучених Штатів до Нової Зеландії, відНідерландів і Бельгії до Хорватії. А також країни Північної Європи – Норвегія,Данія, Швеція, Фінляндія, Ісландія.</text:p>
      <text:p text:style-name="P4">
<text:span text:style-name="T4">
Читайте також:</text:span>
 <text:a xlink:type="simple" xlink:href="https://www.ukrinform.ua/rubric-ato/3705969-bilse-peremog-ukraini-na-poli-bou-prizvedut-do-zbilsenna-dopomogi-zelenskij.html" text:style-name="Internet_20_link" text:visited-style-name="Visited_20_Internet_20_Link">
 <text:span text:style-name="T4">
Зеленський</text:span>
 </text:a>
</text:p>
      <text:p text:style-name="P4">
Президент подякував за кожне рішення партнерів на підтримку України.</text:p>
      <text:p text:style-name="P4">
Крім того, Зеленський повідомив, що українська сторона детально опрацьовує й зіншими міжнародними партнерами нові кроки в допомозі Україні.</text:p>
      <text:p text:style-name="P4">
“Очікуємо їх найближчим часом – саме те, що потрібно для нашої сили напередовій, для захисту нашого неба, для правосуддя проти терористів і дляшвидшого відновлення миру для всієї української землі. Про ті рішення, про якіможна буде говорити публічно, обовʼязково повідомлю”, - підкреслив Зеленський.</text:p>
      <text:p text:style-name="P4">
<text:span text:style-name="T4">
Читайте також:</text:span>
 <text:a xlink:type="simple" xlink:href="https://www.ukrinform.ua/rubric-economy/3705750-zelenskij-zustrivsa-z-delegacieu-amerikanskogo-statu-uta.html" text:style-name="Internet_20_link" text:visited-style-name="Visited_20_Internet_20_Link">
 <text:span text:style-name="T4">
Зеленський</text:span>
 </text:a>
</text:p>
      <text:p text:style-name="P4">
Як повідомляв Укрінформ, Президент України Володимир Зеленський заявив, що чимбільше перемог на полі бою проти росіян досягнуть українські Сили оборони, тимбільше світ допомагатиме Україні.</text:p>
      <text:p text:style-name="P4">
Фото: ОП</text:p>
      <text:p text:style-name="P4">
Source: <text:a xlink:type="simple" xlink:href="https://www.ukrinform.ua/rubric-polytics/3706046-zelenskij-anonsuvav-provedenna-u-kievi-miznarodnih-zustricej-riznogo-rivna.html" text:style-name="Internet_20_link" text:visited-style-name="Visited_20_Internet_20_Link">
https://www.ukrinform.ua/rubric-polytics/3706046-zelenskij-anonsuvav-provedenna-u-kievi-miznarodnih-zustricej-riznogo-rivna.html</text:a>
</text:p>
      <!--NEWS-->
      <text:h text:style-name="P10" text:outline-level="1">
<text:span text:style-name="T4">
АПЛ: «Арсенал» із Зінченком переміг «Ньюкасл»</text:span>
</text:h>
      <text:p text:style-name="P4">
Authors: Ukrinform (Person)</text:p>
      <text:p text:style-name="P4">
Publisher: Укринформ (Organization)</text:p>
      <text:p text:style-name="P4">
Published Time: 2023-05-07T20:52:09+03:00</text:p>
      <text:p text:style-name="P4">
Modified Time: 2023-05-07T20:52:09+03:00</text:p>
      <text:p text:style-name="P4">
Description: «Каноніри» залишаються в гонці за чемпіонство в АПЛ. — Укрінформ.</text:p>
      <text:p text:style-name="P4">
Images: ["<text:a xlink:type="simple" xlink:href="https://static.ukrinform.com/photos/2023_05/thumb_files/630_360_1683481853-669.jpg" text:style-name="Internet_20_link" text:visited-style-name="Visited_20_Internet_20_Link">
630_360_16834...</text:a>
"]</text:p>
      <text:p text:style-name="P4">
Tags: ['Арсенал', 'Футбол', 'Зінченко', 'АПЛ']</text:p>
      <text:p text:style-name="P4">
Type: Article</text:p>
      <!--METADATA-->
      <text:p text:style-name="P4">
<draw:frame draw:style-name="fr1" draw:name="Image261" text:anchor-type="as-char" svg:width="6.9236in" svg:height="3.956343in" draw:z-index="0">
<draw:image xlink:href="../Images/yкринформ/2023-05-07T20-52-09-03-00/630_360_1683481853-669.jpg" xlink:type="simple" xlink:show="embed" xlink:actuate="onLoad" draw:mime-type="image/jpeg"/>
</draw:frame>
 «Каноніри»залишаються в гонці за чемпіонство в АПЛ.</text:p>
      <text:p text:style-name="P4">
«Арсенал» на чужому полі здолав «Ньюкасл» 2:0 у 35-у турі Англійської прем'єр-ліги, передає Укрінформ.</text:p>
      <text:p text:style-name="P4">
У складі «канонірів» відзначився Едегор. Ще один гол захисник «сорок» Шерзабив у власні ворота.</text:p>
      <text:p text:style-name="P4">
Перемога «дозволила» підопічним Мікеля Артети наблизитися до «Ман Сіті» навідстань 1 очка. «Містяни» мають одну гру в запасі.</text:p>
      <text:p text:style-name="P4">
<text:span text:style-name="T4">
Читайте також:</text:span>
 <text:a xlink:type="simple" xlink:href="https://www.ukrinform.ua/rubric-sports/3706029-seltik-stav-peremozcem-cempionatu-sotlandii.html" text:style-name="Internet_20_link" text:visited-style-name="Visited_20_Internet_20_Link">
 </text:a>
</text:p>
      <text:p text:style-name="P4">
Як повідомлялося, «Манчестер Сіті» очолює АПЛ, маючи в активі 82 пункти після34-х матчів.</text:p>
      <text:p text:style-name="P4">
Фото: twitter.com/Arsenal</text:p>
      <text:p text:style-name="P4">
Source: <text:a xlink:type="simple" xlink:href="https://www.ukrinform.ua/rubric-sports/3706048-apl-arsenal-iz-zincenkom-peremig-nukasl.html" text:style-name="Internet_20_link" text:visited-style-name="Visited_20_Internet_20_Link">
https://www.ukrinform.ua/rubric-sports/3706048-apl-arsenal-iz-zincenkom-peremig-nukasl.html</text:a>
</text:p>
      <!--NEWS-->
      <text:h text:style-name="P10" text:outline-level="1">
<text:span text:style-name="T4">
На Херсонщині трактор підірвався на ворожій міні, водій тяжко травмований</text:span>
</text:h>
      <text:p text:style-name="P4">
Authors: Ukrinform (Person)</text:p>
      <text:p text:style-name="P4">
Publisher: Укринформ (Organization)</text:p>
      <text:p text:style-name="P4">
Published Time: 2023-05-07T20:57:00+03:00</text:p>
      <text:p text:style-name="P4">
Modified Time: 2023-05-07T20:57:00+03:00</text:p>
      <text:p text:style-name="P4">
Description: У Високопільській громаді Херсонської області трактор підірвався на російській міні, водій дістав тяжкі травми. — Укрінформ.</text:p>
      <text:p text:style-name="P4">
Images: ["<text:a xlink:type="simple" xlink:href="https://static.ukrinform.com/photos/2020_04/thumb_files/630_360_1586340478-109.jpg" text:style-name="Internet_20_link" text:visited-style-name="Visited_20_Internet_20_Link">
630_360_15863...</text:a>
", "<text:a xlink:type="simple" xlink:href="https://static.ukrinform.com/photos/2023_05/1683482181-812.jpg" text:style-name="Internet_20_link" text:visited-style-name="Visited_20_Internet_20_Link">
1683482181-81...</text:a>
"]</text:p>
      <text:p text:style-name="P4">
Tags: ['Херсонщина', 'Міна', 'Вибух', 'Війна з росією']</text:p>
      <text:p text:style-name="P4">
Type: Article</text:p>
      <!--METADATA-->
      <text:p text:style-name="P4">
<draw:frame draw:style-name="fr1" draw:name="Image262" text:anchor-type="as-char" svg:width="6.9236in" svg:height="3.956343in" draw:z-index="0">
<draw:image xlink:href="../Images/yкринформ/2023-05-07T20-57-00-03-00/630_360_1586340478-109.jpg" xlink:type="simple" xlink:show="embed" xlink:actuate="onLoad" draw:mime-type="image/jpeg"/>
</draw:frame>
 УВисокопільській громаді Херсонської області трактор підірвався на російськійміні, водій дістав тяжкі травми.</text:p>
      <text:p text:style-name="P4">
Як передає Укрінформ, про це Херсонська обласна державна адміністраціяповідомляє у  <text:a xlink:type="simple" xlink:href="https://www.facebook.com/khoda.gov.ua/posts/pfbid0KfkHYDxv7NrpSiFgdmssAG8vL9ZdA3fn5q75Vv51hPkus8a15szhTwSbqfiYPUYFl" text:style-name="Internet_20_link" text:visited-style-name="Visited_20_Internet_20_Link">
</text:a>
.</text:p>
      <text:p text:style-name="P4">
Трагедія сталася у полі поблизу села Ольгине. Під час обробки землі 54-річнийчоловік наїхав на протитанкову <text:a xlink:type="simple" xlink:href="https://www.ukrinform.ua/tag-mina" text:style-name="Internet_20_link" text:visited-style-name="Visited_20_Internet_20_Link">
 </text:a>
 ,залишену російською армією.</text:p>
      <text:p text:style-name="P4">
Через детонацію вибухівки тракторист дістав тяжкі травми – опіки близько 20%тіла, осколкові поранення рук, ніг та грудної клітини.</text:p>
      <text:p text:style-name="P4">
<draw:frame draw:style-name="fr1" draw:name="Image263" text:anchor-type="as-char" svg:width="6.9236in" svg:height="9.231467in" draw:z-index="0">
<draw:image xlink:href="../Images/yкринформ/2023-05-07T20-57-00-03-00/1683482181-812.jpg" xlink:type="simple" xlink:show="embed" xlink:actuate="onLoad" draw:mime-type="image/jpeg"/>
</draw:frame>
 Фото: ХерсонськаОВА</text:p>
      <text:p text:style-name="P4">
<text:span text:style-name="T4">
Читайте також:</text:span>
 <text:a xlink:type="simple" xlink:href="https://www.ukrinform.ua/rubric-regions/3705682-na-harkivsini-traktorist-pidirvavsa-na-mini.html" text:style-name="Internet_20_link" text:visited-style-name="Visited_20_Internet_20_Link">
 <text:span text:style-name="T4">
трактор</text:span>
 </text:a>
</text:p>
      <text:p text:style-name="P4">
Потерпілому на місці надали першу медичну допомогу та шпиталізували йогоавтомобілем швидкої медичної допомоги до лікарні у Кривому Розі. Нині медикиборються за його життя.</text:p>
      <text:p text:style-name="P4">
Як повідомляв Укрінформ, 6 травня у  <text:a xlink:type="simple" xlink:href="https://www.ukrinform.ua/rubric-ato/3705722-na-hersonsini-pid-cas-rozminuvanna-pirotehniki-potrapili-pid-obstril-sestero-zagiblih.html" text:style-name="Internet_20_link" text:visited-style-name="Visited_20_Internet_20_Link">
 </text:a>
 під час виконання завдань з розмінуванняпіротехніки потрапили під обстріл, шестеро фахівців загинуло.</text:p>
      <text:p text:style-name="P4">
<text:span text:style-name="T5">
Перше фото ілюстративне</text:span>
</text:p>
      <text:p text:style-name="P4">
Source: <text:a xlink:type="simple" xlink:href="https://www.ukrinform.ua/rubric-regions/3706051-na-hersonsini-traktor-pidirvavsa-na-vorozij-mini-vodij-tazko-travmovanij.html" text:style-name="Internet_20_link" text:visited-style-name="Visited_20_Internet_20_Link">
https://www.ukrinform.ua/rubric-regions/3706051-na-hersonsini-traktor-pidirvavsa-na-vorozij-mini-vodij-tazko-travmovanij.html</text:a>
</text:p>
      <!--NEWS-->
      <text:h text:style-name="P10" text:outline-level="1">
<text:span text:style-name="T4">
Важливо, аби світ знав про кожен факт російського терору - Зеленський</text:span>
</text:h>
      <text:p text:style-name="P4">
Authors: Ukrinform (Person)</text:p>
      <text:p text:style-name="P4">
Publisher: Укринформ (Organization)</text:p>
      <text:p text:style-name="P4">
Published Time: 2023-05-07T21:03:00+03:00</text:p>
      <text:p text:style-name="P4">
Modified Time: 2023-05-07T21:03:00+03:00</text:p>
      <text:p text:style-name="P4">
Description: Україна має постійно інформувати міжнародну спільноту про випадки російського терору проти українців.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Тероризм', 'Зеленський', 'Війна з росією']</text:p>
      <text:p text:style-name="P4">
Type: Article</text:p>
      <!--METADATA-->
      <text:p text:style-name="P4">
<draw:frame draw:style-name="fr1" draw:name="Image264" text:anchor-type="as-char" svg:width="6.9236in" svg:height="3.956343in" draw:z-index="0">
<draw:image xlink:href="../Images/yкринформ/2023-05-07T21-03-00-03-00/630_360_1679682020-565.jpeg" xlink:type="simple" xlink:show="embed" xlink:actuate="onLoad" draw:mime-type="image/jpeg"/>
</draw:frame>
 Українамає постійно інформувати міжнародну спільноту про випадки російського терорупроти українців.</text:p>
      <text:p text:style-name="P4">
Як передає Укрінформ, про це Президент Володимир Зеленський сказав у <text:a xlink:type="simple" xlink:href="https://t.me/V_Zelenskiy_official/6159" text:style-name="Internet_20_link" text:visited-style-name="Visited_20_Internet_20_Link">
</text:a>
 .</text:p>
      <text:p text:style-name="P4">
“Дуже важливо, щоб світ знав про кожен факт російського терору проти нашихлюдей. Щоб світ говорив про те, що робить держава-терорист, і про те, як мизахищаємо життя”, - зауважив Глава держави.</text:p>
      <text:p text:style-name="P4">
<text:span text:style-name="T4">
Читайте також:</text:span>
 <text:a xlink:type="simple" xlink:href="https://www.ukrinform.ua/rubric-polytics/3706046-zelenskij-anonsuvav-provedenna-u-kievi-miznarodnih-zustricej-riznogo-rivna.html" text:style-name="Internet_20_link" text:visited-style-name="Visited_20_Internet_20_Link">
 <text:span text:style-name="T4">
Зеленський</text:span>
 </text:a>
</text:p>
      <text:p text:style-name="P4">
Він подякував кожному й кожній, хто допомагає Україні, поширюючи правду проросійські удари та обстріли, про жорстокість окупантів, що не припиняється аніна день.</text:p>
      <text:p text:style-name="P4">
Зеленський нагадав про постійний російський терор проти Нікополя, жорстокіобстріли Херсона й області, удари по Харкову й області, терор проти сіл уприкордонних районах на Чернігівщині й Сумщині, "пекло" на Донеччині.</text:p>
      <text:p text:style-name="P4">
“Лише вчора та лише від одного російського удару по Херсонській областізагинули девʼять українців – вони займалися розмінуванням, повертали безпекудля людей. Мої співчуття рідним, близьким загиблих”, - сказав він.</text:p>
      <text:p text:style-name="P4">
<text:span text:style-name="T4">
Читайте також:</text:span>
 <text:a xlink:type="simple" xlink:href="https://www.ukrinform.ua/rubric-ato/3706038-usi-hto-dopomagae-ukraini-povertati-bezpeku-e-zahisnikami-miru-zelenskij.html" text:style-name="Internet_20_link" text:visited-style-name="Visited_20_Internet_20_Link">
 <text:span text:style-name="T4">
Зеленський</text:span>
 </text:a>
</text:p>
      <text:p text:style-name="P4">
Президент зазначив, що безпека – це головна мішень для росії, як у нашійдержаві, так і всюди у Європі, всюди у вільному світі. Знищувати безпеку,нести смерть і хаос – це все, що робить держава-терорист.</text:p>
      <text:p text:style-name="P4">
“І всі, хто допомагає Україні повертати безпеку, усі, хто зміцнює партнерстваміж країнами у Європі заради безпеки, заради спільної сили, усі, хто тисне надержаву-терориста, – усі є захисниками миру”, - підкреслив Глава держави.</text:p>
      <text:p text:style-name="P4">
Як повідомляв Укрінформ, армія рф упродовж доби обстріляла 11 населенихпунктів Донецької області, застосовуючи ракети С-300, РСЗВ «Град», артилерію.</text:p>
      <text:p text:style-name="P4">
Фото: ОП</text:p>
      <text:p text:style-name="P4">
Source: <text:a xlink:type="simple" xlink:href="https://www.ukrinform.ua/rubric-ato/3706054-vazlivo-abi-svit-znav-pro-kozen-fakt-rosijskogo-teroru-zelenskij.html" text:style-name="Internet_20_link" text:visited-style-name="Visited_20_Internet_20_Link">
https://www.ukrinform.ua/rubric-ato/3706054-vazlivo-abi-svit-znav-pro-kozen-fakt-rosijskogo-teroru-zelenskij.html</text:a>
</text:p>
      <!--NEWS-->
      <text:h text:style-name="P10" text:outline-level="1">
<text:span text:style-name="T4">
У білоруській колонії помер блогер, засуджений через карикатуру на лукашенка</text:span>
</text:h>
      <text:p text:style-name="P4">
Authors: Ukrinform (Person)</text:p>
      <text:p text:style-name="P4">
Publisher: Укринформ (Organization)</text:p>
      <text:p text:style-name="P4">
Published Time: 2023-05-07T21:22:00+03:00</text:p>
      <text:p text:style-name="P4">
Modified Time: 2023-05-07T21:22:00+03:00</text:p>
      <text:p text:style-name="P4">
Description: У білорусі в колонії помер політв’язень-блогер Микола Климович, якого засудили через карикатуру на олександра лукашенка. — Укрінформ.</text:p>
      <text:p text:style-name="P4">
Images: ["<text:a xlink:type="simple" xlink:href="https://static.ukrinform.com/photos/2023_05/thumb_files/630_360_1683483004-376.jpeg" text:style-name="Internet_20_link" text:visited-style-name="Visited_20_Internet_20_Link">
630_360_16834...</text:a>
"]</text:p>
      <text:p text:style-name="P4">
Tags: ['білорусь', 'лукашенко', 'Репресії', 'Смерть', 'Карикатури']</text:p>
      <text:p text:style-name="P4">
Type: Article</text:p>
      <!--METADATA-->
      <text:p text:style-name="P4">
<draw:frame draw:style-name="fr1" draw:name="Image265" text:anchor-type="as-char" svg:width="6.9236in" svg:height="3.951347in" draw:z-index="0">
<draw:image xlink:href="../Images/yкринформ/2023-05-07T21-22-00-03-00/630_360_1683483004-376.jpeg" xlink:type="simple" xlink:show="embed" xlink:actuate="onLoad" draw:mime-type="image/jpeg"/>
</draw:frame>
 Убілорусі в колонії помер політв’язень-блогер Микола Климович, якого засудиличерез карикатуру на олександра лукашенка.</text:p>
      <text:p text:style-name="P4">
Як передає Укрінформ, про це повідомляє <text:a xlink:type="simple" xlink:href="https://www.radiosvoboda.org/a/news-koloniya-bilorus-bloger-smert/32400684.html" text:style-name="Internet_20_link" text:visited-style-name="Visited_20_Internet_20_Link">
</text:a>
 з посиланням на правозахисний центр «Вясна».</text:p>
      <text:p text:style-name="P4">
«У Вітебській колонії №3 помер 61-річний політв’язень-блогер із Пінська МиколаКлимович. Його засудили до року колонії за реакцію на карикатуру лукашенка в«однокласниках», – ідеться в повідомленні.</text:p>
      <text:p text:style-name="P4">
Зазначається, що 28 лютого Климовича, який мав другу групу інвалідності черезпроблеми із серцем, засудили до року колонії за статтею про образу <text:a xlink:type="simple" xlink:href="https://www.ukrinform.ua/tag-lukasenko" text:style-name="Internet_20_link" text:visited-style-name="Visited_20_Internet_20_Link">
</text:a>
 .</text:p>
      <text:p text:style-name="P4">
Правозахисники уточнюють, що чоловікові винесли вирок за сатиричний малюнок,який він розмістив на особистій сторінці у соцмережі.</text:p>
      <text:p text:style-name="P4">
<text:span text:style-name="T4">
Читайте також:</text:span>
 <text:a xlink:type="simple" xlink:href="https://www.ukrinform.ua/rubric-world/3701674-pare-privitala-order-mks-na-arest-putina-ta-zaklikala-pokarati-takoz-lukasenka.html" text:style-name="Internet_20_link" text:visited-style-name="Visited_20_Internet_20_Link">
 <text:span text:style-name="T4">
лукашен</text:span>
 </text:a>
</text:p>
      <text:p text:style-name="P4">
Як нагадує Радіо Свобода, у білорусі вироки у справах про образу представниківвлади, зокрема лукашенка, набули масового характеру. Управління Верховногокомісара ООН з прав людини у доповіді, присвяченій політичним репресіям уБілорусі, дійшло висновку, що масштаб репресій є таким, що може розцінюватисяяк злочини проти людяності.</text:p>
      <text:p text:style-name="P4">
<text:span text:style-name="T5">
Фото: spring96.org</text:span>
</text:p>
      <text:p text:style-name="P4">
Source: <text:a xlink:type="simple" xlink:href="https://www.ukrinform.ua/rubric-world/3706055-u-biloruskij-kolonii-pomer-bloger-zasudzenij-cerez-karikaturu-na-lukasenka.html" text:style-name="Internet_20_link" text:visited-style-name="Visited_20_Internet_20_Link">
https://www.ukrinform.ua/rubric-world/3706055-u-biloruskij-kolonii-pomer-bloger-zasudzenij-cerez-karikaturu-na-lukasenka.html</text:a>
</text:p>
      <!--NEWS-->
      <text:h text:style-name="P10" text:outline-level="1">
<text:span text:style-name="T4">
Збірна України з артистичного плавання стала першою в акробатичній програмі на етапі КС</text:span>
</text:h>
      <text:p text:style-name="P4">
Authors: Ukrinform (Person)</text:p>
      <text:p text:style-name="P4">
Publisher: Укринформ (Organization)</text:p>
      <text:p text:style-name="P4">
Published Time: 2023-05-07T21:23:00+03:00</text:p>
      <text:p text:style-name="P4">
Modified Time: 2023-05-07T21:23:00+03:00</text:p>
      <text:p text:style-name="P4">
Description: Збірна України з артистичного плавання завоювала «золото» на етапі Кубка світу у французькому Монпельє. — Укрінформ.</text:p>
      <text:p text:style-name="P4">
Images: ["<text:a xlink:type="simple" xlink:href="https://static.ukrinform.com/photos/2023_05/thumb_files/630_360_1683483735-318.jpg" text:style-name="Internet_20_link" text:visited-style-name="Visited_20_Internet_20_Link">
630_360_16834...</text:a>
", "<text:a xlink:type="simple" xlink:href="https://static.ukrinform.com/photos/2023_05/1683482334-308.jpg" text:style-name="Internet_20_link" text:visited-style-name="Visited_20_Internet_20_Link">
1683482334-30...</text:a>
"]</text:p>
      <text:p text:style-name="P4">
Tags: ['синхронне плавання']</text:p>
      <text:p text:style-name="P4">
Type: Article</text:p>
      <!--METADATA-->
      <text:p text:style-name="P4">
<draw:frame draw:style-name="fr1" draw:name="Image266" text:anchor-type="as-char" svg:width="6.9236in" svg:height="3.956343in" draw:z-index="0">
<draw:image xlink:href="../Images/yкринформ/2023-05-07T21-23-00-03-00/630_360_1683483735-318.jpg" xlink:type="simple" xlink:show="embed" xlink:actuate="onLoad" draw:mime-type="image/jpeg"/>
</draw:frame>
 ЗбірнаУкраїни з артистичного плавання завоювала «золото» на етапі Кубка світу уфранцузькому Монпельє.</text:p>
      <text:p text:style-name="P4">
Українки посіли перше місце у змаганнях в акробатичній програмі, передаєУкрінформ.</text:p>
      <text:p text:style-name="P4">
<draw:frame draw:style-name="fr1" draw:name="Image267" text:anchor-type="as-char" svg:width="6.9236in" svg:height="9.231467in" draw:z-index="0">
<draw:image xlink:href="../Images/yкринформ/2023-05-07T21-23-00-03-00/1683482334-308.jpg" xlink:type="simple" xlink:show="embed" xlink:actuate="onLoad" draw:mime-type="image/jpeg"/>
</draw:frame>
</text:p>
      <text:p text:style-name="P4">
Україну представили Марта Федіна, Марина та Владислава Алексіїви, ВеронікаГришко, Софія Мацієвська, Дарія Мошинська, Ангеліна Овчиннікова та ВалеріяТищенко. Вони набрали 260,2750 балів.</text:p>
      <text:p text:style-name="P4">
Для України це третя нагорода на КС.</text:p>
      <text:p text:style-name="P4">
<text:span text:style-name="T4">
Читайте також:</text:span>
 <text:a xlink:type="simple" xlink:href="https://www.ukrinform.ua/rubric-sports/3705727-sestri-aleksiivi-stali-persimi-na-etapi-kubka-svitu-z-artisticnogo-plavanna.html" text:style-name="Internet_20_link" text:visited-style-name="Visited_20_Internet_20_Link">
 <text:span text:style-name="T4">
Алексіїви</text:span>
 </text:a>
</text:p>
      <text:p text:style-name="P4">
Як повідомлялося, раніше Марта Фєдіна здобула «срібло», сестри Алексіївизавоювали «золото».</text:p>
      <text:p text:style-name="P4">
Фото: пресслужба федерації синхронного плавання</text:p>
      <text:p text:style-name="P4">
Source: <text:a xlink:type="simple" xlink:href="https://www.ukrinform.ua/rubric-sports/3706058-zbirna-ukraini-z-artisticnogo-plavanna-stala-persou-v-akrobaticnij-programi-na-etapi-ks.html" text:style-name="Internet_20_link" text:visited-style-name="Visited_20_Internet_20_Link">
https://www.ukrinform.ua/rubric-sports/3706058-zbirna-ukraini-z-artisticnogo-plavanna-stala-persou-v-akrobaticnij-programi-na-etapi-ks.html</text:a>
</text:p>
      <!--NEWS-->
      <text:h text:style-name="P10" text:outline-level="1">
<text:span text:style-name="T4">
Українець Кочергін у складі «Ракува» став чемпіоном Польщі</text:span>
</text:h>
      <text:p text:style-name="P4">
Authors: Ukrinform (Person)</text:p>
      <text:p text:style-name="P4">
Publisher: Укринформ (Organization)</text:p>
      <text:p text:style-name="P4">
Published Time: 2023-05-07T21:32:55+03:00</text:p>
      <text:p text:style-name="P4">
Modified Time: 2023-05-07T21:32:55+03:00</text:p>
      <text:p text:style-name="P4">
Description: «Ракув», у складі якого грає український футболіст Владислав Кочергін, достроково гарантував собі чемпіонство у польській лізі. — Укрінформ.</text:p>
      <text:p text:style-name="P4">
Images: ["<text:a xlink:type="simple" xlink:href="https://static.ukrinform.com/photos/2023_05/thumb_files/630_360_1683484292-284.jpg" text:style-name="Internet_20_link" text:visited-style-name="Visited_20_Internet_20_Link">
630_360_16834...</text:a>
"]</text:p>
      <text:p text:style-name="P4">
Tags: ['Футбол']</text:p>
      <text:p text:style-name="P4">
Type: Article</text:p>
      <!--METADATA-->
      <text:p text:style-name="P4">
<draw:frame draw:style-name="fr1" draw:name="Image268" text:anchor-type="as-char" svg:width="6.9236in" svg:height="3.956343in" draw:z-index="0">
<draw:image xlink:href="../Images/yкринформ/2023-05-07T21-32-55-03-00/630_360_1683484292-284.jpg" xlink:type="simple" xlink:show="embed" xlink:actuate="onLoad" draw:mime-type="image/jpeg"/>
</draw:frame>
 «Ракув», ускладі якого грає український футболіст Владислав Кочергін, достроковогарантував собі чемпіонство у польській лізі.</text:p>
      <text:p text:style-name="P4">
«Ракув» програв «Короні» (0:1), але «Легія» поступилася «Погоні» Щецин (1:2) у31-у турі чемпіонату Польщі, передає Укрінформ.</text:p>
      <text:p text:style-name="P4">
Таким чином відставання між командами тепер становить 11 балів за 3 тури дофінішу. Для «Ракува» це перше «золото» чемпіонату в історії клубу.</text:p>
      <text:p text:style-name="P4">
<text:span text:style-name="T4">
Читайте також:</text:span>
 <text:a xlink:type="simple" xlink:href="https://www.ukrinform.ua/rubric-sports/3705716-apl-celsi-perervav-sestimatcevu-prograsnu-seriu-u-vsih-turnirah.html" text:style-name="Internet_20_link" text:visited-style-name="Visited_20_Internet_20_Link">
 </text:a>
</text:p>
      <text:p text:style-name="P4">
Як повідомлялося, Кочергін у поточному розіграші взяв участь у 30 матчах тавідзначився 6 голами та 2 асистами.</text:p>
      <text:p text:style-name="P4">
Фото: ФК Ракув</text:p>
      <text:p text:style-name="P4">
Source: <text:a xlink:type="simple" xlink:href="https://www.ukrinform.ua/rubric-sports/3706059-ukrainec-kocergin-u-skladi-rakuva-stav-cempionom-polsi.html" text:style-name="Internet_20_link" text:visited-style-name="Visited_20_Internet_20_Link">
https://www.ukrinform.ua/rubric-sports/3706059-ukrainec-kocergin-u-skladi-rakuva-stav-cempionom-polsi.html</text:a>
</text:p>
      <!--NEWS-->
      <text:h text:style-name="P10" text:outline-level="1">
<text:span text:style-name="T4">
У Мелітополі та Бердянську закрились супермаркети – власник втік</text:span>
</text:h>
      <text:p text:style-name="P4">
Authors: Ukrinform (Person)</text:p>
      <text:p text:style-name="P4">
Publisher: Укринформ (Organization)</text:p>
      <text:p text:style-name="P4">
Published Time: 2023-05-07T21:43:00+03:00</text:p>
      <text:p text:style-name="P4">
Modified Time: 2023-05-07T21:43:00+03:00</text:p>
      <text:p text:style-name="P4">
Description: У тимчасово захоплених Мелітополі та Бердянську Запорізької області закрилися продуктові магазини «Мєра». — Укрінформ.</text:p>
      <text:p text:style-name="P4">
Images: ["<text:a xlink:type="simple" xlink:href="https://static.ukrinform.com/photos/2019_03/thumb_files/630_360_1552330404-524.jpg" text:style-name="Internet_20_link" text:visited-style-name="Visited_20_Internet_20_Link">
630_360_15523...</text:a>
", "<text:a xlink:type="simple" xlink:href="https://static.ukrinform.com/photos/2023_05/1683472058-354.jpg" text:style-name="Internet_20_link" text:visited-style-name="Visited_20_Internet_20_Link">
1683472058-35...</text:a>
"]</text:p>
      <text:p text:style-name="P4">
Tags: ['Мелітополь', 'Федоров', 'Війна з росією']</text:p>
      <text:p text:style-name="P4">
Type: Article</text:p>
      <!--METADATA-->
      <text:p text:style-name="P4">
<draw:frame draw:style-name="fr1" draw:name="Image269" text:anchor-type="as-char" svg:width="6.9236in" svg:height="3.956343in" draw:z-index="0">
<draw:image xlink:href="../Images/yкринформ/2023-05-07T21-43-00-03-00/630_360_1552330404-524.jpg" xlink:type="simple" xlink:show="embed" xlink:actuate="onLoad" draw:mime-type="image/jpeg"/>
</draw:frame>
 Утимчасово захоплених Мелітополі та Бердянську Запорізької області закрилисяпродуктові магазини «Мєра».</text:p>
      <text:p text:style-name="P4">
Про це в <text:a xlink:type="simple" xlink:href="https://t.me/ivan_fedorov_melitopol/1897" text:style-name="Internet_20_link" text:visited-style-name="Visited_20_Internet_20_Link">
 </text:a>
 повідомляє міськийголова Мелітополя Іван Федоров, передає Укрінформ.</text:p>
      <text:p text:style-name="P4">
"У Мелітополі та Бердянську раптово закрилися ворожі продуктові магазини«Мєра». Мешканці повідомляють, що донецький власник втік з Мелітополя", -написав він.</text:p>
      <text:p text:style-name="P4">
Він додав, що напередодні закриття у супермаркетах оголосили знижки набільшість товарів. Це пояснили «першим днем народження» магазинів.</text:p>
      <text:p text:style-name="P4">
<draw:frame draw:style-name="fr1" draw:name="Image270" text:anchor-type="as-char" svg:width="6.9236in" svg:height="6.9236in" draw:z-index="0">
<draw:image xlink:href="../Images/yкринформ/2023-05-07T21-43-00-03-00/1683472058-354.jpg" xlink:type="simple" xlink:show="embed" xlink:actuate="onLoad" draw:mime-type="image/jpeg"/>
</draw:frame>
</text:p>
      <text:p text:style-name="P4">
<text:span text:style-name="T5">
Фото: Іван Федоров, Телеграм</text:span>
</text:p>
      <text:p text:style-name="P4">
Федоров нагадав, що магазини відкрили у захоплених приміщеннях українськоїмережі супермаркетів, вибір товару був надмалий, часом неякісний, а цінинадвисокі.</text:p>
      <text:p text:style-name="P4">
<text:span text:style-name="T4">
Читайте також:</text:span>
 <text:a xlink:type="simple" xlink:href="https://www.ukrinform.ua/rubric-regions/3705917-zagarbniki-evakuuut-naselenna-tot-sob-prikrivatisa-nim-gumenuk.html" text:style-name="Internet_20_link" text:visited-style-name="Visited_20_Internet_20_Link">
 </text:a>
</text:p>
      <text:p text:style-name="P4">
Проте він не виключає, що магазини могли закрити через зміну власника. Федоровнатякнув, що замість донецьких власників будуть російські.</text:p>
      <text:p text:style-name="P4">
Раніше повідомлялось, що ворог спровокував паніку оголошенням про евакуаціюцивільного населення з тимчасово окупованих територій Запорізької області. ВЕнергодарі та Токмаці на заправках немає пального, а з лікарень "виписують"хворих.</text:p>
      <text:p text:style-name="P4">
Фото: https://ria-m.tv/</text:p>
      <text:p text:style-name="P4">
Source: <text:a xlink:type="simple" xlink:href="https://www.ukrinform.ua/rubric-regions/3706003-u-melitopoli-ta-berdansku-zakrilis-supermarketi-vlasnik-vtik.html" text:style-name="Internet_20_link" text:visited-style-name="Visited_20_Internet_20_Link">
https://www.ukrinform.ua/rubric-regions/3706003-u-melitopoli-ta-berdansku-zakrilis-supermarketi-vlasnik-vtik.html</text:a>
</text:p>
      <!--NEWS-->
      <text:h text:style-name="P10" text:outline-level="1">
<text:span text:style-name="T4">
Китай готується запустити в космос вантажний корабель «Тяньчжоу-6»</text:span>
</text:h>
      <text:p text:style-name="P4">
Authors: Ukrinform (Person)</text:p>
      <text:p text:style-name="P4">
Publisher: Укринформ (Organization)</text:p>
      <text:p text:style-name="P4">
Published Time: 2023-05-07T22:05:00+03:00</text:p>
      <text:p text:style-name="P4">
Modified Time: 2023-05-07T22:05:00+03:00</text:p>
      <text:p text:style-name="P4">
Description: На космодромі Веньчан на півдні Китаю встановили вантажний корабель «Тяньчжоу-6» та ракету-носій «Чанчжен-7 Y7», яка має вивести його на орбіту. — Укрінформ.</text:p>
      <text:p text:style-name="P4">
Images: ["<text:a xlink:type="simple" xlink:href="https://static.ukrinform.com/photos/2023_05/thumb_files/630_360_1683485055-370.jpg" text:style-name="Internet_20_link" text:visited-style-name="Visited_20_Internet_20_Link">
630_360_16834...</text:a>
"]</text:p>
      <text:p text:style-name="P4">
Tags: ['Китай', 'Космос', 'Ракета']</text:p>
      <text:p text:style-name="P4">
Type: Article</text:p>
      <!--METADATA-->
      <text:p text:style-name="P4">
<draw:frame draw:style-name="fr1" draw:name="Image271" text:anchor-type="as-char" svg:width="6.9236in" svg:height="3.956343in" draw:z-index="0">
<draw:image xlink:href="../Images/yкринформ/2023-05-07T22-05-00-03-00/630_360_1683485055-370.jpg" xlink:type="simple" xlink:show="embed" xlink:actuate="onLoad" draw:mime-type="image/jpeg"/>
</draw:frame>
 Накосмодромі Веньчан на півдні Китаю встановили вантажний корабель «Тяньчжоу-6»та ракету-носій «Чанчжен-7 Y7», яка має вивести його на орбіту.</text:p>
      <text:p text:style-name="P4">
Про це повідомляє <text:a xlink:type="simple" xlink:href="https://english.news.cn/20230507/21bf6c40e90d49f0adab26816e3c8f62/c.html" text:style-name="Internet_20_link" text:visited-style-name="Visited_20_Internet_20_Link">
</text:a>
 ,передає Укрінформ.</text:p>
      <text:p text:style-name="P4">
«Комбінація вантажного космічного корабля «Тяньчжоу-6» та ракети-носія«Чанчжен-7 Y7» (Long March-7 Y7 або «Великий похід-7 Y7») була перевезена настартову зону космодрому Веньчан у провінції Хайнань у вертикальномуположенні», - зазначається в повідомленні.</text:p>
      <text:p text:style-name="P4">
Як поінформували в Канцелярії програми пілотованої космонавтики <text:a xlink:type="simple" xlink:href="https://www.ukrinform.ua/tag-kitaj" text:style-name="Internet_20_link" text:visited-style-name="Visited_20_Internet_20_Link">
</text:a>
 (CMSА), запуск «Тяньчжоу-6» будездійснено «найближчими днями у належний час».</text:p>
      <text:p text:style-name="P4">
<text:span text:style-name="T4">
Читайте також:</text:span>
 <text:a xlink:type="simple" xlink:href="https://www.ukrinform.ua/rubric-technology/3674768-kitaj-uspisno-zapustiv-suputnik-distancijnogo-zonduvanna-zemli.html" text:style-name="Internet_20_link" text:visited-style-name="Visited_20_Internet_20_Link">
 <text:span text:style-name="T4">
запустив</text:span>
 <text:span text:style-name="T4">
супутник</text:span>
</text:a>
</text:p>
      <text:p text:style-name="P4">
У CMSА додали, що об'єкти та обладнання на стартовому майданчику перебувають удоброму стані, а передстартові функціональні перевірки та спільні тестивідбудуться відповідно до плану.</text:p>
      <text:p text:style-name="P4">
Нагадаємо, у листопаді минулого року <text:a xlink:type="simple" xlink:href="https://www.ukrinform.ua/rubric-technology/3612773-kitaj-zapustiv-vantaznij-kosmicnij-korabel-tanczou5.html" text:style-name="Internet_20_link" text:visited-style-name="Visited_20_Internet_20_Link">
 </text:a>
для доставки вантажів на космічну станцію «Тяньгун».</text:p>
      <text:p text:style-name="P4">
<text:span text:style-name="T5">
Фото: Xinhua</text:span>
</text:p>
      <text:p text:style-name="P4">
Source: <text:a xlink:type="simple" xlink:href="https://www.ukrinform.ua/rubric-technology/3706061-kitaj-gotuetsa-zapustiti-v-kosmos-vantaznij-korabel-tanczou6.html" text:style-name="Internet_20_link" text:visited-style-name="Visited_20_Internet_20_Link">
https://www.ukrinform.ua/rubric-technology/3706061-kitaj-gotuetsa-zapustiti-v-kosmos-vantaznij-korabel-tanczou6.html</text:a>
</text:p>
      <!--NEWS-->
      <text:h text:style-name="P10" text:outline-level="1">
<text:span text:style-name="T4">
Синхроністка Марина Алексіїва: Розуміємо, що від нас чекають перемог</text:span>
</text:h>
      <text:p text:style-name="P4">
Authors: Ukrinform (Person)</text:p>
      <text:p text:style-name="P4">
Publisher: Укринформ (Organization)</text:p>
      <text:p text:style-name="P4">
Published Time: 2023-05-07T22:14:15+03:00</text:p>
      <text:p text:style-name="P4">
Modified Time: 2023-05-07T22:14:15+03:00</text:p>
      <text:p text:style-name="P4">
Description: Українська синхроністка Марина Алексіїва поділилася враженнями від перемоги на етапі Кубка світу з артистичного плавання. — Укрінформ.</text:p>
      <text:p text:style-name="P4">
Images: ["<text:a xlink:type="simple" xlink:href="https://static.ukrinform.com/photos/2023_05/thumb_files/630_360_1683486742-614.jpg" text:style-name="Internet_20_link" text:visited-style-name="Visited_20_Internet_20_Link">
630_360_16834...</text:a>
"]</text:p>
      <text:p text:style-name="P4">
Tags: ['синхронне плавання']</text:p>
      <text:p text:style-name="P4">
Type: Article</text:p>
      <!--METADATA-->
      <text:p text:style-name="P4">
<draw:frame draw:style-name="fr1" draw:name="Image272" text:anchor-type="as-char" svg:width="6.9236in" svg:height="3.956343in" draw:z-index="0">
<draw:image xlink:href="../Images/yкринформ/2023-05-07T22-14-15-03-00/630_360_1683486742-614.jpg" xlink:type="simple" xlink:show="embed" xlink:actuate="onLoad" draw:mime-type="image/jpeg"/>
</draw:frame>
 Українськасинхроністка Марина Алексіїва поділилася враженнями від перемоги на етапіКубка світу з артистичного плавання.</text:p>
      <text:p text:style-name="P4">
Вона розповіла про це ексклюзивно в коментарі Укрінформу.</text:p>
      <text:p text:style-name="P4">
«Ми прагнемо максимально якісно представити Україну. Кожна з дівчат розуміє,що від нас чекають перемог, за нас вболівають друзі, сімʼї, військові. Нашіперемоги додають сил всій Україні у нашій спільній боротьбі проти агресора», -сказала вона.</text:p>
      <text:p text:style-name="P4">
Синхроністка також зауважила, що нові правила змінили підходи до артистичногоплавання.</text:p>
      <text:p text:style-name="P4">
«Ми змагаємося на другому турнірі за новими правилами. Насправді тенденціїзмінилися, бо зараз головним фактором для перемоги є наша складність. Миотримуємо окремі бали за кожен елемент. Зараз дуже багато штрафів, адже якщоти записав елемент в свою програму, але під час виступу не зробив його, то тиотримуєш нуль. Через це ти можеш втратити багато балів», - пояснила Алексіїва.</text:p>
      <text:p text:style-name="P4">
<text:span text:style-name="T4">
Читайте також:</text:span>
 <text:a xlink:type="simple" xlink:href="https://www.ukrinform.ua/rubric-sports/3706058-zbirna-ukraini-z-artisticnogo-plavanna-stala-persou-v-akrobaticnij-programi-na-etapi-ks.html" text:style-name="Internet_20_link" text:visited-style-name="Visited_20_Internet_20_Link">
 </text:a>
</text:p>
      <text:p text:style-name="P4">
Як повідомлялося, збірна України з артистичного плавання здобула 3 медалі наетапі Кубка світу: 2 золотих(дует сестер Алексіївих і акробатична група) і 1срібна(Марта Фєдіна в індивідуальній програмі). Змагання проходять уфранцузькому Монпельє.</text:p>
      <text:p text:style-name="P4">
Фото: пресслужба федерації</text:p>
      <text:p text:style-name="P4">
Source: <text:a xlink:type="simple" xlink:href="https://www.ukrinform.ua/rubric-sports/3706062-sinhronistka-marina-aleksiiva-rozumiemo-so-vid-nas-cekaut-peremog.html" text:style-name="Internet_20_link" text:visited-style-name="Visited_20_Internet_20_Link">
https://www.ukrinform.ua/rubric-sports/3706062-sinhronistka-marina-aleksiiva-rozumiemo-so-vid-nas-cekaut-peremog.html</text:a>
</text:p>
      <!--NEWS-->
      <text:h text:style-name="P10" text:outline-level="1">
<text:span text:style-name="T4">
рф не відмовилася від ідеї ракетного удару, у морі чотири носії з 32 «Калібрами» - Гуменюк</text:span>
</text:h>
      <text:p text:style-name="P4">
Authors: Ukrinform (Person)</text:p>
      <text:p text:style-name="P4">
Publisher: Укринформ (Organization)</text:p>
      <text:p text:style-name="P4">
Published Time: 2023-05-07T22:26:00+03:00</text:p>
      <text:p text:style-name="P4">
Modified Time: 2023-05-07T22:26:00+03:00</text:p>
      <text:p text:style-name="P4">
Description: У Чорному морі продовжують чергування чотири російські ракетоносії з 32 “Калібрами” - це може свідчити про те, що ворог не відмовився від ідеї ракетного удару по Україні. — Укрінформ.</text:p>
      <text:p text:style-name="P4">
Images: ["<text:a xlink:type="simple" xlink:href="https://static.ukrinform.com/photos/2023_05/thumb_files/630_360_1683203408-838.jpg" text:style-name="Internet_20_link" text:visited-style-name="Visited_20_Internet_20_Link">
630_360_16832...</text:a>
"]</text:p>
      <text:p text:style-name="P4">
Tags: ['Обстріл', 'Ракета', 'Війна з росією', 'Єдині новини', 'Наталія Гуменюк']</text:p>
      <text:p text:style-name="P4">
Type: Article</text:p>
      <!--METADATA-->
      <text:p text:style-name="P4">
<draw:frame draw:style-name="fr1" draw:name="Image273" text:anchor-type="as-char" svg:width="6.9236in" svg:height="3.956343in" draw:z-index="0">
<draw:image xlink:href="../Images/yкринформ/2023-05-07T22-26-00-03-00/630_360_1683203408-838.jpg" xlink:type="simple" xlink:show="embed" xlink:actuate="onLoad" draw:mime-type="image/jpeg"/>
</draw:frame>
 У Чорномуморі продовжують чергування чотири російські ракетоносії з 32 “Калібрами” - цеможе свідчити про те, що ворог не відмовився від ідеї ракетного удару поУкраїні.</text:p>
      <text:p text:style-name="P4">
Про це заявила в <text:a xlink:type="simple" xlink:href="http://www.youtube.com/watch" text:style-name="Internet_20_link" text:visited-style-name="Visited_20_Internet_20_Link">
 </text:a>
 телемарафону“Єдині новини” керівник Об’єднаного координаційного пресцентру Сил оборонипівдня України Наталія Гуменюк, повідомляє кореспондент Укрінформу.</text:p>
      <text:p text:style-name="P4">
“У Чорному морі перебувають 16 кораблів. Серед них продовжують чергуваннячотири ракетоносії. Загальний залп може досягати 32 “Калібрів”. Це говоритьпро те, що ворог не відмовився від ідеї ракетного удару”, - сказала Гуменюк.</text:p>
      <text:p text:style-name="P4">
Вона зазначила, що попередня атака характеризувалася активністю стратегічноїавіації з використанням не дуже точних ракет Х-22. Вона була спрямована навиявлення та виснаження протиповітряної оборони, а пізніше ворог можезастосувати високоточну зброю, до якої належать і <text:a xlink:type="simple" xlink:href="https://www.ukrinform.ua/tag-raketa" text:style-name="Internet_20_link" text:visited-style-name="Visited_20_Internet_20_Link">
</text:a>
 “Калібр”.</text:p>
      <text:p text:style-name="P4">
<text:span text:style-name="T4">
Читайте також:</text:span>
 <text:a xlink:type="simple" xlink:href="https://www.ukrinform.ua/rubric-ato/3705932-zagarbniki-rozsiruut-taktiku-viprobovuuci-ukrainsku-ppo-gumenuk.html" text:style-name="Internet_20_link" text:visited-style-name="Visited_20_Internet_20_Link">
 <text:span text:style-name="T4">
Гуменюк</text:span>
 </text:a>
</text:p>
      <text:p text:style-name="P4">
“Тому розслаблятися нам зараз не можна. Ми всі усвідомлюємо, що напередоднітаких суттєвих подій, які всі очікують, треба бути дуже пильними, неігнорувати сигнали повітряної тривоги, зважати на те, що ворог може повестисянадзвичайно підступно”, - підкреслила Гуменюк.</text:p>
      <text:p text:style-name="P4">
Водночас вона додала, що росіяни неодноразово випробовували інакшу тактику,коли в значущі дати тримали всіх у напруженні, але не завдавали ударів. Апізніше, коли люди не очікували, масовано обстрілювали територію України.</text:p>
      <text:p text:style-name="P4">
<text:span text:style-name="T4">
Читайте також:</text:span>
 <text:a xlink:type="simple" xlink:href="https://www.ukrinform.ua/rubric-ato/3704734-gumenuk-pripuskae-so-rf-posilit-ataki-na-mirne-naselenna.html" text:style-name="Internet_20_link" text:visited-style-name="Visited_20_Internet_20_Link">
 <text:span text:style-name="T4">
Гуменюк</text:span>
 </text:a>
</text:p>
      <text:p text:style-name="P4">
“Треба бути свідомими і розуміти, що напруження будуть тримати. Відстежуємообстановку. Робимо висновки. Дослухаємось до сигналів повітряних тривог”, -підсумувала Гуменюк.</text:p>
      <text:p text:style-name="P4">
Як повідомляв Укрінформ, російські війська вночі 7 травня <text:a xlink:type="simple" xlink:href="https://www.ukrinform.ua/rubric-ato/3705833-rosiani-vnoci-vipustili-po-mikolaivsini-pat-raket-h22.html" text:style-name="Internet_20_link" text:visited-style-name="Visited_20_Internet_20_Link">
</text:a>
 Миколаївської області п’ятьма ракетами Х-22 злітаків стратегічної авіації Ту-22М3.</text:p>
      <text:p text:style-name="P4">
Source: <text:a xlink:type="simple" xlink:href="https://www.ukrinform.ua/rubric-ato/3706065-vorog-ne-vidmovivsa-vid-idei-raketnogo-udaru-u-mori-cotiri-nosii-z-32-kalibrami-gumenuk.html" text:style-name="Internet_20_link" text:visited-style-name="Visited_20_Internet_20_Link">
https://www.ukrinform.ua/rubric-ato/3706065-vorog-ne-vidmovivsa-vid-idei-raketnogo-udaru-u-mori-cotiri-nosii-z-32-kalibrami-gumenuk.html</text:a>
</text:p>
      <!--NEWS-->
      <text:h text:style-name="P10" text:outline-level="1">
<text:span text:style-name="T4">
Влітку на Маріуполь чекає проблема з питною водою - Андрющенко</text:span>
</text:h>
      <text:p text:style-name="P4">
Authors: Ukrinform (Person)</text:p>
      <text:p text:style-name="P4">
Publisher: Укринформ (Organization)</text:p>
      <text:p text:style-name="P4">
Published Time: 2023-05-07T22:48:00+03:00</text:p>
      <text:p text:style-name="P4">
Modified Time: 2023-05-07T22:48:00+03:00</text:p>
      <text:p text:style-name="P4">
Description: На Маріуполь чекає нова проблема з питною водою: росіяни прагнуть поєднати два водосховища, це спричинить екологічну катастрофу на Азові.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Вода', 'Війна з росією']</text:p>
      <text:p text:style-name="P4">
Type: Article</text:p>
      <!--METADATA-->
      <text:p text:style-name="P4">
<draw:frame draw:style-name="fr1" draw:name="Image274" text:anchor-type="as-char" svg:width="6.9236in" svg:height="3.956343in" draw:z-index="0">
<draw:image xlink:href="../Images/yкринформ/2023-05-07T22-48-00-03-00/630_360_1680546247-363.jpg" xlink:type="simple" xlink:show="embed" xlink:actuate="onLoad" draw:mime-type="image/jpeg"/>
</draw:frame>
 НаМаріуполь чекає нова проблема з питною водою: росіяни прагнуть поєднати дваводосховища, це спричинить екологічну катастрофу на Азові.</text:p>
      <text:p text:style-name="P4">
Про це у <text:a xlink:type="simple" xlink:href="https://t.me/andriyshTime/9452" text:style-name="Internet_20_link" text:visited-style-name="Visited_20_Internet_20_Link">
 </text:a>
 повідомив радник міського головиМаріуполя Петро Андрющенко, передає Укрінформ.</text:p>
      <text:p text:style-name="P4">
"Маріуполь чекає нова проблема з питною водою… Річ у тім, що вода надходить зрезервного водосховища в Старому Криму, яке наповнюється в першу чергу черезпотік Кальчика - того самого, який росіяни перекрили всередині міста тафактично перетворили на болото, замість річки. Тому з водою - біда страшенна.Літом в спеку рівня води не вистачить для водозабезпечення Маріуполя навіть намінімумі, а перекритий Кальчик не дасть відновитись водосховищу", - пояснивАндрющенко.</text:p>
      <text:p text:style-name="P4">
<text:span text:style-name="T4">
Читайте також:</text:span>
 <text:a xlink:type="simple" xlink:href="https://www.ukrinform.ua/rubric-regions/3705546-rosiani-peretvorili-na-smittezvalise-ruini-dramteatru-v-mariupoli-radnik-mera.html" text:style-name="Internet_20_link" text:visited-style-name="Visited_20_Internet_20_Link">
 <text:span text:style-name="T4">
Маріупол</text:span>
 </text:a>
</text:p>
      <text:p text:style-name="P4">
За його словами, окупанти «знайшли» документи проєкту міської ради щодо новоговодоводу та вирішили його реалізувати.</text:p>
      <text:p text:style-name="P4">
"…Реалізувати - бездумно. В проєкті йшлося про водоочисний завод та побудовуфактично водозабору з двох водосховищ – Старого Криму та Павлопольского. Невдаючись в деталі, росіяни вирішили поєднати зараз ці два водосховища", -зазначив Андрющенко.</text:p>
      <text:p text:style-name="P4">
Він наголосив, що може це й вирішило б проблему - але є нюанс.</text:p>
      <text:p text:style-name="P4">
"Павлопольське водосховище має поповнюватись через Кальміус за умовипрацюючого каналу Сіверського Донця, який не працює (чому власне немає води вДонецьку). У підсумку, якщо зроблять, то просто вб’ють одночасно дваводосховища та всю флору/фауну навкруги. Остаточно", - додав радник мера.</text:p>
      <text:p text:style-name="P4">
<text:span text:style-name="T4">
Читайте також:</text:span>
 <text:a xlink:type="simple" xlink:href="https://www.ukrinform.ua/rubric-vidbudova/3705315-mer-mariupola-predstaviv-plan-vidrodzenna-mista.html" text:style-name="Internet_20_link" text:visited-style-name="Visited_20_Internet_20_Link">
 <text:span text:style-name="T4">
Маріупол</text:span>
 </text:a>
</text:p>
      <text:p text:style-name="P4">
Що далі вигадають росіяни, аби вбити екологію Азова, – можна лише гадати,додав Андрющенко.</text:p>
      <text:p text:style-name="P4">
Як повідомлялося, у Маріуполі Донецької області <text:a xlink:type="simple" xlink:href="https://www.ukrinform.ua/rubric-ato/3702388-mariupol-zrujnovanij-na-ponad-90-zelenskij.html" text:style-name="Internet_20_link" text:visited-style-name="Visited_20_Internet_20_Link">
</text:a>
 , місто зруйноване росіянами на понад 90%.</text:p>
      <text:p text:style-name="P4">
Source: <text:a xlink:type="simple" xlink:href="https://www.ukrinform.ua/rubric-regions/3705888-vlitku-na-mariupol-cekae-problema-z-pitnou-vodou-andrusenko.html" text:style-name="Internet_20_link" text:visited-style-name="Visited_20_Internet_20_Link">
https://www.ukrinform.ua/rubric-regions/3705888-vlitku-na-mariupol-cekae-problema-z-pitnou-vodou-andrusenko.html</text:a>
</text:p>
      <!--NEWS-->
      <text:h text:style-name="P10" text:outline-level="1">
<text:span text:style-name="T4">
Ворог ще чотири рази обстріляв прикордоння Чернігівщини та Сумщини</text:span>
</text:h>
      <text:p text:style-name="P4">
Authors: Ukrinform (Person)</text:p>
      <text:p text:style-name="P4">
Publisher: Укринформ (Organization)</text:p>
      <text:p text:style-name="P4">
Published Time: 2023-05-07T23:10:00+03:00</text:p>
      <text:p text:style-name="P4">
Modified Time: 2023-05-07T23:10:00+03:00</text:p>
      <text:p text:style-name="P4">
Description: російські війська у неділю, 7 травня, ще чотири рази обстріляли прикордоння Чернігівської та Сумської областей. — Укрінформ.</text:p>
      <text:p text:style-name="P4">
Images: ["<text:a xlink:type="simple" xlink:href="https://static.ukrinform.com/photos/2022_06/thumb_files/630_360_1656480323-642.jpg" text:style-name="Internet_20_link" text:visited-style-name="Visited_20_Internet_20_Link">
630_360_16564...</text:a>
"]</text:p>
      <text:p text:style-name="P4">
Tags: ['Обстріл', 'Сумщина', 'Чернігівщина', 'Війна з росією']</text:p>
      <text:p text:style-name="P4">
Type: Article</text:p>
      <!--METADATA-->
      <text:p text:style-name="P4">
<draw:frame draw:style-name="fr1" draw:name="Image275" text:anchor-type="as-char" svg:width="6.9236in" svg:height="3.956343in" draw:z-index="0">
<draw:image xlink:href="../Images/yкринформ/2023-05-07T23-10-00-03-00/630_360_1656480323-642.jpg" xlink:type="simple" xlink:show="embed" xlink:actuate="onLoad" draw:mime-type="image/jpeg"/>
</draw:frame>
 російськівійська у неділю, 7 травня, ще чотири рази обстріляли прикордонняЧернігівської та Сумської областей.</text:p>
      <text:p text:style-name="P4">
Як передає Укрінформ, про це Оперативне командування “Північ” повідомляє у <text:a xlink:type="simple" xlink:href="https://t.me/ok_pivnich1/2422" text:style-name="Internet_20_link" text:visited-style-name="Visited_20_Internet_20_Link">
</text:a>
 .</text:p>
      <text:p text:style-name="P4">
“Станом на 22:00 7 травня російські війська ще 4 рази обстріляли прикордонняЧернігівської та Сумської областей”, - ідеться в повідомленні.</text:p>
      <text:p text:style-name="P4">
<text:span text:style-name="T4">
Читайте також:</text:span>
 <text:a xlink:type="simple" xlink:href="https://www.ukrinform.ua/rubric-ato/3706054-vazlivo-abi-svit-znav-pro-kozen-fakt-rosijskogo-teroru-zelenskij.html" text:style-name="Internet_20_link" text:visited-style-name="Visited_20_Internet_20_Link">
 </text:a>
</text:p>
      <text:p text:style-name="P4">
росіяни з 15:40 до 16:00 обстріляли село Уланове, випустивши п`ять снарядів,ймовірно, зі ствольної артилерії.</text:p>
      <text:p text:style-name="P4">
Про втрати серед місцевого населення чи пошкодження цивільної інфраструктуриінформація не надходила.</text:p>
      <text:p text:style-name="P4">
Також з 15:45 до 15:55 зафіксовано три влучання в районі села Заріччя,ймовірно, зі ствольної артилерії. Про втрати серед місцевого населення чипошкодження цивільної інфраструктури інформація не надходила.</text:p>
      <text:p text:style-name="P4">
<text:span text:style-name="T4">
Читайте також:</text:span>
 <text:a xlink:type="simple" xlink:href="https://www.ukrinform.ua/rubric-ato/3706023-vorog-obstrilav-nikopol-z-vazkoi-artilerii-e-poranenij.html" text:style-name="Internet_20_link" text:visited-style-name="Visited_20_Internet_20_Link">
 <text:span text:style-name="T4">
обстріл</text:span>
 </text:a>
</text:p>
      <text:p text:style-name="P4">
Також росіяни обстріляли Тимоновичі, ймовірно, зі ствольної артилерії,зафіксовано чотири влучання.</text:p>
      <text:p text:style-name="P4">
Інформація про втрати серед місцевого населення чи пошкодження цивільноїінфраструктури інформація внаслідок обстрілів трьох населених пунктів ненадходила.</text:p>
      <text:p text:style-name="P4">
Стару Гуту агресор обстрілював, ймовірно зі ствольної артилерії. Зафіксовано20 влучань. Внаслідок обстрілу пошкоджено 6 приватних будинків та будівлямагазину. За попередньою інформацією, постраждалих серед місцевого населеннянемає.</text:p>
      <text:p text:style-name="P4">
Як повідомляв Укрінформ, 7 травня російські війська шість разів обстрілялиприкордоння Чернігівської та Сумської областей.</text:p>
      <text:p text:style-name="P4">
Фото ілюстративне</text:p>
      <text:p text:style-name="P4">
Source: <text:a xlink:type="simple" xlink:href="https://www.ukrinform.ua/rubric-ato/3706063-vorog-se-cotiri-razi-obstrilav-prikordonna-cernigivsini-ta-sumsini.html" text:style-name="Internet_20_link" text:visited-style-name="Visited_20_Internet_20_Link">
https://www.ukrinform.ua/rubric-ato/3706063-vorog-se-cotiri-razi-obstrilav-prikordonna-cernigivsini-ta-sumsini.html</text:a>
</text:p>
      <!--NEWS-->
      <text:h text:style-name="P10" text:outline-level="1">
<text:span text:style-name="T4">
В Одесі прогримів вибух - ЗМІ</text:span>
</text:h>
      <text:p text:style-name="P4">
Authors: Ukrinform (Person)</text:p>
      <text:p text:style-name="P4">
Publisher: Укринформ (Organization)</text:p>
      <text:p text:style-name="P4">
Published Time: 2023-05-07T23:29:00+03:00</text:p>
      <text:p text:style-name="P4">
Modified Time: 2023-05-07T23:29:00+03:00</text:p>
      <text:p text:style-name="P4">
Description: Під час повітряної тривоги, оголошеної в низці областей, в Одесі було чути вибух. — Укрінформ.</text:p>
      <text:p text:style-name="P4">
Images: ["<text:a xlink:type="simple" xlink:href="https://static.ukrinform.com/photos/2018_10/thumb_files/630_360_1538997471-852.jpg" text:style-name="Internet_20_link" text:visited-style-name="Visited_20_Internet_20_Link">
630_360_15389...</text:a>
"]</text:p>
      <text:p text:style-name="P4">
Tags: ['Одеса', 'Вибух', 'Війна з росією']</text:p>
      <text:p text:style-name="P4">
Type: Article</text:p>
      <!--METADATA-->
      <text:p text:style-name="P4">
<draw:frame draw:style-name="fr1" draw:name="Image276" text:anchor-type="as-char" svg:width="6.9236in" svg:height="3.956343in" draw:z-index="0">
<draw:image xlink:href="../Images/yкринформ/2023-05-07T23-29-00-03-00/630_360_1538997471-852.jpg" xlink:type="simple" xlink:show="embed" xlink:actuate="onLoad" draw:mime-type="image/jpeg"/>
</draw:frame>
 Під часповітряної тривоги, оголошеної в низці областей, в Одесі було чути вибух.</text:p>
      <text:p text:style-name="P4">
Про це повідомляє <text:a xlink:type="simple" xlink:href="https://t.me/s/suspilnenews" text:style-name="Internet_20_link" text:visited-style-name="Visited_20_Internet_20_Link">
 </text:a>
 , передає Укрінформ.</text:p>
      <text:p text:style-name="P4">
"В Одесі пролунав <text:a xlink:type="simple" xlink:href="https://www.ukrinform.ua/tag-vibuh" text:style-name="Internet_20_link" text:visited-style-name="Visited_20_Internet_20_Link">
 </text:a>
 ", - ідеться вдописі.</text:p>
      <text:p text:style-name="P4">
Увечері 7 травня в низці областей України оголошено повітряну тривогу.</text:p>
      <text:p text:style-name="P4">
Source: <text:a xlink:type="simple" xlink:href="https://www.ukrinform.ua/rubric-ato/3706071-v-odesi-progrimiv-vibuh-zmi.html" text:style-name="Internet_20_link" text:visited-style-name="Visited_20_Internet_20_Link">
https://www.ukrinform.ua/rubric-ato/3706071-v-odesi-progrimiv-vibuh-zmi.html</text:a>
</text:p>
      <!--NEWS-->
      <text:h text:style-name="P10" text:outline-level="1">
<text:span text:style-name="T4">
У Києві та низці областей - повітряна тривога</text:span>
</text:h>
      <text:p text:style-name="P4">
Authors: Ukrinform (Person)</text:p>
      <text:p text:style-name="P4">
Publisher: Укринформ (Organization)</text:p>
      <text:p text:style-name="P4">
Published Time: 2023-05-07T23:35:00+03:00</text:p>
      <text:p text:style-name="P4">
Modified Time: 2023-05-07T23:35:00+03:00</text:p>
      <text:p text:style-name="P4">
Description: У столиці та низці областей України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Київ', 'Війна з росією', 'Повітряна тривога']</text:p>
      <text:p text:style-name="P4">
Type: Article</text:p>
      <!--METADATA-->
      <text:p text:style-name="P4">
<draw:frame draw:style-name="fr1" draw:name="Image277" text:anchor-type="as-char" svg:width="6.9236in" svg:height="3.956343in" draw:z-index="0">
<draw:image xlink:href="../Images/yкринформ/2023-05-07T23-35-00-03-00/630_360_1645871571-868.jpg" xlink:type="simple" xlink:show="embed" xlink:actuate="onLoad" draw:mime-type="image/jpeg"/>
</draw:frame>
 У столиціта низці областей України оголошено повітряну тривогу.</text:p>
      <text:p text:style-name="P4">
Про це повідомляє Укрінформ із <text:a xlink:type="simple" xlink:href="https://alerts.in.ua/" text:style-name="Internet_20_link" text:visited-style-name="Visited_20_Internet_20_Link">
 </text:a>
 на мапу повітрянихтривог.</text:p>
      <text:p text:style-name="P4">
Як повідомлялося, під час повітряної тривоги, оголошеної в низці областей, вОдесі було чути вибух.</text:p>
      <text:p text:style-name="P4">
<text:span text:style-name="T4">
Читайте також:</text:span>
 <text:a xlink:type="simple" xlink:href="https://www.ukrinform.ua/rubric-ato/3705786-povitrana-trivoga-na-kiivsini-sumsini-ta-poltavsini-zsu-poluut-na-bezpilotniki.html" text:style-name="Internet_20_link" text:visited-style-name="Visited_20_Internet_20_Link">
 <text:span text:style-name="T4">
тривог</text:span>
 </text:a>
</text:p>
      <text:p text:style-name="P4">
Нагадаємо, керівник Об’єднаного координаційного пресцентру Сил оборони півдняУкраїни Наталія Гуменюк повідомила, що в Чорному морі продовжують чергуваннячотири російські ракетоносії з 32 “Калібрами” - це може свідчити про те, щоворог не відмовився від ідеї ракетного удару по Україні.</text:p>
      <text:p text:style-name="P4">
Source: <text:a xlink:type="simple" xlink:href="https://www.ukrinform.ua/rubric-ato/3706072-u-kievi-ta-nizci-oblastej-povitrana-trivoga.html" text:style-name="Internet_20_link" text:visited-style-name="Visited_20_Internet_20_Link">
https://www.ukrinform.ua/rubric-ato/3706072-u-kievi-ta-nizci-oblastej-povitrana-trivoga.html</text:a>
</text:p>
      <!--NEWS-->
      <text:h text:style-name="P10" text:outline-level="1">
<text:span text:style-name="T4">
Після вибуху в Одесі спалахнула пожежа</text:span>
</text:h>
      <text:p text:style-name="P4">
Authors: Ukrinform (Person)</text:p>
      <text:p text:style-name="P4">
Publisher: Укринформ (Organization)</text:p>
      <text:p text:style-name="P4">
Published Time: 2023-05-07T23:52:00+03:00</text:p>
      <text:p text:style-name="P4">
Modified Time: 2023-05-07T23:52:00+03:00</text:p>
      <text:p text:style-name="P4">
Description: Після вибуху, який стався в Одесі під час повітряної тривоги, спалахнула пожежа.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деса', 'Пожежа', 'Вибух', 'Повітряна тривога']</text:p>
      <text:p text:style-name="P4">
Type: Article</text:p>
      <!--METADATA-->
      <text:p text:style-name="P4">
<draw:frame draw:style-name="fr1" draw:name="Image278" text:anchor-type="as-char" svg:width="6.9236in" svg:height="3.948443in" draw:z-index="0">
<draw:image xlink:href="../Images/yкринформ/2023-05-07T23-52-00-03-00/630_360_1538997483-946.jpg" xlink:type="simple" xlink:show="embed" xlink:actuate="onLoad" draw:mime-type="image/jpeg"/>
</draw:frame>
 Післявибуху, який стався в Одесі під час повітряної тривоги, спалахнула пожежа.</text:p>
      <text:p text:style-name="P4">
Про це повідомляє <text:a xlink:type="simple" xlink:href="http://t.me/s/suspilnenews" text:style-name="Internet_20_link" text:visited-style-name="Visited_20_Internet_20_Link">
 </text:a>
 , передає Укрінформ.</text:p>
      <text:p text:style-name="P4">
"Після вибуху в Одесі зайнялася <text:a xlink:type="simple" xlink:href="https://www.ukrinform.ua/tag-pozeza" text:style-name="Internet_20_link" text:visited-style-name="Visited_20_Internet_20_Link">
 </text:a>
 ", -йдеться в повідомленні.</text:p>
      <text:p text:style-name="P4">
<text:span text:style-name="T4">
Читайте також:</text:span>
 <text:a xlink:type="simple" xlink:href="https://www.ukrinform.ua/rubric-ato/3706072-u-kievi-ta-nizci-oblastej-povitrana-trivoga.html" text:style-name="Internet_20_link" text:visited-style-name="Visited_20_Internet_20_Link">
 <text:span text:style-name="T4">
тривога</text:span>
 </text:a>
</text:p>
      <text:p text:style-name="P4">
Як повідомлялося, під час повітряної тривоги, оголошеної в низці областей, вОдесі було чути вибух.</text:p>
      <text:p text:style-name="P4">
Source: <text:a xlink:type="simple" xlink:href="https://www.ukrinform.ua/rubric-ato/3706073-pisla-vibuhu-v-odesi-spalahnula-pozeza.html" text:style-name="Internet_20_link" text:visited-style-name="Visited_20_Internet_20_Link">
https://www.ukrinform.ua/rubric-ato/3706073-pisla-vibuhu-v-odesi-spalahnula-pozeza.html</text:a>
</text:p>
      <!--NEWS-->
      <text:h text:style-name="P10" text:outline-level="1">
<text:span text:style-name="T4">
Начальник ГУР МОУ провів зустріч з послом Програми «За безпечну Литву»</text:span>
</text:h>
      <text:p text:style-name="P4">
Author: ['АРМІЯINFORM']</text:p>
      <text:p text:style-name="P4">
Time: 2023-05-07T49: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432012_953223289430417_3999705954031113905_n.jpg" text:style-name="Internet_20_link" text:visited-style-name="Visited_20_Internet_20_Link">
345432012_953223289430417_3999705954031113905_n.jpg</text:a>
']</text:p>
      <text:p text:style-name="P4">
Tags: ['STOPRUSSIA', 'АГРЕСІЯ РФ', 'ГУР МОУ']</text:p>
      <text:p text:style-name="P4">
Category: News</text:p>
      <!--METADATA-->
      <text:p text:style-name="P4">
<draw:frame draw:style-name="fr1" draw:name="Image279" text:anchor-type="as-char" svg:width="6.9236in" svg:height="3.894525in" draw:z-index="0">
<draw:image xlink:href="../Images/AРМІЯINFORM/2023-05-07T49-00-00-04-00/345432012_953223289430417_3999705954031113905_n.jpg" xlink:type="simple" xlink:show="embed" xlink:actuate="onLoad" draw:mime-type="image/jpeg"/>
</draw:frame>
</text:p>
      <text:p text:style-name="P4">
Начальник Головного управління розвідки Міністерства оборони України генерал-майор Кирило Буданов провів зустріч з послом Програми Президента ЛитовськоїРеспубліки «За безпечну Литву», громадським діячем та активним волонтеромАндріусом Тапінасом.</text:p>
      <text:p text:style-name="P4">
Про це<text:a xlink:type="simple" xlink:href="https://www.facebook.com/DefenceIntelligenceofUkraine/posts/pfbid034qw4uhrkWnWQVNU8UqtVcqGGmhoqJ1ZwBwhFnTx7E5xwnKSX5pSd9gEy1ktxGeskl" text:style-name="Internet_20_link" text:visited-style-name="Visited_20_Internet_20_Link">
повідомляє</text:a>
Головне управління розвідки Міністерства оборони України:</text:p>
      <text:p text:style-name="P4">
Андріус Тапінас — друг України. Минулого року у Литві він провів успішнікампанії зі збору коштів на придбання ударно-розвідувального безпілотника«Байрактар» український армії, а також із закупівлі радарів для ЗСУ назагальну суму 14 000 000 євро.</text:p>
      <text:p text:style-name="P4">
Днями Андріус Тапінас прибув до України з черговим вантажем допомоги відлитовських громад.</text:p>
      <text:p text:style-name="P4">
Керівник воєнної розвідки України Кирило Буданов висловив вдячність литовськимдрузям за важливе військове обладнання, яке значно посилить підрозділи ГУР МОУкраїни та ЗС України, що протидіють російським окупантам на передових рубежахоборони.</text:p>
      <text:p text:style-name="P4">
«Допомога литовського народу українському не припиняється впродовж усіх роківвійни, і це вражає. Ми дуже цінуємо вашу величезну підтримку у війні зпідступною людиноненависницькою агресивною москвою. Наша перемога будеспільною!», — підкреслив генерал-майор Кирило Буданов.</text:p>
      <text:p text:style-name="P4">
Source: <text:a xlink:type="simple" xlink:href="https://armyinform.com.ua/2023/05/07/nachalnyk-gur-mou-proviv-zustrich-z-poslom-programy-prezydenta-lytovskoyi-respubliky-za-bezpechnu-lytvu/" text:style-name="Internet_20_link" text:visited-style-name="Visited_20_Internet_20_Link">
https://armyinform.com.ua/2023/05/07/nachalnyk-gur-mou-proviv-zustrich-z-poslom-programy-prezydenta-lytovskoyi-respubliky-za-bezpechnu-lytvu/</text:a>
</text:p>
      <!--NEWS-->
      <text:h text:style-name="P10" text:outline-level="1">
<text:span text:style-name="T4">
Спецпризначенці показали, як виконують надскладні завдання в найгарячіших точках</text:span>
</text:h>
      <text:p text:style-name="P4">
Author: ['АРМІЯINFORM']</text:p>
      <text:p text:style-name="P4">
Time: 2023-05-07T50:00:00-04:00</text:p>
      <text:p text:style-name="P4">
Description: Про це повідомляє Служба безпеки України:    «Спецпризначенці ЦСО „А“ СБУ викон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577047_786393102700514_5106181779198607988_n.jpg" text:style-name="Internet_20_link" text:visited-style-name="Visited_20_Internet_20_Link">
345577047_786393102700514_5106181779198607988_n.jpg</text:a>
', '<text:a xlink:type="simple" xlink:href="https://armyinform.com.ua/wp-content/uploads/2023/05/344025114_637278651314737_8914961985224287446_n-150x150.jpg" text:style-name="Internet_20_link" text:visited-style-name="Visited_20_Internet_20_Link">
344025114_637278651314737_8914961985224287446_n-150x150.jpg</text:a>
', '<text:a xlink:type="simple" xlink:href="https://armyinform.com.ua/wp-content/uploads/2023/05/344563520_630089175632055_8562161936360664766_n-150x150.jpg" text:style-name="Internet_20_link" text:visited-style-name="Visited_20_Internet_20_Link">
344563520_630089175632055_8562161936360664766_n-150x150.jpg</text:a>
', '<text:a xlink:type="simple" xlink:href="https://armyinform.com.ua/wp-content/uploads/2023/05/345301779_203689895779970_1687916318368010279_n-150x150.jpg" text:style-name="Internet_20_link" text:visited-style-name="Visited_20_Internet_20_Link">
345301779_203689895779970_1687916318368010279_n-150x150.jpg</text:a>
', '<text:a xlink:type="simple" xlink:href="https://armyinform.com.ua/wp-content/uploads/2023/05/345447285_576912427915670_2288983538949553452_n-150x150.jpg" text:style-name="Internet_20_link" text:visited-style-name="Visited_20_Internet_20_Link">
345447285_576912427915670_2288983538949553452_n-150x150.jpg</text:a>
', '<text:a xlink:type="simple" xlink:href="https://armyinform.com.ua/wp-content/uploads/2023/05/345572167_1313005916278875_2109579558626092030_n-150x150.jpg" text:style-name="Internet_20_link" text:visited-style-name="Visited_20_Internet_20_Link">
345572167_1313005916278875_2109579558626092030_n-150x150.jpg</text:a>
']</text:p>
      <text:p text:style-name="P4">
Tags: ['STOPRUSSIA', 'АГРЕСІЯ РФ']</text:p>
      <text:p text:style-name="P4">
Category: News</text:p>
      <!--METADATA-->
      <text:p text:style-name="P4">
<draw:frame draw:style-name="fr1" draw:name="Image280" text:anchor-type="as-char" svg:width="6.9236in" svg:height="5.1927in" draw:z-index="0">
<draw:image xlink:href="../Images/AРМІЯINFORM/2023-05-07T50-00-00-04-00/345577047_786393102700514_5106181779198607988_n.jpg" xlink:type="simple" xlink:show="embed" xlink:actuate="onLoad" draw:mime-type="image/jpeg"/>
</draw:frame>
</text:p>
      <text:p text:style-name="P4">
Про це<text:a xlink:type="simple" xlink:href="https://www.facebook.com/SecurSerUkraine/posts/pfbid02v7CShKtUsz6ntSq8yKDQ5BTPgiyEksxLZmjk6XMgXC3gF6rkWKmfGMjTTNDcFwRZl" text:style-name="Internet_20_link" text:visited-style-name="Visited_20_Internet_20_Link">
повідомляє</text:a>
Служба безпеки України:</text:p>
      <text:p text:style-name="P4">
«Спецпризначенці ЦСО „А“ СБУ виконують надскладні завдання в найгарячішихточках цієї війни. І де б наші бійці не з’явилися — в окупантів миттєвозростає статистика втрат.</text:p>
      <text:p text:style-name="P4">
Працюємо 24/7 заради нашої Перемоги!».</text:p>
      <text:p text:style-name="P4">
<text:a xlink:type="simple" xlink:href="https://armyinform.com.ua/wp-content/uploads/2023/05/344025114_637278651314737_8914961985224287446_n.jpg" text:style-name="Internet_20_link" text:visited-style-name="Visited_20_Internet_20_Link">
<draw:frame draw:style-name="fr1" draw:name="Image281" text:anchor-type="as-char" svg:width="6.9236in" svg:height="6.9236in" draw:z-index="0">
<draw:image xlink:href="../Images/AРМІЯINFORM/2023-05-07T50-00-00-04-00/344025114_637278651314737_8914961985224287446_n-150x150.jpg" xlink:type="simple" xlink:show="embed" xlink:actuate="onLoad" draw:mime-type="image/jpeg"/>
</draw:frame>
</text:a>
</text:p>
      <text:p text:style-name="P4">
<text:a xlink:type="simple" xlink:href="https://armyinform.com.ua/wp-content/uploads/2023/05/344563520_630089175632055_8562161936360664766_n.jpg" text:style-name="Internet_20_link" text:visited-style-name="Visited_20_Internet_20_Link">
<draw:frame draw:style-name="fr1" draw:name="Image282" text:anchor-type="as-char" svg:width="6.9236in" svg:height="6.9236in" draw:z-index="0">
<draw:image xlink:href="../Images/AРМІЯINFORM/2023-05-07T50-00-00-04-00/344563520_630089175632055_8562161936360664766_n-150x150.jpg" xlink:type="simple" xlink:show="embed" xlink:actuate="onLoad" draw:mime-type="image/jpeg"/>
</draw:frame>
</text:a>
</text:p>
      <text:p text:style-name="P4">
<text:a xlink:type="simple" xlink:href="https://armyinform.com.ua/wp-content/uploads/2023/05/345301779_203689895779970_1687916318368010279_n.jpg" text:style-name="Internet_20_link" text:visited-style-name="Visited_20_Internet_20_Link">
<draw:frame draw:style-name="fr1" draw:name="Image283" text:anchor-type="as-char" svg:width="6.9236in" svg:height="6.9236in" draw:z-index="0">
<draw:image xlink:href="../Images/AРМІЯINFORM/2023-05-07T50-00-00-04-00/345301779_203689895779970_1687916318368010279_n-150x150.jpg" xlink:type="simple" xlink:show="embed" xlink:actuate="onLoad" draw:mime-type="image/jpeg"/>
</draw:frame>
</text:a>
</text:p>
      <text:p text:style-name="P4">
<text:a xlink:type="simple" xlink:href="https://armyinform.com.ua/wp-content/uploads/2023/05/345447285_576912427915670_2288983538949553452_n.jpg" text:style-name="Internet_20_link" text:visited-style-name="Visited_20_Internet_20_Link">
<draw:frame draw:style-name="fr1" draw:name="Image284" text:anchor-type="as-char" svg:width="6.9236in" svg:height="6.9236in" draw:z-index="0">
<draw:image xlink:href="../Images/AРМІЯINFORM/2023-05-07T50-00-00-04-00/345447285_576912427915670_2288983538949553452_n-150x150.jpg" xlink:type="simple" xlink:show="embed" xlink:actuate="onLoad" draw:mime-type="image/jpeg"/>
</draw:frame>
</text:a>
</text:p>
      <text:p text:style-name="P4">
<text:a xlink:type="simple" xlink:href="https://armyinform.com.ua/wp-content/uploads/2023/05/345572167_1313005916278875_2109579558626092030_n.jpg" text:style-name="Internet_20_link" text:visited-style-name="Visited_20_Internet_20_Link">
<draw:frame draw:style-name="fr1" draw:name="Image285" text:anchor-type="as-char" svg:width="6.9236in" svg:height="6.9236in" draw:z-index="0">
<draw:image xlink:href="../Images/AРМІЯINFORM/2023-05-07T50-00-00-04-00/345572167_1313005916278875_2109579558626092030_n-150x150.jpg" xlink:type="simple" xlink:show="embed" xlink:actuate="onLoad" draw:mime-type="image/jpeg"/>
</draw:frame>
</text:a>
</text:p>
      <text:p text:style-name="P4">
Source: <text:a xlink:type="simple" xlink:href="https://armyinform.com.ua/2023/05/07/speczpryznachenczi-pokazaly-yak-vykonuyut-nadskladni-zadachi-u-najgaryachishyh-tochkah/" text:style-name="Internet_20_link" text:visited-style-name="Visited_20_Internet_20_Link">
https://armyinform.com.ua/2023/05/07/speczpryznachenczi-pokazaly-yak-vykonuyut-nadskladni-zadachi-u-najgaryachishyh-tochkah/</text:a>
</text:p>
      <!--NEWS-->
      <text:h text:style-name="P10" text:outline-level="1">
<text:span text:style-name="T4">
Новий глава делегації Міжнародного комітету Червоного Хреста в Україні відвідав Офіс Президента</text:span>
</text:h>
      <text:p text:style-name="P4">
Author: ['АРМІЯINFORM']</text:p>
      <text:p text:style-name="P4">
Time: 2023-05-07T51:00:00-04:00</text:p>
      <text:p text:style-name="P4">
Description: Заступник керівника Офісу Президента Олексій Кулеба зустрівся з новим очільник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0663843bb82bd34dae39fcae5dcb3c8_1683314439_extra_large-1.jpeg" text:style-name="Internet_20_link" text:visited-style-name="Visited_20_Internet_20_Link">
50663843bb82bd34dae39fcae5dcb3c8_1683314439_extra_large-1.jpeg</text:a>
', '<text:a xlink:type="simple" xlink:href="https://armyinform.com.ua/wp-content/uploads/2023/05/79c3acae6acd4878ce3b40521be6447e_1683314439_extra_large.jpeg" text:style-name="Internet_20_link" text:visited-style-name="Visited_20_Internet_20_Link">
79c3acae6acd4878ce3b40521be6447e_1683314439_extra_large.jpeg</text:a>
', '<text:a xlink:type="simple" xlink:href="https://armyinform.com.ua/wp-content/uploads/2023/05/e22c3a4d99783966a0ae9d3eecca3d49_1683314439_extra_large.jpeg" text:style-name="Internet_20_link" text:visited-style-name="Visited_20_Internet_20_Link">
e22c3a4d99783966a0ae9d3eecca3d49_1683314439_extra_large.jpeg</text:a>
']</text:p>
      <text:p text:style-name="P4">
Tags: ['ОФІС ПРЕЗИДЕНТА УКРАЇНИ']</text:p>
      <text:p text:style-name="P4">
Category: News</text:p>
      <!--METADATA-->
      <text:p text:style-name="P4">
<draw:frame draw:style-name="fr1" draw:name="Image286" text:anchor-type="as-char" svg:width="6.9236in" svg:height="4.604691in" draw:z-index="0">
<draw:image xlink:href="../Images/AРМІЯINFORM/2023-05-07T51-00-00-04-00/50663843bb82bd34dae39fcae5dcb3c8_1683314439_extra_large-1.jpeg" xlink:type="simple" xlink:show="embed" xlink:actuate="onLoad" draw:mime-type="image/jpeg"/>
</draw:frame>
</text:p>
      <text:p text:style-name="P4">
Заступник керівника Офісу Президента Олексій Кулеба зустрівся з новимочільником делегації Міжнародного комітету Червоного Хреста в Україні ЮргомЕгліном.</text:p>
      <text:p text:style-name="P4">
Сторони обговорили питання подальшої співпраці, а також дотриманняосновоположних норм міжнародного гуманітарного права в умовах порушеннядержавою-агресором усіх принципів ведення війни.</text:p>
      <text:p text:style-name="P4">
Заступник керівника Офісу Президента подякував представникам Міжнародногокомітету Червоного Хреста за допомогу Україні в умовах російської агресії.</text:p>
      <text:p text:style-name="P4">
<draw:frame draw:style-name="fr1" draw:name="Image287" text:anchor-type="as-char" svg:width="6.9236in" svg:height="4.604691in" draw:z-index="0">
<draw:image xlink:href="../Images/AРМІЯINFORM/2023-05-07T51-00-00-04-00/79c3acae6acd4878ce3b40521be6447e_1683314439_extra_large.jpeg" xlink:type="simple" xlink:show="embed" xlink:actuate="onLoad" draw:mime-type="image/jpeg"/>
</draw:frame>
</text:p>
      <text:p text:style-name="P4">
«Евакуація людей із зони бойових дій та окупованих регіонів, гуманітарна,медична, фінансова допомога – Україна високо оцінює роль Міжнародного комітетуЧервоного Хреста у подоланні наслідків війни Росії проти України. Вашадопомога виявилася справжнім порятунком для мільйонів мирних людей», –зазначив Олексій Кулеба.</text:p>
      <text:p text:style-name="P4">
Крім того, заступник керівника Офісу Президента висловив переконання щодопосилення співпраці. Зокрема у відновленні життєдіяльності в деокупованихрегіонах, а також у задоволенні потреб вимушених переселенців та дітейУкраїни.</text:p>
      <text:p text:style-name="P4">
«Нашим пріоритетом також є повернення всіх українських військовополонених,надання їм гуманітарної допомоги і медикаментів, включно з тими, хтоутримується на тимчасово окупованих територіях України», – додав ОлексійКулеба.</text:p>
      <text:p text:style-name="P4">
<draw:frame draw:style-name="fr1" draw:name="Image288" text:anchor-type="as-char" svg:width="6.9236in" svg:height="4.604691in" draw:z-index="0">
<draw:image xlink:href="../Images/AРМІЯINFORM/2023-05-07T51-00-00-04-00/e22c3a4d99783966a0ae9d3eecca3d49_1683314439_extra_large.jpeg" xlink:type="simple" xlink:show="embed" xlink:actuate="onLoad" draw:mime-type="image/jpeg"/>
</draw:frame>
</text:p>
      <text:p text:style-name="P4">
У свою чергу, глава делегації Міжнародного комітету Червоного Хреста в УкраїніЮрг Еглін висловив готовність до подальшого співробітництва.</text:p>
      <text:p text:style-name="P4">
«Прибувши до України, я на власні очі побачив неймовірні страждання людей. Щобі далі якнайкраще допомагати українцям гуманітарно, я сподіваюся на подальшепоглиблення нашої взаємодії з Офісом Президента України», – зазначив ЮргЕглін.</text:p>
      <text:p text:style-name="P4">
Source: <text:a xlink:type="simple" xlink:href="https://armyinform.com.ua/2023/05/07/novyj-glava-delegacziyi-mizhnarodnogo-komitetu-chervonogo-hresta-v-ukrayini-zustrivsya-z-zastupnykom-kerivnyka-ofisu-prezydenta/" text:style-name="Internet_20_link" text:visited-style-name="Visited_20_Internet_20_Link">
https://armyinform.com.ua/2023/05/07/novyj-glava-delegacziyi-mizhnarodnogo-komitetu-chervonogo-hresta-v-ukrayini-zustrivsya-z-zastupnykom-kerivnyka-ofisu-prezydenta/</text:a>
</text:p>
      <!--NEWS-->
      <text:h text:style-name="P10" text:outline-level="1">
<text:span text:style-name="T4">
У квітні Національне інформаційне бюро прийняло близько 19 тисяч звернень</text:span>
</text:h>
      <text:p text:style-name="P4">
Author: ['АРМІЯINFORM']</text:p>
      <text:p text:style-name="P4">
Time: 2023-05-07T52:00:00-04:00</text:p>
      <text:p text:style-name="P4">
Description: До Національного інформаційного бюро (НІБ) при Мінреінтеграції надходять звернення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301085_986075982732520_1137367812158665987_n-1.jpg" text:style-name="Internet_20_link" text:visited-style-name="Visited_20_Internet_20_Link">
345301085_986075982732520_1137367812158665987_n-1.jpg</text:a>
']</text:p>
      <text:p text:style-name="P4">
Tags: ['STOPRUSSIA', 'АГРЕСІЯ РФ']</text:p>
      <text:p text:style-name="P4">
Category: News</text:p>
      <!--METADATA-->
      <text:p text:style-name="P4">
<draw:frame draw:style-name="fr1" draw:name="Image289" text:anchor-type="as-char" svg:width="6.9236in" svg:height="5.667642in" draw:z-index="0">
<draw:image xlink:href="../Images/AРМІЯINFORM/2023-05-07T52-00-00-04-00/345301085_986075982732520_1137367812158665987_n-1.jpg" xlink:type="simple" xlink:show="embed" xlink:actuate="onLoad" draw:mime-type="image/jpeg"/>
</draw:frame>
</text:p>
      <text:p text:style-name="P4">
До Національного інформаційного бюро (НІБ) при Мінреінтеграції надходятьзвернення щодо зникнення людей, потрапляння в полон, депортації та примусовоїмобілізації на тимчасово окупованих територіях України.</text:p>
      <text:p text:style-name="P4">
Про це<text:a xlink:type="simple" xlink:href="https://www.facebook.com/MReintegration/posts/pfbid0Lfr2KaCpKmhU8xZZdPiAu5JdTSAkV1FDsz8XgAP471aBmGjiySVX18He9EXZfkNjl" text:style-name="Internet_20_link" text:visited-style-name="Visited_20_Internet_20_Link">
повідомляє</text:a>
Міністерство з питань реінтеграції тимчасово окупованих територій України.</text:p>
      <text:p text:style-name="P4">
Зокрема, минулого місяця:</text:p>
      <text:p text:style-name="P4">
• оператори цілодобової гарячої лінії НІБ: 1648 прийняли більш як 10 тисячдзвінків;</text:p>
      <text:p text:style-name="P4">
• понад 600 звернень надійшло через онлайн-форму на сайті НІБ;</text:p>
      <text:p text:style-name="P4">
• більше ніж 3 тисячі звернень — через чат-боти у Telegram і Viber;</text:p>
      <text:p text:style-name="P4">
• близько 5 тисяч звернень — на електронну пошту: <text:a xlink:type="simple" xlink:href="https://armyinform.com.ua/cdn-cgi/l/email-protection" text:style-name="Internet_20_link" text:visited-style-name="Visited_20_Internet_20_Link">
[email protected]</text:a>
</text:p>
      <text:p text:style-name="P4">
Source: <text:a xlink:type="simple" xlink:href="https://armyinform.com.ua/2023/05/07/u-kvitni-naczionalne-informaczijne-byuro-pryjnyalo-blyzko-19-tysyach-zvernen/" text:style-name="Internet_20_link" text:visited-style-name="Visited_20_Internet_20_Link">
https://armyinform.com.ua/2023/05/07/u-kvitni-naczionalne-informaczijne-byuro-pryjnyalo-blyzko-19-tysyach-zvernen/</text:a>
</text:p>
      <!--NEWS-->
      <text:h text:style-name="P10" text:outline-level="1">
<text:span text:style-name="T4">
Як розповідати про свій військовий досвід під час працевлаштування на роботу</text:span>
</text:h>
      <text:p text:style-name="P4">
Author: ['АРМІЯINFORM']</text:p>
      <text:p text:style-name="P4">
Time: 2023-05-07T53:00:00-04:00</text:p>
      <text:p text:style-name="P4">
Description: Чи варто говорити про свій військовий досвід працедавцям? Так, варто. Фахівці з Vetera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249090_641662077802578_1944671489728827121_n.jpg" text:style-name="Internet_20_link" text:visited-style-name="Visited_20_Internet_20_Link">
345249090_641662077802578_1944671489728827121_n.jpg</text:a>
']</text:p>
      <text:p text:style-name="P4">
Tags: ['VETERAN HUB', 'ВЕТЕРАНИ', 'ПРАЦЕВЛАШТУВАННЯ ВЕТЕРАНІВ']</text:p>
      <text:p text:style-name="P4">
Category: News</text:p>
      <!--METADATA-->
      <text:p text:style-name="P4">
<draw:frame draw:style-name="fr1" draw:name="Image290" text:anchor-type="as-char" svg:width="6.9236in" svg:height="6.9236in" draw:z-index="0">
<draw:image xlink:href="../Images/AРМІЯINFORM/2023-05-07T53-00-00-04-00/345249090_641662077802578_1944671489728827121_n.jpg" xlink:type="simple" xlink:show="embed" xlink:actuate="onLoad" draw:mime-type="image/jpeg"/>
</draw:frame>
</text:p>
      <text:p text:style-name="P4">
Чи варто говорити про свій військовий досвід працедавцям? Так, варто. Фахівціз Veteran Hub розповідають, чому це важливо і як це найкраще зробити.</text:p>
      <text:p text:style-name="P4">
Якщо тебе зацікавила певна вакансія, ти можеш належним чином підготуватися доспівбесіди, щоб успішно її пройти. Для цього підготуй резюме, детально вкажи вньому свій досвід служби і здобуті навички. Найкраще описувати їх простоюмовою без військової специфічної термінології. Виділи ті навички, яківідповідають вакансії — так буде більше шансів отримати запрошення наспівбесіду.</text:p>
      <text:p text:style-name="P4">
<text:span text:style-name="T4">
Як говорити про свій досвід на співбесіді?</text:span>
</text:p>
      <ul>
        <li>
Розповідаючи про військовий досвід, спробуй робити це простими словами, уникай специфічних військових термінів. На запитання відповідай у форматі STAR (situation, task, action, result) — ситуація, завдання, дія, результат. Обов’язково розкажи, як твій військовий досвід пов’язаний із цікавою тобі посадою.  * Розкажи про ситуації в армії, коли ти успішно досягав/ла мети. Працедавці просять розповісти про досвід роботи, щоб оцінити, як кандидати поводитимуться на новій посаді. Робота на результат, дисципліна і підготовленість є ключовими рисами військових, які оцінять усі роботодавці. Коротко наведи один-два приклади, як будеш застосовувати свої навички і досвід на цій посаді. Наприкінці співбесіди домовся з інтерв’юерами, коли отримаєш відповідь про твою кандидатуру.  * Будь готовим/ою до запитань. Також будь конкретним/ою у відповідях, говори про виконувані завдання і які професійні навички вони тобі дали. Дуже круто, коли кандидати розповідають про свої лідерські якості, роль у команді та те, як керували проєктами й людьми. Коли людина підготувалася до зустрічі — це одразу помітно з того, як вона переймає стиль ведення інтерв’ю, відчуває корпоративну культуру спілкування.  * Пам’ятай, співбесіда — це діалог двох. Ти також шукаєш свого роботодавця, тому маєш почуватися безпечно та відкрито говорити про військову службу як професійний досвід, аніж як про травматичний.</li>
      </ul>
      <text:p text:style-name="P4">
Якщо потребуєш допомоги в підготовці до співбесіди, то звертайся доконсультантів з пошуку роботи Veteran Hub — офлайн в Києві та Вінниці або наЛінію підтримки.</text:p>
      <text:p text:style-name="P4">
Більше порад у<text:a xlink:type="simple" xlink:href="https://veteranhub.com.ua/military-experience.../article005" text:style-name="Internet_20_link" text:visited-style-name="Visited_20_Internet_20_Link">
 статті</text:a>
 на сайті Veteran Hub.</text:p>
      <text:p text:style-name="P4">
Проєкт «Військовий досвід у резюме» став можливим завдяки Програміреінтеграції ветеранів, яку реалізує IREX та Veteran Hub за підтримкиДержавного департаменту США.</text:p>
      <text:p text:style-name="P4">
Source: <text:a xlink:type="simple" xlink:href="https://armyinform.com.ua/2023/05/07/yak-rozpovidaty-pro-svij-vijskovyj-dosvid-pry-praczevlashtuvanni-na-robotu/" text:style-name="Internet_20_link" text:visited-style-name="Visited_20_Internet_20_Link">
https://armyinform.com.ua/2023/05/07/yak-rozpovidaty-pro-svij-vijskovyj-dosvid-pry-praczevlashtuvanni-na-robotu/</text:a>
</text:p>
      <!--NEWS-->
      <text:h text:style-name="P10" text:outline-level="1">
<text:span text:style-name="T4">
Повідомлено про підозру російським сенаторам, які підтримали «приєднання» до рф тимчасово окупованих регіонів України</text:span>
</text:h>
      <text:p text:style-name="P4">
Author: ['АРМІЯINFORM']</text:p>
      <text:p text:style-name="P4">
Time: 2023-05-07T54:00:00-04:00</text:p>
      <text:p text:style-name="P4">
Description: Служба безпеки та Офіс Генерального прокурора зібрали масштабну доказову базу на 17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3990836_928336178424793_104690195493633760_n.jpg" text:style-name="Internet_20_link" text:visited-style-name="Visited_20_Internet_20_Link">
343990836_928336178424793_104690195493633760_n.jpg</text:a>
']</text:p>
      <text:p text:style-name="P4">
Tags: ['STOPRUSSIA', 'АГРЕСІЯ РФ']</text:p>
      <text:p text:style-name="P4">
Category: News</text:p>
      <!--METADATA-->
      <text:p text:style-name="P4">
<draw:frame draw:style-name="fr1" draw:name="Image291" text:anchor-type="as-char" svg:width="6.9236in" svg:height="6.265858in" draw:z-index="0">
<draw:image xlink:href="../Images/AРМІЯINFORM/2023-05-07T54-00-00-04-00/343990836_928336178424793_104690195493633760_n.jpg" xlink:type="simple" xlink:show="embed" xlink:actuate="onLoad" draw:mime-type="image/jpeg"/>
</draw:frame>
</text:p>
      <text:p text:style-name="P4">
Служба безпеки та Офіс Генерального прокурора зібрали масштабну доказову базуна 170 сенаторів ради федерації федеральних зборів рф, які сприяли тимчасовійокупації частини східних та південних регіонів України.</text:p>
      <text:p text:style-name="P4">
Про це<text:a xlink:type="simple" xlink:href="https://www.facebook.com/SecurSerUkraine/posts/pfbid0mA87hGXqmedCFzoFZFzj6hLWGcx5QTujzetPvX1fbSmhTZirvv7wn6wDb6sKSsu5l" text:style-name="Internet_20_link" text:visited-style-name="Visited_20_Internet_20_Link">
повідомляє</text:a>
Служба безпеки України.</text:p>
      <text:p text:style-name="P4">
У лютому 2022 року всі вони підтримали ратифікацію «договору про дружбу,співробітництво та взаємодопомогу» між країною-агресором і терористичнимиорганізаціями «л/днр».</text:p>
      <text:p text:style-name="P4">
Також посадовці одностайно підтримали звернення президента росії провикористання зс рф за межами країни.</text:p>
      <text:p text:style-name="P4">
Тим самим сенатори сприяли реалізації плану москви щодо ведення агресивноївійни проти нашої держави.</text:p>
      <text:p text:style-name="P4">
Крім цього, у жовтні минулого року вони ратифікували «договори про входження»до складу рф тимчасово окупованих районів Донецької, Луганської, Херсонськоїта Запорізької областей.</text:p>
      <text:p text:style-name="P4">
На підставі зібраних доказів слідчі Служби безпеки повідомили російськимсенаторам про підозру за такими статтями Кримінального кодексу України:</text:p>
      <text:p text:style-name="P4">
▪️ч. 3 ст. 110 (посягання на територіальну цілісність та недоторканністьУкраїни);</text:p>
      <text:p text:style-name="P4">
▪️ ч. 5 ст. 27, ч. 2 ст. 437 (планування, підготовка, розв’язування та веденняагресивної війни).</text:p>
      <text:p text:style-name="P4">
Зловмисникам загрожує до 15 років позбавлення волі або довічне ув’язнення зконфіскацією майна.</text:p>
      <text:p text:style-name="P4">
Досудове розслідування проводять співробітники СБУ за процесуальногокерівництва Офісу Генерального прокурора.</text:p>
      <text:p text:style-name="P4">
Source: <text:a xlink:type="simple" xlink:href="https://armyinform.com.ua/2023/05/07/povidomleno-pro-pidozru-rosijskym-senatoram-yaki-pidtrymaly-pryyednannya-do-rf-tymchasovo-okupovanyh-regioniv-ukrayiny/" text:style-name="Internet_20_link" text:visited-style-name="Visited_20_Internet_20_Link">
https://armyinform.com.ua/2023/05/07/povidomleno-pro-pidozru-rosijskym-senatoram-yaki-pidtrymaly-pryyednannya-do-rf-tymchasovo-okupovanyh-regioniv-ukrayiny/</text:a>
</text:p>
      <!--NEWS-->
      <text:h text:style-name="P10" text:outline-level="1">
<text:span text:style-name="T4">
Протягом минулої доби наші захисники знищили 15 БПЛА</text:span>
</text:h>
      <text:p text:style-name="P4">
Author: ['АРМІЯINFORM']</text:p>
      <text:p text:style-name="P4">
Time: 2023-05-07T55:00:00-04:00</text:p>
      <text:p text:style-name="P4">
Description: Авіація Сил оборони за минулу добу завдала 7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ХРОНІКА ОБОРОНИ']</text:p>
      <text:p text:style-name="P4">
Category: News</text:p>
      <!--METADATA-->
      <text:p text:style-name="P4">
<draw:frame draw:style-name="fr1" draw:name="Image292" text:anchor-type="as-char" svg:width="6.9236in" svg:height="4.49457in" draw:z-index="0">
<draw:image xlink:href="../Images/AРМІЯINFORM/2023-05-07T55-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минулу добу завдала 7 ударів по районах зосередженняособового складу та військової техніки противника, а також удару по ворожомузенітно-ракетному комплексу.</text:p>
      <text:p text:style-name="P4">
Про це у Facebook<text:a xlink:type="simple" xlink:href="https://www.facebook.com/GeneralStaff.ua/posts/pfbid0DzhMiMJs6HUnhiPFZW4i1aVCn8T6i1SVm3Fn7n1PPvrHPp7W4nngmyeG2BajpHstl" text:style-name="Internet_20_link" text:visited-style-name="Visited_20_Internet_20_Link">
повідомляє</text:a>
Генеральний штаб ЗСУ.</text:p>
      <text:p text:style-name="P4">
Протягом минулої доби наші захисники знищили 7 ударних та 8 розвідувальнихБПЛА. А підрозділи ракетних військ і артилерії уразили пункт управління, 3райони зосередження озброєння та військової техніки противника, а такожартилерійський підрозділ на вогневій позиції.</text:p>
      <text:p text:style-name="P4">
Source: <text:a xlink:type="simple" xlink:href="https://armyinform.com.ua/2023/05/07/protyagom-mynuloyi-doby-nashi-zahysnyky-znyshhyly-15-bpla/" text:style-name="Internet_20_link" text:visited-style-name="Visited_20_Internet_20_Link">
https://armyinform.com.ua/2023/05/07/protyagom-mynuloyi-doby-nashi-zahysnyky-znyshhyly-15-bpla/</text:a>
</text:p>
      <!--NEWS-->
      <text:h text:style-name="P10" text:outline-level="1">
<text:span text:style-name="T4">
російські окупанти евакуйовують жителів Енергодара в напрямку Бердянська та Приморська</text:span>
</text:h>
      <text:p text:style-name="P4">
Author: ['АРМІЯINFORM']</text:p>
      <text:p text:style-name="P4">
Time: 2023-05-07T56:00:00-04:00</text:p>
      <text:p text:style-name="P4">
Description: Про це у Facebook повідомляє Генеральний штаб ЗСУ.    російські окупанти провод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jpg" text:style-name="Internet_20_link" text:visited-style-name="Visited_20_Internet_20_Link">
okupant.jpg</text:a>
']</text:p>
      <text:p text:style-name="P4">
Tags: ['STOPRUSSIA', 'АГРЕСІЯ РФ']</text:p>
      <text:p text:style-name="P4">
Category: News</text:p>
      <!--METADATA-->
      <text:p text:style-name="P4">
<draw:frame draw:style-name="fr1" draw:name="Image293" text:anchor-type="as-char" svg:width="6.9236in" svg:height="3.893007in" draw:z-index="0">
<draw:image xlink:href="../Images/AРМІЯINFORM/2023-05-07T56-00-00-04-00/okupant.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DzhMiMJs6HUnhiPFZW4i1aVCn8T6i1SVm3Fn7n1PPvrHPp7W4nngmyeG2BajpHstl" text:style-name="Internet_20_link" text:visited-style-name="Visited_20_Internet_20_Link">
повідомляє</text:a>
Генеральний штаб ЗСУ.</text:p>
      <text:p text:style-name="P4">
російські окупанти проводять евакуацію місцевих жителів з тимчасовозахопленого Енергодара Запорізької області в напрямку населених пунктівБердянськ та Приморськ, на місцеві бази відпочинку. Евакуації підлягають люди,які мають російські паспорти. При чому насамперед потрапляють ті, хтопогодився на російське громадянство в перші місяці окупації.</text:p>
      <text:p text:style-name="P4">
Source: <text:a xlink:type="simple" xlink:href="https://armyinform.com.ua/2023/05/07/rosijski-okupanty-evakujovuyut-zhyteliv-energodara-u-napryamku-berdyanska-ta-prymorska/" text:style-name="Internet_20_link" text:visited-style-name="Visited_20_Internet_20_Link">
https://armyinform.com.ua/2023/05/07/rosijski-okupanty-evakujovuyut-zhyteliv-energodara-u-napryamku-berdyanska-ta-prymorska/</text:a>
</text:p>
      <!--NEWS-->
      <text:h text:style-name="P10" text:outline-level="1">
<text:span text:style-name="T4">
У Старобільському районі загарбники облаштували польовий шпиталь, де лікуються до 70 осіб</text:span>
</text:h>
      <text:p text:style-name="P4">
Author: ['АРМІЯINFORM']</text:p>
      <text:p text:style-name="P4">
Time: 2023-05-07T57:00:00-04:00</text:p>
      <text:p text:style-name="P4">
Description: Про це у Facebook повідомляє Генеральний штаб ЗСУ.    Для надання медичної допо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294" text:anchor-type="as-char" svg:width="6.9236in" svg:height="4.615733in" draw:z-index="0">
<draw:image xlink:href="../Images/AРМІЯINFORM/2023-05-07T57-00-00-04-00/poraneni-okupan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DzhMiMJs6HUnhiPFZW4i1aVCn8T6i1SVm3Fn7n1PPvrHPp7W4nngmyeG2BajpHstl" text:style-name="Internet_20_link" text:visited-style-name="Visited_20_Internet_20_Link">
повідомляє</text:a>
Генеральний штаб ЗСУ.</text:p>
      <text:p text:style-name="P4">
Для надання медичної допомоги своїм пораненим військовослужбовцям російськіокупанти продовжують використовувати інфраструктуру тимчасово окупованихнаселених пунктів. Нещодавно в одному із сіл Старобільського району Луганськоїобласті загарбники облаштували польовий шпиталь, де на лікуванні перебуває до70 осіб.</text:p>
      <text:p text:style-name="P4">
Source: <text:a xlink:type="simple" xlink:href="https://armyinform.com.ua/2023/05/07/u-starobilskomu-rajoni-zagarbnyky-oblashtuvaly-polovyj-shpytal-de-likuyutsya-do-70-osib/" text:style-name="Internet_20_link" text:visited-style-name="Visited_20_Internet_20_Link">
https://armyinform.com.ua/2023/05/07/u-starobilskomu-rajoni-zagarbnyky-oblashtuvaly-polovyj-shpytal-de-likuyutsya-do-70-osib/</text:a>
</text:p>
      <!--NEWS-->
      <text:h text:style-name="P10" text:outline-level="1">
<text:span text:style-name="T4">
Дмитро Кулеба у Гарварді закликав країни Азії відмовитися від нейтральності та підтримати Україну</text:span>
</text:h>
      <text:p text:style-name="P4">
Author: ['АРМІЯINFORM']</text:p>
      <text:p text:style-name="P4">
Time: 2023-05-07T58:00:00-04:00</text:p>
      <text:p text:style-name="P4">
Description: Російська агресія проти України має негативні наслідки для Азії та всього світу, т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07600a9-7e22-4af6-8f41-d38fbecf3663.jpg" text:style-name="Internet_20_link" text:visited-style-name="Visited_20_Internet_20_Link">
307600a9-7e22-4af6-8f41-d38fbecf3663.jpg</text:a>
']</text:p>
      <text:p text:style-name="P4">
Tags: ['STOPRUSSIA', 'АЗІЯ', 'ДМИТРО КУЛЕБА', 'МЗС']</text:p>
      <text:p text:style-name="P4">
Category: News</text:p>
      <!--METADATA-->
      <text:p text:style-name="P4">
<draw:frame draw:style-name="fr1" draw:name="Image295" text:anchor-type="as-char" svg:width="6.9236in" svg:height="3.956343in" draw:z-index="0">
<draw:image xlink:href="../Images/AРМІЯINFORM/2023-05-07T58-00-00-04-00/307600a9-7e22-4af6-8f41-d38fbecf3663.jpg" xlink:type="simple" xlink:show="embed" xlink:actuate="onLoad" draw:mime-type="image/jpeg"/>
</draw:frame>
</text:p>
      <text:p text:style-name="P4">
Російська агресія проти України має негативні наслідки для Азії та всьогосвіту, тому в інтересах держав регіону зайняти чітку позицію на підтримкунашої держави та статуту ООН.</text:p>
      <text:p text:style-name="P4">
Про це міністр закордонних справ України Дмитро Кулеба заявив в онлайн-виступіна заході Азійського Центру Гарвардського університету (США).</text:p>
      <text:p text:style-name="P4">
«Азія знаходиться в епіцентрі тектонічних зсувів у системі міжнароднихвідносин, які відбуваються через російську агресію проти України», — заявиввін.</text:p>
      <text:p text:style-name="P4">
Міністр підкреслив, що азійський регіон протягом десятиріч виступав глобальнимагентом змін: його держави вибороли незалежність, перемогли імперіалізм,віднайшли власний голос і втілили економічне диво, подолавши бідність.</text:p>
      <text:p text:style-name="P4">
«Два слова, які я чую від азійських колег дещо частіше, ніж хотілося би, це„солідарність“ та „нейтральність“. Вони висловлюють солідарність з Україною,за що ми вдячні, але декларують нейтральність щодо нас та Росії. Водночас прожодну нейтральність не може бути мови, коли йдеться про агресію, вбивства,терор, зґвалтування, мародерство і масові звірства. Країни Азії мають зайнятичітку позицію на підтримку України та Статуту ООН», — наголосив Дмитро Кулеба.</text:p>
      <text:p text:style-name="P4">
Голова МЗС переконаний, що розділення світу на Глобальний південь та північштучне. Натомість універсальними для всіх цінностями є принципи Статуту ООН,які необхідно захистити від імперіалізму.</text:p>
      <text:p text:style-name="P4">
«Новий імперіалізм вже не просто стукає в двері, а вибиває їх. Все через те,що протягом десятиліть світ мав сліпу пляму розміром з Росію. На щастя, це вминулому. Росія програє війну — не лише проти України, але і проти сучасності,розуму та здорового глузду», — заявив він.</text:p>
      <text:p text:style-name="P4">
Дмитро Кулеба порівняв керівництво Росії з диктаторами минулого, якінапередодні краху своїх режимів намагалися військовою силою втілюватиімперські амбіції, але вже невдовзі втрачали все.</text:p>
      <text:p text:style-name="P4">
«Російська війна проти України несе лише погані новини для всіх у світі.Українці страждають найбільше, але російська агресія також руйнує життя,економіки та надії людей у багатьох регіонах. Саму тому Росію необхіднозупинити», — зауважив міністр.</text:p>
      <text:p text:style-name="P4">
Дипломат нагадав, що на початку повномасштабного вторгнення ніхто не вірив вУкраїну, але нині ситуація докорінно змінилася завдяки тому, що українці малисміливість, а світ — гідність.</text:p>
      <text:p text:style-name="P4">
«Росія виявилася потьомкінською імперією — корумпованою, схильною досамозвеличення, надто самовпевненою, ззовні життєрадісною, але мертвоювсередині. Сьогодні Росія нічого не дає світові з ідеологічної точки зору,крім ненависті до Заходу і США. Якийсь час комусь це ще може бути до вподоби,але зрештою ця машина ненависті вичерпає паливо… та нафту», — зазначив ДмитроКулеба.</text:p>
      <text:p text:style-name="P4">
Міністр наголосив, що Україна переможе, а Росії знадобляться «покоління, щобвибратися з ями, в яку вона себе загнала». Головним уроком буде те, що«агресія не дає жодних результатів», і він буде однаково актуальним длязаходу, сходу, півдня та півночі світу.</text:p>
      <text:p text:style-name="P4">
«Уникнути зіткнення цивілізацій все ще можливо. Світ, в якому країнипідтримують одна одну, все ще актуальний. Якщо ми зможемо разом захиститисвободу, то так зможемо протистояти й іншим викликам: змінам клімату,продовольчій кризі, глобальній нерівності», — підсумував він.</text:p>
      <text:p text:style-name="P4">
<text:span text:style-name="T5">
Відео онлайн-заходу Азійського Центру Гарвардського університету<text:a xlink:type="simple" xlink:href="https://youtu.be/MeBuqP-77DU" text:style-name="Internet_20_link" text:visited-style-name="Visited_20_Internet_20_Link">
тут</text:a>
.</text:span>
</text:p>
      <text:p text:style-name="P4">
Source: <text:a xlink:type="simple" xlink:href="https://armyinform.com.ua/2023/05/07/dmytro-kuleba-u-garvardi-zaklykav-krayiny-aziyi-vidmovytysya-vid-nejtralnosti-ta-pidtrymaty-ukrayinu/" text:style-name="Internet_20_link" text:visited-style-name="Visited_20_Internet_20_Link">
https://armyinform.com.ua/2023/05/07/dmytro-kuleba-u-garvardi-zaklykav-krayiny-aziyi-vidmovytysya-vid-nejtralnosti-ta-pidtrymaty-ukrayinu/</text:a>
</text:p>
      <!--NEWS-->
      <text:h text:style-name="P10" text:outline-level="1">
<text:span text:style-name="T4">
Як наш безпілотник знищує російський комплекс спостереження «Муром-П»</text:span>
</text:h>
      <text:p text:style-name="P4">
Author: ['АРМІЯINFORM']</text:p>
      <text:p text:style-name="P4">
Time: 2023-05-07T59:00:00-04:00</text:p>
      <text:p text:style-name="P4">
Description: Таке відео опублікував у себе в Telegram віцепрем’єр-міністр з інновацій, розвит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Таке відео опублікував у себе в Telegram віцепрем’єр-міністр з інновацій,розвитку освіти, науки та технологій — міністр цифрової трансформації УкраїниМихайло Федоров.</text:p>
      <text:p text:style-name="P4">
Source: <text:a xlink:type="simple" xlink:href="https://armyinform.com.ua/2023/05/07/yak-nash-bezpilotnyk-znyshhuye-rosijskyj-kompleks-sposterezhennya-murom-p/" text:style-name="Internet_20_link" text:visited-style-name="Visited_20_Internet_20_Link">
https://armyinform.com.ua/2023/05/07/yak-nash-bezpilotnyk-znyshhuye-rosijskyj-kompleks-sposterezhennya-murom-p/</text:a>
</text:p>
      <!--NEWS-->
      <text:h text:style-name="P10" text:outline-level="1">
<text:span text:style-name="T4">
Швейцарська компанія поставить в Україну близько 20 машин для розмінування</text:span>
</text:h>
      <text:p text:style-name="P4">
Author: ['АРМІЯINFORM']</text:p>
      <text:p text:style-name="P4">
Time: 2023-05-07T60:00:00-04:00</text:p>
      <text:p text:style-name="P4">
Description: Мінреінтеграції сприятиме залученню машин розмінування для очищення звільне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3-1.jpg" text:style-name="Internet_20_link" text:visited-style-name="Visited_20_Internet_20_Link">
golovna-3-1.jpg</text:a>
']</text:p>
      <text:p text:style-name="P4">
Tags: ['STOPRUSSIA', 'АГРЕСІЯ РФ', 'ДОПОМОГА ПАРТНЕРІВ', 'РОЗМІНУВАННЯ', 'СВІТ ПІДТРИМУЄ УКРАЇНУ']</text:p>
      <text:p text:style-name="P4">
Category: News</text:p>
      <!--METADATA-->
      <text:p text:style-name="P4">
<draw:frame draw:style-name="fr1" draw:name="Image296" text:anchor-type="as-char" svg:width="6.9236in" svg:height="4.048178in" draw:z-index="0">
<draw:image xlink:href="../Images/AРМІЯINFORM/2023-05-07T60-00-00-04-00/golovna-3-1.jpg" xlink:type="simple" xlink:show="embed" xlink:actuate="onLoad" draw:mime-type="image/jpeg"/>
</draw:frame>
Ілюстративне фото</text:p>
      <text:p text:style-name="P4">
Мінреінтеграції сприятиме залученню машин розмінування для очищення звільненихтериторій від вибухонебезпечних предметів.</text:p>
      <text:p text:style-name="P4">
Про це<text:a xlink:type="simple" xlink:href="https://www.facebook.com/MReintegration/posts/pfbid02surnM1sGQ46hqn63Uhpq1d28RyKu87Nx4tQvtPNm4afVPf6WrKQmjRCtRbjt6RaUl" text:style-name="Internet_20_link" text:visited-style-name="Visited_20_Internet_20_Link">
повідомляє</text:a>
Міністерство з питань реінтеграції тимчасово окупованих територій України.</text:p>
      <text:p text:style-name="P4">
Відповідний меморандум про співробітництво був підписаний між Міністерством ішвейцарською компанією-виробником механізованих засобів розмінування GlobalСlearance Solutions (GCS).</text:p>
      <text:p text:style-name="P4">
Результатом співпраці має стати залучення компанією машин розмінування. Машинизастосують для очищення від мін і нерозірваних боєприпасівсільськогосподарських угідь та об’єктів критичної інфраструктури деокупованихрайонів Миколаївської, Харківської та Херсонської областей.</text:p>
      <text:p text:style-name="P4">
Для цього керівництвом GCS було заявлено про наміри протягом цього рокупоставити в Україну близько 20 машин розмінування.</text:p>
      <text:p text:style-name="P4">
Крім того, сторони домовилися взаємодіяти у царині технічного та нетехнічногообстеження ймовірно забруднених ВНП територій. А також — проводити навчаннянаселення звільнених територій ризикам, пов’язаним із мінами танездетонованими боєприпасами.</text:p>
      <text:p text:style-name="P4">
Source: <text:a xlink:type="simple" xlink:href="https://armyinform.com.ua/2023/05/07/shvejczarska-kompaniya-postavyt-v-ukrayinu-blyzko-20-mashyn-dlya-rozminuvannya/" text:style-name="Internet_20_link" text:visited-style-name="Visited_20_Internet_20_Link">
https://armyinform.com.ua/2023/05/07/shvejczarska-kompaniya-postavyt-v-ukrayinu-blyzko-20-mashyn-dlya-rozminuvannya/</text:a>
</text:p>
      <!--NEWS-->
      <text:h text:style-name="P10" text:outline-level="1">
<text:span text:style-name="T4">
Сили оборони ліквідували понад 660 окупантів, знищили 6 танків та 18 БПЛА</text:span>
</text:h>
      <text:p text:style-name="P4">
Author: ['АРМІЯINFORM']</text:p>
      <text:p text:style-name="P4">
Time: 2023-05-07T61:00:00-04:00</text:p>
      <text:p text:style-name="P4">
Description: Загальні бойові втрати противника з 24.02.22 по 07.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_07-05-2023-1-scaled.jpg" text:style-name="Internet_20_link" text:visited-style-name="Visited_20_Internet_20_Link">
vtraty_07-05-2023-1-scaled.jpg</text:a>
']</text:p>
      <text:p text:style-name="P4">
Tags: ['STOPRUSSIA', 'АГРЕСІЯ РФ', 'ВІЙНА', 'ВТОРГНЕННЯ РФ', 'ВТРАТИ ВОРОГА']</text:p>
      <text:p text:style-name="P4">
Category: News</text:p>
      <!--METADATA-->
      <text:p text:style-name="P4">
<draw:frame draw:style-name="fr1" draw:name="Image297" text:anchor-type="as-char" svg:width="6.9236in" svg:height="6.987066in" draw:z-index="0">
<draw:image xlink:href="../Images/AРМІЯINFORM/2023-05-07T61-00-00-04-00/vtraty_07-05-2023-1-scaled.jpg" xlink:type="simple" xlink:show="embed" xlink:actuate="onLoad" draw:mime-type="image/jpeg"/>
</draw:frame>
</text:p>
      <text:p text:style-name="P4">
Загальні бойові втрати противника з 24.02.22 по 07.05.23 орієнтовностановлять:</text:p>
      <ul>
        <li>
<text:span text:style-name="T4">
особового складу ‒</text:span>
 194430 (+660) осіб ліквідовано  * <text:span text:style-name="T4">
танків ‒</text:span>
 3723 (+6)  * <text:span text:style-name="T4">
бойових броньованих машин ‒</text:span>
 7248 (+10)  * <text:span text:style-name="T4">
артилерійських систем ‒</text:span>
 3010 (+18)  * <text:span text:style-name="T4">
РСЗВ ‒</text:span>
 554 (+2)  * <text:span text:style-name="T4">
засоби ППО ‒</text:span>
 306 (0)  * <text:span text:style-name="T4">
літаків ‒</text:span>
 308 (0)  * <text:span text:style-name="T4">
гелікоптерів ‒</text:span>
 294 (0)  * <text:span text:style-name="T4">
БПЛА оперативно-тактичного рівня ‒</text:span>
 2572 (+18)  * <text:span text:style-name="T4">
крилаті ракети ‒</text:span>
 947 (0)  * <text:span text:style-name="T4">
кораблі / катери ‒</text:span>
 18 (0)  * <text:span text:style-name="T4">
автомобільної техніки та автоцистерн ‒</text:span>
 5952 (+16)  * <text:span text:style-name="T4">
спеціальна техніка ‒</text:span>
 380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7.05.23.</text:p>
      <text:p text:style-name="P4">
Source: <text:a xlink:type="simple" xlink:href="https://armyinform.com.ua/2023/05/07/syly-oborony-likviduvaly-ponad-660-okupantiv-znyshhyly-6-tankiv-ta-18-bpla/" text:style-name="Internet_20_link" text:visited-style-name="Visited_20_Internet_20_Link">
https://armyinform.com.ua/2023/05/07/syly-oborony-likviduvaly-ponad-660-okupantiv-znyshhyly-6-tankiv-ta-18-bpla/</text:a>
</text:p>
      <!--NEWS-->
      <text:h text:style-name="P10" text:outline-level="1">
<text:span text:style-name="T4">
Впевнена, що наша національна збірна гідно представить Україну на Invictus Games-2023  — Юлія Лапутіна</text:span>
</text:h>
      <text:p text:style-name="P4">
Author: ['АРМІЯINFORM']</text:p>
      <text:p text:style-name="P4">
Time: 2023-05-07T62:00:00-04:00</text:p>
      <text:p text:style-name="P4">
Description: Наша національна збірна гідно представить Україну на Invictus Games-2023. Та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yuliya-laputina.jpg" text:style-name="Internet_20_link" text:visited-style-name="Visited_20_Internet_20_Link">
yuliya-laputina.jpg</text:a>
']</text:p>
      <text:p text:style-name="P4">
Tags: ['INVICTUS GAMES-2023', 'ЮЛІЯ ЛАПУТІНА']</text:p>
      <text:p text:style-name="P4">
Category: News</text:p>
      <!--METADATA-->
      <text:p text:style-name="P4">
<draw:frame draw:style-name="fr1" draw:name="Image298" text:anchor-type="as-char" svg:width="6.9236in" svg:height="4.61393in" draw:z-index="0">
<draw:image xlink:href="../Images/AРМІЯINFORM/2023-05-07T62-00-00-04-00/yuliya-laputina.jpg" xlink:type="simple" xlink:show="embed" xlink:actuate="onLoad" draw:mime-type="image/jpeg"/>
</draw:frame>
Міністр у справах ветеранів України Юлія Лапутіна</text:p>
      <text:p text:style-name="P4">
Наша національна збірна гідно представить Україну на Invictus Games-2023. Такувпевненість висловила Міністр у справах ветеранів України Юлія Лапутіна підчас прямого включення до національного телемарафону «Єдині новини».</text:p>
      <text:p text:style-name="P4">
Про це йдеться у <text:a xlink:type="simple" xlink:href="https://www.kmu.gov.ua/news/yuliia-laputina-vpevnena-shcho-nasha-natsionalna-zbirna-hidno-predstavyt-ukrainu-na-invictus-games-2023" text:style-name="Internet_20_link" text:visited-style-name="Visited_20_Internet_20_Link">
повідомленні</text:a>
 Урядового порталу.</text:p>
      <text:p text:style-name="P4">
«Кожен, хто взяв участь у відбіркових змаганнях „Ігор Нескорених“ — вже єпереможцем, в першу чергу, над собою. 24 наші Воїни вирушать на міжнароднізмагання у Дюссельдорф. Звісно, ми сподіваємося на медалі, адже для нашиххлопців і дівчат важливо вибороти нагороди для своєї країни. Їхня участь вІграх буде також внеском у спортивну дипломатію, яка, крім спортивнихрезультатів, доносить світові правдиву інформацію про російську агресію протиУкраїни та внесок українського народу у перемогу над імперією зла. Впевнена,що наша збірна достойно представить Україну на міжнародній арені і це стане щеодним кроком до нашої військової перемоги», — сказала очільниця Мінветеранів.</text:p>
      <text:p text:style-name="P4">
Вона зазначила, що спорт є одним із найефективніших елементів реабілітаціїлюдей, які повернулися із зони бойових дій. Тому Мінветеранів разом ізМінмолодьспорту працює над створенням відповідної інфраструктури для розвиткув Україні ветеранського спорту. Щоб у кожній громаді ветерани і ветеранкимогли вільно займатися спортом та долучати своїх побратимів і посестер доактивної фізичної культури.</text:p>
      <text:p text:style-name="P4">
«Це дозволить їм не тільки власноруч ефективно проходити реабілітацію, а йзалучати свої родини та ветеранські спільноті до заняття активними видамиспорту. У свою чергу це створить і нові можливості для нашої збірної виступатина міжнародних змаганнях, і проводити власні спортивні змагання нанаціональному та регіональному рівнях», — наголосила Юлія Лапутіна.</text:p>
      <text:p text:style-name="P4">
Source: <text:a xlink:type="simple" xlink:href="https://armyinform.com.ua/2023/05/07/vpevnena-shho-nasha-naczionalna-zbirna-gidno-predstavyt-ukrayinu-na-invictus-games-2023-yuliya-laputina/" text:style-name="Internet_20_link" text:visited-style-name="Visited_20_Internet_20_Link">
https://armyinform.com.ua/2023/05/07/vpevnena-shho-nasha-naczionalna-zbirna-gidno-predstavyt-ukrayinu-na-invictus-games-2023-yuliya-laputina/</text:a>
</text:p>
      <!--NEWS-->
      <text:h text:style-name="P10" text:outline-level="1">
<text:span text:style-name="T4">
В Україні хвилина мовчання</text:span>
</text:h>
      <text:p text:style-name="P4">
Author: ['АРМІЯINFORM']</text:p>
      <text:p text:style-name="P4">
Time: 2023-05-07T63: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299" text:anchor-type="as-char" svg:width="6.9236in" svg:height="3.895992in" draw:z-index="0">
<draw:image xlink:href="../Images/AРМІЯINFORM/2023-05-07T63-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07/v-ukrayini-hvylyna-movchannya-2/" text:style-name="Internet_20_link" text:visited-style-name="Visited_20_Internet_20_Link">
https://armyinform.com.ua/2023/05/07/v-ukrayini-hvylyna-movchannya-2/</text:a>
</text:p>
      <!--NEWS-->
      <text:h text:style-name="P10" text:outline-level="1">
<text:span text:style-name="T4">
Уночі ворог завдав удару ракетами Х-22 по Миколаївщині та Херсонщині</text:span>
</text:h>
      <text:p text:style-name="P4">
Author: ['АРМІЯINFORM']</text:p>
      <text:p text:style-name="P4">
Time: 2023-05-07T64:00:00-04:00</text:p>
      <text:p text:style-name="P4">
Description: Стратегічна авіація росіян уночі завдала ракетного удару по південних регіонах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a-bastion.jpg" text:style-name="Internet_20_link" text:visited-style-name="Visited_20_Internet_20_Link">
raketa-bastion.jpg</text:a>
']</text:p>
      <text:p text:style-name="P4">
Tags: ['МИКОЛАЇВЩИНА', 'ОК «ПІВДЕНЬ»', 'РАКЕТНІ ОБСТРІЛИ', 'ХЕРСОНЩИНА']</text:p>
      <text:p text:style-name="P4">
Category: News</text:p>
      <!--METADATA-->
      <text:p text:style-name="P4">
<draw:frame draw:style-name="fr1" draw:name="Image300" text:anchor-type="as-char" svg:width="6.9236in" svg:height="3.750283in" draw:z-index="0">
<draw:image xlink:href="../Images/AРМІЯINFORM/2023-05-07T64-00-00-04-00/raketa-bastion.jpg" xlink:type="simple" xlink:show="embed" xlink:actuate="onLoad" draw:mime-type="image/jpeg"/>
</draw:frame>
Пуск протикорабельної ракети П-800 «Онікс» комплексу «Бастион». Ілюстративнефото</text:p>
      <text:p text:style-name="P4">
Стратегічна авіація росіян уночі завдала ракетного удару по південних регіонахУкраїни.</text:p>
      <text:p text:style-name="P4">
Про це<text:a xlink:type="simple" xlink:href="https://www.facebook.com/OperationalCommandSouth/posts/pfbid02BHyjvJN7SzRSiBz6NbVGRoRkdruzjfnxeoCXnBkXg3ENpoj8PQvHUo1DkXtKaxG2l" text:style-name="Internet_20_link" text:visited-style-name="Visited_20_Internet_20_Link">
повідомляє</text:a>
оперативне командування «Південь».</text:p>
      <text:p text:style-name="P4">
«Ворог спрямував 5 ракет Х-22 по Миколаївщині та 1 на Херсонщину. Є влучання воб’єкт промисловості. Люди не постраждали», — йдеться в повідомленні.</text:p>
      <text:p text:style-name="P4">
Зазначається, що напередодні, у середині дня, ворог завдав ще одного ракетногоудару, імовірно з берегового ракетного комплексу 2 ракетами типу «Онікс». Євлучання в район гідропарку Херсону. Без людських втрат.</text:p>
      <text:p text:style-name="P4">
Також ворог продовжував завдавати повітряних ударів зі скиданням КАБів(коригованих авіаційних бомб) та використанням дронів-камікадзе. ПоХерсонському і Бериславському району спрямував 3 керовані авіабомби, а такожзастосував 3 «Ланцети».</text:p>
      <text:p text:style-name="P4">
«В Чорному морі корабельне угруповання ворога складається з 12 одиниць, середяких 4 надводних ракетоносії із максимально можливим сумарним залпом„Калібрів“ до 32 ракет», — повідомляє ОК «Південь». — Рівень загрози ракетногоудару залишається дуже високим. Не нехтуйте власною безпекою, не піддавайтесяпаніці, довіряйте достовірним джерелам інформації, утримайтеся відвідвідування чорноморського узбережжя, лісосмуг та інших недообстежених місцьна деокупованих територіях".</text:p>
      <text:p text:style-name="P4">
Бережіть себе, поки ми бережемо Україну!</text:p>
      <text:p text:style-name="P4">
Source: <text:a xlink:type="simple" xlink:href="https://armyinform.com.ua/2023/05/07/unochi-vorog-zavdav-udaru-raketamy-h-22-po-mykolayivshhyni-ta-hersonshhyni/" text:style-name="Internet_20_link" text:visited-style-name="Visited_20_Internet_20_Link">
https://armyinform.com.ua/2023/05/07/unochi-vorog-zavdav-udaru-raketamy-h-22-po-mykolayivshhyni-ta-hersonshhyni/</text:a>
</text:p>
      <!--NEWS-->
      <text:h text:style-name="P10" text:outline-level="1">
<text:span text:style-name="T4">
Ювенальні прокурори: 480 дітей загинуло в Україні внаслідок збройної агресії рф</text:span>
</text:h>
      <text:p text:style-name="P4">
Author: ['АРМІЯINFORM']</text:p>
      <text:p text:style-name="P4">
Time: 2023-05-07T65:00:00-04:00</text:p>
      <text:p text:style-name="P4">
Description: Станом на ранок 7 травня 2023 року більше ніж 1444 дитини постраждали в Україні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47_big.jpg" text:style-name="Internet_20_link" text:visited-style-name="Visited_20_Internet_20_Link">
47_big.jpg</text:a>
']</text:p>
      <text:p text:style-name="P4">
Tags: ['STOPRUSSIA', 'АГРЕСІЯ РФ', 'ВІЙНА', 'ВТОРГНЕННЯ РФ', 'ДІТИ ВІЙНИ']</text:p>
      <text:p text:style-name="P4">
Category: News</text:p>
      <!--METADATA-->
      <text:p text:style-name="P4">
<draw:frame draw:style-name="fr1" draw:name="Image301" text:anchor-type="as-char" svg:width="6.9236in" svg:height="5.18693in" draw:z-index="0">
<draw:image xlink:href="../Images/AРМІЯINFORM/2023-05-07T65-00-00-04-00/47_big.jpg" xlink:type="simple" xlink:show="embed" xlink:actuate="onLoad" draw:mime-type="image/jpeg"/>
</draw:frame>
Ілюстративне фото</text:p>
      <text:p text:style-name="P4">
Станом на ранок 7 травня 2023 року більше ніж 1444 дитини постраждали вУкраїні внаслідок широкомасштабної агресії рф. За офіційною інформацієюювенальних прокурорів 480 дітей загинули та понад 964 дістали пораненнярізного ступеню тяжкості.</text:p>
      <text:p text:style-name="P4">
Про це <text:a xlink:type="simple" xlink:href="https://t.me/pgo_gov_ua/11913" text:style-name="Internet_20_link" text:visited-style-name="Visited_20_Internet_20_Link">
повідомляє</text:a>
 Офіс Генерального прокурораУкраїни.</text:p>
      <text:p text:style-name="P4">
Найбільше постраждало дітей у Донецькій області — 455, Харківській — 275,Київській — 128, Херсонській — 96, Запорізькій — 89, Миколаївській — 89,Чернігівській — 70, Дніпропетровській — 67, Луганській — 66.</text:p>
      <text:p text:style-name="P4">
У Офісі Генерального прокурора Наголошують, що ці цифри не остаточні, оскількитриває робота з їх встановлення в місцях ведення активних бойових дій, натимчасово окупованих та звільнених територіях.</text:p>
      <text:p text:style-name="P4">
«<text:a xlink:type="simple" xlink:href="https://childrenofwar.gov.ua/" text:style-name="Internet_20_link" text:visited-style-name="Visited_20_Internet_20_Link">
Діти війни</text:a>
» — платформа, на яку можнаповідомити та знайти всю інформацію про дітей, які постраждали внаслідок війнирф проти України.</text:p>
      <text:p text:style-name="P4">
Source: <text:a xlink:type="simple" xlink:href="https://armyinform.com.ua/2023/05/07/yuvenalni-prokurory-480-ditej-zagynulo-v-ukrayini-vnaslidok-zbrojnoyi-agresiyi-rf/" text:style-name="Internet_20_link" text:visited-style-name="Visited_20_Internet_20_Link">
https://armyinform.com.ua/2023/05/07/yuvenalni-prokurory-480-ditej-zagynulo-v-ukrayini-vnaslidok-zbrojnoyi-agresiyi-rf/</text:a>
</text:p>
      <!--NEWS-->
      <text:h text:style-name="P10" text:outline-level="1">
<text:span text:style-name="T4">
Ведуться важкі бої за міста Бахмут та Мар’їнка — Генштаб ЗСУ</text:span>
</text:h>
      <text:p text:style-name="P4">
Author: ['АРМІЯINFORM']</text:p>
      <text:p text:style-name="P4">
Time: 2023-05-07T66:00:00-04:00</text:p>
      <text:p text:style-name="P4">
Description: Противник продовжує зосереджувати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hmut-sytuacziya.jpg" text:style-name="Internet_20_link" text:visited-style-name="Visited_20_Internet_20_Link">
bahmut-sytuacziya.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302" text:anchor-type="as-char" svg:width="6.9236in" svg:height="4.275627in" draw:z-index="0">
<draw:image xlink:href="../Images/AРМІЯINFORM/2023-05-07T66-00-00-04-00/bahmut-sytuacziya.jpg" xlink:type="simple" xlink:show="embed" xlink:actuate="onLoad" draw:mime-type="image/jpeg"/>
</draw:frame>
 Ілюстративне фото <text:span text:style-name="T4">
🔥 Ситуація щодо російського вторгнення</text:span>
</text:p>
      <text:p text:style-name="P4">
Противник продовжує зосереджувати основні зусилля на Лиманському,Бахмутському, Авдіївському та Мар’їнському напрямках. Ведуться важкі бої заміста Бахмут та Мар’їнка. Загалом протягом минулої доби ворог здійснив близько50 атак.</text:p>
      <text:p text:style-name="P4">
Про це<text:a xlink:type="simple" xlink:href="https://www.facebook.com/GeneralStaff.ua/posts/pfbid0DzhMiMJs6HUnhiPFZW4i1aVCn8T6i1SVm3Fn7n1PPvrHPp7W4nngmyeG2BajpHstl" text:style-name="Internet_20_link" text:visited-style-name="Visited_20_Internet_20_Link">
повідомляє</text:a>
Генеральний штаб Збройних Сил України в огляді оперативної інформації станомна 6:00 7 травня 2023 року.</text:p>
      <text:p text:style-name="P4">
Зазначається, що на чотирьох відтинках фронту ворог веде наступальні дії, наодному — обороняється.</text:p>
      <text:p text:style-name="P4">
«На <text:span text:style-name="T4">
Куп’янському напрямку</text:span>
 противник вів безуспішні наступальні дії врайоні Синьківки.</text:p>
      <text:p text:style-name="P4">
На <text:span text:style-name="T4">
Лиманському напрямку</text:span>
 противник вів наступальні дії у напрямкуБілогорівки та Спірного, успіху не мав.</text:p>
      <text:p text:style-name="P4">
На <text:span text:style-name="T4">
Бахмутському напрямку</text:span>
 ворог продовжує вести наступальні дії. Триваютьбої у місті Бахмут. Водночас протягом минулої доби противник вів безуспішнінаступальні дії у напрямках Богданівки, Іванівського, Предтечиного та Нью-Йорка.</text:p>
      <text:p text:style-name="P4">
На <text:span text:style-name="T4">
Авдіївському напрямку</text:span>
 минулої доби противник наступальних дій непроводив.</text:p>
      <text:p text:style-name="P4">
На <text:span text:style-name="T4">
Мар’їнському напрямку</text:span>
 підрозділи сил оборони відбили численні атакипротивника в районі міста Мар’їнка.</text:p>
      <text:p text:style-name="P4">
На <text:span text:style-name="T4">
Шахтарському напрямку</text:span>
 ворожих наступальних дій не фіксувалося.</text:p>
      <text:p text:style-name="P4">
На <text:span text:style-name="T4">
Запорізькому та Херсонському напрямках</text:span>
 противник продовжуєоборонятися», — йдеться в повідомленні Генштабу ЗС України.</text:p>
      <text:p text:style-name="P4">
Source: <text:a xlink:type="simple" xlink:href="https://armyinform.com.ua/2023/05/07/vedutsya-vazhki-boyi-za-mista-bahmut-ta-maryinka-genshtab-zsu/" text:style-name="Internet_20_link" text:visited-style-name="Visited_20_Internet_20_Link">
https://armyinform.com.ua/2023/05/07/vedutsya-vazhki-boyi-za-mista-bahmut-ta-maryinka-genshtab-zsu/</text:a>
</text:p>
      <!--NEWS-->
      <text:h text:style-name="P10" text:outline-level="1">
<text:span text:style-name="T4">
Трофейна «Мста-Б» щодня нищить ворога на Авдіївському напрямку: репортаж із передової</text:span>
</text:h>
      <text:p text:style-name="P4">
Author: ['Олександр Кіндсфатер']</text:p>
      <text:p text:style-name="P4">
Time: 2023-05-07T67:00:00-04:00</text:p>
      <text:p text:style-name="P4">
Description: Ця історія почалася ще у травні минулого року. Під час запеклих боїв на Микола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30.jpg" text:style-name="Internet_20_link" text:visited-style-name="Visited_20_Internet_20_Link">
1-30.jpg</text:a>
', '<text:a xlink:type="simple" xlink:href="https://armyinform.com.ua/wp-content/uploads/2023/05/2-29-150x150.jpg" text:style-name="Internet_20_link" text:visited-style-name="Visited_20_Internet_20_Link">
2-29-150x150.jpg</text:a>
', '<text:a xlink:type="simple" xlink:href="https://armyinform.com.ua/wp-content/uploads/2023/05/3-30-150x150.jpg" text:style-name="Internet_20_link" text:visited-style-name="Visited_20_Internet_20_Link">
3-30-150x150.jpg</text:a>
', '<text:a xlink:type="simple" xlink:href="https://armyinform.com.ua/wp-content/uploads/2023/05/4-28-150x150.jpg" text:style-name="Internet_20_link" text:visited-style-name="Visited_20_Internet_20_Link">
4-28-150x150.jpg</text:a>
', '<text:a xlink:type="simple" xlink:href="https://armyinform.com.ua/wp-content/uploads/2023/05/5-18-150x150.jpg" text:style-name="Internet_20_link" text:visited-style-name="Visited_20_Internet_20_Link">
5-18-150x150.jpg</text:a>
', '<text:a xlink:type="simple" xlink:href="https://armyinform.com.ua/wp-content/uploads/2023/05/6-15-150x150.jpg" text:style-name="Internet_20_link" text:visited-style-name="Visited_20_Internet_20_Link">
6-15-150x150.jpg</text:a>
', '<text:a xlink:type="simple" xlink:href="https://armyinform.com.ua/wp-content/uploads/2023/05/7-11-150x150.jpg" text:style-name="Internet_20_link" text:visited-style-name="Visited_20_Internet_20_Link">
7-11-150x150.jpg</text:a>
', '<text:a xlink:type="simple" xlink:href="https://armyinform.com.ua/wp-content/uploads/2023/05/8-8-150x150.jpg" text:style-name="Internet_20_link" text:visited-style-name="Visited_20_Internet_20_Link">
8-8-150x150.jpg</text:a>
', '<text:a xlink:type="simple" xlink:href="https://armyinform.com.ua/wp-content/uploads/2023/05/9-9-150x150.jpg" text:style-name="Internet_20_link" text:visited-style-name="Visited_20_Internet_20_Link">
9-9-150x150.jpg</text:a>
', '<text:a xlink:type="simple" xlink:href="https://armyinform.com.ua/wp-content/uploads/2023/05/10-11-150x150.jpg" text:style-name="Internet_20_link" text:visited-style-name="Visited_20_Internet_20_Link">
10-11-150x150.jpg</text:a>
', '<text:a xlink:type="simple" xlink:href="https://armyinform.com.ua/wp-content/uploads/2023/05/11-8-150x150.jpg" text:style-name="Internet_20_link" text:visited-style-name="Visited_20_Internet_20_Link">
11-8-150x150.jpg</text:a>
', '<text:a xlink:type="simple" xlink:href="https://armyinform.com.ua/wp-content/uploads/2023/05/12-7-150x150.jpg" text:style-name="Internet_20_link" text:visited-style-name="Visited_20_Internet_20_Link">
12-7-150x150.jpg</text:a>
', '<text:a xlink:type="simple" xlink:href="https://armyinform.com.ua/wp-content/uploads/2023/05/13-5-150x150.jpg" text:style-name="Internet_20_link" text:visited-style-name="Visited_20_Internet_20_Link">
13-5-150x150.jpg</text:a>
', '<text:a xlink:type="simple" xlink:href="https://armyinform.com.ua/wp-content/uploads/2023/05/14-4-150x150.jpg" text:style-name="Internet_20_link" text:visited-style-name="Visited_20_Internet_20_Link">
14-4-150x150.jpg</text:a>
', '<text:a xlink:type="simple" xlink:href="https://armyinform.com.ua/wp-content/uploads/2023/05/15-2-150x150.jpg" text:style-name="Internet_20_link" text:visited-style-name="Visited_20_Internet_20_Link">
15-2-150x150.jpg</text:a>
', '<text:a xlink:type="simple" xlink:href="https://armyinform.com.ua/wp-content/uploads/2023/05/16-2-150x150.jpg" text:style-name="Internet_20_link" text:visited-style-name="Visited_20_Internet_20_Link">
16-2-150x150.jpg</text:a>
', '<text:a xlink:type="simple" xlink:href="https://armyinform.com.ua/wp-content/uploads/2023/05/17-150x150.jpg" text:style-name="Internet_20_link" text:visited-style-name="Visited_20_Internet_20_Link">
17-150x150.jpg</text:a>
', '<text:a xlink:type="simple" xlink:href="https://armyinform.com.ua/wp-content/uploads/2023/05/18-2-150x150.jpg" text:style-name="Internet_20_link" text:visited-style-name="Visited_20_Internet_20_Link">
18-2-150x150.jpg</text:a>
', '<text:a xlink:type="simple" xlink:href="https://armyinform.com.ua/wp-content/uploads/2023/05/19-1-150x150.jpg" text:style-name="Internet_20_link" text:visited-style-name="Visited_20_Internet_20_Link">
19-1-150x150.jpg</text:a>
', '<text:a xlink:type="simple" xlink:href="https://armyinform.com.ua/wp-content/uploads/2023/05/20-1-150x150.jpg" text:style-name="Internet_20_link" text:visited-style-name="Visited_20_Internet_20_Link">
20-1-150x150.jpg</text:a>
', '<text:a xlink:type="simple" xlink:href="https://armyinform.com.ua/wp-content/uploads/2023/05/21-150x150.jpg" text:style-name="Internet_20_link" text:visited-style-name="Visited_20_Internet_20_Link">
21-150x150.jpg</text:a>
', '<text:a xlink:type="simple" xlink:href="https://armyinform.com.ua/wp-content/uploads/2023/05/23-150x150.jpg" text:style-name="Internet_20_link" text:visited-style-name="Visited_20_Internet_20_Link">
23-150x150.jpg</text:a>
', '<text:a xlink:type="simple" xlink:href="https://armyinform.com.ua/wp-content/uploads/2023/05/25-150x150.jpg" text:style-name="Internet_20_link" text:visited-style-name="Visited_20_Internet_20_Link">
25-150x150.jpg</text:a>
', '<text:a xlink:type="simple" xlink:href="https://armyinform.com.ua/wp-content/uploads/2023/05/26-150x150.jpg" text:style-name="Internet_20_link" text:visited-style-name="Visited_20_Internet_20_Link">
26-150x150.jpg</text:a>
', '<text:a xlink:type="simple" xlink:href="https://armyinform.com.ua/wp-content/uploads/2023/05/27-150x150.jpg" text:style-name="Internet_20_link" text:visited-style-name="Visited_20_Internet_20_Link">
27-150x150.jpg</text:a>
']</text:p>
      <text:p text:style-name="P4">
Tags: ['59 БРИГАДА', 'АРТИЛЕРИСТИ', 'ВІЙСЬКОВІ ТРОФЕЇ', 'ГАУБИЦІ', 'МСТА-Б', 'РЕПОРТАЖ']</text:p>
      <text:p text:style-name="P4">
Category: News</text:p>
      <!--METADATA-->
      <text:p text:style-name="P4">
<draw:frame draw:style-name="fr1" draw:name="Image303" text:anchor-type="as-char" svg:width="6.9236in" svg:height="4.581115in" draw:z-index="0">
<draw:image xlink:href="../Images/AРМІЯINFORM/2023-05-07T67-00-00-04-00/1-30.jpg" xlink:type="simple" xlink:show="embed" xlink:actuate="onLoad" draw:mime-type="image/jpeg"/>
</draw:frame>
</text:p>
      <text:p text:style-name="P4">
<text:span text:style-name="T4">
Ця історія почалася ще у травні минулого року. Під час запеклих боїв наМиколаївському напрямку гармаші окремої мотопіхотної бригади імені ЯковаГандзюка затрофеїли потужну 152-мм гармату «Мста-Б». Майже рік розрахуноккомандира гармати Євгена вдало нищить ворога на найбільш важливих ділянкахфронту. За цей час артилеристи перетворили на брухт декілька десятків одиницьросійської бронетехніки: танків, САУ, ББМ, автомобілів, а сотні орків буливідправлені на «концерт до Кобзона».</text:span>
</text:p>
      <text:p text:style-name="P4">
<text:span text:style-name="T4">
Кореспондент АрміяInform побував на вогневій позиції трофейної «Мсти-Б» наАвдіївському напрямку і наочно побачив, як вона вдало нищить своїх колишніхгосподарів.</text:span>
</text:p>
      <text:p text:style-name="P4">
<text:a xlink:type="simple" xlink:href="https://armyinform.com.ua/wp-content/uploads/2023/05/2-29.jpg" text:style-name="Internet_20_link" text:visited-style-name="Visited_20_Internet_20_Link">
<draw:frame draw:style-name="fr1" draw:name="Image304" text:anchor-type="as-char" svg:width="6.9236in" svg:height="6.9236in" draw:z-index="0">
<draw:image xlink:href="../Images/AРМІЯINFORM/2023-05-07T67-00-00-04-00/2-29-150x150.jpg" xlink:type="simple" xlink:show="embed" xlink:actuate="onLoad" draw:mime-type="image/jpeg"/>
</draw:frame>
</text:a>
</text:p>
      <text:p text:style-name="P4">
<text:a xlink:type="simple" xlink:href="https://armyinform.com.ua/wp-content/uploads/2023/05/3-30.jpg" text:style-name="Internet_20_link" text:visited-style-name="Visited_20_Internet_20_Link">
<draw:frame draw:style-name="fr1" draw:name="Image305" text:anchor-type="as-char" svg:width="6.9236in" svg:height="6.9236in" draw:z-index="0">
<draw:image xlink:href="../Images/AРМІЯINFORM/2023-05-07T67-00-00-04-00/3-30-150x150.jpg" xlink:type="simple" xlink:show="embed" xlink:actuate="onLoad" draw:mime-type="image/jpeg"/>
</draw:frame>
</text:a>
</text:p>
      <text:p text:style-name="P4">
<text:a xlink:type="simple" xlink:href="https://armyinform.com.ua/wp-content/uploads/2023/05/4-28.jpg" text:style-name="Internet_20_link" text:visited-style-name="Visited_20_Internet_20_Link">
<draw:frame draw:style-name="fr1" draw:name="Image306" text:anchor-type="as-char" svg:width="6.9236in" svg:height="6.9236in" draw:z-index="0">
<draw:image xlink:href="../Images/AРМІЯINFORM/2023-05-07T67-00-00-04-00/4-28-150x150.jpg" xlink:type="simple" xlink:show="embed" xlink:actuate="onLoad" draw:mime-type="image/jpeg"/>
</draw:frame>
</text:a>
</text:p>
      <text:p text:style-name="P4">
Нас зустрічає стомлений командир гармати.</text:p>
      <text:p text:style-name="P4">
— Працювали майже всю ніч, — розповідає Євген. — Ворог намагався просуватисямалими групами і штурмувати позиції нашої піхоти. Знищували їх осколково-фугасними снарядами. Як доповіла розвідка, противник зазнав значних втрат івідступив. Крім того, активно подавляли їхні вогневі засобі й великонтрбатарейну боротьбу.</text:p>
      <text:p text:style-name="P4">
Бачимо у траншеї купу відстріляних гільз. Якщо більшість з них дійшла до цілі,то дійсно для багатьох ординців минула ніч стала останньою у житті. До речі,розрахунок колись російської «Мсти-Б» працює нині в режимі 24/7. Ворог незалишає спроб атакувати позиції українських захисників поблизу Авдіївки, ідоводиться щодня стримувати їхню навалу, завдаючи болючих втрат. На рахункутрофейної гармати чимало вражаючих досягнень. Наприклад, завдяки своєчаснонаданим аеророзвідкою координатам вдалося майже за 15 хвилин знищити триворожі 122-мм САУ 2С1 «Гвоздика». Не менш вдалою була атака під час бойовихдій на півдні України. Тоді одним пострілом була вражена ціла колона ворожоїтехніки. Сталося так, що першим снарядом вдалося влучити в бензовоз і відвибуху вогонь розповсюдився на решту бойових машин і вантажівок.</text:p>
      <text:p text:style-name="P4">
<text:a xlink:type="simple" xlink:href="https://armyinform.com.ua/wp-content/uploads/2023/05/5-18.jpg" text:style-name="Internet_20_link" text:visited-style-name="Visited_20_Internet_20_Link">
<draw:frame draw:style-name="fr1" draw:name="Image307" text:anchor-type="as-char" svg:width="6.9236in" svg:height="6.9236in" draw:z-index="0">
<draw:image xlink:href="../Images/AРМІЯINFORM/2023-05-07T67-00-00-04-00/5-18-150x150.jpg" xlink:type="simple" xlink:show="embed" xlink:actuate="onLoad" draw:mime-type="image/jpeg"/>
</draw:frame>
</text:a>
</text:p>
      <text:p text:style-name="P4">
<text:a xlink:type="simple" xlink:href="https://armyinform.com.ua/wp-content/uploads/2023/05/6-15.jpg" text:style-name="Internet_20_link" text:visited-style-name="Visited_20_Internet_20_Link">
<draw:frame draw:style-name="fr1" draw:name="Image308" text:anchor-type="as-char" svg:width="6.9236in" svg:height="6.9236in" draw:z-index="0">
<draw:image xlink:href="../Images/AРМІЯINFORM/2023-05-07T67-00-00-04-00/6-15-150x150.jpg" xlink:type="simple" xlink:show="embed" xlink:actuate="onLoad" draw:mime-type="image/jpeg"/>
</draw:frame>
</text:a>
</text:p>
      <text:p text:style-name="P4">
<text:a xlink:type="simple" xlink:href="https://armyinform.com.ua/wp-content/uploads/2023/05/7-11.jpg" text:style-name="Internet_20_link" text:visited-style-name="Visited_20_Internet_20_Link">
<draw:frame draw:style-name="fr1" draw:name="Image309" text:anchor-type="as-char" svg:width="6.9236in" svg:height="6.9236in" draw:z-index="0">
<draw:image xlink:href="../Images/AРМІЯINFORM/2023-05-07T67-00-00-04-00/7-11-150x150.jpg" xlink:type="simple" xlink:show="embed" xlink:actuate="onLoad" draw:mime-type="image/jpeg"/>
</draw:frame>
</text:a>
</text:p>
      <text:p text:style-name="P4">
<text:a xlink:type="simple" xlink:href="https://armyinform.com.ua/wp-content/uploads/2023/05/8-8.jpg" text:style-name="Internet_20_link" text:visited-style-name="Visited_20_Internet_20_Link">
<draw:frame draw:style-name="fr1" draw:name="Image310" text:anchor-type="as-char" svg:width="6.9236in" svg:height="6.9236in" draw:z-index="0">
<draw:image xlink:href="../Images/AРМІЯINFORM/2023-05-07T67-00-00-04-00/8-8-150x150.jpg" xlink:type="simple" xlink:show="embed" xlink:actuate="onLoad" draw:mime-type="image/jpeg"/>
</draw:frame>
</text:a>
</text:p>
      <text:p text:style-name="P4">
<text:a xlink:type="simple" xlink:href="https://armyinform.com.ua/wp-content/uploads/2023/05/9-9.jpg" text:style-name="Internet_20_link" text:visited-style-name="Visited_20_Internet_20_Link">
<draw:frame draw:style-name="fr1" draw:name="Image311" text:anchor-type="as-char" svg:width="6.9236in" svg:height="6.9236in" draw:z-index="0">
<draw:image xlink:href="../Images/AРМІЯINFORM/2023-05-07T67-00-00-04-00/9-9-150x150.jpg" xlink:type="simple" xlink:show="embed" xlink:actuate="onLoad" draw:mime-type="image/jpeg"/>
</draw:frame>
</text:a>
</text:p>
      <text:p text:style-name="P4">
— Гармата дісталася нам неушкодженою в ідеальному технічному стані, —долучається до розмови командир взводу, виконувач обов’язків старшого офіцерабатареї Денис. — Тоді ми виконували завдання поблизу Миколаєва. Появадодаткової артилерійської одиниці виявилася дуже своєчасною. Відразу долучилиїї до бойової роботи. Уже за декілька днів відкрили рахунок знищених цілей.Зазвичай це була ординська піхота. Вони тоді лізли напролом, і ми щодняперемелювали їх у великій кількості. Незабаром на нашому рахунку з’явилисятанки, БМП, БТР і артилерійські системи. Якби московити узнали, що таких втратїм завдають їх же зброєю — вони б більш ретельно ставилися до її збереження.Але їм тоді було не до цього. Орки намагалися зберегти собі життя. Коли минакривали їх вогнем, негайно кидали свою техніку і тікали хто куди. До речі,ця «Мста-Б» — не єдина трофейна гармата в нашій бригаді. Під час боїв напівденному напрямку нам вдалося захопити ще декілька різних артилерійськихсистем, — додає Денис.</text:p>
      <text:p text:style-name="P4">
Як згадує командир гармати Євген, найбільш вражаючим було знищеннярашистського артилерійського дивізіону 122-мм гаубиць Д-30, який входив доскладу елітного повітряно-десантного підрозділу загарбників. Тоді булозахоплено 14 гармат, одинадцять з яких були в робочому стані.</text:p>
      <text:p text:style-name="P4">
<text:a xlink:type="simple" xlink:href="https://armyinform.com.ua/wp-content/uploads/2023/05/10-11.jpg" text:style-name="Internet_20_link" text:visited-style-name="Visited_20_Internet_20_Link">
<draw:frame draw:style-name="fr1" draw:name="Image312" text:anchor-type="as-char" svg:width="6.9236in" svg:height="6.9236in" draw:z-index="0">
<draw:image xlink:href="../Images/AРМІЯINFORM/2023-05-07T67-00-00-04-00/10-11-150x150.jpg" xlink:type="simple" xlink:show="embed" xlink:actuate="onLoad" draw:mime-type="image/jpeg"/>
</draw:frame>
</text:a>
</text:p>
      <text:p text:style-name="P4">
<text:a xlink:type="simple" xlink:href="https://armyinform.com.ua/wp-content/uploads/2023/05/11-8.jpg" text:style-name="Internet_20_link" text:visited-style-name="Visited_20_Internet_20_Link">
<draw:frame draw:style-name="fr1" draw:name="Image313" text:anchor-type="as-char" svg:width="6.9236in" svg:height="6.9236in" draw:z-index="0">
<draw:image xlink:href="../Images/AРМІЯINFORM/2023-05-07T67-00-00-04-00/11-8-150x150.jpg" xlink:type="simple" xlink:show="embed" xlink:actuate="onLoad" draw:mime-type="image/jpeg"/>
</draw:frame>
</text:a>
</text:p>
      <text:p text:style-name="P4">
<text:a xlink:type="simple" xlink:href="https://armyinform.com.ua/wp-content/uploads/2023/05/12-7.jpg" text:style-name="Internet_20_link" text:visited-style-name="Visited_20_Internet_20_Link">
<draw:frame draw:style-name="fr1" draw:name="Image314" text:anchor-type="as-char" svg:width="6.9236in" svg:height="6.9236in" draw:z-index="0">
<draw:image xlink:href="../Images/AРМІЯINFORM/2023-05-07T67-00-00-04-00/12-7-150x150.jpg" xlink:type="simple" xlink:show="embed" xlink:actuate="onLoad" draw:mime-type="image/jpeg"/>
</draw:frame>
</text:a>
</text:p>
      <text:p text:style-name="P4">
<text:a xlink:type="simple" xlink:href="https://armyinform.com.ua/wp-content/uploads/2023/05/13-5.jpg" text:style-name="Internet_20_link" text:visited-style-name="Visited_20_Internet_20_Link">
<draw:frame draw:style-name="fr1" draw:name="Image315" text:anchor-type="as-char" svg:width="6.9236in" svg:height="6.9236in" draw:z-index="0">
<draw:image xlink:href="../Images/AРМІЯINFORM/2023-05-07T67-00-00-04-00/13-5-150x150.jpg" xlink:type="simple" xlink:show="embed" xlink:actuate="onLoad" draw:mime-type="image/jpeg"/>
</draw:frame>
</text:a>
</text:p>
      <text:p text:style-name="P4">
<text:a xlink:type="simple" xlink:href="https://armyinform.com.ua/wp-content/uploads/2023/05/14-4.jpg" text:style-name="Internet_20_link" text:visited-style-name="Visited_20_Internet_20_Link">
<draw:frame draw:style-name="fr1" draw:name="Image316" text:anchor-type="as-char" svg:width="6.9236in" svg:height="6.9236in" draw:z-index="0">
<draw:image xlink:href="../Images/AРМІЯINFORM/2023-05-07T67-00-00-04-00/14-4-150x150.jpg" xlink:type="simple" xlink:show="embed" xlink:actuate="onLoad" draw:mime-type="image/jpeg"/>
</draw:frame>
</text:a>
</text:p>
      <text:p text:style-name="P4">
<text:a xlink:type="simple" xlink:href="https://armyinform.com.ua/wp-content/uploads/2023/05/15-2.jpg" text:style-name="Internet_20_link" text:visited-style-name="Visited_20_Internet_20_Link">
<draw:frame draw:style-name="fr1" draw:name="Image317" text:anchor-type="as-char" svg:width="6.9236in" svg:height="6.9236in" draw:z-index="0">
<draw:image xlink:href="../Images/AРМІЯINFORM/2023-05-07T67-00-00-04-00/15-2-150x150.jpg" xlink:type="simple" xlink:show="embed" xlink:actuate="onLoad" draw:mime-type="image/jpeg"/>
</draw:frame>
</text:a>
</text:p>
      <text:p text:style-name="P4">
<text:a xlink:type="simple" xlink:href="https://armyinform.com.ua/wp-content/uploads/2023/05/16-2.jpg" text:style-name="Internet_20_link" text:visited-style-name="Visited_20_Internet_20_Link">
<draw:frame draw:style-name="fr1" draw:name="Image318" text:anchor-type="as-char" svg:width="6.9236in" svg:height="6.9236in" draw:z-index="0">
<draw:image xlink:href="../Images/AРМІЯINFORM/2023-05-07T67-00-00-04-00/16-2-150x150.jpg" xlink:type="simple" xlink:show="embed" xlink:actuate="onLoad" draw:mime-type="image/jpeg"/>
</draw:frame>
</text:a>
</text:p>
      <text:p text:style-name="P4">
<text:a xlink:type="simple" xlink:href="https://armyinform.com.ua/wp-content/uploads/2023/05/17.jpg" text:style-name="Internet_20_link" text:visited-style-name="Visited_20_Internet_20_Link">
<draw:frame draw:style-name="fr1" draw:name="Image319" text:anchor-type="as-char" svg:width="6.9236in" svg:height="6.9236in" draw:z-index="0">
<draw:image xlink:href="../Images/AРМІЯINFORM/2023-05-07T67-00-00-04-00/17-150x150.jpg" xlink:type="simple" xlink:show="embed" xlink:actuate="onLoad" draw:mime-type="image/jpeg"/>
</draw:frame>
</text:a>
</text:p>
      <text:p text:style-name="P4">
— Після вдалого вогневого ураження силами артилерійського дивізіону бригадиворог зазнав нищівних втрат. Я особисто бачив його наслідки, — розповідаєЄвген. — Зруйновані укриття, посічені уламками будівлі, а ще — «гірлянди» ізкишок на гілках дерев і залишки тіл окупантів у траншеях. Того дня ми знищилимайже весь дивізіон орків — близька 150 осіб. Такі досягнення дуже насмотивують і надають впевненості в подальших діях.</text:p>
      <text:p text:style-name="P4">
Спогади і розповіді про героїчне минуле перериваються командою «До гармати!».Командир отримав нові цілі від старшого начальника і негайно віддає командуприготовиться до відкриття вогню. Розрахунок починає діяти, всі номера обслугичітка знають, що робити. Снарядні підносять до гармати 43-кілограмовий снаряд,зарядні досилають його у ствол, навідник наводить гармату згідно з вказівкамикомандира і за 3 хвилини все готово до пострілу. Налагоджений механізм дійвідпрацьовано до автоматизму. Ніхто не робить зайвих рухів. Усе раціонально іцілеспрямовано. Лунає команда: «Гармата!» і перший постріл гучним відгукомпроноситься над верхівками дерев. Ще не розвіявся дим, а наступний снаряд ужеу стволі. Невеличке корегування прицілу і знов постріл. Трофейна «Мста-Б»завдає удару по скупченню живої сили, яка знов вирішила перевірити на міцністьоборону захисників Авдіївки.</text:p>
      <text:p text:style-name="P4">
<text:a xlink:type="simple" xlink:href="https://armyinform.com.ua/wp-content/uploads/2023/05/18-2.jpg" text:style-name="Internet_20_link" text:visited-style-name="Visited_20_Internet_20_Link">
<draw:frame draw:style-name="fr1" draw:name="Image320" text:anchor-type="as-char" svg:width="6.9236in" svg:height="6.9236in" draw:z-index="0">
<draw:image xlink:href="../Images/AРМІЯINFORM/2023-05-07T67-00-00-04-00/18-2-150x150.jpg" xlink:type="simple" xlink:show="embed" xlink:actuate="onLoad" draw:mime-type="image/jpeg"/>
</draw:frame>
</text:a>
</text:p>
      <text:p text:style-name="P4">
<text:a xlink:type="simple" xlink:href="https://armyinform.com.ua/wp-content/uploads/2023/05/19-1.jpg" text:style-name="Internet_20_link" text:visited-style-name="Visited_20_Internet_20_Link">
<draw:frame draw:style-name="fr1" draw:name="Image321" text:anchor-type="as-char" svg:width="6.9236in" svg:height="6.9236in" draw:z-index="0">
<draw:image xlink:href="../Images/AРМІЯINFORM/2023-05-07T67-00-00-04-00/19-1-150x150.jpg" xlink:type="simple" xlink:show="embed" xlink:actuate="onLoad" draw:mime-type="image/jpeg"/>
</draw:frame>
</text:a>
</text:p>
      <text:p text:style-name="P4">
<text:a xlink:type="simple" xlink:href="https://armyinform.com.ua/wp-content/uploads/2023/05/20-1.jpg" text:style-name="Internet_20_link" text:visited-style-name="Visited_20_Internet_20_Link">
<draw:frame draw:style-name="fr1" draw:name="Image322" text:anchor-type="as-char" svg:width="6.9236in" svg:height="6.9236in" draw:z-index="0">
<draw:image xlink:href="../Images/AРМІЯINFORM/2023-05-07T67-00-00-04-00/20-1-150x150.jpg" xlink:type="simple" xlink:show="embed" xlink:actuate="onLoad" draw:mime-type="image/jpeg"/>
</draw:frame>
</text:a>
</text:p>
      <text:p text:style-name="P4">
<text:a xlink:type="simple" xlink:href="https://armyinform.com.ua/wp-content/uploads/2023/05/21.jpg" text:style-name="Internet_20_link" text:visited-style-name="Visited_20_Internet_20_Link">
<draw:frame draw:style-name="fr1" draw:name="Image323" text:anchor-type="as-char" svg:width="6.9236in" svg:height="6.9236in" draw:z-index="0">
<draw:image xlink:href="../Images/AРМІЯINFORM/2023-05-07T67-00-00-04-00/21-150x150.jpg" xlink:type="simple" xlink:show="embed" xlink:actuate="onLoad" draw:mime-type="image/jpeg"/>
</draw:frame>
</text:a>
</text:p>
      <text:p text:style-name="P4">
<text:a xlink:type="simple" xlink:href="https://armyinform.com.ua/wp-content/uploads/2023/05/23.jpg" text:style-name="Internet_20_link" text:visited-style-name="Visited_20_Internet_20_Link">
<draw:frame draw:style-name="fr1" draw:name="Image324" text:anchor-type="as-char" svg:width="6.9236in" svg:height="6.9236in" draw:z-index="0">
<draw:image xlink:href="../Images/AРМІЯINFORM/2023-05-07T67-00-00-04-00/23-150x150.jpg" xlink:type="simple" xlink:show="embed" xlink:actuate="onLoad" draw:mime-type="image/jpeg"/>
</draw:frame>
</text:a>
</text:p>
      <text:p text:style-name="P4">
<text:a xlink:type="simple" xlink:href="https://armyinform.com.ua/wp-content/uploads/2023/05/25.jpg" text:style-name="Internet_20_link" text:visited-style-name="Visited_20_Internet_20_Link">
<draw:frame draw:style-name="fr1" draw:name="Image325" text:anchor-type="as-char" svg:width="6.9236in" svg:height="6.9236in" draw:z-index="0">
<draw:image xlink:href="../Images/AРМІЯINFORM/2023-05-07T67-00-00-04-00/25-150x150.jpg" xlink:type="simple" xlink:show="embed" xlink:actuate="onLoad" draw:mime-type="image/jpeg"/>
</draw:frame>
</text:a>
</text:p>
      <text:p text:style-name="P4">
<text:a xlink:type="simple" xlink:href="https://armyinform.com.ua/wp-content/uploads/2023/05/26.jpg" text:style-name="Internet_20_link" text:visited-style-name="Visited_20_Internet_20_Link">
<draw:frame draw:style-name="fr1" draw:name="Image326" text:anchor-type="as-char" svg:width="6.9236in" svg:height="6.9236in" draw:z-index="0">
<draw:image xlink:href="../Images/AРМІЯINFORM/2023-05-07T67-00-00-04-00/26-150x150.jpg" xlink:type="simple" xlink:show="embed" xlink:actuate="onLoad" draw:mime-type="image/jpeg"/>
</draw:frame>
</text:a>
</text:p>
      <text:p text:style-name="P4">
<text:a xlink:type="simple" xlink:href="https://armyinform.com.ua/wp-content/uploads/2023/05/27.jpg" text:style-name="Internet_20_link" text:visited-style-name="Visited_20_Internet_20_Link">
<draw:frame draw:style-name="fr1" draw:name="Image327" text:anchor-type="as-char" svg:width="6.9236in" svg:height="6.9236in" draw:z-index="0">
<draw:image xlink:href="../Images/AРМІЯINFORM/2023-05-07T67-00-00-04-00/27-150x150.jpg" xlink:type="simple" xlink:show="embed" xlink:actuate="onLoad" draw:mime-type="image/jpeg"/>
</draw:frame>
</text:a>
</text:p>
      <text:p text:style-name="P4">
— Посилаючи ворогу черговий вогняний подарунок, кожний з нас подумки висловлюєокупантам своє особисте побажання, — ділиться своїми думками Євген. — Хтосьмститься за загиблих родичів, дітей, друзів, хтось за зруйновані міста і села.Але всі мріють про одне — Перемогу і звільнення України!</text:p>
      <text:p text:style-name="P4">
<text:span text:style-name="T5">
Фото автора</text:span>
</text:p>
      <text:p text:style-name="P4">
Source: <text:a xlink:type="simple" xlink:href="https://armyinform.com.ua/2023/05/07/trofejna-msta-b-shhodnya-nyshhyt-voroga-na-avdiyivskomu-napryamku-reportazh-iz-peredovoyi/" text:style-name="Internet_20_link" text:visited-style-name="Visited_20_Internet_20_Link">
https://armyinform.com.ua/2023/05/07/trofejna-msta-b-shhodnya-nyshhyt-voroga-na-avdiyivskomu-napryamku-reportazh-iz-peredovoyi/</text:a>
</text:p>
      <!--NEWS-->
      <text:h text:style-name="P10" text:outline-level="1">
<text:span text:style-name="T4">
За добу рятувальники майже 200 разів виїжджали на ліквідацію наслідків ворожих обстрілів</text:span>
</text:h>
      <text:p text:style-name="P4">
Author: ['АРМІЯINFORM']</text:p>
      <text:p text:style-name="P4">
Time: 2023-05-07T68:00:00-04:00</text:p>
      <text:p text:style-name="P4">
Description: Протягом минулої доби, 6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28" text:anchor-type="as-char" svg:width="6.9236in" svg:height="4.635046in" draw:z-index="0">
<draw:image xlink:href="../Images/AРМІЯINFORM/2023-05-07T68-00-00-04-00/pozhezha-1.jpg" xlink:type="simple" xlink:show="embed" xlink:actuate="onLoad" draw:mime-type="image/jpeg"/>
</draw:frame>
Ілюстративне фото</text:p>
      <text:p text:style-name="P4">
Протягом минулої доби, <text:span text:style-name="T4">
6 травня,</text:span>
 підрозділи Державної служби України знадзвичайних ситуацій <text:span text:style-name="T4">
здійснили 170 виїздів</text:span>
 на ліквідацію наслідківобстрілів окупантами населених пунктів та об’єктів інфраструктури. Ліквідовано4 пожежі. Надано психологічну допомогу 222 особам.</text:p>
      <text:p text:style-name="P4">
Про це йдеться у <text:a xlink:type="simple" xlink:href="https://dsns.gov.ua/uk/news/nadzvicaini-podiyi/operativna-informaciia-dsns-shhodo-naslidkiv-vedennia-boiovix-dii-rosiiskoiu-federacijeiu-149"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3 124 виїздів на ліквідацію наслідків обстрілів, ліквідовано 14 436 пожеж,врятовано 4035 осіб, надано психологічну допомогу 213 163 особам.</text:p>
      <text:p text:style-name="P4">
Source: <text:a xlink:type="simple" xlink:href="https://armyinform.com.ua/2023/05/07/za-dobu-ryatuvalnyky-majzhe-200-raziv-vyyizhdzhaly-na-likvidacziyu-naslidkiv-vorozhyh-obstriliv-2/" text:style-name="Internet_20_link" text:visited-style-name="Visited_20_Internet_20_Link">
https://armyinform.com.ua/2023/05/07/za-dobu-ryatuvalnyky-majzhe-200-raziv-vyyizhdzhaly-na-likvidacziyu-naslidkiv-vorozhyh-obstriliv-2/</text:a>
</text:p>
      <!--NEWS-->
      <text:h text:style-name="P10" text:outline-level="1">
<text:span text:style-name="T4">
Загонів «кадирівців» ми не спостерігаємо в Бахмуті — Сергій Череватий</text:span>
</text:h>
      <text:p text:style-name="P4">
Author: ['Євгеній Романов']</text:p>
      <text:p text:style-name="P4">
Time: 2023-05-07T69:00:00-04:00</text:p>
      <text:p text:style-name="P4">
Description: Найманці «вагнера» досі намагаються захопити місто Бахмут, заява окупантів про замі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herevatyj-bahmut-2.jpg" text:style-name="Internet_20_link" text:visited-style-name="Visited_20_Internet_20_Link">
cherevatyj-bahmut-2.jpg</text:a>
']</text:p>
      <text:p text:style-name="P4">
Tags: []</text:p>
      <text:p text:style-name="P4">
Category: News</text:p>
      <!--METADATA-->
      <text:p text:style-name="P4">
<draw:frame draw:style-name="fr1" draw:name="Image329" text:anchor-type="as-char" svg:width="6.9236in" svg:height="4.32725in" draw:z-index="0">
<draw:image xlink:href="../Images/AРМІЯINFORM/2023-05-07T69-00-00-04-00/cherevatyj-bahmut-2.jpg" xlink:type="simple" xlink:show="embed" xlink:actuate="onLoad" draw:mime-type="image/jpeg"/>
</draw:frame>
 Полковник Сергій Череватий. Колаж АрміяInform</text:p>
      <text:p text:style-name="P4">
Найманці «вагнера» досі намагаються захопити місто Бахмут, заява окупантів прозаміну «вагнерівців» на «кадирівців» на цьому напрямку наразі не маєпідтвердження. Про це у прямому ефірі телемарафону «Єдині новини» повідомивречник Східного угруповання військ Збройних Сил України полковник СергійЧереватий.</text:p>
      <text:p text:style-name="P4">
Сергій Череватий також спростував поширювану ворогом тезу про нібито«снарядний голод» — обстріли Бахмута, попри заяви окупантів про відсутністьбоєприпасів, не припиняються.</text:p>
      <text:p text:style-name="P4">
— Як ми бачимо, 350 обстрілів, ну напевно важко говорити про снарядний голод.З того що я бачив у публічному просторі, на їхніх пабліках, то тільки сьогоднівони обмінялися такими пропозиціями (пригожин та «кадирівців». — Авт.) про те,що один готовий здати, а цей зайти. Ні, ще немає їх на позиціях — ведутьбойові дії саме «вагнерівці», — зазначив Сергій Череватий.</text:p>
      <text:p text:style-name="P4">
Source: <text:a xlink:type="simple" xlink:href="https://armyinform.com.ua/2023/05/07/zagoniv-kadyrivcziv-my-ne-sposterigayemo-v-bahmuti-sergij-cherevatyj/" text:style-name="Internet_20_link" text:visited-style-name="Visited_20_Internet_20_Link">
https://armyinform.com.ua/2023/05/07/zagoniv-kadyrivcziv-my-ne-sposterigayemo-v-bahmuti-sergij-cherevatyj/</text:a>
</text:p>
      <!--NEWS-->
      <text:h text:style-name="P10" text:outline-level="1">
<text:span text:style-name="T4">
Минулої доби російські війська обстріляли 127 населених пунктів України</text:span>
</text:h>
      <text:p text:style-name="P4">
Author: ['АРМІЯINFORM']</text:p>
      <text:p text:style-name="P4">
Time: 2023-05-07T70: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84485067910401564_y.jpg" text:style-name="Internet_20_link" text:visited-style-name="Visited_20_Internet_20_Link">
photo_5384485067910401564_y.jpg</text:a>
']</text:p>
      <text:p text:style-name="P4">
Tags: ['MILITARY MEDIA CENTER', 'STOPRUSSIA', 'АГРЕСІЯ РФ', 'ВІЙНА', 'ВТОРГНЕННЯ РФ', 'НАСЛІДКИ ВОРОЖИХ ОБСТРІЛІВ']</text:p>
      <text:p text:style-name="P4">
Category: News</text:p>
      <!--METADATA-->
      <text:p text:style-name="P4">
<draw:frame draw:style-name="fr1" draw:name="Image330" text:anchor-type="as-char" svg:width="6.9236in" svg:height="5.027196in" draw:z-index="0">
<draw:image xlink:href="../Images/AРМІЯINFORM/2023-05-07T70-00-00-04-00/photo_5384485067910401564_y.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Про це у Telegram <text:a xlink:type="simple" xlink:href="https://t.me/militarymediacenter/1876" text:style-name="Internet_20_link" text:visited-style-name="Visited_20_Internet_20_Link">
інформує</text:a>
 MilitaryMedia Center.</text:p>
      <text:p text:style-name="P4">
У повідомленні йдеться, що обстріли велись із різних видів озброєння(міномети, танки, артилерія, РСЗВ, ЗРК, БПЛА, тактична авіація).</text:p>
      <text:p text:style-name="P4">
«Здійснено обстріли 127 населених пунктів, підтверджено ураження 118 об’єктівінфраструктури», — повідомляє Military Media Center.</text:p>
      <text:p text:style-name="P4">
Є загиблі та поранені серед цивільного населення, кількість жертв уточнюється.</text:p>
      <text:p text:style-name="P4">
Source: <text:a xlink:type="simple" xlink:href="https://armyinform.com.ua/2023/05/07/mynuloyi-doby-rosijski-vijska-obstrilyaly-127-naselenyh-punktiv-ukrayiny/" text:style-name="Internet_20_link" text:visited-style-name="Visited_20_Internet_20_Link">
https://armyinform.com.ua/2023/05/07/mynuloyi-doby-rosijski-vijska-obstrilyaly-127-naselenyh-punktiv-ukrayiny/</text:a>
</text:p>
      <!--NEWS-->
      <text:h text:style-name="P10" text:outline-level="1">
<text:span text:style-name="T4">
Армійці Сумщини організували фестиваль настільних ігор</text:span>
</text:h>
      <text:p text:style-name="P4">
Author: ['Ігор Березинський']</text:p>
      <text:p text:style-name="P4">
Time: 2023-05-07T71:00:00-04:00</text:p>
      <text:p text:style-name="P4">
Description: На базі однієї з Лебединських шкіл військові Сумського обласного ТЦК та СП спіль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1-1.jpeg" text:style-name="Internet_20_link" text:visited-style-name="Visited_20_Internet_20_Link">
01-1.jpeg</text:a>
', '<text:a xlink:type="simple" xlink:href="https://armyinform.com.ua/wp-content/uploads/2023/05/02-2-150x150.jpeg" text:style-name="Internet_20_link" text:visited-style-name="Visited_20_Internet_20_Link">
02-2-150x150.jpeg</text:a>
', '<text:a xlink:type="simple" xlink:href="https://armyinform.com.ua/wp-content/uploads/2023/05/03-2-150x150.jpeg" text:style-name="Internet_20_link" text:visited-style-name="Visited_20_Internet_20_Link">
03-2-150x150.jpeg</text:a>
', '<text:a xlink:type="simple" xlink:href="https://armyinform.com.ua/wp-content/uploads/2023/05/04-1-150x150.jpeg" text:style-name="Internet_20_link" text:visited-style-name="Visited_20_Internet_20_Link">
04-1-150x150.jpeg</text:a>
', '<text:a xlink:type="simple" xlink:href="https://armyinform.com.ua/wp-content/uploads/2023/05/05-1-150x150.jpeg" text:style-name="Internet_20_link" text:visited-style-name="Visited_20_Internet_20_Link">
05-1-150x150.jpeg</text:a>
', '<text:a xlink:type="simple" xlink:href="https://armyinform.com.ua/wp-content/uploads/2023/05/06-1-150x150.jpeg" text:style-name="Internet_20_link" text:visited-style-name="Visited_20_Internet_20_Link">
06-1-150x150.jpeg</text:a>
', '<text:a xlink:type="simple" xlink:href="https://armyinform.com.ua/wp-content/uploads/2023/05/07-1-150x150.jpeg" text:style-name="Internet_20_link" text:visited-style-name="Visited_20_Internet_20_Link">
07-1-150x150.jpeg</text:a>
', '<text:a xlink:type="simple" xlink:href="https://armyinform.com.ua/wp-content/uploads/2023/05/08-150x150.jpeg" text:style-name="Internet_20_link" text:visited-style-name="Visited_20_Internet_20_Link">
08-150x150.jpeg</text:a>
', '<text:a xlink:type="simple" xlink:href="https://armyinform.com.ua/wp-content/uploads/2023/05/09-150x150.jpeg" text:style-name="Internet_20_link" text:visited-style-name="Visited_20_Internet_20_Link">
09-150x150.jpeg</text:a>
']</text:p>
      <text:p text:style-name="P4">
Tags: ['ЛЕБЕДИН', 'СУМЩИНА', 'ТЦК ТА СП', 'ШКОЛИ']</text:p>
      <text:p text:style-name="P4">
Category: News</text:p>
      <!--METADATA-->
      <text:p text:style-name="P4">
<draw:frame draw:style-name="fr1" draw:name="Image331" text:anchor-type="as-char" svg:width="6.9236in" svg:height="5.1927in" draw:z-index="0">
<draw:image xlink:href="../Images/AРМІЯINFORM/2023-05-07T71-00-00-04-00/01-1.jpeg" xlink:type="simple" xlink:show="embed" xlink:actuate="onLoad" draw:mime-type="image/jpeg"/>
</draw:frame>
</text:p>
      <text:p text:style-name="P4">
На базі однієї з Лебединських шкіл військові Сумського обласного ТЦК та СПспільно з Управлінням молоді та спорту Сумської ОВА організували турнір знастільних ігор. До нього залучили учнів, вчителів та волонтерів. Школярівстарших класів військовослужбовці знайомили з командною військовою грою«Капітан Сонар», що є аналогом морського бою та передбачає гру у складікоманди, до якої входять капітан, старший помічник, корегувальник тарозвідник.</text:p>
      <text:p text:style-name="P4">
<text:a xlink:type="simple" xlink:href="https://armyinform.com.ua/wp-content/uploads/2023/05/02-2.jpeg" text:style-name="Internet_20_link" text:visited-style-name="Visited_20_Internet_20_Link">
<draw:frame draw:style-name="fr1" draw:name="Image332" text:anchor-type="as-char" svg:width="6.9236in" svg:height="6.9236in" draw:z-index="0">
<draw:image xlink:href="../Images/AРМІЯINFORM/2023-05-07T71-00-00-04-00/02-2-150x150.jpeg" xlink:type="simple" xlink:show="embed" xlink:actuate="onLoad" draw:mime-type="image/jpeg"/>
</draw:frame>
</text:a>
</text:p>
      <text:p text:style-name="P4">
<text:a xlink:type="simple" xlink:href="https://armyinform.com.ua/wp-content/uploads/2023/05/03-2.jpeg" text:style-name="Internet_20_link" text:visited-style-name="Visited_20_Internet_20_Link">
<draw:frame draw:style-name="fr1" draw:name="Image333" text:anchor-type="as-char" svg:width="6.9236in" svg:height="6.9236in" draw:z-index="0">
<draw:image xlink:href="../Images/AРМІЯINFORM/2023-05-07T71-00-00-04-00/03-2-150x150.jpeg" xlink:type="simple" xlink:show="embed" xlink:actuate="onLoad" draw:mime-type="image/jpeg"/>
</draw:frame>
</text:a>
</text:p>
      <text:p text:style-name="P4">
<text:a xlink:type="simple" xlink:href="https://armyinform.com.ua/wp-content/uploads/2023/05/04-1.jpeg" text:style-name="Internet_20_link" text:visited-style-name="Visited_20_Internet_20_Link">
<draw:frame draw:style-name="fr1" draw:name="Image334" text:anchor-type="as-char" svg:width="6.9236in" svg:height="6.9236in" draw:z-index="0">
<draw:image xlink:href="../Images/AРМІЯINFORM/2023-05-07T71-00-00-04-00/04-1-150x150.jpeg" xlink:type="simple" xlink:show="embed" xlink:actuate="onLoad" draw:mime-type="image/jpeg"/>
</draw:frame>
</text:a>
</text:p>
      <text:p text:style-name="P4">
<text:a xlink:type="simple" xlink:href="https://armyinform.com.ua/wp-content/uploads/2023/05/05-1.jpeg" text:style-name="Internet_20_link" text:visited-style-name="Visited_20_Internet_20_Link">
<draw:frame draw:style-name="fr1" draw:name="Image335" text:anchor-type="as-char" svg:width="6.9236in" svg:height="6.9236in" draw:z-index="0">
<draw:image xlink:href="../Images/AРМІЯINFORM/2023-05-07T71-00-00-04-00/05-1-150x150.jpeg" xlink:type="simple" xlink:show="embed" xlink:actuate="onLoad" draw:mime-type="image/jpeg"/>
</draw:frame>
</text:a>
</text:p>
      <text:p text:style-name="P4">
— Завдяки цій грі ми показуємо дітям, що професія військового — це не лишезбирання та розбирання зброї. У такий спосіб ми хочемо підкреслити ролькомандира, старшого помічника, розвідника тощо. Проте загальною метоюзалишається те, аби донести молоді, що робота в команді аналогічна спільнійроботі в бойовому підрозділі. Також ми показали учасникам фестивалю зброю танавчали основ стрільби з неї, — зазначив начальник пресслужби Сумськогообласного ТЦК та СП майор Олександр Бондаренко.</text:p>
      <text:p text:style-name="P4">
<text:a xlink:type="simple" xlink:href="https://armyinform.com.ua/wp-content/uploads/2023/05/06-1.jpeg" text:style-name="Internet_20_link" text:visited-style-name="Visited_20_Internet_20_Link">
<draw:frame draw:style-name="fr1" draw:name="Image336" text:anchor-type="as-char" svg:width="6.9236in" svg:height="6.9236in" draw:z-index="0">
<draw:image xlink:href="../Images/AРМІЯINFORM/2023-05-07T71-00-00-04-00/06-1-150x150.jpeg" xlink:type="simple" xlink:show="embed" xlink:actuate="onLoad" draw:mime-type="image/jpeg"/>
</draw:frame>
</text:a>
</text:p>
      <text:p text:style-name="P4">
<text:a xlink:type="simple" xlink:href="https://armyinform.com.ua/wp-content/uploads/2023/05/07-1.jpeg" text:style-name="Internet_20_link" text:visited-style-name="Visited_20_Internet_20_Link">
<draw:frame draw:style-name="fr1" draw:name="Image337" text:anchor-type="as-char" svg:width="6.9236in" svg:height="6.9236in" draw:z-index="0">
<draw:image xlink:href="../Images/AРМІЯINFORM/2023-05-07T71-00-00-04-00/07-1-150x150.jpeg" xlink:type="simple" xlink:show="embed" xlink:actuate="onLoad" draw:mime-type="image/jpeg"/>
</draw:frame>
</text:a>
</text:p>
      <text:p text:style-name="P4">
<text:a xlink:type="simple" xlink:href="https://armyinform.com.ua/wp-content/uploads/2023/05/08.jpeg" text:style-name="Internet_20_link" text:visited-style-name="Visited_20_Internet_20_Link">
<draw:frame draw:style-name="fr1" draw:name="Image338" text:anchor-type="as-char" svg:width="6.9236in" svg:height="6.9236in" draw:z-index="0">
<draw:image xlink:href="../Images/AРМІЯINFORM/2023-05-07T71-00-00-04-00/08-150x150.jpeg" xlink:type="simple" xlink:show="embed" xlink:actuate="onLoad" draw:mime-type="image/jpeg"/>
</draw:frame>
</text:a>
</text:p>
      <text:p text:style-name="P4">
<text:a xlink:type="simple" xlink:href="https://armyinform.com.ua/wp-content/uploads/2023/05/09.jpeg" text:style-name="Internet_20_link" text:visited-style-name="Visited_20_Internet_20_Link">
<draw:frame draw:style-name="fr1" draw:name="Image339" text:anchor-type="as-char" svg:width="6.9236in" svg:height="6.9236in" draw:z-index="0">
<draw:image xlink:href="../Images/AРМІЯINFORM/2023-05-07T71-00-00-04-00/09-150x150.jpeg" xlink:type="simple" xlink:show="embed" xlink:actuate="onLoad" draw:mime-type="image/jpeg"/>
</draw:frame>
</text:a>
</text:p>
      <text:p text:style-name="P4">
Зі слів Олександра Бондаренка, сьогоднішнім заходом був зроблений і першийкрок, аби на майбутнє створити платформу для реінтеграції ветеранів, адже, найого думку, це дуже гарний інструмент для гуртування військових, особливонині, коли триває війна.</text:p>
      <text:p text:style-name="P4">
<text:span text:style-name="T5">
Фото Олександра Бондаренка</text:span>
</text:p>
      <text:p text:style-name="P4">
Source: <text:a xlink:type="simple" xlink:href="https://armyinform.com.ua/2023/05/07/armijczi-sumshhyny-organizuvaly-festyval-nastilnyh-igor/" text:style-name="Internet_20_link" text:visited-style-name="Visited_20_Internet_20_Link">
https://armyinform.com.ua/2023/05/07/armijczi-sumshhyny-organizuvaly-festyval-nastilnyh-igor/</text:a>
</text:p>
      <!--NEWS-->
      <text:h text:style-name="P10" text:outline-level="1">
<text:span text:style-name="T4">
Яка військова техніка потрібна Україні для контрнаступу?</text:span>
</text:h>
      <text:p text:style-name="P4">
Author: ['АРМІЯINFORM']</text:p>
      <text:p text:style-name="P4">
Time: 2023-05-07T72:00:00-04:00</text:p>
      <text:p text:style-name="P4">
Description: Департамент військово-технічної політики, розвитку озброєння та військової техні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broya-dlya-nastupu.jpg" text:style-name="Internet_20_link" text:visited-style-name="Visited_20_Internet_20_Link">
zbroya-dlya-nastupu.jpg</text:a>
']</text:p>
      <text:p text:style-name="P4">
Tags: ['F-16', 'STOPRUSSIA', 'АГРЕСІЯ РФ', 'ВІЙСЬКОВА ТЕХНІКА', 'ВТОРГНЕННЯ РФ', 'МІНІСТЕРСТВО ОБОРОНИ УКРАЇНИ', 'ОВТ', 'ОЗБРОЄННЯ', 'ППО', 'РЕБ', 'РСЗВ']</text:p>
      <text:p text:style-name="P4">
Category: News</text:p>
      <!--METADATA-->
      <text:p text:style-name="P4">
<draw:frame draw:style-name="fr1" draw:name="Image340" text:anchor-type="as-char" svg:width="6.9236in" svg:height="4.32725in" draw:z-index="0">
<draw:image xlink:href="../Images/AРМІЯINFORM/2023-05-07T72-00-00-04-00/zbroya-dlya-nastupu.jpg" xlink:type="simple" xlink:show="embed" xlink:actuate="onLoad" draw:mime-type="image/jpeg"/>
</draw:frame>
 Зброя для наступу. Колаж АрміяInform</text:p>
      <text:p text:style-name="P4">
Департамент військово-технічної політики, розвитку озброєння та військовоїтехніки Міністерства оборони України розповів, яка військова техніка потрібнаУкраїні для контрнаступу та на даному етапі ведення бойових дій.</text:p>
      <text:p text:style-name="P4">
Насамперед представники Міноборони зазначили, що забезпечення потреб ЗбройнихСил України та інших військових формувань держави здійснюється шляхом<text:span text:style-name="T4">
закупівлі</text:span>
 озброєння, військової та спеціальної техніки, ракет табоєприпасів (скорочено — озброєння та військова техніка, ОВТ) у вітчизнянихвиробників та <text:span text:style-name="T4">
за імпортом.</text:span>
 Наразі питома вага необхідного ОВТ надаєтьсявід країн-партнерів у рамках міжнародної технічної допомоги.</text:p>
      <text:p text:style-name="P4">
Департамент Міноборони пояснює, що запити на таку допомогу вносяться доінформаційно-комунікаційної системи <text:span text:style-name="T4">
«КОРОВАЙ»,</text:span>
 яка дозволяє країнам-партнерам оперативно отримувати інформацію щодо потреб сил оборони України.</text:p>
      <text:p text:style-name="P4">
«КОРОВАЙ» — програмний продукт електронної взаємодії із державами-партнерамищодо координації міжнародної військової допомоги.</text:p>
      <text:p text:style-name="P4">
За інформацією Департаменту військово-технічної політики, розвитку озброєннята військової техніки МОУ, наразі у Збройних Силах України існує потреба вотриманні від країн-партнерів як міжнародну технічну допомогу ряду зразківОВТ. До списку входять, зокрема:</text:p>
      <ul>
        <li>
          <text:p text:style-name="P4">
літаки — багатоцільові літаки типу F-16, штурмовики типу А-10 Thunderbolt;  * системи протиповітряної оборони:</text:p>
        </li>
        <li>
          <text:p text:style-name="P4">
великої дальності типу Patriot, SAMP/T, HAWK;  - середньої дальності типу NASAMS, IRIS-T, Crotale, ASPIDE;  - ближнього радіуса дії типу Gepard, Avenger, MANPADS;</text:p>
        </li>
        <li>
          <text:p text:style-name="P4">
ракети для критично важливих систем ППО AMRAAM, AIM-9M;  * радіолокаційні системи для систем ППО типу AN/MPQ-64 Sentinel;  * реактивні системи залпового вогню M142 HIMARS, M270 та боєприпаси до них;  * переносні зенітні ракетні комплекси Stinger, Piorun та ракети до них;  * протитанкові ракетні комплекси Javelin, TOW та ракети до них;  * артилерійські системи калібру 155 мм, 122 мм, 105 мм та боєприпаси до них;  * міномети калібру 120 мм, 82 мм, 60 мм та боєприпаси до них:  * контрбатарейні радари AN/TPQ-37, COBRA, ARTHUR.</text:p>
        </li>
      </ul>
      <text:p text:style-name="P4">
Крім того, за інформацією Департаменту військово-технічної політики, розвиткуозброєння та військової техніки МОУ, до нагальних потреб ЗСУ входять:</text:p>
      <ul>
        <li>
засоби ближнього бою — кулемети калібру 12,7 мм, станкові гранатомети калібру 40 мм, ручні протитанкові гранатомети;  * бронетанкова техніка — танки, бойові машини піхоти, бронетранспортери, бойові броньовані машини;  * безпілотні літальні апарати — ударні, розвідувальні — та боєприпаси до них;  * засоби радіоелектронної боротьби — придушення систем протиповітряної оборони противника (SEAD) та системи радіолокаційного придушення і введення в оману;  * гелікоптери — ударні типу Mi-24, транспортні типу Мі-17, M-8 — із запасними частинами, ракетами та пусковими установками до них;  * засоби берегової оборони — мобільні ракетні комплекси берегової оборони і морська система виявлення надводної обстановки;  * комунікаційне обладнання — тактичні системи зв'язку;  * прилади спостереження та розвідки — прилади нічного бачення, тепловізійні прилади, тепловізійні приціли, коліматорні приціли, квантові лазерні далекоміри, оптичні приціли, лазерні цілевказівники, артилерійські бусолi;  * технічні засоби забезпечення — паливозаправники, польові кухні, фургони-рефрижератори, засоби евакуації поранених, інженерно-технічні машини (крани та навантажувачі), мінні трали, бойові машини розгородження та системи розмінування, засоби евакуації техніки, мобільні понтонні системи та танкові мостоукладачі, ремонтні майстерні;  * макети озброєнь — танки, бойові машини піхоти, MLRS M270, M142 HIMARS, 155-мм гаубиця М777, 105-мм гаубиця М119, SA-5, SA-8.</li>
      </ul>
      <text:p text:style-name="P4">
<text:span text:style-name="T5">
Підготував Олександр Козубенко</text:span>
</text:p>
      <text:p text:style-name="P4">
Source: <text:a xlink:type="simple" xlink:href="https://armyinform.com.ua/2023/05/07/yaka-vijskova-tehnika-potribna-ukrayini-dlya-kontrnastupu/" text:style-name="Internet_20_link" text:visited-style-name="Visited_20_Internet_20_Link">
https://armyinform.com.ua/2023/05/07/yaka-vijskova-tehnika-potribna-ukrayini-dlya-kontrnastupu/</text:a>
</text:p>
      <!--NEWS-->
      <text:h text:style-name="P10" text:outline-level="1">
<text:span text:style-name="T4">
За добу піротехніки ДСНС знешкодили понад 100 вибухонебезпечних предметів</text:span>
</text:h>
      <text:p text:style-name="P4">
Author: ['АРМІЯINFORM']</text:p>
      <text:p text:style-name="P4">
Time: 2023-05-07T73:00:00-04:00</text:p>
      <text:p text:style-name="P4">
Description: Протягом минулої доби, 6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5/345609089_977588406604973_1180973340099281295_n.jpg" text:style-name="Internet_20_link" text:visited-style-name="Visited_20_Internet_20_Link">
345609089_977588406604973_1180973340099281295_n.jpg</text:a>
']</text:p>
      <text:p text:style-name="P4">
Tags: ['STOPRUSSIA', 'АГРЕСІЯ РФ', 'ВІЙНА', 'ВТОРГНЕННЯ РФ', 'ДСНС УКРАЇНИ', 'РОЗМІНУВАННЯ']</text:p>
      <text:p text:style-name="P4">
Category: News</text:p>
      <!--METADATA-->
      <text:p text:style-name="P4">
<draw:frame draw:style-name="fr1" draw:name="Image341" text:anchor-type="as-char" svg:width="6.9236in" svg:height="4.619339in" draw:z-index="0">
<draw:image xlink:href="../Images/AРМІЯINFORM/2023-05-07T73-00-00-04-00/nebezpechno-miny.jpg" xlink:type="simple" xlink:show="embed" xlink:actuate="onLoad" draw:mime-type="image/jpeg"/>
</draw:frame>
«Небезпечно. Міни». Ілюстративне фото</text:p>
      <text:p text:style-name="P4">
Протягом минулої доби, <text:span text:style-name="T4">
6 травня</text:span>
 , піротехнічні підрозділи Державної службиУкраїни з надзвичайних ситуацій <text:span text:style-name="T4">
133 рази</text:span>
 залучалися до виконання завдань зрозмінування.</text:p>
      <text:p text:style-name="P4">
Про це <text:span text:style-name="T5">
<text:a xlink:type="simple" xlink:href="https://dsns.gov.ua/uk/news/nadzvicaini-podiyi/operativna-informaciia-shhodo-roboti-pirotexnicnix-pidrozdiliv-dsns-ukrayini-44"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402</text:span>
<text:span text:style-name="T4">
вибухонебезпечних</text:span>
 <text:span text:style-name="T4">
предмети.</text:span>
 Обстежено (очищено) територію площею <text:span text:style-name="T4">
67гектарів</text:span>
.</text:p>
      <text:p text:style-name="P4">
Найчастіше піротехнічні підрозділи працювали: на Харківщині 17 687 разів,Київщині — 7626, Донеччині — 5124, Миколаївщині — 4807, Херсонщині — 4644,Чернігівщині — 4580, Сумщині — 1958, Черкащині — 1093.</text:p>
      <text:p text:style-name="P4">
Довідково: Всього з початку широкомасштабної агресії російської федерації натериторії України знешкоджено 356 791 од. вибухонебезпечних предметів та 2891кг вибухової речовини, у тому числі 2219 од. авіаційних бомб. Обстеженотериторію площею близько 84 576 гектарів.</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342" text:anchor-type="as-char" svg:width="6.9236in" svg:height="5.804039in" draw:z-index="0">
<draw:image xlink:href="../Images/AРМІЯINFORM/2023-05-07T73-00-00-04-00/345609089_977588406604973_1180973340099281295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07/za-dobu-pirotehniky-dsns-zneshkodyly-ponad-100-vybuhonebezpechnyh-predmetiv-7/" text:style-name="Internet_20_link" text:visited-style-name="Visited_20_Internet_20_Link">
https://armyinform.com.ua/2023/05/07/za-dobu-pirotehniky-dsns-zneshkodyly-ponad-100-vybuhonebezpechnyh-predmetiv-7/</text:a>
</text:p>
      <!--NEWS-->
      <text:h text:style-name="P10" text:outline-level="1">
<text:span text:style-name="T4">
Офіс Генпрокурора України: задокументовано понад 85 тисячі воєнних злочинів</text:span>
</text:h>
      <text:p text:style-name="P4">
Author: ['АРМІЯINFORM']</text:p>
      <text:p text:style-name="P4">
Time: 2023-05-07T74: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07052023ua.jpg" text:style-name="Internet_20_link" text:visited-style-name="Visited_20_Internet_20_Link">
warcrime-07052023ua.jpg</text:a>
', '<text:a xlink:type="simple" xlink:href="https://armyinform.com.ua/wp-content/uploads/2023/05/warcrime-07052023en.jpg" text:style-name="Internet_20_link" text:visited-style-name="Visited_20_Internet_20_Link">
warcrime-07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43" text:anchor-type="as-char" svg:width="6.9236in" svg:height="4.448413in" draw:z-index="0">
<draw:image xlink:href="../Images/AРМІЯINFORM/2023-05-07T74-00-00-04-00/warcrime-07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7 травня</text:span>
 зареєстровано:</text:p>
      <ul>
        <li>
85 205 воєнних злочинів,  * 17 064 злочини проти національної безпеки України.</li>
      </ul>
      <text:p text:style-name="P4">
Крім того, за офіційними даними ювенальних прокурорів, <text:span text:style-name="T4">
1444 дитинипостраждали</text:span>
 внаслідок агресії рф, з них:</text:p>
      <ul>
        <li>
480 — дітей загинули,  * 964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44" text:anchor-type="as-char" svg:width="6.9236in" svg:height="4.448413in" draw:z-index="0">
<draw:image xlink:href="../Images/AРМІЯINFORM/2023-05-07T74-00-00-04-00/warcrime-07052023en.jpg" xlink:type="simple" xlink:show="embed" xlink:actuate="onLoad" draw:mime-type="image/jpeg"/>
</draw:frame>
</text:p>
      <text:p text:style-name="P4">
Source: <text:a xlink:type="simple" xlink:href="https://armyinform.com.ua/2023/05/07/ofis-genprokurora-ukrayiny-zadokumentovano-ponad-85-tysyachi-voyennyh-zlochyniv/" text:style-name="Internet_20_link" text:visited-style-name="Visited_20_Internet_20_Link">
https://armyinform.com.ua/2023/05/07/ofis-genprokurora-ukrayiny-zadokumentovano-ponad-85-tysyachi-voyennyh-zlochyniv/</text:a>
</text:p>
      <!--NEWS-->
      <text:h text:style-name="P10" text:outline-level="1">
<text:span text:style-name="T4">
Ворогу точно не вдасться відібрати в нас мир — Володимир Зеленський</text:span>
</text:h>
      <text:p text:style-name="P4">
Author: ['АРМІЯINFORM']</text:p>
      <text:p text:style-name="P4">
Time: 2023-05-07T75:00:00-04:00</text:p>
      <text:p text:style-name="P4">
Description: Про це Президент України Володимир Зеленський написав у своєму телеграм-канал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31-150x150.jpg" text:style-name="Internet_20_link" text:visited-style-name="Visited_20_Internet_20_Link">
1-31-150x150.jpg</text:a>
', '<text:a xlink:type="simple" xlink:href="https://armyinform.com.ua/wp-content/uploads/2023/05/2-30-150x150.jpg" text:style-name="Internet_20_link" text:visited-style-name="Visited_20_Internet_20_Link">
2-30-150x150.jpg</text:a>
', '<text:a xlink:type="simple" xlink:href="https://armyinform.com.ua/wp-content/uploads/2023/05/3-31-150x150.jpg" text:style-name="Internet_20_link" text:visited-style-name="Visited_20_Internet_20_Link">
3-31-150x150.jpg</text:a>
', '<text:a xlink:type="simple" xlink:href="https://armyinform.com.ua/wp-content/uploads/2023/05/4-29-150x150.jpg" text:style-name="Internet_20_link" text:visited-style-name="Visited_20_Internet_20_Link">
4-29-150x150.jpg</text:a>
', '<text:a xlink:type="simple" xlink:href="https://armyinform.com.ua/wp-content/uploads/2023/05/5-19-150x150.jpg" text:style-name="Internet_20_link" text:visited-style-name="Visited_20_Internet_20_Link">
5-19-150x150.jpg</text:a>
', '<text:a xlink:type="simple" xlink:href="https://armyinform.com.ua/wp-content/uploads/2023/05/6-16-150x150.jpg" text:style-name="Internet_20_link" text:visited-style-name="Visited_20_Internet_20_Link">
6-16-150x150.jpg</text:a>
', '<text:a xlink:type="simple" xlink:href="https://armyinform.com.ua/wp-content/uploads/2023/05/7-12-150x150.jpg" text:style-name="Internet_20_link" text:visited-style-name="Visited_20_Internet_20_Link">
7-12-150x150.jpg</text:a>
', '<text:a xlink:type="simple" xlink:href="https://armyinform.com.ua/wp-content/uploads/2023/05/8-9-150x150.jpg" text:style-name="Internet_20_link" text:visited-style-name="Visited_20_Internet_20_Link">
8-9-150x150.jpg</text:a>
', '<text:a xlink:type="simple" xlink:href="https://armyinform.com.ua/wp-content/uploads/2023/05/9-10-150x150.jpg" text:style-name="Internet_20_link" text:visited-style-name="Visited_20_Internet_20_Link">
9-10-150x150.jpg</text:a>
', '<text:a xlink:type="simple" xlink:href="https://armyinform.com.ua/wp-content/uploads/2023/05/10-12-150x150.jpg" text:style-name="Internet_20_link" text:visited-style-name="Visited_20_Internet_20_Link">
10-12-150x150.jpg</text:a>
']</text:p>
      <text:p text:style-name="P4">
Tags: ['STOPRUSSIA', 'АГРЕСІЯ РФ', 'ВОЛОДИМИР ЗЕЛЕНСЬКИЙ', 'ВТОРГНЕННЯ РФ', 'ПРЕЗИДЕНТ УКРАЇНИ', 'ФОТОГРАФІЇ']</text:p>
      <text:p text:style-name="P4">
Category: News</text:p>
      <!--METADATA-->
      <text:p text:style-name="P4">
<text:a xlink:type="simple" xlink:href="https://armyinform.com.ua/wp-content/uploads/2023/05/1-31.jpg" text:style-name="Internet_20_link" text:visited-style-name="Visited_20_Internet_20_Link">
<draw:frame draw:style-name="fr1" draw:name="Image345" text:anchor-type="as-char" svg:width="6.9236in" svg:height="6.9236in" draw:z-index="0">
<draw:image xlink:href="../Images/AРМІЯINFORM/2023-05-07T75-00-00-04-00/1-31-150x150.jpg" xlink:type="simple" xlink:show="embed" xlink:actuate="onLoad" draw:mime-type="image/jpeg"/>
</draw:frame>
</text:a>
</text:p>
      <text:p text:style-name="P4">
<text:a xlink:type="simple" xlink:href="https://armyinform.com.ua/wp-content/uploads/2023/05/2-30.jpg" text:style-name="Internet_20_link" text:visited-style-name="Visited_20_Internet_20_Link">
<draw:frame draw:style-name="fr1" draw:name="Image346" text:anchor-type="as-char" svg:width="6.9236in" svg:height="6.9236in" draw:z-index="0">
<draw:image xlink:href="../Images/AРМІЯINFORM/2023-05-07T75-00-00-04-00/2-30-150x150.jpg" xlink:type="simple" xlink:show="embed" xlink:actuate="onLoad" draw:mime-type="image/jpeg"/>
</draw:frame>
</text:a>
</text:p>
      <text:p text:style-name="P4">
<text:a xlink:type="simple" xlink:href="https://armyinform.com.ua/wp-content/uploads/2023/05/3-31.jpg" text:style-name="Internet_20_link" text:visited-style-name="Visited_20_Internet_20_Link">
<draw:frame draw:style-name="fr1" draw:name="Image347" text:anchor-type="as-char" svg:width="6.9236in" svg:height="6.9236in" draw:z-index="0">
<draw:image xlink:href="../Images/AРМІЯINFORM/2023-05-07T75-00-00-04-00/3-31-150x150.jpg" xlink:type="simple" xlink:show="embed" xlink:actuate="onLoad" draw:mime-type="image/jpeg"/>
</draw:frame>
</text:a>
</text:p>
      <text:p text:style-name="P4">
<text:a xlink:type="simple" xlink:href="https://armyinform.com.ua/wp-content/uploads/2023/05/4-29.jpg" text:style-name="Internet_20_link" text:visited-style-name="Visited_20_Internet_20_Link">
<draw:frame draw:style-name="fr1" draw:name="Image348" text:anchor-type="as-char" svg:width="6.9236in" svg:height="6.9236in" draw:z-index="0">
<draw:image xlink:href="../Images/AРМІЯINFORM/2023-05-07T75-00-00-04-00/4-29-150x150.jpg" xlink:type="simple" xlink:show="embed" xlink:actuate="onLoad" draw:mime-type="image/jpeg"/>
</draw:frame>
</text:a>
</text:p>
      <text:p text:style-name="P4">
<text:a xlink:type="simple" xlink:href="https://armyinform.com.ua/wp-content/uploads/2023/05/5-19.jpg" text:style-name="Internet_20_link" text:visited-style-name="Visited_20_Internet_20_Link">
<draw:frame draw:style-name="fr1" draw:name="Image349" text:anchor-type="as-char" svg:width="6.9236in" svg:height="6.9236in" draw:z-index="0">
<draw:image xlink:href="../Images/AРМІЯINFORM/2023-05-07T75-00-00-04-00/5-19-150x150.jpg" xlink:type="simple" xlink:show="embed" xlink:actuate="onLoad" draw:mime-type="image/jpeg"/>
</draw:frame>
</text:a>
</text:p>
      <text:p text:style-name="P4">
<text:a xlink:type="simple" xlink:href="https://armyinform.com.ua/wp-content/uploads/2023/05/6-16.jpg" text:style-name="Internet_20_link" text:visited-style-name="Visited_20_Internet_20_Link">
<draw:frame draw:style-name="fr1" draw:name="Image350" text:anchor-type="as-char" svg:width="6.9236in" svg:height="6.9236in" draw:z-index="0">
<draw:image xlink:href="../Images/AРМІЯINFORM/2023-05-07T75-00-00-04-00/6-16-150x150.jpg" xlink:type="simple" xlink:show="embed" xlink:actuate="onLoad" draw:mime-type="image/jpeg"/>
</draw:frame>
</text:a>
</text:p>
      <text:p text:style-name="P4">
<text:a xlink:type="simple" xlink:href="https://armyinform.com.ua/wp-content/uploads/2023/05/7-12.jpg" text:style-name="Internet_20_link" text:visited-style-name="Visited_20_Internet_20_Link">
<draw:frame draw:style-name="fr1" draw:name="Image351" text:anchor-type="as-char" svg:width="6.9236in" svg:height="6.9236in" draw:z-index="0">
<draw:image xlink:href="../Images/AРМІЯINFORM/2023-05-07T75-00-00-04-00/7-12-150x150.jpg" xlink:type="simple" xlink:show="embed" xlink:actuate="onLoad" draw:mime-type="image/jpeg"/>
</draw:frame>
</text:a>
</text:p>
      <text:p text:style-name="P4">
<text:a xlink:type="simple" xlink:href="https://armyinform.com.ua/wp-content/uploads/2023/05/8-9.jpg" text:style-name="Internet_20_link" text:visited-style-name="Visited_20_Internet_20_Link">
<draw:frame draw:style-name="fr1" draw:name="Image352" text:anchor-type="as-char" svg:width="6.9236in" svg:height="6.9236in" draw:z-index="0">
<draw:image xlink:href="../Images/AРМІЯINFORM/2023-05-07T75-00-00-04-00/8-9-150x150.jpg" xlink:type="simple" xlink:show="embed" xlink:actuate="onLoad" draw:mime-type="image/jpeg"/>
</draw:frame>
</text:a>
</text:p>
      <text:p text:style-name="P4">
<text:a xlink:type="simple" xlink:href="https://armyinform.com.ua/wp-content/uploads/2023/05/9-10.jpg" text:style-name="Internet_20_link" text:visited-style-name="Visited_20_Internet_20_Link">
<draw:frame draw:style-name="fr1" draw:name="Image353" text:anchor-type="as-char" svg:width="6.9236in" svg:height="6.9236in" draw:z-index="0">
<draw:image xlink:href="../Images/AРМІЯINFORM/2023-05-07T75-00-00-04-00/9-10-150x150.jpg" xlink:type="simple" xlink:show="embed" xlink:actuate="onLoad" draw:mime-type="image/jpeg"/>
</draw:frame>
</text:a>
</text:p>
      <text:p text:style-name="P4">
<text:a xlink:type="simple" xlink:href="https://armyinform.com.ua/wp-content/uploads/2023/05/10-12.jpg" text:style-name="Internet_20_link" text:visited-style-name="Visited_20_Internet_20_Link">
<draw:frame draw:style-name="fr1" draw:name="Image354" text:anchor-type="as-char" svg:width="6.9236in" svg:height="6.9236in" draw:z-index="0">
<draw:image xlink:href="../Images/AРМІЯINFORM/2023-05-07T75-00-00-04-00/10-12-150x150.jpg" xlink:type="simple" xlink:show="embed" xlink:actuate="onLoad" draw:mime-type="image/jpeg"/>
</draw:frame>
</text:a>
</text:p>
      <text:p text:style-name="P4">
Про це Президент України Володимир Зеленський<text:a xlink:type="simple" xlink:href="https://t.me/V_Zelenskiy_official/6158" text:style-name="Internet_20_link" text:visited-style-name="Visited_20_Internet_20_Link">
написав</text:a>
 у своєму телеграм-каналі.</text:p>
      <text:p text:style-name="P4">
«Ворогу точно не вдасться відібрати в нас мир, який є природною частиноюукраїнського характеру. Мир і прагнення волі — для всієї нашої держави, длявсіх наших регіонів, міст і громад. Обовʼязково здобудемо», — написавПрезидент України.</text:p>
      <text:p text:style-name="P4">
Source: <text:a xlink:type="simple" xlink:href="https://armyinform.com.ua/2023/05/07/vorogu-tochno-ne-vdastsya-vidibraty-v-nas-myr-volodymyr-zelenskyj/" text:style-name="Internet_20_link" text:visited-style-name="Visited_20_Internet_20_Link">
https://armyinform.com.ua/2023/05/07/vorogu-tochno-ne-vdastsya-vidibraty-v-nas-myr-volodymyr-zelenskyj/</text:a>
</text:p>
      <!--NEWS-->
      <text:h text:style-name="P10" text:outline-level="1">
<text:span text:style-name="T4">
Олександр Сирський побував на сході та обговорив оборону Бахмута</text:span>
</text:h>
      <text:p text:style-name="P4">
Author: ['АРМІЯINFORM']</text:p>
      <text:p text:style-name="P4">
Time: 2023-05-07T76:00:00-04:00</text:p>
      <text:p text:style-name="P4">
Description: Командувач Східного угруповання військ генерал-полковник Олександр Сирський вч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32.jpg" text:style-name="Internet_20_link" text:visited-style-name="Visited_20_Internet_20_Link">
1-32.jpg</text:a>
', '<text:a xlink:type="simple" xlink:href="https://armyinform.com.ua/wp-content/uploads/2023/05/2-32.jpg" text:style-name="Internet_20_link" text:visited-style-name="Visited_20_Internet_20_Link">
2-32.jpg</text:a>
', '<text:a xlink:type="simple" xlink:href="https://armyinform.com.ua/wp-content/uploads/2023/05/3-32.jpg" text:style-name="Internet_20_link" text:visited-style-name="Visited_20_Internet_20_Link">
3-32.jpg</text:a>
', '<text:a xlink:type="simple" xlink:href="https://armyinform.com.ua/wp-content/uploads/2023/05/4-30.jpg" text:style-name="Internet_20_link" text:visited-style-name="Visited_20_Internet_20_Link">
4-30.jpg</text:a>
']</text:p>
      <text:p text:style-name="P4">
Tags: ['STOPRUSSIA', 'АГРЕСІЯ РФ', 'БАХМУТСЬКИЙ НАПРЯМОК', 'ВІЙНА', 'ВТОРГНЕННЯ РФ', 'ОЛЕКСАНДР СИРСЬКИЙ']</text:p>
      <text:p text:style-name="P4">
Category: News</text:p>
      <!--METADATA-->
      <text:p text:style-name="P4">
<draw:frame draw:style-name="fr1" draw:name="Image355" text:anchor-type="as-char" svg:width="6.9236in" svg:height="4.608521in" draw:z-index="0">
<draw:image xlink:href="../Images/AРМІЯINFORM/2023-05-07T76-00-00-04-00/1-32.jpg" xlink:type="simple" xlink:show="embed" xlink:actuate="onLoad" draw:mime-type="image/jpeg"/>
</draw:frame>
</text:p>
      <text:p text:style-name="P4">
Командувач Східного угруповання військ генерал-полковник Олександр Сирськийвчора, 6 травня, побував у районах ведення бойових дій, де зустрівся зкомандирами бойових частин.</text:p>
      <text:p text:style-name="P4">
Як <text:a xlink:type="simple" xlink:href="https://t.me/militarymediacenter/" text:style-name="Internet_20_link" text:visited-style-name="Visited_20_Internet_20_Link">
передає</text:a>
 Military Media Center, вониобговорили заходи для кращої оборони Бахмута й завдання максимального ураженнябойовикам «Вагнера». На місці було ухвалено необхідні оперативні рішення.Олександр Сирський наголосив, що завдяки активним діям наших бійців противникуне вдається досягти намічених цілей у місті-фортеці.</text:p>
      <text:p text:style-name="P4">
<draw:frame draw:style-name="fr1" draw:name="Image356" text:anchor-type="as-char" svg:width="6.9236in" svg:height="4.608521in" draw:z-index="0">
<draw:image xlink:href="../Images/AРМІЯINFORM/2023-05-07T76-00-00-04-00/2-32.jpg" xlink:type="simple" xlink:show="embed" xlink:actuate="onLoad" draw:mime-type="image/jpeg"/>
</draw:frame>
</text:p>
      <text:p text:style-name="P4">
Генерал-полковник Олександр Сирський пояснив, що не всі питання можнаобговорити віддалено. Тож спілкування наживо з командирами дало змогу детальнорозібратись у ситуації та спланувати майбутні дії.</text:p>
      <text:p text:style-name="P4">
Командувач Східного угруповання військ характеризує ситуацію на східномуфронті як напружену, але контрольовану. За його словами, росіяни останнімиднями збільшили інтенсивність обстрілів з важкого озброєння, почаливикористовувати більш удосконалену техніку та проводять перегрупування військ.</text:p>
      <text:p text:style-name="P4">
<draw:frame draw:style-name="fr1" draw:name="Image357" text:anchor-type="as-char" svg:width="6.9236in" svg:height="4.608521in" draw:z-index="0">
<draw:image xlink:href="../Images/AРМІЯINFORM/2023-05-07T76-00-00-04-00/3-32.jpg" xlink:type="simple" xlink:show="embed" xlink:actuate="onLoad" draw:mime-type="image/jpeg"/>
</draw:frame>
</text:p>
      <text:p text:style-name="P4">
«Це свідчить про те, що ворог не збирається змінювати свої плани і робить всеможливе, аби взяти Бахмут під контроль та продовжити наступальні дії», — кажевін.</text:p>
      <text:p text:style-name="P4">
Та, наголосив Олександр Сирський, завдяки активним діям наших бійцівпротивнику не вдається досягти намічених цілей.</text:p>
      <text:p text:style-name="P4">
<draw:frame draw:style-name="fr1" draw:name="Image358" text:anchor-type="as-char" svg:width="6.9236in" svg:height="5.218664in" draw:z-index="0">
<draw:image xlink:href="../Images/AРМІЯINFORM/2023-05-07T76-00-00-04-00/4-30.jpg" xlink:type="simple" xlink:show="embed" xlink:actuate="onLoad" draw:mime-type="image/jpeg"/>
</draw:frame>
</text:p>
      <text:p text:style-name="P4">
Також вчора з нагоди Дня піхоти генерал-полковник Олександр Сирський відзначивдержавними та відомчими нагородами, а також вручив цінні подарунки близько 170бійцям східного фронту, які героїчно проявили себе в боях.</text:p>
      <text:p text:style-name="P4">
Source: <text:a xlink:type="simple" xlink:href="https://armyinform.com.ua/2023/05/07/oleksandr-syrskyj-pobuvav-na-shodi-j-obgovoryv-oboronu-bahmuta/" text:style-name="Internet_20_link" text:visited-style-name="Visited_20_Internet_20_Link">
https://armyinform.com.ua/2023/05/07/oleksandr-syrskyj-pobuvav-na-shodi-j-obgovoryv-oboronu-bahmuta/</text:a>
</text:p>
      <!--NEWS-->
      <text:h text:style-name="P10" text:outline-level="1">
<text:span text:style-name="T4">
За фактами воєнних злочинів зс рф розпочато понад 75 тисяч кримінальних проваджень</text:span>
</text:h>
      <text:p text:style-name="P4">
Author: ['АРМІЯINFORM']</text:p>
      <text:p text:style-name="P4">
Time: 2023-05-07T77:00:00-04:00</text:p>
      <text:p text:style-name="P4">
Description: Станом на 7 травня слідчі Національної поліції України розпочали 75 351 криміналь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6bvwju51.jpg" text:style-name="Internet_20_link" text:visited-style-name="Visited_20_Internet_20_Link">
ob6bvwju51.jpg</text:a>
', '<text:a xlink:type="simple" xlink:href="https://armyinform.com.ua/wp-content/uploads/2023/05/thumb_80092_800_600_0_0_auto.png" text:style-name="Internet_20_link" text:visited-style-name="Visited_20_Internet_20_Link">
thumb_80092_800_600_0_0_auto.png</text:a>
']</text:p>
      <text:p text:style-name="P4">
Tags: ['STOPRUSSIA', 'АГРЕСІЯ РФ', 'ВІЙНА', 'ВОЄННІ ЗЛОЧИНИ', 'ВТОРГНЕННЯ РФ', 'НАЦІОНАЛЬНА ПОЛІЦІЯ УКРАЇНИ']</text:p>
      <text:p text:style-name="P4">
Category: News</text:p>
      <!--METADATA-->
      <text:p text:style-name="P4">
<draw:frame draw:style-name="fr1" draw:name="Image359" text:anchor-type="as-char" svg:width="6.9236in" svg:height="4.273159in" draw:z-index="0">
<draw:image xlink:href="../Images/AРМІЯINFORM/2023-05-07T77-00-00-04-00/ob6bvwju51.jpg" xlink:type="simple" xlink:show="embed" xlink:actuate="onLoad" draw:mime-type="image/jpeg"/>
</draw:frame>
Ілюстративне фото</text:p>
      <text:p text:style-name="P4">
<text:span text:style-name="T4">
Станом на 7 травня</text:span>
 слідчі Національної поліції України розпочали 75 351кримінальне провадження за фактами вчинення на території України злочиніввійськовослужбовцями збройних сил російської федерації та їхніми пособниками.</text:p>
      <text:p text:style-name="P4">
Про це <text:a xlink:type="simple" xlink:href="https://www.npu.gov.ua/news/zlochyny-vchyneni-viiskovymy-rf-pid-chas-povnomasshtabnoho-vtorhnennia-v-ukrainu-stanom-na-07052023" text:style-name="Internet_20_link" text:visited-style-name="Visited_20_Internet_20_Link">
повідомляє</text:a>
Національна поліція України.</text:p>
      <text:p text:style-name="P4">
З них:</text:p>
      <ul>
        <li>
63 068 — за порушення законів та звичаїв війни (ст. 438 Кримінального кодексу України);  * 9190 — за посягання на територіальну цілісність і недоторканність України (ст. 110 Кримінального кодексу України);  * 2837 — за колабораційну діяльність (ст. 111-1 Кримінального кодексу України);  * 153 — за державну зраду (ст. 111 Кримінального кодексу України);  * 38 — за вчинення диверсій та ін. (ст. 113 Кримінального кодексу України).</li>
      </ul>
      <text:p text:style-name="P4">
На території деокупованих районів <text:span text:style-name="T4">
виявлено 52 місця,</text:span>
 де росіяни незаконноутримували та катували громадян. З них:</text:p>
      <ul>
        <li>
27 — Харківська область;  * 16 — Херсонська область;  * 3 — Київська область;  * 2 — Сумська область;  * 2 — Миколаївська область;  * 1 — Донецька область;  * 1 — Чернігівська область.</li>
      </ul>
      <text:p text:style-name="P4">
<draw:frame draw:style-name="fr1" draw:name="Image360" text:anchor-type="as-char" svg:width="6.9236in" svg:height="4.058961in" draw:z-index="0">
<draw:image xlink:href="../Images/AРМІЯINFORM/2023-05-07T77-00-00-04-00/thumb_80092_800_600_0_0_auto.png" xlink:type="simple" xlink:show="embed" xlink:actuate="onLoad" draw:mime-type="image/png"/>
</draw:frame>
</text:p>
      <text:p text:style-name="P4">
Source: <text:a xlink:type="simple" xlink:href="https://armyinform.com.ua/2023/05/07/za-faktamy-voyennyh-zlochyniv-zs-rf-rozpochato/" text:style-name="Internet_20_link" text:visited-style-name="Visited_20_Internet_20_Link">
https://armyinform.com.ua/2023/05/07/za-faktamy-voyennyh-zlochyniv-zs-rf-rozpochato/</text:a>
</text:p>
      <!--NEWS-->
      <text:h text:style-name="P10" text:outline-level="1">
<text:span text:style-name="T4">
Україна завдяки Ізраїлю запалить «червоний колір» перед російськими повітряними загрозами</text:span>
</text:h>
      <text:p text:style-name="P4">
Author: ['Олег Мащенко']</text:p>
      <text:p text:style-name="P4">
Time: 2023-05-07T78:00:00-04:00</text:p>
      <text:p text:style-name="P4">
Description: Щодо того, як воно — мати сусідів, з території яких будь-якої миті можуть обстріляти т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oto1-.jpg" text:style-name="Internet_20_link" text:visited-style-name="Visited_20_Internet_20_Link">
foto1-.jpg</text:a>
', '<text:a xlink:type="simple" xlink:href="https://armyinform.com.ua/wp-content/uploads/2023/05/foto2-cza.jpg" text:style-name="Internet_20_link" text:visited-style-name="Visited_20_Internet_20_Link">
foto2-cza.jpg</text:a>
', '<text:a xlink:type="simple" xlink:href="https://armyinform.com.ua/wp-content/uploads/2023/05/foto-3-cza.jpg" text:style-name="Internet_20_link" text:visited-style-name="Visited_20_Internet_20_Link">
foto-3-cza.jpg</text:a>
']</text:p>
      <text:p text:style-name="P4">
Tags: ['ІЗРАЇЛЬ', 'ППО', 'ППО ЗСУ', 'РАКЕТНА ЗАГРОЗА', 'СИСТЕМА ПОПЕРЕДЖЕННЯ']</text:p>
      <text:p text:style-name="P4">
Category: News</text:p>
      <!--METADATA-->
      <text:p text:style-name="P4">
<draw:frame draw:style-name="fr1" draw:name="Image361" text:anchor-type="as-char" svg:width="6.9236in" svg:height="3.929143in" draw:z-index="0">
<draw:image xlink:href="../Images/AРМІЯINFORM/2023-05-07T78-00-00-04-00/foto1-.jpg" xlink:type="simple" xlink:show="embed" xlink:actuate="onLoad" draw:mime-type="image/jpeg"/>
</draw:frame>
 Системаоповіщення населення про небезпеку. Малюнок: ТСН</text:p>
      <text:p text:style-name="P4">
<text:span text:style-name="T4">
Щодо того, як воно — мати сусідів, з території яких будь-якої миті можутьобстріляти твої мирні населені пункти ракетами, чи не найбільше на планетіУкраїну розуміє Ізраїль. Перманентні бойові дії, що спалахують в цьому регіоніпівденно-західної Азії постійно супроводжуються ракетними обстрілами. Саметому ця держава приділяє так багато уваги попередженню своїх громадян проможливість повітряного удару з боку терористів.</text:span>
</text:p>
      <text:p text:style-name="P4">
З огляду на великий досвід Ізраїлю у цьому напрямку розробки обороннихтехнологій, особливим виглядає той факт, що на тижні, що минає, у Києві утестовому режимі розпочала роботу ізраїльська система раннього сповіщення проракетні удари. Про це розповів посол України в Ізраїлі Євген Корнійчук виданню<text:a xlink:type="simple" xlink:href="https://www.jpost.com/international/article-741955" text:style-name="Internet_20_link" text:visited-style-name="Visited_20_Internet_20_Link">
The Jerusalem Post</text:a>
.</text:p>
      <text:p text:style-name="P4">
«Україна попросила в Ізраїлю систему оповіщення про ракетні атаки післявторгнення росії минулого року. Попередній уряд обіцяв систему Україні, алепосол відзначив особисту участь прем’єр-міністра Ізраїлю Біньяміна Нетаньяху узабезпеченні швидкого завершення проєкту», — зазначається у матеріалієрусалимської газети.</text:p>
      <text:p text:style-name="P4">
Український дипломат виказав сподівання, що систему оповіщення швидкодоопрацюють і зможуть встановити у всіх великих містах України.</text:p>
      <text:p text:style-name="P4">
«Це дуже важливо для нашої цивільної та військової інфраструктури. Цеобладнання, яке дозволить нам рятувати життя», — додав Корнійчук.</text:p>
      <text:p text:style-name="P4">
Як зазначили ізраїльські медійники, ця система визначає ракети та снаряди всіхвидів та місця, куди вони впадуть, щоб зменшити радіус, де люди можутьопинитися в небезпеці. Вона також визначає, скільки часу піде на пошук укриттяу мешканців району, що перебувають під безпосередньою небезпекою.</text:p>
      <text:p text:style-name="P4">
Ізраїльський комплекс використовує поєднання радарів та оптичних пристроїв длявиявлення запусків ракет та безпілотників.</text:p>
      <text:p text:style-name="P4">
Технології ідентифікують розміри об’єктів та визначають небезпеку, після чогодані відображаються на електронній карті. Громадяни, зі свого боку, отримуютьпопередження на телефон або дізнаються про небезпеку через радіо, телебаченняабо сирену.</text:p>
      <text:p text:style-name="P4">
Свого часу ізраїльське видання <text:a xlink:type="simple" xlink:href="https://www.haaretz.com/" text:style-name="Internet_20_link" text:visited-style-name="Visited_20_Internet_20_Link">
Haaretz</text:a>
інформувало, що 16 лютого міністр закордонних справ Ізраїлю Елі Коен під часзустрічі у Києві пообіцяв Президенту України Володимиру Зеленському, щоІзраїль допоможе Україні розробити систему раннього сповіщення про наближенняракет та безпілотників. За словами міністра, ізраїльські фахівці спроможнідопомогти українцям створити свою «розумну» систему, що допоможе виявлятиворожі ракети та дрони, щоб потім їх збивати.</text:p>
      <text:p text:style-name="P4">
<draw:frame draw:style-name="fr1" draw:name="Image362" text:anchor-type="as-char" svg:width="6.9236in" svg:height="3.910752in" draw:z-index="0">
<draw:image xlink:href="../Images/AРМІЯINFORM/2023-05-07T78-00-00-04-00/foto2-cza.jpg" xlink:type="simple" xlink:show="embed" xlink:actuate="onLoad" draw:mime-type="image/jpeg"/>
</draw:frame>
Системизвукового оповіщення про ракетну атаку в Ізраїлі. Фото: Дана Копель</text:p>
      <text:p text:style-name="P4">
«Система раннього сповіщення зараз потрібна. Критично важливо знати, коливідбувся пуск для того, щоб оперативно зреагувати та запустити системи ППО.Якщо існує загроза, то системи раннього виявлення можуть швидко надати такуінформацію», — про таке заявив представник Повітряних сил ЗСУ Юрій Ігнат вефірі<text:a xlink:type="simple" xlink:href="https://www.youtube.com/watch" text:style-name="Internet_20_link" text:visited-style-name="Visited_20_Internet_20_Link">
телемарафону</text:a>
.</text:p>
      <text:p text:style-name="P4">
Безумовно, що прообразом розробленої для України системи попередження сталаізраїльська технологія раннього попередження про ракетний обстріл «Цева адом»(івр. צבע אדום — «Червоний колір»), що поширена в тій країні. Нею опікуєтьсяКомандування тилом, підрозділ Армії оборони Ізраїлю, військове управліннязахисту цивільного населення в Ізраїлі. Ця інформаційна система централізованодіє в країні з початку 2000-х років. А з 2014 року оповіщення про атакудоступні у додатках для смартфонів ізраїльтян на платформах IOS та Android.</text:p>
      <text:p text:style-name="P4">
<draw:frame draw:style-name="fr1" draw:name="Image363" text:anchor-type="as-char" svg:width="6.9236in" svg:height="3.715665in" draw:z-index="0">
<draw:image xlink:href="../Images/AРМІЯINFORM/2023-05-07T78-00-00-04-00/foto-3-cza.jpg" xlink:type="simple" xlink:show="embed" xlink:actuate="onLoad" draw:mime-type="image/jpeg"/>
</draw:frame>
Система попередження про ракетніобстріли «Цева адом»</text:p>
      <text:p text:style-name="P4">
Якщо в Україні сигнал про повітряну тривогу активується періодично відразу вкількох областях, то ізраїльська система запускає тривожну сирену уконкретному місці, місті чи районі. Крім звукового сповіщення, в ізраїльтянспрацьовує і спецсигнал, що вказує, скільки секунд чи хвилин є у громадян, щобпройти до укриття.</text:p>
      <text:p text:style-name="P4">
Система «Цева Адом» діє не лише на півночі Ізраїлю, що перебуває в небезпечнійблизькості до сектора Газа, а й в інших містах та селищах, розташованих у зонідосяжності ракет. Що ближче населений пункт до сектору Газа, то менше часудається його мешканцям, щоб сховатися. Так, мінімальний час становить 8секунд. У Здероті, розташованому за 3 кілометри від кордону з сектором Газа,система попереджає мешканців за 15 секунд до підльоту ракет, а в Ашкелоні (8кілометрів до сектора) дається цілих 30 секунд.</text:p>
      <text:p text:style-name="P4">
«Для комплексу протиракетної оборони в Ізраїлі (далі — ПРО) важливе значеннямає система раннього виявлення під назвою „Червоний колір“, сигнал якоїозначає необхідність негайного пошуку укриття. У крайньому разі цивільненаселення має усього кільканадцять секунд, щоб заховатися, і знаючи, що відцього залежить їхнє життя і здоров’я, люди роблять це без вагань. Згаданасистема підключена в Ізраїлі до національного телебачення і радіо, до мережіІнтернет та телефонів через мобільні тривожні додатки. Ізраїль поділений надесятки секторів, так щоб тривога була оголошена лише у районах, яким дійснозагрожує небезпека, де є ризик падіння ракети чи снаряду (наприклад, натериторії конкретного міста чи поселення).</text:p>
      <text:p text:style-name="P4">
Система попередження поєднана з системою ПРО „Залізний купол“. Коли ракета чиснаряд виявляється радіолокатором і визначається як загроза (система аналізуєтраєкторію польоту, вказуючи потенційне місце падіння), інформація про ценадходить до спеціального підрозділу Командування тилу, відповідального заоповіщення населення. У випадках, коли ракетний обстріл є масованим, системавручну активується черговою зміною Командування тилу, щоб автоматичний сигналтривоги повністю не паралізував діяльності населення. Одночасно відбуваєтьсяпостійний аналіз поточної ситуації, і тривогу не оголошують, якщо ракети чиснаряди мають впасти у незаселеній або вже евакуйованій зоні». Про таке вкоментарі кореспонденту АрміяInform розповів військовий експерт і директорінформаційно-консалтингової компанії <text:a xlink:type="simple" xlink:href="https://defence-ua.com/" text:style-name="Internet_20_link" text:visited-style-name="Visited_20_Internet_20_Link">
Defense Express</text:a>
 Сергій Згурець.</text:p>
      <text:p text:style-name="P4">
Зрозуміло, що умови роботи й можливості цієї системи в Україні будутьвідрізнятися від тих, що застосовуються в державі Ізраїль. Адже росіязастосовує проти нашої країни таке озброєння, яке щодо Ізраїлю ніхто невикористовує.</text:p>
      <text:p text:style-name="P4">
Source: <text:a xlink:type="simple" xlink:href="https://armyinform.com.ua/2023/05/07/ukrayina-zavdyaky-izrayilyu-zapalyt-chervonyj-kolir/" text:style-name="Internet_20_link" text:visited-style-name="Visited_20_Internet_20_Link">
https://armyinform.com.ua/2023/05/07/ukrayina-zavdyaky-izrayilyu-zapalyt-chervonyj-kolir/</text:a>
</text:p>
      <!--NEWS-->
      <text:h text:style-name="P10" text:outline-level="1">
<text:span text:style-name="T4">
На 9 травня можливі російські провокації — ГУР МОУ</text:span>
</text:h>
      <text:p text:style-name="P4">
Author: ['АРМІЯINFORM']</text:p>
      <text:p text:style-name="P4">
Time: 2023-05-07T79:00:00-04:00</text:p>
      <text:p text:style-name="P4">
Description: Держава-агресор росія часто обирає символічні дати для вчинення провокацій. Про це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3f90a5c-c87c-415b-b029-9f9e67586f3c.jpg" text:style-name="Internet_20_link" text:visited-style-name="Visited_20_Internet_20_Link">
a3f90a5c-c87c-415b-b029-9f9e67586f3c.jpg</text:a>
']</text:p>
      <text:p text:style-name="P4">
Tags: ['STOPRUSSIA', 'АГРЕСІЯ РФ', 'АНДРІЙ ЮСОВ', 'ВТОРГНЕННЯ РФ', 'ГУР МОУ', 'ПРОВОКАЦІЇ РФ']</text:p>
      <text:p text:style-name="P4">
Category: News</text:p>
      <!--METADATA-->
      <text:p text:style-name="P4">
<draw:frame draw:style-name="fr1" draw:name="Image364" text:anchor-type="as-char" svg:width="6.9236in" svg:height="3.894525in" draw:z-index="0">
<draw:image xlink:href="../Images/AРМІЯINFORM/2023-05-07T79-00-00-04-00/a3f90a5c-c87c-415b-b029-9f9e67586f3c.jpg" xlink:type="simple" xlink:show="embed" xlink:actuate="onLoad" draw:mime-type="image/jpeg"/>
</draw:frame>
</text:p>
      <text:p text:style-name="P4">
Держава-агресор росія часто обирає символічні дати для вчинення провокацій.Про це в ефірі телемарафону «Єдині новини»<text:a xlink:type="simple" xlink:href="https://gur.gov.ua/content/na-9-travnia-rosiia-mozhe-hotuvaty-provokatsii-predstavnyk-hur-mo-ukrainy-andrii-iusov.html" text:style-name="Internet_20_link" text:visited-style-name="Visited_20_Internet_20_Link">
заявив</text:a>
 представникГоловного управління розвідки Міністерства оборони України Андрій Юсов,попередивши про ймовірні провокації московитів 9 травня.</text:p>
      <text:p text:style-name="P4">
«Починаючи з 2014 року, окупанти використовують подібного роду провокації і невиключено, що і зараз ми з цим стикнемось. У цій ситуації провокації можутьбути спрямовані російськими спецслужбами проти російського цивільногонаселення і приурочені до певних дат, наприклад, 9 травня», — зазначивпредставник ГУР МО України.</text:p>
      <text:p text:style-name="P4">
Водночас Андрій Юсов припустив, що росіяни можуть спрямувати провокації іпроти білорусі: така російська «операція під фальшивим прапором» може мати наметі втягнути білоруську армію у війну проти України.</text:p>
      <text:p text:style-name="P4">
«Ніхто ані в Україні, ані в решті світу в подібні вистави вже не повірить.Хоча це не означає, що провокацій не буде», — підкреслив представник ГУРАндрій Юсов.</text:p>
      <text:p text:style-name="P4">
Source: <text:a xlink:type="simple" xlink:href="https://armyinform.com.ua/2023/05/07/na-9-travnya-mozhlyvi-rosijski-provokacziyi-gur/" text:style-name="Internet_20_link" text:visited-style-name="Visited_20_Internet_20_Link">
https://armyinform.com.ua/2023/05/07/na-9-travnya-mozhlyvi-rosijski-provokacziyi-gur/</text:a>
</text:p>
      <!--NEWS-->
      <text:h text:style-name="P10" text:outline-level="1">
<text:span text:style-name="T4">
Пропаганда рф намагається нав’язати наратив про те, що російська зброя є найкращою у світі — це велика помилка</text:span>
</text:h>
      <text:p text:style-name="P4">
Author: ['АРМІЯINFORM']</text:p>
      <text:p text:style-name="P4">
Time: 2023-05-07T80:00:00-04:00</text:p>
      <text:p text:style-name="P4">
Description: Про це Міністр оборони України Олексій Резніков заявив у Twitter.    Очільник Мін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reznikov.jpg" text:style-name="Internet_20_link" text:visited-style-name="Visited_20_Internet_20_Link">
reznikov.jpg</text:a>
']</text:p>
      <text:p text:style-name="P4">
Tags: ['STOPRUSSIA', 'АГРЕСІЯ РФ', 'ВІЙНА', 'ВТОРГНЕННЯ РФ', 'МІНІСТР ОБОРОНИ УКРАЇНИ', 'ОЛЕКСІЙ РЕЗНІКОВ', 'ОФІЦІЙНО']</text:p>
      <text:p text:style-name="P4">
Category: News</text:p>
      <!--METADATA-->
      <text:p text:style-name="P4">
<draw:frame draw:style-name="fr1" draw:name="Image365" text:anchor-type="as-char" svg:width="6.9236in" svg:height="4.615733in" draw:z-index="0">
<draw:image xlink:href="../Images/AРМІЯINFORM/2023-05-07T80-00-00-04-00/reznikov.jpg" xlink:type="simple" xlink:show="embed" xlink:actuate="onLoad" draw:mime-type="image/jpeg"/>
</draw:frame>
 ОлексійРезніков. Фото: Володимир Загребельний / АрміяInform</text:p>
      <text:p text:style-name="P4">
Про це Міністр оборони України Олексій Резніков заявив у Twitter.</text:p>
      <text:p text:style-name="P4">
Очільник Міноборони зазначив, що це велика помилка.</text:p>
      <text:p text:style-name="P4">
— Новий потужний засіб української протиповітряної оборони — система «Patriot»збила гіперзвукову аеробалістичну ракету Х-47, запущену російськимивійськовими злочинцями по нашій країні. Раніше ми не могли знищувати такіцілі, але за підтримки наших друзів неможливе стає можливим! — написав ОлексійРезніков.</text:p>
      <text:p text:style-name="Quotations">

<text:p text:style-name="P4">
Kinzhal vs Patriot  &gt;
  By <text:a xlink:type="simple" xlink:href="https://twitter.com/KpsZSU" text:style-name="Internet_20_link" text:visited-style-name="Visited_20_Internet_20_Link">
@KpsZSU</text:a>
 ✊&gt;
&gt;
 russian propaganda attempts to impose the narrative that russian weapons are&gt;
 the best in the world and one-of-a-kind ("no analogues").  &gt;
  That‘s a big mistake.  &gt;
  The Patriot system, a new powerful tool of Ukrainian air defense, shot down&gt;
 a Kh-47… <text:a xlink:type="simple" xlink:href="https://t.co/jLoAO518HA" text:style-name="Internet_20_link" text:visited-style-name="Visited_20_Internet_20_Link">
pic.twitter.com/jLoAO518HA</text:a>
&gt;
&gt;
 — Oleksii Reznikov (@oleksiireznikov) <text:a xlink:type="simple" xlink:href="https://twitter.com/oleksiireznikov/status/1655179587641389058" text:style-name="Internet_20_link" text:visited-style-name="Visited_20_Internet_20_Link">
May 7,&gt;
 2023</text:a>
</text:p>

</text:p>
      <text:p text:style-name="P4">
Source: <text:a xlink:type="simple" xlink:href="https://armyinform.com.ua/2023/05/07/propaganda-rf-namagayetsya-navyazaty-naratyv-pro-te-shho-rosijska-zbroya-ye-najkrashhoyu-u-sviti-cze-velyka-pomylka/" text:style-name="Internet_20_link" text:visited-style-name="Visited_20_Internet_20_Link">
https://armyinform.com.ua/2023/05/07/propaganda-rf-namagayetsya-navyazaty-naratyv-pro-te-shho-rosijska-zbroya-ye-najkrashhoyu-u-sviti-cze-velyka-pomylka/</text:a>
</text:p>
      <!--NEWS-->
      <text:h text:style-name="P10" text:outline-level="1">
<text:span text:style-name="T4">
З ким співпрацює Координаційний штаб для допомоги родинам полонених і зниклих безвісти військовослужбовців</text:span>
</text:h>
      <text:p text:style-name="P4">
Author: ['АРМІЯINFORM']</text:p>
      <text:p text:style-name="P4">
Time: 2023-05-07T81:00:00-04:00</text:p>
      <text:p text:style-name="P4">
Description: Для надання всебічної і якнайповнішої допомоги родинам полонених і зниклих безв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e655bba-2947-4cc3-a9c3-dd0bfd991c9a.jpg" text:style-name="Internet_20_link" text:visited-style-name="Visited_20_Internet_20_Link">
3e655bba-2947-4cc3-a9c3-dd0bfd991c9a.jpg</text:a>
']</text:p>
      <text:p text:style-name="P4">
Tags: ['КООРДИНАЦІЙНИЙ ШТАБ З ПИТАНЬ ПОВОДЖЕННЯ З ВІЙСЬКОВОПОЛОНЕНИМИ']</text:p>
      <text:p text:style-name="P4">
Category: News</text:p>
      <!--METADATA-->
      <text:p text:style-name="P4">
<draw:frame draw:style-name="fr1" draw:name="Image366" text:anchor-type="as-char" svg:width="6.9236in" svg:height="4.615733in" draw:z-index="0">
<draw:image xlink:href="../Images/AРМІЯINFORM/2023-05-07T81-00-00-04-00/3e655bba-2947-4cc3-a9c3-dd0bfd991c9a.jpg" xlink:type="simple" xlink:show="embed" xlink:actuate="onLoad" draw:mime-type="image/jpeg"/>
</draw:frame>
</text:p>
      <text:p text:style-name="P4">
Для надання всебічної і якнайповнішої допомоги родинам полонених і зниклихбезвісти військовослужбовців Координаційний штаб співпрацює з низкоюгромадських організацій, адвокатських об’єднань та благодійних фондів. Слідзазначити, що Координаційний штаб надає консультації щодо юридичних тапроцедурних питань, пов’язаних з перебуванням Захисників у полоні, а такождержавних соціальних зобов’язань, які гарантовані державою у випадкупотрапляння в полон. Усі послуги, які надає Координаційний штаб родинамЗахисників і Захисниць, безплатні.</text:p>
      <text:p text:style-name="P4">
Громадська Організація «КримSOS» надає підтримку, яка спрямована назабезпечення гарантій державного захисту, конституційних прав, свобод таінтересів цивільних осіб, яких позбавлено особистої свободи внаслідок збройноїагресії росії проти України, а також оборонців України, які перебувають уполоні держави-агресора.</text:p>
      <text:p text:style-name="P4">
Співпраця з благодійною організацією «Благодійний фонд «Благодійне Об’єднанняНації» полягає у спільному проведенні заходів, запровадженні нових таефективній реалізації чинних програм та проєктів, наданні благодійноїдопомоги.</text:p>
      <text:p text:style-name="P4">
Окремі заходи, спрямовані на розвиток взаємодії та співробітництва,проводяться з ГО «Фонд сприяння демократії».</text:p>
      <text:p text:style-name="P4">
Спільні ініціативи з ТОВ «АДОНІС-ЛАБ» спрямовані, зокрема, на створення умовдля забезпечення максимально ефективної допомоги військовослужбовцям, щопостраждали внаслідок бойових дій.</text:p>
      <text:p text:style-name="P4">
Громадська організація «УКРАЇНСЬКИЙ ВОЛОНТЕРСЬКИЙ ЦЕНТР» працює в напрямкузабезпечення реабілітаційних заходів для військовослужбовців, які постраждаливнаслідок збройної агресії проти України.</text:p>
      <text:p text:style-name="P4">
Громадська організація «СЕРЦЕ АЗОВСТАЛІ» сприяє у наданні допомогивійськовослужбовцям, які боронили місто Маріуполь з лютого по травень 2022року.</text:p>
      <text:p text:style-name="P4">
Окремо слід відзначити співпрацю з адвокатськими об’єднаннями та Центрами знадання безоплатної правової допомоги.</text:p>
      <text:p text:style-name="P4">
Адвокатське об’єднання «АВЕР ЛЕКС», адвокатське бюро Івана Давидюка «ЛІГАЛЕНЕРДЖИ», адвокатське бюро «ПАНФІЛОВА ТА ПАРТНЕРИ», адвокатське бюро«АВРАМЕНКО ЮЛІЇ», Миколаївський місцевий центр з надання БВПД, Регіональнийцентр з надання БВПД у Кіровоградській та Миколаївській областях, адвокатськеоб’єднання «ВІНКОС», адвокат Рибалко Костянтин Станіславович — усі вонинадають безоплатну правову допомогу родинам полонених і зниклих безвістивійськовослужбовців, а також долучаються до спільних заходів, спрямованих нанайскоріше звільнення з російського полону всіх Оборонців України. Вартонаголосити, що уся юридична допомога, яку родини військовослужбовців отримуютьу Координаційному штабі, безплатна.</text:p>
      <text:p text:style-name="P4">
Також із Координаційним штабом плідно співпрацюють благодійні організації,зокрема, «Благодійний фонд Діани Подолянчук» та «Благодійний фонд «ВідбудуємоУкраїну майбутнього». Заходи, проведені спільно з ними, сприяютьобороноздатності та мобілізаційній готовності країни, а також спрямовані напідтримку родин полонених і зниклих безвісти військовослужбовців.</text:p>
      <text:p text:style-name="P4">
Благодійний проєкт «Неопалимі» надає комплексне і безплатне лікування опіківта рубців для всіх, хто постраждав в наслідок війни.</text:p>
      <text:p text:style-name="P4">
Координаційний штаб вдячний усім громадським, благодійним, адвокатським іправозахисним організаціям за плідну співпрацю і дуже важливу допомогу, якувони надають родинам наших Захисників і Захисниць.</text:p>
      <text:p text:style-name="P4">
Координаційний штаб також закликає благодійників бути уважними і неперераховувати кошти неперевіреним організаціям та особам.</text:p>
      <text:p text:style-name="P4">
<text:span text:style-name="T4">
Джерело:</text:span>
 <text:a xlink:type="simple" xlink:href="https://koordshtab.gov.ua/archive/1477" text:style-name="Internet_20_link" text:visited-style-name="Visited_20_Internet_20_Link">
<text:span text:style-name="T5">
Координаційний штаб з питань поводження звійськовополоненими</text:span>
</text:a>
</text:p>
      <text:p text:style-name="P4">
Source: <text:a xlink:type="simple" xlink:href="https://armyinform.com.ua/2023/05/07/z-kym-spivpraczyuye-koordynaczijnyj-shtab-dlya-dopomogy-rodynam-polonenyh-i-znyklyh-bezvisty-vijskovosluzhbovcziv/" text:style-name="Internet_20_link" text:visited-style-name="Visited_20_Internet_20_Link">
https://armyinform.com.ua/2023/05/07/z-kym-spivpraczyuye-koordynaczijnyj-shtab-dlya-dopomogy-rodynam-polonenyh-i-znyklyh-bezvisty-vijskovosluzhbovcziv/</text:a>
</text:p>
      <!--NEWS-->
      <text:h text:style-name="P10" text:outline-level="1">
<text:span text:style-name="T4">
Морська піхота: Знищення російських окупантів залежить від досконалого володіння власною зброєю</text:span>
</text:h>
      <text:p text:style-name="P4">
Author: ['АРМІЯINFORM']</text:p>
      <text:p text:style-name="P4">
Time: 2023-05-07T82:00:00-04:00</text:p>
      <text:p text:style-name="P4">
Description: Українські морські піхотинці продовжують вдосконалювати свої знання та підтрим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orpihy-1.jpg" text:style-name="Internet_20_link" text:visited-style-name="Visited_20_Internet_20_Link">
morpihy-1.jpg</text:a>
', '<text:a xlink:type="simple" xlink:href="https://armyinform.com.ua/wp-content/uploads/2023/05/morpihy-2-150x150.jpg" text:style-name="Internet_20_link" text:visited-style-name="Visited_20_Internet_20_Link">
morpihy-2-150x150.jpg</text:a>
', '<text:a xlink:type="simple" xlink:href="https://armyinform.com.ua/wp-content/uploads/2023/05/morpihy-8-150x150.jpg" text:style-name="Internet_20_link" text:visited-style-name="Visited_20_Internet_20_Link">
morpihy-8-150x150.jpg</text:a>
', '<text:a xlink:type="simple" xlink:href="https://armyinform.com.ua/wp-content/uploads/2023/05/morpihy-7-150x150.jpg" text:style-name="Internet_20_link" text:visited-style-name="Visited_20_Internet_20_Link">
morpihy-7-150x150.jpg</text:a>
', '<text:a xlink:type="simple" xlink:href="https://armyinform.com.ua/wp-content/uploads/2023/05/morpihy-6-150x150.jpg" text:style-name="Internet_20_link" text:visited-style-name="Visited_20_Internet_20_Link">
morpihy-6-150x150.jpg</text:a>
', '<text:a xlink:type="simple" xlink:href="https://armyinform.com.ua/wp-content/uploads/2023/05/morpihy-5-150x150.jpg" text:style-name="Internet_20_link" text:visited-style-name="Visited_20_Internet_20_Link">
morpihy-5-150x150.jpg</text:a>
', '<text:a xlink:type="simple" xlink:href="https://armyinform.com.ua/wp-content/uploads/2023/05/morpihy-4-150x150.jpg" text:style-name="Internet_20_link" text:visited-style-name="Visited_20_Internet_20_Link">
morpihy-4-150x150.jpg</text:a>
', '<text:a xlink:type="simple" xlink:href="https://armyinform.com.ua/wp-content/uploads/2023/05/morpihy-3-150x150.jpg" text:style-name="Internet_20_link" text:visited-style-name="Visited_20_Internet_20_Link">
morpihy-3-150x150.jpg</text:a>
', '<text:a xlink:type="simple" xlink:href="https://armyinform.com.ua/wp-content/uploads/2023/05/morpihy-9-150x150.jpg" text:style-name="Internet_20_link" text:visited-style-name="Visited_20_Internet_20_Link">
morpihy-9-150x150.jpg</text:a>
', '<text:a xlink:type="simple" xlink:href="https://armyinform.com.ua/wp-content/uploads/2023/05/morpihy-15-150x150.jpg" text:style-name="Internet_20_link" text:visited-style-name="Visited_20_Internet_20_Link">
morpihy-15-150x150.jpg</text:a>
', '<text:a xlink:type="simple" xlink:href="https://armyinform.com.ua/wp-content/uploads/2023/05/morpihy-14-150x150.jpg" text:style-name="Internet_20_link" text:visited-style-name="Visited_20_Internet_20_Link">
morpihy-14-150x150.jpg</text:a>
', '<text:a xlink:type="simple" xlink:href="https://armyinform.com.ua/wp-content/uploads/2023/05/morpihy-13-150x150.jpg" text:style-name="Internet_20_link" text:visited-style-name="Visited_20_Internet_20_Link">
morpihy-13-150x150.jpg</text:a>
', '<text:a xlink:type="simple" xlink:href="https://armyinform.com.ua/wp-content/uploads/2023/05/morpihy-12-150x150.jpg" text:style-name="Internet_20_link" text:visited-style-name="Visited_20_Internet_20_Link">
morpihy-12-150x150.jpg</text:a>
', '<text:a xlink:type="simple" xlink:href="https://armyinform.com.ua/wp-content/uploads/2023/05/morpihy-11-150x150.jpg" text:style-name="Internet_20_link" text:visited-style-name="Visited_20_Internet_20_Link">
morpihy-11-150x150.jpg</text:a>
', '<text:a xlink:type="simple" xlink:href="https://armyinform.com.ua/wp-content/uploads/2023/05/morpihy-10-150x150.jpg" text:style-name="Internet_20_link" text:visited-style-name="Visited_20_Internet_20_Link">
morpihy-10-150x150.jpg</text:a>
']</text:p>
      <text:p text:style-name="P4">
Tags: ['ВІЙСЬКОВА ПІДГОТОВКА', 'ВМС ЗСУ', 'ВОГНЕВА ПІДГОТОВКА', 'КОМАНДУВАННЯ МОРСЬКОЇ ПІХОТИ', 'МОРСЬКА ПІХОТА']</text:p>
      <text:p text:style-name="P4">
Category: News</text:p>
      <!--METADATA-->
      <text:p text:style-name="P4">
<draw:frame draw:style-name="fr1" draw:name="Image367" text:anchor-type="as-char" svg:width="6.9236in" svg:height="4.61393in" draw:z-index="0">
<draw:image xlink:href="../Images/AРМІЯINFORM/2023-05-07T82-00-00-04-00/morpihy-1.jpg" xlink:type="simple" xlink:show="embed" xlink:actuate="onLoad" draw:mime-type="image/jpeg"/>
</draw:frame>
 Фото:Командування морської піхоти ВМС ЗСУ</text:p>
      <text:p text:style-name="P4">
Українські морські піхотинці продовжують вдосконалювати свої знання тапідтримувати навички на належному рівні, «щоб і надалі ефективно протистоятиагресії російських фашистських військ».</text:p>
      <text:p text:style-name="P4">
Про це<text:a xlink:type="simple" xlink:href="https://www.facebook.com/navy.mil.gov.ua/posts/pfbid0zNfo32f3qPSsxHv2isJdRE6JQCekTz3DBdaK1YCLTGWJJqz2r1uuUDqmmcTyvwJWl" text:style-name="Internet_20_link" text:visited-style-name="Visited_20_Internet_20_Link">
заявляє</text:a>
Командування Військово-Морських Сил Збройних Сил України.</text:p>
      <text:p text:style-name="P4">
<text:a xlink:type="simple" xlink:href="https://armyinform.com.ua/wp-content/uploads/2023/05/morpihy-2.jpg" text:style-name="Internet_20_link" text:visited-style-name="Visited_20_Internet_20_Link">
<draw:frame draw:style-name="fr1" draw:name="Image368" text:anchor-type="as-char" svg:width="6.9236in" svg:height="6.9236in" draw:z-index="0">
<draw:image xlink:href="../Images/AРМІЯINFORM/2023-05-07T82-00-00-04-00/morpihy-2-150x150.jpg" xlink:type="simple" xlink:show="embed" xlink:actuate="onLoad" draw:mime-type="image/jpeg"/>
</draw:frame>
</text:a>
</text:p>
      <text:p text:style-name="P4">
<text:a xlink:type="simple" xlink:href="https://armyinform.com.ua/wp-content/uploads/2023/05/morpihy-8.jpg" text:style-name="Internet_20_link" text:visited-style-name="Visited_20_Internet_20_Link">
<draw:frame draw:style-name="fr1" draw:name="Image369" text:anchor-type="as-char" svg:width="6.9236in" svg:height="6.9236in" draw:z-index="0">
<draw:image xlink:href="../Images/AРМІЯINFORM/2023-05-07T82-00-00-04-00/morpihy-8-150x150.jpg" xlink:type="simple" xlink:show="embed" xlink:actuate="onLoad" draw:mime-type="image/jpeg"/>
</draw:frame>
</text:a>
</text:p>
      <text:p text:style-name="P4">
<text:a xlink:type="simple" xlink:href="https://armyinform.com.ua/wp-content/uploads/2023/05/morpihy-7.jpg" text:style-name="Internet_20_link" text:visited-style-name="Visited_20_Internet_20_Link">
<draw:frame draw:style-name="fr1" draw:name="Image370" text:anchor-type="as-char" svg:width="6.9236in" svg:height="6.9236in" draw:z-index="0">
<draw:image xlink:href="../Images/AРМІЯINFORM/2023-05-07T82-00-00-04-00/morpihy-7-150x150.jpg" xlink:type="simple" xlink:show="embed" xlink:actuate="onLoad" draw:mime-type="image/jpeg"/>
</draw:frame>
</text:a>
</text:p>
      <text:p text:style-name="P4">
<text:a xlink:type="simple" xlink:href="https://armyinform.com.ua/wp-content/uploads/2023/05/morpihy-6.jpg" text:style-name="Internet_20_link" text:visited-style-name="Visited_20_Internet_20_Link">
<draw:frame draw:style-name="fr1" draw:name="Image371" text:anchor-type="as-char" svg:width="6.9236in" svg:height="6.9236in" draw:z-index="0">
<draw:image xlink:href="../Images/AРМІЯINFORM/2023-05-07T82-00-00-04-00/morpihy-6-150x150.jpg" xlink:type="simple" xlink:show="embed" xlink:actuate="onLoad" draw:mime-type="image/jpeg"/>
</draw:frame>
</text:a>
</text:p>
      <text:p text:style-name="P4">
<text:a xlink:type="simple" xlink:href="https://armyinform.com.ua/wp-content/uploads/2023/05/morpihy-5.jpg" text:style-name="Internet_20_link" text:visited-style-name="Visited_20_Internet_20_Link">
<draw:frame draw:style-name="fr1" draw:name="Image372" text:anchor-type="as-char" svg:width="6.9236in" svg:height="6.9236in" draw:z-index="0">
<draw:image xlink:href="../Images/AРМІЯINFORM/2023-05-07T82-00-00-04-00/morpihy-5-150x150.jpg" xlink:type="simple" xlink:show="embed" xlink:actuate="onLoad" draw:mime-type="image/jpeg"/>
</draw:frame>
</text:a>
</text:p>
      <text:p text:style-name="P4">
<text:a xlink:type="simple" xlink:href="https://armyinform.com.ua/wp-content/uploads/2023/05/morpihy-4.jpg" text:style-name="Internet_20_link" text:visited-style-name="Visited_20_Internet_20_Link">
<draw:frame draw:style-name="fr1" draw:name="Image373" text:anchor-type="as-char" svg:width="6.9236in" svg:height="6.9236in" draw:z-index="0">
<draw:image xlink:href="../Images/AРМІЯINFORM/2023-05-07T82-00-00-04-00/morpihy-4-150x150.jpg" xlink:type="simple" xlink:show="embed" xlink:actuate="onLoad" draw:mime-type="image/jpeg"/>
</draw:frame>
</text:a>
</text:p>
      <text:p text:style-name="P4">
<text:a xlink:type="simple" xlink:href="https://armyinform.com.ua/wp-content/uploads/2023/05/morpihy-3.jpg" text:style-name="Internet_20_link" text:visited-style-name="Visited_20_Internet_20_Link">
<draw:frame draw:style-name="fr1" draw:name="Image374" text:anchor-type="as-char" svg:width="6.9236in" svg:height="6.9236in" draw:z-index="0">
<draw:image xlink:href="../Images/AРМІЯINFORM/2023-05-07T82-00-00-04-00/morpihy-3-150x150.jpg" xlink:type="simple" xlink:show="embed" xlink:actuate="onLoad" draw:mime-type="image/jpeg"/>
</draw:frame>
</text:a>
</text:p>
      <text:p text:style-name="P4">
Попри щільний графік повсякденних завдань, морпіхи приділяють велику увагувідпрацюванню різних вправ з вогневої підготовки. «Адже коженвійськовослужбовець має не тільки досконально знати власну зброю, а й успішноїї використовувати, знищуючи російських окупантів», — йдеться в повідомленні.</text:p>
      <text:p text:style-name="P4">
<text:a xlink:type="simple" xlink:href="https://armyinform.com.ua/wp-content/uploads/2023/05/morpihy-9.jpg" text:style-name="Internet_20_link" text:visited-style-name="Visited_20_Internet_20_Link">
<draw:frame draw:style-name="fr1" draw:name="Image375" text:anchor-type="as-char" svg:width="6.9236in" svg:height="6.9236in" draw:z-index="0">
<draw:image xlink:href="../Images/AРМІЯINFORM/2023-05-07T82-00-00-04-00/morpihy-9-150x150.jpg" xlink:type="simple" xlink:show="embed" xlink:actuate="onLoad" draw:mime-type="image/jpeg"/>
</draw:frame>
</text:a>
</text:p>
      <text:p text:style-name="P4">
<text:a xlink:type="simple" xlink:href="https://armyinform.com.ua/wp-content/uploads/2023/05/morpihy-15.jpg" text:style-name="Internet_20_link" text:visited-style-name="Visited_20_Internet_20_Link">
<draw:frame draw:style-name="fr1" draw:name="Image376" text:anchor-type="as-char" svg:width="6.9236in" svg:height="6.9236in" draw:z-index="0">
<draw:image xlink:href="../Images/AРМІЯINFORM/2023-05-07T82-00-00-04-00/morpihy-15-150x150.jpg" xlink:type="simple" xlink:show="embed" xlink:actuate="onLoad" draw:mime-type="image/jpeg"/>
</draw:frame>
</text:a>
</text:p>
      <text:p text:style-name="P4">
<text:a xlink:type="simple" xlink:href="https://armyinform.com.ua/wp-content/uploads/2023/05/morpihy-14.jpg" text:style-name="Internet_20_link" text:visited-style-name="Visited_20_Internet_20_Link">
<draw:frame draw:style-name="fr1" draw:name="Image377" text:anchor-type="as-char" svg:width="6.9236in" svg:height="6.9236in" draw:z-index="0">
<draw:image xlink:href="../Images/AРМІЯINFORM/2023-05-07T82-00-00-04-00/morpihy-14-150x150.jpg" xlink:type="simple" xlink:show="embed" xlink:actuate="onLoad" draw:mime-type="image/jpeg"/>
</draw:frame>
</text:a>
</text:p>
      <text:p text:style-name="P4">
<text:a xlink:type="simple" xlink:href="https://armyinform.com.ua/wp-content/uploads/2023/05/morpihy-13.jpg" text:style-name="Internet_20_link" text:visited-style-name="Visited_20_Internet_20_Link">
<draw:frame draw:style-name="fr1" draw:name="Image378" text:anchor-type="as-char" svg:width="6.9236in" svg:height="6.9236in" draw:z-index="0">
<draw:image xlink:href="../Images/AРМІЯINFORM/2023-05-07T82-00-00-04-00/morpihy-13-150x150.jpg" xlink:type="simple" xlink:show="embed" xlink:actuate="onLoad" draw:mime-type="image/jpeg"/>
</draw:frame>
</text:a>
</text:p>
      <text:p text:style-name="P4">
<text:a xlink:type="simple" xlink:href="https://armyinform.com.ua/wp-content/uploads/2023/05/morpihy-12.jpg" text:style-name="Internet_20_link" text:visited-style-name="Visited_20_Internet_20_Link">
<draw:frame draw:style-name="fr1" draw:name="Image379" text:anchor-type="as-char" svg:width="6.9236in" svg:height="6.9236in" draw:z-index="0">
<draw:image xlink:href="../Images/AРМІЯINFORM/2023-05-07T82-00-00-04-00/morpihy-12-150x150.jpg" xlink:type="simple" xlink:show="embed" xlink:actuate="onLoad" draw:mime-type="image/jpeg"/>
</draw:frame>
</text:a>
</text:p>
      <text:p text:style-name="P4">
<text:a xlink:type="simple" xlink:href="https://armyinform.com.ua/wp-content/uploads/2023/05/morpihy-11.jpg" text:style-name="Internet_20_link" text:visited-style-name="Visited_20_Internet_20_Link">
<draw:frame draw:style-name="fr1" draw:name="Image380" text:anchor-type="as-char" svg:width="6.9236in" svg:height="6.9236in" draw:z-index="0">
<draw:image xlink:href="../Images/AРМІЯINFORM/2023-05-07T82-00-00-04-00/morpihy-11-150x150.jpg" xlink:type="simple" xlink:show="embed" xlink:actuate="onLoad" draw:mime-type="image/jpeg"/>
</draw:frame>
</text:a>
</text:p>
      <text:p text:style-name="P4">
<text:a xlink:type="simple" xlink:href="https://armyinform.com.ua/wp-content/uploads/2023/05/morpihy-10.jpg" text:style-name="Internet_20_link" text:visited-style-name="Visited_20_Internet_20_Link">
<draw:frame draw:style-name="fr1" draw:name="Image381" text:anchor-type="as-char" svg:width="6.9236in" svg:height="6.9236in" draw:z-index="0">
<draw:image xlink:href="../Images/AРМІЯINFORM/2023-05-07T82-00-00-04-00/morpihy-10-150x150.jpg" xlink:type="simple" xlink:show="embed" xlink:actuate="onLoad" draw:mime-type="image/jpeg"/>
</draw:frame>
</text:a>
</text:p>
      <text:p text:style-name="P4">
Source: <text:a xlink:type="simple" xlink:href="https://armyinform.com.ua/2023/05/07/morska-pihota-znyshhennya-rosijskyh-okupantiv/" text:style-name="Internet_20_link" text:visited-style-name="Visited_20_Internet_20_Link">
https://armyinform.com.ua/2023/05/07/morska-pihota-znyshhennya-rosijskyh-okupantiv/</text:a>
</text:p>
      <!--NEWS-->
      <text:h text:style-name="P10" text:outline-level="1">
<text:span text:style-name="T4">
Атаку на кремль росіяни показуватимуть як «перемогу» — Кирило Буданов</text:span>
</text:h>
      <text:p text:style-name="P4">
Author: ['АРМІЯINFORM']</text:p>
      <text:p text:style-name="P4">
Time: 2023-05-07T83: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udanov-gur.jpg" text:style-name="Internet_20_link" text:visited-style-name="Visited_20_Internet_20_Link">
budanov-gur.jpg</text:a>
', '<text:a xlink:type="simple" xlink:href="https://armyinform.com.ua/wp-content/uploads/2023/05/1.jpeg" text:style-name="Internet_20_link" text:visited-style-name="Visited_20_Internet_20_Link">
1.jpeg</text:a>
', '<text:a xlink:type="simple" xlink:href="https://armyinform.com.ua/wp-content/uploads/2023/05/2-33.jpg" text:style-name="Internet_20_link" text:visited-style-name="Visited_20_Internet_20_Link">
2-33.jpg</text:a>
']</text:p>
      <text:p text:style-name="P4">
Tags: ['STOPRUSSIA', 'АГРЕСІЯ РФ', 'ВТОРГНЕННЯ РФ', 'ГУР МОУ', 'ІНТЕРВ’Ю', 'КИРИЛО БУДАНОВ', 'КОНТРНАСТУП']</text:p>
      <text:p text:style-name="P4">
Category: News</text:p>
      <!--METADATA-->
      <text:p text:style-name="P4">
<draw:frame draw:style-name="fr1" draw:name="Image382" text:anchor-type="as-char" svg:width="6.9236in" svg:height="3.894525in" draw:z-index="0">
<draw:image xlink:href="../Images/AРМІЯINFORM/2023-05-07T83-00-00-04-00/budanov-gur.jpg" xlink:type="simple" xlink:show="embed" xlink:actuate="onLoad" draw:mime-type="image/jpeg"/>
</draw:frame>
</text:p>
      <text:p text:style-name="P4">
Начальник Головного управління розвідки Міністерства оборони України генерал-майор Кирило Буданов дав розлоге інтерв’ю журналістам YahooNews.</text:p>
      <text:p text:style-name="P4">
Про це <text:a xlink:type="simple" xlink:href="https://gur.gov.ua/content/ataku-na-kreml-rosiiany-pokazuvatymut-iak-peremohu.html" text:style-name="Internet_20_link" text:visited-style-name="Visited_20_Internet_20_Link">
повідомляє</text:a>
 пресслужба ГУР МОУ.</text:p>
      <text:p text:style-name="P4">
«Станом на зараз росія не має ані військового, ані економічного, аніполітичного потенціалу для здійснення спроби масштабного наступу будь-де вУкраїні», — заявив керівник воєнної розвідки Кирило Буданов.</text:p>
      <text:p text:style-name="P4">
Водночас, за словами начальника ГУР, держава-агресор росія досі здатнапроводити серйозні оборонні операції, і це проблема, з якою Україні доведетьсястикнутись.</text:p>
      <text:p text:style-name="P4">
<draw:frame draw:style-name="fr1" draw:name="Image383" text:anchor-type="as-char" svg:width="6.9236in" svg:height="3.890949in" draw:z-index="0">
<draw:image xlink:href="../Images/AРМІЯINFORM/2023-05-07T83-00-00-04-00/1.jpeg" xlink:type="simple" xlink:show="embed" xlink:actuate="onLoad" draw:mime-type="image/jpeg"/>
</draw:frame>
</text:p>
      <text:p text:style-name="P4">
Також Кирило Буданов повідомив, що рф намагається накопичити певний запасракет, аби зірвати український контрнаступ.</text:p>
      <text:p text:style-name="P4">
«Однак правда полягає в тому, що росіяни звели свої ракетні запаси майженанівець», — зазначив начальник воєнної розвідки України.</text:p>
      <text:p text:style-name="P4">
Кирило Буданов порівняв ворожих бойовиків-найманців так званих ПВК ізсолдатами регулярної армії агресора, заявивши, що «вагнерівці» мають значнокращу підготовку. При цьому ватажок ПВК «вагнер» пріґожин використовуєвеличезні втрати своїх найманців у війні задля ведення політичної кампанії:</text:p>
      <text:p text:style-name="P4">
«Його політичне майбутнє безпосередньо пов’язане з його фізичним виживанням,тому що в рф занадто багато сил, які хочуть його усунути. Очевидно, віннамагатиметься захищатися, бо для нього це навіть не питання вигнання чив’язниці — це питання життя і смерті», — розповів Кирило Буданов.</text:p>
      <text:p text:style-name="P4">
Відповідаючи на запитання журналіста про нібито причетність українськихспецслужб до ліквідації низки російських публічних апологетів війни протиУкраїни, Кирило Буданов відмовився підтверджувати чи спростовувати цюінформацію:</text:p>
      <text:p text:style-name="P4">
«Не продовжуйте цю тему. Все, що я прокоментую, це те, що ми вбивали росіян ібудемо вбивати росіян будь-де на всьому світі до повної перемоги України», —підкреслив керівник ГУР.</text:p>
      <text:p text:style-name="P4">
<draw:frame draw:style-name="fr1" draw:name="Image384" text:anchor-type="as-char" svg:width="6.9236in" svg:height="4.61393in" draw:z-index="0">
<draw:image xlink:href="../Images/AРМІЯINFORM/2023-05-07T83-00-00-04-00/2-33.jpg" xlink:type="simple" xlink:show="embed" xlink:actuate="onLoad" draw:mime-type="image/jpeg"/>
</draw:frame>
</text:p>
      <text:p text:style-name="P4">
Серед іншого, Кирило Буданов визнав, що російська федерація вміє діяти вінформаційному просторі, тому навіть уявну ракетну атаку на кремль московитипоказуватимуть як «перемогу», стверджуючи, мовляв, у такий спосіб запобіглинайбільшій катастрофі в історії людства.</text:p>
      <text:p text:style-name="P4">
«Звучить як жарт, але росіяни сприймають такі дурниці» — пояснив генерал-майорКирило Буданов.</text:p>
      <text:p text:style-name="P4">
Source: <text:a xlink:type="simple" xlink:href="https://armyinform.com.ua/2023/05/07/ataku-na-kreml-rosiyany-pokazuvatymut/" text:style-name="Internet_20_link" text:visited-style-name="Visited_20_Internet_20_Link">
https://armyinform.com.ua/2023/05/07/ataku-na-kreml-rosiyany-pokazuvatymut/</text:a>
</text:p>
      <!--NEWS-->
      <text:h text:style-name="P10" text:outline-level="1">
<text:span text:style-name="T4">
Генерал Валерій Залужний зустрівся з Генеральним інспектором Бундесверу</text:span>
</text:h>
      <text:p text:style-name="P4">
Author: ['АРМІЯINFORM']</text:p>
      <text:p text:style-name="P4">
Time: 2023-05-07T84:00:00-04:00</text:p>
      <text:p text:style-name="P4">
Description: Про це Головнокомандувач Збройних Сил України повідомив у своєму телеграм-каналі.    «Бу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ustrich-zaluzhnyj.jpg" text:style-name="Internet_20_link" text:visited-style-name="Visited_20_Internet_20_Link">
zustrich-zaluzhnyj.jpg</text:a>
']</text:p>
      <text:p text:style-name="P4">
Tags: ['ВАЛЕРІЙ ЗАЛУЖНИЙ', 'ГОЛОВНОКОМАНДУВАЧ ЗБРОЙНИХ СИЛ УКРАЇНИ', 'НІМЕЧЧИНА']</text:p>
      <text:p text:style-name="P4">
Category: News</text:p>
      <!--METADATA-->
      <text:p text:style-name="P4">
<draw:frame draw:style-name="fr1" draw:name="Image385" text:anchor-type="as-char" svg:width="6.9236in" svg:height="4.872163in" draw:z-index="0">
<draw:image xlink:href="../Images/AРМІЯINFORM/2023-05-07T84-00-00-04-00/zustrich-zaluzhnyj.jpg" xlink:type="simple" xlink:show="embed" xlink:actuate="onLoad" draw:mime-type="image/jpeg"/>
</draw:frame>
</text:p>
      <text:p text:style-name="P4">
Про це Головнокомандувач Збройних Сил України<text:a xlink:type="simple" xlink:href="https://t.me/CinCAFU/494" text:style-name="Internet_20_link" text:visited-style-name="Visited_20_Internet_20_Link">
повідомив</text:a>
 у своєму телеграм-каналі.</text:p>
      <text:p text:style-name="P4">
«Був радий вітати цього тижня в Україні з офіційним візитом Генеральногоінспектора Бундесверу генерала Карстена Броєра.</text:p>
      <text:p text:style-name="P4">
Провели конструктивну розмову. Описав ситуацію, що склалася на фронті тарозповів про підготовку Сил безпеки і оборони до майбутніх дій задлявизволення нашої території.</text:p>
      <text:p text:style-name="P4">
Подякував за вже надану Німеччиною військову допомогу: зенітні ракетнікомплекси IRIS-T, зенітні самохідні артилерійські установки Gepard, танкиLeopard та інше озброєння. Висловив сподівання, що у майбутньому усі нашіпартнери ухвалять вірне рішення і Україна отримає літаки F-16.</text:p>
      <text:p text:style-name="P4">
З генералом Броєром акцентували на важливості продовжувати підтримуватиУкраїну і надалі, домовилися бути на зв’язку та робити все можливе дляпосилення нашої обороноздатності.</text:p>
      <text:p text:style-name="P4">
Разом — до Перемоги!» — написав Валерій Залужний.</text:p>
      <text:p text:style-name="P4">
Source: <text:a xlink:type="simple" xlink:href="https://armyinform.com.ua/2023/05/07/general-valerij-zaluzhnyj-zustrivsya-z-generalnym-inspektorom-bundesveru/" text:style-name="Internet_20_link" text:visited-style-name="Visited_20_Internet_20_Link">
https://armyinform.com.ua/2023/05/07/general-valerij-zaluzhnyj-zustrivsya-z-generalnym-inspektorom-bundesveru/</text:a>
</text:p>
      <!--NEWS-->
      <text:h text:style-name="P10" text:outline-level="1">
<text:span text:style-name="T4">
Окупанти евакуюють цивільних українців до Бердянська, щоб прикрити ними свої війська — Наталія Гуменюк</text:span>
</text:h>
      <text:p text:style-name="P4">
Author: ['АРМІЯINFORM']</text:p>
      <text:p text:style-name="P4">
Time: 2023-05-07T85:00:00-04:00</text:p>
      <text:p text:style-name="P4">
Description: Ворог вивозить до Бердянська мешканців тимчасово окупованих територій Запоріз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2-11-16_13-45-44.jpg" text:style-name="Internet_20_link" text:visited-style-name="Visited_20_Internet_20_Link">
photo_2022-11-16_13-45-44.jpg</text:a>
']</text:p>
      <text:p text:style-name="P4">
Tags: ['STOPRUSSIA', 'АГРЕСІЯ РФ', 'ВІЙНА', 'ВТОРГНЕННЯ РФ', 'НАТАЛІЯ ГУМЕНЮК', 'ТЕЛЕМАРАФОН "ЄДИНІ НОВИНИ"']</text:p>
      <text:p text:style-name="P4">
Category: News</text:p>
      <!--METADATA-->
      <text:p text:style-name="P4">
<draw:frame draw:style-name="fr1" draw:name="Image386" text:anchor-type="as-char" svg:width="6.9236in" svg:height="4.61393in" draw:z-index="0">
<draw:image xlink:href="../Images/AРМІЯINFORM/2023-05-07T85-00-00-04-00/photo_2022-11-16_13-45-44.jpg" xlink:type="simple" xlink:show="embed" xlink:actuate="onLoad" draw:mime-type="image/jpeg"/>
</draw:frame>
</text:p>
      <text:p text:style-name="P4">
Ворог вивозить до Бердянська мешканців тимчасово окупованих територійЗапорізької та Херсонської областей з метою створити ілюзію турботи процивільних та за рахунок них убезпечити свої підрозділи, які вони розгортаютьна нових рубежах. Про це в ефірі національного марафону «Єдині новини»повідомила начальник Об’єднаного координаційного пресцентру Сил оборони півдняУкраїни капітан 1 рангу Наталія Гуменюк.</text:p>
      <text:p text:style-name="P4">
«Ми бачимо імітацію турботи про місцеве населення кожного разу, коли врашистів трошки підгоряє. Ми бачили таку їхню дію на правому березі, коли вони„активнічали“ щодо переміщення місцевого населення. Ми спостерігаємо це заразі на лівому березі Херсонщини, коли бачимо що вони виявляють псевдотурботу інамагаються евакуювати людей глибше — туди, де облаштовують свої рубежіоборони, і, відповідно, намагаються розташувати й по-новому розгорнути тампідрозділи й прикритися місцевими мешканцями.</text:p>
      <text:p text:style-name="P4">
Ми спостерігаємо, що вивезені люди в такий спосіб наповнюють ці місця, деворог намагається розташувати свою техніку й підрозділи», — зазначила НаталіяГуменюк.</text:p>
      <text:p text:style-name="P4">
На запитання ведучих — чи дійсно ворог вважає окупований Бердянськ безпечнимдля себе, начальник Об’єднаного координаційного пресцентру Сил оборони півдняУкраїни відповіла, що загарбники так не вважають, але хочуть переконати іншиху цьому. «Перевезення населення до Бердянська — це намагання продемонструвати,що це більш безпечні місця», — зазначила офіцерка.</text:p>
      <text:p text:style-name="P4">
Як <text:a xlink:type="simple" xlink:href="https://armyinform.com.ua/2023/05/04/ganna-malyar-pasporty-cze-gibrydna-zbroya-rosijskoyi-federacziyi/" text:style-name="Internet_20_link" text:visited-style-name="Visited_20_Internet_20_Link">
повідомляла</text:a>
 АрміяInform, паспорти рф — цегібридна зброя російської федерації.</text:p>
      <text:p text:style-name="P4">
рф воює не лише ракетами, артилерією, пропагандою, інформаційно-психологічнимиопераціями, а й своїми паспортами. Про це пише у своєму Telegram-каналізаступник Міністра оборони України Ганна Маляр.</text:p>
      <text:p text:style-name="P4">
Це спрямована, добре розроблена, масштабна кампанія, яку вони реалізовували щедо 2014 року як один з елементів готування до війни.</text:p>
      <text:p text:style-name="P4">
Зараз вони використовують паспортизацію для зміцнення свого злочинного режимуна тимчасово окупованих територіях України.</text:p>
      <text:p text:style-name="P4">
Source: <text:a xlink:type="simple" xlink:href="https://armyinform.com.ua/2023/05/07/evakuacziya-okupantamy-czyvilnyh-ukrayincziv-do-berdyanska-cze-namagannya-prykryty-nymy-svoyi-vijska-nataliya-gumenyuk/" text:style-name="Internet_20_link" text:visited-style-name="Visited_20_Internet_20_Link">
https://armyinform.com.ua/2023/05/07/evakuacziya-okupantamy-czyvilnyh-ukrayincziv-do-berdyanska-cze-namagannya-prykryty-nymy-svoyi-vijska-nataliya-gumenyuk/</text:a>
</text:p>
      <!--NEWS-->
      <text:h text:style-name="P10" text:outline-level="1">
<text:span text:style-name="T4">
Спецпризначенець «Макоша» повернувся до лав ЗСУ після важкого поранення</text:span>
</text:h>
      <text:p text:style-name="P4">
Author: ['АРМІЯINFORM']</text:p>
      <text:p text:style-name="P4">
Time: 2023-05-07T86:00:00-04:00</text:p>
      <text:p text:style-name="P4">
Description: У жовтні 2020 року в матеріалі «Це завдання для розвідників могло стати квитком в од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leksandr-makovej.jpg" text:style-name="Internet_20_link" text:visited-style-name="Visited_20_Internet_20_Link">
oleksandr-makovej.jpg</text:a>
', '<text:a xlink:type="simple" xlink:href="https://armyinform.com.ua/wp-content/uploads/2023/05/1-33-150x150.jpg" text:style-name="Internet_20_link" text:visited-style-name="Visited_20_Internet_20_Link">
1-33-150x150.jpg</text:a>
', '<text:a xlink:type="simple" xlink:href="https://armyinform.com.ua/wp-content/uploads/2023/05/2-34-150x150.jpg" text:style-name="Internet_20_link" text:visited-style-name="Visited_20_Internet_20_Link">
2-34-150x150.jpg</text:a>
', '<text:a xlink:type="simple" xlink:href="https://armyinform.com.ua/wp-content/uploads/2023/05/3-33-150x150.jpg" text:style-name="Internet_20_link" text:visited-style-name="Visited_20_Internet_20_Link">
3-33-150x150.jpg</text:a>
']</text:p>
      <text:p text:style-name="P4">
Tags: ['ВІЙСЬКОВІ МЕДИКИ', 'ЗАХИСНИКИ УКРАЇНИ', 'ОРДЕН "ЗА МУЖНІСТЬ"']</text:p>
      <text:p text:style-name="P4">
Category: News</text:p>
      <!--METADATA-->
      <text:p text:style-name="P4">
<draw:frame draw:style-name="fr1" draw:name="Image387" text:anchor-type="as-char" svg:width="6.9236in" svg:height="4.615733in" draw:z-index="0">
<draw:image xlink:href="../Images/AРМІЯINFORM/2023-05-07T86-00-00-04-00/oleksandr-makovej.jpg" xlink:type="simple" xlink:show="embed" xlink:actuate="onLoad" draw:mime-type="image/jpeg"/>
</draw:frame>
</text:p>
      <text:p text:style-name="P4">
У жовтні 2020 року в <text:a xlink:type="simple" xlink:href="https://armyinform.com.ua/2020/10/21/cze-zavdannya-dlya-rozvidnykiv-moglo-staty-kvytkom-v-odyn-kinecz/" text:style-name="Internet_20_link" text:visited-style-name="Visited_20_Internet_20_Link">
матеріалі</text:a>
 «Це завданнядля розвідників могло стати квитком в один кінець…» ми розповідали про герояросійсько-української війни, кавалера ордена «За мужність», спецпризначенцяОлександра Маковея, який зазнав важкого поранення. І ось, попри травму тадовге лікування, український захисник «Макоша» повернувся до лав Збройних СилУкраїни боронити Батьківщину.</text:p>
      <text:p text:style-name="P4">
Про це<text:a xlink:type="simple" xlink:href="https://www.facebook.com/moz.ukr/posts/pfbid0JcNUQKoaNE8pXhPsqKHMTnYYZ928kvAX1DtTggx6CxMNJ9PcyqZ744Qof2Dpmcb3l" text:style-name="Internet_20_link" text:visited-style-name="Visited_20_Internet_20_Link">
повідомляє</text:a>
Міністерство охорони здоров’я України.</text:p>
      <text:p text:style-name="P4">
У мирному житті 37-річний Олександр Маковей із Хмельницького, або Макоша — якназивають його побратими, — маляр-штукатур.</text:p>
      <text:p text:style-name="P4">
У 2009-му Олександр підписав контракт зі ЗСУ, а у 2014 не міг залишатисяосторонь, тому відправився у район бойових дій — спочатку у Слов’янськ, апотім в Донецький аеропорт та ще на кілька найгарячіших на той час напрямків.Однак боєць дістав контузію та змушений був піти зі служби.</text:p>
      <text:p text:style-name="P4">
<text:span text:style-name="T4">
Попри минулі травми, після 24 лютого Олександр звернувся до ТЦК та захищавКиївщину, а також боронив нашу землю на Сході — у районах Сєвєродонецька таЛисичанська.</text:span>
</text:p>
      <text:p text:style-name="P4">
Під час одного з мінометних обстрілів боєць зазнав вогнепального пораненнятаза та нижніх кінцівок. Невідкладну медичну допомогу та перше лікуванняОлександру надали у Краматорську, а потім був довгий шлях лікування в Дніпрі іХмельницькому обласному госпіталі ветеранів війни та 8 оперативних втручань.</text:p>
      <text:p text:style-name="P4">
<text:a xlink:type="simple" xlink:href="https://armyinform.com.ua/wp-content/uploads/2023/05/1-33.jpg" text:style-name="Internet_20_link" text:visited-style-name="Visited_20_Internet_20_Link">
<draw:frame draw:style-name="fr1" draw:name="Image388" text:anchor-type="as-char" svg:width="6.9236in" svg:height="6.9236in" draw:z-index="0">
<draw:image xlink:href="../Images/AРМІЯINFORM/2023-05-07T86-00-00-04-00/1-33-150x150.jpg" xlink:type="simple" xlink:show="embed" xlink:actuate="onLoad" draw:mime-type="image/jpeg"/>
</draw:frame>
</text:a>
</text:p>
      <text:p text:style-name="P4">
<text:a xlink:type="simple" xlink:href="https://armyinform.com.ua/wp-content/uploads/2023/05/2-34.jpg" text:style-name="Internet_20_link" text:visited-style-name="Visited_20_Internet_20_Link">
<draw:frame draw:style-name="fr1" draw:name="Image389" text:anchor-type="as-char" svg:width="6.9236in" svg:height="6.9236in" draw:z-index="0">
<draw:image xlink:href="../Images/AРМІЯINFORM/2023-05-07T86-00-00-04-00/2-34-150x150.jpg" xlink:type="simple" xlink:show="embed" xlink:actuate="onLoad" draw:mime-type="image/jpeg"/>
</draw:frame>
</text:a>
</text:p>
      <text:p text:style-name="P4">
<text:a xlink:type="simple" xlink:href="https://armyinform.com.ua/wp-content/uploads/2023/05/3-33.jpg" text:style-name="Internet_20_link" text:visited-style-name="Visited_20_Internet_20_Link">
<draw:frame draw:style-name="fr1" draw:name="Image390" text:anchor-type="as-char" svg:width="6.9236in" svg:height="6.9236in" draw:z-index="0">
<draw:image xlink:href="../Images/AРМІЯINFORM/2023-05-07T86-00-00-04-00/3-33-150x150.jpg" xlink:type="simple" xlink:show="embed" xlink:actuate="onLoad" draw:mime-type="image/jpeg"/>
</draw:frame>
</text:a>
</text:p>
      <text:p text:style-name="P4">
Уже на початку квітня цього року, попри довгий шлях лікування та реабілітації,Олександр повернувся у свою частину на сході України для подальшого захистудержави від окупантів.</text:p>
      <text:p text:style-name="P4">
За службу на сході країни Олександру Маковею були присвоєні нагороди: орден«За мужність» та відзнака Міністра оборони «За військову доблесть».</text:p>
      <text:p text:style-name="P4">
Завдяки таким «сталевим» та відважним воїнам Україна збереже свою незалежністьі здобуде перемогу над ворогом.</text:p>
      <text:p text:style-name="P4">
<text:span text:style-name="T4">
Низький уклін герою та подяка лікарям!</text:span>
</text:p>
      <text:p text:style-name="P4">
Source: <text:a xlink:type="simple" xlink:href="https://armyinform.com.ua/2023/05/07/speczpryznachenecz-makosha-povernuvsya/" text:style-name="Internet_20_link" text:visited-style-name="Visited_20_Internet_20_Link">
https://armyinform.com.ua/2023/05/07/speczpryznachenecz-makosha-povernuvsya/</text:a>
</text:p>
      <!--NEWS-->
      <text:h text:style-name="P10" text:outline-level="1">
<text:span text:style-name="T4">
Сили оборони за добу ліквідували три склади та зенітно-ракетний комплекс ворога</text:span>
</text:h>
      <text:p text:style-name="P4">
Author: ['АРМІЯINFORM']</text:p>
      <text:p text:style-name="P4">
Time: 2023-05-07T87:00:00-04:00</text:p>
      <text:p text:style-name="P4">
Description: Авіація Сил оборони за добу завдала 6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voroga.jpg" text:style-name="Internet_20_link" text:visited-style-name="Visited_20_Internet_20_Link">
vtraty-voroga.jpg</text:a>
']</text:p>
      <text:p text:style-name="P4">
Tags: ['STOPRUSSIA', 'АГРЕСІЯ РФ', 'ВТОРГНЕННЯ РФ', 'ВТРАТИ ВОРОГА', 'ГШ ЗСУ', 'ОПЕРАТИВНА ІНФОРМАЦІЯ', 'ХРОНІКА ОБОРОНИ']</text:p>
      <text:p text:style-name="P4">
Category: News</text:p>
      <!--METADATA-->
      <text:p text:style-name="P4">
<draw:frame draw:style-name="fr1" draw:name="Image391" text:anchor-type="as-char" svg:width="6.9236in" svg:height="4.608521in" draw:z-index="0">
<draw:image xlink:href="../Images/AРМІЯINFORM/2023-05-07T87-00-00-04-00/vtraty-voroga.jpg" xlink:type="simple" xlink:show="embed" xlink:actuate="onLoad" draw:mime-type="image/jpeg"/>
</draw:frame>
Ілюстративне фото / ГШ ЗСУ <text:span text:style-name="T4">
🔥 Ситуація щодо російського вторгнення</text:span>
</text:p>
      <text:p text:style-name="P4">
Авіація Сил оборони за добу завдала 6 ударів по районах зосередження особовогоскладу та військової техніки противника, а також удару по ворожому зенітномуракетному комплексу.</text:p>
      <text:p text:style-name="P4">
Про це<text:a xlink:type="simple" xlink:href="https://www.facebook.com/GeneralStaff.ua/posts/pfbid0Epe4mKdvePrp1awKF4CYnYN6VAkq25ePTfLgcykeqUcwsXqPDp351yAiPb6unYCBl" text:style-name="Internet_20_link" text:visited-style-name="Visited_20_Internet_20_Link">
повідомляє</text:a>
Генеральний штаб Збройних Сил України.</text:p>
      <text:p text:style-name="P4">
Своєю чергою, підрозділи ракетних військ і артилерії уразили 2 пунктиуправління, 2 райони зосередження озброєння та військової техніки противника,а також 3 склади боєприпасів ворога.</text:p>
      <text:p text:style-name="P4">
Source: <text:a xlink:type="simple" xlink:href="https://armyinform.com.ua/2023/05/07/syly-oborony-za-dobu-likviduvaly-try-sklady/" text:style-name="Internet_20_link" text:visited-style-name="Visited_20_Internet_20_Link">
https://armyinform.com.ua/2023/05/07/syly-oborony-za-dobu-likviduvaly-try-sklady/</text:a>
</text:p>
      <!--NEWS-->
      <text:h text:style-name="P10" text:outline-level="1">
<text:span text:style-name="T4">
«Активізація ракетного терору рф — це елемент психологічного тиску на українців» — Наталія Гуменюк</text:span>
</text:h>
      <text:p text:style-name="P4">
Author: ['АРМІЯINFORM']</text:p>
      <text:p text:style-name="P4">
Time: 2023-05-07T88:00:00-04:00</text:p>
      <text:p text:style-name="P4">
Description: Збільшення кількості ракетних атак та їхніх імітацій з боку рф є елементом психологі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umenyuk2.jpg" text:style-name="Internet_20_link" text:visited-style-name="Visited_20_Internet_20_Link">
gumenyuk2.jpg</text:a>
']</text:p>
      <text:p text:style-name="P4">
Tags: ['STOPRUSSIA', 'АГРЕСІЯ РФ', 'ВІЙНА', 'ВТОРГНЕННЯ РФ', 'НАТАЛІЯ ГУМЕНЮК', 'ТЕЛЕМАРАФОН "ЄДИНІ НОВИНИ"']</text:p>
      <text:p text:style-name="P4">
Category: News</text:p>
      <!--METADATA-->
      <text:p text:style-name="P4">
<draw:frame draw:style-name="fr1" draw:name="Image392" text:anchor-type="as-char" svg:width="6.9236in" svg:height="3.4618in" draw:z-index="0">
<draw:image xlink:href="../Images/AРМІЯINFORM/2023-05-07T88-00-00-04-00/gumenyuk2.jpg" xlink:type="simple" xlink:show="embed" xlink:actuate="onLoad" draw:mime-type="image/jpeg"/>
</draw:frame>
</text:p>
      <text:p text:style-name="P4">
Збільшення кількості ракетних атак та їхніх імітацій з боку рф є елементомпсихологічного тиску на українців і складовою гібридної війни, яка передбачаєодночасне використання як військових, так і невійськових засобів у війні.Тактику залякування окупанти використовують через те, що реальних інструментіву них стає все менше. Про це в ефірі національного марафону «Єдині новини»повідомила начальник Об’єднаного координаційного пресцентру Сил оборони півдняУкраїни капітан 1 рангу Наталія Гуменюк.</text:p>
      <text:p text:style-name="P4">
— Це також елемент психологічного тиску, треба усвідомлювати, що в гібриднійвійні дійсно використовується дуже багато елементів впливу на населенняУкраїни. Крім безпосередньо вогняного впливу, є і морально-психологічневиснаження, і енергетичне. Вони вже пробували — намагалися перевірити нас настійкість у складних умовах побутового життя. Вони намагаються використовуватирізні тактики — виснажують нашу систему протиповітряної оборони, намагаютьсявсе ж таки знайти спосіб її обходити. Все через те, що не мають сталого запасутих засобів, якими можуть діяти. Тобто використовують вже те, що в нихзалишилось — високоточну зброю вже трошки економлять, іншу поки щовикористовують, завдяки чому випробовують і вивіряють, де ж та системапротиповітряної оборони, — зазначила Наталія Гуменюк.</text:p>
      <text:p text:style-name="P4">
Source: <text:a xlink:type="simple" xlink:href="https://armyinform.com.ua/2023/05/07/aktyvizacziya-raketnogo-teroru-rf-cze-element-psyhologichnogo-tysku-na-ukrayincziv-nataliya-gumenyuk/" text:style-name="Internet_20_link" text:visited-style-name="Visited_20_Internet_20_Link">
https://armyinform.com.ua/2023/05/07/aktyvizacziya-raketnogo-teroru-rf-cze-element-psyhologichnogo-tysku-na-ukrayincziv-nataliya-gumenyuk/</text:a>
</text:p>
      <!--NEWS-->
      <text:h text:style-name="P10" text:outline-level="1">
<text:span text:style-name="T4">
Окупанти перетворили «евакуацію» на масове мародерство тимчасово окупованих територій</text:span>
</text:h>
      <text:p text:style-name="P4">
Author: ['АРМІЯINFORM']</text:p>
      <text:p text:style-name="P4">
Time: 2023-05-07T89:00:00-04:00</text:p>
      <text:p text:style-name="P4">
Description: Під приводом евакуації мирних жителів російські окупанти продовжують вивоз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rmiya-maroderov.jpg" text:style-name="Internet_20_link" text:visited-style-name="Visited_20_Internet_20_Link">
armiya-maroderov.jpg</text:a>
']</text:p>
      <text:p text:style-name="P4">
Tags: ['STOPRUSSIA', 'АГРЕСІЯ РФ', 'ВОЄННІ ЗЛОЧИНИ ЗС РФ', 'ВТОРГНЕННЯ РФ', 'ГШ ЗСУ', 'ЗАПОРІЖЖЯ', 'МАРОДЕРИ', 'ОПЕРАТИВНА ІНФОРМАЦІЯ', 'ТИМЧАСОВО ОКУПОВАНІ ТЕРИТОРІЇ']</text:p>
      <text:p text:style-name="P4">
Category: News</text:p>
      <!--METADATA-->
      <text:p text:style-name="P4">
<draw:frame draw:style-name="fr1" draw:name="Image393" text:anchor-type="as-char" svg:width="6.9236in" svg:height="3.894525in" draw:z-index="0">
<draw:image xlink:href="../Images/AРМІЯINFORM/2023-05-07T89-00-00-04-00/armiya-maroderov.jpg" xlink:type="simple" xlink:show="embed" xlink:actuate="onLoad" draw:mime-type="image/jpeg"/>
</draw:frame>
Армія мародерів. Колаж: 24 канал <text:span text:style-name="T4">
🔥 Ситуація щодо російського вторгнення</text:span>
</text:p>
      <text:p text:style-name="P4">
Під приводом евакуації мирних жителів російські окупанти продовжують вивозитинаграбоване майно з прифронтових населених пунктів тимчасово захопленихтериторій Запорізької області.</text:p>
      <text:p text:style-name="P4">
Про це<text:a xlink:type="simple" xlink:href="https://www.facebook.com/GeneralStaff.ua/posts/pfbid0Epe4mKdvePrp1awKF4CYnYN6VAkq25ePTfLgcykeqUcwsXqPDp351yAiPb6unYCBl" text:style-name="Internet_20_link" text:visited-style-name="Visited_20_Internet_20_Link">
повідомляє</text:a>
Генеральний штаб Збройних Сил України.</text:p>
      <text:p text:style-name="P4">
«Так, в Михайлівці, зафіксовано евакуацію усього майна разом зіспівробітниками ворожих фінансових установ на викрадених у місцевих жителівлегкових автомобілях. Також, в Дніпрорудне прибуло 15 автобусів для евакуаціїпредставників російських окупаційної адміністрації та так званої „народноїміліції“ разом з їхніми родинами. Військовослужбовці російських окупаційнихвійськ масово грабують магазини з оргтехнікою та викрадають легковіавтомобілі», — повідомляє Генеральний штаб ЗСУ.</text:p>
      <text:p text:style-name="P4">
Source: <text:a xlink:type="simple" xlink:href="https://armyinform.com.ua/2023/05/07/okupanty-peretvoryly-evakuacziyu-na-masove-maroderstvo/" text:style-name="Internet_20_link" text:visited-style-name="Visited_20_Internet_20_Link">
https://armyinform.com.ua/2023/05/07/okupanty-peretvoryly-evakuacziyu-na-masove-maroderstvo/</text:a>
</text:p>
      <!--NEWS-->
      <text:h text:style-name="P10" text:outline-level="1">
<text:span text:style-name="T4">
Ворог продовжує вести наступальні дії на Бахмутському напрямку — ГШ ЗСУ</text:span>
</text:h>
      <text:p text:style-name="P4">
Author: ['АРМІЯINFORM']</text:p>
      <text:p text:style-name="P4">
Time: 2023-05-07T90:00:00-04:00</text:p>
      <text:p text:style-name="P4">
Description: Про це повідомляє Генеральний штаб Збройних Сил України.    «Тривають бої в мі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hmut-associated-press.jpeg" text:style-name="Internet_20_link" text:visited-style-name="Visited_20_Internet_20_Link">
bahmut-associated-press.jpeg</text:a>
']</text:p>
      <text:p text:style-name="P4">
Tags: ['STOPRUSSIA', 'АГРЕСІЯ РФ', 'ВТОРГНЕННЯ РФ', 'ГШ ЗСУ', 'ОПЕРАТИВНА ІНФОРМАЦІЯ']</text:p>
      <text:p text:style-name="P4">
Category: News</text:p>
      <!--METADATA-->
      <text:p text:style-name="P4">
<draw:frame draw:style-name="fr1" draw:name="Image394" text:anchor-type="as-char" svg:width="6.9236in" svg:height="4.330592in" draw:z-index="0">
<draw:image xlink:href="../Images/AРМІЯINFORM/2023-05-07T90-00-00-04-00/bahmut-associated-press.jpeg" xlink:type="simple" xlink:show="embed" xlink:actuate="onLoad" draw:mime-type="image/jpeg"/>
</draw:frame>
 Бої за Бахмут. Ілюстративне фото / Associated Press <text:span text:style-name="T4">
🔥 Ситуаціящодо російського вторгнення</text:span>
</text:p>
      <text:p text:style-name="P4">
Про це<text:a xlink:type="simple" xlink:href="https://www.facebook.com/GeneralStaff.ua/posts/pfbid0Epe4mKdvePrp1awKF4CYnYN6VAkq25ePTfLgcykeqUcwsXqPDp351yAiPb6unYCBl" text:style-name="Internet_20_link" text:visited-style-name="Visited_20_Internet_20_Link">
повідомляє</text:a>
Генеральний штаб Збройних Сил України.</text:p>
      <text:p text:style-name="P4">
«Тривають бої в місті Бахмут, ворог обстрілює місто запалювальними тафосфорними боєприпасами. Протягом доби противник вів безуспішні наступальнідії в напрямку Хромового, Іванівського, Часового Яру та Ступочок», — йдеться вповідомленні.</text:p>
      <text:p text:style-name="P4">
Крім того, за інформацією ГШ ЗСУ, противник завдав авіаційних ударів порайонах населених пунктів Бахмут, Богданівка, Курдюмівка та Нью-Йорк. Відворожих обстрілів постраждали Залізнянське, Оріхово-Василівка, Новомаркове,Маркове, Бахмут, Іванівське, Часів Яр, Ступочки, Олександро-Шультине таЛеонідівка Донецької області.</text:p>
      <text:p text:style-name="P4">
Source: <text:a xlink:type="simple" xlink:href="https://armyinform.com.ua/2023/05/07/nastupalni-diyi-na-bahmutskomu-napryamku/" text:style-name="Internet_20_link" text:visited-style-name="Visited_20_Internet_20_Link">
https://armyinform.com.ua/2023/05/07/nastupalni-diyi-na-bahmutskomu-napryamku/</text:a>
</text:p>
      <!--NEWS-->
      <text:h text:style-name="P10" text:outline-level="1">
<text:span text:style-name="T4">
Окупанти застосували ракети С-300 і Х-22 по цивільних об’єктах</text:span>
</text:h>
      <text:p text:style-name="P4">
Author: ['АРМІЯINFORM']</text:p>
      <text:p text:style-name="P4">
Time: 2023-05-07T91:00:00-04:00</text:p>
      <text:p text:style-name="P4">
Description: Протягом цієї доби противник завдав 8 ракетних ударів, зокрема, 2 ракети С-30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300-zaporizhzhya.jpg" text:style-name="Internet_20_link" text:visited-style-name="Visited_20_Internet_20_Link">
s300-zaporizhzhya.jpg</text:a>
']</text:p>
      <text:p text:style-name="P4">
Tags: ['STOPRUSSIA', 'АГРЕСІЯ РФ', 'ВТОРГНЕННЯ РФ', 'ГШ ЗСУ', 'ОПЕРАТИВНА ІНФОРМАЦІЯ', 'РАКЕТНА НЕБЕЗПЕКА', 'РАКЕТНІ ОБСТРІЛИ']</text:p>
      <text:p text:style-name="P4">
Category: News</text:p>
      <!--METADATA-->
      <text:p text:style-name="P4">
<draw:frame draw:style-name="fr1" draw:name="Image395" text:anchor-type="as-char" svg:width="6.9236in" svg:height="4.615733in" draw:z-index="0">
<draw:image xlink:href="../Images/AРМІЯINFORM/2023-05-07T91-00-00-04-00/s300-zaporizhzhya.jpg" xlink:type="simple" xlink:show="embed" xlink:actuate="onLoad" draw:mime-type="image/jpeg"/>
</draw:frame>
 Залишки російської ракети С-300в Запоріжжі, жовтень 2022 року <text:span text:style-name="T4">
🔥 Ситуація щодо російського вторгнення</text:span>
</text:p>
      <text:p text:style-name="P4">
Протягом цієї доби противник завдав 8 ракетних ударів, зокрема, 2 ракети С-300влучили по цивільному підприємству в Балаклії на Харківщині, внаслідок чогопоранено 5 цивільних громадян.</text:p>
      <text:p text:style-name="P4">
Про це<text:a xlink:type="simple" xlink:href="https://www.facebook.com/GeneralStaff.ua/posts/pfbid0Epe4mKdvePrp1awKF4CYnYN6VAkq25ePTfLgcykeqUcwsXqPDp351yAiPb6unYCBl" text:style-name="Internet_20_link" text:visited-style-name="Visited_20_Internet_20_Link">
повідомляє</text:a>
Генеральний штаб Збройних Сил України.</text:p>
      <text:p text:style-name="P4">
«Окрім того, 5 російських ракет Х-22 окупанти випустили по цивільних об’єктахМиколаївської області та одну ракету Х-22 — по Херсонщині, без втрат», —йдеться в повідомленні.</text:p>
      <text:p text:style-name="P4">
Також, за інформацією Генштабу ЗСУ, ворог завдав 22 авіаційних ударів таздійснив понад 10 обстрілів з реактивних систем залпового вогню по позиціяхнаших військ та Нікополю Дніпропетровської області.</text:p>
      <text:p text:style-name="P4">
«На жаль, є загиблі та пораненні серед мирного населення, пошкодженобагатоповерховий будинок, приватні оселі та інша цивільна інфраструктура», —повідомляє ГШ ЗСУ.</text:p>
      <text:p text:style-name="P4">
Військові застерігають, що ймовірність завдавання ракетних та авіаційнихударів по всій території України залишається високою.</text:p>
      <text:p text:style-name="P4">
Source: <text:a xlink:type="simple" xlink:href="https://armyinform.com.ua/2023/05/07/okupanty-zastosuvaly-rakety-s-300-i-h-22-po-czyvilnyh-obyektah/" text:style-name="Internet_20_link" text:visited-style-name="Visited_20_Internet_20_Link">
https://armyinform.com.ua/2023/05/07/okupanty-zastosuvaly-rakety-s-300-i-h-22-po-czyvilnyh-obyektah/</text:a>
</text:p>
      <!--NEWS-->
      <text:h text:style-name="P10" text:outline-level="1">
<text:span text:style-name="T4">
Для чого росіяни відбирають катери в жителів Херсонщини</text:span>
</text:h>
      <text:p text:style-name="P4">
Author: ['АРМІЯINFORM']</text:p>
      <text:p text:style-name="P4">
Time: 2023-05-07T92:00:00-04:00</text:p>
      <text:p text:style-name="P4">
Description: Росіяни продовжують заходи з насильницького відчуження майна на тимчасово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sijska-kolona.jpg" text:style-name="Internet_20_link" text:visited-style-name="Visited_20_Internet_20_Link">
rosijska-kolona.jpg</text:a>
']</text:p>
      <text:p text:style-name="P4">
Tags: ['ВОЄННІ ЗЛОЧИНИ', 'ДУТА ВЕЛИЧ РОСАРМІЇ', 'МАРОДЕРИ', 'ТИМЧАСОВО ОКУПОВАНІ ТЕРИТОРІЇ', 'ХЕРСОНЩИНА']</text:p>
      <text:p text:style-name="P4">
Category: News</text:p>
      <!--METADATA-->
      <text:p text:style-name="P4">
<draw:frame draw:style-name="fr1" draw:name="Image396" text:anchor-type="as-char" svg:width="6.9236in" svg:height="4.330592in" draw:z-index="0">
<draw:image xlink:href="../Images/AРМІЯINFORM/2023-05-07T92-00-00-04-00/rosijska-kolona.jpg" xlink:type="simple" xlink:show="embed" xlink:actuate="onLoad" draw:mime-type="image/jpeg"/>
</draw:frame>
Окупанти. Ілюстративне фото</text:p>
      <text:p text:style-name="P4">
Росіяни продовжують заходи з насильницького відчуження майна на тимчасовоокупованих територіях.</text:p>
      <text:p text:style-name="P4">
Про це <text:a xlink:type="simple" xlink:href="https://sprotyv.mod.gov.ua/na-hersonshhyni-rosiyany-vidbyrayut-v-mistsevyh-katery/" text:style-name="Internet_20_link" text:visited-style-name="Visited_20_Internet_20_Link">
повідомляє</text:a>
 Центр національного спротиву Сил спеціальнихоперацій.</text:p>
      <text:p text:style-name="P4">
Зокрема, на тимчасово окупованому лівому березі Херсонської областіпредставники окупаційних адміністрацій відбирають у місцевого населеннякатери. У такий спосіб намагаються зменшити дефіцит плавзасобів у формуванняхзс рф.</text:p>
      <text:p text:style-name="P4">
«Наразі на ТОТ півдня України окупанти мають проблеми з логістикою. Занапрямок відповідає заступник міністра оборони рф юнусбек євкуров, якийпровалив плани із забезпеченням катерами російських підрозділів», — йдеться вповідомленні ЦНС.</text:p>
      <text:p text:style-name="P4">
Source: <text:a xlink:type="simple" xlink:href="https://armyinform.com.ua/2023/05/07/dlya-chogo-rosiyany-vidbyrayut-katery-v-zhyteliv-hersonshhyny/" text:style-name="Internet_20_link" text:visited-style-name="Visited_20_Internet_20_Link">
https://armyinform.com.ua/2023/05/07/dlya-chogo-rosiyany-vidbyrayut-katery-v-zhyteliv-hersonshhyny/</text:a>
</text:p>
      <!--NEWS-->
      <text:h text:style-name="P10" text:outline-level="1">
<text:span text:style-name="T4">
«Усі, хто допомагає Україні повертати безпеку, хто тисне на росію, — усі є захисниками миру» — Володимир Зеленський</text:span>
</text:h>
      <text:p text:style-name="P4">
Author: ['АРМІЯINFORM']</text:p>
      <text:p text:style-name="P4">
Time: 2023-05-07T93:00:00-04:00</text:p>
      <text:p text:style-name="P4">
Description: https://youtu.be/O5uTN_TED24    Бажаю здоровʼя, шановні українці!    Завершується ц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text:span text:style-name="T5">
Бажаю здоровʼя, шановні українці!</text:span>
</text:span>
</text:p>
      <text:p text:style-name="P4">
Завершується цей тиждень — дуже плідний для України. І цими днями ми активноготуємося до нових заходів у травні та червні. Маємо зробити цей час не меншплідним як у постачанні зброї для наших воїнів, так і в рішеннях для України,у переговорах із нашими партнерами.</text:p>
      <text:p text:style-name="P4">
Підготували важливу для нашого суспільства законодавчу ініціативу. Триваєпідготовка санкційних рішень проти агресора. Чекаємо на міжнародні зустрічірізного рівня у Києві. Говоримо з партнерами про зброю, яка допоможе намзробити більше заради відновлення миру.</text:p>
      <text:p text:style-name="P4">
Цього тижня різні наші партнери відзначились у допомозі Україні, у допомозіукраїнцям. Від Сполучених Штатів до Нової Зеландії, від Нідерландів і Бельгіїдо Хорватії. Країни Північної Європи — Норвегія, Данія, Швеція, Фінляндія,Ісландія. Я дякую за кожне рішення партнерів на підтримку України!</text:p>
      <text:p text:style-name="P4">
Дуже детально опрацьовуємо й з іншими нашими партнерами нові кроки в допомозіУкраїні, очікуємо їх найближчим часом — саме те, що потрібно для нашої сили напередовій, для захисту нашого неба, для правосуддя проти терористів і дляшвидшого відновлення миру для всієї української землі. Про ті рішення, про якіможна буде говорити публічно, обовʼязково повідомлю.</text:p>
      <text:p text:style-name="P4">
Дуже важливо, щоб світ знав про кожен факт російського терору проти нашихлюдей. Щоб світ говорив про те, що робить держава-терорист, і про те, як мизахищаємо життя. Я вдячний кожному й кожній, хто допомагає нам, поширюючиправду про російські удари та обстріли, про жорстокість окупантів, що неприпиняється ані на день!</text:p>
      <text:p text:style-name="P4">
Постійний російський терор проти Нікополя, жорстокі обстріли Херсона йобласті, удари по Харкову й області, терор проти сіл у прикордонних районах наЧернігівщині й Сумщині, пекло на Донеччині… Лише вчора та лише від одногоросійського удару по Херсонській області загинули девʼять українців — вонизаймалися розмінуванням, повертали безпеку для людей. Мої співчуття рідним,близьким загиблих.</text:p>
      <text:p text:style-name="P4">
Безпека — це головна мішень для росії. Як у нашій державі, так і всюди уЄвропі, всюди у вільному світі. Знищувати безпеку, нести смерть і хаос — цевсе, що робить держава-терорист. І всі, хто допомагає Україні повертатибезпеку, усі, хто зміцнює партнерства між країнами у Європі заради безпеки,заради спільної сили, усі, хто тисне на державу-терориста, — усі є захисникамимиру. Я дякую кожному й кожній у світі, хто з Україною, хто підтримує нашихвоїнів!</text:p>
      <text:p text:style-name="P4">
Слава всім нашим воїнам, хто зараз у бою, на бойових постах і на бойовихзавданнях!</text:p>
      <text:p text:style-name="P4">
Відзначу 3-тю окрему штурмову бригаду, 24-ту окрему механізовану бригаду зауспішне знищення терористів на Донеччині! Дякую вам, воїни!</text:p>
      <text:p text:style-name="P4">
57-ма окрема мотопіхотна бригада, 93-тя механізована бригада. Дякую всім вам,хлопці, за героїчний захист позицій, за взірцеву стійкість! Просто молодці</text:p>
      <text:p text:style-name="P4">
На Таврійському напрямку теж є результати, які варто відзначити, теж єбригади, яким є за що сьогодні подякувати.</text:p>
      <text:p text:style-name="P4">
Десантники «Сімдесятдевʼятки» та артилеристи 55-ї окремої бригади «ЗапорізькаСіч» — дякую вам, воїни, за вашу відвагу та потужність!</text:p>
      <text:p text:style-name="P4">
Бійці 128-ї окремої гірсько-штурмової бригади та морпіхи 35-ї окремої бригадиімені контр-адмірала Михайла Остроградського — дякую вам!</text:p>
      <text:p text:style-name="P4">
Дякую кожному нашому воїну, дякую кожному і кожній за кожен успіх на полі бою!</text:p>
      <text:p text:style-name="P4">
<text:span text:style-name="T4">
<text:span text:style-name="T5">
Слава вам, українські герої!</text:span>
</text:span>
</text:p>
      <text:p text:style-name="P4">
<text:span text:style-name="T4">
<text:span text:style-name="T5">
Слава Україні!</text:span>
</text:span>
</text:p>
      <text:p text:style-name="P4">
<text:span text:style-name="T4">
Джерело:</text:span>
 <text:span text:style-name="T5">
<text:a xlink:type="simple" xlink:href="https://www.president.gov.ua/news/usi-hto-dopomagaye-ukrayini-povertati-bezpeku-hto-tisne-na-r-82757" text:style-name="Internet_20_link" text:visited-style-name="Visited_20_Internet_20_Link">
Офіс Президента України</text:a>
</text:span>
</text:p>
      <text:p text:style-name="P4">
Source: <text:a xlink:type="simple" xlink:href="https://armyinform.com.ua/2023/05/07/usi-hto-dopomagaye-ukrayini-povertaty-bezpeku-hto-tysne-na-rosiyu-usi-ye-zahysnykamy-myru-volodymyr-zelenskyj/" text:style-name="Internet_20_link" text:visited-style-name="Visited_20_Internet_20_Link">
https://armyinform.com.ua/2023/05/07/usi-hto-dopomagaye-ukrayini-povertaty-bezpeku-hto-tysne-na-rosiyu-usi-ye-zahysnykamy-myru-volodymyr-zelenskyj/</text:a>
</text:p>
      <!--NEWS-->
      <text:h text:style-name="P10" text:outline-level="1">
<text:span text:style-name="T4">
Волонтери влаштували свято для випускників  курсу навчальної операції «ІНТЕРФЛЕКС»</text:span>
</text:h>
      <text:p text:style-name="P4">
Author: ['АРМІЯINFORM']</text:p>
      <text:p text:style-name="P4">
Time: 2023-05-07T94:00:00-04:00</text:p>
      <text:p text:style-name="P4">
Description: Спільнодія, щирість, талановитість, гостинність, єдність слів та справ, незламність дух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636456_155094857532720_6249381764547840462_n.jpg" text:style-name="Internet_20_link" text:visited-style-name="Visited_20_Internet_20_Link">
345636456_155094857532720_6249381764547840462_n.jpg</text:a>
', '<text:a xlink:type="simple" xlink:href="https://armyinform.com.ua/wp-content/uploads/2023/05/345448216_189139480684883_4717094535030040264_n-150x150.jpg" text:style-name="Internet_20_link" text:visited-style-name="Visited_20_Internet_20_Link">
345448216_189139480684883_4717094535030040264_n-150x150.jpg</text:a>
', '<text:a xlink:type="simple" xlink:href="https://armyinform.com.ua/wp-content/uploads/2023/05/345636456_155094857532720_6249381764547840462_n-1-150x150.jpg" text:style-name="Internet_20_link" text:visited-style-name="Visited_20_Internet_20_Link">
345636456_155094857532720_6249381764547840462_n-1-150x150.jpg</text:a>
', '<text:a xlink:type="simple" xlink:href="https://armyinform.com.ua/wp-content/uploads/2023/05/345656213_1068927070733263_3228535617138519815_n-150x150.jpg" text:style-name="Internet_20_link" text:visited-style-name="Visited_20_Internet_20_Link">
345656213_1068927070733263_3228535617138519815_n-150x150.jpg</text:a>
', '<text:a xlink:type="simple" xlink:href="https://armyinform.com.ua/wp-content/uploads/2023/05/345583080_252262240623643_7751291006141129730_n-150x150.jpg" text:style-name="Internet_20_link" text:visited-style-name="Visited_20_Internet_20_Link">
345583080_252262240623643_7751291006141129730_n-150x150.jpg</text:a>
', '<text:a xlink:type="simple" xlink:href="https://armyinform.com.ua/wp-content/uploads/2023/05/345447145_1278120699773830_3953229698959944964_n-150x150.jpg" text:style-name="Internet_20_link" text:visited-style-name="Visited_20_Internet_20_Link">
345447145_1278120699773830_3953229698959944964_n-150x150.jpg</text:a>
', '<text:a xlink:type="simple" xlink:href="https://armyinform.com.ua/wp-content/uploads/2023/05/345427576_180460174556863_6910986417877278369_n-150x150.jpg" text:style-name="Internet_20_link" text:visited-style-name="Visited_20_Internet_20_Link">
345427576_180460174556863_6910986417877278369_n-150x150.jpg</text:a>
', '<text:a xlink:type="simple" xlink:href="https://armyinform.com.ua/wp-content/uploads/2023/05/345434608_1775053792888984_5397382409341523533_n-150x150.jpg" text:style-name="Internet_20_link" text:visited-style-name="Visited_20_Internet_20_Link">
345434608_1775053792888984_5397382409341523533_n-150x150.jpg</text:a>
', '<text:a xlink:type="simple" xlink:href="https://armyinform.com.ua/wp-content/uploads/2023/05/345577986_216188781157307_4320975216834275424_n-150x150.jpg" text:style-name="Internet_20_link" text:visited-style-name="Visited_20_Internet_20_Link">
345577986_216188781157307_4320975216834275424_n-150x150.jpg</text:a>
']</text:p>
      <text:p text:style-name="P4">
Tags: ['UKRAINE UK\xa0UNITY', 'ВЕЛИКА БРИТАНІЯ', 'ІНТЕРФЛЕКС']</text:p>
      <text:p text:style-name="P4">
Category: News</text:p>
      <!--METADATA-->
      <text:p text:style-name="P4">
<draw:frame draw:style-name="fr1" draw:name="Image397" text:anchor-type="as-char" svg:width="6.9236in" svg:height="4.615733in" draw:z-index="0">
<draw:image xlink:href="../Images/AРМІЯINFORM/2023-05-07T94-00-00-04-00/345636456_155094857532720_6249381764547840462_n.jpg" xlink:type="simple" xlink:show="embed" xlink:actuate="onLoad" draw:mime-type="image/jpeg"/>
</draw:frame>
</text:p>
      <text:p text:style-name="P4">
Спільнодія, щирість, талановитість, гостинність, єдність слів та справ,незламність духу волонтерок та волонтерів британської громадської організації«<text:a xlink:type="simple" xlink:href="https://www.facebook.com/UkraineUKUnity" text:style-name="Internet_20_link" text:visited-style-name="Visited_20_Internet_20_Link">
Ukraine UKUnity</text:a>
»— «Єдність України та Великої Британії» подарували військовослужбовцямЗбройних Сил України, які пройшли підготовку в рамках багатонаціональноїнавчальної операції «ІНТЕРФЛЕКС» під керівництвом Сполученого КоролівстваВеликої Британії та Північної Ірландії, незабутнє завершення начального курсу.</text:p>
      <text:p text:style-name="P4">
Про це йдеться у<text:a xlink:type="simple" xlink:href="https://www.facebook.com/GeneralStaff.ua/posts/pfbid02pf9MjGxurZ7D5FKoJY4VnoeezZ69sDX7jynvcmuLNESquy3yLjtMvLMLieqkssGWl" text:style-name="Internet_20_link" text:visited-style-name="Visited_20_Internet_20_Link">
повідомленні</text:a>
Генерального штабу Збройних Сил України.</text:p>
      <text:p text:style-name="P4">
Завдяки талановитим виконавицям українського хору «Калина» під керівництвомдиригентки пані Олени, які виконали українською мовою як українську хоровукласику, так й запропонували слухачам новітнє звучання творів, якіпідхоплювали співом всі присутні.</text:p>
      <text:p text:style-name="P4">
<text:a xlink:type="simple" xlink:href="https://armyinform.com.ua/wp-content/uploads/2023/05/345448216_189139480684883_4717094535030040264_n.jpg" text:style-name="Internet_20_link" text:visited-style-name="Visited_20_Internet_20_Link">
<draw:frame draw:style-name="fr1" draw:name="Image398" text:anchor-type="as-char" svg:width="6.9236in" svg:height="6.9236in" draw:z-index="0">
<draw:image xlink:href="../Images/AРМІЯINFORM/2023-05-07T94-00-00-04-00/345448216_189139480684883_4717094535030040264_n-150x150.jpg" xlink:type="simple" xlink:show="embed" xlink:actuate="onLoad" draw:mime-type="image/jpeg"/>
</draw:frame>
</text:a>
</text:p>
      <text:p text:style-name="P4">
<text:a xlink:type="simple" xlink:href="https://armyinform.com.ua/wp-content/uploads/2023/05/345636456_155094857532720_6249381764547840462_n-1.jpg" text:style-name="Internet_20_link" text:visited-style-name="Visited_20_Internet_20_Link">
<draw:frame draw:style-name="fr1" draw:name="Image399" text:anchor-type="as-char" svg:width="6.9236in" svg:height="6.9236in" draw:z-index="0">
<draw:image xlink:href="../Images/AРМІЯINFORM/2023-05-07T94-00-00-04-00/345636456_155094857532720_6249381764547840462_n-1-150x150.jpg" xlink:type="simple" xlink:show="embed" xlink:actuate="onLoad" draw:mime-type="image/jpeg"/>
</draw:frame>
</text:a>
</text:p>
      <text:p text:style-name="P4">
<text:a xlink:type="simple" xlink:href="https://armyinform.com.ua/wp-content/uploads/2023/05/345656213_1068927070733263_3228535617138519815_n.jpg" text:style-name="Internet_20_link" text:visited-style-name="Visited_20_Internet_20_Link">
<draw:frame draw:style-name="fr1" draw:name="Image400" text:anchor-type="as-char" svg:width="6.9236in" svg:height="6.9236in" draw:z-index="0">
<draw:image xlink:href="../Images/AРМІЯINFORM/2023-05-07T94-00-00-04-00/345656213_1068927070733263_3228535617138519815_n-150x150.jpg" xlink:type="simple" xlink:show="embed" xlink:actuate="onLoad" draw:mime-type="image/jpeg"/>
</draw:frame>
</text:a>
</text:p>
      <text:p text:style-name="P4">
Поетичне читання віршів, написаних врятованими та захищеними від російськихзлочинців учениць та учнів, викладачкою пані Наталею Суботньої Українськоїшколи Пречистої діви Марії на підтримку хоробрості та звитяги захисників тазахисниць України розчулили всіх.</text:p>
      <text:p text:style-name="P4">
Британська громадська організація «Ukraine UK Unity», яку створили пані Ірината пані Каролін, допомагає новоприбулим українкам та їхнім дітям, яківіднайшли тимчасовий притулок у Великій Британії, відновити своє життя тутчерез надання порад, інформаційної підтримки і дружби. Волонтери та волонтерки«Ukraine UK Unity» — це місцеві жителі, різних національностей та походження,об’єднані головною метою — допомогти людям з інтеграцією в громаду, у чому їмдопомагають інші місцеві благодійні організації, місцева влада, підприємствата Церкви.</text:p>
      <text:p text:style-name="P4">
Неймовірні мелодії та мистецьку атмосферу військовослужбовцям Збройних СилУкраїни подарували вокалістки-виконавиці гурту «AtmaSfera», назва якогоскладається з двох слів: cлово «Атма» з мови санскрит перекладається як«особа», а слово «сфера» — описує те, що цю особу оточує. Тому творчість гуртузосереджена навколо внутрішнього світу людини, її глибинних переживань іпочуттів, які лунають в мультиінструментальному виконанні цього колективу,який винайшов нове унікальне звучання. «AtmaSfera» поєднує інструменти зусього світу — флейту, клавішні, акустичну гітару, електрогітару, бас-гітару,мандоліну, домбру, бузукі, дарбуку, різноманітні перкусії, електроннібарабани, арфу, саксонетт, дзвіночки, кльокеншпіль, фісгармонь та іншіпредмети, з яких можна видобути звук.</text:p>
      <text:p text:style-name="P4">
<text:a xlink:type="simple" xlink:href="https://armyinform.com.ua/wp-content/uploads/2023/05/345583080_252262240623643_7751291006141129730_n.jpg" text:style-name="Internet_20_link" text:visited-style-name="Visited_20_Internet_20_Link">
<draw:frame draw:style-name="fr1" draw:name="Image401" text:anchor-type="as-char" svg:width="6.9236in" svg:height="6.9236in" draw:z-index="0">
<draw:image xlink:href="../Images/AРМІЯINFORM/2023-05-07T94-00-00-04-00/345583080_252262240623643_7751291006141129730_n-150x150.jpg" xlink:type="simple" xlink:show="embed" xlink:actuate="onLoad" draw:mime-type="image/jpeg"/>
</draw:frame>
</text:a>
</text:p>
      <text:p text:style-name="P4">
<text:a xlink:type="simple" xlink:href="https://armyinform.com.ua/wp-content/uploads/2023/05/345447145_1278120699773830_3953229698959944964_n.jpg" text:style-name="Internet_20_link" text:visited-style-name="Visited_20_Internet_20_Link">
<draw:frame draw:style-name="fr1" draw:name="Image402" text:anchor-type="as-char" svg:width="6.9236in" svg:height="6.9236in" draw:z-index="0">
<draw:image xlink:href="../Images/AРМІЯINFORM/2023-05-07T94-00-00-04-00/345447145_1278120699773830_3953229698959944964_n-150x150.jpg" xlink:type="simple" xlink:show="embed" xlink:actuate="onLoad" draw:mime-type="image/jpeg"/>
</draw:frame>
</text:a>
</text:p>
      <text:p text:style-name="P4">
<text:a xlink:type="simple" xlink:href="https://armyinform.com.ua/wp-content/uploads/2023/05/345427576_180460174556863_6910986417877278369_n.jpg" text:style-name="Internet_20_link" text:visited-style-name="Visited_20_Internet_20_Link">
<draw:frame draw:style-name="fr1" draw:name="Image403" text:anchor-type="as-char" svg:width="6.9236in" svg:height="6.9236in" draw:z-index="0">
<draw:image xlink:href="../Images/AРМІЯINFORM/2023-05-07T94-00-00-04-00/345427576_180460174556863_6910986417877278369_n-150x150.jpg" xlink:type="simple" xlink:show="embed" xlink:actuate="onLoad" draw:mime-type="image/jpeg"/>
</draw:frame>
</text:a>
</text:p>
      <text:p text:style-name="P4">
<text:a xlink:type="simple" xlink:href="https://armyinform.com.ua/wp-content/uploads/2023/05/345434608_1775053792888984_5397382409341523533_n.jpg" text:style-name="Internet_20_link" text:visited-style-name="Visited_20_Internet_20_Link">
<draw:frame draw:style-name="fr1" draw:name="Image404" text:anchor-type="as-char" svg:width="6.9236in" svg:height="6.9236in" draw:z-index="0">
<draw:image xlink:href="../Images/AРМІЯINFORM/2023-05-07T94-00-00-04-00/345434608_1775053792888984_5397382409341523533_n-150x150.jpg" xlink:type="simple" xlink:show="embed" xlink:actuate="onLoad" draw:mime-type="image/jpeg"/>
</draw:frame>
</text:a>
</text:p>
      <text:p text:style-name="P4">
<text:a xlink:type="simple" xlink:href="https://armyinform.com.ua/wp-content/uploads/2023/05/345577986_216188781157307_4320975216834275424_n.jpg" text:style-name="Internet_20_link" text:visited-style-name="Visited_20_Internet_20_Link">
<draw:frame draw:style-name="fr1" draw:name="Image405" text:anchor-type="as-char" svg:width="6.9236in" svg:height="6.9236in" draw:z-index="0">
<draw:image xlink:href="../Images/AРМІЯINFORM/2023-05-07T94-00-00-04-00/345577986_216188781157307_4320975216834275424_n-150x150.jpg" xlink:type="simple" xlink:show="embed" xlink:actuate="onLoad" draw:mime-type="image/jpeg"/>
</draw:frame>
</text:a>
</text:p>
      <text:p text:style-name="P4">
На завершення чудового, трансформативного вечора, всі воїни могли пригоститисянеймовірно смачними та різноманітними за формою та кольором домашніми виробами— смаколиками кондитерського мистецтва ручної роботи, створеними дорослими тадітьми з незламної громади «Ukraine UK Unity». Також всі, хто мав бажання,могли отримати ексклюзивну зачіску від майстринь перкуарського мистецтва.</text:p>
      <text:p text:style-name="P4">
Цей мистецький та творчий музичний, пісенний, хоровий вечір відбувся залогістичної підтримки Збройних Сил Великої Британії, які всіляко підтримуютьта сприяють не тільки навчанню українських воїнів захисту Батьківщини відросійської агресії, але також й духовній підтримці, адже ми захищаємо нашуУкраїну та її самобутню й давню культуру та мистецтво від руйнації, якупринесла росія.</text:p>
      <text:p text:style-name="P4">
Під час зустрічі з випускниками навчального курсу капелан звершим молитву таблагословення всіх присутніх.</text:p>
      <text:p text:style-name="P4">
Source: <text:a xlink:type="simple" xlink:href="https://armyinform.com.ua/2023/05/07/volontery-vlashtuvaly-svyato-dlya-vypusknykiv-kursu-navchalnoyi-operacziyi-interfleks/" text:style-name="Internet_20_link" text:visited-style-name="Visited_20_Internet_20_Link">
https://armyinform.com.ua/2023/05/07/volontery-vlashtuvaly-svyato-dlya-vypusknykiv-kursu-navchalnoyi-operacziyi-interfleks/</text:a>
</text:p>
      <!--NEWS-->
      <text:h text:style-name="P10" text:outline-level="1">
<text:span text:style-name="T4">
Оборонці Бахмута і Мар’їнки за добу витримали десятки атак противника, тривають важкі бої за українські міста на сході</text:span>
</text:h>
      <text:p text:style-name="P4">
Author: ['АРМІЯINFORM']</text:p>
      <text:p text:style-name="P4">
Time: 2023-05-07T95:00:00-04:00</text:p>
      <text:p text:style-name="P4">
Description: Протягом доби противник продовжував зосереджувати основні зусилля на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hmut-marinka.jpg" text:style-name="Internet_20_link" text:visited-style-name="Visited_20_Internet_20_Link">
bahmut-marinka.jpg</text:a>
']</text:p>
      <text:p text:style-name="P4">
Tags: ['STOPRUSSIA', 'АГРЕСІЯ РФ', 'БАХМУТ', 'БАХМУТСЬКИЙ НАПРЯМОК', 'ВТОРГНЕННЯ РФ', 'ГШ ЗСУ', "МАР'ЇНСЬКИЙ НАПРЯМОК", 'МАР’ЇНКА', 'ОПЕРАТИВНА ІНФОРМАЦІЯ']</text:p>
      <text:p text:style-name="P4">
Category: News</text:p>
      <!--METADATA-->
      <text:p text:style-name="P4">
<draw:frame draw:style-name="fr1" draw:name="Image406" text:anchor-type="as-char" svg:width="6.9236in" svg:height="4.615733in" draw:z-index="0">
<draw:image xlink:href="../Images/AРМІЯINFORM/2023-05-07T95-00-00-04-00/bahmut-marinka.jpg" xlink:type="simple" xlink:show="embed" xlink:actuate="onLoad" draw:mime-type="image/jpeg"/>
</draw:frame>
Ілюстративне фото / ГШ ЗСУ <text:span text:style-name="T4">
🔥 Ситуація щодо російського вторгнення</text:span>
</text:p>
      <text:p text:style-name="P4">
Протягом доби противник продовжував зосереджувати основні зусилля наЛиманському, Бахмутському, Авдіївському та Мар’їнському напрямках. Ведутьсяважкі бої за міста Бахмут та Мар’їнка. Загалом, протягом доби ворог здійснив39 атак.</text:p>
      <text:p text:style-name="P4">
Про це<text:a xlink:type="simple" xlink:href="https://www.facebook.com/GeneralStaff.ua/posts/pfbid0Epe4mKdvePrp1awKF4CYnYN6VAkq25ePTfLgcykeqUcwsXqPDp351yAiPb6unYCBl" text:style-name="Internet_20_link" text:visited-style-name="Visited_20_Internet_20_Link">
повідомляє</text:a>
Генеральний штаб Збройних Сил України.</text:p>
      <text:p text:style-name="P4">
За даними Генштабу ЗСУ, на зазвичай гарячих напрямках — Куп’янському,Лиманському та Шахтарському — ворог протягом доби наступальних дій непроводив. Безуспішно вів наступальні дії на Авдіївському напрямку.Продовжуються наступальні дії ворога на Мар’їнському напрямку, тривають бої заМар’їнку.</text:p>
      <text:p text:style-name="P4">
«На Запорізькому та Херсонському напрямках противник продовжує вести обороннідії. Завдав авіаударів по районах населених пунктів Времівка Донецької областіта Новоданилівка Запорізької області. Поміж тим, здійснив обстріли понад 45населених пунктів. Зокрема це — Залізничне, Гуляйпільське, Білогір’я, МалаТокмачка, Кам’янське Запорізької області; Золота Балка, Веселе, Антонівка,Зеленівка, Кізомис Херсонської області та місто Херсон», — йдеться вповідомленні ГШ ЗСУ.</text:p>
      <text:p text:style-name="P4">
Source: <text:a xlink:type="simple" xlink:href="https://armyinform.com.ua/2023/05/07/oboronczi-bahmuta-maryinky-dobu-vytrymaly-desyatky-atak-protyvnyka/" text:style-name="Internet_20_link" text:visited-style-name="Visited_20_Internet_20_Link">
https://armyinform.com.ua/2023/05/07/oboronczi-bahmuta-maryinky-dobu-vytrymaly-desyatky-atak-protyvnyka/</text:a>
</text:p>
      <!--NEWS-->
      <text:h text:style-name="P10" text:outline-level="1">
<text:span text:style-name="T4">
Командира роти, командира взводу та командира відділення накрило — перехоплення ГУР</text:span>
</text:h>
      <text:p text:style-name="P4">
Author: ['АРМІЯINFORM']</text:p>
      <text:p text:style-name="P4">
Time: 2023-05-07T96:00:00-04:00</text:p>
      <text:p text:style-name="P4">
Description: https://youtu.be/y0KqgwBzyJY?t=86    Головне управління розвідки Міністерств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ПЕРЕХОПЛЕННЯ']</text:p>
      <text:p text:style-name="P4">
Category: News</text:p>
      <!--METADATA-->
      <text:p text:style-name="P4">
Головне управління розвідки Міністерства оборони України оприлюднило новеперехоплення розмови, на якому російський окупант розповідає дружині провтрати та особливості обстрілів.</text:p>
      <text:p text:style-name="P4">
«У нас он пішли хлопці. Командира роти, командира взводу та командиравідділення накрило. За один день. Та де там, півдня», — говорить окупантдружині під час розмови.</text:p>
      <text:p text:style-name="P4">
Source: <text:a xlink:type="simple" xlink:href="https://armyinform.com.ua/2023/05/07/komandyra-roty-komandyra-vzvodu-ta-komandyra-viddilennya-nakrylo-perehoplennya-gur/" text:style-name="Internet_20_link" text:visited-style-name="Visited_20_Internet_20_Link">
https://armyinform.com.ua/2023/05/07/komandyra-roty-komandyra-vzvodu-ta-komandyra-viddilennya-nakrylo-perehoplennya-gur/</text:a>
</text:p>
      <!--NEWS-->
      <text:h text:style-name="P10" text:outline-level="1">
<text:span text:style-name="T4">
В тимчасово окупованому Енергодарі росгвардійці «вступають у ряди» пожежників</text:span>
</text:h>
      <text:p text:style-name="P4">
Author: ['АРМІЯINFORM']</text:p>
      <text:p text:style-name="P4">
Time: 2023-05-07T97:00:00-04:00</text:p>
      <text:p text:style-name="P4">
Description: Окупанти не можуть забезпечити пожежними підрозділами Енергодар — через спротив місце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sgvardijczi-pozhezhnyky.jpg" text:style-name="Internet_20_link" text:visited-style-name="Visited_20_Internet_20_Link">
rosgvardijczi-pozhezhnyky.jpg</text:a>
']</text:p>
      <text:p text:style-name="P4">
Tags: ['ЕНЕРГОДАР', 'ПОЖЕЖНИКИ', 'РОСГВАРДІЯ', 'ТИМЧАСОВО ОКУПОВАНІ ТЕРИТОРІЇ', 'ЦЕНТР НАЦІОНАЛЬНОГО СПРОТИВУ', 'ЦНС ССО']</text:p>
      <text:p text:style-name="P4">
Category: News</text:p>
      <!--METADATA-->
      <text:p text:style-name="P4">
<draw:frame draw:style-name="fr1" draw:name="Image407" text:anchor-type="as-char" svg:width="6.9236in" svg:height="4.618041in" draw:z-index="0">
<draw:image xlink:href="../Images/AРМІЯINFORM/2023-05-07T97-00-00-04-00/rosgvardijczi-pozhezhnyky.jpg" xlink:type="simple" xlink:show="embed" xlink:actuate="onLoad" draw:mime-type="image/jpeg"/>
</draw:frame>
</text:p>
      <text:p text:style-name="P4">
Окупанти не можуть забезпечити пожежними підрозділами Енергодар — черезспротив місцевих пожежників, до гасіння пожеж росіяни залучають росгвардійців.</text:p>
      <text:p text:style-name="P4">
Про це <text:a xlink:type="simple" xlink:href="https://sprotyv.mod.gov.ua/okupanty-ne-mozhut-zabezpechyty-pozhezhnymy-pidrozdilamy-energodar/" text:style-name="Internet_20_link" text:visited-style-name="Visited_20_Internet_20_Link">
повідомляє</text:a>
 Центр національного спротивуСил спеціальних операцій.</text:p>
      <text:p text:style-name="P4">
«Окупаційна адміністрація в тимчасово окупованому Енергодарі не може набратиштат пожежників для роботи в місті. Ще раніше українські пожежники відмовилисяпрацювати з окупантами та виконувати їхні вказівки та переходити на російськідоговори. Зокрема для гасіння російських військових об’єктів окупантизалучають росгвардійців.</text:p>
      <text:p text:style-name="P4">
Водночас росіян не можуть забезпечити роботу на ротаційній основі підрозділівмнс рф», — йдеться в повідомленні ЦНС ССО.</text:p>
      <text:p text:style-name="P4">
Source: <text:a xlink:type="simple" xlink:href="https://armyinform.com.ua/2023/05/07/energodar-rosgvardijczi-vstupayut-u-ryady-pozhezhnykiv/" text:style-name="Internet_20_link" text:visited-style-name="Visited_20_Internet_20_Link">
https://armyinform.com.ua/2023/05/07/energodar-rosgvardijczi-vstupayut-u-ryady-pozhezhnykiv/</text:a>
</text:p>
      <!--NEWS-->
      <text:h text:style-name="P10" text:outline-level="1">
<text:span text:style-name="T4">
Санкції проти російської федерації станом на 7 травня</text:span>
</text:h>
      <text:p text:style-name="P4">
Author: ['АРМІЯINFORM']</text:p>
      <text:p text:style-name="P4">
Time: 2023-05-07T98:00:00-04:00</text:p>
      <text:p text:style-name="P4">
Description: Служба зовнішньої розвідки України повідомляє про санкції проти російської фед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ntyrosijski-sankcziyi-szr.jpg" text:style-name="Internet_20_link" text:visited-style-name="Visited_20_Internet_20_Link">
antyrosijski-sankcziyi-szr.jpg</text:a>
']</text:p>
      <text:p text:style-name="P4">
Tags: ['КРАХ РОСІЙСЬКОЇ ЕКОНОМІКИ']</text:p>
      <text:p text:style-name="P4">
Category: News</text:p>
      <!--METADATA-->
      <text:p text:style-name="P4">
<draw:frame draw:style-name="fr1" draw:name="Image408" text:anchor-type="as-char" svg:width="6.9236in" svg:height="4.615733in" draw:z-index="0">
<draw:image xlink:href="../Images/AРМІЯINFORM/2023-05-07T98-00-00-04-00/antyrosijski-sankcziyi-szr.jpg" xlink:type="simple" xlink:show="embed" xlink:actuate="onLoad" draw:mime-type="image/jpeg"/>
</draw:frame>
 Антиросійські санкції. Ілюстративне зображення</text:p>
      <text:p text:style-name="P4">
Служба зовнішньої розвідки України <text:a xlink:type="simple" xlink:href="https://szru.gov.ua/news-media/publications/070523-ukraina-i-svit--proty-rosiiskoi-ahresii-sanktsii-v-dii" text:style-name="Internet_20_link" text:visited-style-name="Visited_20_Internet_20_Link">
повідомляє</text:a>
 про санкції проти російської федерації станом на 7 травня.</text:p>
      <text:p text:style-name="P4">
«…Ми хочемо, щоб Україна стала 33-м повноправним членом оборонного Альянсупісля Швеції», — заявив міністр закордонних справ Естонії Маргус Тсахкна. Вінтакож додав, що мета Естонії — надати Україні на Вільнюському саміті чітку«дорожню карту» щодо членства в НАТО.</text:p>
      <text:p text:style-name="P4">
Європейський союз виділить до 80 мільйонів євро грецьким оборонним компаніямдля виробництва боєприпасів, які відправлять армії України.</text:p>
      <text:p text:style-name="P4">
Європейський соціально-економічний комітет (СЕК) закликав ЄС запровадитикримінальну відповідальність за злочин екоциду, який росія скоїла під часповномасштабного вторгнення в Україну.</text:p>
      <text:p text:style-name="P4">
У Латвії пропонують продовжити до кінця року підтримку українських біженців.</text:p>
      <text:p text:style-name="P4">
Литва запроваджує спрощений обмін водійських посвідчень для українців.</text:p>
      <text:p text:style-name="P4">
У Дрездені (Німеччина) відкривається виставка українського мистецтва XX-XXIстоліть «Калейдоскоп історій. Українське мистецтво 1912–2023».</text:p>
      <text:p text:style-name="P4">
У Берліні заборонили використовувати російську та радянську символіку намеморіалах радянським воїнам у парках Трептів, Тіргартен та Шенхольцер-Хайді 8й 9 травня. Натомість міський суд дозволив використання українського прапора.</text:p>
      <text:p text:style-name="P4">
Польща вимагатиме включення в наступний, одинадцятий пакет санкційЄвропейського Союзу проти росії заборони на імпорт російськоїсільськогосподарської продукції до Європи.</text:p>
      <text:p text:style-name="P4">
Міністерство юстиції США розслідує, чи допомагала компанія Binance обходитиросіянам санкції США та переказувати гроші через найбільшу у світікриптовалютну біржу.</text:p>
      <text:p text:style-name="P4">
Президент Чехії Петр Павел вважає, що у світі почалась епоха стратегічноїконкуренції між демократією з одного боку та автократичними правителями — зіншого.</text:p>
      <text:p text:style-name="P4">
Влада Австрії скасувала участь російської та білоруської делегацій з нагодирічниці звільнення Австрії від нацизму.</text:p>
      <text:p text:style-name="P4">
<text:span text:style-name="T4">
рф</text:span>
</text:p>
      <text:p text:style-name="P4">
14 суб’єктів російської федерації скасували військові паради до дня побєди 9травня. Зокрема масові урочисті заходи не відбудуться у більшість регіонівцентрального федерального округа, розташованих на південь і південний західвід москви, у псковській, саратовській та тюменській областях.</text:p>
      <text:p text:style-name="P4">
За оцінкою експертів, заборона на польоти безпілотних літальних апаратів у 40російських регіонах, що була запроваджена на тлі атаки дрона на кремль,призведе до втрати розробниками і виробниками БПЛА до 10 млрд руб і поверненняринку до рівня 2018 року. За підрахунками, тільки у москві та санкт-петербурзізбитки галузі становлять 1,5 млрд руб.</text:p>
      <text:p text:style-name="P4">
росіяни в соціальних мережах та особистому спілкуванні все більше визнають, щочерез путінську авантюру із тимчасовою окупацією Криму він став для них«півостровом нєвєзєнія».</text:p>
      <text:p text:style-name="P4">
Туристична галузь тимчасово окупованого рф Криму продовжує занепадати: туристивідмовляються від поїздок на півострів із міркувань безпеки, черезтранспортний колапс на кримському мосту (численні та багаточасові перевірки),тридцятигодинну подорож залізницею, яка вже нікого не приваблює. Авіаційнесполучення з Сімферополем скасовано після військового вторгнення рф в Україну.Наразі на Крим припадає лише 2 % бронювань готелів для відпочинку на росії,2021 року росіяни бронювали на півострові 49 % місць.</text:p>
      <text:p text:style-name="P4">
Стурбований нещодавнім «обстрілом» кремля депутат госдуми анатолій вассерманзапропонував «боротися з дронами ЗСУ сіткою-рабицею».</text:p>
      <text:p text:style-name="P4">
Попит росіян на DVD-програвачі у першому кварталі 2023 року зріс на 526 %,більш ніж у шість разів порівняно з аналогічним періодом минулого року, а надиски для них — на 65 %.</text:p>
      <text:p text:style-name="P4">
спікєр верхнєй палати парламєнта рб наталія кочанова зібралася підрахуватисоціальну корисність громадян своєї країни. Їй здається, що у білорусістворено всі умови для самореалізації, для творчої діяльності. Збережено всенайкраще з ссср і якщо перебуває якась «темна особистість», яка не бажає братиучасть у тій творчій діяльності, то виключно з причин низьких моральнихякостей та неуваги до виступів лукашєнка. Натомість у «найсоціальнішезахищеній країні світу, що зберегла найкращі радянські традиції», допомога побезробіттю виплачується протягом 3-6 місяців і становить… 2 % від рівнясередньої зарплати. Тоді як у «жорстокому світі наживи» така ж допомога можевиплачуватись протягом півтора року і становить близько 70 % від попередньогозаробітку.</text:p>
      <text:p text:style-name="P4">
У білорусі подорожчало харчування учнів. Тепер дворазове харчування дляшколярів 6–10 років коштуватиме 3,05 рубля (було 2,82 рубля), а триразове —3,93 рубля (було 3,67 рубля). Для учнів 11–18 років дворазове харчуваннякоштуватиме 3,52 рубля (було 3,26 рубля), а триразове — 4,41 рубля (було 4,12рубля).</text:p>
      <text:p text:style-name="P4">
<text:span text:style-name="T4">
Джерело:</text:span>
 <text:span text:style-name="T5">
Служба зовнішньої розвідки України</text:span>
</text:p>
      <text:p text:style-name="P4">
Source: <text:a xlink:type="simple" xlink:href="https://armyinform.com.ua/2023/05/07/sankcziyi-proty-rosijskoyi-federacziyi-stanom-na-7-travnya/" text:style-name="Internet_20_link" text:visited-style-name="Visited_20_Internet_20_Link">
https://armyinform.com.ua/2023/05/07/sankcziyi-proty-rosijskoyi-federacziyi-stanom-na-7-travnya/</text:a>
</text:p>
      <!--NEWS-->
      <text:h text:style-name="P10" text:outline-level="1">
<text:span text:style-name="T4">
Коротко. Війна. День 438. Відеодайджест</text:span>
</text:h>
      <text:p text:style-name="P4">
Author: ['АРМІЯINFORM']</text:p>
      <text:p text:style-name="P4">
Time: 2023-05-07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text:p>
      <text:p text:style-name="P4">
Category: News</text:p>
      <!--METADATA-->
      <text:p text:style-name="P4">
Source: <text:a xlink:type="simple" xlink:href="https://armyinform.com.ua/2023/05/07/korotko-vijna-den-438-videodajdzhest/" text:style-name="Internet_20_link" text:visited-style-name="Visited_20_Internet_20_Link">
https://armyinform.com.ua/2023/05/07/korotko-vijna-den-438-videodajdzhest/</text:a>
</text:p>
      <!--NEWS-->
      <text:h text:style-name="P10" text:outline-level="1">
<text:span text:style-name="T4">
США впевнені, що система Patriot в Україні вперше збила російську гіперзвукову ракету - CNN</text:span>
</text:h>
      <text:p text:style-name="P4">
Authors: Ukrinform (Person)</text:p>
      <text:p text:style-name="P4">
Publisher: Укринформ (Organization)</text:p>
      <text:p text:style-name="P4">
Published Time: 2023-05-08T-30:08:00+03:00</text:p>
      <text:p text:style-name="P4">
Modified Time: 2023-05-08T01:08:00+03:00</text:p>
      <text:p text:style-name="P4">
Description: Влада США не має сумнівів у заявах української сторони про те, що завдяки американській системі ППО Patriot кілька днів тому була збита російська гіперзвукова ракета. — Укрінформ.</text:p>
      <text:p text:style-name="P4">
Images: ["<text:a xlink:type="simple" xlink:href="https://static.ukrinform.com/photos/2017_03/thumb_files/630_360_1490957505-5736.jpg" text:style-name="Internet_20_link" text:visited-style-name="Visited_20_Internet_20_Link">
630_360_14909...</text:a>
"]</text:p>
      <text:p text:style-name="P4">
Tags: ['Ракета', 'США', 'Patriot ', 'ППО']</text:p>
      <text:p text:style-name="P4">
Type: Article</text:p>
      <!--METADATA-->
      <text:p text:style-name="P4">
<draw:frame draw:style-name="fr1" draw:name="Image409" text:anchor-type="as-char" svg:width="6.9236in" svg:height="3.949857in" draw:z-index="0">
<draw:image xlink:href="../Images/yкринформ/2023-05-08T-30-08-00-03-00/630_360_1490957505-5736.jpg" xlink:type="simple" xlink:show="embed" xlink:actuate="onLoad" draw:mime-type="image/jpeg"/>
</draw:frame>
 ВладаСША не має сумнівів у заявах української сторони про те, що завдякиамериканській системі ППО Patriot кілька днів тому була збита російськагіперзвукова ракета.</text:p>
      <text:p text:style-name="P4">
Про це повідомляє <text:a xlink:type="simple" xlink:href="http://edition.cnn.com/europe/live-news/russia-ukraine-war-news-05-07-23/h_b460a19fabadba404011bbc0ffecb47e" text:style-name="Internet_20_link" text:visited-style-name="Visited_20_Internet_20_Link">
 </text:a>
 із посиланням наобізнане джерело, передає Укрінформ.</text:p>
      <text:p text:style-name="P4">
«У той час, як система Patriot успішно протидіє балістичним ракетам, їїздатність зупиняти гіперзвукові ракети, випущені з літаків, до минулого тижнязалишалася суто теоретичною»,- зауважується в публікації.</text:p>
      <text:p text:style-name="P4">
За словами джерела, перехоплення такої ракети українськими ППОпродемонструвало цю здатність на практиці, що «розглядається в Пентагоні яксерйозна подія». Це важливо з кількох причин.</text:p>
      <text:p text:style-name="P4">
Насамперед таким чином спростовано публічні заяви путіна про те, нібиросійська гіперзвукова зброя здатна обходити будь-які сучасні протиповітрянісистеми. Зараз рф і так не має значної кількості таких ракет, а санкції лишеускладнили їх виробництво.</text:p>
      <text:p text:style-name="P4">
Крім того, вказує CNN, росіяни, які запустили гіперзвукову ракету по Києву,були впевнені, що ціль буде неодмінно уражена. Тож робота системи Patriotпоставила під сумнів такі розрахунки.</text:p>
      <text:p text:style-name="P4">
Водночас той факт, що перехоплення було здійснено українським екіпажем,навченим в Оклахомі, без присутності американських інструкторів на місці, ставдодатковим приводом для радості в Пентагоні. За словами джерела, в міноборониСША це сприймається як суттєва віддача від вкладених інвестицій.</text:p>
      <text:p text:style-name="P4">
При цьому, зауважується в публікації, той факт, що українці збили ракету, якув росії вважали недосяжною, має викликати серйозну невизначеність для рф.</text:p>
      <text:p text:style-name="P4">
Як повідомляв Укрінформ, напередодні <text:a xlink:type="simple" xlink:href="http://www.ukrinform.ua/rubric-ato/3705549-rosijskij-kindzal-znisili-iz-sistemi-patriot-ignat.html" text:style-name="Internet_20_link" text:visited-style-name="Visited_20_Internet_20_Link">
 </text:a>
 , щорозрахунок системи Patriot Повітряного командування «Центр» знищиваеробалістичну ракету Х- 47 «Кинджал», яку запустив винищувач Міг31К зтериторії росії</text:p>
      <text:p text:style-name="P4">
Source: <text:a xlink:type="simple" xlink:href="https://www.ukrinform.ua/rubric-ato/3706077-ssa-vpevneni-so-sistema-patriot-v-ukraini-vperse-zbila-rosijsku-giperzvukovu-raketu-cnn.html" text:style-name="Internet_20_link" text:visited-style-name="Visited_20_Internet_20_Link">
https://www.ukrinform.ua/rubric-ato/3706077-ssa-vpevneni-so-sistema-patriot-v-ukraini-vperse-zbila-rosijsku-giperzvukovu-raketu-cnn.html</text:a>
</text:p>
      <!--NEWS-->
      <text:h text:style-name="P10" text:outline-level="1">
<text:span text:style-name="T4">
В Україні переважно без опадів, вдень до 17°</text:span>
</text:h>
      <text:p text:style-name="P4">
Authors: Ukrinform (Person)</text:p>
      <text:p text:style-name="P4">
Publisher: Укринформ (Organization)</text:p>
      <text:p text:style-name="P4">
Published Time: 2023-05-08T-33:50:00+03:00</text:p>
      <text:p text:style-name="P4">
Modified Time: 2023-05-08T00:50:00+03:00</text:p>
      <text:p text:style-name="P4">
Description: В Україні 8 травня спостерігатиметься мінлива хмарність, дощитиме лише у Карпатському регіоні та на півдні, де повітря вдень прогріється до 17°, на решті території буде 9-14°. — Укрінформ.</text:p>
      <text:p text:style-name="P4">
Images: ["<text:a xlink:type="simple" xlink:href="https://static.ukrinform.com/photos/2022_05/thumb_files/630_360_1652121181-534.jpg" text:style-name="Internet_20_link" text:visited-style-name="Visited_20_Internet_20_Link">
630_360_16521...</text:a>
"]</text:p>
      <text:p text:style-name="P4">
Tags: ['Дощ', 'Погода', 'Прогноз']</text:p>
      <text:p text:style-name="P4">
Type: Article</text:p>
      <!--METADATA-->
      <text:p text:style-name="P4">
<draw:frame draw:style-name="fr1" draw:name="Image410" text:anchor-type="as-char" svg:width="6.9236in" svg:height="3.956343in" draw:z-index="0">
<draw:image xlink:href="../Images/yкринформ/2023-05-08T-33-50-00-03-00/630_360_1652121181-534.jpg" xlink:type="simple" xlink:show="embed" xlink:actuate="onLoad" draw:mime-type="image/jpeg"/>
</draw:frame>
 В Україні8 травня спостерігатиметься мінлива хмарність, дощитиме лише у Карпатськомурегіоні та на півдні, де повітря вдень прогріється до 17°, на решті територіїбуде 9-14°.</text:p>
      <text:p text:style-name="P4">
Про це Укрінформу повідомили в Українському гідрометцентрі.</text:p>
      <text:p text:style-name="P4">
"Мінлива хмарність. Вночі у більшості західних областей, вдень у Карпатськомурегіоні та в південній частині часом <text:a xlink:type="simple" xlink:href="https://www.ukrinform.ua/tag-dos" text:style-name="Internet_20_link" text:visited-style-name="Visited_20_Internet_20_Link">
 </text:a>
 (вКарпатах з мокрим снігом), на решті території без опадів. Вітер північно-східний, 7-12 м/с. Температура вночі 1-6° тепла, у північній частині наповерхні ґрунту заморозки 0-5°, температура на півдні країни 4-9° тепла; вдень9-14°, на Закарпатті та в південній частині до 17°. На високогір'ї Карпаттемпература вночі та вдень 0-5° тепла", - поінформували синоптики.</text:p>
      <text:p text:style-name="P4">
За їхнім прогнозом, у Києві та Київській області 8 травня опадів непередбачається. Температура у столиці вночі становитиме 4-6° тепла, вдень11-13°, по області буде вночі 1-6° тепла, на поверхні ґрунту заморозки 0-5°;вдень 9-14° тепла.</text:p>
      <text:p text:style-name="P4">
Синоптики зазначають, що у наступні два дні у південно-східних, 9 травня й упівденних областях короткочасний дощ, окремі грози, 9 травня в Карпатах пройденевеликий дощ та мокрий сніг; на решті території без опадів. Вітер північно-східний, 5-10 м/с.</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синопт</text:span>
 </text:a>
</text:p>
      <text:p text:style-name="P4">
Температура вночі становитиме 1-6° тепла, у північних, західних областях, 10травня й на Вінниччині на поверхні ґрунту заморозки 0-5°, на півдні буде 4-9°тепла; вдень 10-15°, на Закарпатті 14-19°; на високогір'ї Карпат вночі тавдень 0-5° тепла.</text:p>
      <text:p text:style-name="P4">
У столиці та Київській області прогнозують мінливу хмарність без опадів.Температура у Києві вночі 3-5° тепла, вдень 12-14°, у регіоні вночі 1-6°тепла, на поверхні ґрунту заморозки 0-5°; вдень 10-15° тепла.</text:p>
      <text:p text:style-name="P4">
В УГМЦ попереджають, що 8-10 травня у північних, Вінницькій, Черкаській таКіровоградській областях, Київській області та Києву переважатиме надзвичайнийрівень пожежної небезпеки.</text:p>
      <text:p text:style-name="P4">
За його прогнозом, 11 травня у східних, південно-східних, вдень і в більшостіпівнічних та центральних областях місцями йтиме невеликий короткочасний дощ,на решті території без опадів; температура на Закарпатті та півдні країни 3-8°тепла, на решті території 1-6° тепла, у північних та центральних областях наповерхні ґрунту заморозки 0-3°, температура вдень 10-16° тепла, на Закарпаттідо 19°.</text:p>
      <text:p text:style-name="P4">
Наступного дня, 12 травня, опадів не передбачається, лише вдень у більшостіпівнічних, центральних та східних областях місцями пройде невеликийкороткочасний дощ; температура вночі 3-8° тепла, вдень 12-18°.</text:p>
      <text:p text:style-name="P4">
У Києві та області 11-12 травня вночі без опадів, вдень місцями невеликийкороткочасний дощ. Температура у регіоні 11 травня вночі 1-6° тепла, наповерхні ґрунту заморозки 0-3°, вдень 10-15° тепла; 12 травня вночі буде 3-8°тепла, вдень 13-18°. У столиці 11 травня термометри покажуть уночі 4-6° тепла,вдень 13-15°; 12 травня вночі буде 6-8° тепла, вдень 16-18°.</text:p>
      <text:p text:style-name="P4">
Source: <text:a xlink:type="simple" xlink:href="https://www.ukrinform.ua/rubric-regions/3705938-v-ukraini-zavtra-perevazno-bez-opadiv-vden-do-17.html" text:style-name="Internet_20_link" text:visited-style-name="Visited_20_Internet_20_Link">
https://www.ukrinform.ua/rubric-regions/3705938-v-ukraini-zavtra-perevazno-bez-opadiv-vden-do-17.html</text:a>
</text:p>
      <!--NEWS-->
      <text:h text:style-name="P10" text:outline-level="1">
<text:span text:style-name="T4">
У Штатах автомобіль врізався в автобусну зупинку, семеро осіб загинули</text:span>
</text:h>
      <text:p text:style-name="P4">
Authors: Ukrinform (Person)</text:p>
      <text:p text:style-name="P4">
Publisher: Укринформ (Organization)</text:p>
      <text:p text:style-name="P4">
Published Time: 2023-05-08T-35:37:00+03:00</text:p>
      <text:p text:style-name="P4">
Modified Time: 2023-05-08T00:37:00+03:00</text:p>
      <text:p text:style-name="P4">
Description: У техаському місті Браунсвілль на кордоні США з Мексикою автомобіль врізався в групу людей - семеро загинули шестеро поранені. — Укрінформ.</text:p>
      <text:p text:style-name="P4">
Images: ["<text:a xlink:type="simple" xlink:href="https://static.ukrinform.com/photos/2016_09/thumb_files/630_360_1474271242-1247.jpg" text:style-name="Internet_20_link" text:visited-style-name="Visited_20_Internet_20_Link">
630_360_14742...</text:a>
"]</text:p>
      <text:p text:style-name="P4">
Tags: ['Автомобіль', 'ДТП', 'Мігранти', 'Смерть', 'США']</text:p>
      <text:p text:style-name="P4">
Type: Article</text:p>
      <!--METADATA-->
      <text:p text:style-name="P4">
<draw:frame draw:style-name="fr1" draw:name="Image411" text:anchor-type="as-char" svg:width="6.9236in" svg:height="3.956343in" draw:z-index="0">
<draw:image xlink:href="../Images/yкринформ/2023-05-08T-35-37-00-03-00/630_360_1474271242-1247.jpg" xlink:type="simple" xlink:show="embed" xlink:actuate="onLoad" draw:mime-type="image/jpeg"/>
</draw:frame>
 Утехаському місті Браунсвілль на кордоні США з Мексикою автомобіль врізався вгрупу людей - семеро загинули шестеро поранені.</text:p>
      <text:p text:style-name="P4">
Про це повідомляє <text:a xlink:type="simple" xlink:href="https://ukrainian.voanews.com/a/7082591.html" text:style-name="Internet_20_link" text:visited-style-name="Visited_20_Internet_20_Link">
 </text:a>
 , передаєУкрінформ.</text:p>
      <text:p text:style-name="P4">
Трагедія сталася на автобусній зупинці біля притулку для безхатченків тамігрантів. Унаслідок наїзду семеро осіб загинули, шестеро дістали поранення.</text:p>
      <text:p text:style-name="P4">
Водія автівки затримали на місці ще до прибуття поліції. Йому надали медичнудопомогу та арештували за обвинуваченням у необережному кермуванні. Слідствотриває.</text:p>
      <text:p text:style-name="P4">
<text:span text:style-name="T4">
Читайте також:</text:span>
 <text:a xlink:type="simple" xlink:href="https://www.ukrinform.ua/rubric-world/3705794-motorosna-dtp-u-tureccini-vantazivka-vrizalasa-v-natovp-vbivsi-12-osib.html" text:style-name="Internet_20_link" text:visited-style-name="Visited_20_Internet_20_Link">
 </text:a>
</text:p>
      <text:p text:style-name="P4">
Як уточнюється, зупинка міського транспорту, розташована через дорогу відпритулку. На ній навіть не було лавки, тож люди в очікуванні <text:a xlink:type="simple" xlink:href="https://www.ukrinform.ua/tag-avtobus" text:style-name="Internet_20_link" text:visited-style-name="Visited_20_Internet_20_Link">
</text:a>
 сиділи вздовж узбіччя. За словамиправоохоронців, більшість жертв – вихідці з Венесуели.</text:p>
      <text:p text:style-name="P4">
Нагадаємо, в американському штаті Техас унаслідок стрілянини, що сталася усуботу в торговельному центрі, загинули дев'ятеро людей, ще семеро булипоранені.</text:p>
      <text:p text:style-name="P4">
Source: <text:a xlink:type="simple" xlink:href="https://www.ukrinform.ua/rubric-world/3706076-u-statah-avtomobil-vrizavsa-v-avtobusnu-zupinku-semero-osib-zaginuli.html" text:style-name="Internet_20_link" text:visited-style-name="Visited_20_Internet_20_Link">
https://www.ukrinform.ua/rubric-world/3706076-u-statah-avtomobil-vrizavsa-v-avtobusnu-zupinku-semero-osib-zaginuli.html</text:a>
</text:p>
      <!--NEWS-->
      <text:h text:style-name="P10" text:outline-level="1">
<text:span text:style-name="T4">
Одещина зазнала ракетної атаки - ОВА</text:span>
</text:h>
      <text:p text:style-name="P4">
Authors: Ukrinform (Person)</text:p>
      <text:p text:style-name="P4">
Publisher: Укринформ (Organization)</text:p>
      <text:p text:style-name="P4">
Published Time: 2023-05-08T-37:16:00+03:00</text:p>
      <text:p text:style-name="P4">
Modified Time: 2023-05-08T00:16:00+03:00</text:p>
      <text:p text:style-name="P4">
Description: Одеська область зазнала ракетної атаки з боку російських військ. — Укрінформ.</text:p>
      <text:p text:style-name="P4">
Images: ["<text:a xlink:type="simple" xlink:href="https://static.ukrinform.com/photos/2022_04/thumb_files/630_360_1650977494-848.jpg" text:style-name="Internet_20_link" text:visited-style-name="Visited_20_Internet_20_Link">
630_360_16509...</text:a>
"]</text:p>
      <text:p text:style-name="P4">
Tags: ['Одещина', 'Ракета', 'Війна з росією', 'Сергій Братчук']</text:p>
      <text:p text:style-name="P4">
Type: Article</text:p>
      <!--METADATA-->
      <text:p text:style-name="P4">
<draw:frame draw:style-name="fr1" draw:name="Image412" text:anchor-type="as-char" svg:width="6.9236in" svg:height="3.956343in" draw:z-index="0">
<draw:image xlink:href="../Images/yкринформ/2023-05-08T-37-16-00-03-00/630_360_1650977494-848.jpg" xlink:type="simple" xlink:show="embed" xlink:actuate="onLoad" draw:mime-type="image/jpeg"/>
</draw:frame>
 Одеськаобласть зазнала ракетної атаки з боку російських військ.</text:p>
      <text:p text:style-name="P4">
Про це в <text:a xlink:type="simple" xlink:href="https://t.me/s/Bratchuk_Sergey" text:style-name="Internet_20_link" text:visited-style-name="Visited_20_Internet_20_Link">
 </text:a>
 повідомив речник Одеської ОВАСергій Братчук.</text:p>
      <text:p text:style-name="P4">
«Одещина. Відбулася ворожа ракетна атака», - написав він.</text:p>
      <text:p text:style-name="P4">
Усі подробиці Братчук пообіцяв повідомити пізніше.</text:p>
      <text:p text:style-name="P4">
<text:span text:style-name="T4">
Читайте також:</text:span>
 <text:a xlink:type="simple" xlink:href="https://www.ukrinform.ua/rubric-ato/3706073-pisla-vibuhu-v-odesi-spalahnula-pozeza.html" text:style-name="Internet_20_link" text:visited-style-name="Visited_20_Internet_20_Link">
 <text:span text:style-name="T4">
пожежа</text:span>
 </text:a>
</text:p>
      <text:p text:style-name="P4">
Як повідомлялося, під час <text:a xlink:type="simple" xlink:href="https://www.ukrinform.ua/tag-povitrana-trivoga" text:style-name="Internet_20_link" text:visited-style-name="Visited_20_Internet_20_Link">
 </text:a>
, оголошеної в низці областей, в Одесі було чути вибух.</text:p>
      <text:p text:style-name="P4">
Source: <text:a xlink:type="simple" xlink:href="https://www.ukrinform.ua/rubric-ato/3706075-odesina-zaznala-raketnoi-ataki-ova.html" text:style-name="Internet_20_link" text:visited-style-name="Visited_20_Internet_20_Link">
https://www.ukrinform.ua/rubric-ato/3706075-odesina-zaznala-raketnoi-ataki-ova.html</text:a>
</text:p>
      <!--NEWS-->
      <text:h text:style-name="P10" text:outline-level="1">
<text:span text:style-name="T4">
У столиці та на Київщині працює ППО</text:span>
</text:h>
      <text:p text:style-name="P4">
Authors: Ukrinform (Person)</text:p>
      <text:p text:style-name="P4">
Publisher: Укринформ (Organization)</text:p>
      <text:p text:style-name="P4">
Published Time: 2023-05-08T-39:05:00+03:00</text:p>
      <text:p text:style-name="P4">
Modified Time: 2023-05-08T00:05:00+03:00</text:p>
      <text:p text:style-name="P4">
Description: У Київській області під час повітряної тривоги, пов'язаної з атакою ворожих безпілотників, працюють підрозділи ППО. — Укрінформ.</text:p>
      <text:p text:style-name="P4">
Images: ["<text:a xlink:type="simple" xlink:href="https://static.ukrinform.com/photos/2022_03/thumb_files/630_360_1646577157-576.jpg" text:style-name="Internet_20_link" text:visited-style-name="Visited_20_Internet_20_Link">
630_360_16465...</text:a>
"]</text:p>
      <text:p text:style-name="P4">
Tags: ['Київщина', 'Повітряна тривога', 'ППО']</text:p>
      <text:p text:style-name="P4">
Type: Article</text:p>
      <!--METADATA-->
      <text:p text:style-name="P4">
<draw:frame draw:style-name="fr1" draw:name="Image413" text:anchor-type="as-char" svg:width="6.9236in" svg:height="3.956343in" draw:z-index="0">
<draw:image xlink:href="../Images/yкринформ/2023-05-08T-39-05-00-03-00/630_360_1646577157-576.jpg" xlink:type="simple" xlink:show="embed" xlink:actuate="onLoad" draw:mime-type="image/jpeg"/>
</draw:frame>
 УКиївській області під час повітряної тривоги, пов'язаної з атакою ворожихбезпілотників, працюють підрозділи ППО.</text:p>
      <text:p text:style-name="P4">
Про це в <text:a xlink:type="simple" xlink:href="https://t.me/s/kyivoda" text:style-name="Internet_20_link" text:visited-style-name="Visited_20_Internet_20_Link">
 </text:a>
 повідомляє Київська ОВА, передаєУкрінформ.</text:p>
      <text:p text:style-name="P4">
«Київська область! Загроза БпЛА. Сили ППО працюють по цілях», - ідеться вповідомленні.</text:p>
      <text:p text:style-name="P4">
Жителів регіону закликають перебувати в укриттях та інших безпечних місцях дозакінчення тривоги.</text:p>
      <text:p text:style-name="P4">
<text:span text:style-name="T4">
Читайте також:</text:span>
 <text:a xlink:type="simple" xlink:href="https://www.ukrinform.ua/rubric-ato/3706071-v-odesi-progrimiv-vibuh-zmi.html" text:style-name="Internet_20_link" text:visited-style-name="Visited_20_Internet_20_Link">
 <text:span text:style-name="T4">
вибух</text:span>
 </text:a>
</text:p>
      <text:p text:style-name="P4">
Про роботу ППО на околицях столиці також <text:a xlink:type="simple" xlink:href="https://t.me/s/VA_Kyiv" text:style-name="Internet_20_link" text:visited-style-name="Visited_20_Internet_20_Link">
 </text:a>
 Київськаміська військова адміністрація.</text:p>
      <text:p text:style-name="P4">
Як повідомлялося, у столиці та низці областей України оголошено повітрянутривогу.</text:p>
      <text:p text:style-name="P4">
Source: <text:a xlink:type="simple" xlink:href="https://www.ukrinform.ua/rubric-ato/3706074-na-kiivsini-pracue-ppo.html" text:style-name="Internet_20_link" text:visited-style-name="Visited_20_Internet_20_Link">
https://www.ukrinform.ua/rubric-ato/3706074-na-kiivsini-pracue-ppo.html</text:a>
</text:p>
      <!--NEWS-->
      <text:h text:style-name="P10" text:outline-level="1">
<text:span text:style-name="T4">
У столиці та на Київщині працює ППО</text:span>
</text:h>
      <text:p text:style-name="P4">
Authors: Ukrinform (Person)</text:p>
      <text:p text:style-name="P4">
Publisher: Укринформ (Organization)</text:p>
      <text:p text:style-name="P4">
Published Time: 2023-05-08T00:05:00+03:00</text:p>
      <text:p text:style-name="P4">
Modified Time: 2023-05-08T00:05:00+03:00</text:p>
      <text:p text:style-name="P4">
Description: У Київській області під час повітряної тривоги, пов'язаної з атакою ворожих безпілотників, працюють підрозділи ППО. — Укрінформ.</text:p>
      <text:p text:style-name="P4">
Images: ["<text:a xlink:type="simple" xlink:href="https://static.ukrinform.com/photos/2022_03/thumb_files/630_360_1646577157-576.jpg" text:style-name="Internet_20_link" text:visited-style-name="Visited_20_Internet_20_Link">
630_360_16465...</text:a>
"]</text:p>
      <text:p text:style-name="P4">
Tags: ['Київщина', 'Повітряна тривога', 'ППО']</text:p>
      <text:p text:style-name="P4">
Type: Article</text:p>
      <!--METADATA-->
      <text:p text:style-name="P4">
<draw:frame draw:style-name="fr1" draw:name="Image414" text:anchor-type="as-char" svg:width="6.9236in" svg:height="3.956343in" draw:z-index="0">
<draw:image xlink:href="../Images/yкринформ/2023-05-08T00-05-00-03-00/630_360_1646577157-576.jpg" xlink:type="simple" xlink:show="embed" xlink:actuate="onLoad" draw:mime-type="image/jpeg"/>
</draw:frame>
 УКиївській області під час повітряної тривоги, пов'язаної з атакою ворожихбезпілотників, працюють підрозділи ППО.</text:p>
      <text:p text:style-name="P4">
Про це в <text:a xlink:type="simple" xlink:href="https://t.me/s/kyivoda" text:style-name="Internet_20_link" text:visited-style-name="Visited_20_Internet_20_Link">
 </text:a>
 повідомляє Київська ОВА, передаєУкрінформ.</text:p>
      <text:p text:style-name="P4">
«Київська область! Загроза БпЛА. Сили ППО працюють по цілях», - ідеться вповідомленні.</text:p>
      <text:p text:style-name="P4">
Жителів регіону закликають перебувати в укриттях та інших безпечних місцях дозакінчення тривоги.</text:p>
      <text:p text:style-name="P4">
<text:span text:style-name="T4">
Читайте також:</text:span>
 <text:a xlink:type="simple" xlink:href="https://www.ukrinform.ua/rubric-ato/3706071-v-odesi-progrimiv-vibuh-zmi.html" text:style-name="Internet_20_link" text:visited-style-name="Visited_20_Internet_20_Link">
 <text:span text:style-name="T4">
вибух</text:span>
 </text:a>
</text:p>
      <text:p text:style-name="P4">
Про роботу ППО на околицях столиці також <text:a xlink:type="simple" xlink:href="https://t.me/s/VA_Kyiv" text:style-name="Internet_20_link" text:visited-style-name="Visited_20_Internet_20_Link">
 </text:a>
 Київськаміська військова адміністрація.</text:p>
      <text:p text:style-name="P4">
Як повідомлялося, у столиці та низці областей України оголошено повітрянутривогу.</text:p>
      <text:p text:style-name="P4">
Source: <text:a xlink:type="simple" xlink:href="https://www.ukrinform.ua/rubric-ato/3706074-na-kiivsini-pracue-ppo.html" text:style-name="Internet_20_link" text:visited-style-name="Visited_20_Internet_20_Link">
https://www.ukrinform.ua/rubric-ato/3706074-na-kiivsini-pracue-ppo.html</text:a>
</text:p>
      <!--NEWS-->
      <text:h text:style-name="P10" text:outline-level="1">
<text:span text:style-name="T4">
Одещина зазнала ракетної атаки - ОВА</text:span>
</text:h>
      <text:p text:style-name="P4">
Authors: Ukrinform (Person)</text:p>
      <text:p text:style-name="P4">
Publisher: Укринформ (Organization)</text:p>
      <text:p text:style-name="P4">
Published Time: 2023-05-08T00:16:00+03:00</text:p>
      <text:p text:style-name="P4">
Modified Time: 2023-05-08T00:16:00+03:00</text:p>
      <text:p text:style-name="P4">
Description: Одеська область зазнала ракетної атаки з боку російських військ. — Укрінформ.</text:p>
      <text:p text:style-name="P4">
Images: ["<text:a xlink:type="simple" xlink:href="https://static.ukrinform.com/photos/2022_04/thumb_files/630_360_1650977494-848.jpg" text:style-name="Internet_20_link" text:visited-style-name="Visited_20_Internet_20_Link">
630_360_16509...</text:a>
"]</text:p>
      <text:p text:style-name="P4">
Tags: ['Одещина', 'Ракета', 'Війна з росією', 'Сергій Братчук']</text:p>
      <text:p text:style-name="P4">
Type: Article</text:p>
      <!--METADATA-->
      <text:p text:style-name="P4">
<draw:frame draw:style-name="fr1" draw:name="Image415" text:anchor-type="as-char" svg:width="6.9236in" svg:height="3.956343in" draw:z-index="0">
<draw:image xlink:href="../Images/yкринформ/2023-05-08T00-16-00-03-00/630_360_1650977494-848.jpg" xlink:type="simple" xlink:show="embed" xlink:actuate="onLoad" draw:mime-type="image/jpeg"/>
</draw:frame>
 Одеськаобласть зазнала ракетної атаки з боку російських військ.</text:p>
      <text:p text:style-name="P4">
Про це в <text:a xlink:type="simple" xlink:href="https://t.me/s/Bratchuk_Sergey" text:style-name="Internet_20_link" text:visited-style-name="Visited_20_Internet_20_Link">
 </text:a>
 повідомив речник Одеської ОВАСергій Братчук.</text:p>
      <text:p text:style-name="P4">
«Одещина. Відбулася ворожа ракетна атака», - написав він.</text:p>
      <text:p text:style-name="P4">
Усі подробиці Братчук пообіцяв повідомити пізніше.</text:p>
      <text:p text:style-name="P4">
<text:span text:style-name="T4">
Читайте також:</text:span>
 <text:a xlink:type="simple" xlink:href="https://www.ukrinform.ua/rubric-ato/3706073-pisla-vibuhu-v-odesi-spalahnula-pozeza.html" text:style-name="Internet_20_link" text:visited-style-name="Visited_20_Internet_20_Link">
 <text:span text:style-name="T4">
пожежа</text:span>
 </text:a>
</text:p>
      <text:p text:style-name="P4">
Як повідомлялося, під час <text:a xlink:type="simple" xlink:href="https://www.ukrinform.ua/tag-povitrana-trivoga" text:style-name="Internet_20_link" text:visited-style-name="Visited_20_Internet_20_Link">
 </text:a>
, оголошеної в низці областей, в Одесі було чути вибух.</text:p>
      <text:p text:style-name="P4">
Source: <text:a xlink:type="simple" xlink:href="https://www.ukrinform.ua/rubric-ato/3706075-odesina-zaznala-raketnoi-ataki-ova.html" text:style-name="Internet_20_link" text:visited-style-name="Visited_20_Internet_20_Link">
https://www.ukrinform.ua/rubric-ato/3706075-odesina-zaznala-raketnoi-ataki-ova.html</text:a>
</text:p>
      <!--NEWS-->
      <text:h text:style-name="P10" text:outline-level="1">
<text:span text:style-name="T4">
У Штатах автомобіль врізався в автобусну зупинку, семеро осіб загинули</text:span>
</text:h>
      <text:p text:style-name="P4">
Authors: Ukrinform (Person)</text:p>
      <text:p text:style-name="P4">
Publisher: Укринформ (Organization)</text:p>
      <text:p text:style-name="P4">
Published Time: 2023-05-08T00:37:00+03:00</text:p>
      <text:p text:style-name="P4">
Modified Time: 2023-05-08T00:37:00+03:00</text:p>
      <text:p text:style-name="P4">
Description: У техаському місті Браунсвілль на кордоні США з Мексикою автомобіль врізався в групу людей - семеро загинули шестеро поранені. — Укрінформ.</text:p>
      <text:p text:style-name="P4">
Images: ["<text:a xlink:type="simple" xlink:href="https://static.ukrinform.com/photos/2016_09/thumb_files/630_360_1474271242-1247.jpg" text:style-name="Internet_20_link" text:visited-style-name="Visited_20_Internet_20_Link">
630_360_14742...</text:a>
"]</text:p>
      <text:p text:style-name="P4">
Tags: ['Автомобіль', 'ДТП', 'Мігранти', 'Смерть', 'США']</text:p>
      <text:p text:style-name="P4">
Type: Article</text:p>
      <!--METADATA-->
      <text:p text:style-name="P4">
<draw:frame draw:style-name="fr1" draw:name="Image416" text:anchor-type="as-char" svg:width="6.9236in" svg:height="3.956343in" draw:z-index="0">
<draw:image xlink:href="../Images/yкринформ/2023-05-08T00-37-00-03-00/630_360_1474271242-1247.jpg" xlink:type="simple" xlink:show="embed" xlink:actuate="onLoad" draw:mime-type="image/jpeg"/>
</draw:frame>
 Утехаському місті Браунсвілль на кордоні США з Мексикою автомобіль врізався вгрупу людей - семеро загинули шестеро поранені.</text:p>
      <text:p text:style-name="P4">
Про це повідомляє <text:a xlink:type="simple" xlink:href="https://ukrainian.voanews.com/a/7082591.html" text:style-name="Internet_20_link" text:visited-style-name="Visited_20_Internet_20_Link">
 </text:a>
 , передаєУкрінформ.</text:p>
      <text:p text:style-name="P4">
Трагедія сталася на автобусній зупинці біля притулку для безхатченків тамігрантів. Унаслідок наїзду семеро осіб загинули, шестеро дістали поранення.</text:p>
      <text:p text:style-name="P4">
Водія автівки затримали на місці ще до прибуття поліції. Йому надали медичнудопомогу та арештували за обвинуваченням у необережному кермуванні. Слідствотриває.</text:p>
      <text:p text:style-name="P4">
<text:span text:style-name="T4">
Читайте також:</text:span>
 <text:a xlink:type="simple" xlink:href="https://www.ukrinform.ua/rubric-world/3705794-motorosna-dtp-u-tureccini-vantazivka-vrizalasa-v-natovp-vbivsi-12-osib.html" text:style-name="Internet_20_link" text:visited-style-name="Visited_20_Internet_20_Link">
 </text:a>
</text:p>
      <text:p text:style-name="P4">
Як уточнюється, зупинка міського транспорту, розташована через дорогу відпритулку. На ній навіть не було лавки, тож люди в очікуванні <text:a xlink:type="simple" xlink:href="https://www.ukrinform.ua/tag-avtobus" text:style-name="Internet_20_link" text:visited-style-name="Visited_20_Internet_20_Link">
</text:a>
 сиділи вздовж узбіччя. За словамиправоохоронців, більшість жертв – вихідці з Венесуели.</text:p>
      <text:p text:style-name="P4">
Нагадаємо, в американському штаті Техас унаслідок стрілянини, що сталася усуботу в торговельному центрі, загинули дев'ятеро людей, ще семеро булипоранені.</text:p>
      <text:p text:style-name="P4">
Source: <text:a xlink:type="simple" xlink:href="https://www.ukrinform.ua/rubric-world/3706076-u-statah-avtomobil-vrizavsa-v-avtobusnu-zupinku-semero-osib-zaginuli.html" text:style-name="Internet_20_link" text:visited-style-name="Visited_20_Internet_20_Link">
https://www.ukrinform.ua/rubric-world/3706076-u-statah-avtomobil-vrizavsa-v-avtobusnu-zupinku-semero-osib-zaginuli.html</text:a>
</text:p>
      <!--NEWS-->
      <text:h text:style-name="P10" text:outline-level="1">
<text:span text:style-name="T4">
В Україні переважно без опадів, вдень до 17°</text:span>
</text:h>
      <text:p text:style-name="P4">
Authors: Ukrinform (Person)</text:p>
      <text:p text:style-name="P4">
Publisher: Укринформ (Organization)</text:p>
      <text:p text:style-name="P4">
Published Time: 2023-05-08T00:50:00+03:00</text:p>
      <text:p text:style-name="P4">
Modified Time: 2023-05-08T00:50:00+03:00</text:p>
      <text:p text:style-name="P4">
Description: В Україні 8 травня спостерігатиметься мінлива хмарність, дощитиме лише у Карпатському регіоні та на півдні, де повітря вдень прогріється до 17°, на решті території буде 9-14°. — Укрінформ.</text:p>
      <text:p text:style-name="P4">
Images: ["<text:a xlink:type="simple" xlink:href="https://static.ukrinform.com/photos/2022_05/thumb_files/630_360_1652121181-534.jpg" text:style-name="Internet_20_link" text:visited-style-name="Visited_20_Internet_20_Link">
630_360_16521...</text:a>
"]</text:p>
      <text:p text:style-name="P4">
Tags: ['Дощ', 'Погода', 'Прогноз']</text:p>
      <text:p text:style-name="P4">
Type: Article</text:p>
      <!--METADATA-->
      <text:p text:style-name="P4">
<draw:frame draw:style-name="fr1" draw:name="Image417" text:anchor-type="as-char" svg:width="6.9236in" svg:height="3.956343in" draw:z-index="0">
<draw:image xlink:href="../Images/yкринформ/2023-05-08T00-50-00-03-00/630_360_1652121181-534.jpg" xlink:type="simple" xlink:show="embed" xlink:actuate="onLoad" draw:mime-type="image/jpeg"/>
</draw:frame>
 В Україні8 травня спостерігатиметься мінлива хмарність, дощитиме лише у Карпатськомурегіоні та на півдні, де повітря вдень прогріється до 17°, на решті територіїбуде 9-14°.</text:p>
      <text:p text:style-name="P4">
Про це Укрінформу повідомили в Українському гідрометцентрі.</text:p>
      <text:p text:style-name="P4">
"Мінлива хмарність. Вночі у більшості західних областей, вдень у Карпатськомурегіоні та в південній частині часом <text:a xlink:type="simple" xlink:href="https://www.ukrinform.ua/tag-dos" text:style-name="Internet_20_link" text:visited-style-name="Visited_20_Internet_20_Link">
 </text:a>
 (вКарпатах з мокрим снігом), на решті території без опадів. Вітер північно-східний, 7-12 м/с. Температура вночі 1-6° тепла, у північній частині наповерхні ґрунту заморозки 0-5°, температура на півдні країни 4-9° тепла; вдень9-14°, на Закарпатті та в південній частині до 17°. На високогір'ї Карпаттемпература вночі та вдень 0-5° тепла", - поінформували синоптики.</text:p>
      <text:p text:style-name="P4">
За їхнім прогнозом, у Києві та Київській області 8 травня опадів непередбачається. Температура у столиці вночі становитиме 4-6° тепла, вдень11-13°, по області буде вночі 1-6° тепла, на поверхні ґрунту заморозки 0-5°;вдень 9-14° тепла.</text:p>
      <text:p text:style-name="P4">
Синоптики зазначають, що у наступні два дні у південно-східних, 9 травня й упівденних областях короткочасний дощ, окремі грози, 9 травня в Карпатах пройденевеликий дощ та мокрий сніг; на решті території без опадів. Вітер північно-східний, 5-10 м/с.</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синопт</text:span>
 </text:a>
</text:p>
      <text:p text:style-name="P4">
Температура вночі становитиме 1-6° тепла, у північних, західних областях, 10травня й на Вінниччині на поверхні ґрунту заморозки 0-5°, на півдні буде 4-9°тепла; вдень 10-15°, на Закарпатті 14-19°; на високогір'ї Карпат вночі тавдень 0-5° тепла.</text:p>
      <text:p text:style-name="P4">
У столиці та Київській області прогнозують мінливу хмарність без опадів.Температура у Києві вночі 3-5° тепла, вдень 12-14°, у регіоні вночі 1-6°тепла, на поверхні ґрунту заморозки 0-5°; вдень 10-15° тепла.</text:p>
      <text:p text:style-name="P4">
В УГМЦ попереджають, що 8-10 травня у північних, Вінницькій, Черкаській таКіровоградській областях, Київській області та Києву переважатиме надзвичайнийрівень пожежної небезпеки.</text:p>
      <text:p text:style-name="P4">
За його прогнозом, 11 травня у східних, південно-східних, вдень і в більшостіпівнічних та центральних областях місцями йтиме невеликий короткочасний дощ,на решті території без опадів; температура на Закарпатті та півдні країни 3-8°тепла, на решті території 1-6° тепла, у північних та центральних областях наповерхні ґрунту заморозки 0-3°, температура вдень 10-16° тепла, на Закарпаттідо 19°.</text:p>
      <text:p text:style-name="P4">
Наступного дня, 12 травня, опадів не передбачається, лише вдень у більшостіпівнічних, центральних та східних областях місцями пройде невеликийкороткочасний дощ; температура вночі 3-8° тепла, вдень 12-18°.</text:p>
      <text:p text:style-name="P4">
У Києві та області 11-12 травня вночі без опадів, вдень місцями невеликийкороткочасний дощ. Температура у регіоні 11 травня вночі 1-6° тепла, наповерхні ґрунту заморозки 0-3°, вдень 10-15° тепла; 12 травня вночі буде 3-8°тепла, вдень 13-18°. У столиці 11 травня термометри покажуть уночі 4-6° тепла,вдень 13-15°; 12 травня вночі буде 6-8° тепла, вдень 16-18°.</text:p>
      <text:p text:style-name="P4">
Source: <text:a xlink:type="simple" xlink:href="https://www.ukrinform.ua/rubric-regions/3705938-v-ukraini-zavtra-perevazno-bez-opadiv-vden-do-17.html" text:style-name="Internet_20_link" text:visited-style-name="Visited_20_Internet_20_Link">
https://www.ukrinform.ua/rubric-regions/3705938-v-ukraini-zavtra-perevazno-bez-opadiv-vden-do-17.html</text:a>
</text:p>
      <!--NEWS-->
      <text:h text:style-name="P10" text:outline-level="1">
<text:span text:style-name="T4">
США впевнені, що система Patriot в Україні вперше збила російську гіперзвукову ракету - CNN</text:span>
</text:h>
      <text:p text:style-name="P4">
Authors: Ukrinform (Person)</text:p>
      <text:p text:style-name="P4">
Publisher: Укринформ (Organization)</text:p>
      <text:p text:style-name="P4">
Published Time: 2023-05-08T01:08:00+03:00</text:p>
      <text:p text:style-name="P4">
Modified Time: 2023-05-08T01:08:00+03:00</text:p>
      <text:p text:style-name="P4">
Description: Влада США не має сумнівів у заявах української сторони про те, що завдяки американській системі ППО Patriot кілька днів тому була збита російська гіперзвукова ракета. — Укрінформ.</text:p>
      <text:p text:style-name="P4">
Images: ["<text:a xlink:type="simple" xlink:href="https://static.ukrinform.com/photos/2017_03/thumb_files/630_360_1490957505-5736.jpg" text:style-name="Internet_20_link" text:visited-style-name="Visited_20_Internet_20_Link">
630_360_14909...</text:a>
"]</text:p>
      <text:p text:style-name="P4">
Tags: ['Ракета', 'США', 'Patriot ', 'ППО']</text:p>
      <text:p text:style-name="P4">
Type: Article</text:p>
      <!--METADATA-->
      <text:p text:style-name="P4">
<draw:frame draw:style-name="fr1" draw:name="Image418" text:anchor-type="as-char" svg:width="6.9236in" svg:height="3.949857in" draw:z-index="0">
<draw:image xlink:href="../Images/yкринформ/2023-05-08T01-08-00-03-00/630_360_1490957505-5736.jpg" xlink:type="simple" xlink:show="embed" xlink:actuate="onLoad" draw:mime-type="image/jpeg"/>
</draw:frame>
 Влада СШАне має сумнівів у заявах української сторони про те, що завдяки американськійсистемі ППО Patriot кілька днів тому була збита російська гіперзвукова ракета.</text:p>
      <text:p text:style-name="P4">
Про це повідомляє <text:a xlink:type="simple" xlink:href="http://edition.cnn.com/europe/live-news/russia-ukraine-war-news-05-07-23/h_b460a19fabadba404011bbc0ffecb47e" text:style-name="Internet_20_link" text:visited-style-name="Visited_20_Internet_20_Link">
 </text:a>
 із посиланням наобізнане джерело, передає Укрінформ.</text:p>
      <text:p text:style-name="P4">
«У той час, як система Patriot успішно протидіє балістичним ракетам, їїздатність зупиняти гіперзвукові ракети, випущені з літаків, до минулого тижнязалишалася суто теоретичною»,- зауважується в публікації.</text:p>
      <text:p text:style-name="P4">
За словами джерела, перехоплення такої ракети українськими ППОпродемонструвало цю здатність на практиці, що «розглядається в Пентагоні яксерйозна подія». Це важливо з кількох причин.</text:p>
      <text:p text:style-name="P4">
Насамперед таким чином спростовано публічні заяви путіна про те, нібиросійська гіперзвукова зброя здатна обходити будь-які сучасні протиповітрянісистеми. Зараз рф і так не має значної кількості таких ракет, а санкції лишеускладнили їх виробництво.</text:p>
      <text:p text:style-name="P4">
Крім того, вказує CNN, росіяни, які запустили гіперзвукову ракету по Києву,були впевнені, що ціль буде неодмінно уражена. Тож робота системи Patriotпоставила під сумнів такі розрахунки.</text:p>
      <text:p text:style-name="P4">
Водночас той факт, що перехоплення було здійснено українським екіпажем,навченим в Оклахомі, без присутності американських інструкторів на місці, ставдодатковим приводом для радості в Пентагоні. За словами джерела, в міноборониСША це сприймається як суттєва віддача від вкладених інвестицій.</text:p>
      <text:p text:style-name="P4">
При цьому, зауважується в публікації, той факт, що українці збили ракету, якув росії вважали недосяжною, має викликати серйозну невизначеність для рф.</text:p>
      <text:p text:style-name="P4">
Як повідомляв Укрінформ, напередодні <text:a xlink:type="simple" xlink:href="http://www.ukrinform.ua/rubric-ato/3705549-rosijskij-kindzal-znisili-iz-sistemi-patriot-ignat.html" text:style-name="Internet_20_link" text:visited-style-name="Visited_20_Internet_20_Link">
 </text:a>
 , щорозрахунок системи Patriot Повітряного командування «Центр» знищиваеробалістичну ракету Х- 47 «Кинджал», яку запустив винищувач Міг31К зтериторії росії</text:p>
      <text:p text:style-name="P4">
Source: <text:a xlink:type="simple" xlink:href="https://www.ukrinform.ua/rubric-ato/3706077-ssa-vpevneni-so-sistema-patriot-v-ukraini-vperse-zbila-rosijsku-giperzvukovu-raketu-cnn.html" text:style-name="Internet_20_link" text:visited-style-name="Visited_20_Internet_20_Link">
https://www.ukrinform.ua/rubric-ato/3706077-ssa-vpevneni-so-sistema-patriot-v-ukraini-vperse-zbila-rosijsku-giperzvukovu-raketu-cnn.html</text:a>
</text:p>
      <!--NEWS-->
      <text:h text:style-name="P10" text:outline-level="1">
<text:span text:style-name="T4">
«Зараз відбувається катастрофа, та найгірше попереду» — Олексій Данілов про росію</text:span>
</text:h>
      <text:p text:style-name="P4">
Author: ['АРМІЯINFORM']</text:p>
      <text:p text:style-name="P4">
Time: 2023-05-08T99:00:00-04:00</text:p>
      <text:p text:style-name="P4">
Description: Секретар Ради національної безпеки і оборони Олексій Данілов наголосив, що для ро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ОЛЕКСІЙ ДАНІЛОВ', 'РНБО УКРАЇНИ', 'СЕКРЕТАР РАДИ НАЦІОНАЛЬНОЇ БЕЗПЕКИ І\xa0ОБОРОНИ']</text:p>
      <text:p text:style-name="P4">
Category: News</text:p>
      <!--METADATA-->
      <text:p text:style-name="P4">
<draw:frame draw:style-name="fr1" draw:name="Image419" text:anchor-type="as-char" svg:width="6.9236in" svg:height="4.330592in" draw:z-index="0">
<draw:image xlink:href="../Images/AРМІЯINFORM/2023-05-08T99-00-00-04-00/4e613a013471eaae1b3aad63a09477f8.jpeg" xlink:type="simple" xlink:show="embed" xlink:actuate="onLoad" draw:mime-type="image/jpeg"/>
</draw:frame>
 Олексій Данілов</text:p>
      <text:p text:style-name="P4">
Секретар Ради національної безпеки і оборони Олексій Данілов наголосив, що дляросії зараз відбувається катастрофа, однак найгірше — попереду.</text:p>
      <text:p text:style-name="P4">
Про це Олексій Данілов<text:a xlink:type="simple" xlink:href="https://twitter.com/OleksiyDanilov/status/1655127038422925312" text:style-name="Internet_20_link" text:visited-style-name="Visited_20_Internet_20_Link">
написав</text:a>
у Twitter.</text:p>
      <text:p text:style-name="P4">
«Найбільша геополітична катастрофа», про яку казав путін, виявилась прогнозом,а не фактом. Катастрофа для росії відбувається зараз, і найгірше попереду —поразка, розпад, суд, контрибуції. Все буде Україна!», — йдеться у дописі.</text:p>
      <text:p text:style-name="P4">
Source: <text:a xlink:type="simple" xlink:href="https://armyinform.com.ua/2023/05/08/zaraz-vidbuvayetsya-katastrofa-ta-najgirshe-poperedu-oleksij-danilov-pro-rosiyu/" text:style-name="Internet_20_link" text:visited-style-name="Visited_20_Internet_20_Link">
https://armyinform.com.ua/2023/05/08/zaraz-vidbuvayetsya-katastrofa-ta-najgirshe-poperedu-oleksij-danilov-pro-rosiy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